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ds-font-family-code" svg:font-family="'var ds-font-family-code'"/>
  </office:font-face-decls>
  <office:automatic-styles>
    <style:style style:name="Table1" style:family="table">
      <style:table-properties style:width="17cm" table:align="left"/>
    </style:style>
    <style:style style:name="Table1.A" style:family="table-column">
      <style:table-column-properties style:column-width="2.282cm"/>
    </style:style>
    <style:style style:name="Table1.B" style:family="table-column">
      <style:table-column-properties style:column-width="7.131cm"/>
    </style:style>
    <style:style style:name="Table1.C" style:family="table-column">
      <style:table-column-properties style:column-width="7.586cm"/>
    </style:style>
    <style:style style:name="Table1.A1" style:family="table-cell">
      <style:table-cell-properties style:vertical-align="middle" fo:padding="0.049cm" fo:border="none"/>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4">
      <style:paragraph-properties>
        <style:tab-stops>
          <style:tab-stop style:position="15.499cm" style:type="right" style:leader-style="dotted" style:leader-text="."/>
        </style:tab-stops>
      </style:paragraph-properties>
    </style:style>
    <style:style style:name="P4" style:family="paragraph" style:parent-style-name="Contents_20_3">
      <style:paragraph-properties>
        <style:tab-stops>
          <style:tab-stop style:position="15.998cm" style:type="right" style:leader-style="dotted" style:leader-text="."/>
        </style:tab-stops>
      </style:paragraph-properties>
    </style:style>
    <style:style style:name="P5" style:family="paragraph" style:parent-style-name="Heading_20_1">
      <style:text-properties officeooo:rsid="000b4578" officeooo:paragraph-rsid="000b4578"/>
    </style:style>
    <style:style style:name="P6" style:family="paragraph" style:parent-style-name="Text_20_body">
      <style:text-properties officeooo:rsid="000b4578" officeooo:paragraph-rsid="000b4578"/>
    </style:style>
    <style:style style:name="P7" style:family="paragraph" style:parent-style-name="Standard">
      <style:text-properties officeooo:paragraph-rsid="000b4578"/>
    </style:style>
    <style:style style:name="P8" style:family="paragraph" style:parent-style-name="Text_20_body">
      <style:text-properties officeooo:paragraph-rsid="000b4578"/>
    </style:style>
    <style:style style:name="P9" style:family="paragraph" style:parent-style-name="Text_20_body">
      <style:text-properties officeooo:paragraph-rsid="000e77e9"/>
    </style:style>
    <style:style style:name="P10"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var ds-font-family-code"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fo:font-size="12pt" fo:letter-spacing="normal" style:font-size-asian="12pt" style:font-size-complex="12pt"/>
    </style:style>
    <style:style style:name="P12" style:family="paragraph" style:parent-style-name="Text_20_body">
      <style:text-properties officeooo:paragraph-rsid="000edc87"/>
    </style:style>
    <style:style style:name="P13"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636f88" loext:opacity="100%" style:font-name="var ds-font-family-code" fo:font-size="12pt" fo:letter-spacing="normal" fo:font-style="normal" fo:font-weight="normal" style:font-size-asian="12pt" style:font-size-complex="12pt"/>
    </style:style>
    <style:style style:name="P14"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size="12pt" style:font-size-asian="12pt" style:font-size-complex="12pt"/>
    </style:style>
    <style:style style:name="P15" style:family="paragraph" style:parent-style-name="Preformatted_20_Text">
      <style:paragraph-properties fo:margin-left="0cm" fo:margin-right="0cm" fo:margin-top="0cm" fo:margin-bottom="0cm" style:contextual-spacing="false" fo:text-indent="0cm" style:auto-text-indent="false" fo:padding="0cm" fo:border="none"/>
      <style:text-properties style:font-name="var ds-font-family-code"/>
    </style:style>
    <style:style style:name="P16" style:family="paragraph" style:parent-style-name="Preformatted_20_Text">
      <style:paragraph-properties fo:margin-left="0cm" fo:margin-right="0cm" fo:margin-top="0cm" fo:margin-bottom="0cm" style:contextual-spacing="false" fo:text-indent="0cm" style:auto-text-indent="false" fo:padding="0cm" fo:border="none"/>
    </style:style>
    <style:style style:name="P17" style:family="paragraph" style:parent-style-name="Preformatted_20_Text">
      <style:paragraph-properties fo:margin-left="0cm" fo:margin-right="0cm" fo:margin-top="0cm" fo:margin-bottom="0cm" style:contextual-spacing="false" fo:text-indent="0cm" style:auto-text-indent="false" fo:padding="0cm" fo:border="none"/>
      <style:text-properties fo:color="#81a1c1" loext:opacity="100%" style:font-name="var ds-font-family-code"/>
    </style:style>
    <style:style style:name="P18" style:family="paragraph" style:parent-style-name="Preformatted_20_Text">
      <style:paragraph-properties fo:margin-left="0cm" fo:margin-right="0cm" fo:margin-top="0cm" fo:margin-bottom="0cm" style:contextual-spacing="false" fo:padding="0cm" fo:border="none"/>
    </style:style>
    <style:style style:name="P19" style:family="paragraph" style:parent-style-name="Preformatted_20_Text">
      <style:paragraph-properties fo:margin-left="0cm" fo:margin-right="0cm" fo:margin-top="0cm" fo:margin-bottom="0cm" style:contextual-spacing="false" fo:text-indent="0cm" style:auto-text-indent="false" fo:padding="0cm" fo:border="none"/>
      <style:text-properties fo:color="#636f88" loext:opacity="100%" style:font-name="var ds-font-family-code"/>
    </style:style>
    <style:style style:name="P20" style:family="paragraph" style:parent-style-name="Text_20_body">
      <style:paragraph-properties fo:margin-left="0cm" fo:margin-right="0cm" fo:margin-top="0cm" fo:margin-bottom="0cm" style:contextual-spacing="false" fo:text-indent="0cm" style:auto-text-indent="false"/>
      <style:text-properties fo:color="#ffffff" loext:opacity="100%" fo:background-color="#000000" loext:padding="0cm" loext:border="none"/>
    </style:style>
    <style:style style:name="P21" style:family="paragraph" style:parent-style-name="Text_20_body">
      <style:paragraph-properties fo:margin-left="0.318cm" fo:margin-right="0cm" fo:orphans="2" fo:widows="2" fo:text-indent="0cm" style:auto-text-indent="false"/>
    </style:style>
    <style:style style:name="P22" style:family="paragraph" style:parent-style-name="Preformatted_20_Text">
      <style:paragraph-properties fo:margin-left="0cm" fo:margin-right="0cm" fo:margin-top="0cm" fo:margin-bottom="0cm" style:contextual-spacing="false" fo:text-indent="0cm" style:auto-text-indent="false" fo:padding="0cm" fo:border="none"/>
      <style:text-properties fo:color="#81a1c1" loext:opacity="100%" style:font-name="var ds-font-family-code" officeooo:paragraph-rsid="000eff7d"/>
    </style:style>
    <style:style style:name="P23" style:family="paragraph" style:parent-style-name="Text_20_body">
      <style:text-properties fo:color="#ffffff" loext:opacity="100%" fo:background-color="#000000" loext:padding="0cm" loext:border="none"/>
    </style:style>
    <style:style style:name="P24" style:family="paragraph" style:parent-style-name="Text_20_body">
      <style:text-properties officeooo:paragraph-rsid="000fcecd"/>
    </style:style>
    <style:style style:name="P25" style:family="paragraph" style:parent-style-name="Text_20_body">
      <style:paragraph-properties fo:margin-left="0cm" fo:margin-right="0cm" fo:text-indent="0cm" style:auto-text-indent="false"/>
    </style:style>
    <style:style style:name="P26" style:family="paragraph" style:parent-style-name="Preformatted_20_Text">
      <style:paragraph-properties fo:margin-top="0cm" fo:margin-bottom="0.499cm" style:contextual-spacing="false"/>
    </style:style>
    <style:style style:name="P27" style:family="paragraph" style:parent-style-name="Text_20_body" style:list-style-name="L1"/>
    <style:style style:name="P28" style:family="paragraph" style:parent-style-name="Preformatted_20_Text" style:list-style-name="L1"/>
    <style:style style:name="P29" style:family="paragraph" style:parent-style-name="Preformatted_20_Text" style:list-style-name="L1">
      <style:paragraph-properties fo:margin-top="0cm" fo:margin-bottom="0.499cm" style:contextual-spacing="false"/>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Preformatted_20_Text" style:list-style-name="L4">
      <style:paragraph-properties fo:margin-top="0cm" fo:margin-bottom="0.499cm" style:contextual-spacing="false"/>
    </style:style>
    <style:style style:name="P34" style:family="paragraph" style:parent-style-name="Preformatted_20_Text"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Preformatted_20_Text" style:list-style-name="L8"/>
    <style:style style:name="P40" style:family="paragraph" style:parent-style-name="Preformatted_20_Text" style:list-style-name="L8">
      <style:paragraph-properties fo:margin-top="0cm" fo:margin-bottom="0.499cm" style:contextual-spacing="false"/>
    </style:style>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paragraph-properties fo:margin-top="0cm" fo:margin-bottom="0cm" style:contextual-spacing="false"/>
    </style:style>
    <style:style style:name="P48" style:family="paragraph" style:parent-style-name="Text_20_body" style:list-style-name="L15"/>
    <style:style style:name="P49" style:family="paragraph" style:parent-style-name="Preformatted_20_Text" style:list-style-name="L15"/>
    <style:style style:name="P50" style:family="paragraph" style:parent-style-name="Preformatted_20_Text" style:list-style-name="L15">
      <style:paragraph-properties fo:margin-top="0cm" fo:margin-bottom="0.499cm" style:contextual-spacing="false"/>
    </style:style>
    <style:style style:name="P51" style:family="paragraph" style:parent-style-name="Text_20_body" style:list-style-name="L16"/>
    <style:style style:name="P52" style:family="paragraph" style:parent-style-name="Text_20_body" style:list-style-name="L17"/>
    <style:style style:name="P53" style:family="paragraph" style:parent-style-name="Preformatted_20_Text" style:list-style-name="L17"/>
    <style:style style:name="P54" style:family="paragraph" style:parent-style-name="Preformatted_20_Text" style:list-style-name="L17">
      <style:paragraph-properties fo:margin-top="0cm" fo:margin-bottom="0.499cm" style:contextual-spacing="false"/>
    </style:style>
    <style:style style:name="P55" style:family="paragraph" style:parent-style-name="Text_20_body" style:list-style-name="L18"/>
    <style:style style:name="P56" style:family="paragraph" style:parent-style-name="Preformatted_20_Text" style:list-style-name="L18"/>
    <style:style style:name="P57" style:family="paragraph" style:parent-style-name="Preformatted_20_Text" style:list-style-name="L18">
      <style:paragraph-properties fo:margin-top="0cm" fo:margin-bottom="0.499cm" style:contextual-spacing="false"/>
    </style:style>
    <style:style style:name="P58" style:family="paragraph" style:parent-style-name="Text_20_body" style:list-style-name="L19"/>
    <style:style style:name="P59" style:family="paragraph" style:parent-style-name="Preformatted_20_Text" style:list-style-name="L19"/>
    <style:style style:name="P60" style:family="paragraph" style:parent-style-name="Preformatted_20_Text" style:list-style-name="L19">
      <style:paragraph-properties fo:margin-top="0cm" fo:margin-bottom="0.499cm" style:contextual-spacing="false"/>
    </style:style>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Preformatted_20_Text" style:list-style-name="L24"/>
    <style:style style:name="P67" style:family="paragraph" style:parent-style-name="Preformatted_20_Text" style:list-style-name="L24">
      <style:paragraph-properties fo:margin-top="0cm" fo:margin-bottom="0.499cm" style:contextual-spacing="false"/>
    </style:style>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paragraph-properties fo:margin-left="0cm" fo:margin-right="0cm" fo:text-indent="0cm" style:auto-text-indent="false"/>
      <style:text-properties fo:font-style="italic"/>
    </style:style>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Preformatted_20_Text" style:list-style-name="L30"/>
    <style:style style:name="P76" style:family="paragraph" style:parent-style-name="Preformatted_20_Text" style:list-style-name="L30">
      <style:paragraph-properties fo:margin-top="0cm" fo:margin-bottom="0.499cm" style:contextual-spacing="false"/>
    </style:style>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36"/>
    <style:style style:name="P83" style:family="paragraph" style:parent-style-name="Text_20_body" style:list-style-name="L37"/>
    <style:style style:name="P84" style:family="paragraph" style:parent-style-name="Text_20_body" style:list-style-name="L38"/>
    <style:style style:name="P85" style:family="paragraph" style:parent-style-name="Preformatted_20_Text" style:list-style-name="L38"/>
    <style:style style:name="P86" style:family="paragraph" style:parent-style-name="Preformatted_20_Text" style:list-style-name="L38">
      <style:paragraph-properties fo:margin-top="0cm" fo:margin-bottom="0.499cm" style:contextual-spacing="false"/>
    </style:style>
    <style:style style:name="P87" style:family="paragraph" style:parent-style-name="Text_20_body" style:list-style-name="L39"/>
    <style:style style:name="P88" style:family="paragraph" style:parent-style-name="Text_20_body" style:list-style-name="L40"/>
    <style:style style:name="P89" style:family="paragraph" style:parent-style-name="Preformatted_20_Text" style:list-style-name="L40"/>
    <style:style style:name="P90" style:family="paragraph" style:parent-style-name="Preformatted_20_Text" style:list-style-name="L40">
      <style:paragraph-properties fo:margin-top="0cm" fo:margin-bottom="0.499cm" style:contextual-spacing="false"/>
    </style:style>
    <style:style style:name="P91" style:family="paragraph" style:parent-style-name="Text_20_body" style:list-style-name="L41"/>
    <style:style style:name="P92" style:family="paragraph" style:parent-style-name="Text_20_body" style:list-style-name="L42"/>
    <style:style style:name="P93" style:family="paragraph" style:parent-style-name="Text_20_body" style:list-style-name="L43"/>
    <style:style style:name="P94" style:family="paragraph" style:parent-style-name="Preformatted_20_Text" style:list-style-name="L43"/>
    <style:style style:name="P95" style:family="paragraph" style:parent-style-name="Preformatted_20_Text" style:list-style-name="L43">
      <style:paragraph-properties fo:margin-top="0cm" fo:margin-bottom="0.499cm" style:contextual-spacing="false"/>
    </style:style>
    <style:style style:name="P96" style:family="paragraph" style:parent-style-name="Text_20_body" style:list-style-name="L44"/>
    <style:style style:name="P97" style:family="paragraph" style:parent-style-name="Text_20_body" style:list-style-name="L45"/>
    <style:style style:name="P98" style:family="paragraph" style:parent-style-name="Text_20_body" style:list-style-name="L46"/>
    <style:style style:name="P99" style:family="paragraph" style:parent-style-name="Text_20_body" style:list-style-name="L47"/>
    <style:style style:name="P100" style:family="paragraph" style:parent-style-name="Text_20_body" style:list-style-name="L47">
      <style:paragraph-properties fo:margin-left="0cm" fo:margin-right="0cm" fo:text-indent="0cm" style:auto-text-indent="false"/>
      <style:text-properties fo:font-style="italic"/>
    </style:style>
    <style:style style:name="P101" style:family="paragraph" style:parent-style-name="Text_20_body" style:list-style-name="L48"/>
    <style:style style:name="P102" style:family="paragraph" style:parent-style-name="Preformatted_20_Text" style:list-style-name="L48"/>
    <style:style style:name="P103" style:family="paragraph" style:parent-style-name="Preformatted_20_Text" style:list-style-name="L48">
      <style:paragraph-properties fo:margin-top="0cm" fo:margin-bottom="0.499cm" style:contextual-spacing="false"/>
    </style:style>
    <style:style style:name="P104" style:family="paragraph" style:parent-style-name="Text_20_body" style:list-style-name="L49"/>
    <style:style style:name="P105" style:family="paragraph" style:parent-style-name="Text_20_body" style:list-style-name="L50"/>
    <style:style style:name="P106" style:family="paragraph" style:parent-style-name="Text_20_body" style:list-style-name="L51">
      <style:paragraph-properties fo:margin-left="0cm" fo:margin-right="0cm" fo:text-indent="0cm" style:auto-text-indent="false"/>
    </style:style>
    <style:style style:name="P107" style:family="paragraph" style:parent-style-name="Text_20_body" style:list-style-name="L51"/>
    <style:style style:name="P108" style:family="paragraph" style:parent-style-name="Preformatted_20_Text" style:list-style-name="L51"/>
    <style:style style:name="P109" style:family="paragraph" style:parent-style-name="Preformatted_20_Text" style:list-style-name="L51">
      <style:paragraph-properties fo:margin-top="0cm" fo:margin-bottom="0.499cm" style:contextual-spacing="false"/>
    </style:style>
    <style:style style:name="P110" style:family="paragraph" style:parent-style-name="Text_20_body" style:list-style-name="L52"/>
    <style:style style:name="P111" style:family="paragraph" style:parent-style-name="Text_20_body" style:list-style-name="L53"/>
    <style:style style:name="P112" style:family="paragraph" style:parent-style-name="Text_20_body" style:list-style-name="L54"/>
    <style:style style:name="P113" style:family="paragraph" style:parent-style-name="Text_20_body" style:list-style-name="L55">
      <style:paragraph-properties fo:margin-left="0cm" fo:margin-right="0cm" fo:text-indent="0cm" style:auto-text-indent="false"/>
    </style:style>
    <style:style style:name="P114" style:family="paragraph" style:parent-style-name="Text_20_body" style:list-style-name="L56"/>
    <style:style style:name="P115" style:family="paragraph" style:parent-style-name="Text_20_body" style:list-style-name="L57"/>
    <style:style style:name="P116" style:family="paragraph" style:parent-style-name="Text_20_body" style:list-style-name="L58"/>
    <style:style style:name="P117" style:family="paragraph" style:parent-style-name="Text_20_body" style:list-style-name="L59"/>
    <style:style style:name="P118" style:family="paragraph" style:parent-style-name="Text_20_body" style:list-style-name="L60"/>
    <style:style style:name="P119" style:family="paragraph" style:parent-style-name="Text_20_body" style:list-style-name="L61"/>
    <style:style style:name="P120" style:family="paragraph" style:parent-style-name="Text_20_body" style:list-style-name="L62"/>
    <style:style style:name="P121" style:family="paragraph" style:parent-style-name="Text_20_body" style:list-style-name="L63"/>
    <style:style style:name="P122" style:family="paragraph" style:parent-style-name="Text_20_body" style:list-style-name="L64"/>
    <style:style style:name="P123" style:family="paragraph" style:parent-style-name="Heading_20_4">
      <style:paragraph-properties fo:margin-top="0cm" fo:margin-bottom="0.247cm" style:contextual-spacing="false" fo:line-height="115%"/>
    </style:style>
    <style:style style:name="P124" style:family="paragraph" style:parent-style-name="Text_20_body" style:list-style-name="L65"/>
    <style:style style:name="P125" style:family="paragraph" style:parent-style-name="Text_20_body" style:list-style-name="L65">
      <style:paragraph-properties fo:margin-left="0cm" fo:margin-right="0cm" fo:text-indent="0cm" style:auto-text-indent="false"/>
    </style:style>
    <style:style style:name="P126" style:family="paragraph" style:parent-style-name="Horizontal_20_Line">
      <style:paragraph-properties fo:margin-top="0cm" fo:margin-bottom="0.247cm" style:contextual-spacing="false" fo:line-height="115%"/>
    </style:style>
    <style:style style:name="P127" style:family="paragraph" style:parent-style-name="Text_20_body" style:list-style-name="L66"/>
    <style:style style:name="P128" style:family="paragraph" style:parent-style-name="Text_20_body" style:list-style-name="L67"/>
    <style:style style:name="P129" style:family="paragraph" style:parent-style-name="Text_20_body" style:list-style-name="L67">
      <style:paragraph-properties fo:margin-top="0cm" fo:margin-bottom="0cm" style:contextual-spacing="false"/>
    </style:style>
    <style:style style:name="P130" style:family="paragraph" style:parent-style-name="Preformatted_20_Text" style:list-style-name="L67">
      <style:paragraph-properties fo:margin-left="0cm" fo:margin-right="0cm" fo:margin-top="0cm" fo:margin-bottom="0.247cm" style:contextual-spacing="false" fo:line-height="115%" fo:text-indent="0cm" style:auto-text-indent="false"/>
    </style:style>
    <style:style style:name="P131" style:family="paragraph" style:parent-style-name="Preformatted_20_Text" style:list-style-name="L67">
      <style:paragraph-properties fo:margin-top="0cm" fo:margin-bottom="0.247cm" style:contextual-spacing="false" fo:line-height="115%"/>
    </style:style>
    <style:style style:name="P132" style:family="paragraph" style:parent-style-name="Text_20_body" style:list-style-name="L67">
      <style:paragraph-properties fo:margin-left="0cm" fo:margin-right="0cm" fo:text-indent="0cm" style:auto-text-indent="false"/>
    </style:style>
    <style:style style:name="P133" style:family="paragraph" style:parent-style-name="Text_20_body" style:list-style-name="L68"/>
    <style:style style:name="P134" style:family="paragraph" style:parent-style-name="Text_20_body" style:list-style-name="L68">
      <style:paragraph-properties fo:margin-top="0cm" fo:margin-bottom="0cm" style:contextual-spacing="false"/>
    </style:style>
    <style:style style:name="P135" style:family="paragraph" style:parent-style-name="Preformatted_20_Text" style:list-style-name="L68">
      <style:paragraph-properties fo:margin-left="0cm" fo:margin-right="0cm" fo:margin-top="0cm" fo:margin-bottom="0.247cm" style:contextual-spacing="false" fo:line-height="115%" fo:text-indent="0cm" style:auto-text-indent="false"/>
    </style:style>
    <style:style style:name="P136" style:family="paragraph" style:parent-style-name="Preformatted_20_Text" style:list-style-name="L68">
      <style:paragraph-properties fo:margin-top="0cm" fo:margin-bottom="0.247cm" style:contextual-spacing="false" fo:line-height="115%"/>
    </style:style>
    <style:style style:name="P137" style:family="paragraph" style:parent-style-name="Text_20_body" style:list-style-name="L69"/>
    <style:style style:name="P138" style:family="paragraph" style:parent-style-name="Text_20_body" style:list-style-name="L69">
      <style:paragraph-properties fo:margin-top="0cm" fo:margin-bottom="0cm" style:contextual-spacing="false"/>
    </style:style>
    <style:style style:name="P139" style:family="paragraph" style:parent-style-name="Preformatted_20_Text" style:list-style-name="L69">
      <style:paragraph-properties fo:margin-left="0cm" fo:margin-right="0cm" fo:margin-top="0cm" fo:margin-bottom="0.247cm" style:contextual-spacing="false" fo:line-height="115%" fo:text-indent="0cm" style:auto-text-indent="false"/>
    </style:style>
    <style:style style:name="P140" style:family="paragraph" style:parent-style-name="Preformatted_20_Text" style:list-style-name="L69">
      <style:paragraph-properties fo:margin-top="0cm" fo:margin-bottom="0.247cm" style:contextual-spacing="false" fo:line-height="115%"/>
    </style:style>
    <style:style style:name="P141" style:family="paragraph" style:parent-style-name="Text_20_body" style:list-style-name="L70"/>
    <style:style style:name="P142" style:family="paragraph" style:parent-style-name="Text_20_body" style:list-style-name="L70">
      <style:paragraph-properties fo:margin-top="0cm" fo:margin-bottom="0cm" style:contextual-spacing="false"/>
    </style:style>
    <style:style style:name="P143" style:family="paragraph" style:parent-style-name="Preformatted_20_Text" style:list-style-name="L70">
      <style:paragraph-properties fo:margin-left="0cm" fo:margin-right="0cm" fo:margin-top="0cm" fo:margin-bottom="0.247cm" style:contextual-spacing="false" fo:line-height="115%" fo:text-indent="0cm" style:auto-text-indent="false"/>
    </style:style>
    <style:style style:name="P144" style:family="paragraph" style:parent-style-name="Preformatted_20_Text" style:list-style-name="L70">
      <style:paragraph-properties fo:margin-top="0cm" fo:margin-bottom="0.247cm" style:contextual-spacing="false" fo:line-height="115%"/>
    </style:style>
    <style:style style:name="P145" style:family="paragraph" style:parent-style-name="Preformatted_20_Text">
      <style:paragraph-properties fo:margin-top="0cm" fo:margin-bottom="0.247cm" style:contextual-spacing="false" fo:line-height="115%"/>
    </style:style>
    <style:style style:name="P146" style:family="paragraph" style:parent-style-name="Text_20_body" style:list-style-name="L71"/>
    <style:style style:name="P147" style:family="paragraph" style:parent-style-name="Text_20_body" style:list-style-name="L71">
      <style:paragraph-properties fo:margin-top="0cm" fo:margin-bottom="0cm" style:contextual-spacing="false"/>
    </style:style>
    <style:style style:name="P148" style:family="paragraph" style:parent-style-name="Preformatted_20_Text" style:list-style-name="L71">
      <style:paragraph-properties fo:margin-left="0cm" fo:margin-right="0cm" fo:margin-top="0cm" fo:margin-bottom="0.247cm" style:contextual-spacing="false" fo:line-height="115%" fo:text-indent="0cm" style:auto-text-indent="false"/>
    </style:style>
    <style:style style:name="P149" style:family="paragraph" style:parent-style-name="Preformatted_20_Text" style:list-style-name="L71">
      <style:paragraph-properties fo:margin-top="0cm" fo:margin-bottom="0.247cm" style:contextual-spacing="false" fo:line-height="115%"/>
    </style:style>
    <style:style style:name="P150" style:family="paragraph" style:parent-style-name="Text_20_body" style:list-style-name="L72"/>
    <style:style style:name="P151" style:family="paragraph" style:parent-style-name="Text_20_body" style:list-style-name="L73"/>
    <style:style style:name="P152" style:family="paragraph" style:parent-style-name="Text_20_body" style:list-style-name="L73">
      <style:paragraph-properties fo:margin-top="0cm" fo:margin-bottom="0cm" style:contextual-spacing="false"/>
    </style:style>
    <style:style style:name="P153" style:family="paragraph" style:parent-style-name="Preformatted_20_Text" style:list-style-name="L73">
      <style:paragraph-properties fo:margin-left="0cm" fo:margin-right="0cm" fo:text-indent="0cm" style:auto-text-indent="false"/>
    </style:style>
    <style:style style:name="P154" style:family="paragraph" style:parent-style-name="Preformatted_20_Text" style:list-style-name="L73">
      <style:paragraph-properties fo:margin-top="0cm" fo:margin-bottom="0.499cm" style:contextual-spacing="false"/>
    </style:style>
    <style:style style:name="P155" style:family="paragraph" style:parent-style-name="Preformatted_20_Text" style:list-style-name="L73"/>
    <style:style style:name="P156" style:family="paragraph" style:parent-style-name="Text_20_body" style:list-style-name="L74"/>
    <style:style style:name="P157" style:family="paragraph" style:parent-style-name="Text_20_body" style:list-style-name="L74">
      <style:paragraph-properties fo:margin-top="0cm" fo:margin-bottom="0cm" style:contextual-spacing="false"/>
    </style:style>
    <style:style style:name="P158" style:family="paragraph" style:parent-style-name="Preformatted_20_Text" style:list-style-name="L74">
      <style:paragraph-properties fo:margin-left="0cm" fo:margin-right="0cm" fo:text-indent="0cm" style:auto-text-indent="false"/>
    </style:style>
    <style:style style:name="P159" style:family="paragraph" style:parent-style-name="Preformatted_20_Text" style:list-style-name="L74"/>
    <style:style style:name="P160" style:family="paragraph" style:parent-style-name="Preformatted_20_Text" style:list-style-name="L74">
      <style:paragraph-properties fo:margin-top="0cm" fo:margin-bottom="0.499cm" style:contextual-spacing="false"/>
    </style:style>
    <style:style style:name="P161" style:family="paragraph" style:parent-style-name="Text_20_body" style:list-style-name="L75"/>
    <style:style style:name="P162" style:family="paragraph" style:parent-style-name="Text_20_body" style:list-style-name="L75">
      <style:paragraph-properties fo:margin-top="0cm" fo:margin-bottom="0cm" style:contextual-spacing="false"/>
    </style:style>
    <style:style style:name="P163" style:family="paragraph" style:parent-style-name="Preformatted_20_Text" style:list-style-name="L75">
      <style:paragraph-properties fo:margin-left="0cm" fo:margin-right="0cm" fo:text-indent="0cm" style:auto-text-indent="false"/>
    </style:style>
    <style:style style:name="P164" style:family="paragraph" style:parent-style-name="Preformatted_20_Text" style:list-style-name="L75"/>
    <style:style style:name="P165" style:family="paragraph" style:parent-style-name="Preformatted_20_Text" style:list-style-name="L75">
      <style:paragraph-properties fo:margin-top="0cm" fo:margin-bottom="0.499cm" style:contextual-spacing="false"/>
    </style:style>
    <style:style style:name="P166" style:family="paragraph" style:parent-style-name="Text_20_body" style:list-style-name="L76"/>
    <style:style style:name="P167" style:family="paragraph" style:parent-style-name="Text_20_body" style:list-style-name="L76">
      <style:paragraph-properties fo:margin-top="0cm" fo:margin-bottom="0cm" style:contextual-spacing="false"/>
    </style:style>
    <style:style style:name="P168" style:family="paragraph" style:parent-style-name="Preformatted_20_Text" style:list-style-name="L76">
      <style:paragraph-properties fo:margin-left="0cm" fo:margin-right="0cm" fo:text-indent="0cm" style:auto-text-indent="false"/>
    </style:style>
    <style:style style:name="P169" style:family="paragraph" style:parent-style-name="Preformatted_20_Text" style:list-style-name="L76"/>
    <style:style style:name="P170" style:family="paragraph" style:parent-style-name="Preformatted_20_Text" style:list-style-name="L76">
      <style:paragraph-properties fo:margin-top="0cm" fo:margin-bottom="0.499cm" style:contextual-spacing="false"/>
    </style:style>
    <style:style style:name="P171" style:family="paragraph" style:parent-style-name="Text_20_body" style:list-style-name="L77"/>
    <style:style style:name="P172" style:family="paragraph" style:parent-style-name="Text_20_body" style:list-style-name="L77">
      <style:paragraph-properties fo:margin-top="0cm" fo:margin-bottom="0cm" style:contextual-spacing="false"/>
    </style:style>
    <style:style style:name="P173" style:family="paragraph" style:parent-style-name="Preformatted_20_Text" style:list-style-name="L77">
      <style:paragraph-properties fo:margin-left="0cm" fo:margin-right="0cm" fo:text-indent="0cm" style:auto-text-indent="false"/>
    </style:style>
    <style:style style:name="P174" style:family="paragraph" style:parent-style-name="Preformatted_20_Text" style:list-style-name="L77">
      <style:paragraph-properties fo:margin-top="0cm" fo:margin-bottom="0.499cm" style:contextual-spacing="false"/>
    </style:style>
    <style:style style:name="P175" style:family="paragraph" style:parent-style-name="Preformatted_20_Text" style:list-style-name="L77"/>
    <style:style style:name="P176" style:family="paragraph" style:parent-style-name="Text_20_body" style:list-style-name="L78"/>
    <style:style style:name="P177" style:family="paragraph" style:parent-style-name="Text_20_body" style:list-style-name="L78">
      <style:paragraph-properties fo:margin-top="0cm" fo:margin-bottom="0cm" style:contextual-spacing="false"/>
    </style:style>
    <style:style style:name="P178" style:family="paragraph" style:parent-style-name="Preformatted_20_Text" style:list-style-name="L78">
      <style:paragraph-properties fo:margin-left="0cm" fo:margin-right="0cm" fo:text-indent="0cm" style:auto-text-indent="false"/>
    </style:style>
    <style:style style:name="P179" style:family="paragraph" style:parent-style-name="Preformatted_20_Text" style:list-style-name="L78"/>
    <style:style style:name="P180" style:family="paragraph" style:parent-style-name="Preformatted_20_Text" style:list-style-name="L78">
      <style:paragraph-properties fo:margin-top="0cm" fo:margin-bottom="0.499cm" style:contextual-spacing="false"/>
    </style:style>
    <style:style style:name="P181" style:family="paragraph" style:parent-style-name="Text_20_body" style:list-style-name="L79"/>
    <style:style style:name="P182" style:family="paragraph" style:parent-style-name="Text_20_body" style:list-style-name="L79">
      <style:paragraph-properties fo:margin-top="0cm" fo:margin-bottom="0cm" style:contextual-spacing="false"/>
    </style:style>
    <style:style style:name="P183" style:family="paragraph" style:parent-style-name="Preformatted_20_Text" style:list-style-name="L79">
      <style:paragraph-properties fo:margin-left="0cm" fo:margin-right="0cm" fo:margin-top="0cm" fo:margin-bottom="0.247cm" style:contextual-spacing="false" fo:line-height="115%" fo:text-indent="0cm" style:auto-text-indent="false"/>
    </style:style>
    <style:style style:name="P184" style:family="paragraph" style:parent-style-name="Preformatted_20_Text" style:list-style-name="L79">
      <style:paragraph-properties fo:margin-top="0cm" fo:margin-bottom="0.247cm" style:contextual-spacing="false" fo:line-height="115%"/>
    </style:style>
    <style:style style:name="P185" style:family="paragraph" style:parent-style-name="Text_20_body" style:list-style-name="L80"/>
    <style:style style:name="P186" style:family="paragraph" style:parent-style-name="Text_20_body" style:list-style-name="L80">
      <style:paragraph-properties fo:margin-top="0cm" fo:margin-bottom="0cm" style:contextual-spacing="false"/>
    </style:style>
    <style:style style:name="P187" style:family="paragraph" style:parent-style-name="Preformatted_20_Text" style:list-style-name="L80">
      <style:paragraph-properties fo:margin-left="0cm" fo:margin-right="0cm" fo:margin-top="0cm" fo:margin-bottom="0.247cm" style:contextual-spacing="false" fo:line-height="115%" fo:text-indent="0cm" style:auto-text-indent="false"/>
    </style:style>
    <style:style style:name="P188" style:family="paragraph" style:parent-style-name="Preformatted_20_Text" style:list-style-name="L80">
      <style:paragraph-properties fo:margin-top="0cm" fo:margin-bottom="0.247cm" style:contextual-spacing="false" fo:line-height="115%"/>
    </style:style>
    <style:style style:name="P189" style:family="paragraph" style:parent-style-name="Text_20_body" style:list-style-name="L81"/>
    <style:style style:name="P190" style:family="paragraph" style:parent-style-name="Text_20_body" style:list-style-name="L81">
      <style:paragraph-properties fo:margin-top="0cm" fo:margin-bottom="0cm" style:contextual-spacing="false"/>
    </style:style>
    <style:style style:name="P191" style:family="paragraph" style:parent-style-name="Preformatted_20_Text" style:list-style-name="L81">
      <style:paragraph-properties fo:margin-left="0cm" fo:margin-right="0cm" fo:margin-top="0cm" fo:margin-bottom="0.247cm" style:contextual-spacing="false" fo:line-height="115%" fo:text-indent="0cm" style:auto-text-indent="false"/>
    </style:style>
    <style:style style:name="P192" style:family="paragraph" style:parent-style-name="Preformatted_20_Text" style:list-style-name="L81">
      <style:paragraph-properties fo:margin-top="0cm" fo:margin-bottom="0.247cm" style:contextual-spacing="false" fo:line-height="115%"/>
    </style:style>
    <style:style style:name="P193" style:family="paragraph" style:parent-style-name="Text_20_body" style:list-style-name="L82"/>
    <style:style style:name="P194" style:family="paragraph" style:parent-style-name="Text_20_body" style:list-style-name="L83"/>
    <style:style style:name="P195" style:family="paragraph" style:parent-style-name="Text_20_body" style:list-style-name="L83">
      <style:paragraph-properties fo:margin-top="0cm" fo:margin-bottom="0cm" style:contextual-spacing="false"/>
    </style:style>
    <style:style style:name="P196" style:family="paragraph" style:parent-style-name="Preformatted_20_Text" style:list-style-name="L83">
      <style:paragraph-properties fo:margin-left="0cm" fo:margin-right="0cm" fo:margin-top="0cm" fo:margin-bottom="0.247cm" style:contextual-spacing="false" fo:line-height="115%" fo:text-indent="0cm" style:auto-text-indent="false"/>
    </style:style>
    <style:style style:name="P197" style:family="paragraph" style:parent-style-name="Preformatted_20_Text" style:list-style-name="L83">
      <style:paragraph-properties fo:margin-top="0cm" fo:margin-bottom="0.247cm" style:contextual-spacing="false" fo:line-height="115%"/>
    </style:style>
    <style:style style:name="P198" style:family="paragraph" style:parent-style-name="Text_20_body" style:list-style-name="L83">
      <style:paragraph-properties fo:margin-left="0cm" fo:margin-right="0cm" fo:text-indent="0cm" style:auto-text-indent="false"/>
    </style:style>
    <style:style style:name="P199" style:family="paragraph" style:parent-style-name="Text_20_body" style:list-style-name="L84"/>
    <style:style style:name="P200" style:family="paragraph" style:parent-style-name="Text_20_body" style:list-style-name="L84">
      <style:paragraph-properties fo:margin-top="0cm" fo:margin-bottom="0cm" style:contextual-spacing="false"/>
    </style:style>
    <style:style style:name="P201" style:family="paragraph" style:parent-style-name="Preformatted_20_Text" style:list-style-name="L84">
      <style:paragraph-properties fo:margin-left="0cm" fo:margin-right="0cm" fo:margin-top="0cm" fo:margin-bottom="0.247cm" style:contextual-spacing="false" fo:line-height="115%" fo:text-indent="0cm" style:auto-text-indent="false"/>
    </style:style>
    <style:style style:name="P202" style:family="paragraph" style:parent-style-name="Preformatted_20_Text" style:list-style-name="L84">
      <style:paragraph-properties fo:margin-top="0cm" fo:margin-bottom="0.247cm" style:contextual-spacing="false" fo:line-height="115%"/>
    </style:style>
    <style:style style:name="P203" style:family="paragraph" style:parent-style-name="Text_20_body" style:list-style-name="L85"/>
    <style:style style:name="P204" style:family="paragraph" style:parent-style-name="Text_20_body" style:list-style-name="L85">
      <style:paragraph-properties fo:margin-top="0cm" fo:margin-bottom="0cm" style:contextual-spacing="false"/>
    </style:style>
    <style:style style:name="P205" style:family="paragraph" style:parent-style-name="Preformatted_20_Text" style:list-style-name="L85">
      <style:paragraph-properties fo:margin-left="0cm" fo:margin-right="0cm" fo:margin-top="0cm" fo:margin-bottom="0.247cm" style:contextual-spacing="false" fo:line-height="115%" fo:text-indent="0cm" style:auto-text-indent="false"/>
    </style:style>
    <style:style style:name="P206" style:family="paragraph" style:parent-style-name="Preformatted_20_Text" style:list-style-name="L85">
      <style:paragraph-properties fo:margin-top="0cm" fo:margin-bottom="0.247cm" style:contextual-spacing="false" fo:line-height="115%"/>
    </style:style>
    <style:style style:name="P207" style:family="paragraph" style:parent-style-name="Text_20_body" style:list-style-name="L86"/>
    <style:style style:name="P208" style:family="paragraph" style:parent-style-name="Text_20_body" style:list-style-name="L86">
      <style:paragraph-properties fo:margin-top="0cm" fo:margin-bottom="0cm" style:contextual-spacing="false"/>
    </style:style>
    <style:style style:name="P209" style:family="paragraph" style:parent-style-name="Preformatted_20_Text" style:list-style-name="L86">
      <style:paragraph-properties fo:margin-left="0cm" fo:margin-right="0cm" fo:margin-top="0cm" fo:margin-bottom="0.247cm" style:contextual-spacing="false" fo:line-height="115%" fo:text-indent="0cm" style:auto-text-indent="false"/>
    </style:style>
    <style:style style:name="P210" style:family="paragraph" style:parent-style-name="Preformatted_20_Text" style:list-style-name="L86">
      <style:paragraph-properties fo:margin-top="0cm" fo:margin-bottom="0.247cm" style:contextual-spacing="false" fo:line-height="115%"/>
    </style:style>
    <style:style style:name="P211" style:family="paragraph" style:parent-style-name="Text_20_body" style:list-style-name="L87"/>
    <style:style style:name="P212" style:family="paragraph" style:parent-style-name="Text_20_body" style:list-style-name="L87">
      <style:paragraph-properties fo:margin-top="0cm" fo:margin-bottom="0cm" style:contextual-spacing="false"/>
    </style:style>
    <style:style style:name="P213" style:family="paragraph" style:parent-style-name="Preformatted_20_Text" style:list-style-name="L87">
      <style:paragraph-properties fo:margin-left="0cm" fo:margin-right="0cm" fo:margin-top="0cm" fo:margin-bottom="0.247cm" style:contextual-spacing="false" fo:line-height="115%" fo:text-indent="0cm" style:auto-text-indent="false"/>
    </style:style>
    <style:style style:name="P214" style:family="paragraph" style:parent-style-name="Preformatted_20_Text" style:list-style-name="L87">
      <style:paragraph-properties fo:margin-top="0cm" fo:margin-bottom="0.247cm" style:contextual-spacing="false" fo:line-height="115%"/>
    </style:style>
    <style:style style:name="P215" style:family="paragraph" style:parent-style-name="Text_20_body" style:list-style-name="L88"/>
    <style:style style:name="P216" style:family="paragraph" style:parent-style-name="Preformatted_20_Text">
      <style:paragraph-properties fo:margin-left="0cm" fo:margin-right="0cm" fo:text-indent="0cm" style:auto-text-indent="false"/>
    </style:style>
    <style:style style:name="P217" style:family="paragraph" style:parent-style-name="Text_20_body" style:list-style-name="L89"/>
    <style:style style:name="P218" style:family="paragraph" style:parent-style-name="Text_20_body" style:list-style-name="L89">
      <style:paragraph-properties fo:margin-top="0cm" fo:margin-bottom="0cm" style:contextual-spacing="false"/>
    </style:style>
    <style:style style:name="P219" style:family="paragraph" style:parent-style-name="Preformatted_20_Text" style:list-style-name="L89">
      <style:paragraph-properties fo:margin-left="0cm" fo:margin-right="0cm" fo:text-indent="0cm" style:auto-text-indent="false"/>
    </style:style>
    <style:style style:name="P220" style:family="paragraph" style:parent-style-name="Preformatted_20_Text" style:list-style-name="L89"/>
    <style:style style:name="P221" style:family="paragraph" style:parent-style-name="Preformatted_20_Text" style:list-style-name="L89">
      <style:paragraph-properties fo:margin-top="0cm" fo:margin-bottom="0.499cm" style:contextual-spacing="false"/>
    </style:style>
    <style:style style:name="P222" style:family="paragraph" style:parent-style-name="Text_20_body" style:list-style-name="L90"/>
    <style:style style:name="P223" style:family="paragraph" style:parent-style-name="Text_20_body" style:list-style-name="L91"/>
    <style:style style:name="P224" style:family="paragraph" style:parent-style-name="Text_20_body" style:list-style-name="L92"/>
    <style:style style:name="P225" style:family="paragraph" style:parent-style-name="Text_20_body" style:list-style-name="L92">
      <style:paragraph-properties fo:margin-top="0cm" fo:margin-bottom="0cm" style:contextual-spacing="false"/>
    </style:style>
    <style:style style:name="P226" style:family="paragraph" style:parent-style-name="Preformatted_20_Text" style:list-style-name="L92">
      <style:paragraph-properties fo:margin-left="0cm" fo:margin-right="0cm" fo:text-indent="0cm" style:auto-text-indent="false"/>
    </style:style>
    <style:style style:name="P227" style:family="paragraph" style:parent-style-name="Preformatted_20_Text" style:list-style-name="L92"/>
    <style:style style:name="P228" style:family="paragraph" style:parent-style-name="Preformatted_20_Text" style:list-style-name="L92">
      <style:paragraph-properties fo:margin-top="0cm" fo:margin-bottom="0.499cm" style:contextual-spacing="false"/>
    </style:style>
    <style:style style:name="P229" style:family="paragraph" style:parent-style-name="Text_20_body">
      <style:text-properties officeooo:rsid="00256c94" officeooo:paragraph-rsid="00256c94"/>
    </style:style>
    <style:style style:name="P230" style:family="paragraph" style:parent-style-name="Text_20_body" style:list-style-name="L93"/>
    <style:style style:name="P231" style:family="paragraph" style:parent-style-name="Text_20_body" style:list-style-name="L93">
      <style:paragraph-properties fo:margin-left="0cm" fo:margin-right="0cm" fo:text-indent="0cm" style:auto-text-indent="false"/>
      <style:text-properties fo:font-style="italic"/>
    </style:style>
    <style:style style:name="P232" style:family="paragraph" style:parent-style-name="Text_20_body" style:list-style-name="L93">
      <style:paragraph-properties fo:margin-left="0cm" fo:margin-right="0cm" fo:text-indent="0cm" style:auto-text-indent="false"/>
    </style:style>
    <style:style style:name="P233" style:family="paragraph" style:parent-style-name="Horizontal_20_Line">
      <style:paragraph-properties fo:margin-top="0cm" fo:margin-bottom="0.247cm" style:contextual-spacing="false" fo:line-height="115%"/>
      <style:text-properties officeooo:rsid="00256c94"/>
    </style:style>
    <style:style style:name="P234" style:family="paragraph" style:parent-style-name="Heading_20_3">
      <style:paragraph-properties fo:margin-top="0cm" fo:margin-bottom="0.247cm" style:contextual-spacing="false" fo:line-height="115%"/>
      <style:text-properties officeooo:rsid="00256c94"/>
    </style:style>
    <style:style style:name="P235" style:family="paragraph" style:parent-style-name="Heading_20_4">
      <style:paragraph-properties fo:margin-top="0cm" fo:margin-bottom="0.247cm" style:contextual-spacing="false" fo:line-height="115%"/>
      <style:text-properties officeooo:rsid="00256c94"/>
    </style:style>
    <style:style style:name="P236" style:family="paragraph" style:parent-style-name="Text_20_body">
      <style:text-properties officeooo:rsid="00256c94"/>
    </style:style>
    <style:style style:name="P237" style:family="paragraph" style:parent-style-name="Text_20_body" style:list-style-name="L94">
      <style:text-properties officeooo:rsid="00256c94"/>
    </style:style>
    <style:style style:name="P238" style:family="paragraph" style:parent-style-name="Text_20_body" style:list-style-name="L94">
      <style:paragraph-properties fo:margin-left="0cm" fo:margin-right="0cm" fo:text-indent="0cm" style:auto-text-indent="false"/>
      <style:text-properties officeooo:rsid="00256c94"/>
    </style:style>
    <style:style style:name="P239" style:family="paragraph" style:parent-style-name="Text_20_body">
      <style:paragraph-properties fo:margin-left="1cm" fo:margin-right="1cm" fo:text-indent="0cm" style:auto-text-indent="false"/>
      <style:text-properties officeooo:rsid="00256c94"/>
    </style:style>
    <style:style style:name="P240" style:family="paragraph" style:parent-style-name="Text_20_body">
      <style:paragraph-properties fo:margin-top="0cm" fo:margin-bottom="0.247cm" style:contextual-spacing="false" fo:line-height="115%"/>
      <style:text-properties officeooo:rsid="00256c94"/>
    </style:style>
    <style:style style:name="P241" style:family="paragraph" style:parent-style-name="Text_20_body" style:list-style-name="L95">
      <style:text-properties officeooo:rsid="00256c94"/>
    </style:style>
    <style:style style:name="P242" style:family="paragraph" style:parent-style-name="Text_20_body">
      <style:paragraph-properties fo:margin-top="0cm" fo:margin-bottom="0cm" style:contextual-spacing="false"/>
      <style:text-properties officeooo:rsid="00256c94"/>
    </style:style>
    <style:style style:name="P243" style:family="paragraph" style:parent-style-name="Preformatted_20_Text">
      <style:paragraph-properties fo:margin-left="0cm" fo:margin-right="0cm" fo:margin-top="0cm" fo:margin-bottom="0.247cm" style:contextual-spacing="false" fo:line-height="115%" fo:text-indent="0cm" style:auto-text-indent="false"/>
      <style:text-properties officeooo:rsid="00256c94"/>
    </style:style>
    <style:style style:name="P244" style:family="paragraph" style:parent-style-name="Preformatted_20_Text">
      <style:paragraph-properties fo:margin-top="0cm" fo:margin-bottom="0.247cm" style:contextual-spacing="false" fo:line-height="115%"/>
      <style:text-properties officeooo:rsid="00256c94"/>
    </style:style>
    <style:style style:name="P245" style:family="paragraph" style:parent-style-name="Text_20_body" style:list-style-name="L96">
      <style:text-properties officeooo:rsid="00256c94"/>
    </style:style>
    <style:style style:name="P246" style:family="paragraph" style:parent-style-name="Text_20_body" style:list-style-name="L97"/>
    <style:style style:name="P247" style:family="paragraph" style:parent-style-name="Text_20_body" style:list-style-name="L98"/>
    <style:style style:name="P248" style:family="paragraph" style:parent-style-name="Text_20_body" style:list-style-name="L98">
      <style:paragraph-properties fo:margin-left="0cm" fo:margin-right="0cm" fo:text-indent="0cm" style:auto-text-indent="false"/>
    </style:style>
    <style:style style:name="P249" style:family="paragraph" style:parent-style-name="Preformatted_20_Text" style:list-style-name="L98">
      <style:paragraph-properties fo:margin-top="0cm" fo:margin-bottom="0.247cm" style:contextual-spacing="false" fo:line-height="115%"/>
    </style:style>
    <style:style style:name="P250" style:family="paragraph" style:parent-style-name="Text_20_body" style:list-style-name="L99"/>
    <style:style style:name="P251" style:family="paragraph" style:parent-style-name="Text_20_body" style:list-style-name="L100"/>
    <style:style style:name="P252" style:family="paragraph" style:parent-style-name="Heading_20_3">
      <style:paragraph-properties fo:margin-top="0cm" fo:margin-bottom="0.247cm" style:contextual-spacing="false" fo:line-height="115%"/>
    </style:style>
    <style:style style:name="P253" style:family="paragraph" style:parent-style-name="Text_20_body" style:list-style-name="L101"/>
    <style:style style:name="P254" style:family="paragraph" style:parent-style-name="Text_20_body" style:list-style-name="L101">
      <style:paragraph-properties fo:margin-left="0cm" fo:margin-right="0cm" fo:text-indent="0cm" style:auto-text-indent="false"/>
    </style:style>
    <style:style style:name="P255" style:family="paragraph" style:parent-style-name="Preformatted_20_Text" style:list-style-name="L101">
      <style:paragraph-properties fo:margin-top="0cm" fo:margin-bottom="0.247cm" style:contextual-spacing="false" fo:line-height="115%"/>
    </style:style>
    <style:style style:name="P256" style:family="paragraph" style:parent-style-name="Text_20_body" style:list-style-name="L101">
      <style:text-properties fo:font-weight="bold"/>
    </style:style>
    <style:style style:name="P257" style:family="paragraph" style:parent-style-name="Text_20_body" style:list-style-name="L102"/>
    <style:style style:name="P258" style:family="paragraph" style:parent-style-name="Text_20_body" style:list-style-name="L102">
      <style:paragraph-properties fo:margin-left="0cm" fo:margin-right="0cm" fo:text-indent="0cm" style:auto-text-indent="false"/>
    </style:style>
    <style:style style:name="P259" style:family="paragraph" style:parent-style-name="Preformatted_20_Text" style:list-style-name="L102">
      <style:paragraph-properties fo:margin-top="0cm" fo:margin-bottom="0.247cm" style:contextual-spacing="false" fo:line-height="115%"/>
    </style:style>
    <style:style style:name="P260" style:family="paragraph" style:parent-style-name="Text_20_body" style:list-style-name="L103"/>
    <style:style style:name="P261" style:family="paragraph" style:parent-style-name="Text_20_body" style:list-style-name="L103">
      <style:paragraph-properties fo:margin-left="0cm" fo:margin-right="0cm" fo:text-indent="0cm" style:auto-text-indent="false"/>
    </style:style>
    <style:style style:name="P262" style:family="paragraph" style:parent-style-name="Preformatted_20_Text" style:list-style-name="L103">
      <style:paragraph-properties fo:margin-top="0cm" fo:margin-bottom="0.247cm" style:contextual-spacing="false" fo:line-height="115%"/>
    </style:style>
    <style:style style:name="P263" style:family="paragraph" style:parent-style-name="Text_20_body" style:list-style-name="L104"/>
    <style:style style:name="P264" style:family="paragraph" style:parent-style-name="Text_20_body" style:list-style-name="L104">
      <style:paragraph-properties fo:margin-left="0cm" fo:margin-right="0cm" fo:text-indent="0cm" style:auto-text-indent="false"/>
    </style:style>
    <style:style style:name="P265" style:family="paragraph" style:parent-style-name="Preformatted_20_Text" style:list-style-name="L104">
      <style:paragraph-properties fo:margin-top="0cm" fo:margin-bottom="0.247cm" style:contextual-spacing="false" fo:line-height="115%"/>
    </style:style>
    <style:style style:name="P266" style:family="paragraph" style:parent-style-name="Text_20_body" style:list-style-name="L105"/>
    <style:style style:name="P267" style:family="paragraph" style:parent-style-name="Text_20_body" style:list-style-name="L105">
      <style:paragraph-properties fo:margin-left="0cm" fo:margin-right="0cm" fo:text-indent="0cm" style:auto-text-indent="false"/>
    </style:style>
    <style:style style:name="P268" style:family="paragraph" style:parent-style-name="Preformatted_20_Text" style:list-style-name="L105">
      <style:paragraph-properties fo:margin-top="0cm" fo:margin-bottom="0.247cm" style:contextual-spacing="false" fo:line-height="115%"/>
    </style:style>
    <style:style style:name="P269" style:family="paragraph" style:parent-style-name="Text_20_body" style:list-style-name="L105">
      <style:text-properties fo:font-weight="bold"/>
    </style:style>
    <style:style style:name="P270" style:family="paragraph" style:parent-style-name="Text_20_body" style:list-style-name="L106"/>
    <style:style style:name="P271" style:family="paragraph" style:parent-style-name="Text_20_body" style:list-style-name="L106">
      <style:paragraph-properties fo:margin-left="0cm" fo:margin-right="0cm" fo:text-indent="0cm" style:auto-text-indent="false"/>
    </style:style>
    <style:style style:name="P272" style:family="paragraph" style:parent-style-name="Preformatted_20_Text" style:list-style-name="L106">
      <style:paragraph-properties fo:margin-top="0cm" fo:margin-bottom="0.247cm" style:contextual-spacing="false" fo:line-height="115%"/>
    </style:style>
    <style:style style:name="P273" style:family="paragraph" style:parent-style-name="Text_20_body" style:list-style-name="L107"/>
    <style:style style:name="P274" style:family="paragraph" style:parent-style-name="Text_20_body" style:list-style-name="L107">
      <style:paragraph-properties fo:margin-left="0cm" fo:margin-right="0cm" fo:text-indent="0cm" style:auto-text-indent="false"/>
    </style:style>
    <style:style style:name="P275" style:family="paragraph" style:parent-style-name="Preformatted_20_Text" style:list-style-name="L107">
      <style:paragraph-properties fo:margin-top="0cm" fo:margin-bottom="0.247cm" style:contextual-spacing="false" fo:line-height="115%"/>
    </style:style>
    <style:style style:name="P276" style:family="paragraph" style:parent-style-name="Text_20_body" style:list-style-name="L108"/>
    <style:style style:name="P277" style:family="paragraph" style:parent-style-name="Text_20_body" style:list-style-name="L109"/>
    <style:style style:name="P278" style:family="paragraph" style:parent-style-name="Text_20_body" style:list-style-name="L109">
      <style:text-properties fo:font-weight="bold"/>
    </style:style>
    <style:style style:name="P279" style:family="paragraph" style:parent-style-name="Text_20_body" style:list-style-name="L109">
      <style:paragraph-properties fo:margin-left="0cm" fo:margin-right="0cm" fo:text-indent="0cm" style:auto-text-indent="false"/>
    </style:style>
    <style:style style:name="P280" style:family="paragraph" style:parent-style-name="Preformatted_20_Text" style:list-style-name="L109">
      <style:paragraph-properties fo:margin-top="0cm" fo:margin-bottom="0.247cm" style:contextual-spacing="false" fo:line-height="115%"/>
    </style:style>
    <style:style style:name="P281" style:family="paragraph" style:parent-style-name="Text_20_body" style:list-style-name="L110"/>
    <style:style style:name="P282" style:family="paragraph" style:parent-style-name="Text_20_body" style:list-style-name="L110">
      <style:paragraph-properties fo:margin-left="0cm" fo:margin-right="0cm" fo:text-indent="0cm" style:auto-text-indent="false"/>
    </style:style>
    <style:style style:name="P283" style:family="paragraph" style:parent-style-name="Preformatted_20_Text" style:list-style-name="L110">
      <style:paragraph-properties fo:margin-top="0cm" fo:margin-bottom="0.247cm" style:contextual-spacing="false" fo:line-height="115%"/>
    </style:style>
    <style:style style:name="P284" style:family="paragraph" style:parent-style-name="Text_20_body" style:list-style-name="L110">
      <style:text-properties fo:font-weight="bold"/>
    </style:style>
    <style:style style:name="P285" style:family="paragraph" style:parent-style-name="Text_20_body" style:list-style-name="L111"/>
    <style:style style:name="P286" style:family="paragraph" style:parent-style-name="Text_20_body" style:list-style-name="L111">
      <style:text-properties fo:font-weight="bold"/>
    </style:style>
    <style:style style:name="P287" style:family="paragraph" style:parent-style-name="Text_20_body" style:list-style-name="L111">
      <style:paragraph-properties fo:margin-left="0cm" fo:margin-right="0cm" fo:text-indent="0cm" style:auto-text-indent="false"/>
    </style:style>
    <style:style style:name="P288" style:family="paragraph" style:parent-style-name="Preformatted_20_Text" style:list-style-name="L111">
      <style:paragraph-properties fo:margin-top="0cm" fo:margin-bottom="0.247cm" style:contextual-spacing="false" fo:line-height="115%"/>
    </style:style>
    <style:style style:name="P289" style:family="paragraph" style:parent-style-name="Text_20_body" style:list-style-name="L112">
      <style:text-properties fo:font-weight="bold"/>
    </style:style>
    <style:style style:name="P290" style:family="paragraph" style:parent-style-name="Text_20_body" style:list-style-name="L112">
      <style:paragraph-properties fo:margin-left="0cm" fo:margin-right="0cm" fo:text-indent="0cm" style:auto-text-indent="false"/>
    </style:style>
    <style:style style:name="P291" style:family="paragraph" style:parent-style-name="Preformatted_20_Text" style:list-style-name="L112">
      <style:paragraph-properties fo:margin-top="0cm" fo:margin-bottom="0.247cm" style:contextual-spacing="false" fo:line-height="115%"/>
    </style:style>
    <style:style style:name="P292" style:family="paragraph" style:parent-style-name="Text_20_body" style:list-style-name="L113"/>
    <style:style style:name="P293" style:family="paragraph" style:parent-style-name="Text_20_body" style:list-style-name="L113">
      <style:paragraph-properties fo:margin-left="0cm" fo:margin-right="0cm" fo:text-indent="0cm" style:auto-text-indent="false"/>
    </style:style>
    <style:style style:name="P294" style:family="paragraph" style:parent-style-name="Preformatted_20_Text" style:list-style-name="L113">
      <style:paragraph-properties fo:margin-top="0cm" fo:margin-bottom="0.247cm" style:contextual-spacing="false" fo:line-height="115%"/>
    </style:style>
    <style:style style:name="P295" style:family="paragraph" style:parent-style-name="Text_20_body" style:list-style-name="L113">
      <style:text-properties fo:font-weight="bold"/>
    </style:style>
    <style:style style:name="P296" style:family="paragraph" style:parent-style-name="Text_20_body" style:list-style-name="L114"/>
    <style:style style:name="P297" style:family="paragraph" style:parent-style-name="Text_20_body" style:list-style-name="L114">
      <style:text-properties fo:font-weight="bold"/>
    </style:style>
    <style:style style:name="P298" style:family="paragraph" style:parent-style-name="Text_20_body" style:list-style-name="L114">
      <style:paragraph-properties fo:margin-left="0cm" fo:margin-right="0cm" fo:text-indent="0cm" style:auto-text-indent="false"/>
    </style:style>
    <style:style style:name="P299" style:family="paragraph" style:parent-style-name="Preformatted_20_Text" style:list-style-name="L114">
      <style:paragraph-properties fo:margin-top="0cm" fo:margin-bottom="0.247cm" style:contextual-spacing="false" fo:line-height="115%"/>
    </style:style>
    <style:style style:name="P300" style:family="paragraph" style:parent-style-name="Text_20_body" style:list-style-name="L115"/>
    <style:style style:name="P301" style:family="paragraph" style:parent-style-name="Text_20_body" style:list-style-name="L115">
      <style:paragraph-properties fo:margin-left="0cm" fo:margin-right="0cm" fo:text-indent="0cm" style:auto-text-indent="false"/>
    </style:style>
    <style:style style:name="P302" style:family="paragraph" style:parent-style-name="Preformatted_20_Text" style:list-style-name="L115">
      <style:paragraph-properties fo:margin-top="0cm" fo:margin-bottom="0.247cm" style:contextual-spacing="false" fo:line-height="115%"/>
    </style:style>
    <style:style style:name="P303" style:family="paragraph" style:parent-style-name="Text_20_body" style:list-style-name="L116"/>
    <style:style style:name="P304" style:family="paragraph" style:parent-style-name="Text_20_body" style:list-style-name="L116">
      <style:paragraph-properties fo:margin-left="0cm" fo:margin-right="0cm" fo:text-indent="0cm" style:auto-text-indent="false"/>
    </style:style>
    <style:style style:name="P305" style:family="paragraph" style:parent-style-name="Preformatted_20_Text" style:list-style-name="L116">
      <style:paragraph-properties fo:margin-top="0cm" fo:margin-bottom="0.247cm" style:contextual-spacing="false" fo:line-height="115%"/>
    </style:style>
    <style:style style:name="P306" style:family="paragraph" style:parent-style-name="Text_20_body" style:list-style-name="L117"/>
    <style:style style:name="P307" style:family="paragraph" style:parent-style-name="Text_20_body" style:list-style-name="L117">
      <style:paragraph-properties fo:margin-left="0cm" fo:margin-right="0cm" fo:text-indent="0cm" style:auto-text-indent="false"/>
    </style:style>
    <style:style style:name="P308" style:family="paragraph" style:parent-style-name="Preformatted_20_Text" style:list-style-name="L117">
      <style:paragraph-properties fo:margin-top="0cm" fo:margin-bottom="0.247cm" style:contextual-spacing="false" fo:line-height="115%"/>
    </style:style>
    <style:style style:name="P309" style:family="paragraph" style:parent-style-name="Text_20_body" style:list-style-name="L117">
      <style:text-properties fo:font-weight="bold"/>
    </style:style>
    <style:style style:name="P310" style:family="paragraph" style:parent-style-name="Text_20_body" style:list-style-name="L118"/>
    <style:style style:name="P311" style:family="paragraph" style:parent-style-name="Text_20_body" style:list-style-name="L118">
      <style:paragraph-properties fo:margin-left="0cm" fo:margin-right="0cm" fo:text-indent="0cm" style:auto-text-indent="false"/>
    </style:style>
    <style:style style:name="P312" style:family="paragraph" style:parent-style-name="Preformatted_20_Text" style:list-style-name="L118">
      <style:paragraph-properties fo:margin-top="0cm" fo:margin-bottom="0.247cm" style:contextual-spacing="false" fo:line-height="115%"/>
    </style:style>
    <style:style style:name="P313" style:family="paragraph" style:parent-style-name="Text_20_body" style:list-style-name="L118">
      <style:text-properties fo:font-weight="bold"/>
    </style:style>
    <style:style style:name="P314" style:family="paragraph" style:parent-style-name="Text_20_body" style:list-style-name="L119"/>
    <style:style style:name="P315" style:family="paragraph" style:parent-style-name="Text_20_body" style:list-style-name="L119">
      <style:paragraph-properties fo:margin-left="0cm" fo:margin-right="0cm" fo:text-indent="0cm" style:auto-text-indent="false"/>
    </style:style>
    <style:style style:name="P316" style:family="paragraph" style:parent-style-name="Preformatted_20_Text" style:list-style-name="L119">
      <style:paragraph-properties fo:margin-top="0cm" fo:margin-bottom="0.247cm" style:contextual-spacing="false" fo:line-height="115%"/>
    </style:style>
    <style:style style:name="P317" style:family="paragraph" style:parent-style-name="Text_20_body" style:list-style-name="L120"/>
    <style:style style:name="P318" style:family="paragraph" style:parent-style-name="Text_20_body" style:list-style-name="L120">
      <style:paragraph-properties fo:margin-left="0cm" fo:margin-right="0cm" fo:text-indent="0cm" style:auto-text-indent="false"/>
    </style:style>
    <style:style style:name="P319" style:family="paragraph" style:parent-style-name="Preformatted_20_Text" style:list-style-name="L120">
      <style:paragraph-properties fo:margin-top="0cm" fo:margin-bottom="0.247cm" style:contextual-spacing="false" fo:line-height="115%"/>
    </style:style>
    <style:style style:name="P320" style:family="paragraph" style:parent-style-name="Text_20_body" style:list-style-name="L121"/>
    <style:style style:name="T1" style:family="text">
      <style:text-properties officeooo:rsid="000e77e9" style:language-asian="ja" style:country-asian="JP"/>
    </style:style>
    <style:style style:name="T2" style:family="text">
      <style:text-properties style:language-asian="ja" style:country-asian="JP"/>
    </style:style>
    <style:style style:name="T3" style:family="text">
      <style:text-properties fo:color="#81a1c1" loext:opacity="100%"/>
    </style:style>
    <style:style style:name="T4" style:family="text">
      <style:text-properties fo:color="#b48ead" loext:opacity="100%"/>
    </style:style>
    <style:style style:name="T5" style:family="text">
      <style:text-properties fo:color="#636f88" loext:opacity="100%"/>
    </style:style>
    <style:style style:name="T6" style:family="text">
      <style:text-properties fo:color="#88c0d0" loext:opacity="100%"/>
    </style:style>
    <style:style style:name="T7" style:family="text">
      <style:text-properties fo:color="#81a1c1" loext:opacity="100%" style:font-name="var ds-font-family-code" fo:font-style="normal" fo:font-weight="normal"/>
    </style:style>
    <style:style style:name="T8" style:family="text">
      <style:text-properties style:font-name="var ds-font-family-code" fo:font-style="normal" fo:font-weight="normal"/>
    </style:style>
    <style:style style:name="T9" style:family="text">
      <style:text-properties fo:color="#a3be8c" loext:opacity="100%" style:font-name="var ds-font-family-code" fo:font-style="normal" fo:font-weight="normal"/>
    </style:style>
    <style:style style:name="T10" style:family="text">
      <style:text-properties fo:color="#b48ead" loext:opacity="100%" style:font-name="var ds-font-family-code" fo:font-style="normal" fo:font-weight="normal"/>
    </style:style>
    <style:style style:name="T11" style:family="text">
      <style:text-properties fo:color="#a3be8c" loext:opacity="100%"/>
    </style:style>
    <style:style style:name="T12" style:family="text">
      <style:text-properties fo:background-color="#000000" loext:char-shading-value="0"/>
    </style:style>
    <style:style style:name="T13" style:family="text">
      <style:text-properties fo:color="#88c0d0" loext:opacity="100%" style:font-name="var ds-font-family-code" fo:font-style="normal" fo:font-weight="normal"/>
    </style:style>
    <style:style style:name="T14" style:family="text">
      <style:text-properties fo:color="#81a1c1" loext:opacity="100%" style:font-name="var ds-font-family-code"/>
    </style:style>
    <style:style style:name="T15" style:family="text">
      <style:text-properties style:font-name="var ds-font-family-code"/>
    </style:style>
    <style:style style:name="T16" style:family="text">
      <style:text-properties fo:color="#a3be8c" loext:opacity="100%" style:font-name="var ds-font-family-code"/>
    </style:style>
    <style:style style:name="T17" style:family="text">
      <style:text-properties fo:color="#b48ead" loext:opacity="100%" style:font-name="var ds-font-family-code"/>
    </style:style>
    <style:style style:name="T18" style:family="text">
      <style:text-properties fo:color="#88c0d0" loext:opacity="100%" style:font-name="var ds-font-family-code"/>
    </style:style>
    <style:style style:name="T19" style:family="text">
      <style:text-properties fo:color="#636f88" loext:opacity="100%" style:font-name="var ds-font-family-code"/>
    </style:style>
    <style:style style:name="T20" style:family="text">
      <style:text-properties fo:font-style="italic"/>
    </style:style>
    <style:style style:name="T21" style:family="text">
      <style:text-properties fo:font-weight="bol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16_3155058529" text:style-name="Index_20_Link" text:visited-style-name="Index_20_Link">Part 0<text:tab/>8</text:a></text:p>
          <text:p text:style-name="P2"><text:a xlink:type="simple" xlink:href="#__RefHeading___Toc118_3155058529" text:style-name="Index_20_Link" text:visited-style-name="Index_20_Link">Fundamentals of Web Apps<text:tab/>8</text:a></text:p>
          <text:p text:style-name="P2"><text:a xlink:type="simple" xlink:href="#__RefHeading___Toc120_3155058529" text:style-name="Index_20_Link" text:visited-style-name="Index_20_Link">Developer Console and Debugging Tools<text:tab/>8</text:a></text:p>
          <text:p text:style-name="P2"><text:a xlink:type="simple" xlink:href="#__RefHeading___Toc122_3155058529" text:style-name="Index_20_Link" text:visited-style-name="Index_20_Link">HTTP GET and Resource Fetching<text:tab/>8</text:a></text:p>
          <text:p text:style-name="P2"><text:a xlink:type="simple" xlink:href="#__RefHeading___Toc124_3155058529" text:style-name="Index_20_Link" text:visited-style-name="Index_20_Link">Traditional Web Applications<text:tab/>8</text:a></text:p>
          <text:p text:style-name="P2"><text:a xlink:type="simple" xlink:href="#__RefHeading___Toc126_3155058529" text:style-name="Index_20_Link" text:visited-style-name="Index_20_Link">Running Application Logic in the Browser<text:tab/>8</text:a></text:p>
          <text:p text:style-name="P2"><text:a xlink:type="simple" xlink:href="#__RefHeading___Toc128_3155058529" text:style-name="Index_20_Link" text:visited-style-name="Index_20_Link">Event Handlers and Callback Functions<text:tab/>9</text:a></text:p>
          <text:p text:style-name="P2"><text:a xlink:type="simple" xlink:href="#__RefHeading___Toc130_3155058529" text:style-name="Index_20_Link" text:visited-style-name="Index_20_Link">Document Object Model (DOM)<text:tab/>9</text:a></text:p>
          <text:p text:style-name="P2"><text:a xlink:type="simple" xlink:href="#__RefHeading___Toc132_3155058529" text:style-name="Index_20_Link" text:visited-style-name="Index_20_Link">Manipulating the DOM from the Console<text:tab/>9</text:a></text:p>
          <text:p text:style-name="P2"><text:a xlink:type="simple" xlink:href="#__RefHeading___Toc134_3155058529" text:style-name="Index_20_Link" text:visited-style-name="Index_20_Link">CSS and Styling Rules<text:tab/>9</text:a></text:p>
          <text:p text:style-name="P2"><text:a xlink:type="simple" xlink:href="#__RefHeading___Toc136_3155058529" text:style-name="Index_20_Link" text:visited-style-name="Index_20_Link">Forms and HTTP POST Requests<text:tab/>9</text:a></text:p>
          <text:p text:style-name="P2"><text:a xlink:type="simple" xlink:href="#__RefHeading___Toc138_3155058529" text:style-name="Index_20_Link" text:visited-style-name="Index_20_Link">AJAX: A Revolution in Web Development<text:tab/>10</text:a></text:p>
          <text:p text:style-name="P2"><text:a xlink:type="simple" xlink:href="#__RefHeading___Toc140_3155058529" text:style-name="Index_20_Link" text:visited-style-name="Index_20_Link">The Single-Page App Approach<text:tab/>10</text:a></text:p>
          <text:p text:style-name="P2"><text:a xlink:type="simple" xlink:href="#__RefHeading___Toc142_3155058529" text:style-name="Index_20_Link" text:visited-style-name="Index_20_Link">JavaScript Libraries and Frameworks<text:tab/>10</text:a></text:p>
          <text:p text:style-name="P2"><text:a xlink:type="simple" xlink:href="#__RefHeading___Toc144_3155058529" text:style-name="Index_20_Link" text:visited-style-name="Index_20_Link">Full-Stack Web Development<text:tab/>10</text:a></text:p>
          <text:p text:style-name="P2"><text:a xlink:type="simple" xlink:href="#__RefHeading___Toc146_3155058529" text:style-name="Index_20_Link" text:visited-style-name="Index_20_Link">JavaScript Fatigue<text:tab/>11</text:a></text:p>
          <text:p text:style-name="P2"><text:a xlink:type="simple" xlink:href="#__RefHeading___Toc148_3155058529" text:style-name="Index_20_Link" text:visited-style-name="Index_20_Link">Summary<text:tab/>11</text:a></text:p>
          <text:p text:style-name="P1"><text:a xlink:type="simple" xlink:href="#__RefHeading___Toc526_4110317715" text:style-name="Index_20_Link" text:visited-style-name="Index_20_Link">Part 1<text:tab/>11</text:a></text:p>
          <text:p text:style-name="P2"><text:a xlink:type="simple" xlink:href="#__RefHeading___Toc528_4110317715" text:style-name="Index_20_Link" text:visited-style-name="Index_20_Link">React Basics<text:tab/>12</text:a></text:p>
          <text:p text:style-name="P2"><text:a xlink:type="simple" xlink:href="#__RefHeading___Toc530_4110317715" text:style-name="Index_20_Link" text:visited-style-name="Index_20_Link">JavaScript Fundamentals<text:tab/>14</text:a></text:p>
          <text:p text:style-name="P2"><text:a xlink:type="simple" xlink:href="#__RefHeading___Toc532_4110317715" text:style-name="Index_20_Link" text:visited-style-name="Index_20_Link">Component State, Event Handlers<text:tab/>17</text:a></text:p>
          <text:p text:style-name="P2"><text:a xlink:type="simple" xlink:href="#__RefHeading___Toc534_4110317715" text:style-name="Index_20_Link" text:visited-style-name="Index_20_Link">Complex State Management<text:tab/>20</text:a></text:p>
          <text:p text:style-name="P1"><text:a xlink:type="simple" xlink:href="#__RefHeading___Toc536_4110317715" text:style-name="Index_20_Link" text:visited-style-name="Index_20_Link">Part 2: Communicating with server<text:tab/>25</text:a></text:p>
          <text:p text:style-name="P2"><text:a xlink:type="simple" xlink:href="#__RefHeading___Toc7735_899862562" text:style-name="Index_20_Link" text:visited-style-name="Index_20_Link">Rendering a Collection, Modules<text:tab/>25</text:a></text:p>
          <text:p text:style-name="P2"><text:a xlink:type="simple" xlink:href="#__RefHeading___Toc7737_899862562" text:style-name="Index_20_Link" text:visited-style-name="Index_20_Link">Rendering Collections<text:tab/>26</text:a></text:p>
          <text:p text:style-name="P2"><text:a xlink:type="simple" xlink:href="#__RefHeading___Toc7739_899862562" text:style-name="Index_20_Link" text:visited-style-name="Index_20_Link">Refactoring with Modules<text:tab/>26</text:a></text:p>
          <text:p text:style-name="P2"><text:a xlink:type="simple" xlink:href="#__RefHeading___Toc7741_899862562" text:style-name="Index_20_Link" text:visited-style-name="Index_20_Link">Debugging Tips<text:tab/>26</text:a></text:p>
          <text:p text:style-name="P2"><text:a xlink:type="simple" xlink:href="#__RefHeading___Toc7743_899862562" text:style-name="Index_20_Link" text:visited-style-name="Index_20_Link">Saving the Notes in Component State<text:tab/>27</text:a></text:p>
          <text:p text:style-name="P2"><text:a xlink:type="simple" xlink:href="#__RefHeading___Toc7745_899862562" text:style-name="Index_20_Link" text:visited-style-name="Index_20_Link">Adding a Form<text:tab/>27</text:a></text:p>
          <text:p text:style-name="P2"><text:a xlink:type="simple" xlink:href="#__RefHeading___Toc7747_899862562" text:style-name="Index_20_Link" text:visited-style-name="Index_20_Link">Controlled Component<text:tab/>28</text:a></text:p>
          <text:p text:style-name="P2"><text:a xlink:type="simple" xlink:href="#__RefHeading___Toc7749_899862562" text:style-name="Index_20_Link" text:visited-style-name="Index_20_Link">Adding New Notes<text:tab/>29</text:a></text:p>
          <text:p text:style-name="P2"><text:a xlink:type="simple" xlink:href="#__RefHeading___Toc7751_899862562" text:style-name="Index_20_Link" text:visited-style-name="Index_20_Link">Filtering Displayed Notes<text:tab/>29</text:a></text:p>
          <text:p text:style-name="P2"><text:a xlink:type="simple" xlink:href="#__RefHeading___Toc7753_899862562" text:style-name="Index_20_Link" text:visited-style-name="Index_20_Link">Getting Data from Server<text:tab/>30</text:a></text:p>
          <text:p text:style-name="P2"><text:a xlink:type="simple" xlink:href="#__RefHeading___Toc7755_899862562" text:style-name="Index_20_Link" text:visited-style-name="Index_20_Link">From XHR to Axios<text:tab/>30</text:a></text:p>
          <text:p text:style-name="P2"><text:a xlink:type="simple" xlink:href="#__RefHeading___Toc7757_899862562" text:style-name="Index_20_Link" text:visited-style-name="Index_20_Link">Fetching with Axios and Promises<text:tab/>31</text:a></text:p>
          <text:p text:style-name="P2"><text:a xlink:type="simple" xlink:href="#__RefHeading___Toc7759_899862562" text:style-name="Index_20_Link" text:visited-style-name="Index_20_Link">Moving Fetch into the App Component<text:tab/>31</text:a></text:p>
          <text:p text:style-name="P2"><text:a xlink:type="simple" xlink:href="#__RefHeading___Toc7761_899862562" text:style-name="Index_20_Link" text:visited-style-name="Index_20_Link">Application Architecture<text:tab/>32</text:a></text:p>
          <text:p text:style-name="P2"><text:a xlink:type="simple" xlink:href="#__RefHeading___Toc7763_899862562" text:style-name="Index_20_Link" text:visited-style-name="Index_20_Link">Altering Data on the Server<text:tab/>32</text:a></text:p>
          <text:p text:style-name="P2"><text:a xlink:type="simple" xlink:href="#__RefHeading___Toc7765_899862562" text:style-name="Index_20_Link" text:visited-style-name="Index_20_Link">Toggling Importance of a Note<text:tab/>32</text:a></text:p>
          <text:p text:style-name="P2"><text:a xlink:type="simple" xlink:href="#__RefHeading___Toc7767_899862562" text:style-name="Index_20_Link" text:visited-style-name="Index_20_Link">Extracting Server Communication<text:tab/>33</text:a></text:p>
          <text:p text:style-name="P2"><text:a xlink:type="simple" xlink:href="#__RefHeading___Toc7769_899862562" text:style-name="Index_20_Link" text:visited-style-name="Index_20_Link">Handling Errors Gracefully<text:tab/>33</text:a></text:p>
          <text:p text:style-name="P2"><text:a xlink:type="simple" xlink:href="#__RefHeading___Toc7771_899862562" text:style-name="Index_20_Link" text:visited-style-name="Index_20_Link">Full Stack Developer’s Oath<text:tab/>33</text:a></text:p>
          <text:p text:style-name="P2"><text:a xlink:type="simple" xlink:href="#__RefHeading___Toc7773_899862562" text:style-name="Index_20_Link" text:visited-style-name="Index_20_Link">Adding Styles to React App<text:tab/>34</text:a></text:p>
          <text:p text:style-name="P2"><text:a xlink:type="simple" xlink:href="#__RefHeading___Toc7775_899862562" text:style-name="Index_20_Link" text:visited-style-name="Index_20_Link">Element Selectors<text:tab/>34</text:a></text:p>
          <text:p text:style-name="P2"><text:a xlink:type="simple" xlink:href="#__RefHeading___Toc7777_899862562" text:style-name="Index_20_Link" text:visited-style-name="Index_20_Link">Class Selectors<text:tab/>34</text:a></text:p>
          <text:p text:style-name="P2"><text:a xlink:type="simple" xlink:href="#__RefHeading___Toc7779_899862562" text:style-name="Index_20_Link" text:visited-style-name="Index_20_Link">Notification Component for Error Messages<text:tab/>34</text:a></text:p>
          <text:p text:style-name="P2"><text:a xlink:type="simple" xlink:href="#__RefHeading___Toc7781_899862562" text:style-name="Index_20_Link" text:visited-style-name="Index_20_Link">Inline Styles<text:tab/>35</text:a></text:p>
          <text:p text:style-name="P2"><text:a xlink:type="simple" xlink:href="#__RefHeading___Toc7783_899862562" text:style-name="Index_20_Link" text:visited-style-name="Index_20_Link">Handling Uninitialized State<text:tab/>35</text:a></text:p>
          <text:p text:style-name="P2"><text:a xlink:type="simple" xlink:href="#__RefHeading___Toc7785_899862562" text:style-name="Index_20_Link" text:visited-style-name="Index_20_Link">Effect Hook Dependencies<text:tab/>36</text:a></text:p>
          <text:p text:style-name="P1"><text:a xlink:type="simple" xlink:href="#__RefHeading___Toc9882_899862562" text:style-name="Index_20_Link" text:visited-style-name="Index_20_Link">Part 3: Programming a server with NodeJS and Express<text:tab/>36</text:a></text:p>
          <text:p text:style-name="P2"><text:a xlink:type="simple" xlink:href="#__RefHeading___Toc9884_899862562" text:style-name="Index_20_Link" text:visited-style-name="Index_20_Link"><text:soft-page-break/>Node.js and Express<text:tab/>36</text:a></text:p>
          <text:p text:style-name="P2"><text:a xlink:type="simple" xlink:href="#__RefHeading___Toc9886_899862562" text:style-name="Index_20_Link" text:visited-style-name="Index_20_Link">Project Initialization with npm<text:tab/>36</text:a></text:p>
          <text:p text:style-name="P2"><text:a xlink:type="simple" xlink:href="#__RefHeading___Toc9888_899862562" text:style-name="Index_20_Link" text:visited-style-name="Index_20_Link">A Minimal HTTP Server<text:tab/>37</text:a></text:p>
          <text:p text:style-name="P2"><text:a xlink:type="simple" xlink:href="#__RefHeading___Toc9890_899862562" text:style-name="Index_20_Link" text:visited-style-name="Index_20_Link">Introducing Express<text:tab/>37</text:a></text:p>
          <text:p text:style-name="P2"><text:a xlink:type="simple" xlink:href="#__RefHeading___Toc9892_899862562" text:style-name="Index_20_Link" text:visited-style-name="Index_20_Link">Development Workflow<text:tab/>38</text:a></text:p>
          <text:p text:style-name="P2"><text:a xlink:type="simple" xlink:href="#__RefHeading___Toc9894_899862562" text:style-name="Index_20_Link" text:visited-style-name="Index_20_Link">RESTful API Endpoints<text:tab/>38</text:a></text:p>
          <text:p text:style-name="P2"><text:a xlink:type="simple" xlink:href="#__RefHeading___Toc9896_899862562" text:style-name="Index_20_Link" text:visited-style-name="Index_20_Link">Creating and Validating Notes<text:tab/>39</text:a></text:p>
          <text:p text:style-name="P2"><text:a xlink:type="simple" xlink:href="#__RefHeading___Toc9898_899862562" text:style-name="Index_20_Link" text:visited-style-name="Index_20_Link">Middleware<text:tab/>39</text:a></text:p>
          <text:p text:style-name="P2"><text:a xlink:type="simple" xlink:href="#__RefHeading___Toc9900_899862562" text:style-name="Index_20_Link" text:visited-style-name="Index_20_Link">Connecting Frontend to Your Backend<text:tab/>40</text:a></text:p>
          <text:p text:style-name="P2"><text:a xlink:type="simple" xlink:href="#__RefHeading___Toc9902_899862562" text:style-name="Index_20_Link" text:visited-style-name="Index_20_Link">Preparing for Deployment<text:tab/>40</text:a></text:p>
          <text:p text:style-name="P2"><text:a xlink:type="simple" xlink:href="#__RefHeading___Toc9904_899862562" text:style-name="Index_20_Link" text:visited-style-name="Index_20_Link">Choosing a Hosting Service<text:tab/>40</text:a></text:p>
          <text:p text:style-name="P2"><text:a xlink:type="simple" xlink:href="#__RefHeading___Toc9906_899862562" text:style-name="Index_20_Link" text:visited-style-name="Index_20_Link">Deploying with Fly.io<text:tab/>40</text:a></text:p>
          <text:p text:style-name="P2"><text:a xlink:type="simple" xlink:href="#__RefHeading___Toc9908_899862562" text:style-name="Index_20_Link" text:visited-style-name="Index_20_Link">Deploying with Render<text:tab/>41</text:a></text:p>
          <text:p text:style-name="P2"><text:a xlink:type="simple" xlink:href="#__RefHeading___Toc9910_899862562" text:style-name="Index_20_Link" text:visited-style-name="Index_20_Link">Building and Serving the Frontend<text:tab/>41</text:a></text:p>
          <text:p text:style-name="P2"><text:a xlink:type="simple" xlink:href="#__RefHeading___Toc9912_899862562" text:style-name="Index_20_Link" text:visited-style-name="Index_20_Link">Automating Deployments<text:tab/>42</text:a></text:p>
          <text:p text:style-name="P2"><text:a xlink:type="simple" xlink:href="#__RefHeading___Toc9914_899862562" text:style-name="Index_20_Link" text:visited-style-name="Index_20_Link">Proxying in Development<text:tab/>42</text:a></text:p>
          <text:p text:style-name="P2"><text:a xlink:type="simple" xlink:href="#__RefHeading___Toc9916_899862562" text:style-name="Index_20_Link" text:visited-style-name="Index_20_Link">Debugging Node Applications<text:tab/>42</text:a></text:p>
          <text:p text:style-name="P2"><text:a xlink:type="simple" xlink:href="#__RefHeading___Toc9918_899862562" text:style-name="Index_20_Link" text:visited-style-name="Index_20_Link">Choosing MongoDB for Persistence<text:tab/>43</text:a></text:p>
          <text:p text:style-name="P2"><text:a xlink:type="simple" xlink:href="#__RefHeading___Toc9920_899862562" text:style-name="Index_20_Link" text:visited-style-name="Index_20_Link">Mongoose: An ODM for MongoDB<text:tab/>43</text:a></text:p>
          <text:p text:style-name="P2"><text:a xlink:type="simple" xlink:href="#__RefHeading___Toc9922_899862562" text:style-name="Index_20_Link" text:visited-style-name="Index_20_Link">Integrating Mongoose into the Backend<text:tab/>44</text:a></text:p>
          <text:p text:style-name="P2"><text:a xlink:type="simple" xlink:href="#__RefHeading___Toc9924_899862562" text:style-name="Index_20_Link" text:visited-style-name="Index_20_Link">Creating, Updating, and Deleting Notes<text:tab/>44</text:a></text:p>
          <text:p text:style-name="P2"><text:a xlink:type="simple" xlink:href="#__RefHeading___Toc9926_899862562" text:style-name="Index_20_Link" text:visited-style-name="Index_20_Link">Centralized Error Handling<text:tab/>45</text:a></text:p>
          <text:p text:style-name="P2"><text:a xlink:type="simple" xlink:href="#__RefHeading___Toc9928_899862562" text:style-name="Index_20_Link" text:visited-style-name="Index_20_Link">Data Validation in the Backend<text:tab/>45</text:a></text:p>
          <text:p text:style-name="P2"><text:a xlink:type="simple" xlink:href="#__RefHeading___Toc9930_899862562" text:style-name="Index_20_Link" text:visited-style-name="Index_20_Link">Deploying with Environment‑Based Configuration<text:tab/>46</text:a></text:p>
          <text:p text:style-name="P2"><text:a xlink:type="simple" xlink:href="#__RefHeading___Toc9932_899862562" text:style-name="Index_20_Link" text:visited-style-name="Index_20_Link">Introducing ESLint for Static Analysis<text:tab/>46</text:a></text:p>
          <text:p text:style-name="P1"><text:a xlink:type="simple" xlink:href="#__RefHeading___Toc9934_899862562" text:style-name="Index_20_Link" text:visited-style-name="Index_20_Link">Part 4: Testing Express servers, user administration<text:tab/>47</text:a></text:p>
          <text:p text:style-name="P2"><text:a xlink:type="simple" xlink:href="#__RefHeading___Toc9936_899862562" text:style-name="Index_20_Link" text:visited-style-name="Index_20_Link">Refactoring for Maintainability<text:tab/>47</text:a></text:p>
          <text:p text:style-name="P3"><text:a xlink:type="simple" xlink:href="#__RefHeading___Toc9938_899862562" text:style-name="Index_20_Link" text:visited-style-name="Index_20_Link">Logger Module<text:tab/>48</text:a></text:p>
          <text:p text:style-name="P3"><text:a xlink:type="simple" xlink:href="#__RefHeading___Toc9940_899862562" text:style-name="Index_20_Link" text:visited-style-name="Index_20_Link">Configuration Module<text:tab/>48</text:a></text:p>
          <text:p text:style-name="P3"><text:a xlink:type="simple" xlink:href="#__RefHeading___Toc9942_899862562" text:style-name="Index_20_Link" text:visited-style-name="Index_20_Link">Middleware Module<text:tab/>48</text:a></text:p>
          <text:p text:style-name="P3"><text:a xlink:type="simple" xlink:href="#__RefHeading___Toc9944_899862562" text:style-name="Index_20_Link" text:visited-style-name="Index_20_Link">Controllers<text:tab/>48</text:a></text:p>
          <text:p text:style-name="P3"><text:a xlink:type="simple" xlink:href="#__RefHeading___Toc9946_899862562" text:style-name="Index_20_Link" text:visited-style-name="Index_20_Link">App and Server Entry Points<text:tab/>49</text:a></text:p>
          <text:p text:style-name="P2"><text:a xlink:type="simple" xlink:href="#__RefHeading___Toc9948_899862562" text:style-name="Index_20_Link" text:visited-style-name="Index_20_Link">Introduction to Testing with Node’s Built‑In Test Runner<text:tab/>50</text:a></text:p>
          <text:p text:style-name="P2"><text:a xlink:type="simple" xlink:href="#__RefHeading___Toc9950_899862562" text:style-name="Index_20_Link" text:visited-style-name="Index_20_Link">Integration Testing the Notes API<text:tab/>51</text:a></text:p>
          <text:p text:style-name="P2"><text:a xlink:type="simple" xlink:href="#__RefHeading___Toc9952_899862562" text:style-name="Index_20_Link" text:visited-style-name="Index_20_Link">Test Environment Configuration<text:tab/>51</text:a></text:p>
          <text:p text:style-name="P2"><text:a xlink:type="simple" xlink:href="#__RefHeading___Toc9954_899862562" text:style-name="Index_20_Link" text:visited-style-name="Index_20_Link">Supertest for API Calls<text:tab/>51</text:a></text:p>
          <text:p text:style-name="P2"><text:a xlink:type="simple" xlink:href="#__RefHeading___Toc9956_899862562" text:style-name="Index_20_Link" text:visited-style-name="Index_20_Link">Resetting the Database for Predictable Tests<text:tab/>51</text:a></text:p>
          <text:p text:style-name="P2"><text:a xlink:type="simple" xlink:href="#__RefHeading___Toc9958_899862562" text:style-name="Index_20_Link" text:visited-style-name="Index_20_Link">Testing POST and Validation<text:tab/>52</text:a></text:p>
          <text:p text:style-name="P2"><text:a xlink:type="simple" xlink:href="#__RefHeading___Toc9960_899862562" text:style-name="Index_20_Link" text:visited-style-name="Index_20_Link">Refactoring to Async/Await<text:tab/>52</text:a></text:p>
          <text:p text:style-name="P2"><text:a xlink:type="simple" xlink:href="#__RefHeading___Toc9962_899862562" text:style-name="Index_20_Link" text:visited-style-name="Index_20_Link">Introduction to Error Handling<text:tab/>53</text:a></text:p>
          <text:p text:style-name="P2"><text:a xlink:type="simple" xlink:href="#__RefHeading___Toc9964_899862562" text:style-name="Index_20_Link" text:visited-style-name="Index_20_Link">The try...catch Statement<text:tab/>53</text:a></text:p>
          <text:p text:style-name="P4"><text:a xlink:type="simple" xlink:href="#__RefHeading___Toc9966_899862562" text:style-name="Index_20_Link" text:visited-style-name="Index_20_Link">Example<text:tab/>53</text:a></text:p>
          <text:p text:style-name="P2"><text:a xlink:type="simple" xlink:href="#__RefHeading___Toc9968_899862562" text:style-name="Index_20_Link" text:visited-style-name="Index_20_Link">Creating Custom Errors<text:tab/>54</text:a></text:p>
          <text:p text:style-name="P4"><text:a xlink:type="simple" xlink:href="#__RefHeading___Toc9970_899862562" text:style-name="Index_20_Link" text:visited-style-name="Index_20_Link">Syntax<text:tab/>54</text:a></text:p>
          <text:p text:style-name="P4"><text:a xlink:type="simple" xlink:href="#__RefHeading___Toc9972_899862562" text:style-name="Index_20_Link" text:visited-style-name="Index_20_Link">Example<text:tab/>54</text:a></text:p>
          <text:p text:style-name="P2"><text:a xlink:type="simple" xlink:href="#__RefHeading___Toc9974_899862562" text:style-name="Index_20_Link" text:visited-style-name="Index_20_Link">Error Types in JavaScript<text:tab/>54</text:a></text:p>
          <text:p text:style-name="P2"><text:a xlink:type="simple" xlink:href="#__RefHeading___Toc9976_899862562" text:style-name="Index_20_Link" text:visited-style-name="Index_20_Link">Best Practices for Error Handling<text:tab/>55</text:a></text:p>
          <text:p text:style-name="P4"><text:a xlink:type="simple" xlink:href="#__RefHeading___Toc9978_899862562" text:style-name="Index_20_Link" text:visited-style-name="Index_20_Link">Example: Comprehensive Error Handling<text:tab/>55</text:a></text:p>
          <text:p text:style-name="P2"><text:a xlink:type="simple" xlink:href="#__RefHeading___Toc9980_899862562" text:style-name="Index_20_Link" text:visited-style-name="Index_20_Link">Conclusion<text:tab/>55</text:a></text:p>
          <text:p text:style-name="P2"><text:a xlink:type="simple" xlink:href="#__RefHeading___Toc9982_899862562" text:style-name="Index_20_Link" text:visited-style-name="Index_20_Link">Database Relationships<text:tab/>56</text:a></text:p>
          <text:p text:style-name="P2"><text:a xlink:type="simple" xlink:href="#__RefHeading___Toc9984_899862562" text:style-name="Index_20_Link" text:visited-style-name="Index_20_Link">Mongoose Schemas<text:tab/>56</text:a></text:p>
          <text:p text:style-name="P2"><text:a xlink:type="simple" xlink:href="#__RefHeading___Toc9986_899862562" text:style-name="Index_20_Link" text:visited-style-name="Index_20_Link">Creating Users<text:tab/>56</text:a></text:p>
          <text:p text:style-name="P2"><text:a xlink:type="simple" xlink:href="#__RefHeading___Toc9988_899862562" text:style-name="Index_20_Link" text:visited-style-name="Index_20_Link"><text:soft-page-break/>Validation and Uniqueness<text:tab/>57</text:a></text:p>
          <text:p text:style-name="P2"><text:a xlink:type="simple" xlink:href="#__RefHeading___Toc9990_899862562" text:style-name="Index_20_Link" text:visited-style-name="Index_20_Link">Associating Notes with Users<text:tab/>57</text:a></text:p>
          <text:p text:style-name="P2"><text:a xlink:type="simple" xlink:href="#__RefHeading___Toc9992_899862562" text:style-name="Index_20_Link" text:visited-style-name="Index_20_Link">Populating References<text:tab/>57</text:a></text:p>
          <text:p text:style-name="P2"><text:a xlink:type="simple" xlink:href="#__RefHeading___Toc9994_899862562" text:style-name="Index_20_Link" text:visited-style-name="Index_20_Link">Testing<text:tab/>57</text:a></text:p>
          <text:p text:style-name="P2"><text:a xlink:type="simple" xlink:href="#__RefHeading___Toc9996_899862562" text:style-name="Index_20_Link" text:visited-style-name="Index_20_Link">Token Authentication<text:tab/>58</text:a></text:p>
          <text:p text:style-name="P2"><text:a xlink:type="simple" xlink:href="#__RefHeading___Toc9998_899862562" text:style-name="Index_20_Link" text:visited-style-name="Index_20_Link">Overview of the Authentication Process<text:tab/>58</text:a></text:p>
          <text:p text:style-name="P2"><text:a xlink:type="simple" xlink:href="#__RefHeading___Toc10000_899862562" text:style-name="Index_20_Link" text:visited-style-name="Index_20_Link">Backend Implementation<text:tab/>58</text:a></text:p>
          <text:p text:style-name="P2"><text:a xlink:type="simple" xlink:href="#__RefHeading___Toc10002_899862562" text:style-name="Index_20_Link" text:visited-style-name="Index_20_Link">Restricting Note Creation to Logged-In Users<text:tab/>59</text:a></text:p>
          <text:p text:style-name="P2"><text:a xlink:type="simple" xlink:href="#__RefHeading___Toc10004_899862562" text:style-name="Index_20_Link" text:visited-style-name="Index_20_Link">Enhancements and Limitations<text:tab/>60</text:a></text:p>
          <text:p text:style-name="P2"><text:a xlink:type="simple" xlink:href="#__RefHeading___Toc10006_899862562" text:style-name="Index_20_Link" text:visited-style-name="Index_20_Link">End Notes<text:tab/>60</text:a></text:p>
          <text:p text:style-name="P1"><text:a xlink:type="simple" xlink:href="#__RefHeading___Toc17148_2337481427" text:style-name="Index_20_Link" text:visited-style-name="Index_20_Link">Part 5<text:tab/>60</text:a></text:p>
          <text:p text:style-name="P2"><text:a xlink:type="simple" xlink:href="#__RefHeading___Toc17150_2337481427" text:style-name="Index_20_Link" text:visited-style-name="Index_20_Link">Login in Frontend<text:tab/>61</text:a></text:p>
          <text:p text:style-name="P3"><text:a xlink:type="simple" xlink:href="#__RefHeading___Toc17152_2337481427" text:style-name="Index_20_Link" text:visited-style-name="Index_20_Link">Adding the Login Form<text:tab/>61</text:a></text:p>
          <text:p text:style-name="P3"><text:a xlink:type="simple" xlink:href="#__RefHeading___Toc17154_2337481427" text:style-name="Index_20_Link" text:visited-style-name="Index_20_Link">Handling Login with Backend<text:tab/>61</text:a></text:p>
          <text:p text:style-name="P3"><text:a xlink:type="simple" xlink:href="#__RefHeading___Toc17156_2337481427" text:style-name="Index_20_Link" text:visited-style-name="Index_20_Link">Conditional Rendering of Forms<text:tab/>62</text:a></text:p>
          <text:p text:style-name="P3"><text:a xlink:type="simple" xlink:href="#__RefHeading___Toc17158_2337481427" text:style-name="Index_20_Link" text:visited-style-name="Index_20_Link">Creating New Notes with Token<text:tab/>62</text:a></text:p>
          <text:p text:style-name="P3"><text:a xlink:type="simple" xlink:href="#__RefHeading___Toc17160_2337481427" text:style-name="Index_20_Link" text:visited-style-name="Index_20_Link">Persisting Login with Local Storage<text:tab/>62</text:a></text:p>
          <text:p text:style-name="P3"><text:a xlink:type="simple" xlink:href="#__RefHeading___Toc17162_2337481427" text:style-name="Index_20_Link" text:visited-style-name="Index_20_Link">Notes on Local Storage<text:tab/>63</text:a></text:p>
          <text:p text:style-name="P2"><text:a xlink:type="simple" xlink:href="#__RefHeading___Toc17164_2337481427" text:style-name="Index_20_Link" text:visited-style-name="Index_20_Link">props.children and proptypes<text:tab/>63</text:a></text:p>
          <text:p text:style-name="P3"><text:a xlink:type="simple" xlink:href="#__RefHeading___Toc17166_2337481427" text:style-name="Index_20_Link" text:visited-style-name="Index_20_Link">Displaying the login form only when appropriate<text:tab/>63</text:a></text:p>
          <text:p text:style-name="P3"><text:a xlink:type="simple" xlink:href="#__RefHeading___Toc17168_2337481427" text:style-name="Index_20_Link" text:visited-style-name="Index_20_Link">The components children, aka. props.children<text:tab/>64</text:a></text:p>
          <text:p text:style-name="P3"><text:a xlink:type="simple" xlink:href="#__RefHeading___Toc17170_2337481427" text:style-name="Index_20_Link" text:visited-style-name="Index_20_Link">State of the forms<text:tab/>65</text:a></text:p>
          <text:p text:style-name="P3"><text:a xlink:type="simple" xlink:href="#__RefHeading___Toc17172_2337481427" text:style-name="Index_20_Link" text:visited-style-name="Index_20_Link">References to components with ref<text:tab/>66</text:a></text:p>
          <text:p text:style-name="P3"><text:a xlink:type="simple" xlink:href="#__RefHeading___Toc17174_2337481427" text:style-name="Index_20_Link" text:visited-style-name="Index_20_Link">One point about components<text:tab/>67</text:a></text:p>
          <text:p text:style-name="P3"><text:a xlink:type="simple" xlink:href="#__RefHeading___Toc17176_2337481427" text:style-name="Index_20_Link" text:visited-style-name="Index_20_Link">PropTypes<text:tab/>68</text:a></text:p>
          <text:p text:style-name="P3"><text:a xlink:type="simple" xlink:href="#__RefHeading___Toc17178_2337481427" text:style-name="Index_20_Link" text:visited-style-name="Index_20_Link">ESlint<text:tab/>68</text:a></text:p>
          <text:p text:style-name="P2"><text:a xlink:type="simple" xlink:href="#__RefHeading___Toc17180_2337481427" text:style-name="Index_20_Link" text:visited-style-name="Index_20_Link">Testing React apps<text:tab/>69</text:a></text:p>
          <text:p text:style-name="P3"><text:a xlink:type="simple" xlink:href="#__RefHeading___Toc17182_2337481427" text:style-name="Index_20_Link" text:visited-style-name="Index_20_Link">Rendering the component for tests<text:tab/>70</text:a></text:p>
          <text:p text:style-name="P3"><text:a xlink:type="simple" xlink:href="#__RefHeading___Toc17184_2337481427" text:style-name="Index_20_Link" text:visited-style-name="Index_20_Link">Test file location<text:tab/>71</text:a></text:p>
          <text:p text:style-name="P3"><text:a xlink:type="simple" xlink:href="#__RefHeading___Toc17186_2337481427" text:style-name="Index_20_Link" text:visited-style-name="Index_20_Link">Searching for content in a component<text:tab/>71</text:a></text:p>
          <text:p text:style-name="P3"><text:a xlink:type="simple" xlink:href="#__RefHeading___Toc17188_2337481427" text:style-name="Index_20_Link" text:visited-style-name="Index_20_Link">Debugging tests<text:tab/>72</text:a></text:p>
          <text:p text:style-name="P3"><text:a xlink:type="simple" xlink:href="#__RefHeading___Toc17190_2337481427" text:style-name="Index_20_Link" text:visited-style-name="Index_20_Link">Clicking buttons in tests<text:tab/>72</text:a></text:p>
          <text:p text:style-name="P3"><text:a xlink:type="simple" xlink:href="#__RefHeading___Toc17192_2337481427" text:style-name="Index_20_Link" text:visited-style-name="Index_20_Link">Tests for the Togglable component<text:tab/>73</text:a></text:p>
          <text:p text:style-name="P3"><text:a xlink:type="simple" xlink:href="#__RefHeading___Toc17194_2337481427" text:style-name="Index_20_Link" text:visited-style-name="Index_20_Link">Testing the forms<text:tab/>74</text:a></text:p>
          <text:p text:style-name="P3"><text:a xlink:type="simple" xlink:href="#__RefHeading___Toc17196_2337481427" text:style-name="Index_20_Link" text:visited-style-name="Index_20_Link">About finding the elements<text:tab/>75</text:a></text:p>
          <text:p text:style-name="P3"><text:a xlink:type="simple" xlink:href="#__RefHeading___Toc17198_2337481427" text:style-name="Index_20_Link" text:visited-style-name="Index_20_Link">Test coverage<text:tab/>76</text:a></text:p>
          <text:p text:style-name="P3"><text:a xlink:type="simple" xlink:href="#__RefHeading___Toc17200_2337481427" text:style-name="Index_20_Link" text:visited-style-name="Index_20_Link">Frontend integration tests<text:tab/>76</text:a></text:p>
          <text:p text:style-name="P3"><text:a xlink:type="simple" xlink:href="#__RefHeading___Toc17202_2337481427" text:style-name="Index_20_Link" text:visited-style-name="Index_20_Link">Snapshot testing<text:tab/>76</text:a></text:p>
          <text:p text:style-name="P2"><text:a xlink:type="simple" xlink:href="#__RefHeading___Toc17204_2337481427" text:style-name="Index_20_Link" text:visited-style-name="Index_20_Link">End to end testing: Playwright<text:tab/>76</text:a></text:p>
          <text:p text:style-name="P3"><text:a xlink:type="simple" xlink:href="#__RefHeading___Toc17206_2337481427" text:style-name="Index_20_Link" text:visited-style-name="Index_20_Link">Playwright<text:tab/>76</text:a></text:p>
          <text:p text:style-name="P1"><text:a xlink:type="simple" xlink:href="#__RefHeading___Toc20921_2337481427" text:style-name="Index_20_Link" text:visited-style-name="Index_20_Link">Part 6<text:tab/>83</text:a></text:p>
          <text:p text:style-name="P2"><text:a xlink:type="simple" xlink:href="#__RefHeading___Toc20923_2337481427" text:style-name="Index_20_Link" text:visited-style-name="Index_20_Link">Flux-architecture and Redux<text:tab/>83</text:a></text:p>
          <text:p text:style-name="P3"><text:a xlink:type="simple" xlink:href="#__RefHeading___Toc20925_2337481427" text:style-name="Index_20_Link" text:visited-style-name="Index_20_Link">Flux-architecture<text:tab/>83</text:a></text:p>
          <text:p text:style-name="P3"><text:a xlink:type="simple" xlink:href="#__RefHeading___Toc20927_2337481427" text:style-name="Index_20_Link" text:visited-style-name="Index_20_Link">Redux<text:tab/>84</text:a></text:p>
          <text:p text:style-name="P3"><text:a xlink:type="simple" xlink:href="#__RefHeading___Toc20929_2337481427" text:style-name="Index_20_Link" text:visited-style-name="Index_20_Link">Redux-notes<text:tab/>86</text:a></text:p>
          <text:p text:style-name="P3"><text:a xlink:type="simple" xlink:href="#__RefHeading___Toc20931_2337481427" text:style-name="Index_20_Link" text:visited-style-name="Index_20_Link">Forwarding Redux Store to various components<text:tab/>89</text:a></text:p>
          <text:p text:style-name="P2"><text:a xlink:type="simple" xlink:href="#__RefHeading___Toc20933_2337481427" text:style-name="Index_20_Link" text:visited-style-name="Index_20_Link">Many reducers<text:tab/>91</text:a></text:p>
          <text:p text:style-name="P3"><text:a xlink:type="simple" xlink:href="#__RefHeading___Toc20935_2337481427" text:style-name="Index_20_Link" text:visited-style-name="Index_20_Link">Store with complex state<text:tab/>91</text:a></text:p>
          <text:p text:style-name="P3"><text:a xlink:type="simple" xlink:href="#__RefHeading___Toc20937_2337481427" text:style-name="Index_20_Link" text:visited-style-name="Index_20_Link">Combined reducers<text:tab/>92</text:a></text:p>
          <text:p text:style-name="P3"><text:a xlink:type="simple" xlink:href="#__RefHeading___Toc20939_2337481427" text:style-name="Index_20_Link" text:visited-style-name="Index_20_Link">Finishing the filters<text:tab/>93</text:a></text:p>
          <text:p text:style-name="P3"><text:a xlink:type="simple" xlink:href="#__RefHeading___Toc20941_2337481427" text:style-name="Index_20_Link" text:visited-style-name="Index_20_Link">Redux Toolkit<text:tab/>94</text:a></text:p>
          <text:p text:style-name="P3"><text:a xlink:type="simple" xlink:href="#__RefHeading___Toc20943_2337481427" text:style-name="Index_20_Link" text:visited-style-name="Index_20_Link">Redux DevTools<text:tab/>96</text:a></text:p>
          <text:p text:style-name="P2"><text:a xlink:type="simple" xlink:href="#__RefHeading___Toc20945_2337481427" text:style-name="Index_20_Link" text:visited-style-name="Index_20_Link"><text:soft-page-break/>Communicating with server in a Redux application<text:tab/>96</text:a></text:p>
          <text:p text:style-name="P3"><text:a xlink:type="simple" xlink:href="#__RefHeading___Toc20947_2337481427" text:style-name="Index_20_Link" text:visited-style-name="Index_20_Link">Getting data from the backend<text:tab/>97</text:a></text:p>
          <text:p text:style-name="P3"><text:a xlink:type="simple" xlink:href="#__RefHeading___Toc20949_2337481427" text:style-name="Index_20_Link" text:visited-style-name="Index_20_Link">Sending data to the backend<text:tab/>99</text:a></text:p>
          <text:p text:style-name="P3"><text:a xlink:type="simple" xlink:href="#__RefHeading___Toc20951_2337481427" text:style-name="Index_20_Link" text:visited-style-name="Index_20_Link">Asynchronous actions and Redux Thunk<text:tab/>100</text:a></text:p>
          <text:p text:style-name="P2"><text:a xlink:type="simple" xlink:href="#__RefHeading___Toc20953_2337481427" text:style-name="Index_20_Link" text:visited-style-name="Index_20_Link">React Query, useReducer and the context<text:tab/>102</text:a></text:p>
          <text:p text:style-name="P3"><text:a xlink:type="simple" xlink:href="#__RefHeading___Toc20955_2337481427" text:style-name="Index_20_Link" text:visited-style-name="Index_20_Link">Managing data on the server with the React Query library<text:tab/>103</text:a></text:p>
          <text:p text:style-name="P3"><text:a xlink:type="simple" xlink:href="#__RefHeading___Toc20957_2337481427" text:style-name="Index_20_Link" text:visited-style-name="Index_20_Link">Synchronizing data to the server using React Query<text:tab/>104</text:a></text:p>
          <text:p text:style-name="P3"><text:a xlink:type="simple" xlink:href="#__RefHeading___Toc20959_2337481427" text:style-name="Index_20_Link" text:visited-style-name="Index_20_Link">Optimizing the performance<text:tab/>106</text:a></text:p>
          <text:p text:style-name="P3"><text:a xlink:type="simple" xlink:href="#__RefHeading___Toc20961_2337481427" text:style-name="Index_20_Link" text:visited-style-name="Index_20_Link">useReducer<text:tab/>106</text:a></text:p>
          <text:p text:style-name="P3"><text:a xlink:type="simple" xlink:href="#__RefHeading___Toc20963_2337481427" text:style-name="Index_20_Link" text:visited-style-name="Index_20_Link">Using context for passing the state to components<text:tab/>107</text:a></text:p>
          <text:p text:style-name="P3"><text:a xlink:type="simple" xlink:href="#__RefHeading___Toc20965_2337481427" text:style-name="Index_20_Link" text:visited-style-name="Index_20_Link">Defining the counter context in a separate file<text:tab/>107</text:a></text:p>
          <text:p text:style-name="P3"><text:a xlink:type="simple" xlink:href="#__RefHeading___Toc20967_2337481427" text:style-name="Index_20_Link" text:visited-style-name="Index_20_Link">Which state management solution to choose?<text:tab/>108</text:a></text:p>
          <text:p text:style-name="P1"><text:a xlink:type="simple" xlink:href="#__RefHeading___Toc28891_2405230766" text:style-name="Index_20_Link" text:visited-style-name="Index_20_Link">Part 7<text:tab/>109</text:a></text:p>
          <text:p text:style-name="P2"><text:a xlink:type="simple" xlink:href="#__RefHeading___Toc28893_2405230766" text:style-name="Index_20_Link" text:visited-style-name="Index_20_Link">React Router<text:tab/>109</text:a></text:p>
          <text:p text:style-name="P4"><text:a xlink:type="simple" xlink:href="#__RefHeading___Toc28895_2405230766" text:style-name="Index_20_Link" text:visited-style-name="Index_20_Link">Application Navigation Structure (The Need for Routing)<text:tab/>109</text:a></text:p>
          <text:p text:style-name="P4"><text:a xlink:type="simple" xlink:href="#__RefHeading___Toc28897_2405230766" text:style-name="Index_20_Link" text:visited-style-name="Index_20_Link">React Router<text:tab/>110</text:a></text:p>
          <text:p text:style-name="P4"><text:a xlink:type="simple" xlink:href="#__RefHeading___Toc28899_2405230766" text:style-name="Index_20_Link" text:visited-style-name="Index_20_Link">Parameterized Routes<text:tab/>112</text:a></text:p>
          <text:p text:style-name="P4"><text:a xlink:type="simple" xlink:href="#__RefHeading___Toc28901_2405230766" text:style-name="Index_20_Link" text:visited-style-name="Index_20_Link">useNavigate Hook<text:tab/>113</text:a></text:p>
          <text:p text:style-name="P4"><text:a xlink:type="simple" xlink:href="#__RefHeading___Toc28903_2405230766" text:style-name="Index_20_Link" text:visited-style-name="Index_20_Link">Redirect (using Navigate component)<text:tab/>114</text:a></text:p>
          <text:p text:style-name="P4"><text:a xlink:type="simple" xlink:href="#__RefHeading___Toc28905_2405230766" text:style-name="Index_20_Link" text:visited-style-name="Index_20_Link">Complete App Structure Example<text:tab/>114</text:a></text:p>
          <text:p text:style-name="P4"><text:a xlink:type="simple" xlink:href="#__RefHeading___Toc28907_2405230766" text:style-name="Index_20_Link" text:visited-style-name="Index_20_Link">Parameterized Route Revisited (using useMatch)<text:tab/>115</text:a></text:p>
          <text:p text:style-name="P2"><text:a xlink:type="simple" xlink:href="#__RefHeading___Toc28909_2405230766" text:style-name="Index_20_Link" text:visited-style-name="Index_20_Link">Custom Hooks<text:tab/>117</text:a></text:p>
          <text:p text:style-name="P4"><text:a xlink:type="simple" xlink:href="#__RefHeading___Toc28911_2405230766" text:style-name="Index_20_Link" text:visited-style-name="Index_20_Link">Hooks (Recap)<text:tab/>117</text:a></text:p>
          <text:p text:style-name="P4"><text:a xlink:type="simple" xlink:href="#__RefHeading___Toc28913_2405230766" text:style-name="Index_20_Link" text:visited-style-name="Index_20_Link">Custom Hooks<text:tab/>117</text:a></text:p>
          <text:p text:style-name="P4"><text:a xlink:type="simple" xlink:href="#__RefHeading___Toc28915_2405230766" text:style-name="Index_20_Link" text:visited-style-name="Index_20_Link">Spread Attributes<text:tab/>121</text:a></text:p>
          <text:p text:style-name="P4"><text:a xlink:type="simple" xlink:href="#__RefHeading___Toc28917_2405230766" text:style-name="Index_20_Link" text:visited-style-name="Index_20_Link">More About Hooks<text:tab/>122</text:a></text:p>
          <text:p text:style-name="P2"><text:a xlink:type="simple" xlink:href="#__RefHeading___Toc28919_2405230766" text:style-name="Index_20_Link" text:visited-style-name="Index_20_Link">More About Styles<text:tab/>122</text:a></text:p>
          <text:p text:style-name="P4"><text:a xlink:type="simple" xlink:href="#__RefHeading___Toc28921_2405230766" text:style-name="Index_20_Link" text:visited-style-name="Index_20_Link">Ready-made UI Libraries<text:tab/>122</text:a></text:p>
          <text:p text:style-name="P4"><text:a xlink:type="simple" xlink:href="#__RefHeading___Toc28923_2405230766" text:style-name="Index_20_Link" text:visited-style-name="Index_20_Link">React Bootstrap<text:tab/>122</text:a></text:p>
          <text:p text:style-name="P4"><text:a xlink:type="simple" xlink:href="#__RefHeading___Toc28925_2405230766" text:style-name="Index_20_Link" text:visited-style-name="Index_20_Link">Material UI<text:tab/>125</text:a></text:p>
          <text:p text:style-name="P4"><text:a xlink:type="simple" xlink:href="#__RefHeading___Toc28927_2405230766" text:style-name="Index_20_Link" text:visited-style-name="Index_20_Link">Closing Thoughts on UI Libraries<text:tab/>129</text:a></text:p>
          <text:p text:style-name="P4"><text:a xlink:type="simple" xlink:href="#__RefHeading___Toc28929_2405230766" text:style-name="Index_20_Link" text:visited-style-name="Index_20_Link">Other UI Frameworks<text:tab/>129</text:a></text:p>
          <text:p text:style-name="P4"><text:a xlink:type="simple" xlink:href="#__RefHeading___Toc28931_2405230766" text:style-name="Index_20_Link" text:visited-style-name="Index_20_Link">Styled Components<text:tab/>129</text:a></text:p>
          <text:p text:style-name="P2"><text:a xlink:type="simple" xlink:href="#__RefHeading___Toc28933_2405230766" text:style-name="Index_20_Link" text:visited-style-name="Index_20_Link">Webpack<text:tab/>132</text:a></text:p>
          <text:p text:style-name="P4"><text:a xlink:type="simple" xlink:href="#__RefHeading___Toc28935_2405230766" text:style-name="Index_20_Link" text:visited-style-name="Index_20_Link">Introduction to Bundlers<text:tab/>132</text:a></text:p>
          <text:p text:style-name="P4"><text:a xlink:type="simple" xlink:href="#__RefHeading___Toc28937_2405230766" text:style-name="Index_20_Link" text:visited-style-name="Index_20_Link">Bundling Explained<text:tab/>132</text:a></text:p>
          <text:p text:style-name="P4"><text:a xlink:type="simple" xlink:href="#__RefHeading___Toc28939_2405230766" text:style-name="Index_20_Link" text:visited-style-name="Index_20_Link">Manual Webpack Configuration<text:tab/>132</text:a></text:p>
          <text:p text:style-name="P4"><text:a xlink:type="simple" xlink:href="#__RefHeading___Toc28941_2405230766" text:style-name="Index_20_Link" text:visited-style-name="Index_20_Link">Bundling React<text:tab/>134</text:a></text:p>
          <text:p text:style-name="P4"><text:a xlink:type="simple" xlink:href="#__RefHeading___Toc28943_2405230766" text:style-name="Index_20_Link" text:visited-style-name="Index_20_Link">Loaders<text:tab/>135</text:a></text:p>
          <text:p text:style-name="P4"><text:a xlink:type="simple" xlink:href="#__RefHeading___Toc28945_2405230766" text:style-name="Index_20_Link" text:visited-style-name="Index_20_Link">Transpilers<text:tab/>136</text:a></text:p>
          <text:p text:style-name="P4"><text:a xlink:type="simple" xlink:href="#__RefHeading___Toc28947_2405230766" text:style-name="Index_20_Link" text:visited-style-name="Index_20_Link">CSS<text:tab/>136</text:a></text:p>
          <text:p text:style-name="P4"><text:a xlink:type="simple" xlink:href="#__RefHeading___Toc28949_2405230766" text:style-name="Index_20_Link" text:visited-style-name="Index_20_Link">Webpack Dev Server<text:tab/>137</text:a></text:p>
          <text:p text:style-name="P4"><text:a xlink:type="simple" xlink:href="#__RefHeading___Toc28951_2405230766" text:style-name="Index_20_Link" text:visited-style-name="Index_20_Link">Source Maps<text:tab/>138</text:a></text:p>
          <text:p text:style-name="P4"><text:a xlink:type="simple" xlink:href="#__RefHeading___Toc28953_2405230766" text:style-name="Index_20_Link" text:visited-style-name="Index_20_Link">Minifying the Code (Production Builds)<text:tab/>139</text:a></text:p>
          <text:p text:style-name="P4"><text:a xlink:type="simple" xlink:href="#__RefHeading___Toc28955_2405230766" text:style-name="Index_20_Link" text:visited-style-name="Index_20_Link">Development and Production Configuration<text:tab/>139</text:a></text:p>
          <text:p text:style-name="P4"><text:a xlink:type="simple" xlink:href="#__RefHeading___Toc28957_2405230766" text:style-name="Index_20_Link" text:visited-style-name="Index_20_Link">Polyfills<text:tab/>140</text:a></text:p>
          <text:p text:style-name="P2"><text:a xlink:type="simple" xlink:href="#__RefHeading___Toc28959_2405230766" text:style-name="Index_20_Link" text:visited-style-name="Index_20_Link">Class Components, Miscellaneous<text:tab/>141</text:a></text:p>
          <text:p text:style-name="P4"><text:a xlink:type="simple" xlink:href="#__RefHeading___Toc28961_2405230766" text:style-name="Index_20_Link" text:visited-style-name="Index_20_Link">Class Components<text:tab/>141</text:a></text:p>
          <text:p text:style-name="P4"><text:a xlink:type="simple" xlink:href="#__RefHeading___Toc28963_2405230766" text:style-name="Index_20_Link" text:visited-style-name="Index_20_Link">Miscellaneous Topics<text:tab/>144</text:a></text:p>
          <text:p text:style-name="P1"><text:a xlink:type="simple" xlink:href="#__RefHeading___Toc26143_2594130714" text:style-name="Index_20_Link" text:visited-style-name="Index_20_Link">Part 8<text:tab/>148</text:a></text:p>
          <text:p text:style-name="P2"><text:a xlink:type="simple" xlink:href="#__RefHeading___Toc26145_2594130714" text:style-name="Index_20_Link" text:visited-style-name="Index_20_Link">GraphQL Server Fundamentals<text:tab/>148</text:a></text:p>
          <text:p text:style-name="P3"><text:a xlink:type="simple" xlink:href="#__RefHeading___Toc26147_2594130714" text:style-name="Index_20_Link" text:visited-style-name="Index_20_Link">1. Core Concepts: REST vs. GraphQL<text:tab/>148</text:a></text:p>
          <text:p text:style-name="P3"><text:a xlink:type="simple" xlink:href="#__RefHeading___Toc26149_2594130714" text:style-name="Index_20_Link" text:visited-style-name="Index_20_Link"><text:soft-page-break/>2. The GraphQL Schema (typeDefs)<text:tab/>149</text:a></text:p>
          <text:p text:style-name="P3"><text:a xlink:type="simple" xlink:href="#__RefHeading___Toc26151_2594130714" text:style-name="Index_20_Link" text:visited-style-name="Index_20_Link">3. Resolvers<text:tab/>150</text:a></text:p>
          <text:p text:style-name="P3"><text:a xlink:type="simple" xlink:href="#__RefHeading___Toc26153_2594130714" text:style-name="Index_20_Link" text:visited-style-name="Index_20_Link">4. Apollo Server Setup &amp; Tools<text:tab/>151</text:a></text:p>
          <text:p text:style-name="P3"><text:a xlink:type="simple" xlink:href="#__RefHeading___Toc26155_2594130714" text:style-name="Index_20_Link" text:visited-style-name="Index_20_Link">5. Writing Queries &amp; Mutations<text:tab/>152</text:a></text:p>
          <text:p text:style-name="P3"><text:a xlink:type="simple" xlink:href="#__RefHeading___Toc26157_2594130714" text:style-name="Index_20_Link" text:visited-style-name="Index_20_Link">6. Error Handling<text:tab/>153</text:a></text:p>
          <text:p text:style-name="P2"><text:a xlink:type="simple" xlink:href="#__RefHeading___Toc26159_2594130714" text:style-name="Index_20_Link" text:visited-style-name="Index_20_Link">React and GraphQL with Apollo Client<text:tab/>154</text:a></text:p>
          <text:p text:style-name="P3"><text:a xlink:type="simple" xlink:href="#__RefHeading___Toc26161_2594130714" text:style-name="Index_20_Link" text:visited-style-name="Index_20_Link">1. Why Use a GraphQL Client Library?<text:tab/>154</text:a></text:p>
          <text:p text:style-name="P3"><text:a xlink:type="simple" xlink:href="#__RefHeading___Toc26163_2594130714" text:style-name="Index_20_Link" text:visited-style-name="Index_20_Link">2. Setting Up Apollo Client in a React App<text:tab/>155</text:a></text:p>
          <text:p text:style-name="P3"><text:a xlink:type="simple" xlink:href="#__RefHeading___Toc26165_2594130714" text:style-name="Index_20_Link" text:visited-style-name="Index_20_Link">3. Fetching Data: The useQuery Hook<text:tab/>155</text:a></text:p>
          <text:p text:style-name="P3"><text:a xlink:type="simple" xlink:href="#__RefHeading___Toc26167_2594130714" text:style-name="Index_20_Link" text:visited-style-name="Index_20_Link">4. Dynamic Queries with Variables<text:tab/>156</text:a></text:p>
          <text:p text:style-name="P3"><text:a xlink:type="simple" xlink:href="#__RefHeading___Toc26169_2594130714" text:style-name="Index_20_Link" text:visited-style-name="Index_20_Link">5. Changing Data: The useMutation Hook<text:tab/>157</text:a></text:p>
          <text:p text:style-name="P3"><text:a xlink:type="simple" xlink:href="#__RefHeading___Toc26171_2594130714" text:style-name="Index_20_Link" text:visited-style-name="Index_20_Link">6. Updating the Cache After a Mutation<text:tab/>157</text:a></text:p>
          <text:p text:style-name="P3"><text:a xlink:type="simple" xlink:href="#__RefHeading___Toc26173_2594130714" text:style-name="Index_20_Link" text:visited-style-name="Index_20_Link">7. Handling Mutation Errors and Results<text:tab/>158</text:a></text:p>
          <text:p text:style-name="P2"><text:a xlink:type="simple" xlink:href="#__RefHeading___Toc26175_2594130714" text:style-name="Index_20_Link" text:visited-style-name="Index_20_Link">Database and User Administration<text:tab/>159</text:a></text:p>
          <text:p text:style-name="P3"><text:a xlink:type="simple" xlink:href="#__RefHeading___Toc26177_2594130714" text:style-name="Index_20_Link" text:visited-style-name="Index_20_Link">1. Integrating a Database (Mongoose)<text:tab/>159</text:a></text:p>
          <text:p text:style-name="P3"><text:a xlink:type="simple" xlink:href="#__RefHeading___Toc26179_2594130714" text:style-name="Index_20_Link" text:visited-style-name="Index_20_Link">2. User Authentication with JWT<text:tab/>160</text:a></text:p>
          <text:p text:style-name="P3"><text:a xlink:type="simple" xlink:href="#__RefHeading___Toc26181_2594130714" text:style-name="Index_20_Link" text:visited-style-name="Index_20_Link">3. The context Object: Sharing State with Resolvers<text:tab/>162</text:a></text:p>
          <text:p text:style-name="P3"><text:a xlink:type="simple" xlink:href="#__RefHeading___Toc26183_2594130714" text:style-name="Index_20_Link" text:visited-style-name="Index_20_Link">4. Key Takeaways &amp; Pro-Tips<text:tab/>163</text:a></text:p>
          <text:p text:style-name="P2"><text:a xlink:type="simple" xlink:href="#__RefHeading___Toc26185_2594130714" text:style-name="Index_20_Link" text:visited-style-name="Index_20_Link">Login and Advanced Cache Updates<text:tab/>164</text:a></text:p>
          <text:p text:style-name="P3"><text:a xlink:type="simple" xlink:href="#__RefHeading___Toc26187_2594130714" text:style-name="Index_20_Link" text:visited-style-name="Index_20_Link">1. Client-Side Authentication Flow<text:tab/>164</text:a></text:p>
          <text:p text:style-name="P3"><text:a xlink:type="simple" xlink:href="#__RefHeading___Toc26189_2594130714" text:style-name="Index_20_Link" text:visited-style-name="Index_20_Link">2. Advanced Cache Management: The update Callback<text:tab/>166</text:a></text:p>
          <text:p text:style-name="P3"><text:a xlink:type="simple" xlink:href="#__RefHeading___Toc26191_2594130714" text:style-name="Index_20_Link" text:visited-style-name="Index_20_Link">3. Pro-Tip: Handling undefined in Mutations<text:tab/>167</text:a></text:p>
          <text:p text:style-name="P2"><text:a xlink:type="simple" xlink:href="#__RefHeading___Toc26193_2594130714" text:style-name="Index_20_Link" text:visited-style-name="Index_20_Link">Fragments, Subscriptions, and Performance<text:tab/>168</text:a></text:p>
          <text:p text:style-name="P3"><text:a xlink:type="simple" xlink:href="#__RefHeading___Toc26195_2594130714" text:style-name="Index_20_Link" text:visited-style-name="Index_20_Link">1. Fragments: Mastering Client-Side Code Reusability<text:tab/>168</text:a></text:p>
          <text:p text:style-name="P3"><text:a xlink:type="simple" xlink:href="#__RefHeading___Toc26197_2594130714" text:style-name="Index_20_Link" text:visited-style-name="Index_20_Link">2. Subscriptions: Unleashing Real-Time Power<text:tab/>170</text:a></text:p>
          <text:p text:style-name="P3"><text:a xlink:type="simple" xlink:href="#__RefHeading___Toc26199_2594130714" text:style-name="Index_20_Link" text:visited-style-name="Index_20_Link">4. The N+1 Problem: A Deep Dive into the Performance Trap<text:tab/>174</text:a></text:p>
          <text:p text:style-name="P2"><text:a xlink:type="simple" xlink:href="#__RefHeading___Toc26201_2594130714" text:style-name="Index_20_Link" text:visited-style-name="Index_20_Link">GraphQL and Subscription additional notes<text:tab/>176</text:a></text:p>
          <text:p text:style-name="P4"><text:a xlink:type="simple" xlink:href="#__RefHeading___Toc26203_2594130714" text:style-name="Index_20_Link" text:visited-style-name="Index_20_Link">Lecture Notes: Anatomy of a Modern GraphQL Server<text:tab/>177</text:a></text:p>
          <text:p text:style-name="P3"><text:a xlink:type="simple" xlink:href="#__RefHeading___Toc26205_2594130714" text:style-name="Index_20_Link" text:visited-style-name="Index_20_Link">I. Core Architecture: The "One Server, Many Hats" Model<text:tab/>177</text:a></text:p>
          <text:p text:style-name="P4"><text:a xlink:type="simple" xlink:href="#__RefHeading___Toc26207_2594130714" text:style-name="Index_20_Link" text:visited-style-name="Index_20_Link">Lecture Notes: Anatomy of a Modern GraphQL Server (with Code)<text:tab/>178</text:a></text:p>
          <text:p text:style-name="P3"><text:a xlink:type="simple" xlink:href="#__RefHeading___Toc26209_2594130714" text:style-name="Index_20_Link" text:visited-style-name="Index_20_Link">I. Core Architecture: The "One Server, Many Hats" Model<text:tab/>178</text:a></text:p>
          <text:p text:style-name="P3"><text:a xlink:type="simple" xlink:href="#__RefHeading___Toc26211_2594130714" text:style-name="Index_20_Link" text:visited-style-name="Index_20_Link">II. The Server Startup Sequence &amp; "Listening"<text:tab/>180</text:a></text:p>
          <text:p text:style-name="P3"><text:a xlink:type="simple" xlink:href="#__RefHeading___Toc26213_2594130714" text:style-name="Index_20_Link" text:visited-style-name="Index_20_Link">III. GraphQL Subscriptions: The Pub/Sub Pattern<text:tab/>181</text:a></text:p>
          <text:p text:style-name="P3"><text:a xlink:type="simple" xlink:href="#__RefHeading___Toc26217_2594130714" text:style-name="Index_20_Link" text:visited-style-name="Index_20_Link">IV. The Frontend Client: Smart Routing with split<text:tab/>182</text:a></text:p>
          <text:p text:style-name="P1"><text:a xlink:type="simple" xlink:href="#__RefHeading___Toc41973_3080396917" text:style-name="Index_20_Link" text:visited-style-name="Index_20_Link">Part 9<text:tab/>185</text:a></text:p>
          <text:p text:style-name="P2"><text:a xlink:type="simple" xlink:href="#__RefHeading___Toc41975_3080396917" text:style-name="Index_20_Link" text:visited-style-name="Index_20_Link">Background and introduction<text:tab/>185</text:a></text:p>
          <text:p text:style-name="P4"><text:a xlink:type="simple" xlink:href="#__RefHeading___Toc41977_3080396917" text:style-name="Index_20_Link" text:visited-style-name="Index_20_Link">Key Language Features<text:tab/>185</text:a></text:p>
          <text:p text:style-name="P4"><text:a xlink:type="simple" xlink:href="#__RefHeading___Toc41979_3080396917" text:style-name="Index_20_Link" text:visited-style-name="Index_20_Link">Advantages of Using TypeScript<text:tab/>186</text:a></text:p>
          <text:p text:style-name="P4"><text:a xlink:type="simple" xlink:href="#__RefHeading___Toc41981_3080396917" text:style-name="Index_20_Link" text:visited-style-name="Index_20_Link">Limitations of TypeScript<text:tab/>187</text:a></text:p>
          <text:p text:style-name="P2"><text:a xlink:type="simple" xlink:href="#__RefHeading___Toc41983_3080396917" text:style-name="Index_20_Link" text:visited-style-name="Index_20_Link">First steps with TypeScript<text:tab/>187</text:a></text:p>
          <text:p text:style-name="P4"><text:a xlink:type="simple" xlink:href="#__RefHeading___Toc41985_3080396917" text:style-name="Index_20_Link" text:visited-style-name="Index_20_Link">Setup and First Application<text:tab/>187</text:a></text:p>
          <text:p text:style-name="P4"><text:a xlink:type="simple" xlink:href="#__RefHeading___Toc41987_3080396917" text:style-name="Index_20_Link" text:visited-style-name="Index_20_Link">Creating Custom Types<text:tab/>188</text:a></text:p>
          <text:p text:style-name="P4"><text:a xlink:type="simple" xlink:href="#__RefHeading___Toc41989_3080396917" text:style-name="Index_20_Link" text:visited-style-name="Index_20_Link">Error Handling and Type Narrowing<text:tab/>188</text:a></text:p>
          <text:p text:style-name="P4"><text:a xlink:type="simple" xlink:href="#__RefHeading___Toc41991_3080396917" text:style-name="Index_20_Link" text:visited-style-name="Index_20_Link">External Libraries and Typings<text:tab/>189</text:a></text:p>
          <text:p text:style-name="P4"><text:a xlink:type="simple" xlink:href="#__RefHeading___Toc41993_3080396917" text:style-name="Index_20_Link" text:visited-style-name="Index_20_Link">Configuration and Development Setup<text:tab/>190</text:a></text:p>
          <text:p text:style-name="P4"><text:a xlink:type="simple" xlink:href="#__RefHeading___Toc41995_3080396917" text:style-name="Index_20_Link" text:visited-style-name="Index_20_Link">The any Type and Code Quality<text:tab/>191</text:a></text:p>
          <text:p text:style-name="P4"><text:a xlink:type="simple" xlink:href="#__RefHeading___Toc41997_3080396917" text:style-name="Index_20_Link" text:visited-style-name="Index_20_Link">Type Assertion vs. Type Narrowing<text:tab/>191</text:a></text:p>
          <text:p text:style-name="P2"><text:a xlink:type="simple" xlink:href="#__RefHeading___Toc41999_3080396917" text:style-name="Index_20_Link" text:visited-style-name="Index_20_Link">Typing an Express app<text:tab/>192</text:a></text:p>
          <text:p text:style-name="P4"><text:a xlink:type="simple" xlink:href="#__RefHeading___Toc42001_3080396917" text:style-name="Index_20_Link" text:visited-style-name="Index_20_Link">Project Setup and Compiling<text:tab/>192</text:a></text:p>
          <text:p text:style-name="P4"><text:a xlink:type="simple" xlink:href="#__RefHeading___Toc42003_3080396917" text:style-name="Index_20_Link" text:visited-style-name="Index_20_Link">Structuring the Express Application<text:tab/>192</text:a></text:p>
          <text:p text:style-name="P4"><text:a xlink:type="simple" xlink:href="#__RefHeading___Toc42005_3080396917" text:style-name="Index_20_Link" text:visited-style-name="Index_20_Link">Creating and Using Types<text:tab/>193</text:a></text:p>
          <text:p text:style-name="P4"><text:a xlink:type="simple" xlink:href="#__RefHeading___Toc42007_3080396917" text:style-name="Index_20_Link" text:visited-style-name="Index_20_Link">Finding Data and Handling Undefined<text:tab/>194</text:a></text:p>
          <text:p text:style-name="P4"><text:a xlink:type="simple" xlink:href="#__RefHeading___Toc42009_3080396917" text:style-name="Index_20_Link" text:visited-style-name="Index_20_Link"><text:soft-page-break/>Adding New Data<text:tab/>195</text:a></text:p>
          <text:p text:style-name="P4"><text:a xlink:type="simple" xlink:href="#__RefHeading___Toc42011_3080396917" text:style-name="Index_20_Link" text:visited-style-name="Index_20_Link">Data Validation and Type Guards<text:tab/>195</text:a></text:p>
          <text:p text:style-name="P4"><text:a xlink:type="simple" xlink:href="#__RefHeading___Toc42013_3080396917" text:style-name="Index_20_Link" text:visited-style-name="Index_20_Link">Schema Validation with Zod<text:tab/>196</text:a></text:p>
          <text:p text:style-name="P2"><text:a xlink:type="simple" xlink:href="#__RefHeading___Toc42015_3080396917" text:style-name="Index_20_Link" text:visited-style-name="Index_20_Link">React with types<text:tab/>197</text:a></text:p>
          <text:p text:style-name="P4"><text:a xlink:type="simple" xlink:href="#__RefHeading___Toc42017_3080396917" text:style-name="Index_20_Link" text:visited-style-name="Index_20_Link">Setting Up a React Project with TypeScript<text:tab/>197</text:a></text:p>
          <text:p text:style-name="P4"><text:a xlink:type="simple" xlink:href="#__RefHeading___Toc42019_3080396917" text:style-name="Index_20_Link" text:visited-style-name="Index_20_Link">Typing React Components<text:tab/>197</text:a></text:p>
          <text:p text:style-name="P4"><text:a xlink:type="simple" xlink:href="#__RefHeading___Toc42021_3080396917" text:style-name="Index_20_Link" text:visited-style-name="Index_20_Link">Deeper Type Usage<text:tab/>198</text:a></text:p>
          <text:p text:style-name="P4"><text:a xlink:type="simple" xlink:href="#__RefHeading___Toc42023_3080396917" text:style-name="Index_20_Link" text:visited-style-name="Index_20_Link">Typing State and Hooks<text:tab/>199</text:a></text:p>
          <text:p text:style-name="P4"><text:a xlink:type="simple" xlink:href="#__RefHeading___Toc42025_3080396917" text:style-name="Index_20_Link" text:visited-style-name="Index_20_Link">Communicating with a Server<text:tab/>200</text:a></text:p>
          <text:p text:style-name="P4"><text:a xlink:type="simple" xlink:href="#__RefHeading___Toc42027_3080396917" text:style-name="Index_20_Link" text:visited-style-name="Index_20_Link">Interfaces vs. Types<text:tab/>201</text:a></text:p>
        </text:index-body>
      </text:table-of-content>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p text:style-name="P6"/>
      <text:h text:style-name="P5" text:outline-level="1"><text:bookmark-start text:name="__RefHeading___Toc116_3155058529"/><text:soft-page-break/>Part 0<text:bookmark-end text:name="__RefHeading___Toc116_3155058529"/></text:h>
      <text:h text:style-name="Heading_20_2" text:outline-level="2"><text:bookmark-start text:name="__RefHeading___Toc118_3155058529"/>Fundamentals of Web Apps<text:bookmark-end text:name="__RefHeading___Toc118_3155058529"/></text:h>
      <text:p text:style-name="Text_20_body">This section introduces the basics of web application development through an example app, which serves to illustrate fundamental principles. While the app demonstrates outdated techniques, it provides a foundation for understanding concepts like HTTP communication, HTML rendering, and JavaScript-based client-side logic. Modern best practices will be adopted in later parts of the course.</text:p>
      <text:h text:style-name="Heading_20_2" text:outline-level="2"><text:bookmark-start text:name="__RefHeading___Toc120_3155058529"/>Developer Console and Debugging Tools<text:bookmark-end text:name="__RefHeading___Toc120_3155058529"/></text:h>
      <text:p text:style-name="Text_20_body">The <text:span text:style-name="Strong_20_Emphasis">Developer Console</text:span> is an essential tool for debugging web applications. It allows developers to monitor HTTP requests, view logs, and manipulate the page dynamically. The <text:span text:style-name="Strong_20_Emphasis">Network</text:span> tab is particularly important for inspecting server communications, such as GET requests, response headers, and status codes. Developers are advised to keep the console open at all times and adjust settings to disable caching and preserve logs, which helps maintain a clear record of activity during development. The <text:span text:style-name="Strong_20_Emphasis">Console</text:span> tab, equally important, logs data and errors, aiding in troubleshooting and debugging.</text:p>
      <text:h text:style-name="Heading_20_2" text:outline-level="2"><text:bookmark-start text:name="__RefHeading___Toc122_3155058529"/>HTTP GET and Resource Fetching<text:bookmark-end text:name="__RefHeading___Toc122_3155058529"/></text:h>
      <text:p text:style-name="Text_20_body">The interaction between a web browser and a server is facilitated by the HTTP protocol. When a page is loaded, the browser sends GET requests to fetch resources. For example, accessing the example app's homepage triggers a request to retrieve the HTML document and another to download an image. The browser processes these responses based on their <text:span text:style-name="Strong_20_Emphasis">Content-Type</text:span> headers, rendering HTML as a webpage and PNG data as an image. This sequence demonstrates how the browser builds a page incrementally, with HTML content rendered before images are fully loaded.</text:p>
      <text:h text:style-name="Heading_20_2" text:outline-level="2"><text:bookmark-start text:name="__RefHeading___Toc124_3155058529"/>Traditional Web Applications<text:bookmark-end text:name="__RefHeading___Toc124_3155058529"/></text:h>
      <text:p text:style-name="Text_20_body">The example app mimics traditional web development, where all application logic resides on the server. The server dynamically generates HTML pages by embedding variables, such as the number of notes created, into template strings. The homepage demonstrates this with dynamically generated content rendered using Node.js and the Express library. Traditional methods rely on "dumb" browsers that simply render server-generated HTML without performing any complex client-side processing.</text:p>
      <text:h text:style-name="Heading_20_2" text:outline-level="2"><text:bookmark-start text:name="__RefHeading___Toc126_3155058529"/>Running Application Logic in the Browser<text:bookmark-end text:name="__RefHeading___Toc126_3155058529"/></text:h>
      <text:p text:style-name="Text_20_body">Modern web applications leverage JavaScript to execute application logic directly in the browser. On the example app's notes page, the browser fetches and executes a JavaScript file (<text:span text:style-name="Source_20_Text">main.js</text:span>) that dynamically updates the DOM with a list of notes. This is done by retrieving data from a <text:span text:style-name="Source_20_Text">/data.json</text:span> endpoint, which provides raw JSON data. The JavaScript code parses this data, creates an unordered list (<text:span text:style-name="Source_20_Text">ul</text:span>), and appends list items (<text:span text:style-name="Source_20_Text">li</text:span>) for each note, displaying them dynamically. While the sample code uses outdated techniques like <text:span text:style-name="Source_20_Text">XMLHttpRequest</text:span>, it illustrates how browsers fetch and process data asynchronously.</text:p>
      <text:h text:style-name="Heading_20_2" text:outline-level="2"><text:bookmark-start text:name="__RefHeading___Toc128_3155058529"/><text:soft-page-break/>Event Handlers and Callback Functions<text:bookmark-end text:name="__RefHeading___Toc128_3155058529"/></text:h>
      <text:p text:style-name="Text_20_body">JavaScript employs event-driven programming, where event handlers (callback functions) are invoked by the browser when specific events occur. For example, the <text:span text:style-name="Source_20_Text">onreadystatechange</text:span> event is used to process server responses once the request state indicates completion. This structure ensures that the browser handles asynchronous operations efficiently, waiting for responses before executing dependent code.</text:p>
      <text:h text:style-name="Heading_20_2" text:outline-level="2"><text:bookmark-start text:name="__RefHeading___Toc130_3155058529"/>Document Object Model (DOM)<text:bookmark-end text:name="__RefHeading___Toc130_3155058529"/></text:h>
      <text:p text:style-name="Text_20_body">HTML documents are represented as tree-like structures called the DOM, which allows for programmatic interaction with page elements. JavaScript can create, modify, or delete nodes in the DOM using methods such as <text:span text:style-name="Source_20_Text">createElement</text:span> and <text:span text:style-name="Source_20_Text">appendChild</text:span>. For example, the JavaScript code in the notes page creates a <text:span text:style-name="Source_20_Text">ul</text:span> element, adds <text:span text:style-name="Source_20_Text">li</text:span> items for each note, and appends it to the DOM tree. The <text:span text:style-name="Strong_20_Emphasis">Elements</text:span> tab in the Developer Console visualizes this structure, enabling developers to inspect and modify elements directly.</text:p>
      <text:h text:style-name="Heading_20_2" text:outline-level="2"><text:bookmark-start text:name="__RefHeading___Toc132_3155058529"/>Manipulating the DOM from the Console<text:bookmark-end text:name="__RefHeading___Toc132_3155058529"/></text:h>
      <text:p text:style-name="Text_20_body">The browser console provides an interactive way to manipulate the DOM. Developers can dynamically add, modify, or remove elements by using commands like <text:span text:style-name="Source_20_Text">createElement</text:span> and <text:span text:style-name="Source_20_Text">appendChild</text:span>. Changes made through the console are temporary, as reloading the page resets the DOM to its original state based on the server-provided data. This illustrates how JavaScript manipulates a local representation of the page while leaving the server-side data unaffected.</text:p>
      <text:h text:style-name="Heading_20_2" text:outline-level="2"><text:bookmark-start text:name="__RefHeading___Toc134_3155058529"/>CSS and Styling Rules<text:bookmark-end text:name="__RefHeading___Toc134_3155058529"/></text:h>
      <text:p text:style-name="Text_20_body">The Notes page includes a link in its HTML head element to fetch a CSS style sheet, <text:span text:style-name="Source_20_Text">main.css</text:span>, which determines the appearance of the page. CSS, or Cascading Style Sheets, is a language used for defining the styles of web elements. The <text:span text:style-name="Source_20_Text">main.css</text:span> file defines two class selectors: <text:span text:style-name="Source_20_Text">.container</text:span> and <text:span text:style-name="Source_20_Text">.notes</text:span>. The <text:span text:style-name="Source_20_Text">.container</text:span> class outlines elements with a 1-pixel border and adds padding, while the <text:span text:style-name="Source_20_Text">.notes</text:span> class changes the text color to blue.</text:p>
      <text:p text:style-name="Text_20_body">HTML elements can include attributes like <text:span text:style-name="Source_20_Text">class</text:span> or <text:span text:style-name="Source_20_Text">id</text:span>. In this example, the <text:span text:style-name="Source_20_Text">div</text:span> element with the class <text:span text:style-name="Source_20_Text">container</text:span> is styled according to the CSS rules, and the unordered list of notes is styled using the <text:span text:style-name="Source_20_Text">.notes</text:span> class. These styles can be viewed and temporarily modified in the browser's Developer Tools. However, any permanent changes must be saved to the CSS file.</text:p>
      <text:h text:style-name="Heading_20_2" text:outline-level="2"><text:bookmark-start text:name="__RefHeading___Toc136_3155058529"/>Forms and HTTP POST Requests<text:bookmark-end text:name="__RefHeading___Toc136_3155058529"/></text:h>
      <text:p text:style-name="Text_20_body">The Notes page contains a form that enables users to add new notes. When the form is submitted, the browser sends an HTTP POST request to the server's <text:span text:style-name="Source_20_Text">new_note</text:span> endpoint. The server responds with a <text:span text:style-name="Source_20_Text">302 Found</text:span> status, redirecting the browser to reload the Notes page.</text:p>
      <text:p text:style-name="Text_20_body">This reload results in multiple HTTP GET requests, including requests for <text:span text:style-name="Source_20_Text">main.css</text:span>, <text:span text:style-name="Source_20_Text">main.js</text:span>, and the JSON data for existing notes. The form submission's data is encapsulated in the request body and is accessible on the server through the <text:span text:style-name="Source_20_Text">req.body</text:span> object. The server code adds the note <text:soft-page-break/>to an in-memory array and redirects the browser, but the data is not persistently stored, so new notes disappear when the server restarts.</text:p>
      <text:h text:style-name="Heading_20_2" text:outline-level="2"><text:bookmark-start text:name="__RefHeading___Toc138_3155058529"/>AJAX: A Revolution in Web Development<text:bookmark-end text:name="__RefHeading___Toc138_3155058529"/></text:h>
      <text:p text:style-name="Text_20_body">The Notes page employs AJAX (Asynchronous JavaScript and XML) for fetching notes asynchronously without requiring a full page reload. AJAX allows for dynamic content updates by fetching and rendering data using JavaScript. While the form submission on this page still uses traditional mechanisms, AJAX showcases the evolution from server-rendered pages to interactive, browser-side updates.</text:p>
      <text:p text:style-name="Text_20_body">The term AJAX became a significant milestone in web development in the early 2000s. Although the term is rarely used today, its influence remains foundational to modern web technologies.</text:p>
      <text:h text:style-name="Heading_20_2" text:outline-level="2"><text:bookmark-start text:name="__RefHeading___Toc140_3155058529"/>The Single-Page App Approach<text:bookmark-end text:name="__RefHeading___Toc140_3155058529"/></text:h>
      <text:p text:style-name="Text_20_body">The Notes page transitions toward a Single-Page Application (SPA) model in its alternative implementation. Unlike traditional web pages, SPAs fetch content dynamically without reloading the entire page. The SPA version of the Notes page employs JavaScript to handle form submissions and send data as JSON via an HTTP POST request. This eliminates unnecessary reloads, making the user experience smoother.</text:p>
      <text:p text:style-name="Text_20_body">The JavaScript code registers an event handler for form submissions, preventing default behavior. It processes the new note, updates the page dynamically, and sends the data to the server using an HTTP POST request with the <text:span text:style-name="Source_20_Text">Content-Type</text:span> header set to <text:span text:style-name="Source_20_Text">application/json</text:span>.</text:p>
      <text:h text:style-name="Heading_20_2" text:outline-level="2"><text:bookmark-start text:name="__RefHeading___Toc142_3155058529"/>JavaScript Libraries and Frameworks<text:bookmark-end text:name="__RefHeading___Toc142_3155058529"/></text:h>
      <text:p text:style-name="Text_20_body">The course emphasizes using "vanilla" JavaScript to manipulate web pages. Historically, libraries like jQuery simplified JavaScript development and ensured cross-browser compatibility. However, advancements in JavaScript and browser technologies have diminished jQuery's prominence.</text:p>
      <text:p text:style-name="Text_20_body">The rise of SPAs brought modern frameworks like BackboneJS, AngularJS, and React into focus. While AngularJS initially dominated, its popularity declined due to compatibility issues with newer versions. React, currently the most widely adopted library, provides robust tools for building SPAs. Alternatives like Vue.js are also gaining traction.</text:p>
      <text:h text:style-name="Heading_20_2" text:outline-level="2"><text:bookmark-start text:name="__RefHeading___Toc144_3155058529"/>Full-Stack Web Development<text:bookmark-end text:name="__RefHeading___Toc144_3155058529"/></text:h>
      <text:p text:style-name="Text_20_body">Full-stack development involves working across all layers of a web application: the browser (frontend), the server (backend), and often a database. This course introduces full-stack concepts by using JavaScript for both frontend and backend development. While specialization was more common in the past, full-stack developers today are proficient in multiple layers and may also handle deployment and cloud configuration.</text:p>
      <text:p text:style-name="Text_20_body">Using JavaScript across the stack simplifies development but also introduces challenges, such as debugging asynchronous code and managing CSS for presentable designs.</text:p>
      <text:h text:style-name="Heading_20_2" text:outline-level="2"><text:bookmark-start text:name="__RefHeading___Toc146_3155058529"/><text:soft-page-break/>JavaScript Fatigue<text:bookmark-end text:name="__RefHeading___Toc146_3155058529"/></text:h>
      <text:p text:style-name="Text_20_body">The rapidly evolving nature of JavaScript presents unique challenges for developers, collectively referred to as "JavaScript fatigue." New tools, libraries, and best practices emerge frequently, overwhelming even experienced developers. This course acknowledges these difficulties and aims to minimize early-stage configuration challenges, allowing learners to focus on coding and concepts initially.</text:p>
      <text:h text:style-name="Heading_20_2" text:outline-level="2"><text:bookmark-start text:name="__RefHeading___Toc148_3155058529"/>Summary<text:bookmark-end text:name="__RefHeading___Toc148_3155058529"/></text:h>
      <text:p text:style-name="P7"><text:line-break/>Part 0 begins with an introduction to creating a simple Notes page using HTML, CSS, and JavaScript. The Notes page structure is defined with HTML, styled using CSS, and dynamically updated using JavaScript. The initial implementation follows a traditional server-rendered approach, with each action (e.g., submitting a form) resulting in a full page reload.</text:p>
      <text:p text:style-name="P8"><text:line-break/>The course then introduces AJAX, marking a transition from traditional web pages to more interactive experiences. AJAX allows asynchronous data fetching without reloading the entire page, paving the way for modern dynamic web applications.</text:p>
      <text:p text:style-name="Text_20_body"><text:line-break/>Building on AJAX, the course demonstrates a SPA version of the Notes page, where JavaScript handles form submissions and updates the page dynamically without reloads. This SPA model represents a significant leap in user experience and efficiency by reducing server requests and enhancing interactivity.</text:p>
      <text:p text:style-name="Text_20_body"><text:line-break/>The course acknowledges the historical importance of libraries like jQuery and the rise of modern SPA frameworks such as AngularJS, React, and Vue.js. These frameworks streamlined frontend development, though their complexity and rapid evolution also introduced challenges for developers.</text:p>
      <text:p text:style-name="Text_20_body"><text:line-break/>A brief introduction to full-stack development highlights how JavaScript can unify frontend and backend development. The course provides a foundation in full-stack concepts while addressing common challenges, such as debugging asynchronous code and managing CSS effectively.</text:p>
      <text:p text:style-name="Text_20_body"><text:line-break/>The course concludes with an acknowledgment of "JavaScript fatigue," emphasizing the overwhelming nature of the rapidly evolving ecosystem. It reassures learners by focusing on foundational concepts and practical application rather than exhaustive tool configurations.</text:p>
      <text:p text:style-name="Text_20_body"/>
      <text:h text:style-name="Heading_20_1" text:outline-level="1"><text:bookmark-start text:name="__RefHeading___Toc526_4110317715"/>Part 1<text:bookmark-end text:name="__RefHeading___Toc526_4110317715"/></text:h>
      <text:p text:style-name="Text_20_body"/>
      <text:p text:style-name="Text_20_body"/>
      <text:p text:style-name="Text_20_body"/>
      <text:h text:style-name="Heading_20_2" text:outline-level="2"><text:bookmark-start text:name="__RefHeading___Toc528_4110317715"/><text:soft-page-break/>React Basics<text:bookmark-end text:name="__RefHeading___Toc528_4110317715"/></text:h>
      <text:p text:style-name="Text_20_body"/>
      <text:p text:style-name="P9">To start a new React project, the easiest method is using Vite. Run the command<text:span text:style-name="T1">s:</text:span></text:p>
      <text:p text:style-name="P9">npm create vite@latest introdemo -- --template react</text:p>
      <text:p text:style-name="P9">cd introdemo </text:p>
      <text:p text:style-name="P9">npm install</text:p>
      <text:p text:style-name="P9">npm run dev</text:p>
      <text:p text:style-name="P9"><text:span text:style-name="T1">T</text:span>o generate a new React application. Navigate into the project folder<text:span text:style-name="T2"> </text:span><text:span text:style-name="T1">and</text:span><text:span text:style-name="T2"> </text:span>install dependencies and start the development server. By default, the application runs on http://localhost:5173. If port 5173 is occupied, Vite will automatically select the next available port.</text:p>
      <text:p text:style-name="Text_20_body">The initial project structure includes a src folder containing the main application code.</text:p>
      <text:p text:style-name="Text_20_body"/>
      <text:p text:style-name="Text_20_body">In React, components are the building blocks of the application. They are defined as JavaScript functions, typically using arrow function syntax for conciseness. For example, a component named App might return a JSX structure like a div containing a paragraph. When this component is rendered using ReactDOM.createRoot, its output is injected into the designated DOM element, usually a div with the ID root in index.html.</text:p>
      <text:p text:style-name="Text_20_body"/>
      <text:p text:style-name="Text_20_body">Components can be reused multiple times within an application. For instance, if you create a Hello component that renders a greeting, you can include it several times inside the App component. This modular approach makes it easier to manage and scale applications.</text:p>
      <text:p text:style-name="Text_20_body"/>
      <text:p text:style-name="P9">JSX is a syntax extension for JavaScript that allows you to write HTML-like code within your React components. Although it resembles HTML, JSX is actually transformed into JavaScript function calls behind the scenes. For example, a JSX expression like </text:p>
      <text:p text:style-name="P9">&lt;div&gt;&lt;p&gt;Hello&lt;/p&gt;&lt;/div&gt; </text:p>
      <text:p text:style-name="P9">compiles to </text:p>
      <text:p text:style-name="P9">React.createElement('div', null, React.createElement('p', null, 'Hello')).</text:p>
      <text:p text:style-name="Text_20_body"/>
      <text:p text:style-name="Text_20_body">There are a few key differences between JSX and HTML. In JSX, all tags must be properly closed, including self-closing tags like &lt;br /&gt;. Additionally, you can embed dynamic JavaScript expressions within curly braces {}, enabling you to inject variables, calculations, or function calls directly into your markup.</text:p>
      <text:p text:style-name="Text_20_body"/>
      <text:p text:style-name="Text_20_body">Props (short for properties) allow you to pass data from a parent component to a child component. For example, if you have a Hello component, you can pass a name prop to customize the greeting. <text:soft-page-break/>Inside the component, props are received as an object parameter, and you can access individual props like props.name. <text:span text:style-name="T1">Or use deconstruction like {name} to make access easier.</text:span></text:p>
      <text:p text:style-name="Text_20_body"/>
      <text:p text:style-name="P9">Props can be static strings or dynamic JavaScript expressions. For instance, you might pass a hardcoded name like </text:p>
      <text:p text:style-name="P9">&lt;Hello name="Alice" /&gt; </text:p>
      <text:p text:style-name="P9">or use a variable like </text:p>
      <text:p text:style-name="P9">&lt;Hello name={userName} /&gt;. </text:p>
      <text:p text:style-name="P9">You can also pass multiple props, including numbers, booleans, or even the results of expressions, such as </text:p>
      <text:p text:style-name="P9">&lt;Hello age={30 + 5} /&gt;.</text:p>
      <text:p text:style-name="Text_20_body"/>
      <text:p text:style-name="Text_20_body">When working with React, it’s crucial to keep the browser console open at all times. Many errors, such as rendering invalid content or missing props, will be displayed there. For example, if you accidentally try to render an entire object instead of a specific property, React will throw an error stating, "Objects are not valid as a React child." To fix this, ensure you only render primitive values like strings or numbers.</text:p>
      <text:p text:style-name="Text_20_body">Another common mistake is forgetting to capitalize component names. React treats lowercase components as built-in HTML tags, so a component like footer would render an actual &lt;footer&gt; HTML element instead of your custom component. Always start component names with a capital letter.</text:p>
      <text:p text:style-name="Text_20_body">Components must return a single root element. If you try to return multiple adjacent elements without wrapping them, React will throw an error. You can solve this by wrapping elements in a div or using a fragment (&lt;&gt;...&lt;/&gt;) to avoid adding extra nodes to the DOM.</text:p>
      <text:p text:style-name="Text_20_body"/>
      <text:p text:style-name="Text_20_body">React provides helpful error messages, but debugging still requires attention to detail. Always verify changes in small increments, and use console.log to inspect values during development. If an error occurs, revert to a working state before proceeding.</text:p>
      <text:p text:style-name="Text_20_body">Avoid rendering raw objects or arrays directly in JSX. Instead, access their properties or map through arrays to render individual items. For example, if you have an array of friends, render each friend’s name and age separately rather than trying to display the entire object.</text:p>
      <text:p text:style-name="Text_20_body"/>
      <text:p text:style-name="Text_20_body">By following these guidelines—keeping the console open, using proper component structure, and passing props correctly—you can build React applications efficiently while avoiding common pitfalls.</text:p>
      <text:p text:style-name="Text_20_body"/>
      <text:h text:style-name="Heading_20_2" text:outline-level="2"><text:soft-page-break/></text:h>
      <text:h text:style-name="Heading_20_2" text:outline-level="2"><text:bookmark-start text:name="__RefHeading___Toc530_4110317715"/>JavaScript Fundamentals<text:bookmark-end text:name="__RefHeading___Toc530_4110317715"/></text:h>
      <text:p text:style-name="Text_20_body"/>
      <text:p text:style-name="Text_20_body">JavaScript has undergone significant evolution in recent years, with ECMAScript®2024 (commonly referred to as ES15) representing the current standard. This continuous development means we now have access to more powerful and expressive syntax features. However, browser compatibility remains a challenge because different browsers implement these features at varying paces. To bridge this gap, we use transpilation tools like Babel, which convert modern JavaScript code into versions that can run reliably across different browser environments.</text:p>
      <text:p text:style-name="Text_20_body">In the context of React development, Vite provides a streamlined build process that automatically handles this transpilation behind the scenes. This allows developers to write modern JavaScript without worrying about compatibility issues.</text:p>
      <text:p text:style-name="Text_20_body"/>
      <text:p text:style-name="Text_20_body">JavaScript provides three ways to declare variables, each with specific use cases:</text:p>
      <text:p text:style-name="Text_20_body">const: Creates an immutable binding to a value. While the variable cannot be reassigned, the content of objects or arrays declared with const can still be modified.</text:p>
      <text:p text:style-name="Text_20_body">let: Offers block-scoped variable declarations that can be reassigned.</text:p>
      <text:p text:style-name="Text_20_body">var: The older function-scoped declaration that has some problematic behaviors, particularly with hoisting and scope leakage.</text:p>
      <text:p text:style-name="Text_20_body"/>
      <text:p text:style-name="P10"><text:span text:style-name="T3">const</text:span> x <text:span text:style-name="T3">=</text:span> <text:span text:style-name="T4">1</text:span><text:span text:style-name="T3">;</text:span> <text:s/></text:p>
      <text:p text:style-name="P10"><text:span text:style-name="T3">let</text:span> y <text:span text:style-name="T3">=</text:span> <text:span text:style-name="T4">5</text:span><text:span text:style-name="T3">;</text:span> <text:s/></text:p>
      <text:p text:style-name="P10">y <text:span text:style-name="T3">+=</text:span> <text:span text:style-name="T4">10</text:span><text:span text:style-name="T3">;</text:span> <text:s/><text:span text:style-name="T5">// Valid <text:s/></text:span></text:p>
      <text:p text:style-name="P10">x <text:span text:style-name="T3">=</text:span> <text:span text:style-name="T4">4</text:span><text:span text:style-name="T3">;</text:span> <text:s text:c="3"/><text:span text:style-name="T5">// Error (const reassignment) <text:s/></text:span></text:p>
      <text:p text:style-name="Text_20_body"/>
      <text:p text:style-name="Text_20_body">The choice between const and let follows a simple principle: use const by default, and only switch to let when you need to reassign the variable. This approach leads to more predictable code. JavaScript's dynamic typing allows variables to change types during execution, which provides flexibility but requires careful type management.</text:p>
      <text:p text:style-name="Text_20_body"/>
      <text:p text:style-name="Text_20_body"/>
      <text:p text:style-name="Text_20_body">Arrays in JavaScript are versatile data structures that come with a rich set of built-in methods. Understanding these methods is crucial for effective React development:</text:p>
      <text:p text:style-name="Text_20_body">The push method modifies the original array by adding elements to its end, while concat creates a new array that combines the original with additional elements. This distinction is particularly important in React, where immutability is often preferred for state management.</text:p>
      <text:p text:style-name="Text_20_body"/>
      <text:p text:style-name="Text_20_body"><text:soft-page-break/>The map method represents a cornerstone of functional programming in JavaScript. It creates a new array by applying a transformation function to each element of the original array. This pattern is ubiquitous in React for rendering lists of components.</text:p>
      <text:p text:style-name="Text_20_body">Array destructuring provides an elegant way to extract values from arrays into distinct variables. The rest parameter (...) in destructuring patterns allows collection of remaining elements, offering flexible array manipulation capabilities.</text:p>
      <text:p text:style-name="P10"><text:span text:style-name="T3">const</text:span> t <text:span text:style-name="T3">=</text:span> <text:span text:style-name="T3">[</text:span><text:span text:style-name="T4">1</text:span><text:span text:style-name="T3">,</text:span> <text:span text:style-name="T4">2</text:span><text:span text:style-name="T3">,</text:span> <text:span text:style-name="T4">3</text:span><text:span text:style-name="T3">];</text:span> <text:s/></text:p>
      <text:p text:style-name="P10"><text:span text:style-name="T3">const</text:span> squared <text:span text:style-name="T3">=</text:span> t<text:span text:style-name="T3">.</text:span><text:span text:style-name="T6">map</text:span><text:span text:style-name="T3">(</text:span>x <text:span text:style-name="T3">=&gt;</text:span> x <text:span text:style-name="T3">*</text:span> x<text:span text:style-name="T3">);</text:span> <text:s/><text:span text:style-name="T5">// [1, 4, 9] <text:s/></text:span></text:p>
      <text:p text:style-name="P10"><text:span text:style-name="T3">const</text:span> <text:span text:style-name="T3">[</text:span>first<text:span text:style-name="T3">,</text:span> <text:span text:style-name="T3">...</text:span>rest<text:span text:style-name="T3">]</text:span> <text:span text:style-name="T3">=</text:span> t<text:span text:style-name="T3">;</text:span> <text:s text:c="7"/><text:span text:style-name="T5">// first=1, rest=[2, 3] <text:s/></text:span></text:p>
      <text:p text:style-name="Text_20_body"/>
      <text:p text:style-name="Text_20_body"/>
      <text:p text:style-name="Text_20_body"/>
      <text:p text:style-name="Text_20_body">JavaScript objects are collections of key-value pairs that serve as the foundation for data organization. Objects can be created using literal notation, and their properties can be accessed either through dot notation or bracket notation (the latter being necessary for property names that aren't valid identifiers).</text:p>
      <text:p text:style-name="P10"><text:span text:style-name="T3">const</text:span> person <text:span text:style-name="T3">=</text:span> <text:span text:style-name="T3">{</text:span> <text:s/></text:p>
      <text:p text:style-name="P11"><text:s text:c="2"/><text:span text:style-name="T7">name:</text:span><text:span text:style-name="T8"> </text:span><text:span text:style-name="T9">'Alice'</text:span><text:span text:style-name="T7">,</text:span><text:span text:style-name="T8"> <text:s/></text:span></text:p>
      <text:p text:style-name="P11"><text:s text:c="2"/><text:span text:style-name="T7">age:</text:span><text:span text:style-name="T8"> </text:span><text:span text:style-name="T10">25</text:span><text:span text:style-name="T7">,</text:span><text:span text:style-name="T8"> <text:s/></text:span></text:p>
      <text:p text:style-name="P10"><text:span text:style-name="T3">};</text:span> <text:s/></text:p>
      <text:p text:style-name="P10">person<text:span text:style-name="T3">.</text:span>city <text:span text:style-name="T3">=</text:span> <text:span text:style-name="T11">'Berlin'</text:span><text:span text:style-name="T3">;</text:span> <text:s/></text:p>
      <text:p text:style-name="P10">console<text:span text:style-name="T3">.</text:span><text:span text:style-name="T6">log</text:span><text:span text:style-name="T3">(</text:span>person<text:span text:style-name="T3">[</text:span><text:span text:style-name="T11">'age'</text:span><text:span text:style-name="T3">]);</text:span> <text:s/><text:span text:style-name="T5">// 25 <text:s/></text:span></text:p>
      <text:p text:style-name="Text_20_body"/>
      <text:p text:style-name="Text_20_body">Objects in JavaScript are dynamic - properties can be added or removed at any time. This flexibility is powerful but requires careful consideration, especially when working with React state objects. The concept of method definitions within objects introduces the complex topic of this binding, which behaves differently between traditional functions and arrow functions.</text:p>
      <text:p text:style-name="Text_20_body"/>
      <text:p text:style-name="Text_20_body"/>
      <text:p text:style-name="Text_20_body">Modern JavaScript offers several function definition styles, each with specific characteristics:</text:p>
      <text:p text:style-name="Text_20_body">Arrow functions provide a concise syntax and lexical this binding, making them ideal for callbacks and methods where context preservation is important. Their implicit return feature for single-expression bodies further enhances code readability.</text:p>
      <text:p text:style-name="Text_20_body">Traditional function declarations are hoisted and have their own this context, which can be useful in certain object-oriented patterns. Function expressions offer similar capabilities but follow variable assignment rules.</text:p>
      <text:p text:style-name="P12">The choice between these styles depends on factors like scope requirements, this binding needs, and code organization preferences. In React development, arrow functions are generally preferred for their consistent behavior and clean syntax.</text:p>
      <text:p text:style-name="Preformatted_20_Text"><text:soft-page-break/></text:p>
      <text:p text:style-name="Preformatted_20_Text"/>
      <text:p text:style-name="P13">// Arrow function <text:s/></text:p>
      <text:p text:style-name="P10"><text:span text:style-name="T3">const</text:span> <text:span text:style-name="T6">sum</text:span> <text:span text:style-name="T3">=</text:span> <text:span text:style-name="T3">(</text:span>a<text:span text:style-name="T3">,</text:span> b<text:span text:style-name="T3">)</text:span> <text:span text:style-name="T3">=&gt;</text:span> a <text:span text:style-name="T3">+</text:span> b<text:span text:style-name="T3">;</text:span> <text:s/></text:p>
      <text:p text:style-name="P14"/>
      <text:p text:style-name="P13">// Traditional <text:s/></text:p>
      <text:p text:style-name="P10"><text:span text:style-name="T3">function</text:span> <text:span text:style-name="T6">product</text:span><text:span text:style-name="T3">(</text:span>a<text:span text:style-name="T3">,</text:span> b<text:span text:style-name="T3">)</text:span> <text:span text:style-name="T3">{</text:span> <text:s/></text:p>
      <text:p text:style-name="P11"><text:s text:c="2"/><text:span text:style-name="T7">return</text:span><text:span text:style-name="T8"> a </text:span><text:span text:style-name="T7">*</text:span><text:span text:style-name="T8"> b</text:span><text:span text:style-name="T7">;</text:span><text:span text:style-name="T8"> <text:s/></text:span></text:p>
      <text:p text:style-name="P10"><text:span text:style-name="T3">}</text:span> <text:s/></text:p>
      <text:p text:style-name="Text_20_body"/>
      <text:p text:style-name="Text_20_body"/>
      <text:p text:style-name="Text_20_body"/>
      <text:p text:style-name="Text_20_body">Understanding <text:span text:style-name="T12">this</text:span> is crucial for effective JavaScript development. The value of this is determined by how a function is called, leading to several common patterns:</text:p>
      <text:p text:style-name="Text_20_body"/>
      <text:p text:style-name="Text_20_body">Method invocation: this refers to the object containing the method</text:p>
      <text:p text:style-name="Text_20_body">Function invocation: this defaults to the global object (or undefined in strict mode)</text:p>
      <text:p text:style-name="Text_20_body">Constructor invocation: this refers to the newly created instance</text:p>
      <text:p text:style-name="Text_20_body">Explicit binding: call, apply, and bind can set this directly</text:p>
      <text:p text:style-name="P10"><text:span text:style-name="T3">const</text:span> obj <text:span text:style-name="T3">=</text:span> <text:span text:style-name="T3">{</text:span> <text:s/></text:p>
      <text:p text:style-name="P11"><text:s text:c="2"/><text:span text:style-name="T7">name:</text:span><text:span text:style-name="T8"> </text:span><text:span text:style-name="T9">'Bob'</text:span><text:span text:style-name="T7">,</text:span><text:span text:style-name="T8"> <text:s/></text:span></text:p>
      <text:p text:style-name="P11"><text:s text:c="2"/><text:span text:style-name="T13">greet</text:span><text:span text:style-name="T7">:</text:span><text:span text:style-name="T8"> </text:span><text:span text:style-name="T7">function()</text:span><text:span text:style-name="T8"> </text:span><text:span text:style-name="T7">{</text:span><text:span text:style-name="T8"> console</text:span><text:span text:style-name="T7">.</text:span><text:span text:style-name="T13">log</text:span><text:span text:style-name="T7">(this.</text:span><text:span text:style-name="T8">name</text:span><text:span text:style-name="T7">);</text:span><text:span text:style-name="T8"> </text:span><text:span text:style-name="T7">}</text:span><text:span text:style-name="T8"> <text:s/></text:span></text:p>
      <text:p text:style-name="P10"><text:span text:style-name="T3">};</text:span> <text:s/></text:p>
      <text:p text:style-name="P10"><text:span text:style-name="T6">setTimeout</text:span><text:span text:style-name="T3">(</text:span>obj<text:span text:style-name="T3">.</text:span><text:span text:style-name="T6">greet</text:span><text:span text:style-name="T3">.</text:span><text:span text:style-name="T6">bind</text:span><text:span text:style-name="T3">(</text:span>obj<text:span text:style-name="T3">),</text:span> <text:span text:style-name="T4">1000</text:span><text:span text:style-name="T3">);</text:span> <text:s/><text:span text:style-name="T5">// Fixes context <text:s/></text:span></text:p>
      <text:p text:style-name="Text_20_body"/>
      <text:p text:style-name="Text_20_body">The introduction of arrow functions changed this landscape by lexically binding this, often providing more predictable behavior. However, this means arrow functions aren't suitable for methods that need dynamic this binding.</text:p>
      <text:p text:style-name="Text_20_body"/>
      <text:p text:style-name="Text_20_body">The class syntax introduced in ES6 provides a more familiar way to implement object-oriented patterns. However, it's important to understand that these are syntactic sugar over JavaScript's prototypal inheritance system. Classes support:</text:p>
      <text:p text:style-name="P10"><text:span text:style-name="T3">class</text:span> <text:span text:style-name="T6">Person</text:span> <text:span text:style-name="T3">{</text:span> <text:s/></text:p>
      <text:p text:style-name="P11"><text:s text:c="2"/><text:span text:style-name="T13">constructor</text:span><text:span text:style-name="T7">(</text:span><text:span text:style-name="T8">name</text:span><text:span text:style-name="T7">)</text:span><text:span text:style-name="T8"> </text:span><text:span text:style-name="T7">{</text:span><text:span text:style-name="T8"> </text:span><text:span text:style-name="T7">this.</text:span><text:span text:style-name="T8">name </text:span><text:span text:style-name="T7">=</text:span><text:span text:style-name="T8"> name</text:span><text:span text:style-name="T7">;</text:span><text:span text:style-name="T8"> </text:span><text:span text:style-name="T7">}</text:span><text:span text:style-name="T8"> <text:s/></text:span></text:p>
      <text:p text:style-name="P11"><text:s text:c="2"/><text:span text:style-name="T13">greet</text:span><text:span text:style-name="T7">()</text:span><text:span text:style-name="T8"> </text:span><text:span text:style-name="T7">{</text:span><text:span text:style-name="T8"> console</text:span><text:span text:style-name="T7">.</text:span><text:span text:style-name="T13">log</text:span><text:span text:style-name="T7">(</text:span><text:span text:style-name="T9">`Hello, </text:span><text:span text:style-name="T7">${this.</text:span><text:span text:style-name="T8">name</text:span><text:span text:style-name="T7">}</text:span><text:span text:style-name="T9">!`</text:span><text:span text:style-name="T7">);</text:span><text:span text:style-name="T8"> </text:span><text:span text:style-name="T7">}</text:span><text:span text:style-name="T8"> <text:s/></text:span></text:p>
      <text:p text:style-name="P10"><text:span text:style-name="T3">}</text:span> <text:s/></text:p>
      <text:p text:style-name="P10"><text:span text:style-name="T3">const</text:span> alice <text:span text:style-name="T3">=</text:span> <text:span text:style-name="T3">new</text:span> <text:span text:style-name="T6">Person</text:span><text:span text:style-name="T3">(</text:span><text:span text:style-name="T11">'Alice'</text:span><text:span text:style-name="T3">);</text:span> <text:s/></text:p>
      <text:p text:style-name="P10">alice<text:span text:style-name="T3">.</text:span><text:span text:style-name="T6">greet</text:span><text:span text:style-name="T3">();</text:span> <text:s/></text:p>
      <text:p text:style-name="Text_20_body"/>
      <text:p text:style-name="Text_20_body">Constructor methods for instance initialization</text:p>
      <text:p text:style-name="Text_20_body"><text:soft-page-break/>Method definitions on the prototype</text:p>
      <text:p text:style-name="P12">Static methods</text:p>
      <text:p text:style-name="P12">Inheritance through the extends keyword</text:p>
      <text:p text:style-name="Text_20_body">While classes can be useful for organizing code, modern React development with hooks has reduced their necessity in many cases. Understanding them remains valuable for working with older codebases and certain Node.js patterns.</text:p>
      <text:h text:style-name="Heading_20_2" text:outline-level="2"><text:bookmark-start text:name="__RefHeading___Toc532_4110317715"/>Component State, Event Handlers<text:bookmark-end text:name="__RefHeading___Toc532_4110317715"/></text:h>
      <text:p text:style-name="Text_20_body">Let's return to working with React, starting with a simple example:</text:p>
      <text:p text:style-name="P15"><text:span text:style-name="T3">const</text:span> <text:span text:style-name="T6">Hello</text:span> <text:span text:style-name="T3">=</text:span> <text:span text:style-name="T3">(</text:span>props<text:span text:style-name="T3">)</text:span> <text:span text:style-name="T3">=&gt;</text:span> <text:span text:style-name="T3">{</text:span></text:p>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lt;</text:span><text:span text:style-name="T15">p</text:span><text:span text:style-name="T14">&gt;</text:span></text:p>
      <text:p text:style-name="P16"><text:s text:c="8"/><text:span text:style-name="T15">Hello </text:span><text:span text:style-name="T14">{</text:span><text:span text:style-name="T15">props</text:span><text:span text:style-name="T14">.</text:span><text:span text:style-name="T15">name</text:span><text:span text:style-name="T14">},</text:span><text:span text:style-name="T15"> you are </text:span><text:span text:style-name="T14">{</text:span><text:span text:style-name="T15">props</text:span><text:span text:style-name="T14">.</text:span><text:span text:style-name="T15">age</text:span><text:span text:style-name="T14">}</text:span><text:span text:style-name="T15"> years old</text:span></text:p>
      <text:p text:style-name="P16"><text:s text:c="6"/><text:span text:style-name="T14">&lt;/</text:span><text:span text:style-name="T15">p</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P18"/>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name </text:span><text:span text:style-name="T14">=</text:span><text:span text:style-name="T15"> </text:span><text:span text:style-name="T16">'Peter'</text:span></text:p>
      <text:p text:style-name="P16"><text:s text:c="2"/><text:span text:style-name="T14">const</text:span><text:span text:style-name="T15"> age </text:span><text:span text:style-name="T14">=</text:span><text:span text:style-name="T15"> </text:span><text:span text:style-name="T17">10</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lt;</text:span><text:span text:style-name="T15">h1</text:span><text:span text:style-name="T14">&gt;</text:span><text:span text:style-name="T15">Greetings</text:span><text:span text:style-name="T14">&lt;/</text:span><text:span text:style-name="T15">h1</text:span><text:span text:style-name="T14">&gt;</text:span></text:p>
      <text:p text:style-name="P16"><text:s text:c="6"/><text:span text:style-name="T14">&lt;</text:span><text:span text:style-name="T15">Hello name</text:span><text:span text:style-name="T14">=</text:span><text:span text:style-name="T16">"Maya"</text:span><text:span text:style-name="T15"> age</text:span><text:span text:style-name="T14">={</text:span><text:span text:style-name="T17">26</text:span><text:span text:style-name="T15"> </text:span><text:span text:style-name="T14">+</text:span><text:span text:style-name="T15"> </text:span><text:span text:style-name="T17">10</text:span><text:span text:style-name="T14">}</text:span><text:span text:style-name="T15"> </text:span><text:span text:style-name="T14">/&gt;</text:span></text:p>
      <text:p text:style-name="P16"><text:s text:c="6"/><text:span text:style-name="T14">&lt;</text:span><text:span text:style-name="T15">Hello name</text:span><text:span text:style-name="T14">={</text:span><text:span text:style-name="T15">name</text:span><text:span text:style-name="T14">}</text:span><text:span text:style-name="T15"> age</text:span><text:span text:style-name="T14">={</text:span><text:span text:style-name="T15">age</text:span><text:span text:style-name="T14">}</text:span><text:span text:style-name="T15"> </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Text_20_body"/>
      <text:p text:style-name="Text_20_body">We can expand our Hello component to include logic for calculating the year of birth. The bornYear function demonstrates how helper functions within components can access props directly without needing them as parameters. This pattern is common in JavaScript, where functions can be nested and still access their parent's scope, unlike some other programming languages where this would be more complex.</text:p>
      <text:p text:style-name="P15"><text:span text:style-name="T3">const</text:span> <text:span text:style-name="T6">Hello</text:span> <text:span text:style-name="T3">=</text:span> <text:span text:style-name="T3">(</text:span>props<text:span text:style-name="T3">)</text:span> <text:span text:style-name="T3">=&gt;</text:span> <text:span text:style-name="T3">{</text:span></text:p>
      <text:p text:style-name="P16"><text:s text:c="2"/><text:span text:style-name="T14">const</text:span><text:span text:style-name="T15"> </text:span><text:span text:style-name="T18">bornYear</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4">const</text:span><text:span text:style-name="T15"> yearNow </text:span><text:span text:style-name="T14">=</text:span><text:span text:style-name="T15"> </text:span><text:span text:style-name="T14">new</text:span><text:span text:style-name="T15"> </text:span><text:span text:style-name="T18">Date</text:span><text:span text:style-name="T14">().</text:span><text:span text:style-name="T18">getFullYear</text:span><text:span text:style-name="T14">()</text:span></text:p>
      <text:p text:style-name="P16"><text:s text:c="4"/><text:span text:style-name="T14">return</text:span><text:span text:style-name="T15"> yearNow </text:span><text:span text:style-name="T14">-</text:span><text:span text:style-name="T15"> props</text:span><text:span text:style-name="T14">.</text:span><text:span text:style-name="T15">age</text:span></text:p>
      <text:p text:style-name="P16"><text:s text:c="2"/><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lt;</text:span><text:span text:style-name="T15">p</text:span><text:span text:style-name="T14">&gt;</text:span><text:span text:style-name="T15">Hello </text:span><text:span text:style-name="T14">{</text:span><text:span text:style-name="T15">props</text:span><text:span text:style-name="T14">.</text:span><text:span text:style-name="T15">name</text:span><text:span text:style-name="T14">},</text:span><text:span text:style-name="T15"> you are </text:span><text:span text:style-name="T14">{</text:span><text:span text:style-name="T15">props</text:span><text:span text:style-name="T14">.</text:span><text:span text:style-name="T15">age</text:span><text:span text:style-name="T14">}</text:span><text:span text:style-name="T15"> years old</text:span><text:span text:style-name="T14">&lt;/</text:span><text:span text:style-name="T15">p</text:span><text:span text:style-name="T14">&gt;</text:span></text:p>
      <text:p text:style-name="P16"><text:s text:c="6"/><text:span text:style-name="T14">&lt;</text:span><text:span text:style-name="T15">p</text:span><text:span text:style-name="T14">&gt;</text:span><text:span text:style-name="T15">So you were probably born </text:span><text:span text:style-name="T14">in</text:span><text:span text:style-name="T15"> </text:span><text:span text:style-name="T14">{</text:span><text:span text:style-name="T18">bornYear</text:span><text:span text:style-name="T14">()}&lt;/</text:span><text:span text:style-name="T15">p</text:span><text:span text:style-name="T14">&gt;</text:span></text:p>
      <text:p text:style-name="P16"><text:soft-page-break/><text:s text:c="4"/><text:span text:style-name="T14">&lt;/</text:span><text:span text:style-name="T15">div</text:span><text:span text:style-name="T14">&gt;</text:span></text:p>
      <text:p text:style-name="P16"><text:s text:c="2"/><text:span text:style-name="T14">)</text:span></text:p>
      <text:p text:style-name="P17">}</text:p>
      <text:p text:style-name="Text_20_body"/>
      <text:p text:style-name="Text_20_body">Destructuring allows us to extract values from objects and arrays more cleanly. In React components, this means we can avoid repetitive prop references. The examples show progressive refinement from basic destructuring to directly unpacking props in the function parameters, making the code more concise and readable.</text:p>
      <text:p text:style-name="P19">// Step 1: Basic destructuring</text:p>
      <text:p text:style-name="P15"><text:span text:style-name="T3">const</text:span> <text:span text:style-name="T6">Hello</text:span> <text:span text:style-name="T3">=</text:span> <text:span text:style-name="T3">(</text:span>props<text:span text:style-name="T3">)</text:span> <text:span text:style-name="T3">=&gt;</text:span> <text:span text:style-name="T3">{</text:span></text:p>
      <text:p text:style-name="P16"><text:s text:c="2"/><text:span text:style-name="T14">const</text:span><text:span text:style-name="T15"> </text:span><text:span text:style-name="T14">{</text:span><text:span text:style-name="T15"> name</text:span><text:span text:style-name="T14">,</text:span><text:span text:style-name="T15"> age </text:span><text:span text:style-name="T14">}</text:span><text:span text:style-name="T15"> </text:span><text:span text:style-name="T14">=</text:span><text:span text:style-name="T15"> props</text:span></text:p>
      <text:p text:style-name="P16"><text:s text:c="2"/><text:span text:style-name="T19">// ...</text:span></text:p>
      <text:p text:style-name="P17">}</text:p>
      <text:p text:style-name="P18"/>
      <text:p text:style-name="P19">// Step 2: Direct parameter destructuring</text:p>
      <text:p text:style-name="P15"><text:span text:style-name="T3">const</text:span> <text:span text:style-name="T6">Hello</text:span> <text:span text:style-name="T3">=</text:span> <text:span text:style-name="T3">({</text:span> name<text:span text:style-name="T3">,</text:span> age <text:span text:style-name="T3">})</text:span> <text:span text:style-name="T3">=&gt;</text:span> <text:span text:style-name="T3">{</text:span></text:p>
      <text:p text:style-name="P16"><text:s text:c="2"/><text:span text:style-name="T19">// ...</text:span></text:p>
      <text:p text:style-name="P17">}</text:p>
      <text:h text:style-name="Heading_20_4" text:outline-level="4"/>
      <text:p text:style-name="Text_20_body">The counter example illustrates React's rendering behavior. Initially, we see a manual approach to force re-renders, which while educational, isn't how React applications are typically built. This leads us to React's state management system and the useState hook, which handles re-renders automatically when state changes.</text:p>
      <text:p text:style-name="P20"/>
      <text:p text:style-name="P19">// Manual re-rendering (not recommended)</text:p>
      <text:p text:style-name="P15"><text:span text:style-name="T3">let</text:span> counter <text:span text:style-name="T3">=</text:span> <text:span text:style-name="T4">1</text:span></text:p>
      <text:p text:style-name="P15"><text:span text:style-name="T3">const</text:span> <text:span text:style-name="T6">refresh</text:span> <text:span text:style-name="T3">=</text:span> <text:span text:style-name="T3">()</text:span> <text:span text:style-name="T3">=&gt;</text:span> <text:span text:style-name="T3">{</text:span></text:p>
      <text:p text:style-name="P16"><text:s text:c="2"/><text:span text:style-name="T15">root</text:span><text:span text:style-name="T14">.</text:span><text:span text:style-name="T18">render</text:span><text:span text:style-name="T14">(&lt;</text:span><text:span text:style-name="T15">App counter</text:span><text:span text:style-name="T14">={</text:span><text:span text:style-name="T15">counter</text:span><text:span text:style-name="T14">}</text:span><text:span text:style-name="T15"> </text:span><text:span text:style-name="T14">/&gt;)</text:span></text:p>
      <text:p text:style-name="P17">}</text:p>
      <text:p text:style-name="P18"/>
      <text:p text:style-name="P19">// Proper state management</text:p>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span text:style-name="T19">// ...</text:span></text:p>
      <text:p text:style-name="P17">}</text:p>
      <text:p text:style-name="P21"/>
      <text:p text:style-name="Text_20_body">The useState hook provides a way to add state to function components. When the state update function is called, React automatically re-renders the component with the new state value. The example demonstrates this with a counter that increments every second.</text:p>
      <text:p text:style-name="P15"><text:span text:style-name="T3">import</text:span> <text:span text:style-name="T3">{</text:span> useState <text:span text:style-name="T3">}</text:span> <text:span text:style-name="T3">from</text:span> <text:span text:style-name="T11">'react'</text:span></text:p>
      <text:p text:style-name="P18"/>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8"/>
      <text:p text:style-name="P16"><text:s text:c="2"/><text:span text:style-name="T18">setTimeout</text:span><text:span text:style-name="T14">(</text:span></text:p>
      <text:p text:style-name="P16"><text:s text:c="4"/><text:span text:style-name="T14">()</text:span><text:span text:style-name="T15"> </text:span><text:span text:style-name="T14">=&gt;</text:span><text:span text:style-name="T15"> </text:span><text:span text:style-name="T18">setCounter</text:span><text:span text:style-name="T14">(</text:span><text:span text:style-name="T15">counter </text:span><text:span text:style-name="T14">+</text:span><text:span text:style-name="T15"> </text:span><text:span text:style-name="T17">1</text:span><text:span text:style-name="T14">),</text:span></text:p>
      <text:p text:style-name="P16"><text:s text:c="4"/><text:span text:style-name="T17">1000</text:span></text:p>
      <text:p text:style-name="P16"><text:s text:c="2"/><text:span text:style-name="T14">)</text:span></text:p>
      <text:p text:style-name="P18"><text:soft-page-break/></text:p>
      <text:p text:style-name="P16"><text:s text:c="2"/><text:span text:style-name="T14">return</text:span><text:span text:style-name="T15"> </text:span><text:span text:style-name="T14">&lt;</text:span><text:span text:style-name="T15">div</text:span><text:span text:style-name="T14">&gt;{</text:span><text:span text:style-name="T15">counter</text:span><text:span text:style-name="T14">}&lt;/</text:span><text:span text:style-name="T15">div</text:span><text:span text:style-name="T14">&gt;</text:span></text:p>
      <text:p text:style-name="P17">}</text:p>
      <text:h text:style-name="Heading_20_4" text:outline-level="4"/>
      <text:p text:style-name="Text_20_body">Event handlers in React are similar to DOM events but with some syntactic differences. The key points are using camelCase naming and passing function references rather than function calls. The examples show both correct patterns and common mistakes to avoid.</text:p>
      <text:p text:style-name="P20"/>
      <text:p text:style-name="P20"/>
      <text:p text:style-name="P19">// Correct: Passing function reference</text:p>
      <text:p text:style-name="P15"><text:span text:style-name="T3">&lt;</text:span>button onClick<text:span text:style-name="T3">={</text:span>handleClick<text:span text:style-name="T3">}&gt;</text:span></text:p>
      <text:p text:style-name="P18"/>
      <text:p text:style-name="P19">// Correct: Inline arrow function</text:p>
      <text:p text:style-name="P15"><text:span text:style-name="T3">&lt;</text:span>button onClick<text:span text:style-name="T3">={()</text:span> <text:span text:style-name="T3">=&gt;</text:span> <text:span text:style-name="T6">setCounter</text:span><text:span text:style-name="T3">(</text:span>counter <text:span text:style-name="T3">+</text:span> <text:span text:style-name="T4">1</text:span><text:span text:style-name="T3">)}&gt;</text:span></text:p>
      <text:p text:style-name="P18"/>
      <text:p text:style-name="P19">// Incorrect: Calling function immediately</text:p>
      <text:p text:style-name="P16"><text:span text:style-name="T14">&lt;</text:span><text:span text:style-name="T15">button onClick</text:span><text:span text:style-name="T14">={</text:span><text:span text:style-name="T18">setCounter</text:span><text:span text:style-name="T14">(</text:span><text:span text:style-name="T15">counter </text:span><text:span text:style-name="T14">+</text:span><text:span text:style-name="T15"> </text:span><text:span text:style-name="T17">1</text:span><text:span text:style-name="T14">)}&gt;</text:span></text:p>
      <text:p text:style-name="P21"/>
      <text:p text:style-name="Text_20_body">The counter application demonstrates proper component composition. State is managed in the parent component and passed down to children via props, while event handlers are passed down to allow children to communicate changes back up.</text:p>
      <text:p text:style-name="P15"><text:span text:style-name="T3">const</text:span> <text:span text:style-name="T6">Display</text:span> <text:span text:style-name="T3">=</text:span> <text:span text:style-name="T3">({</text:span> counter <text:span text:style-name="T3">})</text:span> <text:span text:style-name="T3">=&gt;</text:span> <text:span text:style-name="T3">&lt;</text:span>div<text:span text:style-name="T3">&gt;{</text:span>counter<text:span text:style-name="T3">}&lt;/</text:span>div<text:span text:style-name="T3">&gt;</text:span></text:p>
      <text:p text:style-name="P18"/>
      <text:p text:style-name="P15"><text:span text:style-name="T3">const</text:span> <text:span text:style-name="T6">Button</text:span> <text:span text:style-name="T3">=</text:span> <text:span text:style-name="T3">({</text:span> onClick<text:span text:style-name="T3">,</text:span> text <text:span text:style-name="T3">})</text:span> <text:span text:style-name="T3">=&gt;</text:span> <text:span text:style-name="T3">(</text:span></text:p>
      <text:p text:style-name="P16"><text:s text:c="2"/><text:span text:style-name="T14">&lt;</text:span><text:span text:style-name="T15">button onClick</text:span><text:span text:style-name="T14">={</text:span><text:span text:style-name="T15">onClick</text:span><text:span text:style-name="T14">}&gt;{</text:span><text:span text:style-name="T15">text</text:span><text:span text:style-name="T14">}&lt;/</text:span><text:span text:style-name="T15">button</text:span><text:span text:style-name="T14">&gt;</text:span></text:p>
      <text:p text:style-name="P17">)</text:p>
      <text:p text:style-name="P18"/>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8"><text:s text:c="2"/></text:p>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lt;</text:span><text:span text:style-name="T15">Display counter</text:span><text:span text:style-name="T14">={</text:span><text:span text:style-name="T15">counter</text:span><text:span text:style-name="T14">}</text:span><text:span text:style-name="T15"> </text:span><text:span text:style-name="T14">/&gt;</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Counter</text:span><text:span text:style-name="T14">(</text:span><text:span text:style-name="T15">counter </text:span><text:span text:style-name="T14">+</text:span><text:span text:style-name="T15"> </text:span><text:span text:style-name="T17">1</text:span><text:span text:style-name="T14">)}</text:span><text:span text:style-name="T15"> text</text:span><text:span text:style-name="T14">=</text:span><text:span text:style-name="T16">"plus"</text:span><text:span text:style-name="T15"> </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h text:style-name="Heading_20_4" text:outline-level="4"/>
      <text:p text:style-name="Text_20_body">Understanding React's rendering cycle is crucial. When state changes, React re-renders the component and its children. The examples include console.log statements to help visualize this process and understand the sequence of events.</text:p>
      <text:p text:style-name="P20"/>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counter</text:span><text:span text:style-name="T14">,</text:span><text:span text:style-name="T15"> setCounter</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span text:style-name="T15">console</text:span><text:span text:style-name="T14">.</text:span><text:span text:style-name="T18">log</text:span><text:span text:style-name="T14">(</text:span><text:span text:style-name="T16">'rendering...'</text:span><text:span text:style-name="T14">,</text:span><text:span text:style-name="T15"> counter</text:span><text:span text:style-name="T14">)</text:span></text:p>
      <text:p text:style-name="P18"/>
      <text:p text:style-name="P16"><text:s text:c="2"/><text:span text:style-name="T14">const</text:span><text:span text:style-name="T15"> </text:span><text:span text:style-name="T18">increaseByOne</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5">console</text:span><text:span text:style-name="T14">.</text:span><text:span text:style-name="T18">log</text:span><text:span text:style-name="T14">(</text:span><text:span text:style-name="T16">'increasing...'</text:span><text:span text:style-name="T14">)</text:span></text:p>
      <text:p text:style-name="P16"><text:soft-page-break/><text:s text:c="4"/><text:span text:style-name="T18">setCounter</text:span><text:span text:style-name="T14">(</text:span><text:span text:style-name="T15">counter </text:span><text:span text:style-name="T14">+</text:span><text:span text:style-name="T15"> </text:span><text:span text:style-name="T17">1</text:span><text:span text:style-name="T14">)</text:span></text:p>
      <text:p text:style-name="P16"><text:s text:c="2"/><text:span text:style-name="T14">}</text:span></text:p>
      <text:p text:style-name="P18"/>
      <text:p text:style-name="P16"><text:s text:c="2"/><text:span text:style-name="T19">// ...</text:span></text:p>
      <text:p text:style-name="P17">}</text:p>
      <text:h text:style-name="Heading_20_4" text:outline-level="4"/>
      <text:p text:style-name="Text_20_body">The chapter concludes by showing how to further refine components using destructuring and concise arrow function syntax. This makes the components more focused and easier to read while maintaining all functionality.</text:p>
      <text:p text:style-name="P20"/>
      <text:p text:style-name="P20"/>
      <text:p text:style-name="P19">// Before refactoring</text:p>
      <text:p text:style-name="P15"><text:span text:style-name="T3">const</text:span> <text:span text:style-name="T6">Display</text:span> <text:span text:style-name="T3">=</text:span> <text:span text:style-name="T3">(</text:span>props<text:span text:style-name="T3">)</text:span> <text:span text:style-name="T3">=&gt;</text:span> <text:span text:style-name="T3">{</text:span></text:p>
      <text:p text:style-name="P16"><text:s text:c="2"/><text:span text:style-name="T14">return</text:span><text:span text:style-name="T15"> </text:span><text:span text:style-name="T14">&lt;</text:span><text:span text:style-name="T15">div</text:span><text:span text:style-name="T14">&gt;{</text:span><text:span text:style-name="T15">props</text:span><text:span text:style-name="T14">.</text:span><text:span text:style-name="T15">counter</text:span><text:span text:style-name="T14">}&lt;/</text:span><text:span text:style-name="T15">div</text:span><text:span text:style-name="T14">&gt;</text:span></text:p>
      <text:p text:style-name="P17">}</text:p>
      <text:p text:style-name="P18"/>
      <text:p text:style-name="P19">// After refactoring</text:p>
      <text:p text:style-name="P15"><text:span text:style-name="T3">const</text:span> <text:span text:style-name="T6">Display</text:span> <text:span text:style-name="T3">=</text:span> <text:span text:style-name="T3">({</text:span> counter <text:span text:style-name="T3">})</text:span> <text:span text:style-name="T3">=&gt;</text:span> <text:span text:style-name="T3">&lt;</text:span>div<text:span text:style-name="T3">&gt;{</text:span>counter<text:span text:style-name="T3">}&lt;/</text:span>div<text:span text:style-name="T3">&gt;</text:span></text:p>
      <text:p text:style-name="Text_20_body">The Button component undergoes similar refinement, demonstrating how proper destructuring and arrow functions can make components more declarative and easier to understand at a glance.</text:p>
      <text:p text:style-name="P15"><text:span text:style-name="T3">const</text:span> <text:span text:style-name="T6">Button</text:span> <text:span text:style-name="T3">=</text:span> <text:span text:style-name="T3">({</text:span> onClick<text:span text:style-name="T3">,</text:span> text <text:span text:style-name="T3">})</text:span> <text:span text:style-name="T3">=&gt;</text:span> <text:span text:style-name="T3">(</text:span></text:p>
      <text:p text:style-name="P16"><text:s text:c="2"/><text:span text:style-name="T14">&lt;</text:span><text:span text:style-name="T15">button onClick</text:span><text:span text:style-name="T14">={</text:span><text:span text:style-name="T15">onClick</text:span><text:span text:style-name="T14">}&gt;{</text:span><text:span text:style-name="T15">text</text:span><text:span text:style-name="T14">}&lt;/</text:span><text:span text:style-name="T15">button</text:span><text:span text:style-name="T14">&gt;</text:span></text:p>
      <text:p text:style-name="P17">)</text:p>
      <text:p text:style-name="Text_20_body"/>
      <text:h text:style-name="Heading_20_2" text:outline-level="2"><text:bookmark-start text:name="__RefHeading___Toc534_4110317715"/>Complex State Management<text:bookmark-end text:name="__RefHeading___Toc534_4110317715"/></text:h>
      <text:p text:style-name="Text_20_body">When applications require tracking multiple state values, we can use separate useState hooks for each value. The counter example below shows independent left and right counters:</text:p>
      <text:p text:style-name="P20"/>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left</text:span><text:span text:style-name="T14">,</text:span><text:span text:style-name="T15"> setLef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span text:style-name="T14">const</text:span><text:span text:style-name="T15"> </text:span><text:span text:style-name="T14">[</text:span><text:span text:style-name="T15">right</text:span><text:span text:style-name="T14">,</text:span><text:span text:style-name="T15"> setRigh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left</text:span><text:span text:style-name="T14">}</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Left</text:span><text:span text:style-name="T14">(</text:span><text:span text:style-name="T15">left </text:span><text:span text:style-name="T14">+</text:span><text:span text:style-name="T15"> </text:span><text:span text:style-name="T17">1</text:span><text:span text:style-name="T14">)}&gt;</text:span><text:span text:style-name="T15">left</text:span><text:span text:style-name="T14">&lt;/</text:span><text:span text:style-name="T15">button</text:span><text:span text:style-name="T14">&gt;</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Right</text:span><text:span text:style-name="T14">(</text:span><text:span text:style-name="T15">right </text:span><text:span text:style-name="T14">+</text:span><text:span text:style-name="T15"> </text:span><text:span text:style-name="T17">1</text:span><text:span text:style-name="T14">)}&gt;</text:span><text:span text:style-name="T15">right</text:span><text:span text:style-name="T14">&lt;/</text:span><text:span text:style-name="T15">button</text:span><text:span text:style-name="T14">&gt;</text:span></text:p>
      <text:p text:style-name="P16"><text:s text:c="6"/><text:span text:style-name="T14">{</text:span><text:span text:style-name="T15">right</text:span><text:span text:style-name="T14">}</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Text_20_body"/>
      <text:p text:style-name="Text_20_body">For related state values, we can combine them into a single state object. The spread operator helps update nested properties immutably:</text:p>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clicks</text:span><text:span text:style-name="T14">,</text:span><text:span text:style-name="T15"> setClicks</text:span><text:span text:style-name="T14">]</text:span><text:span text:style-name="T15"> </text:span><text:span text:style-name="T14">=</text:span><text:span text:style-name="T15"> </text:span><text:span text:style-name="T18">useState</text:span><text:span text:style-name="T14">({</text:span><text:span text:style-name="T15"> </text:span><text:span text:style-name="T14">left:</text:span><text:span text:style-name="T15"> </text:span><text:span text:style-name="T17">0</text:span><text:span text:style-name="T14">,</text:span><text:span text:style-name="T15"> </text:span><text:span text:style-name="T14">right:</text:span><text:span text:style-name="T15"> </text:span><text:span text:style-name="T17">0</text:span><text:span text:style-name="T15"> </text:span><text:span text:style-name="T14">})</text:span></text:p>
      <text:p text:style-name="P18"><text:soft-page-break/></text:p>
      <text:p text:style-name="P16"><text:s text:c="2"/><text:span text:style-name="T14">const</text:span><text:span text:style-name="T15"> </text:span><text:span text:style-name="T18">handleLef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8">setClicks</text:span><text:span text:style-name="T14">({</text:span><text:span text:style-name="T15"> </text:span><text:span text:style-name="T14">...</text:span><text:span text:style-name="T15">clicks</text:span><text:span text:style-name="T14">,</text:span><text:span text:style-name="T15"> </text:span><text:span text:style-name="T14">left:</text:span><text:span text:style-name="T15"> clicks</text:span><text:span text:style-name="T14">.</text:span><text:span text:style-name="T15">left </text:span><text:span text:style-name="T14">+</text:span><text:span text:style-name="T15"> </text:span><text:span text:style-name="T17">1</text:span><text:span text:style-name="T15"> </text:span><text:span text:style-name="T14">})</text:span></text:p>
      <text:p text:style-name="P16"><text:s text:c="2"/><text:span text:style-name="T14">}</text:span></text:p>
      <text:p text:style-name="P18"/>
      <text:p text:style-name="P16"><text:s text:c="2"/><text:span text:style-name="T14">const</text:span><text:span text:style-name="T15"> </text:span><text:span text:style-name="T18">handleRigh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8">setClicks</text:span><text:span text:style-name="T14">({</text:span><text:span text:style-name="T15"> </text:span><text:span text:style-name="T14">...</text:span><text:span text:style-name="T15">clicks</text:span><text:span text:style-name="T14">,</text:span><text:span text:style-name="T15"> </text:span><text:span text:style-name="T14">right:</text:span><text:span text:style-name="T15"> clicks</text:span><text:span text:style-name="T14">.</text:span><text:span text:style-name="T15">right </text:span><text:span text:style-name="T14">+</text:span><text:span text:style-name="T15"> </text:span><text:span text:style-name="T17">1</text:span><text:span text:style-name="T15"> </text:span><text:span text:style-name="T14">})</text:span></text:p>
      <text:p text:style-name="P16"><text:s text:c="2"/><text:span text:style-name="T14">}</text:span></text:p>
      <text:p text:style-name="P18"><text:s text:c="2"/></text:p>
      <text:p text:style-name="P16"><text:s text:c="2"/><text:span text:style-name="T19">// ... same return as before</text:span></text:p>
      <text:p text:style-name="P17">}</text:p>
      <text:h text:style-name="Heading_20_3" text:outline-level="3"/>
      <text:p text:style-name="Text_20_body">We can extend our counter to track all clicks in an array. Note how we use concat instead of push to maintain immutability:</text:p>
      <text:p text:style-name="P20"/>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left</text:span><text:span text:style-name="T14">,</text:span><text:span text:style-name="T15"> setLef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span text:style-name="T14">const</text:span><text:span text:style-name="T15"> </text:span><text:span text:style-name="T14">[</text:span><text:span text:style-name="T15">right</text:span><text:span text:style-name="T14">,</text:span><text:span text:style-name="T15"> setRight</text:span><text:span text:style-name="T14">]</text:span><text:span text:style-name="T15"> </text:span><text:span text:style-name="T14">=</text:span><text:span text:style-name="T15"> </text:span><text:span text:style-name="T18">useState</text:span><text:span text:style-name="T14">(</text:span><text:span text:style-name="T17">0</text:span><text:span text:style-name="T14">)</text:span></text:p>
      <text:p text:style-name="P16"><text:s text:c="2"/><text:span text:style-name="T14">const</text:span><text:span text:style-name="T15"> </text:span><text:span text:style-name="T14">[</text:span><text:span text:style-name="T15">allClicks</text:span><text:span text:style-name="T14">,</text:span><text:span text:style-name="T15"> setAll</text:span><text:span text:style-name="T14">]</text:span><text:span text:style-name="T15"> </text:span><text:span text:style-name="T14">=</text:span><text:span text:style-name="T15"> </text:span><text:span text:style-name="T18">useState</text:span><text:span text:style-name="T14">([])</text:span></text:p>
      <text:p text:style-name="P18"/>
      <text:p text:style-name="P16"><text:s text:c="2"/><text:span text:style-name="T14">const</text:span><text:span text:style-name="T15"> </text:span><text:span text:style-name="T18">handleLef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8">setAll</text:span><text:span text:style-name="T14">(</text:span><text:span text:style-name="T15">allClicks</text:span><text:span text:style-name="T14">.</text:span><text:span text:style-name="T18">concat</text:span><text:span text:style-name="T14">(</text:span><text:span text:style-name="T16">'L'</text:span><text:span text:style-name="T14">))</text:span></text:p>
      <text:p text:style-name="P16"><text:s text:c="4"/><text:span text:style-name="T18">setLeft</text:span><text:span text:style-name="T14">(</text:span><text:span text:style-name="T15">left </text:span><text:span text:style-name="T14">+</text:span><text:span text:style-name="T15"> </text:span><text:span text:style-name="T17">1</text:span><text:span text:style-name="T14">)</text:span></text:p>
      <text:p text:style-name="P16"><text:s text:c="2"/><text:span text:style-name="T14">}</text:span></text:p>
      <text:p text:style-name="P18"/>
      <text:p text:style-name="P16"><text:s text:c="2"/><text:span text:style-name="T14">const</text:span><text:span text:style-name="T15"> </text:span><text:span text:style-name="T18">handleRightClick</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8">setAll</text:span><text:span text:style-name="T14">(</text:span><text:span text:style-name="T15">allClicks</text:span><text:span text:style-name="T14">.</text:span><text:span text:style-name="T18">concat</text:span><text:span text:style-name="T14">(</text:span><text:span text:style-name="T16">'R'</text:span><text:span text:style-name="T14">))</text:span></text:p>
      <text:p text:style-name="P16"><text:s text:c="4"/><text:span text:style-name="T18">setRight</text:span><text:span text:style-name="T14">(</text:span><text:span text:style-name="T15">right </text:span><text:span text:style-name="T14">+</text:span><text:span text:style-name="T15"> </text:span><text:span text:style-name="T17">1</text:span><text:span text:style-name="T14">)</text:span></text:p>
      <text:p text:style-name="P16"><text:s text:c="2"/><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left</text:span><text:span text:style-name="T14">}</text:span></text:p>
      <text:p text:style-name="P16"><text:s text:c="6"/><text:span text:style-name="T14">&lt;</text:span><text:span text:style-name="T15">button onClick</text:span><text:span text:style-name="T14">={</text:span><text:span text:style-name="T15">handleLeftClick</text:span><text:span text:style-name="T14">}&gt;</text:span><text:span text:style-name="T15">left</text:span><text:span text:style-name="T14">&lt;/</text:span><text:span text:style-name="T15">button</text:span><text:span text:style-name="T14">&gt;</text:span></text:p>
      <text:p text:style-name="P16"><text:s text:c="6"/><text:span text:style-name="T14">&lt;</text:span><text:span text:style-name="T15">button onClick</text:span><text:span text:style-name="T14">={</text:span><text:span text:style-name="T15">handleRightClick</text:span><text:span text:style-name="T14">}&gt;</text:span><text:span text:style-name="T15">right</text:span><text:span text:style-name="T14">&lt;/</text:span><text:span text:style-name="T15">button</text:span><text:span text:style-name="T14">&gt;</text:span></text:p>
      <text:p text:style-name="P16"><text:s text:c="6"/><text:span text:style-name="T14">{</text:span><text:span text:style-name="T15">right</text:span><text:span text:style-name="T14">}</text:span></text:p>
      <text:p text:style-name="P16"><text:s text:c="6"/><text:span text:style-name="T14">&lt;</text:span><text:span text:style-name="T15">p</text:span><text:span text:style-name="T14">&gt;{</text:span><text:span text:style-name="T15">allClicks</text:span><text:span text:style-name="T14">.</text:span><text:span text:style-name="T18">join</text:span><text:span text:style-name="T14">(</text:span><text:span text:style-name="T16">' '</text:span><text:span text:style-name="T14">)}&lt;/</text:span><text:span text:style-name="T15">p</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h text:style-name="Heading_20_3" text:outline-level="3"/>
      <text:p text:style-name="Text_20_body">State updates are asynchronous in React. When deriving new state from current state, we should use the most recent values:</text:p>
      <text:p text:style-name="P20"/>
      <text:p text:style-name="P19">// Problem: Uses potentially stale state</text:p>
      <text:p text:style-name="P15"><text:span text:style-name="T3">const</text:span> <text:span text:style-name="T6">handleLeftClick</text:span> <text:span text:style-name="T3">=</text:span> <text:span text:style-name="T3">()</text:span> <text:span text:style-name="T3">=&gt;</text:span> <text:span text:style-name="T3">{</text:span></text:p>
      <text:p text:style-name="P16"><text:s text:c="2"/><text:span text:style-name="T18">setLeft</text:span><text:span text:style-name="T14">(</text:span><text:span text:style-name="T15">left </text:span><text:span text:style-name="T14">+</text:span><text:span text:style-name="T15"> </text:span><text:span text:style-name="T17">1</text:span><text:span text:style-name="T14">)</text:span></text:p>
      <text:p text:style-name="P16"><text:s text:c="2"/><text:span text:style-name="T18">setTotal</text:span><text:span text:style-name="T14">(</text:span><text:span text:style-name="T15">left </text:span><text:span text:style-name="T14">+</text:span><text:span text:style-name="T15"> right</text:span><text:span text:style-name="T14">)</text:span><text:span text:style-name="T15"> </text:span><text:span text:style-name="T19">// May use outdated left value</text:span></text:p>
      <text:p text:style-name="P17">}</text:p>
      <text:p text:style-name="P18"/>
      <text:p text:style-name="P19"><text:soft-page-break/>// Solution: Calculate using fresh values</text:p>
      <text:p text:style-name="P15"><text:span text:style-name="T3">const</text:span> <text:span text:style-name="T6">handleLeftClick</text:span> <text:span text:style-name="T3">=</text:span> <text:span text:style-name="T3">()</text:span> <text:span text:style-name="T3">=&gt;</text:span> <text:span text:style-name="T3">{</text:span></text:p>
      <text:p text:style-name="P16"><text:s text:c="2"/><text:span text:style-name="T14">const</text:span><text:span text:style-name="T15"> newLeft </text:span><text:span text:style-name="T14">=</text:span><text:span text:style-name="T15"> left </text:span><text:span text:style-name="T14">+</text:span><text:span text:style-name="T15"> </text:span><text:span text:style-name="T17">1</text:span></text:p>
      <text:p text:style-name="P16"><text:s text:c="2"/><text:span text:style-name="T18">setLeft</text:span><text:span text:style-name="T14">(</text:span><text:span text:style-name="T15">newLeft</text:span><text:span text:style-name="T14">)</text:span></text:p>
      <text:p text:style-name="P16"><text:s text:c="2"/><text:span text:style-name="T18">setTotal</text:span><text:span text:style-name="T14">(</text:span><text:span text:style-name="T15">newLeft </text:span><text:span text:style-name="T14">+</text:span><text:span text:style-name="T15"> right</text:span><text:span text:style-name="T14">)</text:span></text:p>
      <text:p text:style-name="P17">}</text:p>
      <text:h text:style-name="Heading_20_3" text:outline-level="3"/>
      <text:p text:style-name="Text_20_body">Components can render different output based on their state. This History component shows a message when no clicks have occurred:</text:p>
      <text:p text:style-name="P20"/>
      <text:p text:style-name="P15"><text:span text:style-name="T3">const</text:span> <text:span text:style-name="T6">History</text:span> <text:span text:style-name="T3">=</text:span> <text:span text:style-name="T3">({</text:span> allClicks <text:span text:style-name="T3">})</text:span> <text:span text:style-name="T3">=&gt;</text:span> <text:span text:style-name="T3">{</text:span></text:p>
      <text:p text:style-name="P16"><text:s text:c="2"/><text:span text:style-name="T14">if</text:span><text:span text:style-name="T15"> </text:span><text:span text:style-name="T14">(</text:span><text:span text:style-name="T15">allClicks</text:span><text:span text:style-name="T14">.</text:span><text:span text:style-name="T15">length </text:span><text:span text:style-name="T14">===</text:span><text:span text:style-name="T15"> </text:span><text:span text:style-name="T17">0</text:span><text:span text:style-name="T14">)</text:span><text:span text:style-name="T15"> </text:span><text:span text:style-name="T14">{</text:span></text:p>
      <text:p text:style-name="P16"><text:s text:c="4"/><text:span text:style-name="T14">return</text:span><text:span text:style-name="T15"> </text:span><text:span text:style-name="T14">&lt;</text:span><text:span text:style-name="T15">div</text:span><text:span text:style-name="T14">&gt;</text:span><text:span text:style-name="T15">No button presses yet</text:span><text:span text:style-name="T14">&lt;/</text:span><text:span text:style-name="T15">div</text:span><text:span text:style-name="T14">&gt;</text:span></text:p>
      <text:p text:style-name="P16"><text:s text:c="2"/><text:span text:style-name="T14">}</text:span></text:p>
      <text:p text:style-name="P16"><text:s text:c="2"/><text:span text:style-name="T14">return</text:span><text:span text:style-name="T15"> </text:span><text:span text:style-name="T14">&lt;</text:span><text:span text:style-name="T15">div</text:span><text:span text:style-name="T14">&gt;</text:span><text:span text:style-name="T15">Button press history</text:span><text:span text:style-name="T14">:</text:span><text:span text:style-name="T15"> </text:span><text:span text:style-name="T14">{</text:span><text:span text:style-name="T15">allClicks</text:span><text:span text:style-name="T14">.</text:span><text:span text:style-name="T18">join</text:span><text:span text:style-name="T14">(</text:span><text:span text:style-name="T16">' '</text:span><text:span text:style-name="T14">)}&lt;/</text:span><text:span text:style-name="T15">div</text:span><text:span text:style-name="T14">&gt;</text:span></text:p>
      <text:p text:style-name="P22">}</text:p>
      <text:p text:style-name="Text_20_body"/>
      <text:p text:style-name="Text_20_body">Effective debugging involves multiple approaches. Console logging helps inspect values during execution, while React DevTools provides component hierarchy visualization. The debugger statement pauses execution for inspection, and error messages should always be addressed immediately rather than ignored.</text:p>
      <text:p text:style-name="Text_20_body">Proper event handling requires passing function references rather than invocations. Correct patterns include arrow functions or pre-defined handlers:</text:p>
      <text:p text:style-name="P20"/>
      <text:p text:style-name="P19">// Correct</text:p>
      <text:p text:style-name="P15"><text:span text:style-name="T3">&lt;</text:span>button onClick<text:span text:style-name="T3">={()</text:span> <text:span text:style-name="T3">=&gt;</text:span> <text:span text:style-name="T6">setValue</text:span><text:span text:style-name="T3">(</text:span><text:span text:style-name="T4">0</text:span><text:span text:style-name="T3">)}&gt;</text:span>Reset<text:span text:style-name="T3">&lt;/</text:span>button<text:span text:style-name="T3">&gt;</text:span></text:p>
      <text:p text:style-name="P15"><text:span text:style-name="T3">&lt;</text:span>button onClick<text:span text:style-name="T3">={</text:span>handleReset<text:span text:style-name="T3">}&gt;</text:span>Reset<text:span text:style-name="T3">&lt;/</text:span>button<text:span text:style-name="T3">&gt;</text:span></text:p>
      <text:p text:style-name="P18"/>
      <text:p text:style-name="P19">// Incorrect</text:p>
      <text:p text:style-name="P15"><text:span text:style-name="T3">&lt;</text:span>button onClick<text:span text:style-name="T3">={</text:span><text:span text:style-name="T6">setValue</text:span><text:span text:style-name="T3">(</text:span><text:span text:style-name="T4">0</text:span><text:span text:style-name="T3">)}&gt;</text:span>Reset<text:span text:style-name="T3">&lt;/</text:span>button<text:span text:style-name="T3">&gt;</text:span> <text:span text:style-name="T5">// Calls immediately</text:span></text:p>
      <text:h text:style-name="Heading_20_3" text:outline-level="3"/>
      <text:p text:style-name="Text_20_body">Hooks must follow specific usage rules. They should only be called at the top level of components (not in loops/conditions) and maintain consistent order between renders. The eslint-plugin-react-hooks helps enforce these rules during development.</text:p>
      <text:p text:style-name="Text_20_body"/>
      <text:p text:style-name="Text_20_body">Event handlers in React can be defined using a function that returns another function. This pattern, while not essential for basic React development, demonstrates JavaScript's flexibility with higher-order functions. The key insight is that when we assign <text:span text:style-name="Source_20_Text">onClick={hello()}</text:span>, we're actually assigning the function that hello() returns, not making a direct function call as an event handler. This works because the outer function executes during rendering and returns the actual handler function that will be called on click events.</text:p>
      <text:p text:style-name="P20"/>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8"><text:soft-page-break/></text:p>
      <text:p text:style-name="P16"><text:s text:c="2"/><text:span text:style-name="T14">const</text:span><text:span text:style-name="T15"> </text:span><text:span text:style-name="T18">hello</text:span><text:span text:style-name="T15"> </text:span><text:span text:style-name="T14">=</text:span><text:span text:style-name="T15"> </text:span><text:span text:style-name="T14">()</text:span><text:span text:style-name="T15"> </text:span><text:span text:style-name="T14">=&gt;</text:span><text:span text:style-name="T15"> </text:span><text:span text:style-name="T14">{</text:span></text:p>
      <text:p text:style-name="P16"><text:s text:c="4"/><text:span text:style-name="T14">const</text:span><text:span text:style-name="T15"> </text:span><text:span text:style-name="T18">handler</text:span><text:span text:style-name="T15"> </text:span><text:span text:style-name="T14">=</text:span><text:span text:style-name="T15"> </text:span><text:span text:style-name="T14">()</text:span><text:span text:style-name="T15"> </text:span><text:span text:style-name="T14">=&gt;</text:span><text:span text:style-name="T15"> console</text:span><text:span text:style-name="T14">.</text:span><text:span text:style-name="T18">log</text:span><text:span text:style-name="T14">(</text:span><text:span text:style-name="T16">'hello world'</text:span><text:span text:style-name="T14">)</text:span></text:p>
      <text:p text:style-name="P16"><text:s text:c="4"/><text:span text:style-name="T14">return</text:span><text:span text:style-name="T15"> handler</text:span></text:p>
      <text:p text:style-name="P16"><text:s text:c="2"/><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value</text:span><text:span text:style-name="T14">}</text:span></text:p>
      <text:p text:style-name="P16"><text:s text:c="6"/><text:span text:style-name="T14">&lt;</text:span><text:span text:style-name="T15">button onClick</text:span><text:span text:style-name="T14">={</text:span><text:span text:style-name="T18">hello</text:span><text:span text:style-name="T14">()}&gt;</text:span><text:span text:style-name="T15">button</text:span><text:span text:style-name="T14">&lt;/</text:span><text:span text:style-name="T15">button</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Text_20_body"/>
      <text:p text:style-name="Text_20_body">We can extend this pattern to create parameterized handler factories. The hello function takes a parameter and returns a customized handler function for each button. Each button gets its own version of the handler with the appropriate parameter value preserved through closure.</text:p>
      <text:p text:style-name="P20"/>
      <text:p text:style-name="P20"/>
      <text:p text:style-name="P20"/>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8"/>
      <text:p text:style-name="P16"><text:s text:c="2"/><text:span text:style-name="T14">const</text:span><text:span text:style-name="T15"> </text:span><text:span text:style-name="T18">hello</text:span><text:span text:style-name="T15"> </text:span><text:span text:style-name="T14">=</text:span><text:span text:style-name="T15"> </text:span><text:span text:style-name="T14">(</text:span><text:span text:style-name="T15">who</text:span><text:span text:style-name="T14">)</text:span><text:span text:style-name="T15"> </text:span><text:span text:style-name="T14">=&gt;</text:span><text:span text:style-name="T15"> </text:span><text:span text:style-name="T14">()</text:span><text:span text:style-name="T15"> </text:span><text:span text:style-name="T14">=&gt;</text:span><text:span text:style-name="T15"> </text:span><text:span text:style-name="T14">{</text:span></text:p>
      <text:p text:style-name="P16"><text:s text:c="4"/><text:span text:style-name="T15">console</text:span><text:span text:style-name="T14">.</text:span><text:span text:style-name="T18">log</text:span><text:span text:style-name="T14">(</text:span><text:span text:style-name="T16">'hello'</text:span><text:span text:style-name="T14">,</text:span><text:span text:style-name="T15"> who</text:span><text:span text:style-name="T14">)</text:span></text:p>
      <text:p text:style-name="P16"><text:s text:c="2"/><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value</text:span><text:span text:style-name="T14">}</text:span></text:p>
      <text:p text:style-name="P16"><text:s text:c="6"/><text:span text:style-name="T14">&lt;</text:span><text:span text:style-name="T15">button onClick</text:span><text:span text:style-name="T14">={</text:span><text:span text:style-name="T18">hello</text:span><text:span text:style-name="T14">(</text:span><text:span text:style-name="T16">'world'</text:span><text:span text:style-name="T14">)}&gt;</text:span><text:span text:style-name="T15">button</text:span><text:span text:style-name="T14">&lt;/</text:span><text:span text:style-name="T15">button</text:span><text:span text:style-name="T14">&gt;</text:span></text:p>
      <text:p text:style-name="P16"><text:s text:c="6"/><text:span text:style-name="T14">&lt;</text:span><text:span text:style-name="T15">button onClick</text:span><text:span text:style-name="T14">={</text:span><text:span text:style-name="T18">hello</text:span><text:span text:style-name="T14">(</text:span><text:span text:style-name="T16">'react'</text:span><text:span text:style-name="T14">)}&gt;</text:span><text:span text:style-name="T15">button</text:span><text:span text:style-name="T14">&lt;/</text:span><text:span text:style-name="T15">button</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h text:style-name="Heading_20_3" text:outline-level="3"/>
      <text:p text:style-name="Text_20_body">This function-returning-function pattern becomes particularly useful for creating reusable state handlers. The setToValue function acts as a factory that generates click handlers pre-configured with specific values. This approach can make code more declarative when dealing with multiple similar state transitions.</text:p>
      <text:p text:style-name="P20"/>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8"><text:s text:c="2"/></text:p>
      <text:p text:style-name="P16"><text:s text:c="2"/><text:span text:style-name="T14">const</text:span><text:span text:style-name="T15"> </text:span><text:span text:style-name="T18">setToValue</text:span><text:span text:style-name="T15"> </text:span><text:span text:style-name="T14">=</text:span><text:span text:style-name="T15"> </text:span><text:span text:style-name="T14">(</text:span><text:span text:style-name="T15">newValue</text:span><text:span text:style-name="T14">)</text:span><text:span text:style-name="T15"> </text:span><text:span text:style-name="T14">=&gt;</text:span><text:span text:style-name="T15"> </text:span><text:span text:style-name="T14">()</text:span><text:span text:style-name="T15"> </text:span><text:span text:style-name="T14">=&gt;</text:span><text:span text:style-name="T15"> </text:span><text:span text:style-name="T14">{</text:span></text:p>
      <text:p text:style-name="P16"><text:s text:c="4"/><text:span text:style-name="T18">setValue</text:span><text:span text:style-name="T14">(</text:span><text:span text:style-name="T15">newValue</text:span><text:span text:style-name="T14">)</text:span></text:p>
      <text:p text:style-name="P16"><text:s text:c="2"/><text:span text:style-name="T14">}</text:span></text:p>
      <text:p text:style-name="P18"><text:s text:c="2"/></text:p>
      <text:p text:style-name="P16"><text:s text:c="2"/><text:span text:style-name="T14">return</text:span><text:span text:style-name="T15"> </text:span><text:span text:style-name="T14">(</text:span></text:p>
      <text:p text:style-name="P16"><text:soft-page-break/><text:s text:c="4"/><text:span text:style-name="T14">&lt;</text:span><text:span text:style-name="T15">div</text:span><text:span text:style-name="T14">&gt;</text:span></text:p>
      <text:p text:style-name="P16"><text:s text:c="6"/><text:span text:style-name="T14">{</text:span><text:span text:style-name="T15">value</text:span><text:span text:style-name="T14">}</text:span></text:p>
      <text:p text:style-name="P16"><text:s text:c="6"/><text:span text:style-name="T14">&lt;</text:span><text:span text:style-name="T15">button onClick</text:span><text:span text:style-name="T14">={</text:span><text:span text:style-name="T18">setToValue</text:span><text:span text:style-name="T14">(</text:span><text:span text:style-name="T17">1000</text:span><text:span text:style-name="T14">)}&gt;</text:span><text:span text:style-name="T15">thousand</text:span><text:span text:style-name="T14">&lt;/</text:span><text:span text:style-name="T15">button</text:span><text:span text:style-name="T14">&gt;</text:span></text:p>
      <text:p text:style-name="P16"><text:s text:c="6"/><text:span text:style-name="T14">&lt;</text:span><text:span text:style-name="T15">button onClick</text:span><text:span text:style-name="T14">={</text:span><text:span text:style-name="T18">setToValue</text:span><text:span text:style-name="T14">(</text:span><text:span text:style-name="T17">0</text:span><text:span text:style-name="T14">)}&gt;</text:span><text:span text:style-name="T15">reset</text:span><text:span text:style-name="T14">&lt;/</text:span><text:span text:style-name="T15">button</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p text:style-name="Text_20_body"/>
      <text:p text:style-name="Text_20_body">However, the same functionality can often be achieved more simply using inline arrow functions. This alternative approach is more straightforward and may be preferable for simpler cases, though both patterns are valid and useful in different situations.</text:p>
      <text:p text:style-name="P23"/>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8"/>
      <text:p text:style-name="P16"><text:s text:c="2"/><text:span text:style-name="T14">const</text:span><text:span text:style-name="T15"> </text:span><text:span text:style-name="T18">setToValue</text:span><text:span text:style-name="T15"> </text:span><text:span text:style-name="T14">=</text:span><text:span text:style-name="T15"> </text:span><text:span text:style-name="T14">(</text:span><text:span text:style-name="T15">newValue</text:span><text:span text:style-name="T14">)</text:span><text:span text:style-name="T15"> </text:span><text:span text:style-name="T14">=&gt;</text:span><text:span text:style-name="T15"> </text:span><text:span text:style-name="T14">{</text:span></text:p>
      <text:p text:style-name="P16"><text:s text:c="4"/><text:span text:style-name="T18">setValue</text:span><text:span text:style-name="T14">(</text:span><text:span text:style-name="T15">newValue</text:span><text:span text:style-name="T14">)</text:span></text:p>
      <text:p text:style-name="P16"><text:s text:c="2"/><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text:span><text:span text:style-name="T15">value</text:span><text:span text:style-name="T14">}</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ToValue</text:span><text:span text:style-name="T14">(</text:span><text:span text:style-name="T17">1000</text:span><text:span text:style-name="T14">)}&gt;</text:span><text:span text:style-name="T15">thousand</text:span><text:span text:style-name="T14">&lt;/</text:span><text:span text:style-name="T15">button</text:span><text:span text:style-name="T14">&gt;</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ToValue</text:span><text:span text:style-name="T14">(</text:span><text:span text:style-name="T17">0</text:span><text:span text:style-name="T14">)}&gt;</text:span><text:span text:style-name="T15">reset</text:span><text:span text:style-name="T14">&lt;/</text:span><text:span text:style-name="T15">button</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p>
      <text:h text:style-name="Heading_20_3" text:outline-level="3"/>
      <text:p text:style-name="Text_20_body">Proper component structure is crucial for maintainable React applications. Components should be defined at the module level rather than inside other components. This ensures they are not recreated on each render and can be properly optimized by React. The Display and Button components are defined separately and receive all their data and behavior through props.</text:p>
      <text:p text:style-name="P20"/>
      <text:p text:style-name="P15"><text:span text:style-name="T3">const</text:span> <text:span text:style-name="T6">Display</text:span> <text:span text:style-name="T3">=</text:span> <text:span text:style-name="T3">({</text:span> value <text:span text:style-name="T3">})</text:span> <text:span text:style-name="T3">=&gt;</text:span> <text:span text:style-name="T3">&lt;</text:span>div<text:span text:style-name="T3">&gt;{</text:span>value<text:span text:style-name="T3">}&lt;/</text:span>div<text:span text:style-name="T3">&gt;</text:span></text:p>
      <text:p text:style-name="P18"/>
      <text:p text:style-name="P15"><text:span text:style-name="T3">const</text:span> <text:span text:style-name="T6">Button</text:span> <text:span text:style-name="T3">=</text:span> <text:span text:style-name="T3">({</text:span> onClick<text:span text:style-name="T3">,</text:span> text <text:span text:style-name="T3">})</text:span> <text:span text:style-name="T3">=&gt;</text:span> <text:span text:style-name="T3">(</text:span></text:p>
      <text:p text:style-name="P16"><text:s text:c="2"/><text:span text:style-name="T14">&lt;</text:span><text:span text:style-name="T15">button onClick</text:span><text:span text:style-name="T14">={</text:span><text:span text:style-name="T15">onClick</text:span><text:span text:style-name="T14">}&gt;{</text:span><text:span text:style-name="T15">text</text:span><text:span text:style-name="T14">}&lt;/</text:span><text:span text:style-name="T15">button</text:span><text:span text:style-name="T14">&gt;</text:span></text:p>
      <text:p text:style-name="P17">)</text:p>
      <text:p text:style-name="P18"/>
      <text:p text:style-name="P15"><text:span text:style-name="T3">const</text:span> <text:span text:style-name="T6">App</text:span> <text:span text:style-name="T3">=</text:span> <text:span text:style-name="T3">()</text:span> <text:span text:style-name="T3">=&gt;</text:span> <text:span text:style-name="T3">{</text:span></text:p>
      <text:p text:style-name="P16"><text:s text:c="2"/><text:span text:style-name="T14">const</text:span><text:span text:style-name="T15"> </text:span><text:span text:style-name="T14">[</text:span><text:span text:style-name="T15">value</text:span><text:span text:style-name="T14">,</text:span><text:span text:style-name="T15"> setValue</text:span><text:span text:style-name="T14">]</text:span><text:span text:style-name="T15"> </text:span><text:span text:style-name="T14">=</text:span><text:span text:style-name="T15"> </text:span><text:span text:style-name="T18">useState</text:span><text:span text:style-name="T14">(</text:span><text:span text:style-name="T17">10</text:span><text:span text:style-name="T14">)</text:span></text:p>
      <text:p text:style-name="P18"/>
      <text:p text:style-name="P16"><text:s text:c="2"/><text:span text:style-name="T14">return</text:span><text:span text:style-name="T15"> </text:span><text:span text:style-name="T14">(</text:span></text:p>
      <text:p text:style-name="P16"><text:s text:c="4"/><text:span text:style-name="T14">&lt;</text:span><text:span text:style-name="T15">div</text:span><text:span text:style-name="T14">&gt;</text:span></text:p>
      <text:p text:style-name="P16"><text:s text:c="6"/><text:span text:style-name="T14">&lt;</text:span><text:span text:style-name="T15">Display value</text:span><text:span text:style-name="T14">={</text:span><text:span text:style-name="T15">value</text:span><text:span text:style-name="T14">}</text:span><text:span text:style-name="T15"> </text:span><text:span text:style-name="T14">/&gt;</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Value</text:span><text:span text:style-name="T14">(</text:span><text:span text:style-name="T17">1000</text:span><text:span text:style-name="T14">)}</text:span><text:span text:style-name="T15"> text</text:span><text:span text:style-name="T14">=</text:span><text:span text:style-name="T16">"thousand"</text:span><text:span text:style-name="T15"> </text:span><text:span text:style-name="T14">/&gt;</text:span></text:p>
      <text:p text:style-name="P16"><text:s text:c="6"/><text:span text:style-name="T14">&lt;</text:span><text:span text:style-name="T15">Button onClick</text:span><text:span text:style-name="T14">={()</text:span><text:span text:style-name="T15"> </text:span><text:span text:style-name="T14">=&gt;</text:span><text:span text:style-name="T15"> </text:span><text:span text:style-name="T18">setValue</text:span><text:span text:style-name="T14">(</text:span><text:span text:style-name="T17">0</text:span><text:span text:style-name="T14">)}</text:span><text:span text:style-name="T15"> text</text:span><text:span text:style-name="T14">=</text:span><text:span text:style-name="T16">"reset"</text:span><text:span text:style-name="T15"> </text:span><text:span text:style-name="T14">/&gt;</text:span></text:p>
      <text:p text:style-name="P16"><text:s text:c="4"/><text:span text:style-name="T14">&lt;/</text:span><text:span text:style-name="T15">div</text:span><text:span text:style-name="T14">&gt;</text:span></text:p>
      <text:p text:style-name="P16"><text:s text:c="2"/><text:span text:style-name="T14">)</text:span></text:p>
      <text:p text:style-name="P17"><text:soft-page-break/>}</text:p>
      <text:p text:style-name="P24"/>
      <text:p text:style-name="P24">Effective React development requires disciplined debugging practices. The browser's developer tools should remain open during development, with particular attention to the Console tab. Strategic use of console.log statements helps track component behavior and state changes. Errors should be addressed immediately rather than accumulating. When seeking help, provide clear descriptions of the problem and what troubleshooting steps have already been taken.</text:p>
      <text:p text:style-name="P25">When using AI coding assistants, maintain a critical perspective. All generated code should be carefully reviewed and understood. Watch for potential issues like code duplication or inefficient patterns. While these tools can accelerate development, the programmer remains ultimately responsible for the quality and correctness of the code. The fundamental principle remains: write code you fully understand, as debugging complex systems requires deeper knowledge than their initial implementation.</text:p>
      <text:h text:style-name="Heading_20_1" text:outline-level="1"><text:bookmark-start text:name="__RefHeading___Toc536_4110317715"/>Part 2: Communicating with server<text:bookmark-end text:name="__RefHeading___Toc536_4110317715"/></text:h>
      <text:p text:style-name="Text_20_body"/>
      <text:h text:style-name="Heading_20_2" text:outline-level="2"><text:bookmark-start text:name="__RefHeading___Toc7735_899862562"/>Rendering a Collection, Modules<text:bookmark-end text:name="__RefHeading___Toc7735_899862562"/></text:h>
      <text:p text:style-name="Text_20_body">Before starting a new part, it's helpful to recap topics that might be challenging. Here are key insights:</text:p>
      <text:p text:style-name="Text_20_body"><text:span text:style-name="Strong_20_Emphasis">Debugging with console.log:</text:span> One difference between experienced and novice JavaScript programmers is how often they use console.log. While debugging, don't guess what's wrong. Instead, log relevant information. Avoid concatenating strings with objects like <text:span text:style-name="Source_20_Text">'props value is ' + props</text:span>, as this will output unhelpful messages such as <text:span text:style-name="Source_20_Text">[object Object]</text:span>. Instead, separate items with commas, e.g., <text:span text:style-name="Source_20_Text">console.log('props value is', props)</text:span>. This method prints the object content in a readable format.</text:p>
      <text:p text:style-name="Text_20_body"><text:span text:style-name="Strong_20_Emphasis">VS Code Snippets:</text:span> Using snippets in VS Code can save time. For example, you can create a snippet for <text:span text:style-name="Source_20_Text">console.log</text:span> like:</text:p>
      <text:p text:style-name="Preformatted_20_Text"><text:span text:style-name="Source_20_Text">{</text:span></text:p>
      <text:p text:style-name="Preformatted_20_Text"><text:span text:style-name="Source_20_Text"><text:s text:c="2"/>"console.log": {</text:span></text:p>
      <text:p text:style-name="Preformatted_20_Text"><text:span text:style-name="Source_20_Text"><text:s text:c="4"/>"prefix": "clog",</text:span></text:p>
      <text:p text:style-name="Preformatted_20_Text"><text:span text:style-name="Source_20_Text"><text:s text:c="4"/>"body": ["console.log('$1')"],</text:span></text:p>
      <text:p text:style-name="Preformatted_20_Text"><text:span text:style-name="Source_20_Text"><text:s text:c="4"/>"description": "Log output to console"</text:span></text:p>
      <text:p text:style-name="Preformatted_20_Text"><text:span text:style-name="Source_20_Text"><text:s text:c="2"/>}</text:span></text:p>
      <text:p text:style-name="P26"><text:span text:style-name="Source_20_Text">}</text:span></text:p>
      <text:p text:style-name="Text_20_body">VS Code also has built-in snippets for commands like <text:span text:style-name="Source_20_Text">log</text:span>. Simply type <text:span text:style-name="Source_20_Text">log</text:span> and press <text:span text:style-name="Source_20_Text">Tab</text:span> to autocomplete.</text:p>
      <text:p text:style-name="Text_20_body"><text:span text:style-name="Strong_20_Emphasis">JavaScript Arrays:</text:span> The course emphasizes using array methods like <text:span text:style-name="Source_20_Text">find</text:span>, <text:span text:style-name="Source_20_Text">filter</text:span>, and <text:span text:style-name="Source_20_Text">map</text:span>. Understanding these is essential. For example, <text:span text:style-name="Source_20_Text">map</text:span> transforms an array by applying a function to each element:</text:p>
      <text:p text:style-name="Preformatted_20_Text"><text:span text:style-name="Source_20_Text">const result = notes.map(note =&gt; note.content);</text:span></text:p>
      <text:p text:style-name="P26"><text:span text:style-name="Source_20_Text">console.log(result); // ['HTML is easy', 'Browser can execute only JavaScript', 'GET and POST are the most important methods of HTTP protocol']</text:span></text:p>
      <text:h text:style-name="Heading_20_2" text:outline-level="2"><text:bookmark-start text:name="__RefHeading___Toc7737_899862562"/><text:soft-page-break/>Rendering Collections<text:bookmark-end text:name="__RefHeading___Toc7737_899862562"/></text:h>
      <text:p text:style-name="Text_20_body">In React, you can dynamically render lists using <text:span text:style-name="Source_20_Text">map</text:span>. Here’s a simple example:</text:p>
      <text:p text:style-name="Preformatted_20_Text"><text:span text:style-name="Source_20_Text">const App = ({ notes }) =&gt; {</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1&gt;Notes&lt;/h1&gt;</text:span></text:p>
      <text:p text:style-name="Preformatted_20_Text"><text:span text:style-name="Source_20_Text"><text:s text:c="6"/>&lt;ul&gt;</text:span></text:p>
      <text:p text:style-name="Preformatted_20_Text"><text:span text:style-name="Source_20_Text"><text:s text:c="8"/>{notes.map(note =&gt; (</text:span></text:p>
      <text:p text:style-name="Preformatted_20_Text"><text:span text:style-name="Source_20_Text"><text:s text:c="10"/>&lt;li key={note.id}&gt;{note.content}&lt;/li&gt;</text:span></text:p>
      <text:p text:style-name="Preformatted_20_Text"><text:span text:style-name="Source_20_Text"><text:s text:c="8"/>))}</text:span></text:p>
      <text:p text:style-name="Preformatted_20_Text"><text:span text:style-name="Source_20_Text"><text:s text:c="6"/>&lt;/ul&gt;</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Each list item (<text:span text:style-name="Source_20_Text">&lt;li&gt;</text:span>) needs a unique <text:span text:style-name="Source_20_Text">key</text:span> attribute. This helps React efficiently update the DOM when the list changes. Avoid using array indices as keys, as it can lead to issues.</text:p>
      <text:h text:style-name="Heading_20_2" text:outline-level="2"><text:bookmark-start text:name="__RefHeading___Toc7739_899862562"/>Refactoring with Modules<text:bookmark-end text:name="__RefHeading___Toc7739_899862562"/></text:h>
      <text:p text:style-name="Text_20_body">Components can be organized into separate files for better maintainability. For instance:</text:p>
      <text:list text:style-name="L1">
        <text:list-item>
          <text:p text:style-name="P27"><text:span text:style-name="Source_20_Text">Note.jsx</text:span>:</text:p>
          <text:p text:style-name="P28"><text:span text:style-name="Source_20_Text">const Note = ({ note }) =&gt; &lt;li&gt;{note.content}&lt;/li&gt;;</text:span></text:p>
          <text:p text:style-name="P28"/>
          <text:p text:style-name="P29"><text:span text:style-name="Source_20_Text">export default Note;</text:span></text:p>
        </text:list-item>
        <text:list-item>
          <text:p text:style-name="P27"><text:span text:style-name="Source_20_Text">App.jsx</text:span>:</text:p>
          <text:p text:style-name="P28"><text:span text:style-name="Source_20_Text">import Note from './components/Note';</text:span></text:p>
          <text:p text:style-name="P28"/>
          <text:p text:style-name="P28"><text:span text:style-name="Source_20_Text">const App = ({ notes }) =&gt; {</text:span></text:p>
          <text:p text:style-name="P28"><text:span text:style-name="Source_20_Text"><text:s text:c="2"/>return (</text:span></text:p>
          <text:p text:style-name="P28"><text:span text:style-name="Source_20_Text"><text:s text:c="4"/>&lt;div&gt;</text:span></text:p>
          <text:p text:style-name="P28"><text:span text:style-name="Source_20_Text"><text:s text:c="6"/>&lt;h1&gt;Notes&lt;/h1&gt;</text:span></text:p>
          <text:p text:style-name="P28"><text:span text:style-name="Source_20_Text"><text:s text:c="6"/>&lt;ul&gt;</text:span></text:p>
          <text:p text:style-name="P28"><text:span text:style-name="Source_20_Text"><text:s text:c="8"/>{notes.map(note =&gt; (</text:span></text:p>
          <text:p text:style-name="P28"><text:span text:style-name="Source_20_Text"><text:s text:c="10"/>&lt;Note key={note.id} note={note} /&gt;</text:span></text:p>
          <text:p text:style-name="P28"><text:span text:style-name="Source_20_Text"><text:s text:c="8"/>))}</text:span></text:p>
          <text:p text:style-name="P28"><text:span text:style-name="Source_20_Text"><text:s text:c="6"/>&lt;/ul&gt;</text:span></text:p>
          <text:p text:style-name="P28"><text:span text:style-name="Source_20_Text"><text:s text:c="4"/>&lt;/div&gt;</text:span></text:p>
          <text:p text:style-name="P28"><text:span text:style-name="Source_20_Text"><text:s text:c="2"/>);</text:span></text:p>
          <text:p text:style-name="P29"><text:span text:style-name="Source_20_Text">};</text:span></text:p>
        </text:list-item>
      </text:list>
      <text:h text:style-name="Heading_20_2" text:outline-level="2"><text:bookmark-start text:name="__RefHeading___Toc7741_899862562"/>Debugging Tips<text:bookmark-end text:name="__RefHeading___Toc7741_899862562"/></text:h>
      <text:p text:style-name="Text_20_body">When the application breaks, use <text:span text:style-name="Source_20_Text">console.log</text:span> extensively to locate issues. For example:</text:p>
      <text:p text:style-name="Preformatted_20_Text"><text:span text:style-name="Source_20_Text">const Course = ({ course }) =&gt; {</text:span></text:p>
      <text:p text:style-name="Preformatted_20_Text"><text:span text:style-name="Source_20_Text"><text:s text:c="2"/>console.log(course);</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eader course={course} /&gt;</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text:soft-page-break/>If destructuring fails, inspect the <text:span text:style-name="Source_20_Text">props</text:span> directly:</text:p>
      <text:p text:style-name="Preformatted_20_Text"><text:span text:style-name="Source_20_Text">const Course = (props) =&gt; {</text:span></text:p>
      <text:p text:style-name="Preformatted_20_Text"><text:span text:style-name="Source_20_Text"><text:s text:c="2"/>console.log(props);</text:span></text:p>
      <text:p text:style-name="Preformatted_20_Text"><text:span text:style-name="Source_20_Text"><text:s text:c="2"/>const { course } = props;</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eader course={course} /&gt;</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Progress incrementally, using small steps. If the issue persists, remove or comment out code until the problem is isolated.</text:p>
      <text:p text:style-name="Text_20_body"/>
      <text:h text:style-name="Heading_20_2" text:outline-level="2"><text:bookmark-start text:name="__RefHeading___Toc7743_899862562"/>Saving the Notes in Component State<text:bookmark-end text:name="__RefHeading___Toc7743_899862562"/></text:h>
      <text:p text:style-name="Text_20_body">To ensure the page updates dynamically when users add new notes, we move the responsibility of storing notes to the state of the <text:span text:style-name="Source_20_Text">App</text:span> component. For this, React's <text:span text:style-name="Source_20_Text">useState</text:span> function is used. The state is initialized with the notes provided via props, as shown below:</text:p>
      <text:p text:style-name="Preformatted_20_Text"><text:span text:style-name="Source_20_Text">import { useState } from 'react';</text:span></text:p>
      <text:p text:style-name="Preformatted_20_Text"><text:span text:style-name="Source_20_Text">import Note from './components/Note';</text:span></text:p>
      <text:p text:style-name="Preformatted_20_Text"/>
      <text:p text:style-name="Preformatted_20_Text"><text:span text:style-name="Source_20_Text">const App = (props) =&gt; {</text:span></text:p>
      <text:p text:style-name="Preformatted_20_Text"><text:span text:style-name="Source_20_Text"><text:s text:c="2"/>const [notes, setNotes] = useState(props.notes);</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1&gt;Notes&lt;/h1&gt;</text:span></text:p>
      <text:p text:style-name="Preformatted_20_Text"><text:span text:style-name="Source_20_Text"><text:s text:c="6"/>&lt;ul&gt;</text:span></text:p>
      <text:p text:style-name="Preformatted_20_Text"><text:span text:style-name="Source_20_Text"><text:s text:c="8"/>{notes.map(note =&gt;</text:span></text:p>
      <text:p text:style-name="Preformatted_20_Text"><text:span text:style-name="Source_20_Text"><text:s text:c="10"/>&lt;Note key={note.id} note={note} /&gt;</text:span></text:p>
      <text:p text:style-name="Preformatted_20_Text"><text:span text:style-name="Source_20_Text"><text:s text:c="8"/>)}</text:span></text:p>
      <text:p text:style-name="Preformatted_20_Text"><text:span text:style-name="Source_20_Text"><text:s text:c="6"/>&lt;/ul&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6"><text:span text:style-name="Source_20_Text">export default App;</text:span></text:p>
      <text:p text:style-name="Text_20_body">By using <text:span text:style-name="Source_20_Text">useState</text:span>, the <text:span text:style-name="Source_20_Text">notes</text:span> variable holds the current state of the notes, while <text:span text:style-name="Source_20_Text">setNotes</text:span> is used to update the state. If we prefer to start with an empty list of notes, we can initialize the state with an empty array and omit <text:span text:style-name="Source_20_Text">props</text:span> entirely. For now, we retain the initial value passed through props.</text:p>
      <text:p text:style-name="Horizontal_20_Line"/>
      <text:h text:style-name="Heading_20_2" text:outline-level="2"><text:bookmark-start text:name="__RefHeading___Toc7745_899862562"/>Adding a Form<text:bookmark-end text:name="__RefHeading___Toc7745_899862562"/></text:h>
      <text:p text:style-name="Text_20_body">To allow users to create new notes, an HTML form is added. The form submission is handled by the <text:span text:style-name="Source_20_Text">addNote</text:span> function. Here's how it looks:</text:p>
      <text:p text:style-name="Preformatted_20_Text"><text:span text:style-name="Source_20_Text">const App = (props) =&gt; {</text:span></text:p>
      <text:p text:style-name="Preformatted_20_Text"><text:span text:style-name="Source_20_Text"><text:s text:c="2"/>const [notes, setNotes] = useState(props.notes);</text:span></text:p>
      <text:p text:style-name="Preformatted_20_Text"/>
      <text:p text:style-name="Preformatted_20_Text"><text:soft-page-break/><text:span text:style-name="Source_20_Text"><text:s text:c="2"/>const addNote = (event) =&gt; {</text:span></text:p>
      <text:p text:style-name="Preformatted_20_Text"><text:span text:style-name="Source_20_Text"><text:s text:c="4"/>event.preventDefault();</text:span></text:p>
      <text:p text:style-name="Preformatted_20_Text"><text:span text:style-name="Source_20_Text"><text:s text:c="4"/>console.log('button clicked', event.target);</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1&gt;Notes&lt;/h1&gt;</text:span></text:p>
      <text:p text:style-name="Preformatted_20_Text"><text:span text:style-name="Source_20_Text"><text:s text:c="6"/>&lt;ul&gt;</text:span></text:p>
      <text:p text:style-name="Preformatted_20_Text"><text:span text:style-name="Source_20_Text"><text:s text:c="8"/>{notes.map(note =&gt;</text:span></text:p>
      <text:p text:style-name="Preformatted_20_Text"><text:span text:style-name="Source_20_Text"><text:s text:c="10"/>&lt;Note key={note.id} note={note} /&gt;</text:span></text:p>
      <text:p text:style-name="Preformatted_20_Text"><text:span text:style-name="Source_20_Text"><text:s text:c="8"/>)}</text:span></text:p>
      <text:p text:style-name="Preformatted_20_Text"><text:span text:style-name="Source_20_Text"><text:s text:c="6"/>&lt;/ul&gt;</text:span></text:p>
      <text:p text:style-name="Preformatted_20_Text"><text:span text:style-name="Source_20_Text"><text:s text:c="6"/>&lt;form onSubmit={addNote}&gt;</text:span></text:p>
      <text:p text:style-name="Preformatted_20_Text"><text:span text:style-name="Source_20_Text"><text:s text:c="8"/>&lt;input /&gt;</text:span></text:p>
      <text:p text:style-name="Preformatted_20_Text"><text:span text:style-name="Source_20_Text"><text:s text:c="8"/>&lt;button type="submit"&gt;save&lt;/button&gt;</text:span></text:p>
      <text:p text:style-name="Preformatted_20_Text"><text:span text:style-name="Source_20_Text"><text:s text:c="6"/>&lt;/form&gt; <text:s text:c="2"/></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The <text:span text:style-name="Source_20_Text">addNote</text:span> function prevents the default behavior of the form, which would otherwise reload the page. The <text:span text:style-name="Source_20_Text">event.target</text:span> property refers to the form itself, and it is logged for debugging purposes. Next, we need a way to handle the input data from the form.</text:p>
      <text:p text:style-name="Horizontal_20_Line"/>
      <text:h text:style-name="Heading_20_2" text:outline-level="2"><text:bookmark-start text:name="__RefHeading___Toc7747_899862562"/>Controlled Component<text:bookmark-end text:name="__RefHeading___Toc7747_899862562"/></text:h>
      <text:p text:style-name="Text_20_body">A common way to manage form input in React is by using controlled components. To do this, we add a new piece of state, <text:span text:style-name="Source_20_Text">newNote</text:span>, which stores the current value of the input field. The value of <text:span text:style-name="Source_20_Text">newNote</text:span> is assigned to the <text:span text:style-name="Source_20_Text">value</text:span> attribute of the input element, and the input is updated using an <text:span text:style-name="Source_20_Text">onChange</text:span> handler. Here's how:</text:p>
      <text:p text:style-name="Preformatted_20_Text"><text:span text:style-name="Source_20_Text">const App = (props) =&gt; {</text:span></text:p>
      <text:p text:style-name="Preformatted_20_Text"><text:span text:style-name="Source_20_Text"><text:s text:c="2"/>const [notes, setNotes] = useState(props.notes);</text:span></text:p>
      <text:p text:style-name="Preformatted_20_Text"><text:span text:style-name="Source_20_Text"><text:s text:c="2"/>const [newNote, setNewNote] = useState('a new note...');</text:span></text:p>
      <text:p text:style-name="Preformatted_20_Text"/>
      <text:p text:style-name="Preformatted_20_Text"><text:span text:style-name="Source_20_Text"><text:s text:c="2"/>const addNote = (event) =&gt; {</text:span></text:p>
      <text:p text:style-name="Preformatted_20_Text"><text:span text:style-name="Source_20_Text"><text:s text:c="4"/>event.preventDefault();</text:span></text:p>
      <text:p text:style-name="Preformatted_20_Text"><text:span text:style-name="Source_20_Text"><text:s text:c="4"/>console.log('button clicked', event.target);</text:span></text:p>
      <text:p text:style-name="Preformatted_20_Text"><text:span text:style-name="Source_20_Text"><text:s text:c="2"/>};</text:span></text:p>
      <text:p text:style-name="Preformatted_20_Text"/>
      <text:p text:style-name="Preformatted_20_Text"><text:span text:style-name="Source_20_Text"><text:s text:c="2"/>const handleNoteChange = (event) =&gt; {</text:span></text:p>
      <text:p text:style-name="Preformatted_20_Text"><text:span text:style-name="Source_20_Text"><text:s text:c="4"/>console.log(event.target.value);</text:span></text:p>
      <text:p text:style-name="Preformatted_20_Text"><text:span text:style-name="Source_20_Text"><text:s text:c="4"/>setNewNote(event.target.value);</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1&gt;Notes&lt;/h1&gt;</text:span></text:p>
      <text:p text:style-name="Preformatted_20_Text"><text:span text:style-name="Source_20_Text"><text:s text:c="6"/>&lt;ul&gt;</text:span></text:p>
      <text:p text:style-name="Preformatted_20_Text"><text:span text:style-name="Source_20_Text"><text:s text:c="8"/>{notes.map(note =&gt;</text:span></text:p>
      <text:p text:style-name="Preformatted_20_Text"><text:span text:style-name="Source_20_Text"><text:s text:c="10"/>&lt;Note key={note.id} note={note} /&gt;</text:span></text:p>
      <text:p text:style-name="Preformatted_20_Text"><text:span text:style-name="Source_20_Text"><text:s text:c="8"/>)}</text:span></text:p>
      <text:p text:style-name="Preformatted_20_Text"><text:span text:style-name="Source_20_Text"><text:s text:c="6"/>&lt;/ul&gt;</text:span></text:p>
      <text:p text:style-name="Preformatted_20_Text"><text:span text:style-name="Source_20_Text"><text:s text:c="6"/>&lt;form onSubmit={addNote}&gt;</text:span></text:p>
      <text:p text:style-name="Preformatted_20_Text"><text:span text:style-name="Source_20_Text"><text:s text:c="8"/>&lt;input</text:span></text:p>
      <text:p text:style-name="Preformatted_20_Text"><text:span text:style-name="Source_20_Text"><text:s text:c="10"/>value={newNote}</text:span></text:p>
      <text:p text:style-name="Preformatted_20_Text"><text:span text:style-name="Source_20_Text"><text:s text:c="10"/>onChange={handleNoteChange}</text:span></text:p>
      <text:p text:style-name="Preformatted_20_Text"><text:soft-page-break/><text:span text:style-name="Source_20_Text"><text:s text:c="8"/>/&gt;</text:span></text:p>
      <text:p text:style-name="Preformatted_20_Text"><text:span text:style-name="Source_20_Text"><text:s text:c="8"/>&lt;button type="submit"&gt;save&lt;/button&gt;</text:span></text:p>
      <text:p text:style-name="Preformatted_20_Text"><text:span text:style-name="Source_20_Text"><text:s text:c="6"/>&lt;/form&gt; <text:s text:c="2"/></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Now, the input field is editable, and any change updates the <text:span text:style-name="Source_20_Text">newNote</text:span> state via the <text:span text:style-name="Source_20_Text">handleNoteChange</text:span> function. This synchronization ensures that the component state always reflects the current value of the input field.</text:p>
      <text:p text:style-name="Horizontal_20_Line"/>
      <text:h text:style-name="Heading_20_2" text:outline-level="2"><text:bookmark-start text:name="__RefHeading___Toc7749_899862562"/>Adding New Notes<text:bookmark-end text:name="__RefHeading___Toc7749_899862562"/></text:h>
      <text:p text:style-name="Text_20_body">To create and add a new note, we complete the <text:span text:style-name="Source_20_Text">addNote</text:span> function. The function creates a new note object and updates the state by appending the new note to the existing list of notes. The <text:span text:style-name="Source_20_Text">newNote</text:span> state is then reset to an empty string. Here's the updated function:</text:p>
      <text:p text:style-name="Preformatted_20_Text"><text:span text:style-name="Source_20_Text">const addNote = (event) =&gt; {</text:span></text:p>
      <text:p text:style-name="Preformatted_20_Text"><text:span text:style-name="Source_20_Text"><text:s text:c="2"/>event.preventDefault();</text:span></text:p>
      <text:p text:style-name="Preformatted_20_Text"><text:span text:style-name="Source_20_Text"><text:s text:c="2"/>const noteObject = {</text:span></text:p>
      <text:p text:style-name="Preformatted_20_Text"><text:span text:style-name="Source_20_Text"><text:s text:c="4"/>content: newNote,</text:span></text:p>
      <text:p text:style-name="Preformatted_20_Text"><text:span text:style-name="Source_20_Text"><text:s text:c="4"/>important: Math.random() &lt; 0.5,</text:span></text:p>
      <text:p text:style-name="Preformatted_20_Text"><text:span text:style-name="Source_20_Text"><text:s text:c="4"/>id: String(notes.length + 1),</text:span></text:p>
      <text:p text:style-name="Preformatted_20_Text"><text:span text:style-name="Source_20_Text"><text:s text:c="2"/>};</text:span></text:p>
      <text:p text:style-name="Preformatted_20_Text"/>
      <text:p text:style-name="Preformatted_20_Text"><text:span text:style-name="Source_20_Text"><text:s text:c="2"/>setNotes(notes.concat(noteObject));</text:span></text:p>
      <text:p text:style-name="Preformatted_20_Text"><text:span text:style-name="Source_20_Text"><text:s text:c="2"/>setNewNote('');</text:span></text:p>
      <text:p text:style-name="P26"><text:span text:style-name="Source_20_Text">};</text:span></text:p>
      <text:p text:style-name="Text_20_body">The <text:span text:style-name="Source_20_Text">concat</text:span> method is used here to create a new array with the new note added, ensuring that the original state is not mutated. The input field is cleared by setting <text:span text:style-name="Source_20_Text">newNote</text:span> to an empty string.</text:p>
      <text:p text:style-name="Horizontal_20_Line"/>
      <text:h text:style-name="Heading_20_2" text:outline-level="2"><text:bookmark-start text:name="__RefHeading___Toc7751_899862562"/>Filtering Displayed Notes<text:bookmark-end text:name="__RefHeading___Toc7751_899862562"/></text:h>
      <text:p text:style-name="Text_20_body">To filter the notes displayed based on their importance, a new state variable, <text:span text:style-name="Source_20_Text">showAll</text:span>, is introduced. Depending on its value, either all notes or only the important ones are displayed. Here's the implementation:</text:p>
      <text:p text:style-name="Preformatted_20_Text"><text:span text:style-name="Source_20_Text">const [showAll, setShowAll] = useState(true);</text:span></text:p>
      <text:p text:style-name="Preformatted_20_Text"/>
      <text:p text:style-name="Preformatted_20_Text"><text:span text:style-name="Source_20_Text">const notesToShow = showAll</text:span></text:p>
      <text:p text:style-name="Preformatted_20_Text"><text:span text:style-name="Source_20_Text"><text:s text:c="2"/>? notes</text:span></text:p>
      <text:p text:style-name="P26"><text:span text:style-name="Source_20_Text"><text:s text:c="2"/>: notes.filter(note =&gt; note.important);</text:span></text:p>
      <text:p text:style-name="Text_20_body">A button is added to toggle the value of <text:span text:style-name="Source_20_Text">showAll</text:span>, switching between showing all notes or only the important ones. The button's label changes dynamically based on the state:</text:p>
      <text:p text:style-name="Preformatted_20_Text"><text:span text:style-name="Source_20_Text">&lt;button onClick={() =&gt; setShowAll(!showAll)}&gt;</text:span></text:p>
      <text:p text:style-name="Preformatted_20_Text"><text:span text:style-name="Source_20_Text"><text:s text:c="2"/>show {showAll ? 'important' : 'all'}</text:span></text:p>
      <text:p text:style-name="P26"><text:span text:style-name="Source_20_Text">&lt;/button&gt;</text:span></text:p>
      <text:p text:style-name="Text_20_body">Now, the user can filter notes by importance, enhancing the functionality of the application.</text:p>
      <text:p text:style-name="Text_20_body"><text:soft-page-break/></text:p>
      <text:h text:style-name="Heading_20_2" text:outline-level="2"><text:bookmark-start text:name="__RefHeading___Toc7753_899862562"/>Getting Data from Server<text:bookmark-end text:name="__RefHeading___Toc7753_899862562"/></text:h>
      <text:p text:style-name="Text_20_body">To connect the React application to a backend, we use JSON Server as a mock REST API. Create a file named <text:span text:style-name="Source_20_Text">db.json</text:span> in the project root with the initial notes array:</text:p>
      <text:p text:style-name="Preformatted_20_Text"><text:span text:style-name="Source_20_Text">{</text:span></text:p>
      <text:p text:style-name="Preformatted_20_Text"><text:span text:style-name="Source_20_Text"><text:s text:c="2"/>"notes": [</text:span></text:p>
      <text:p text:style-name="Preformatted_20_Text"><text:span text:style-name="Source_20_Text"><text:s text:c="4"/>{ "id": "1", "content": "HTML is easy", "important": true },</text:span></text:p>
      <text:p text:style-name="Preformatted_20_Text"><text:span text:style-name="Source_20_Text"><text:s text:c="4"/>{ "id": "2", "content": "Browser can execute only JavaScript", "important": false },</text:span></text:p>
      <text:p text:style-name="Preformatted_20_Text"><text:span text:style-name="Source_20_Text"><text:s text:c="4"/>{ "id": "3", "content": "GET and POST are the most important methods of HTTP protocol", "important": true }</text:span></text:p>
      <text:p text:style-name="Preformatted_20_Text"><text:span text:style-name="Source_20_Text"><text:s text:c="2"/>]</text:span></text:p>
      <text:p text:style-name="P26"><text:span text:style-name="Source_20_Text">}</text:span></text:p>
      <text:p text:style-name="Text_20_body">Start the server without installation using:</text:p>
      <text:p text:style-name="P26"><text:span text:style-name="Source_20_Text">npx json-server --port 3001 db.json</text:span></text:p>
      <text:p text:style-name="Text_20_body">Visiting <text:span text:style-name="Source_20_Text">http://localhost:3001/notes</text:span> in the browser shows the JSON data. JSON Server writes any changes back to <text:span text:style-name="Source_20_Text">db.json</text:span>, simulating persistence.</text:p>
      <text:p text:style-name="Horizontal_20_Line"/>
      <text:h text:style-name="Heading_20_2" text:outline-level="2"><text:bookmark-start text:name="__RefHeading___Toc7755_899862562"/>From XHR to Axios<text:bookmark-end text:name="__RefHeading___Toc7755_899862562"/></text:h>
      <text:p text:style-name="Text_20_body">Browsers once relied on the <text:span text:style-name="Source_20_Text">XMLHttpRequest</text:span> object for HTTP requests. Modern code favors promises over the event‑driven XHR model. For example, XHR usage looks like this:</text:p>
      <text:p text:style-name="Preformatted_20_Text"><text:span text:style-name="Source_20_Text">const xhttp = new XMLHttpRequest();</text:span></text:p>
      <text:p text:style-name="Preformatted_20_Text"><text:span text:style-name="Source_20_Text">xhttp.onreadystatechange = function() {</text:span></text:p>
      <text:p text:style-name="Preformatted_20_Text"><text:span text:style-name="Source_20_Text"><text:s text:c="2"/>if (this.readyState === 4 &amp;&amp; this.status === 200) {</text:span></text:p>
      <text:p text:style-name="Preformatted_20_Text"><text:span text:style-name="Source_20_Text"><text:s text:c="4"/>const data = JSON.parse(this.responseText);</text:span></text:p>
      <text:p text:style-name="Preformatted_20_Text"><text:span text:style-name="Source_20_Text"><text:s text:c="4"/>// handle data</text:span></text:p>
      <text:p text:style-name="Preformatted_20_Text"><text:span text:style-name="Source_20_Text"><text:s text:c="2"/>}</text:span></text:p>
      <text:p text:style-name="Preformatted_20_Text"><text:span text:style-name="Source_20_Text">};</text:span></text:p>
      <text:p text:style-name="Preformatted_20_Text"><text:span text:style-name="Source_20_Text">xhttp.open('GET', '/data.json', true);</text:span></text:p>
      <text:p text:style-name="P26"><text:span text:style-name="Source_20_Text">xhttp.send();</text:span></text:p>
      <text:p text:style-name="Text_20_body">Instead of juggling ready states, we use Axios for its promise‑based API and cleaner syntax. To add Axios, run:</text:p>
      <text:p text:style-name="P26"><text:span text:style-name="Source_20_Text">npm install axios</text:span></text:p>
      <text:p text:style-name="Text_20_body">Install JSON Server as a development dependency with:</text:p>
      <text:p text:style-name="P26"><text:span text:style-name="Source_20_Text">npm install json-server --save-dev</text:span></text:p>
      <text:p text:style-name="Text_20_body">Then add a <text:span text:style-name="Source_20_Text">server</text:span> script in <text:span text:style-name="Source_20_Text">package.json</text:span>:</text:p>
      <text:p text:style-name="Preformatted_20_Text"><text:span text:style-name="Source_20_Text">{</text:span></text:p>
      <text:p text:style-name="Preformatted_20_Text"><text:span text:style-name="Source_20_Text"><text:s text:c="2"/>"scripts": {</text:span></text:p>
      <text:p text:style-name="Preformatted_20_Text"><text:span text:style-name="Source_20_Text"><text:s text:c="4"/>"dev": "vite",</text:span></text:p>
      <text:p text:style-name="Preformatted_20_Text"><text:span text:style-name="Source_20_Text"><text:s text:c="4"/>"server": "json-server -p 3001 db.json"</text:span></text:p>
      <text:p text:style-name="Preformatted_20_Text"><text:span text:style-name="Source_20_Text"><text:s text:c="2"/>},</text:span></text:p>
      <text:p text:style-name="Preformatted_20_Text"><text:span text:style-name="Source_20_Text"><text:s text:c="2"/>"dependencies": {</text:span></text:p>
      <text:p text:style-name="Preformatted_20_Text"><text:soft-page-break/><text:span text:style-name="Source_20_Text"><text:s text:c="4"/>"axios": "^1.7.9",</text:span></text:p>
      <text:p text:style-name="Preformatted_20_Text"><text:span text:style-name="Source_20_Text"><text:s text:c="4"/>"react": "^18.3.1"</text:span></text:p>
      <text:p text:style-name="Preformatted_20_Text"><text:span text:style-name="Source_20_Text"><text:s text:c="2"/>}</text:span></text:p>
      <text:p text:style-name="P26"><text:span text:style-name="Source_20_Text">}</text:span></text:p>
      <text:p text:style-name="Text_20_body">Run <text:span text:style-name="Source_20_Text">npm run server</text:span> to launch JSON Server alongside the React app.</text:p>
      <text:p text:style-name="Horizontal_20_Line"/>
      <text:h text:style-name="Heading_20_2" text:outline-level="2"><text:bookmark-start text:name="__RefHeading___Toc7757_899862562"/>Fetching with Axios and Promises<text:bookmark-end text:name="__RefHeading___Toc7757_899862562"/></text:h>
      <text:p text:style-name="Text_20_body">Import Axios in <text:span text:style-name="Source_20_Text">main.jsx</text:span> to observe promise objects:</text:p>
      <text:p text:style-name="Preformatted_20_Text"><text:span text:style-name="Source_20_Text">import axios from 'axios';</text:span></text:p>
      <text:p text:style-name="Preformatted_20_Text"/>
      <text:p text:style-name="Preformatted_20_Text"><text:span text:style-name="Source_20_Text">const promise = axios.get('http://localhost:3001/notes');</text:span></text:p>
      <text:p text:style-name="P26"><text:span text:style-name="Source_20_Text">console.log(promise);</text:span></text:p>
      <text:p text:style-name="Text_20_body">A fulfilled promise logs status and headers, while a rejected request (e.g., wrong URL) logs an error. To handle the response, chain a <text:span text:style-name="Source_20_Text">then</text:span> call:</text:p>
      <text:p text:style-name="Preformatted_20_Text"><text:span text:style-name="Source_20_Text">axios</text:span></text:p>
      <text:p text:style-name="Preformatted_20_Text"><text:span text:style-name="Source_20_Text"><text:s text:c="2"/>.get('http://localhost:3001/notes')</text:span></text:p>
      <text:p text:style-name="Preformatted_20_Text"><text:span text:style-name="Source_20_Text"><text:s text:c="2"/>.then(response =&gt; {</text:span></text:p>
      <text:p text:style-name="Preformatted_20_Text"><text:span text:style-name="Source_20_Text"><text:s text:c="4"/>console.log(response.data);</text:span></text:p>
      <text:p text:style-name="P26"><text:span text:style-name="Source_20_Text"><text:s text:c="2"/>});</text:span></text:p>
      <text:p text:style-name="Text_20_body">The <text:span text:style-name="Source_20_Text">data</text:span> field contains the parsed array of notes. Method chaining improves readability by placing each call on its own line.</text:p>
      <text:p text:style-name="Horizontal_20_Line"/>
      <text:h text:style-name="Heading_20_2" text:outline-level="2"><text:bookmark-start text:name="__RefHeading___Toc7759_899862562"/>Moving Fetch into the App Component<text:bookmark-end text:name="__RefHeading___Toc7759_899862562"/></text:h>
      <text:p text:style-name="Text_20_body">Instead of rendering after fetching in <text:span text:style-name="Source_20_Text">main.jsx</text:span>, we place data retrieval inside the <text:span text:style-name="Source_20_Text">App</text:span> component using the <text:span text:style-name="Source_20_Text">useEffect</text:span> hook. This ensures data loads automatically when the component mounts:</text:p>
      <text:p text:style-name="Preformatted_20_Text"><text:span text:style-name="Source_20_Text">import { useState, useEffect } from 'react';</text:span></text:p>
      <text:p text:style-name="Preformatted_20_Text"><text:span text:style-name="Source_20_Text">import axios from 'axios';</text:span></text:p>
      <text:p text:style-name="Preformatted_20_Text"><text:span text:style-name="Source_20_Text">import Note from './components/Note';</text:span></text:p>
      <text:p text:style-name="Preformatted_20_Text"/>
      <text:p text:style-name="Preformatted_20_Text"><text:span text:style-name="Source_20_Text">const App = () =&gt; {</text:span></text:p>
      <text:p text:style-name="Preformatted_20_Text"><text:span text:style-name="Source_20_Text"><text:s text:c="2"/>const [notes, setNotes] = useState([]);</text:span></text:p>
      <text:p text:style-name="Preformatted_20_Text"><text:span text:style-name="Source_20_Text"><text:s text:c="2"/>const [newNote, setNewNote] = useState('');</text:span></text:p>
      <text:p text:style-name="Preformatted_20_Text"><text:span text:style-name="Source_20_Text"><text:s text:c="2"/>const [showAll, setShowAll] = useState(true);</text:span></text:p>
      <text:p text:style-name="Preformatted_20_Text"/>
      <text:p text:style-name="Preformatted_20_Text"><text:span text:style-name="Source_20_Text"><text:s text:c="2"/>useEffect(() =&gt; {</text:span></text:p>
      <text:p text:style-name="Preformatted_20_Text"><text:span text:style-name="Source_20_Text"><text:s text:c="4"/>console.log('effect');</text:span></text:p>
      <text:p text:style-name="Preformatted_20_Text"><text:span text:style-name="Source_20_Text"><text:s text:c="4"/>axios</text:span></text:p>
      <text:p text:style-name="Preformatted_20_Text"><text:span text:style-name="Source_20_Text"><text:s text:c="6"/>.get('http://localhost:3001/notes')</text:span></text:p>
      <text:p text:style-name="Preformatted_20_Text"><text:span text:style-name="Source_20_Text"><text:s text:c="6"/>.then(response =&gt; {</text:span></text:p>
      <text:p text:style-name="Preformatted_20_Text"><text:span text:style-name="Source_20_Text"><text:s text:c="8"/>console.log('promise fulfilled');</text:span></text:p>
      <text:p text:style-name="Preformatted_20_Text"><text:span text:style-name="Source_20_Text"><text:s text:c="8"/>setNotes(response.data);</text:span></text:p>
      <text:p text:style-name="Preformatted_20_Text"><text:span text:style-name="Source_20_Text"><text:s text:c="6"/>});</text:span></text:p>
      <text:p text:style-name="Preformatted_20_Text"><text:span text:style-name="Source_20_Text"><text:s text:c="2"/>}, []);</text:span></text:p>
      <text:p text:style-name="Preformatted_20_Text"/>
      <text:p text:style-name="Preformatted_20_Text"><text:span text:style-name="Source_20_Text"><text:s text:c="2"/>console.log('render', notes.length, 'notes');</text:span></text:p>
      <text:p text:style-name="Preformatted_20_Text"/>
      <text:p text:style-name="Preformatted_20_Text"><text:span text:style-name="Source_20_Text"><text:s text:c="2"/>// ... rest of component</text:span></text:p>
      <text:p text:style-name="Preformatted_20_Text"><text:soft-page-break/><text:span text:style-name="Source_20_Text">};</text:span></text:p>
      <text:p text:style-name="Preformatted_20_Text"/>
      <text:p text:style-name="P26"><text:span text:style-name="Source_20_Text">export default App;</text:span></text:p>
      <text:p text:style-name="Text_20_body">On first render, <text:span text:style-name="Source_20_Text">notes</text:span> is empty, printing “render 0 notes” then “effect”. When the promise resolves, <text:span text:style-name="Source_20_Text">setNotes</text:span> triggers a re-render, printing “render 3 notes”. The empty dependency array <text:span text:style-name="Source_20_Text">[]</text:span> ensures the effect runs only once after the initial render.</text:p>
      <text:p text:style-name="Horizontal_20_Line"/>
      <text:h text:style-name="Heading_20_2" text:outline-level="2"><text:bookmark-start text:name="__RefHeading___Toc7761_899862562"/>Application Architecture<text:bookmark-end text:name="__RefHeading___Toc7761_899862562"/></text:h>
      <text:p text:style-name="Text_20_body">At this stage, the React code runs in the browser, served by Vite’s development server. Axios fetches JSON data from JSON Server on port 3001, which reads and writes to <text:span text:style-name="Source_20_Text">db.json</text:span>. In production, a real database and backend would replace JSON Server. Understanding this flow—React front end, HTTP requests via Axios, mock backend—lays the groundwork for building full-stack applications.</text:p>
      <text:p text:style-name="Text_20_body"/>
      <text:h text:style-name="Heading_20_2" text:outline-level="2"><text:bookmark-start text:name="__RefHeading___Toc7763_899862562"/>Altering Data on the Server<text:bookmark-end text:name="__RefHeading___Toc7763_899862562"/></text:h>
      <text:p text:style-name="Text_20_body">To persist newly created notes, we use json-server’s REST conventions. Each note is a “resource” accessible at <text:span text:style-name="Source_20_Text">/notes/:id</text:span>; the collection of all notes lives at <text:span text:style-name="Source_20_Text">/notes</text:span>. Fetching a single note uses an HTTP GET to <text:span text:style-name="Source_20_Text">/notes/3</text:span>, while fetching all notes uses a GET to <text:span text:style-name="Source_20_Text">/notes</text:span>.</text:p>
      <text:p text:style-name="Text_20_body">Creating a new note requires an HTTP POST to <text:span text:style-name="Source_20_Text">/notes</text:span> with a JSON payload. Axios simplifies this process:</text:p>
      <text:p text:style-name="Preformatted_20_Text"><text:span text:style-name="Source_20_Text">const addNote = event =&gt; {</text:span></text:p>
      <text:p text:style-name="Preformatted_20_Text"><text:span text:style-name="Source_20_Text"><text:s text:c="2"/>event.preventDefault();</text:span></text:p>
      <text:p text:style-name="Preformatted_20_Text"><text:span text:style-name="Source_20_Text"><text:s text:c="2"/>const noteObject = { content: newNote, important: Math.random() &lt; 0.5 };</text:span></text:p>
      <text:p text:style-name="Preformatted_20_Text"/>
      <text:p text:style-name="Preformatted_20_Text"><text:span text:style-name="Source_20_Text"><text:s text:c="2"/>axios</text:span></text:p>
      <text:p text:style-name="Preformatted_20_Text"><text:span text:style-name="Source_20_Text"><text:s text:c="4"/>.post('http://localhost:3001/notes', noteObject)</text:span></text:p>
      <text:p text:style-name="Preformatted_20_Text"><text:span text:style-name="Source_20_Text"><text:s text:c="4"/>.then(response =&gt; {</text:span></text:p>
      <text:p text:style-name="Preformatted_20_Text"><text:span text:style-name="Source_20_Text"><text:s text:c="6"/>// response.data contains the newly created note with its id</text:span></text:p>
      <text:p text:style-name="Preformatted_20_Text"><text:span text:style-name="Source_20_Text"><text:s text:c="6"/>setNotes(notes.concat(response.data));</text:span></text:p>
      <text:p text:style-name="Preformatted_20_Text"><text:span text:style-name="Source_20_Text"><text:s text:c="6"/>setNewNote('');</text:span></text:p>
      <text:p text:style-name="Preformatted_20_Text"><text:span text:style-name="Source_20_Text"><text:s text:c="4"/>});</text:span></text:p>
      <text:p text:style-name="P26"><text:span text:style-name="Source_20_Text">};</text:span></text:p>
      <text:p text:style-name="Text_20_body">The server assigns an <text:span text:style-name="Source_20_Text">id</text:span> automatically and echoes back the created resource in <text:span text:style-name="Source_20_Text">response.data</text:span>. Using <text:span text:style-name="Source_20_Text">concat</text:span> ensures we do not mutate the original <text:span text:style-name="Source_20_Text">notes</text:span> array.</text:p>
      <text:h text:style-name="Heading_20_2" text:outline-level="2"><text:bookmark-start text:name="__RefHeading___Toc7765_899862562"/>Toggling Importance of a Note<text:bookmark-end text:name="__RefHeading___Toc7765_899862562"/></text:h>
      <text:p text:style-name="Text_20_body">To update an existing resource, REST suggests using PUT (replace entire resource) or PATCH (modify part). Here we use PUT. First, we locate the note by <text:span text:style-name="Source_20_Text">id</text:span>, create a new object with its <text:span text:style-name="Source_20_Text">important</text:span> flag flipped, then send it:</text:p>
      <text:p text:style-name="Preformatted_20_Text"><text:span text:style-name="Source_20_Text">const toggleImportanceOf = id =&gt; {</text:span></text:p>
      <text:p text:style-name="Preformatted_20_Text"><text:span text:style-name="Source_20_Text"><text:s text:c="2"/>const url = `http://localhost:3001/notes/${id}`;</text:span></text:p>
      <text:p text:style-name="Preformatted_20_Text"><text:span text:style-name="Source_20_Text"><text:s text:c="2"/>const note = notes.find(n =&gt; n.id === id);</text:span></text:p>
      <text:p text:style-name="Preformatted_20_Text"><text:soft-page-break/><text:span text:style-name="Source_20_Text"><text:s text:c="2"/>const changedNote = { ...note, important: !note.important };</text:span></text:p>
      <text:p text:style-name="Preformatted_20_Text"/>
      <text:p text:style-name="Preformatted_20_Text"><text:span text:style-name="Source_20_Text"><text:s text:c="2"/>axios</text:span></text:p>
      <text:p text:style-name="Preformatted_20_Text"><text:span text:style-name="Source_20_Text"><text:s text:c="4"/>.put(url, changedNote)</text:span></text:p>
      <text:p text:style-name="Preformatted_20_Text"><text:span text:style-name="Source_20_Text"><text:s text:c="4"/>.then(response =&gt; {</text:span></text:p>
      <text:p text:style-name="Preformatted_20_Text"><text:span text:style-name="Source_20_Text"><text:s text:c="6"/>setNotes(</text:span></text:p>
      <text:p text:style-name="Preformatted_20_Text"><text:span text:style-name="Source_20_Text"><text:s text:c="8"/>notes.map(n =&gt; n.id === id ? response.data : n)</text:span></text:p>
      <text:p text:style-name="Preformatted_20_Text"><text:span text:style-name="Source_20_Text"><text:s text:c="6"/>);</text:span></text:p>
      <text:p text:style-name="Preformatted_20_Text"><text:span text:style-name="Source_20_Text"><text:s text:c="4"/>});</text:span></text:p>
      <text:p text:style-name="P26"><text:span text:style-name="Source_20_Text">};</text:span></text:p>
      <text:p text:style-name="Text_20_body">Using object spread (<text:span text:style-name="Source_20_Text">{ ...note, important: !note.important }</text:span>) creates a new object rather than mutating state directly.</text:p>
      <text:h text:style-name="Heading_20_2" text:outline-level="2"><text:bookmark-start text:name="__RefHeading___Toc7767_899862562"/>Extracting Server Communication<text:bookmark-end text:name="__RefHeading___Toc7767_899862562"/></text:h>
      <text:p text:style-name="Text_20_body">To keep <text:span text:style-name="Source_20_Text">App</text:span> lean, we extract all HTTP operations into a service module (<text:span text:style-name="Source_20_Text">src/services/notes.js</text:span>):</text:p>
      <text:p text:style-name="Preformatted_20_Text"><text:span text:style-name="Source_20_Text">import axios from 'axios';</text:span></text:p>
      <text:p text:style-name="Preformatted_20_Text"><text:span text:style-name="Source_20_Text">const baseUrl = 'http://localhost:3001/notes';</text:span></text:p>
      <text:p text:style-name="Preformatted_20_Text"/>
      <text:p text:style-name="Preformatted_20_Text"><text:span text:style-name="Source_20_Text">const getAll = () =&gt; axios.get(baseUrl).then(res =&gt; res.data);</text:span></text:p>
      <text:p text:style-name="Preformatted_20_Text"><text:span text:style-name="Source_20_Text">const create = newObject =&gt; axios.post(baseUrl, newObject).then(res =&gt; res.data);</text:span></text:p>
      <text:p text:style-name="Preformatted_20_Text"><text:span text:style-name="Source_20_Text">const update = (id, newObject) =&gt; axios.put(`${baseUrl}/${id}`, newObject).then(res =&gt; res.data);</text:span></text:p>
      <text:p text:style-name="Preformatted_20_Text"/>
      <text:p text:style-name="P26"><text:span text:style-name="Source_20_Text">export default { getAll, create, update };</text:span></text:p>
      <text:p text:style-name="Text_20_body">In <text:span text:style-name="Source_20_Text">App</text:span>, we simply call <text:span text:style-name="Source_20_Text">noteService.create(noteObject)</text:span> or <text:span text:style-name="Source_20_Text">noteService.update(id, changedNote)</text:span> and handle the returned data directly.</text:p>
      <text:h text:style-name="Heading_20_2" text:outline-level="2"><text:bookmark-start text:name="__RefHeading___Toc7769_899862562"/>Handling Errors Gracefully<text:bookmark-end text:name="__RefHeading___Toc7769_899862562"/></text:h>
      <text:p text:style-name="Text_20_body">If a PUT fails (for example, the note was already deleted), the returned promise is rejected. Using <text:span text:style-name="Source_20_Text">catch</text:span>, we can notify the user and clean up local state:</text:p>
      <text:p text:style-name="Preformatted_20_Text"><text:span text:style-name="Source_20_Text">noteService</text:span></text:p>
      <text:p text:style-name="Preformatted_20_Text"><text:span text:style-name="Source_20_Text"><text:s text:c="2"/>.update(id, changedNote)</text:span></text:p>
      <text:p text:style-name="Preformatted_20_Text"><text:span text:style-name="Source_20_Text"><text:s text:c="2"/>.then(returnedNote =&gt; {</text:span></text:p>
      <text:p text:style-name="Preformatted_20_Text"><text:span text:style-name="Source_20_Text"><text:s text:c="4"/>setNotes(notes.map(n =&gt; n.id === id ? returnedNote : n));</text:span></text:p>
      <text:p text:style-name="Preformatted_20_Text"><text:span text:style-name="Source_20_Text"><text:s text:c="2"/>})</text:span></text:p>
      <text:p text:style-name="Preformatted_20_Text"><text:span text:style-name="Source_20_Text"><text:s text:c="2"/>.catch(error =&gt; {</text:span></text:p>
      <text:p text:style-name="Preformatted_20_Text"><text:span text:style-name="Source_20_Text"><text:s text:c="4"/>alert(`Note '${note.content}' was already removed from server`);</text:span></text:p>
      <text:p text:style-name="Preformatted_20_Text"><text:span text:style-name="Source_20_Text"><text:s text:c="4"/>setNotes(notes.filter(n =&gt; n.id !== id));</text:span></text:p>
      <text:p text:style-name="P26"><text:span text:style-name="Source_20_Text"><text:s text:c="2"/>});</text:span></text:p>
      <text:p text:style-name="Text_20_body">This uses <text:span text:style-name="Source_20_Text">filter</text:span> to remove the stale note from the front-end state.</text:p>
      <text:h text:style-name="Heading_20_2" text:outline-level="2"><text:bookmark-start text:name="__RefHeading___Toc7771_899862562"/>Full Stack Developer’s Oath<text:bookmark-end text:name="__RefHeading___Toc7771_899862562"/></text:h>
      <text:p text:style-name="Text_20_body">As complexity grows, it helps to adopt practices that ensure smooth front-end/back-end interaction:</text:p>
      <text:p text:style-name="Text_20_body">“I will keep the console and network tab open, verify server state, take small steps, and log extensively to understand and debug asynchronous operations.”</text:p>
      <text:p text:style-name="Text_20_body"><text:soft-page-break/>With these patterns—RESTful routes, Axios for HTTP, service modules and promise error handling—you can confidently build React apps that communicate reliably with a backend.</text:p>
      <text:p text:style-name="Text_20_body"/>
      <text:h text:style-name="Heading_20_2" text:outline-level="2"><text:bookmark-start text:name="__RefHeading___Toc7773_899862562"/>Adding Styles to React App<text:bookmark-end text:name="__RefHeading___Toc7773_899862562"/></text:h>
      <text:p text:style-name="Text_20_body">To style the Notes application, we start by creating a global CSS file and importing it in the entry point. Under <text:span text:style-name="Source_20_Text">src</text:span>, add <text:span text:style-name="Source_20_Text">index.css</text:span> and import it in <text:span text:style-name="Source_20_Text">main.jsx</text:span>:</text:p>
      <text:p text:style-name="P26"><text:span text:style-name="Source_20_Text">import './index.css'</text:span></text:p>
      <text:p text:style-name="Text_20_body">A simple rule to color all <text:span text:style-name="Source_20_Text">&lt;h1&gt;</text:span> headers green and italic looks like this:</text:p>
      <text:p text:style-name="Preformatted_20_Text"><text:span text:style-name="Source_20_Text">h1 {</text:span></text:p>
      <text:p text:style-name="Preformatted_20_Text"><text:span text:style-name="Source_20_Text"><text:s text:c="2"/>color: green;</text:span></text:p>
      <text:p text:style-name="Preformatted_20_Text"><text:span text:style-name="Source_20_Text"><text:s text:c="2"/>font-style: italic;</text:span></text:p>
      <text:p text:style-name="P26"><text:span text:style-name="Source_20_Text">}</text:span></text:p>
      <text:h text:style-name="Heading_20_2" text:outline-level="2"><text:bookmark-start text:name="__RefHeading___Toc7775_899862562"/>Element Selectors<text:bookmark-end text:name="__RefHeading___Toc7775_899862562"/></text:h>
      <text:p text:style-name="Text_20_body">Element selectors apply styles to every matching tag. For example, to style each note wrapped in an <text:span text:style-name="Source_20_Text">&lt;li&gt;</text:span>:</text:p>
      <text:p text:style-name="Preformatted_20_Text"><text:span text:style-name="Source_20_Text">li {</text:span></text:p>
      <text:p text:style-name="Preformatted_20_Text"><text:span text:style-name="Source_20_Text"><text:s text:c="2"/>color: grey;</text:span></text:p>
      <text:p text:style-name="Preformatted_20_Text"><text:span text:style-name="Source_20_Text"><text:s text:c="2"/>padding-top: 3px;</text:span></text:p>
      <text:p text:style-name="Preformatted_20_Text"><text:span text:style-name="Source_20_Text"><text:s text:c="2"/>font-size: 15px;</text:span></text:p>
      <text:p text:style-name="P26"><text:span text:style-name="Source_20_Text">}</text:span></text:p>
      <text:p text:style-name="Text_20_body">When the app grows, element selectors can become too broad and affect unintended elements.</text:p>
      <text:h text:style-name="Heading_20_2" text:outline-level="2"><text:bookmark-start text:name="__RefHeading___Toc7777_899862562"/>Class Selectors<text:bookmark-end text:name="__RefHeading___Toc7777_899862562"/></text:h>
      <text:p text:style-name="Text_20_body">To target only note items, assign a class in the component:</text:p>
      <text:p text:style-name="Preformatted_20_Text"><text:span text:style-name="Source_20_Text">&lt;li className="note"&gt;</text:span></text:p>
      <text:p text:style-name="Preformatted_20_Text"><text:span text:style-name="Source_20_Text"><text:s text:c="2"/>{note.content}</text:span></text:p>
      <text:p text:style-name="Preformatted_20_Text"><text:span text:style-name="Source_20_Text"><text:s text:c="2"/>&lt;button onClick={toggleImportance}&gt;{label}&lt;/button&gt;</text:span></text:p>
      <text:p text:style-name="P26"><text:span text:style-name="Source_20_Text">&lt;/li&gt;</text:span></text:p>
      <text:p text:style-name="Text_20_body">Then define the <text:span text:style-name="Source_20_Text">.note</text:span> rule:</text:p>
      <text:p text:style-name="Preformatted_20_Text"><text:span text:style-name="Source_20_Text">.note {</text:span></text:p>
      <text:p text:style-name="Preformatted_20_Text"><text:span text:style-name="Source_20_Text"><text:s text:c="2"/>color: grey;</text:span></text:p>
      <text:p text:style-name="Preformatted_20_Text"><text:span text:style-name="Source_20_Text"><text:s text:c="2"/>padding-top: 5px;</text:span></text:p>
      <text:p text:style-name="Preformatted_20_Text"><text:span text:style-name="Source_20_Text"><text:s text:c="2"/>font-size: 15px;</text:span></text:p>
      <text:p text:style-name="P26"><text:span text:style-name="Source_20_Text">}</text:span></text:p>
      <text:p text:style-name="Text_20_body">This isolates styles to elements carrying the <text:span text:style-name="Source_20_Text">note</text:span> class.</text:p>
      <text:p text:style-name="Horizontal_20_Line"/>
      <text:h text:style-name="Heading_20_2" text:outline-level="2"><text:bookmark-start text:name="__RefHeading___Toc7779_899862562"/>Notification Component for Error Messages<text:bookmark-end text:name="__RefHeading___Toc7779_899862562"/></text:h>
      <text:p text:style-name="Text_20_body">Instead of using <text:span text:style-name="Source_20_Text">alert</text:span>, create a React component that displays errors inline:</text:p>
      <text:p text:style-name="Preformatted_20_Text"><text:soft-page-break/><text:span text:style-name="Source_20_Text">const Notification = ({ message }) =&gt; {</text:span></text:p>
      <text:p text:style-name="Preformatted_20_Text"><text:span text:style-name="Source_20_Text"><text:s text:c="2"/>if (message === null) {</text:span></text:p>
      <text:p text:style-name="Preformatted_20_Text"><text:span text:style-name="Source_20_Text"><text:s text:c="4"/>return null</text:span></text:p>
      <text:p text:style-name="Preformatted_20_Text"><text:span text:style-name="Source_20_Text"><text:s text:c="2"/>}</text:span></text:p>
      <text:p text:style-name="Preformatted_20_Text"><text:span text:style-name="Source_20_Text"><text:s text:c="2"/>return (</text:span></text:p>
      <text:p text:style-name="Preformatted_20_Text"><text:span text:style-name="Source_20_Text"><text:s text:c="4"/>&lt;div className="error"&gt;</text:span></text:p>
      <text:p text:style-name="Preformatted_20_Text"><text:span text:style-name="Source_20_Text"><text:s text:c="6"/>{message}</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In <text:span text:style-name="Source_20_Text">App</text:span>, manage an <text:span text:style-name="Source_20_Text">errorMessage</text:span> state and render <text:span text:style-name="Source_20_Text">&lt;Notification message={errorMessage} /&gt;</text:span> above the list. In CSS, define:</text:p>
      <text:p text:style-name="Preformatted_20_Text"><text:span text:style-name="Source_20_Text">.error {</text:span></text:p>
      <text:p text:style-name="Preformatted_20_Text"><text:span text:style-name="Source_20_Text"><text:s text:c="2"/>color: red;</text:span></text:p>
      <text:p text:style-name="Preformatted_20_Text"><text:span text:style-name="Source_20_Text"><text:s text:c="2"/>background: lightgrey;</text:span></text:p>
      <text:p text:style-name="Preformatted_20_Text"><text:span text:style-name="Source_20_Text"><text:s text:c="2"/>font-size: 20px;</text:span></text:p>
      <text:p text:style-name="Preformatted_20_Text"><text:span text:style-name="Source_20_Text"><text:s text:c="2"/>border: solid;</text:span></text:p>
      <text:p text:style-name="Preformatted_20_Text"><text:span text:style-name="Source_20_Text"><text:s text:c="2"/>border-radius: 5px;</text:span></text:p>
      <text:p text:style-name="Preformatted_20_Text"><text:span text:style-name="Source_20_Text"><text:s text:c="2"/>padding: 10px;</text:span></text:p>
      <text:p text:style-name="Preformatted_20_Text"><text:span text:style-name="Source_20_Text"><text:s text:c="2"/>margin-bottom: 10px;</text:span></text:p>
      <text:p text:style-name="P26"><text:span text:style-name="Source_20_Text">}</text:span></text:p>
      <text:p text:style-name="Text_20_body">When an update fails, set <text:span text:style-name="Source_20_Text">errorMessage</text:span> to a descriptive string and clear it after five seconds with <text:span text:style-name="Source_20_Text">setTimeout</text:span>.</text:p>
      <text:p text:style-name="Horizontal_20_Line"/>
      <text:h text:style-name="Heading_20_2" text:outline-level="2"><text:bookmark-start text:name="__RefHeading___Toc7781_899862562"/>Inline Styles<text:bookmark-end text:name="__RefHeading___Toc7781_899862562"/></text:h>
      <text:p text:style-name="Text_20_body">React allows defining styles directly in components via the <text:span text:style-name="Source_20_Text">style</text:span> prop. Properties use camelCase and values are strings or numbers:</text:p>
      <text:p text:style-name="Preformatted_20_Text"><text:span text:style-name="Source_20_Text">const Footer = () =&gt; {</text:span></text:p>
      <text:p text:style-name="Preformatted_20_Text"><text:span text:style-name="Source_20_Text"><text:s text:c="2"/>const footerStyle = {</text:span></text:p>
      <text:p text:style-name="Preformatted_20_Text"><text:span text:style-name="Source_20_Text"><text:s text:c="4"/>color: 'green',</text:span></text:p>
      <text:p text:style-name="Preformatted_20_Text"><text:span text:style-name="Source_20_Text"><text:s text:c="4"/>fontStyle: 'italic',</text:span></text:p>
      <text:p text:style-name="Preformatted_20_Text"><text:span text:style-name="Source_20_Text"><text:s text:c="4"/>fontSize: 16</text:span></text:p>
      <text:p text:style-name="Preformatted_20_Text"><text:span text:style-name="Source_20_Text"><text:s text:c="2"/>}</text:span></text:p>
      <text:p text:style-name="Preformatted_20_Text"><text:span text:style-name="Source_20_Text"><text:s text:c="2"/>return (</text:span></text:p>
      <text:p text:style-name="Preformatted_20_Text"><text:span text:style-name="Source_20_Text"><text:s text:c="4"/>&lt;div style={footerStyle}&gt;</text:span></text:p>
      <text:p text:style-name="Preformatted_20_Text"><text:span text:style-name="Source_20_Text"><text:s text:c="6"/>&lt;br /&gt;</text:span></text:p>
      <text:p text:style-name="Preformatted_20_Text"><text:span text:style-name="Source_20_Text"><text:s text:c="6"/>&lt;em&gt;Note app, Department of Computer Science, University of Helsinki 2025&lt;/em&gt;</text:span></text:p>
      <text:p text:style-name="Preformatted_20_Text"><text:span text:style-name="Source_20_Text"><text:s text:c="4"/>&lt;/div&gt;</text:span></text:p>
      <text:p text:style-name="Preformatted_20_Text"><text:span text:style-name="Source_20_Text"><text:s text:c="2"/>)</text:span></text:p>
      <text:p text:style-name="P26"><text:span text:style-name="Source_20_Text">}</text:span></text:p>
      <text:p text:style-name="Text_20_body">Inline styles cannot cover pseudo‑classes and may not suit all use cases.</text:p>
      <text:p text:style-name="Horizontal_20_Line"/>
      <text:h text:style-name="Heading_20_2" text:outline-level="2"><text:bookmark-start text:name="__RefHeading___Toc7783_899862562"/>Handling Uninitialized State<text:bookmark-end text:name="__RefHeading___Toc7783_899862562"/></text:h>
      <text:p text:style-name="Text_20_body">If <text:span text:style-name="Source_20_Text">notes</text:span> is initialized to <text:span text:style-name="Source_20_Text">null</text:span>, calling <text:span text:style-name="Source_20_Text">notes.map</text:span> before data arrives causes an error. Either start with an empty array:</text:p>
      <text:p text:style-name="P26"><text:span text:style-name="Source_20_Text">const [notes, setNotes] = useState([])</text:span></text:p>
      <text:p text:style-name="Text_20_body"><text:soft-page-break/>or use conditional rendering:</text:p>
      <text:p text:style-name="Preformatted_20_Text"><text:span text:style-name="Source_20_Text">if (!notes) {</text:span></text:p>
      <text:p text:style-name="Preformatted_20_Text"><text:span text:style-name="Source_20_Text"><text:s text:c="2"/>return null</text:span></text:p>
      <text:p text:style-name="P26"><text:span text:style-name="Source_20_Text">}</text:span></text:p>
      <text:h text:style-name="Heading_20_2" text:outline-level="2"><text:bookmark-start text:name="__RefHeading___Toc7785_899862562"/>Effect Hook Dependencies<text:bookmark-end text:name="__RefHeading___Toc7785_899862562"/></text:h>
      <text:p text:style-name="Text_20_body">The second argument to <text:span text:style-name="Source_20_Text">useEffect</text:span> controls when the effect runs. An empty array <text:span text:style-name="Source_20_Text">[]</text:span> means “run once after first render,” suitable for initial data fetch. To re-run an effect when a value changes, include it in the array. For example, fetching exchange rates when <text:span text:style-name="Source_20_Text">currency</text:span> changes:</text:p>
      <text:p text:style-name="Preformatted_20_Text"><text:span text:style-name="Source_20_Text">useEffect(() =&gt; {</text:span></text:p>
      <text:p text:style-name="Preformatted_20_Text"><text:span text:style-name="Source_20_Text"><text:s text:c="2"/>if (currency) {</text:span></text:p>
      <text:p text:style-name="Preformatted_20_Text"><text:span text:style-name="Source_20_Text"><text:s text:c="4"/>axios</text:span></text:p>
      <text:p text:style-name="Preformatted_20_Text"><text:span text:style-name="Source_20_Text"><text:s text:c="6"/>.get(`https://open.er-api.com/v6/latest/${currency}`)</text:span></text:p>
      <text:p text:style-name="Preformatted_20_Text"><text:span text:style-name="Source_20_Text"><text:s text:c="6"/>.then(response =&gt; setRates(response.data.rates))</text:span></text:p>
      <text:p text:style-name="Preformatted_20_Text"><text:span text:style-name="Source_20_Text"><text:s text:c="2"/>}</text:span></text:p>
      <text:p text:style-name="P26"><text:span text:style-name="Source_20_Text">}, [currency])</text:span></text:p>
      <text:p text:style-name="Text_20_body">This ensures the effect runs on the first render and every time <text:span text:style-name="Source_20_Text">currency</text:span> is updated.</text:p>
      <text:p text:style-name="Text_20_body">With these techniques—global CSS, class selectors, React components for notifications, inline styles, and carefully chosen effect dependencies—you can style and structure a React application cleanly and reliably.</text:p>
      <text:p text:style-name="Text_20_body"/>
      <text:h text:style-name="Heading_20_1" text:outline-level="1"><text:bookmark-start text:name="__RefHeading___Toc9882_899862562"/>Part 3: Programming a server with NodeJS and Express<text:bookmark-end text:name="__RefHeading___Toc9882_899862562"/></text:h>
      <text:p text:style-name="Text_20_body"/>
      <text:h text:style-name="Heading_20_2" text:outline-level="2"><text:bookmark-start text:name="__RefHeading___Toc9884_899862562"/>Node.js and Express<text:bookmark-end text:name="__RefHeading___Toc9884_899862562"/></text:h>
      <text:p text:style-name="Text_20_body">In this part we move from the browser to the server, using Node.js (v22.3.0 or newer) as our JavaScript runtime. Unlike client‑side code, Node supports most modern JavaScript features out of the box, so we can write ES6+ syntax without a build step.</text:p>
      <text:h text:style-name="Heading_20_2" text:outline-level="2"><text:bookmark-start text:name="__RefHeading___Toc9886_899862562"/>Project Initialization with npm<text:bookmark-end text:name="__RefHeading___Toc9886_899862562"/></text:h>
      <text:p text:style-name="Text_20_body">To start, navigate to an empty directory and run:</text:p>
      <text:p text:style-name="P26"><text:span text:style-name="Source_20_Text">npm init</text:span></text:p>
      <text:p text:style-name="Text_20_body">You will be prompted for values such as project name and entry point. This creates a <text:span text:style-name="Source_20_Text">package.json</text:span> file listing your project’s metadata and dependencies. To run your server with npm instead of calling <text:span text:style-name="Source_20_Text">node</text:span> directly, add a <text:span text:style-name="Source_20_Text">start</text:span> script:</text:p>
      <text:p text:style-name="Preformatted_20_Text"><text:span text:style-name="Source_20_Text">{</text:span></text:p>
      <text:p text:style-name="Preformatted_20_Text"><text:span text:style-name="Source_20_Text"><text:s text:c="2"/>"scripts": {</text:span></text:p>
      <text:p text:style-name="Preformatted_20_Text"><text:span text:style-name="Source_20_Text"><text:s text:c="4"/>"start": "node index.js"</text:span></text:p>
      <text:p text:style-name="Preformatted_20_Text"><text:span text:style-name="Source_20_Text"><text:s text:c="2"/>}</text:span></text:p>
      <text:p text:style-name="P26"><text:span text:style-name="Source_20_Text">}</text:span></text:p>
      <text:p text:style-name="Text_20_body"><text:soft-page-break/>Now <text:span text:style-name="Source_20_Text">npm start</text:span> will execute <text:span text:style-name="Source_20_Text">node index.js</text:span>, keeping conventions consistent across projects.</text:p>
      <text:h text:style-name="Heading_20_2" text:outline-level="2"><text:bookmark-start text:name="__RefHeading___Toc9888_899862562"/>A Minimal HTTP Server<text:bookmark-end text:name="__RefHeading___Toc9888_899862562"/></text:h>
      <text:p text:style-name="Text_20_body">Node’s built‑in <text:span text:style-name="Source_20_Text">http</text:span> module lets us handle HTTP requests without external libraries. Create <text:span text:style-name="Source_20_Text">index.js</text:span> with:</text:p>
      <text:p text:style-name="Preformatted_20_Text"><text:span text:style-name="Source_20_Text">const http = require('http');</text:span></text:p>
      <text:p text:style-name="Preformatted_20_Text"/>
      <text:p text:style-name="Preformatted_20_Text"><text:span text:style-name="Source_20_Text">const app = http.createServer((request, response) =&gt; {</text:span></text:p>
      <text:p text:style-name="Preformatted_20_Text"><text:span text:style-name="Source_20_Text"><text:s text:c="2"/>// set status code and header, then send a response body</text:span></text:p>
      <text:p text:style-name="Preformatted_20_Text"><text:span text:style-name="Source_20_Text"><text:s text:c="2"/>response.writeHead(200, { 'Content-Type': 'text/plain' });</text:span></text:p>
      <text:p text:style-name="Preformatted_20_Text"><text:span text:style-name="Source_20_Text"><text:s text:c="2"/>response.end('Hello World');</text:span></text:p>
      <text:p text:style-name="Preformatted_20_Text"><text:span text:style-name="Source_20_Text">});</text:span></text:p>
      <text:p text:style-name="Preformatted_20_Text"/>
      <text:p text:style-name="Preformatted_20_Text"><text:span text:style-name="Source_20_Text">const PORT = 3001;</text:span></text:p>
      <text:p text:style-name="Preformatted_20_Text"><text:span text:style-name="Source_20_Text">app.listen(PORT, () =&gt; {</text:span></text:p>
      <text:p text:style-name="Preformatted_20_Text"><text:span text:style-name="Source_20_Text"><text:s text:c="2"/>console.log(`Server running on port ${PORT}`);</text:span></text:p>
      <text:p text:style-name="P26"><text:span text:style-name="Source_20_Text">});</text:span></text:p>
      <text:p text:style-name="Text_20_body">Visiting <text:span text:style-name="Source_20_Text">http://localhost:3001/</text:span> shows “Hello World” in plain text. To serve JSON, define a JavaScript array and serialize it:</text:p>
      <text:p text:style-name="Preformatted_20_Text"><text:span text:style-name="Source_20_Text">let notes = [ /* array of note objects */ ];</text:span></text:p>
      <text:p text:style-name="Preformatted_20_Text"><text:span text:style-name="Source_20_Text">app.on('request', (request, response) =&gt; {</text:span></text:p>
      <text:p text:style-name="Preformatted_20_Text"><text:span text:style-name="Source_20_Text"><text:s text:c="2"/>response.writeHead(200, { 'Content-Type': 'application/json' });</text:span></text:p>
      <text:p text:style-name="Preformatted_20_Text"><text:span text:style-name="Source_20_Text"><text:s text:c="2"/>response.end(JSON.stringify(notes));</text:span></text:p>
      <text:p text:style-name="P26"><text:span text:style-name="Source_20_Text">});</text:span></text:p>
      <text:p text:style-name="Text_20_body">Here, <text:span text:style-name="Source_20_Text">JSON.stringify</text:span> converts the array into a JSON string and the header tells clients how to parse it.</text:p>
      <text:h text:style-name="Heading_20_2" text:outline-level="2"><text:bookmark-start text:name="__RefHeading___Toc9890_899862562"/>Introducing Express<text:bookmark-end text:name="__RefHeading___Toc9890_899862562"/></text:h>
      <text:p text:style-name="Text_20_body">Manually handling routes and headers becomes verbose as an application grows. Express provides a simpler API on top of <text:span text:style-name="Source_20_Text">http</text:span>. Install it as a dependency:</text:p>
      <text:p text:style-name="P26"><text:span text:style-name="Source_20_Text">npm install express</text:span></text:p>
      <text:p text:style-name="Text_20_body">Your <text:span text:style-name="Source_20_Text">package.json</text:span> will list:</text:p>
      <text:p text:style-name="Preformatted_20_Text"><text:span text:style-name="Source_20_Text">"dependencies": {</text:span></text:p>
      <text:p text:style-name="Preformatted_20_Text"><text:span text:style-name="Source_20_Text"><text:s text:c="2"/>"express": "^4.21.2"</text:span></text:p>
      <text:p text:style-name="P26"><text:span text:style-name="Source_20_Text">}</text:span></text:p>
      <text:p text:style-name="Text_20_body">The caret (<text:span text:style-name="Source_20_Text">^</text:span>) before the version means npm will install any minor or patch update compatible with the major version 4.</text:p>
      <text:p text:style-name="Text_20_body">In <text:span text:style-name="Source_20_Text">index.js</text:span>, replace <text:span text:style-name="Source_20_Text">http</text:span> logic with Express:</text:p>
      <text:p text:style-name="Preformatted_20_Text"><text:span text:style-name="Source_20_Text">const express = require('express');</text:span></text:p>
      <text:p text:style-name="Preformatted_20_Text"><text:span text:style-name="Source_20_Text">const app = express();</text:span></text:p>
      <text:p text:style-name="Preformatted_20_Text"/>
      <text:p text:style-name="Preformatted_20_Text"><text:span text:style-name="Source_20_Text">// Parse JSON bodies automatically</text:span></text:p>
      <text:p text:style-name="Preformatted_20_Text"><text:span text:style-name="Source_20_Text">app.use(express.json());</text:span></text:p>
      <text:p text:style-name="Preformatted_20_Text"/>
      <text:p text:style-name="Preformatted_20_Text"><text:soft-page-break/><text:span text:style-name="Source_20_Text">// Route for HTML response</text:span></text:p>
      <text:p text:style-name="Preformatted_20_Text"><text:span text:style-name="Source_20_Text">app.get('/', (request, response) =&gt; {</text:span></text:p>
      <text:p text:style-name="Preformatted_20_Text"><text:span text:style-name="Source_20_Text"><text:s text:c="2"/>response.send('&lt;h1&gt;Hello World!&lt;/h1&gt;');</text:span></text:p>
      <text:p text:style-name="Preformatted_20_Text"><text:span text:style-name="Source_20_Text">});</text:span></text:p>
      <text:p text:style-name="Preformatted_20_Text"/>
      <text:p text:style-name="Preformatted_20_Text"><text:span text:style-name="Source_20_Text">// Route for JSON data</text:span></text:p>
      <text:p text:style-name="Preformatted_20_Text"><text:span text:style-name="Source_20_Text">app.get('/api/notes', (request, response) =&gt; {</text:span></text:p>
      <text:p text:style-name="Preformatted_20_Text"><text:span text:style-name="Source_20_Text"><text:s text:c="2"/>response.json(notes);</text:span></text:p>
      <text:p text:style-name="Preformatted_20_Text"><text:span text:style-name="Source_20_Text">});</text:span></text:p>
      <text:p text:style-name="Preformatted_20_Text"/>
      <text:p text:style-name="Preformatted_20_Text"><text:span text:style-name="Source_20_Text">const PORT = 3001;</text:span></text:p>
      <text:p text:style-name="Preformatted_20_Text"><text:span text:style-name="Source_20_Text">app.listen(PORT, () =&gt; {</text:span></text:p>
      <text:p text:style-name="Preformatted_20_Text"><text:span text:style-name="Source_20_Text"><text:s text:c="2"/>console.log(`Server running on port ${PORT}`);</text:span></text:p>
      <text:p text:style-name="P26"><text:span text:style-name="Source_20_Text">});</text:span></text:p>
      <text:p text:style-name="Text_20_body">Express automatically sets content‑type headers and stringifies objects passed to <text:span text:style-name="Source_20_Text">response.json()</text:span>.</text:p>
      <text:h text:style-name="Heading_20_2" text:outline-level="2"><text:bookmark-start text:name="__RefHeading___Toc9892_899862562"/>Development Workflow<text:bookmark-end text:name="__RefHeading___Toc9892_899862562"/></text:h>
      <text:p text:style-name="Text_20_body">Restarting the server on every code change is tedious. Node’s <text:span text:style-name="Source_20_Text">--watch</text:span> flag can auto‑relaunch the process:</text:p>
      <text:p text:style-name="Preformatted_20_Text"><text:span text:style-name="Source_20_Text">"scripts": {</text:span></text:p>
      <text:p text:style-name="Preformatted_20_Text"><text:span text:style-name="Source_20_Text"><text:s text:c="2"/>"start": "node index.js",</text:span></text:p>
      <text:p text:style-name="Preformatted_20_Text"><text:span text:style-name="Source_20_Text"><text:s text:c="2"/>"dev": "node --watch index.js"</text:span></text:p>
      <text:p text:style-name="P26"><text:span text:style-name="Source_20_Text">}</text:span></text:p>
      <text:p text:style-name="Text_20_body">Run <text:span text:style-name="Source_20_Text">npm run dev</text:span> to watch for changes. You still need to refresh your browser manually.</text:p>
      <text:h text:style-name="Heading_20_2" text:outline-level="2"><text:bookmark-start text:name="__RefHeading___Toc9894_899862562"/>RESTful API Endpoints<text:bookmark-end text:name="__RefHeading___Toc9894_899862562"/></text:h>
      <text:p text:style-name="Text_20_body">We structure our API following REST conventions, where resources live under <text:span text:style-name="Source_20_Text">/api/notes</text:span> and operations map to HTTP verbs:</text:p>
      <text:list text:style-name="L2">
        <text:list-item>
          <text:p text:style-name="P30"><text:span text:style-name="Source_20_Text">GET /api/notes</text:span> returns all notes as JSON</text:p>
        </text:list-item>
        <text:list-item>
          <text:p text:style-name="P30"><text:span text:style-name="Source_20_Text">GET /api/notes/:id</text:span> returns the note with the given <text:span text:style-name="Source_20_Text">id</text:span></text:p>
        </text:list-item>
        <text:list-item>
          <text:p text:style-name="P30"><text:span text:style-name="Source_20_Text">POST /api/notes</text:span> creates a new note</text:p>
        </text:list-item>
        <text:list-item>
          <text:p text:style-name="P30"><text:span text:style-name="Source_20_Text">DELETE /api/notes/:id</text:span> removes a note</text:p>
        </text:list-item>
        <text:list-item>
          <text:p text:style-name="P30"><text:span text:style-name="Source_20_Text">PUT /api/notes/:id</text:span> updates an entire note</text:p>
        </text:list-item>
      </text:list>
      <text:p text:style-name="Text_20_body">Fetching a note by ID handles missing cases gracefully:</text:p>
      <text:p text:style-name="Preformatted_20_Text"><text:span text:style-name="Source_20_Text">app.get('/api/notes/:id', (request, response) =&gt; {</text:span></text:p>
      <text:p text:style-name="Preformatted_20_Text"><text:span text:style-name="Source_20_Text"><text:s text:c="2"/>const id = request.params.id;</text:span></text:p>
      <text:p text:style-name="Preformatted_20_Text"><text:span text:style-name="Source_20_Text"><text:s text:c="2"/>const note = notes.find(n =&gt; n.id === id);</text:span></text:p>
      <text:p text:style-name="Preformatted_20_Text"><text:span text:style-name="Source_20_Text"><text:s text:c="2"/>if (note) {</text:span></text:p>
      <text:p text:style-name="Preformatted_20_Text"><text:span text:style-name="Source_20_Text"><text:s text:c="4"/>response.json(note);</text:span></text:p>
      <text:p text:style-name="Preformatted_20_Text"><text:span text:style-name="Source_20_Text"><text:s text:c="2"/>} else {</text:span></text:p>
      <text:p text:style-name="Preformatted_20_Text"><text:span text:style-name="Source_20_Text"><text:s text:c="4"/>response.status(404).end();</text:span></text:p>
      <text:p text:style-name="Preformatted_20_Text"><text:span text:style-name="Source_20_Text"><text:s text:c="2"/>}</text:span></text:p>
      <text:p text:style-name="P26"><text:span text:style-name="Source_20_Text">});</text:span></text:p>
      <text:p text:style-name="Text_20_body">For deletion, we filter out the note and return <text:span text:style-name="Source_20_Text">204 No Content</text:span>:</text:p>
      <text:p text:style-name="Preformatted_20_Text"><text:soft-page-break/><text:span text:style-name="Source_20_Text">app.delete('/api/notes/:id', (request, response) =&gt; {</text:span></text:p>
      <text:p text:style-name="Preformatted_20_Text"><text:span text:style-name="Source_20_Text"><text:s text:c="2"/>const id = request.params.id;</text:span></text:p>
      <text:p text:style-name="Preformatted_20_Text"><text:span text:style-name="Source_20_Text"><text:s text:c="2"/>notes = notes.filter(n =&gt; n.id !== id);</text:span></text:p>
      <text:p text:style-name="Preformatted_20_Text"><text:span text:style-name="Source_20_Text"><text:s text:c="2"/>response.status(204).end();</text:span></text:p>
      <text:p text:style-name="P26"><text:span text:style-name="Source_20_Text">});</text:span></text:p>
      <text:h text:style-name="Heading_20_2" text:outline-level="2"><text:bookmark-start text:name="__RefHeading___Toc9896_899862562"/>Creating and Validating Notes<text:bookmark-end text:name="__RefHeading___Toc9896_899862562"/></text:h>
      <text:p text:style-name="Text_20_body">Implement <text:span text:style-name="Source_20_Text">POST /api/notes</text:span> to accept JSON bodies and validate required fields:</text:p>
      <text:p text:style-name="Preformatted_20_Text"><text:span text:style-name="Source_20_Text">const generateId = () =&gt; {</text:span></text:p>
      <text:p text:style-name="Preformatted_20_Text"><text:span text:style-name="Source_20_Text"><text:s text:c="2"/>const maxId = notes.length &gt; 0</text:span></text:p>
      <text:p text:style-name="Preformatted_20_Text"><text:span text:style-name="Source_20_Text"><text:s text:c="4"/>? Math.max(...notes.map(n =&gt; Number(n.id)))</text:span></text:p>
      <text:p text:style-name="Preformatted_20_Text"><text:span text:style-name="Source_20_Text"><text:s text:c="4"/>: 0;</text:span></text:p>
      <text:p text:style-name="Preformatted_20_Text"><text:span text:style-name="Source_20_Text"><text:s text:c="2"/>return String(maxId + 1);</text:span></text:p>
      <text:p text:style-name="Preformatted_20_Text"><text:span text:style-name="Source_20_Text">};</text:span></text:p>
      <text:p text:style-name="Preformatted_20_Text"/>
      <text:p text:style-name="Preformatted_20_Text"><text:span text:style-name="Source_20_Text">app.post('/api/notes', (request, response) =&gt; {</text:span></text:p>
      <text:p text:style-name="Preformatted_20_Text"><text:span text:style-name="Source_20_Text"><text:s text:c="2"/>const { content, important = false } = request.body;</text:span></text:p>
      <text:p text:style-name="Preformatted_20_Text"><text:span text:style-name="Source_20_Text"><text:s text:c="2"/>if (!content) {</text:span></text:p>
      <text:p text:style-name="Preformatted_20_Text"><text:span text:style-name="Source_20_Text"><text:s text:c="4"/>return response.status(400).json({ error: 'content missing' });</text:span></text:p>
      <text:p text:style-name="Preformatted_20_Text"><text:span text:style-name="Source_20_Text"><text:s text:c="2"/>}</text:span></text:p>
      <text:p text:style-name="Preformatted_20_Text"><text:span text:style-name="Source_20_Text"><text:s text:c="2"/>const note = { content, important, id: generateId() };</text:span></text:p>
      <text:p text:style-name="Preformatted_20_Text"><text:span text:style-name="Source_20_Text"><text:s text:c="2"/>notes = notes.concat(note);</text:span></text:p>
      <text:p text:style-name="Preformatted_20_Text"><text:span text:style-name="Source_20_Text"><text:s text:c="2"/>response.json(note);</text:span></text:p>
      <text:p text:style-name="P26"><text:span text:style-name="Source_20_Text">});</text:span></text:p>
      <text:p text:style-name="Text_20_body">Using destructuring with default values (<text:span text:style-name="Source_20_Text">important = false</text:span>) keeps the code concise.</text:p>
      <text:h text:style-name="Heading_20_2" text:outline-level="2"><text:bookmark-start text:name="__RefHeading___Toc9898_899862562"/>Middleware<text:bookmark-end text:name="__RefHeading___Toc9898_899862562"/></text:h>
      <text:p text:style-name="Text_20_body">Middleware functions run in sequence and can inspect or modify requests before they reach route handlers. For example, a simple logger:</text:p>
      <text:p text:style-name="Preformatted_20_Text"><text:span text:style-name="Source_20_Text">const requestLogger = (request, response, next) =&gt; {</text:span></text:p>
      <text:p text:style-name="Preformatted_20_Text"><text:span text:style-name="Source_20_Text"><text:s text:c="2"/>console.log(request.method, request.path, request.body);</text:span></text:p>
      <text:p text:style-name="Preformatted_20_Text"><text:span text:style-name="Source_20_Text"><text:s text:c="2"/>next();</text:span></text:p>
      <text:p text:style-name="Preformatted_20_Text"><text:span text:style-name="Source_20_Text">};</text:span></text:p>
      <text:p text:style-name="P26"><text:span text:style-name="Source_20_Text">app.use(requestLogger);</text:span></text:p>
      <text:p text:style-name="Text_20_body">Place middleware before routes to ensure it executes on every request. To handle unknown endpoints, add a final middleware:</text:p>
      <text:p text:style-name="Preformatted_20_Text"><text:span text:style-name="Source_20_Text">app.use((request, response) =&gt; {</text:span></text:p>
      <text:p text:style-name="Preformatted_20_Text"><text:span text:style-name="Source_20_Text"><text:s text:c="2"/>response.status(404).json({ error: 'unknown endpoint' });</text:span></text:p>
      <text:p text:style-name="P26"><text:span text:style-name="Source_20_Text">});</text:span></text:p>
      <text:p text:style-name="Text_20_body">With these building blocks—npm project setup, Node’s HTTP basics, Express routing, REST conventions, request validation, and middleware—you have a solid backend foundation for your Notes application that interacts seamlessly with a React front end.</text:p>
      <text:p text:style-name="Text_20_body"/>
      <text:h text:style-name="Heading_20_2" text:outline-level="2"><text:bookmark-start text:name="__RefHeading___Toc9900_899862562"/><text:soft-page-break/>Connecting Frontend to Your Backend<text:bookmark-end text:name="__RefHeading___Toc9900_899862562"/></text:h>
      <text:p text:style-name="Text_20_body">In Part 2 the frontend fetched notes from <text:span text:style-name="Source_20_Text">http://localhost:3001/notes</text:span>. Since our Express server now serves at <text:span text:style-name="Source_20_Text">/api/notes</text:span>, update the base URL in <text:span text:style-name="Source_20_Text">src/services/notes.js</text:span>:</text:p>
      <text:p text:style-name="Preformatted_20_Text"><text:span text:style-name="Source_20_Text">import axios from 'axios';</text:span></text:p>
      <text:p text:style-name="Preformatted_20_Text"><text:span text:style-name="Source_20_Text">const baseUrl = 'http://localhost:3001/api/notes';</text:span></text:p>
      <text:p text:style-name="Preformatted_20_Text"/>
      <text:p text:style-name="P26"><text:span text:style-name="Source_20_Text">export default { getAll, create, update };</text:span></text:p>
      <text:p text:style-name="Text_20_body">When running the React app on port 5173, requests to port 3001 will be blocked by the browser’s same‑origin policy. To permit cross‑origin calls, install and enable the CORS middleware in your backend:</text:p>
      <text:p text:style-name="P26"><text:span text:style-name="Source_20_Text">npm install cors</text:span></text:p>
      <text:p text:style-name="Preformatted_20_Text"><text:span text:style-name="Source_20_Text">const cors = require('cors');</text:span></text:p>
      <text:p text:style-name="P26"><text:span text:style-name="Source_20_Text">app.use(cors()); // allow all origins (in production, restrict to your frontend URL)</text:span></text:p>
      <text:h text:style-name="Heading_20_2" text:outline-level="2"><text:bookmark-start text:name="__RefHeading___Toc9902_899862562"/>Preparing for Deployment<text:bookmark-end text:name="__RefHeading___Toc9902_899862562"/></text:h>
      <text:p text:style-name="Text_20_body">Configure your server to respect a dynamic port by reading <text:span text:style-name="Source_20_Text">process.env.PORT</text:span>:</text:p>
      <text:p text:style-name="Preformatted_20_Text"><text:span text:style-name="Source_20_Text">const PORT = process.env.PORT || 3001;</text:span></text:p>
      <text:p text:style-name="P26"><text:span text:style-name="Source_20_Text">app.listen(PORT, () =&gt; console.log(`Server running on port ${PORT}`));</text:span></text:p>
      <text:p text:style-name="Text_20_body">This allows PaaS platforms to assign ports.</text:p>
      <text:h text:style-name="Heading_20_2" text:outline-level="2"><text:bookmark-start text:name="__RefHeading___Toc9904_899862562"/>Choosing a Hosting Service<text:bookmark-end text:name="__RefHeading___Toc9904_899862562"/></text:h>
      <text:p text:style-name="Text_20_body">Two popular developer‑friendly PaaS options are:</text:p>
      <text:list text:style-name="L3">
        <text:list-item>
          <text:p text:style-name="P31"><text:span text:style-name="Strong_20_Emphasis">Fly.io</text:span>: flexible, but requires a credit card and may incur costs.</text:p>
        </text:list-item>
        <text:list-item>
          <text:p text:style-name="P31"><text:span text:style-name="Strong_20_Emphasis">Render</text:span>: simpler free tier, integrates with GitHub.</text:p>
        </text:list-item>
      </text:list>
      <text:p text:style-name="Text_20_body">If you prefer zero installs on your machine, Render can be easier; otherwise Fly.io offers more control.</text:p>
      <text:p text:style-name="Horizontal_20_Line"/>
      <text:h text:style-name="Heading_20_2" text:outline-level="2"><text:bookmark-start text:name="__RefHeading___Toc9906_899862562"/>Deploying with Fly.io<text:bookmark-end text:name="__RefHeading___Toc9906_899862562"/></text:h>
      <text:list text:style-name="L4">
        <text:list-item>
          <text:p text:style-name="P32">Install and authenticate the CLI (<text:span text:style-name="Source_20_Text">flyctl auth login</text:span>).</text:p>
        </text:list-item>
        <text:list-item>
          <text:p text:style-name="P32">In your backend directory, run:</text:p>
          <text:p text:style-name="P33"><text:span text:style-name="Source_20_Text">fly launch --no-deploy</text:span></text:p>
          <text:list>
            <text:list-item>
              <text:p text:style-name="P32">Choose an app name and region.</text:p>
            </text:list-item>
            <text:list-item>
              <text:p text:style-name="P32">Decline database/Redis addons.</text:p>
            </text:list-item>
          </text:list>
        </text:list-item>
        <text:list-item>
          <text:p text:style-name="P32">In the generated <text:span text:style-name="Source_20_Text">fly.toml</text:span>, ensure:</text:p>
          <text:p text:style-name="P34"><text:soft-page-break/><text:span text:style-name="Source_20_Text">[env]</text:span></text:p>
          <text:p text:style-name="P34"><text:span text:style-name="Source_20_Text"><text:s text:c="2"/>PORT = "3001"</text:span></text:p>
          <text:p text:style-name="P34"/>
          <text:p text:style-name="P34"><text:span text:style-name="Source_20_Text">[http_service]</text:span></text:p>
          <text:p text:style-name="P34"><text:span text:style-name="Source_20_Text"><text:s text:c="2"/>internal_port = 3001</text:span></text:p>
          <text:p text:style-name="P33"><text:span text:style-name="Source_20_Text"><text:s text:c="2"/>force_https = true</text:span></text:p>
        </text:list-item>
        <text:list-item>
          <text:p text:style-name="P32">Deploy with:</text:p>
          <text:p text:style-name="P33"><text:span text:style-name="Source_20_Text">fly deploy</text:span></text:p>
        </text:list-item>
        <text:list-item>
          <text:p text:style-name="P32">Open in browser:</text:p>
          <text:p text:style-name="P33"><text:span text:style-name="Source_20_Text">fly apps open</text:span></text:p>
        </text:list-item>
        <text:list-item>
          <text:p text:style-name="P32">To view logs continuously:</text:p>
          <text:p text:style-name="P33"><text:span text:style-name="Source_20_Text">fly logs</text:span></text:p>
        </text:list-item>
      </text:list>
      <text:p text:style-name="Text_20_body">If multiple machines are running, scale back to one to avoid inconsistent in‑memory data:</text:p>
      <text:p text:style-name="P26"><text:span text:style-name="Source_20_Text">fly scale count 1</text:span></text:p>
      <text:p text:style-name="Horizontal_20_Line"/>
      <text:h text:style-name="Heading_20_2" text:outline-level="2"><text:bookmark-start text:name="__RefHeading___Toc9908_899862562"/>Deploying with Render<text:bookmark-end text:name="__RefHeading___Toc9908_899862562"/></text:h>
      <text:list text:style-name="L5">
        <text:list-item>
          <text:p text:style-name="P35">Push your <text:span text:style-name="Strong_20_Emphasis">backend</text:span> repo to GitHub (must be public).</text:p>
        </text:list-item>
        <text:list-item>
          <text:p text:style-name="P35">On Render dashboard, create a new <text:span text:style-name="Strong_20_Emphasis">Web Service</text:span>, connecting your backend repo.</text:p>
        </text:list-item>
        <text:list-item>
          <text:p text:style-name="P35">Configure build and start commands (<text:span text:style-name="Source_20_Text">npm install</text:span>, <text:span text:style-name="Source_20_Text">npm start</text:span>).</text:p>
        </text:list-item>
        <text:list-item>
          <text:p text:style-name="P35">Optionally, enable automatic deploys on each GitHub push, or click <text:span text:style-name="Strong_20_Emphasis">Manual Deploy</text:span>.</text:p>
        </text:list-item>
        <text:list-item>
          <text:p text:style-name="P35">View logs in the <text:span text:style-name="Strong_20_Emphasis">Logs</text:span> tab.</text:p>
        </text:list-item>
      </text:list>
      <text:p text:style-name="Horizontal_20_Line"/>
      <text:h text:style-name="Heading_20_2" text:outline-level="2"><text:bookmark-start text:name="__RefHeading___Toc9910_899862562"/>Building and Serving the Frontend<text:bookmark-end text:name="__RefHeading___Toc9910_899862562"/></text:h>
      <text:p text:style-name="Text_20_body">Before deploying, create a production build of the React frontend (using Vite):</text:p>
      <text:p text:style-name="Preformatted_20_Text"><text:span text:style-name="Source_20_Text">cd notes-frontend</text:span></text:p>
      <text:p text:style-name="P26"><text:span text:style-name="Source_20_Text">npm run build <text:s text:c="3"/># generates the `dist` directory</text:span></text:p>
      <text:p text:style-name="Text_20_body">Copy <text:span text:style-name="Source_20_Text">dist</text:span> into the backend root and serve it with Express’s static middleware:</text:p>
      <text:p text:style-name="P26"><text:span text:style-name="Source_20_Text">app.use(express.static('dist'));</text:span></text:p>
      <text:p text:style-name="Text_20_body">Now visiting <text:span text:style-name="Source_20_Text">/</text:span> returns <text:span text:style-name="Source_20_Text">dist/index.html</text:span>, and <text:span text:style-name="Source_20_Text">/api/notes</text:span> still returns JSON. Update the frontend’s base URL to a relative path:</text:p>
      <text:p text:style-name="P26"><text:span text:style-name="Source_20_Text">const baseUrl = '/api/notes';</text:span></text:p>
      <text:p text:style-name="Horizontal_20_Line"/>
      <text:h text:style-name="Heading_20_2" text:outline-level="2"><text:bookmark-start text:name="__RefHeading___Toc9912_899862562"/><text:soft-page-break/>Automating Deployments<text:bookmark-end text:name="__RefHeading___Toc9912_899862562"/></text:h>
      <text:p text:style-name="Text_20_body">To streamline builds and deploys, add npm scripts in your <text:span text:style-name="Strong_20_Emphasis">backend</text:span> <text:span text:style-name="Source_20_Text">package.json</text:span>:</text:p>
      <text:p text:style-name="Preformatted_20_Text"><text:span text:style-name="Source_20_Text">{</text:span></text:p>
      <text:p text:style-name="Preformatted_20_Text"><text:span text:style-name="Source_20_Text"><text:s text:c="2"/>"scripts": {</text:span></text:p>
      <text:p text:style-name="Preformatted_20_Text"><text:span text:style-name="Source_20_Text"><text:s text:c="4"/>"build:ui": "rm -rf dist &amp;&amp; cd ../notes-frontend &amp;&amp; npm run build &amp;&amp; cp -r dist ../notes-backend",</text:span></text:p>
      <text:p text:style-name="Preformatted_20_Text"><text:span text:style-name="Source_20_Text"><text:s text:c="4"/>"deploy": "fly deploy",</text:span></text:p>
      <text:p text:style-name="Preformatted_20_Text"><text:span text:style-name="Source_20_Text"><text:s text:c="4"/>"deploy:full": "npm run build:ui &amp;&amp; npm run deploy",</text:span></text:p>
      <text:p text:style-name="Preformatted_20_Text"><text:span text:style-name="Source_20_Text"><text:s text:c="4"/>"logs:prod": "fly logs"</text:span></text:p>
      <text:p text:style-name="Preformatted_20_Text"><text:span text:style-name="Source_20_Text"><text:s text:c="2"/>}</text:span></text:p>
      <text:p text:style-name="P26"><text:span text:style-name="Source_20_Text">}</text:span></text:p>
      <text:p text:style-name="Text_20_body">On Render, <text:span text:style-name="Source_20_Text">deploy:full</text:span> might instead run Git commands to push changes:</text:p>
      <text:p text:style-name="P26"><text:span text:style-name="Source_20_Text">"deploy:full": "npm run build:ui &amp;&amp; git add . &amp;&amp; git commit -m uibuild &amp;&amp; git push"</text:span></text:p>
      <text:p text:style-name="Quotations"><text:span text:style-name="Strong_20_Emphasis">Note for Windows Users</text:span>: Windows shells differ; you may need PowerShell commands or use a Unix-like terminal such as Git Bash.</text:p>
      <text:p text:style-name="Horizontal_20_Line"/>
      <text:h text:style-name="Heading_20_2" text:outline-level="2"><text:bookmark-start text:name="__RefHeading___Toc9914_899862562"/>Proxying in Development<text:bookmark-end text:name="__RefHeading___Toc9914_899862562"/></text:h>
      <text:p text:style-name="Text_20_body">With <text:span text:style-name="Source_20_Text">baseUrl = '/api/notes'</text:span> your dev server (port 5173) must forward <text:span text:style-name="Source_20_Text">/api</text:span> calls to port 3001. In <text:span text:style-name="Source_20_Text">vite.config.js</text:span>:</text:p>
      <text:p text:style-name="Preformatted_20_Text"><text:span text:style-name="Source_20_Text">import { defineConfig } from 'vite';</text:span></text:p>
      <text:p text:style-name="Preformatted_20_Text"><text:span text:style-name="Source_20_Text">import react from '@vitejs/plugin-react';</text:span></text:p>
      <text:p text:style-name="Preformatted_20_Text"/>
      <text:p text:style-name="Preformatted_20_Text"><text:span text:style-name="Source_20_Text">export default defineConfig({</text:span></text:p>
      <text:p text:style-name="Preformatted_20_Text"><text:span text:style-name="Source_20_Text"><text:s text:c="2"/>plugins: [react()],</text:span></text:p>
      <text:p text:style-name="Preformatted_20_Text"><text:span text:style-name="Source_20_Text"><text:s text:c="2"/>server: {</text:span></text:p>
      <text:p text:style-name="Preformatted_20_Text"><text:span text:style-name="Source_20_Text"><text:s text:c="4"/>proxy: {</text:span></text:p>
      <text:p text:style-name="Preformatted_20_Text"><text:span text:style-name="Source_20_Text"><text:s text:c="6"/>'/api': {</text:span></text:p>
      <text:p text:style-name="Preformatted_20_Text"><text:span text:style-name="Source_20_Text"><text:s text:c="8"/>target: 'http://localhost:3001',</text:span></text:p>
      <text:p text:style-name="Preformatted_20_Text"><text:span text:style-name="Source_20_Text"><text:s text:c="8"/>changeOrigin: true,</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26"><text:span text:style-name="Source_20_Text">});</text:span></text:p>
      <text:p text:style-name="Text_20_body">Restart <text:span text:style-name="Source_20_Text">npm run dev</text:span>. Now in both development and production, the frontend can use <text:span text:style-name="Source_20_Text">/api/notes</text:span> without CORS.</text:p>
      <text:p text:style-name="Text_20_body">With these steps, your full‑stack React/Express application is live on the Internet, serving static assets and handling API requests from a unified origin.</text:p>
      <text:p text:style-name="Text_20_body"/>
      <text:h text:style-name="Heading_20_2" text:outline-level="2"><text:bookmark-start text:name="__RefHeading___Toc9916_899862562"/>Debugging Node Applications<text:bookmark-end text:name="__RefHeading___Toc9916_899862562"/></text:h>
      <text:p text:style-name="Text_20_body">Unlike browser code, Node.js lacks a built‑in UI for stepping through code. Simple <text:span text:style-name="Source_20_Text">console.log</text:span> remains a reliable approach. For occasional deep dives, Visual Studio Code’s debugger can launch your server (<text:span text:style-name="Source_20_Text">Run –&gt; Add Configuration… –&gt; npm start</text:span>) and set breakpoints. Chrome <text:soft-page-break/>DevTools also supports debugging with <text:span text:style-name="Source_20_Text">node --inspect index.js</text:span>, letting you pause execution, inspect variables, and run expressions in the console.</text:p>
      <text:p text:style-name="Text_20_body">A systematic debugging mindset—stop, inspect, isolate, and fix before writing more code—prevents cascading bugs in full‑stack applications.</text:p>
      <text:p text:style-name="Horizontal_20_Line"/>
      <text:h text:style-name="Heading_20_2" text:outline-level="2"><text:bookmark-start text:name="__RefHeading___Toc9918_899862562"/>Choosing MongoDB for Persistence<text:bookmark-end text:name="__RefHeading___Toc9918_899862562"/></text:h>
      <text:p text:style-name="Text_20_body">To retain notes beyond server restarts, we introduce a database. MongoDB Atlas provides a free, managed cloud cluster, removing local setup overhead. Sign up, create a free tier cluster, and record the connection URI. Use MongoDB’s security panel to:</text:p>
      <text:list text:style-name="L6">
        <text:list-item>
          <text:p text:style-name="P36">Create a database user with a password (used only by your app).</text:p>
        </text:list-item>
        <text:list-item>
          <text:p text:style-name="P36">Whitelist IPs (<text:span text:style-name="Source_20_Text">0.0.0.0/0</text:span>) or specific addresses for access.</text:p>
        </text:list-item>
      </text:list>
      <text:p text:style-name="Text_20_body">The connection string looks like:</text:p>
      <text:p text:style-name="P26"><text:span text:style-name="Source_20_Text">mongodb+srv://&lt;username&gt;:&lt;password&gt;@cluster0.a5qfl.mongodb.net/noteApp?retryWrites=true&amp;w=majority</text:span></text:p>
      <text:p text:style-name="Horizontal_20_Line"/>
      <text:h text:style-name="Heading_20_2" text:outline-level="2"><text:bookmark-start text:name="__RefHeading___Toc9920_899862562"/>Mongoose: An ODM for MongoDB<text:bookmark-end text:name="__RefHeading___Toc9920_899862562"/></text:h>
      <text:p text:style-name="Text_20_body">Directly using the MongoDB driver is verbose. Mongoose provides a schema‑based API and built‑in validation. Install it in your backend:</text:p>
      <text:p text:style-name="P26"><text:span text:style-name="Source_20_Text">npm install mongoose</text:span></text:p>
      <text:p text:style-name="Text_20_body">In a standalone script (<text:span text:style-name="Source_20_Text">mongo.js</text:span>), you can test writing and reading documents:</text:p>
      <text:p text:style-name="Preformatted_20_Text"><text:span text:style-name="Source_20_Text">const mongoose = require('mongoose');</text:span></text:p>
      <text:p text:style-name="Preformatted_20_Text"><text:span text:style-name="Source_20_Text">const password = process.argv[2];</text:span></text:p>
      <text:p text:style-name="Preformatted_20_Text"><text:span text:style-name="Source_20_Text">const url = `mongodb+srv://fullstack:${password}@cluster0.a5qfl.mongodb.net/noteApp`;</text:span></text:p>
      <text:p text:style-name="Preformatted_20_Text"/>
      <text:p text:style-name="Preformatted_20_Text"><text:span text:style-name="Source_20_Text">mongoose.connect(url);</text:span></text:p>
      <text:p text:style-name="Preformatted_20_Text"/>
      <text:p text:style-name="Preformatted_20_Text"><text:span text:style-name="Source_20_Text">const noteSchema = new mongoose.Schema({ content: String, important: Boolean });</text:span></text:p>
      <text:p text:style-name="Preformatted_20_Text"><text:span text:style-name="Source_20_Text">const Note = mongoose.model('Note', noteSchema);</text:span></text:p>
      <text:p text:style-name="Preformatted_20_Text"/>
      <text:p text:style-name="Preformatted_20_Text"><text:span text:style-name="Source_20_Text">const note = new Note({ content: 'HTML is easy', important: true });</text:span></text:p>
      <text:p text:style-name="Preformatted_20_Text"><text:span text:style-name="Source_20_Text">note.save().then(() =&gt; {</text:span></text:p>
      <text:p text:style-name="Preformatted_20_Text"><text:span text:style-name="Source_20_Text"><text:s text:c="2"/>console.log('note saved!');</text:span></text:p>
      <text:p text:style-name="Preformatted_20_Text"><text:span text:style-name="Source_20_Text"><text:s text:c="2"/>mongoose.connection.close();</text:span></text:p>
      <text:p text:style-name="P26"><text:span text:style-name="Source_20_Text">});</text:span></text:p>
      <text:p text:style-name="Text_20_body">To <text:span text:style-name="Strong_20_Emphasis">fetch</text:span> documents:</text:p>
      <text:p text:style-name="Preformatted_20_Text"><text:span text:style-name="Source_20_Text">Note.find({}).then(notes =&gt; {</text:span></text:p>
      <text:p text:style-name="Preformatted_20_Text"><text:span text:style-name="Source_20_Text"><text:s text:c="2"/>notes.forEach(n =&gt; console.log(n));</text:span></text:p>
      <text:p text:style-name="Preformatted_20_Text"><text:span text:style-name="Source_20_Text"><text:s text:c="2"/>mongoose.connection.close();</text:span></text:p>
      <text:p text:style-name="P26"><text:span text:style-name="Source_20_Text">});</text:span></text:p>
      <text:p text:style-name="Horizontal_20_Line"/>
      <text:h text:style-name="Heading_20_2" text:outline-level="2"><text:bookmark-start text:name="__RefHeading___Toc9922_899862562"/><text:soft-page-break/>Integrating Mongoose into the Backend<text:bookmark-end text:name="__RefHeading___Toc9922_899862562"/></text:h>
      <text:p text:style-name="Text_20_body"><text:span text:style-name="Strong_20_Emphasis">Extract the model:</text:span> Create <text:span text:style-name="Source_20_Text">models/note.js</text:span>:</text:p>
      <text:p text:style-name="Preformatted_20_Text"><text:span text:style-name="Source_20_Text">require('dotenv').config();</text:span></text:p>
      <text:p text:style-name="Preformatted_20_Text"><text:span text:style-name="Source_20_Text">const mongoose = require('mongoose');</text:span></text:p>
      <text:p text:style-name="Preformatted_20_Text"/>
      <text:p text:style-name="Preformatted_20_Text"><text:span text:style-name="Source_20_Text">const url = process.env.MONGODB_URI;</text:span></text:p>
      <text:p text:style-name="Preformatted_20_Text"><text:span text:style-name="Source_20_Text">console.log('connecting to', url);</text:span></text:p>
      <text:p text:style-name="Preformatted_20_Text"/>
      <text:p text:style-name="Preformatted_20_Text"><text:span text:style-name="Source_20_Text">mongoose.connect(url)</text:span></text:p>
      <text:p text:style-name="Preformatted_20_Text"><text:span text:style-name="Source_20_Text"><text:s text:c="2"/>.then(() =&gt; console.log('connected to MongoDB'))</text:span></text:p>
      <text:p text:style-name="Preformatted_20_Text"><text:span text:style-name="Source_20_Text"><text:s text:c="2"/>.catch(err =&gt; console.error('connection error:', err.message));</text:span></text:p>
      <text:p text:style-name="Preformatted_20_Text"/>
      <text:p text:style-name="Preformatted_20_Text"><text:span text:style-name="Source_20_Text">const noteSchema = new mongoose.Schema({ content: String, important: Boolean });</text:span></text:p>
      <text:p text:style-name="Preformatted_20_Text"><text:span text:style-name="Source_20_Text">noteSchema.set('toJSON', {</text:span></text:p>
      <text:p text:style-name="Preformatted_20_Text"><text:span text:style-name="Source_20_Text"><text:s text:c="2"/>transform: (doc, ret) =&gt; {</text:span></text:p>
      <text:p text:style-name="Preformatted_20_Text"><text:span text:style-name="Source_20_Text"><text:s text:c="4"/>ret.id = ret._id.toString();</text:span></text:p>
      <text:p text:style-name="Preformatted_20_Text"><text:span text:style-name="Source_20_Text"><text:s text:c="4"/>delete ret._id; delete ret.__v;</text:span></text:p>
      <text:p text:style-name="Preformatted_20_Text"><text:span text:style-name="Source_20_Text"><text:s text:c="2"/>}</text:span></text:p>
      <text:p text:style-name="Preformatted_20_Text"><text:span text:style-name="Source_20_Text">});</text:span></text:p>
      <text:p text:style-name="Preformatted_20_Text"/>
      <text:p text:style-name="P26"><text:span text:style-name="Source_20_Text">module.exports = mongoose.model('Note', noteSchema);</text:span></text:p>
      <text:p text:style-name="Text_20_body">Load environment variables from <text:span text:style-name="Source_20_Text">.env</text:span> (which must be gitignored) by calling <text:span text:style-name="Source_20_Text">require('dotenv').config()</text:span> <text:span text:style-name="Strong_20_Emphasis">before</text:span> importing models.</text:p>
      <text:p text:style-name="Text_20_body"><text:span text:style-name="Strong_20_Emphasis">Read all notes</text:span> in your Express route:</text:p>
      <text:p text:style-name="Preformatted_20_Text"><text:span text:style-name="Source_20_Text">const Note = require('./models/note');</text:span></text:p>
      <text:p text:style-name="Preformatted_20_Text"><text:span text:style-name="Source_20_Text">app.get('/api/notes', (req, res) =&gt; {</text:span></text:p>
      <text:p text:style-name="Preformatted_20_Text"><text:span text:style-name="Source_20_Text"><text:s text:c="2"/>Note.find({}).then(notes =&gt; res.json(notes));</text:span></text:p>
      <text:p text:style-name="P26"><text:span text:style-name="Source_20_Text">});</text:span></text:p>
      <text:p text:style-name="Horizontal_20_Line"/>
      <text:h text:style-name="Heading_20_2" text:outline-level="2"><text:bookmark-start text:name="__RefHeading___Toc9924_899862562"/>Creating, Updating, and Deleting Notes<text:bookmark-end text:name="__RefHeading___Toc9924_899862562"/></text:h>
      <text:p text:style-name="Text_20_body"><text:span text:style-name="Strong_20_Emphasis">POST</text:span> <text:span text:style-name="Source_20_Text">/api/notes</text:span> creates a new document:</text:p>
      <text:p text:style-name="Preformatted_20_Text"><text:span text:style-name="Source_20_Text">app.post('/api/notes', (req, res) =&gt; {</text:span></text:p>
      <text:p text:style-name="Preformatted_20_Text"><text:span text:style-name="Source_20_Text"><text:s text:c="2"/>const { content, important = false } = req.body;</text:span></text:p>
      <text:p text:style-name="Preformatted_20_Text"><text:span text:style-name="Source_20_Text"><text:s text:c="2"/>if (!content) {</text:span></text:p>
      <text:p text:style-name="Preformatted_20_Text"><text:span text:style-name="Source_20_Text"><text:s text:c="4"/>return res.status(400).json({ error: 'content missing' });</text:span></text:p>
      <text:p text:style-name="Preformatted_20_Text"><text:span text:style-name="Source_20_Text"><text:s text:c="2"/>}</text:span></text:p>
      <text:p text:style-name="Preformatted_20_Text"><text:span text:style-name="Source_20_Text"><text:s text:c="2"/>const note = new Note({ content, important });</text:span></text:p>
      <text:p text:style-name="Preformatted_20_Text"><text:span text:style-name="Source_20_Text"><text:s text:c="2"/>note.save().then(saved =&gt; res.json(saved));</text:span></text:p>
      <text:p text:style-name="P26"><text:span text:style-name="Source_20_Text">});</text:span></text:p>
      <text:p text:style-name="Text_20_body"><text:span text:style-name="Strong_20_Emphasis">GET</text:span> <text:span text:style-name="Source_20_Text">/api/notes/:id</text:span> finds by ID, returning <text:span text:style-name="Source_20_Text">404</text:span> if not found and <text:span text:style-name="Source_20_Text">400</text:span> on malformed IDs:</text:p>
      <text:p text:style-name="Preformatted_20_Text"><text:span text:style-name="Source_20_Text">app.get('/api/notes/:id', (req, res, next) =&gt; {</text:span></text:p>
      <text:p text:style-name="Preformatted_20_Text"><text:span text:style-name="Source_20_Text"><text:s text:c="2"/>Note.findById(req.params.id)</text:span></text:p>
      <text:p text:style-name="Preformatted_20_Text"><text:span text:style-name="Source_20_Text"><text:s text:c="4"/>.then(note =&gt; note ? res.json(note) : res.status(404).end())</text:span></text:p>
      <text:p text:style-name="Preformatted_20_Text"><text:span text:style-name="Source_20_Text"><text:s text:c="4"/>.catch(error =&gt; next(error));</text:span></text:p>
      <text:p text:style-name="P26"><text:span text:style-name="Source_20_Text">});</text:span></text:p>
      <text:p text:style-name="Text_20_body"><text:span text:style-name="Strong_20_Emphasis">DELETE</text:span> <text:span text:style-name="Source_20_Text">/api/notes/:id</text:span> removes by ID, responding with <text:span text:style-name="Source_20_Text">204 No Content</text:span>:</text:p>
      <text:p text:style-name="Preformatted_20_Text"><text:span text:style-name="Source_20_Text">app.delete('/api/notes/:id', (req, res, next) =&gt; {</text:span></text:p>
      <text:p text:style-name="Preformatted_20_Text"><text:span text:style-name="Source_20_Text"><text:s text:c="2"/>Note.findByIdAndDelete(req.params.id)</text:span></text:p>
      <text:p text:style-name="Preformatted_20_Text"><text:soft-page-break/><text:span text:style-name="Source_20_Text"><text:s text:c="4"/>.then(() =&gt; res.status(204).end())</text:span></text:p>
      <text:p text:style-name="Preformatted_20_Text"><text:span text:style-name="Source_20_Text"><text:s text:c="4"/>.catch(error =&gt; next(error));</text:span></text:p>
      <text:p text:style-name="P26"><text:span text:style-name="Source_20_Text">});</text:span></text:p>
      <text:p text:style-name="Text_20_body"><text:span text:style-name="Strong_20_Emphasis">PUT</text:span> <text:span text:style-name="Source_20_Text">/api/notes/:id</text:span> updates fields and saves:</text:p>
      <text:p text:style-name="Preformatted_20_Text"><text:span text:style-name="Source_20_Text">app.put('/api/notes/:id', (req, res, next) =&gt; {</text:span></text:p>
      <text:p text:style-name="Preformatted_20_Text"><text:span text:style-name="Source_20_Text"><text:s text:c="2"/>const { content, important } = req.body;</text:span></text:p>
      <text:p text:style-name="Preformatted_20_Text"><text:span text:style-name="Source_20_Text"><text:s text:c="2"/>Note.findById(req.params.id)</text:span></text:p>
      <text:p text:style-name="Preformatted_20_Text"><text:span text:style-name="Source_20_Text"><text:s text:c="4"/>.then(note =&gt; {</text:span></text:p>
      <text:p text:style-name="Preformatted_20_Text"><text:span text:style-name="Source_20_Text"><text:s text:c="6"/>if (!note) return res.status(404).end();</text:span></text:p>
      <text:p text:style-name="Preformatted_20_Text"><text:span text:style-name="Source_20_Text"><text:s text:c="6"/>note.content = content; note.important = important;</text:span></text:p>
      <text:p text:style-name="Preformatted_20_Text"><text:span text:style-name="Source_20_Text"><text:s text:c="6"/>return note.save().then(saved =&gt; res.json(saved));</text:span></text:p>
      <text:p text:style-name="Preformatted_20_Text"><text:span text:style-name="Source_20_Text"><text:s text:c="4"/>})</text:span></text:p>
      <text:p text:style-name="Preformatted_20_Text"><text:span text:style-name="Source_20_Text"><text:s text:c="4"/>.catch(error =&gt; next(error));</text:span></text:p>
      <text:p text:style-name="P26"><text:span text:style-name="Source_20_Text">});</text:span></text:p>
      <text:p text:style-name="Horizontal_20_Line"/>
      <text:h text:style-name="Heading_20_2" text:outline-level="2"><text:bookmark-start text:name="__RefHeading___Toc9926_899862562"/>Centralized Error Handling<text:bookmark-end text:name="__RefHeading___Toc9926_899862562"/></text:h>
      <text:p text:style-name="Text_20_body">Move repetitive error logic into middleware placed <text:span text:style-name="Strong_20_Emphasis">after</text:span> routes:</text:p>
      <text:p text:style-name="Preformatted_20_Text"><text:span text:style-name="Source_20_Text">// Unknown endpoint handler</text:span></text:p>
      <text:p text:style-name="Preformatted_20_Text"><text:span text:style-name="Source_20_Text">app.use((req, res) =&gt; res.status(404).json({ error: 'unknown endpoint' }));</text:span></text:p>
      <text:p text:style-name="Preformatted_20_Text"/>
      <text:p text:style-name="Preformatted_20_Text"><text:span text:style-name="Source_20_Text">// Error handler</text:span></text:p>
      <text:p text:style-name="Preformatted_20_Text"><text:span text:style-name="Source_20_Text">app.use((error, req, res, next) =&gt; {</text:span></text:p>
      <text:p text:style-name="Preformatted_20_Text"><text:span text:style-name="Source_20_Text"><text:s text:c="2"/>console.error(error.message);</text:span></text:p>
      <text:p text:style-name="Preformatted_20_Text"><text:span text:style-name="Source_20_Text"><text:s text:c="2"/>if (error.name === 'CastError') {</text:span></text:p>
      <text:p text:style-name="Preformatted_20_Text"><text:span text:style-name="Source_20_Text"><text:s text:c="4"/>return res.status(400).send({ error: 'malformatted id' });</text:span></text:p>
      <text:p text:style-name="Preformatted_20_Text"><text:span text:style-name="Source_20_Text"><text:s text:c="2"/>}</text:span></text:p>
      <text:p text:style-name="Preformatted_20_Text"><text:span text:style-name="Source_20_Text"><text:s text:c="2"/>next(error);</text:span></text:p>
      <text:p text:style-name="P26"><text:span text:style-name="Source_20_Text">});</text:span></text:p>
      <text:p text:style-name="Text_20_body">Ensure middleware load order is: static → json parser → request logger → routes → unknown endpoint → error handler.</text:p>
      <text:p text:style-name="Text_20_body">With database persistence, schema validation, and robust error handling centralized, your backend can reliably store and manage notes for your full‑stack application.</text:p>
      <text:p text:style-name="Text_20_body"/>
      <text:h text:style-name="Heading_20_2" text:outline-level="2"><text:bookmark-start text:name="__RefHeading___Toc9928_899862562"/>Data Validation in the Backend<text:bookmark-end text:name="__RefHeading___Toc9928_899862562"/></text:h>
      <text:p text:style-name="Text_20_body">Even before saving a note, we must ensure it has valid data. The simplest check occurs in the route handler:</text:p>
      <text:p text:style-name="Preformatted_20_Text"><text:span text:style-name="Source_20_Text">app.post('/api/notes', (req, res) =&gt; {</text:span></text:p>
      <text:p text:style-name="Preformatted_20_Text"><text:span text:style-name="Source_20_Text"><text:s text:c="2"/>const { content } = req.body</text:span></text:p>
      <text:p text:style-name="Preformatted_20_Text"><text:span text:style-name="Source_20_Text"><text:s text:c="2"/>if (!content) {</text:span></text:p>
      <text:p text:style-name="Preformatted_20_Text"><text:span text:style-name="Source_20_Text"><text:s text:c="4"/>return res.status(400).json({ error: 'content missing' })</text:span></text:p>
      <text:p text:style-name="Preformatted_20_Text"><text:span text:style-name="Source_20_Text"><text:s text:c="2"/>}</text:span></text:p>
      <text:p text:style-name="Preformatted_20_Text"><text:span text:style-name="Source_20_Text"><text:s text:c="2"/>// proceed to save</text:span></text:p>
      <text:p text:style-name="P26"><text:span text:style-name="Source_20_Text">})</text:span></text:p>
      <text:p text:style-name="Text_20_body">A more robust approach uses Mongoose schema validators. By defining rules at the model level, invalid documents are rejected automatically:</text:p>
      <text:p text:style-name="Preformatted_20_Text"><text:soft-page-break/><text:span text:style-name="Source_20_Text">const noteSchema = new mongoose.Schema({</text:span></text:p>
      <text:p text:style-name="Preformatted_20_Text"><text:span text:style-name="Source_20_Text"><text:s text:c="2"/>content: {</text:span></text:p>
      <text:p text:style-name="Preformatted_20_Text"><text:span text:style-name="Source_20_Text"><text:s text:c="4"/>type: String,</text:span></text:p>
      <text:p text:style-name="Preformatted_20_Text"><text:span text:style-name="Source_20_Text"><text:s text:c="4"/>required: true,</text:span></text:p>
      <text:p text:style-name="Preformatted_20_Text"><text:span text:style-name="Source_20_Text"><text:s text:c="4"/>minLength: 5</text:span></text:p>
      <text:p text:style-name="Preformatted_20_Text"><text:span text:style-name="Source_20_Text"><text:s text:c="2"/>},</text:span></text:p>
      <text:p text:style-name="Preformatted_20_Text"><text:span text:style-name="Source_20_Text"><text:s text:c="2"/>important: Boolean</text:span></text:p>
      <text:p text:style-name="P26"><text:span text:style-name="Source_20_Text">})</text:span></text:p>
      <text:p text:style-name="Text_20_body">If saving violates these rules, Mongoose throws a <text:span text:style-name="Source_20_Text">ValidationError</text:span>. To propagate validation failures to our centralized error handler, we simply forward the error:</text:p>
      <text:p text:style-name="Preformatted_20_Text"><text:span text:style-name="Source_20_Text">app.post('/api/notes', (req, res, next) =&gt; {</text:span></text:p>
      <text:p text:style-name="Preformatted_20_Text"><text:span text:style-name="Source_20_Text"><text:s text:c="2"/>const note = new Note({</text:span></text:p>
      <text:p text:style-name="Preformatted_20_Text"><text:span text:style-name="Source_20_Text"><text:s text:c="4"/>content: req.body.content,</text:span></text:p>
      <text:p text:style-name="Preformatted_20_Text"><text:span text:style-name="Source_20_Text"><text:s text:c="4"/>important: req.body.important || false</text:span></text:p>
      <text:p text:style-name="Preformatted_20_Text"><text:span text:style-name="Source_20_Text"><text:s text:c="2"/>})</text:span></text:p>
      <text:p text:style-name="Preformatted_20_Text"><text:span text:style-name="Source_20_Text"><text:s text:c="2"/>note.save()</text:span></text:p>
      <text:p text:style-name="Preformatted_20_Text"><text:span text:style-name="Source_20_Text"><text:s text:c="4"/>.then(saved =&gt; res.json(saved))</text:span></text:p>
      <text:p text:style-name="Preformatted_20_Text"><text:span text:style-name="Source_20_Text"><text:s text:c="4"/>.catch(err =&gt; next(err))</text:span></text:p>
      <text:p text:style-name="P26"><text:span text:style-name="Source_20_Text">})</text:span></text:p>
      <text:p text:style-name="Text_20_body">In the error middleware, we catch both cast and validation errors:</text:p>
      <text:p text:style-name="Preformatted_20_Text"><text:span text:style-name="Source_20_Text">const errorHandler = (error, req, res, next) =&gt; {</text:span></text:p>
      <text:p text:style-name="Preformatted_20_Text"><text:span text:style-name="Source_20_Text"><text:s text:c="2"/>console.error(error.message)</text:span></text:p>
      <text:p text:style-name="Preformatted_20_Text"><text:span text:style-name="Source_20_Text"><text:s text:c="2"/>if (error.name === 'CastError') {</text:span></text:p>
      <text:p text:style-name="Preformatted_20_Text"><text:span text:style-name="Source_20_Text"><text:s text:c="4"/>return res.status(400).send({ error: 'malformatted id' })</text:span></text:p>
      <text:p text:style-name="Preformatted_20_Text"><text:span text:style-name="Source_20_Text"><text:s text:c="2"/>}</text:span></text:p>
      <text:p text:style-name="Preformatted_20_Text"><text:span text:style-name="Source_20_Text"><text:s text:c="2"/>if (error.name === 'ValidationError') {</text:span></text:p>
      <text:p text:style-name="Preformatted_20_Text"><text:span text:style-name="Source_20_Text"><text:s text:c="4"/>return res.status(400).json({ error: error.message })</text:span></text:p>
      <text:p text:style-name="Preformatted_20_Text"><text:span text:style-name="Source_20_Text"><text:s text:c="2"/>}</text:span></text:p>
      <text:p text:style-name="Preformatted_20_Text"><text:span text:style-name="Source_20_Text"><text:s text:c="2"/>next(error)</text:span></text:p>
      <text:p text:style-name="Preformatted_20_Text"><text:span text:style-name="Source_20_Text">}</text:span></text:p>
      <text:p text:style-name="P26"><text:span text:style-name="Source_20_Text">app.use(errorHandler)</text:span></text:p>
      <text:p text:style-name="Text_20_body">Now Mongoose will enforce data shape and report clear errors when constraints fail.</text:p>
      <text:p text:style-name="Horizontal_20_Line"/>
      <text:h text:style-name="Heading_20_2" text:outline-level="2"><text:bookmark-start text:name="__RefHeading___Toc9930_899862562"/>Deploying with Environment‑Based Configuration<text:bookmark-end text:name="__RefHeading___Toc9930_899862562"/></text:h>
      <text:p text:style-name="Text_20_body">Our validation logic works locally, but in production the app must still know its MongoDB URI. Rather than relying on <text:span text:style-name="Source_20_Text">.env</text:span> files, platforms like Fly.io and Render let you set environment variables in their dashboards or via CLI. For Fly.io:</text:p>
      <text:p text:style-name="P26"><text:span text:style-name="Source_20_Text">fly secrets set MONGODB_URI='mongodb+srv://&lt;user&gt;:&lt;pass&gt;@cluster0/.../noteApp'</text:span></text:p>
      <text:p text:style-name="Text_20_body">Render users add <text:span text:style-name="Source_20_Text">MONGODB_URI</text:span> under <text:span text:style-name="Strong_20_Emphasis">Environment</text:span> settings. Always verify logs if the database URL is missing or malformed.</text:p>
      <text:p text:style-name="Horizontal_20_Line"/>
      <text:h text:style-name="Heading_20_2" text:outline-level="2"><text:bookmark-start text:name="__RefHeading___Toc9932_899862562"/>Introducing ESLint for Static Analysis<text:bookmark-end text:name="__RefHeading___Toc9932_899862562"/></text:h>
      <text:p text:style-name="Text_20_body">To catch syntax errors and enforce coding conventions, install ESLint as a development dependency:</text:p>
      <text:p text:style-name="P26"><text:span text:style-name="Source_20_Text">npm install --save-dev eslint @eslint/js</text:span></text:p>
      <text:p text:style-name="Text_20_body"><text:soft-page-break/>Run</text:p>
      <text:p text:style-name="P26"><text:span text:style-name="Source_20_Text">npx eslint --init</text:span></text:p>
      <text:p text:style-name="Text_20_body">to generate <text:span text:style-name="Source_20_Text">eslint.config.mjs</text:span>, then customize it:</text:p>
      <text:p text:style-name="Preformatted_20_Text"><text:span text:style-name="Source_20_Text">import globals from 'globals'</text:span></text:p>
      <text:p text:style-name="Preformatted_20_Text"><text:span text:style-name="Source_20_Text">import js from '@eslint/js'</text:span></text:p>
      <text:p text:style-name="Preformatted_20_Text"><text:span text:style-name="Source_20_Text">import stylisticJs from '@stylistic/eslint-plugin-js'</text:span></text:p>
      <text:p text:style-name="Preformatted_20_Text"/>
      <text:p text:style-name="Preformatted_20_Text"><text:span text:style-name="Source_20_Text">export default [</text:span></text:p>
      <text:p text:style-name="Preformatted_20_Text"><text:span text:style-name="Source_20_Text"><text:s text:c="2"/>js.configs.recommended,</text:span></text:p>
      <text:p text:style-name="Preformatted_20_Text"><text:span text:style-name="Source_20_Text"><text:s text:c="2"/>{</text:span></text:p>
      <text:p text:style-name="Preformatted_20_Text"><text:span text:style-name="Source_20_Text"><text:s text:c="4"/>files: ['**/*.js'],</text:span></text:p>
      <text:p text:style-name="Preformatted_20_Text"><text:span text:style-name="Source_20_Text"><text:s text:c="4"/>languageOptions: {</text:span></text:p>
      <text:p text:style-name="Preformatted_20_Text"><text:span text:style-name="Source_20_Text"><text:s text:c="6"/>sourceType: 'commonjs',</text:span></text:p>
      <text:p text:style-name="Preformatted_20_Text"><text:span text:style-name="Source_20_Text"><text:s text:c="6"/>globals: { ...globals.node },</text:span></text:p>
      <text:p text:style-name="Preformatted_20_Text"><text:span text:style-name="Source_20_Text"><text:s text:c="6"/>ecmaVersion: 'latest'</text:span></text:p>
      <text:p text:style-name="Preformatted_20_Text"><text:span text:style-name="Source_20_Text"><text:s text:c="4"/>},</text:span></text:p>
      <text:p text:style-name="Preformatted_20_Text"><text:span text:style-name="Source_20_Text"><text:s text:c="4"/>plugins: { '@stylistic/js': stylisticJs },</text:span></text:p>
      <text:p text:style-name="Preformatted_20_Text"><text:span text:style-name="Source_20_Text"><text:s text:c="4"/>rules: {</text:span></text:p>
      <text:p text:style-name="Preformatted_20_Text"><text:span text:style-name="Source_20_Text"><text:s text:c="6"/>// stylistic rules</text:span></text:p>
      <text:p text:style-name="Preformatted_20_Text"><text:span text:style-name="Source_20_Text"><text:s text:c="6"/>'@stylistic/js/indent': ['error', 2],</text:span></text:p>
      <text:p text:style-name="Preformatted_20_Text"><text:span text:style-name="Source_20_Text"><text:s text:c="6"/>'@stylistic/js/linebreak-style': ['error', 'unix'],</text:span></text:p>
      <text:p text:style-name="Preformatted_20_Text"><text:span text:style-name="Source_20_Text"><text:s text:c="6"/>'@stylistic/js/quotes': ['error', 'single'],</text:span></text:p>
      <text:p text:style-name="Preformatted_20_Text"><text:span text:style-name="Source_20_Text"><text:s text:c="6"/>'@stylistic/js/semi': ['error', 'never'],</text:span></text:p>
      <text:p text:style-name="Preformatted_20_Text"><text:span text:style-name="Source_20_Text"><text:s text:c="6"/>// additional quality rules</text:span></text:p>
      <text:p text:style-name="Preformatted_20_Text"><text:span text:style-name="Source_20_Text"><text:s text:c="6"/>eqeqeq: 'error',</text:span></text:p>
      <text:p text:style-name="Preformatted_20_Text"><text:span text:style-name="Source_20_Text"><text:s text:c="6"/>'no-trailing-spaces': 'error',</text:span></text:p>
      <text:p text:style-name="Preformatted_20_Text"><text:span text:style-name="Source_20_Text"><text:s text:c="6"/>'object-curly-spacing': ['error', 'always'],</text:span></text:p>
      <text:p text:style-name="Preformatted_20_Text"><text:span text:style-name="Source_20_Text"><text:s text:c="6"/>'arrow-spacing': ['error', { before: true, after: true }],</text:span></text:p>
      <text:p text:style-name="Preformatted_20_Text"><text:span text:style-name="Source_20_Text"><text:s text:c="6"/>'no-console': 'off'</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 ignores: ['dist/**'] }</text:span></text:p>
      <text:p text:style-name="P26"><text:span text:style-name="Source_20_Text">]</text:span></text:p>
      <text:p text:style-name="Text_20_body">Add a lint script to <text:span text:style-name="Source_20_Text">package.json</text:span> so you can run <text:span text:style-name="Source_20_Text">npm run lint</text:span> across the project. For real‑time feedback, install the ESLint plugin in your editor, which will underline issues as you type.</text:p>
      <text:p text:style-name="Text_20_body">Combining schema‑level validation with a strong linting setup helps catch errors early, both at runtime and during development, leading to a more reliable and maintainable codebase.</text:p>
      <text:p text:style-name="Text_20_body"/>
      <text:h text:style-name="Heading_20_1" text:outline-level="1"><text:bookmark-start text:name="__RefHeading___Toc9934_899862562"/>Part 4: Testing Express servers, user administration<text:bookmark-end text:name="__RefHeading___Toc9934_899862562"/></text:h>
      <text:p text:style-name="Text_20_body"/>
      <text:h text:style-name="Heading_20_2" text:outline-level="2"><text:bookmark-start text:name="__RefHeading___Toc9936_899862562"/>Refactoring for Maintainability<text:bookmark-end text:name="__RefHeading___Toc9936_899862562"/></text:h>
      <text:p text:style-name="Text_20_body">As applications grow, separating concerns into distinct modules and directories keeps code clear and testable. A common structure is:</text:p>
      <text:p text:style-name="Preformatted_20_Text"><text:span text:style-name="Source_20_Text">controllers/ <text:s text:c="2"/>└── notes.js <text:s text:c="3"/># route handlers</text:span></text:p>
      <text:p text:style-name="Preformatted_20_Text"><text:span text:style-name="Source_20_Text">models/ <text:s text:c="7"/>└── note.js <text:s text:c="4"/># Mongoose schemas</text:span></text:p>
      <text:p text:style-name="Preformatted_20_Text"><text:span text:style-name="Source_20_Text">utils/ <text:s text:c="8"/>├── config.js <text:s text:c="2"/># env variable loading</text:span></text:p>
      <text:p text:style-name="Preformatted_20_Text"><text:span text:style-name="Source_20_Text"><text:s text:c="14"/>├── logger.js <text:s text:c="2"/># centralized logging</text:span></text:p>
      <text:p text:style-name="Preformatted_20_Text"><text:span text:style-name="Source_20_Text"><text:s text:c="14"/>└── middleware.js# custom Express middleware</text:span></text:p>
      <text:p text:style-name="Preformatted_20_Text"><text:soft-page-break/><text:span text:style-name="Source_20_Text">app.js <text:s text:c="8"/># Express application setup</text:span></text:p>
      <text:p text:style-name="P26"><text:span text:style-name="Source_20_Text">index.js <text:s text:c="6"/># server entry point (starts the HTTP server)</text:span></text:p>
      <text:h text:style-name="Heading_20_4" text:outline-level="4"><text:bookmark-start text:name="__RefHeading___Toc9938_899862562"/>Logger Module<text:bookmark-end text:name="__RefHeading___Toc9938_899862562"/></text:h>
      <text:p text:style-name="Text_20_body">Abstract all console output behind a logger interface:</text:p>
      <text:p text:style-name="Preformatted_20_Text"><text:span text:style-name="Source_20_Text">// utils/logger.js</text:span></text:p>
      <text:p text:style-name="Preformatted_20_Text"><text:span text:style-name="Source_20_Text">type info = (...params) =&gt; console.log(...params)</text:span></text:p>
      <text:p text:style-name="Preformatted_20_Text"><text:span text:style-name="Source_20_Text">type error = (...params) =&gt; console.error(...params)</text:span></text:p>
      <text:p text:style-name="P26"><text:span text:style-name="Source_20_Text">module.exports = { info, error }</text:span></text:p>
      <text:p text:style-name="Text_20_body">Switching to a file logger or external service later only requires editing this module.</text:p>
      <text:h text:style-name="Heading_20_4" text:outline-level="4"><text:bookmark-start text:name="__RefHeading___Toc9940_899862562"/>Configuration Module<text:bookmark-end text:name="__RefHeading___Toc9940_899862562"/></text:h>
      <text:p text:style-name="Text_20_body">Load environment variables once and share throughout the app:</text:p>
      <text:p text:style-name="Preformatted_20_Text"><text:span text:style-name="Source_20_Text">// utils/config.js</text:span></text:p>
      <text:p text:style-name="Preformatted_20_Text"><text:span text:style-name="Source_20_Text">require('dotenv').config()</text:span></text:p>
      <text:p text:style-name="Preformatted_20_Text"><text:span text:style-name="Source_20_Text">module.exports = {</text:span></text:p>
      <text:p text:style-name="Preformatted_20_Text"><text:span text:style-name="Source_20_Text"><text:s text:c="2"/>PORT: process.env.PORT,</text:span></text:p>
      <text:p text:style-name="Preformatted_20_Text"><text:span text:style-name="Source_20_Text"><text:s text:c="2"/>MONGODB_URI: process.env.MONGODB_URI</text:span></text:p>
      <text:p text:style-name="P26"><text:span text:style-name="Source_20_Text">}</text:span></text:p>
      <text:p text:style-name="Text_20_body">Other modules import <text:span text:style-name="Source_20_Text">config</text:span> and reference <text:span text:style-name="Source_20_Text">config.PORT</text:span> or <text:span text:style-name="Source_20_Text">config.MONGODB_URI</text:span>.</text:p>
      <text:h text:style-name="Heading_20_4" text:outline-level="4"><text:bookmark-start text:name="__RefHeading___Toc9942_899862562"/>Middleware Module<text:bookmark-end text:name="__RefHeading___Toc9942_899862562"/></text:h>
      <text:p text:style-name="Text_20_body">Centralize request logging, unknown endpoint handling, and error handling:</text:p>
      <text:p text:style-name="Preformatted_20_Text"><text:span text:style-name="Source_20_Text">// utils/middleware.js</text:span></text:p>
      <text:p text:style-name="Preformatted_20_Text"><text:span text:style-name="Source_20_Text">const logger = require('./logger')</text:span></text:p>
      <text:p text:style-name="Preformatted_20_Text"/>
      <text:p text:style-name="Preformatted_20_Text"><text:span text:style-name="Source_20_Text">const requestLogger = (req, res, next) =&gt; {</text:span></text:p>
      <text:p text:style-name="Preformatted_20_Text"><text:span text:style-name="Source_20_Text"><text:s text:c="2"/>logger.info(req.method, req.path, req.body)</text:span></text:p>
      <text:p text:style-name="Preformatted_20_Text"><text:span text:style-name="Source_20_Text"><text:s text:c="2"/>next()</text:span></text:p>
      <text:p text:style-name="Preformatted_20_Text"><text:span text:style-name="Source_20_Text">}</text:span></text:p>
      <text:p text:style-name="Preformatted_20_Text"/>
      <text:p text:style-name="Preformatted_20_Text"><text:span text:style-name="Source_20_Text">const unknownEndpoint = (req, res) =&gt; {</text:span></text:p>
      <text:p text:style-name="Preformatted_20_Text"><text:span text:style-name="Source_20_Text"><text:s text:c="2"/>res.status(404).json({ error: 'unknown endpoint' })</text:span></text:p>
      <text:p text:style-name="Preformatted_20_Text"><text:span text:style-name="Source_20_Text">}</text:span></text:p>
      <text:p text:style-name="Preformatted_20_Text"/>
      <text:p text:style-name="Preformatted_20_Text"><text:span text:style-name="Source_20_Text">const errorHandler = (error, req, res, next) =&gt; {</text:span></text:p>
      <text:p text:style-name="Preformatted_20_Text"><text:span text:style-name="Source_20_Text"><text:s text:c="2"/>logger.error(error.message)</text:span></text:p>
      <text:p text:style-name="Preformatted_20_Text"><text:span text:style-name="Source_20_Text"><text:s text:c="2"/>if (error.name === 'CastError') {</text:span></text:p>
      <text:p text:style-name="Preformatted_20_Text"><text:span text:style-name="Source_20_Text"><text:s text:c="4"/>return res.status(400).send({ error: 'malformatted id' })</text:span></text:p>
      <text:p text:style-name="Preformatted_20_Text"><text:span text:style-name="Source_20_Text"><text:s text:c="2"/>}</text:span></text:p>
      <text:p text:style-name="Preformatted_20_Text"><text:span text:style-name="Source_20_Text"><text:s text:c="2"/>if (error.name === 'ValidationError') {</text:span></text:p>
      <text:p text:style-name="Preformatted_20_Text"><text:span text:style-name="Source_20_Text"><text:s text:c="4"/>return res.status(400).json({ error: error.message })</text:span></text:p>
      <text:p text:style-name="Preformatted_20_Text"><text:span text:style-name="Source_20_Text"><text:s text:c="2"/>}</text:span></text:p>
      <text:p text:style-name="Preformatted_20_Text"><text:span text:style-name="Source_20_Text"><text:s text:c="2"/>next(error)</text:span></text:p>
      <text:p text:style-name="Preformatted_20_Text"><text:span text:style-name="Source_20_Text">}</text:span></text:p>
      <text:p text:style-name="Preformatted_20_Text"/>
      <text:p text:style-name="P26"><text:span text:style-name="Source_20_Text">module.exports = { requestLogger, unknownEndpoint, errorHandler }</text:span></text:p>
      <text:h text:style-name="Heading_20_4" text:outline-level="4"><text:bookmark-start text:name="__RefHeading___Toc9944_899862562"/>Controllers<text:bookmark-end text:name="__RefHeading___Toc9944_899862562"/></text:h>
      <text:p text:style-name="Text_20_body">Group related routes using an Express Router in <text:span text:style-name="Source_20_Text">controllers/notes.js</text:span>:</text:p>
      <text:p text:style-name="Preformatted_20_Text"><text:span text:style-name="Source_20_Text">const notesRouter = require('express').Router()</text:span></text:p>
      <text:p text:style-name="Preformatted_20_Text"><text:soft-page-break/><text:span text:style-name="Source_20_Text">const Note = require('../models/note')</text:span></text:p>
      <text:p text:style-name="Preformatted_20_Text"/>
      <text:p text:style-name="Preformatted_20_Text"><text:span text:style-name="Source_20_Text">notesRouter</text:span></text:p>
      <text:p text:style-name="Preformatted_20_Text"><text:span text:style-name="Source_20_Text"><text:s text:c="2"/>.get('/', (req, res) =&gt; Note.find({}).then(notes =&gt; res.json(notes)))</text:span></text:p>
      <text:p text:style-name="Preformatted_20_Text"><text:span text:style-name="Source_20_Text"><text:s text:c="2"/>.get('/:id', (req, res, next) =&gt; {</text:span></text:p>
      <text:p text:style-name="Preformatted_20_Text"><text:span text:style-name="Source_20_Text"><text:s text:c="4"/>Note.findById(req.params.id)</text:span></text:p>
      <text:p text:style-name="Preformatted_20_Text"><text:span text:style-name="Source_20_Text"><text:s text:c="6"/>.then(note =&gt; note ? res.json(note) : res.status(404).end())</text:span></text:p>
      <text:p text:style-name="Preformatted_20_Text"><text:span text:style-name="Source_20_Text"><text:s text:c="6"/>.catch(next)</text:span></text:p>
      <text:p text:style-name="Preformatted_20_Text"><text:span text:style-name="Source_20_Text"><text:s text:c="2"/>})</text:span></text:p>
      <text:p text:style-name="Preformatted_20_Text"><text:span text:style-name="Source_20_Text"><text:s text:c="2"/>.post('/', (req, res, next) =&gt; {</text:span></text:p>
      <text:p text:style-name="Preformatted_20_Text"><text:span text:style-name="Source_20_Text"><text:s text:c="4"/>const note = new Note({ content: req.body.content, important: req.body.important || false })</text:span></text:p>
      <text:p text:style-name="Preformatted_20_Text"><text:span text:style-name="Source_20_Text"><text:s text:c="4"/>note.save().then(saved =&gt; res.json(saved)).catch(next)</text:span></text:p>
      <text:p text:style-name="Preformatted_20_Text"><text:span text:style-name="Source_20_Text"><text:s text:c="2"/>})</text:span></text:p>
      <text:p text:style-name="Preformatted_20_Text"><text:span text:style-name="Source_20_Text"><text:s text:c="2"/>.delete('/:id', (req, res, next) =&gt; {</text:span></text:p>
      <text:p text:style-name="Preformatted_20_Text"><text:span text:style-name="Source_20_Text"><text:s text:c="4"/>Note.findByIdAndDelete(req.params.id)</text:span></text:p>
      <text:p text:style-name="Preformatted_20_Text"><text:span text:style-name="Source_20_Text"><text:s text:c="6"/>.then(() =&gt; res.status(204).end()).catch(next)</text:span></text:p>
      <text:p text:style-name="Preformatted_20_Text"><text:span text:style-name="Source_20_Text"><text:s text:c="2"/>})</text:span></text:p>
      <text:p text:style-name="Preformatted_20_Text"><text:span text:style-name="Source_20_Text"><text:s text:c="2"/>.put('/:id', (req, res, next) =&gt; {</text:span></text:p>
      <text:p text:style-name="Preformatted_20_Text"><text:span text:style-name="Source_20_Text"><text:s text:c="4"/>Note.findById(req.params.id)</text:span></text:p>
      <text:p text:style-name="Preformatted_20_Text"><text:span text:style-name="Source_20_Text"><text:s text:c="6"/>.then(note =&gt; {</text:span></text:p>
      <text:p text:style-name="Preformatted_20_Text"><text:span text:style-name="Source_20_Text"><text:s text:c="8"/>if (!note) return res.status(404).end()</text:span></text:p>
      <text:p text:style-name="Preformatted_20_Text"><text:span text:style-name="Source_20_Text"><text:s text:c="8"/>note.content = req.body.content</text:span></text:p>
      <text:p text:style-name="Preformatted_20_Text"><text:span text:style-name="Source_20_Text"><text:s text:c="8"/>note.important = req.body.important</text:span></text:p>
      <text:p text:style-name="Preformatted_20_Text"><text:span text:style-name="Source_20_Text"><text:s text:c="8"/>return note.save().then(updated =&gt; res.json(updated))</text:span></text:p>
      <text:p text:style-name="Preformatted_20_Text"><text:span text:style-name="Source_20_Text"><text:s text:c="6"/>})</text:span></text:p>
      <text:p text:style-name="Preformatted_20_Text"><text:span text:style-name="Source_20_Text"><text:s text:c="6"/>.catch(next)</text:span></text:p>
      <text:p text:style-name="Preformatted_20_Text"><text:span text:style-name="Source_20_Text"><text:s text:c="2"/>})</text:span></text:p>
      <text:p text:style-name="Preformatted_20_Text"/>
      <text:p text:style-name="P26"><text:span text:style-name="Source_20_Text">module.exports = notesRouter</text:span></text:p>
      <text:h text:style-name="Heading_20_4" text:outline-level="4"><text:bookmark-start text:name="__RefHeading___Toc9946_899862562"/>App and Server Entry Points<text:bookmark-end text:name="__RefHeading___Toc9946_899862562"/></text:h>
      <text:p text:style-name="Text_20_body"><text:span text:style-name="Source_20_Text">app.js</text:span> composes middleware, routers, and database connection:</text:p>
      <text:p text:style-name="Preformatted_20_Text"><text:span text:style-name="Source_20_Text">const express = require('express')</text:span></text:p>
      <text:p text:style-name="Preformatted_20_Text"><text:span text:style-name="Source_20_Text">const mongoose = require('mongoose')</text:span></text:p>
      <text:p text:style-name="Preformatted_20_Text"><text:span text:style-name="Source_20_Text">const config = require('./utils/config')</text:span></text:p>
      <text:p text:style-name="Preformatted_20_Text"><text:span text:style-name="Source_20_Text">const logger = require('./utils/logger')</text:span></text:p>
      <text:p text:style-name="Preformatted_20_Text"><text:span text:style-name="Source_20_Text">const { requestLogger, unknownEndpoint, errorHandler } = require('./utils/middleware')</text:span></text:p>
      <text:p text:style-name="Preformatted_20_Text"><text:span text:style-name="Source_20_Text">const notesRouter = require('./controllers/notes')</text:span></text:p>
      <text:p text:style-name="Preformatted_20_Text"/>
      <text:p text:style-name="Preformatted_20_Text"><text:span text:style-name="Source_20_Text">const app = express()</text:span></text:p>
      <text:p text:style-name="Preformatted_20_Text"/>
      <text:p text:style-name="Preformatted_20_Text"><text:span text:style-name="Source_20_Text">mongoose.connect(config.MONGODB_URI)</text:span></text:p>
      <text:p text:style-name="Preformatted_20_Text"><text:span text:style-name="Source_20_Text"><text:s text:c="2"/>.then(() =&gt; logger.info('connected to MongoDB'))</text:span></text:p>
      <text:p text:style-name="Preformatted_20_Text"><text:span text:style-name="Source_20_Text"><text:s text:c="2"/>.catch(err =&gt; logger.error('connection error:', err.message))</text:span></text:p>
      <text:p text:style-name="Preformatted_20_Text"/>
      <text:p text:style-name="Preformatted_20_Text"><text:span text:style-name="Source_20_Text">app.use(express.static('dist'))</text:span></text:p>
      <text:p text:style-name="Preformatted_20_Text"><text:span text:style-name="Source_20_Text">app.use(express.json())</text:span></text:p>
      <text:p text:style-name="Preformatted_20_Text"><text:span text:style-name="Source_20_Text">app.use(requestLogger)</text:span></text:p>
      <text:p text:style-name="Preformatted_20_Text"><text:span text:style-name="Source_20_Text">app.use('/api/notes', notesRouter)</text:span></text:p>
      <text:p text:style-name="Preformatted_20_Text"><text:span text:style-name="Source_20_Text">app.use(unknownEndpoint)</text:span></text:p>
      <text:p text:style-name="Preformatted_20_Text"><text:span text:style-name="Source_20_Text">app.use(errorHandler)</text:span></text:p>
      <text:p text:style-name="Preformatted_20_Text"/>
      <text:p text:style-name="P26"><text:span text:style-name="Source_20_Text">module.exports = app</text:span></text:p>
      <text:p text:style-name="Text_20_body"><text:span text:style-name="Source_20_Text">index.js</text:span> starts the HTTP server:</text:p>
      <text:p text:style-name="Preformatted_20_Text"><text:span text:style-name="Source_20_Text">const app = require('./app')</text:span></text:p>
      <text:p text:style-name="Preformatted_20_Text"><text:span text:style-name="Source_20_Text">const config = require('./utils/config')</text:span></text:p>
      <text:p text:style-name="Preformatted_20_Text"><text:span text:style-name="Source_20_Text">const logger = require('./utils/logger')</text:span></text:p>
      <text:p text:style-name="Preformatted_20_Text"><text:soft-page-break/></text:p>
      <text:p text:style-name="Preformatted_20_Text"><text:span text:style-name="Source_20_Text">app.listen(config.PORT, () =&gt; {</text:span></text:p>
      <text:p text:style-name="Preformatted_20_Text"><text:span text:style-name="Source_20_Text"><text:s text:c="2"/>logger.info(`Server running on port ${config.PORT}`)</text:span></text:p>
      <text:p text:style-name="P26"><text:span text:style-name="Source_20_Text">})</text:span></text:p>
      <text:p text:style-name="Text_20_body">This separation allows importing <text:span text:style-name="Source_20_Text">app</text:span> into tests without starting a real HTTP server, making automated testing faster and more isolated.</text:p>
      <text:p text:style-name="Horizontal_20_Line"/>
      <text:h text:style-name="Heading_20_2" text:outline-level="2"><text:bookmark-start text:name="__RefHeading___Toc9948_899862562"/>Introduction to Testing with Node’s Built‑In Test Runner<text:bookmark-end text:name="__RefHeading___Toc9948_899862562"/></text:h>
      <text:p text:style-name="Text_20_body">For pure JavaScript utilities, create <text:span text:style-name="Source_20_Text">utils/for_testing.js</text:span>:</text:p>
      <text:p text:style-name="Preformatted_20_Text"><text:span text:style-name="Source_20_Text">const reverse = s =&gt; s.split('').reverse().join('')</text:span></text:p>
      <text:p text:style-name="Preformatted_20_Text"><text:span text:style-name="Source_20_Text">const average = arr =&gt; arr.length === 0 ? 0 : arr.reduce((a, b) =&gt; a + b, 0) / arr.length</text:span></text:p>
      <text:p text:style-name="P26"><text:span text:style-name="Source_20_Text">module.exports = { reverse, average }</text:span></text:p>
      <text:p text:style-name="Text_20_body">Then under <text:span text:style-name="Source_20_Text">tests/</text:span>, write tests using Node’s built‑in <text:span text:style-name="Source_20_Text">node:test</text:span> and <text:span text:style-name="Source_20_Text">assert</text:span>:</text:p>
      <text:p text:style-name="Preformatted_20_Text"><text:span text:style-name="Source_20_Text">// tests/reverse.test.js</text:span></text:p>
      <text:p text:style-name="Preformatted_20_Text"><text:span text:style-name="Source_20_Text">const { test } = require('node:test')</text:span></text:p>
      <text:p text:style-name="Preformatted_20_Text"><text:span text:style-name="Source_20_Text">const assert = require('node:assert')</text:span></text:p>
      <text:p text:style-name="Preformatted_20_Text"><text:span text:style-name="Source_20_Text">const reverse = require('../utils/for_testing').reverse</text:span></text:p>
      <text:p text:style-name="Preformatted_20_Text"/>
      <text:p text:style-name="Preformatted_20_Text"><text:span text:style-name="Source_20_Text">test('reverse of a', () =&gt; {</text:span></text:p>
      <text:p text:style-name="Preformatted_20_Text"><text:span text:style-name="Source_20_Text"><text:s text:c="2"/>assert.strictEqual(reverse('a'), 'a')</text:span></text:p>
      <text:p text:style-name="Preformatted_20_Text"><text:span text:style-name="Source_20_Text">})</text:span></text:p>
      <text:p text:style-name="Preformatted_20_Text"/>
      <text:p text:style-name="Preformatted_20_Text"><text:span text:style-name="Source_20_Text">test('reverse of react', () =&gt; {</text:span></text:p>
      <text:p text:style-name="Preformatted_20_Text"><text:span text:style-name="Source_20_Text"><text:s text:c="2"/>assert.strictEqual(reverse('react'), 'tcaer')</text:span></text:p>
      <text:p text:style-name="P26"><text:span text:style-name="Source_20_Text">})</text:span></text:p>
      <text:p text:style-name="Text_20_body">Group related tests with <text:span text:style-name="Source_20_Text">describe</text:span> and cover edge cases:</text:p>
      <text:p text:style-name="Preformatted_20_Text"><text:span text:style-name="Source_20_Text">// tests/average.test.js</text:span></text:p>
      <text:p text:style-name="Preformatted_20_Text"><text:span text:style-name="Source_20_Text">const { test, describe } = require('node:test')</text:span></text:p>
      <text:p text:style-name="Preformatted_20_Text"><text:span text:style-name="Source_20_Text">const assert = require('node:assert')</text:span></text:p>
      <text:p text:style-name="Preformatted_20_Text"><text:span text:style-name="Source_20_Text">const average = require('../utils/for_testing').average</text:span></text:p>
      <text:p text:style-name="Preformatted_20_Text"/>
      <text:p text:style-name="Preformatted_20_Text"><text:span text:style-name="Source_20_Text">describe('average', () =&gt; {</text:span></text:p>
      <text:p text:style-name="Preformatted_20_Text"><text:span text:style-name="Source_20_Text"><text:s text:c="2"/>test('single value', () =&gt; assert.strictEqual(average([1]), 1))</text:span></text:p>
      <text:p text:style-name="Preformatted_20_Text"><text:span text:style-name="Source_20_Text"><text:s text:c="2"/>test('multiple values', () =&gt; assert.strictEqual(average([1,2,3,4,5,6]), 3.5))</text:span></text:p>
      <text:p text:style-name="Preformatted_20_Text"><text:span text:style-name="Source_20_Text"><text:s text:c="2"/>test('empty array', () =&gt; assert.strictEqual(average([]), 0))</text:span></text:p>
      <text:p text:style-name="P26"><text:span text:style-name="Source_20_Text">})</text:span></text:p>
      <text:p text:style-name="Text_20_body">Add a <text:span text:style-name="Source_20_Text">test</text:span> script to <text:span text:style-name="Source_20_Text">package.json</text:span>:</text:p>
      <text:p text:style-name="Preformatted_20_Text"><text:span text:style-name="Source_20_Text">"scripts": {</text:span></text:p>
      <text:p text:style-name="Preformatted_20_Text"><text:span text:style-name="Source_20_Text"><text:s text:c="2"/>"start": "node index.js",</text:span></text:p>
      <text:p text:style-name="Preformatted_20_Text"><text:span text:style-name="Source_20_Text"><text:s text:c="2"/>"dev": "node --watch index.js",</text:span></text:p>
      <text:p text:style-name="Preformatted_20_Text"><text:span text:style-name="Source_20_Text"><text:s text:c="2"/>"test": "node --test",</text:span></text:p>
      <text:p text:style-name="Preformatted_20_Text"><text:span text:style-name="Source_20_Text"><text:s text:c="2"/>"lint": "eslint ."</text:span></text:p>
      <text:p text:style-name="P26"><text:span text:style-name="Source_20_Text">}</text:span></text:p>
      <text:p text:style-name="Text_20_body">Running <text:span text:style-name="Source_20_Text">npm test</text:span> executes all <text:span text:style-name="Source_20_Text">*.test.js</text:span> files. Fix any failures, and use <text:span text:style-name="Source_20_Text">describe</text:span> blocks for shared setup/teardown when testing Express routes in the future.</text:p>
      <text:p text:style-name="Text_20_body"><text:soft-page-break/>By organizing code into clear modules and adding automated tests early, you build a foundation for maintainable, reliable backend development.</text:p>
      <text:p text:style-name="Text_20_body"/>
      <text:h text:style-name="Heading_20_2" text:outline-level="2"><text:bookmark-start text:name="__RefHeading___Toc9950_899862562"/>Integration Testing the Notes API<text:bookmark-end text:name="__RefHeading___Toc9950_899862562"/></text:h>
      <text:p text:style-name="Text_20_body">Rather than mocking every dependency, we test the Express application through its HTTP interface to cover routing, middleware, and database interactions in one sweep. These are integration tests, since they involve multiple components working together.</text:p>
      <text:h text:style-name="Heading_20_2" text:outline-level="2"><text:bookmark-start text:name="__RefHeading___Toc9952_899862562"/>Test Environment Configuration<text:bookmark-end text:name="__RefHeading___Toc9952_899862562"/></text:h>
      <text:p text:style-name="Text_20_body">We distinguish development, production, and test modes using the <text:span text:style-name="Source_20_Text">NODE_ENV</text:span> variable. In <text:span text:style-name="Source_20_Text">package.json</text:span> scripts:</text:p>
      <text:p text:style-name="Preformatted_20_Text"><text:span text:style-name="Source_20_Text">"start": "cross-env NODE_ENV=production node index.js",</text:span></text:p>
      <text:p text:style-name="Preformatted_20_Text"><text:span text:style-name="Source_20_Text">"dev": <text:s text:c="2"/>"cross-env NODE_ENV=development node --watch index.js",</text:span></text:p>
      <text:p text:style-name="P26"><text:span text:style-name="Source_20_Text">"test": <text:s/>"cross-env NODE_ENV=test node --test"</text:span></text:p>
      <text:p text:style-name="Text_20_body">In <text:span text:style-name="Source_20_Text">utils/config.js</text:span>, select the MongoDB URI based on <text:span text:style-name="Source_20_Text">NODE_ENV</text:span>:</text:p>
      <text:p text:style-name="Preformatted_20_Text"><text:span text:style-name="Source_20_Text">const MONGODB_URI = process.env.NODE_ENV === 'test'</text:span></text:p>
      <text:p text:style-name="Preformatted_20_Text"><text:span text:style-name="Source_20_Text"><text:s text:c="2"/>? process.env.TEST_MONGODB_URI</text:span></text:p>
      <text:p text:style-name="P26"><text:span text:style-name="Source_20_Text"><text:s text:c="2"/>: process.env.MONGODB_URI</text:span></text:p>
      <text:p text:style-name="Text_20_body">Development and test URIs live in <text:span text:style-name="Source_20_Text">.env</text:span>, but in CI or production you set them in the hosting service dashboard or via CLI (<text:span text:style-name="Source_20_Text">fly secrets set TEST_MONGODB_URI=...</text:span>).</text:p>
      <text:h text:style-name="Heading_20_2" text:outline-level="2"><text:bookmark-start text:name="__RefHeading___Toc9954_899862562"/>Supertest for API Calls<text:bookmark-end text:name="__RefHeading___Toc9954_899862562"/></text:h>
      <text:p text:style-name="Text_20_body">Install Supertest as a dev dependency. Tests import the Express app directly, no separate server startup needed:</text:p>
      <text:p text:style-name="Preformatted_20_Text"><text:span text:style-name="Source_20_Text">const supertest = require('supertest')</text:span></text:p>
      <text:p text:style-name="Preformatted_20_Text"><text:span text:style-name="Source_20_Text">const app <text:s text:c="6"/>= require('../app')</text:span></text:p>
      <text:p text:style-name="P26"><text:span text:style-name="Source_20_Text">const api <text:s text:c="6"/>= supertest(app)</text:span></text:p>
      <text:p text:style-name="Text_20_body">A basic smoke test checks JSON delivery:</text:p>
      <text:p text:style-name="Preformatted_20_Text"><text:span text:style-name="Source_20_Text">test('notes are returned as json', async () =&gt; {</text:span></text:p>
      <text:p text:style-name="Preformatted_20_Text"><text:span text:style-name="Source_20_Text"><text:s text:c="2"/>await api</text:span></text:p>
      <text:p text:style-name="Preformatted_20_Text"><text:span text:style-name="Source_20_Text"><text:s text:c="4"/>.get('/api/notes')</text:span></text:p>
      <text:p text:style-name="Preformatted_20_Text"><text:span text:style-name="Source_20_Text"><text:s text:c="4"/>.expect(200)</text:span></text:p>
      <text:p text:style-name="Preformatted_20_Text"><text:span text:style-name="Source_20_Text"><text:s text:c="4"/>.expect('Content-Type', /application\/json/)</text:span></text:p>
      <text:p text:style-name="P26"><text:span text:style-name="Source_20_Text">})</text:span></text:p>
      <text:p text:style-name="Text_20_body">The <text:span text:style-name="Source_20_Text">expect</text:span> methods come from Supertest, while async/await makes the code read synchronously.</text:p>
      <text:h text:style-name="Heading_20_2" text:outline-level="2"><text:bookmark-start text:name="__RefHeading___Toc9956_899862562"/>Resetting the Database for Predictable Tests<text:bookmark-end text:name="__RefHeading___Toc9956_899862562"/></text:h>
      <text:p text:style-name="Text_20_body">Before each test suite, clear and seed the test database. In <text:span text:style-name="Source_20_Text">tests/test_helper.js</text:span>:</text:p>
      <text:p text:style-name="Preformatted_20_Text"><text:span text:style-name="Source_20_Text">const Note = require('../models/note')</text:span></text:p>
      <text:p text:style-name="Preformatted_20_Text"/>
      <text:p text:style-name="Preformatted_20_Text"><text:soft-page-break/><text:span text:style-name="Source_20_Text">const initialNotes = [</text:span></text:p>
      <text:p text:style-name="Preformatted_20_Text"><text:span text:style-name="Source_20_Text"><text:s text:c="2"/>{ content: 'HTML is easy', important: false },</text:span></text:p>
      <text:p text:style-name="Preformatted_20_Text"><text:span text:style-name="Source_20_Text"><text:s text:c="2"/>{ content: 'Browser can execute only JavaScript', important: true }</text:span></text:p>
      <text:p text:style-name="Preformatted_20_Text"><text:span text:style-name="Source_20_Text">]</text:span></text:p>
      <text:p text:style-name="Preformatted_20_Text"/>
      <text:p text:style-name="Preformatted_20_Text"><text:span text:style-name="Source_20_Text">const notesInDb = async () =&gt;</text:span></text:p>
      <text:p text:style-name="Preformatted_20_Text"><text:span text:style-name="Source_20_Text"><text:s text:c="2"/>(await Note.find({})).map(n =&gt; n.toJSON())</text:span></text:p>
      <text:p text:style-name="Preformatted_20_Text"/>
      <text:p text:style-name="P26"><text:span text:style-name="Source_20_Text">module.exports = { initialNotes, notesInDb }</text:span></text:p>
      <text:p text:style-name="Text_20_body">Then in <text:span text:style-name="Source_20_Text">tests/note_api.test.js</text:span>:</text:p>
      <text:p text:style-name="Preformatted_20_Text"><text:span text:style-name="Source_20_Text">const { beforeEach, test, after } = require('node:test')</text:span></text:p>
      <text:p text:style-name="Preformatted_20_Text"><text:span text:style-name="Source_20_Text">const helper <text:s text:c="2"/>= require('./test_helper')</text:span></text:p>
      <text:p text:style-name="Preformatted_20_Text"><text:span text:style-name="Source_20_Text">const Note <text:s text:c="4"/>= require('../models/note')</text:span></text:p>
      <text:p text:style-name="Preformatted_20_Text"/>
      <text:p text:style-name="Preformatted_20_Text"><text:span text:style-name="Source_20_Text">beforeEach(async () =&gt; {</text:span></text:p>
      <text:p text:style-name="Preformatted_20_Text"><text:span text:style-name="Source_20_Text"><text:s text:c="2"/>await Note.deleteMany({})</text:span></text:p>
      <text:p text:style-name="Preformatted_20_Text"><text:span text:style-name="Source_20_Text"><text:s text:c="2"/>for (const note of helper.initialNotes) {</text:span></text:p>
      <text:p text:style-name="Preformatted_20_Text"><text:span text:style-name="Source_20_Text"><text:s text:c="4"/>await new Note(note).save()</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after(async () =&gt; {</text:span></text:p>
      <text:p text:style-name="Preformatted_20_Text"><text:span text:style-name="Source_20_Text"><text:s text:c="2"/>await mongoose.connection.close()</text:span></text:p>
      <text:p text:style-name="P26"><text:span text:style-name="Source_20_Text">})</text:span></text:p>
      <text:p text:style-name="Text_20_body">All tests start with exactly two known notes in the database.</text:p>
      <text:h text:style-name="Heading_20_2" text:outline-level="2"><text:bookmark-start text:name="__RefHeading___Toc9958_899862562"/>Testing POST and Validation<text:bookmark-end text:name="__RefHeading___Toc9958_899862562"/></text:h>
      <text:p text:style-name="Text_20_body">A test for creating notes increases the count and checks content:</text:p>
      <text:p text:style-name="Preformatted_20_Text"><text:span text:style-name="Source_20_Text">test('a valid note can be added', async () =&gt; {</text:span></text:p>
      <text:p text:style-name="Preformatted_20_Text"><text:span text:style-name="Source_20_Text"><text:s text:c="2"/>const newNote = { content: 'async/await...', important: true }</text:span></text:p>
      <text:p text:style-name="Preformatted_20_Text"><text:span text:style-name="Source_20_Text"><text:s text:c="2"/>await api.post('/api/notes')</text:span></text:p>
      <text:p text:style-name="Preformatted_20_Text"><text:span text:style-name="Source_20_Text"><text:s text:c="4"/>.send(newNote)</text:span></text:p>
      <text:p text:style-name="Preformatted_20_Text"><text:span text:style-name="Source_20_Text"><text:s text:c="4"/>.expect(201)</text:span></text:p>
      <text:p text:style-name="Preformatted_20_Text"><text:span text:style-name="Source_20_Text"><text:s text:c="4"/>.expect('Content-Type', /json/)</text:span></text:p>
      <text:p text:style-name="Preformatted_20_Text"/>
      <text:p text:style-name="Preformatted_20_Text"><text:span text:style-name="Source_20_Text"><text:s text:c="2"/>const notesAtEnd = await helper.notesInDb()</text:span></text:p>
      <text:p text:style-name="Preformatted_20_Text"><text:span text:style-name="Source_20_Text"><text:s text:c="2"/>assert.strictEqual(notesAtEnd.length, helper.initialNotes.length + 1)</text:span></text:p>
      <text:p text:style-name="Preformatted_20_Text"><text:span text:style-name="Source_20_Text"><text:s text:c="2"/>assert(notesAtEnd.map(n =&gt; n.content).includes(newNote.content))</text:span></text:p>
      <text:p text:style-name="P26"><text:span text:style-name="Source_20_Text">})</text:span></text:p>
      <text:p text:style-name="Text_20_body">Failure cases, such as missing content, are tested by expecting status 400 and verifying the database remains unchanged.</text:p>
      <text:h text:style-name="Heading_20_2" text:outline-level="2"><text:bookmark-start text:name="__RefHeading___Toc9960_899862562"/>Refactoring to Async/Await<text:bookmark-end text:name="__RefHeading___Toc9960_899862562"/></text:h>
      <text:p text:style-name="Text_20_body">Once tests are passing, route handlers can switch from promise chains to <text:span text:style-name="Source_20_Text">async</text:span> functions for clarity:</text:p>
      <text:p text:style-name="Preformatted_20_Text"><text:span text:style-name="Source_20_Text">notesRouter.post('/', async (req, res, next) =&gt; {</text:span></text:p>
      <text:p text:style-name="Preformatted_20_Text"><text:span text:style-name="Source_20_Text"><text:s text:c="2"/>try {</text:span></text:p>
      <text:p text:style-name="Preformatted_20_Text"><text:span text:style-name="Source_20_Text"><text:s text:c="4"/>const note = new Note({ content: req.body.content, important: req.body.important })</text:span></text:p>
      <text:p text:style-name="Preformatted_20_Text"><text:span text:style-name="Source_20_Text"><text:s text:c="4"/>const saved = await note.save()</text:span></text:p>
      <text:p text:style-name="Preformatted_20_Text"><text:span text:style-name="Source_20_Text"><text:s text:c="4"/>res.status(201).json(saved)</text:span></text:p>
      <text:p text:style-name="Preformatted_20_Text"><text:span text:style-name="Source_20_Text"><text:s text:c="2"/>} catch (error) {</text:span></text:p>
      <text:p text:style-name="Preformatted_20_Text"><text:soft-page-break/><text:span text:style-name="Source_20_Text"><text:s text:c="4"/>next(error)</text:span></text:p>
      <text:p text:style-name="Preformatted_20_Text"><text:span text:style-name="Source_20_Text"><text:s text:c="2"/>}</text:span></text:p>
      <text:p text:style-name="P26"><text:span text:style-name="Source_20_Text">})</text:span></text:p>
      <text:p text:style-name="Text_20_body">This pattern keeps error handling consistent by forwarding exceptions to the central middleware.</text:p>
      <text:p text:style-name="Horizontal_20_Line"/>
      <text:p text:style-name="Text_20_body">Through environment‑aware configuration, Supertest‑driven integration tests, and controlled database state, our backend gains confidence‑inspiring automated coverage without external HTTP servers or mocks. Testing drives refactoring toward clearer, async/await‑based handlers.</text:p>
      <text:p text:style-name="Text_20_body"/>
      <text:h text:style-name="Heading_20_2" text:outline-level="2"><text:bookmark-start text:name="__RefHeading___Toc9962_899862562"/>Introduction to Error Handling<text:bookmark-end text:name="__RefHeading___Toc9962_899862562"/></text:h>
      <text:p text:style-name="Text_20_body">Error handling in JavaScript is an essential part of building robust applications. Errors occur when the program runs into unexpected situations, such as invalid user input or network failures. To manage these scenarios, JavaScript provides mechanisms like <text:span text:style-name="Source_20_Text">try...catch</text:span> and custom error handling.</text:p>
      <text:h text:style-name="Heading_20_2" text:outline-level="2"><text:bookmark-start text:name="__RefHeading___Toc9964_899862562"/>The <text:span text:style-name="Source_20_Text">try...catch</text:span> Statement<text:bookmark-end text:name="__RefHeading___Toc9964_899862562"/></text:h>
      <text:p text:style-name="Text_20_body">The <text:span text:style-name="Source_20_Text">try...catch</text:span> statement allows you to test a block of code for errors and handle them appropriately. The syntax is as follows:</text:p>
      <text:p text:style-name="Preformatted_20_Text"><text:span text:style-name="Source_20_Text">try {</text:span></text:p>
      <text:p text:style-name="Preformatted_20_Text"><text:span text:style-name="Source_20_Text"><text:s text:c="2"/>// Code that might throw an error</text:span></text:p>
      <text:p text:style-name="Preformatted_20_Text"><text:span text:style-name="Source_20_Text">} catch (error) {</text:span></text:p>
      <text:p text:style-name="Preformatted_20_Text"><text:span text:style-name="Source_20_Text"><text:s text:c="2"/>// Code to handle the error</text:span></text:p>
      <text:p text:style-name="Preformatted_20_Text"><text:span text:style-name="Source_20_Text">} finally {</text:span></text:p>
      <text:p text:style-name="Preformatted_20_Text"><text:span text:style-name="Source_20_Text"><text:s text:c="2"/>// Optional cleanup code</text:span></text:p>
      <text:p text:style-name="P26"><text:span text:style-name="Source_20_Text">}</text:span></text:p>
      <text:list text:style-name="L7">
        <text:list-item>
          <text:p text:style-name="P37"><text:span text:style-name="Strong_20_Emphasis"><text:span text:style-name="Source_20_Text">try</text:span></text:span><text:span text:style-name="Strong_20_Emphasis"> block:</text:span> Contains code that might throw an error.</text:p>
        </text:list-item>
        <text:list-item>
          <text:p text:style-name="P37"><text:span text:style-name="Strong_20_Emphasis"><text:span text:style-name="Source_20_Text">catch</text:span></text:span><text:span text:style-name="Strong_20_Emphasis"> block:</text:span> Executes if an error is thrown in the <text:span text:style-name="Source_20_Text">try</text:span> block. The error object contains details about what went wrong.</text:p>
        </text:list-item>
        <text:list-item>
          <text:p text:style-name="P37"><text:span text:style-name="Strong_20_Emphasis"><text:span text:style-name="Source_20_Text">finally</text:span></text:span><text:span text:style-name="Strong_20_Emphasis"> block (optional):</text:span> Executes code after the <text:span text:style-name="Source_20_Text">try</text:span> and <text:span text:style-name="Source_20_Text">catch</text:span> blocks, regardless of the outcome.</text:p>
        </text:list-item>
      </text:list>
      <text:h text:style-name="Heading_20_3" text:outline-level="3"><text:bookmark-start text:name="__RefHeading___Toc9966_899862562"/>Example<text:bookmark-end text:name="__RefHeading___Toc9966_899862562"/></text:h>
      <text:p text:style-name="Preformatted_20_Text"><text:span text:style-name="Source_20_Text">try {</text:span></text:p>
      <text:p text:style-name="Preformatted_20_Text"><text:span text:style-name="Source_20_Text"><text:s text:c="2"/>const result = riskyOperation(); // Might throw an error</text:span></text:p>
      <text:p text:style-name="Preformatted_20_Text"><text:span text:style-name="Source_20_Text"><text:s text:c="2"/>console.log(result);</text:span></text:p>
      <text:p text:style-name="Preformatted_20_Text"><text:span text:style-name="Source_20_Text">} catch (error) {</text:span></text:p>
      <text:p text:style-name="Preformatted_20_Text"><text:span text:style-name="Source_20_Text"><text:s text:c="2"/>console.error("An error occurred:", error.message);</text:span></text:p>
      <text:p text:style-name="Preformatted_20_Text"><text:span text:style-name="Source_20_Text">} finally {</text:span></text:p>
      <text:p text:style-name="Preformatted_20_Text"><text:span text:style-name="Source_20_Text"><text:s text:c="2"/>console.log("Execution completed.");</text:span></text:p>
      <text:p text:style-name="P26"><text:span text:style-name="Source_20_Text">}</text:span></text:p>
      <text:p text:style-name="Text_20_body">In this example, if <text:span text:style-name="Source_20_Text">riskyOperation()</text:span> throws an error, the <text:span text:style-name="Source_20_Text">catch</text:span> block will log the error message. The <text:span text:style-name="Source_20_Text">finally</text:span> block will run regardless of whether an error occurred.</text:p>
      <text:h text:style-name="Heading_20_2" text:outline-level="2"><text:bookmark-start text:name="__RefHeading___Toc9968_899862562"/><text:soft-page-break/>Creating Custom Errors<text:bookmark-end text:name="__RefHeading___Toc9968_899862562"/></text:h>
      <text:p text:style-name="Text_20_body">In JavaScript, you can create custom errors using the <text:span text:style-name="Source_20_Text">Error</text:span> constructor. This allows for more descriptive and application-specific error messages.</text:p>
      <text:h text:style-name="Heading_20_3" text:outline-level="3"><text:bookmark-start text:name="__RefHeading___Toc9970_899862562"/>Syntax<text:bookmark-end text:name="__RefHeading___Toc9970_899862562"/></text:h>
      <text:p text:style-name="P26"><text:span text:style-name="Source_20_Text">throw new Error("Custom error message");</text:span></text:p>
      <text:h text:style-name="Heading_20_3" text:outline-level="3"><text:bookmark-start text:name="__RefHeading___Toc9972_899862562"/>Example<text:bookmark-end text:name="__RefHeading___Toc9972_899862562"/></text:h>
      <text:p text:style-name="Preformatted_20_Text"><text:span text:style-name="Source_20_Text">function validateAge(age) {</text:span></text:p>
      <text:p text:style-name="Preformatted_20_Text"><text:span text:style-name="Source_20_Text"><text:s text:c="2"/>if (age &lt; 18) {</text:span></text:p>
      <text:p text:style-name="Preformatted_20_Text"><text:span text:style-name="Source_20_Text"><text:s text:c="4"/>throw new Error("Age must be 18 or above.");</text:span></text:p>
      <text:p text:style-name="Preformatted_20_Text"><text:span text:style-name="Source_20_Text"><text:s text:c="2"/>}</text:span></text:p>
      <text:p text:style-name="Preformatted_20_Text"><text:span text:style-name="Source_20_Text"><text:s text:c="2"/>return true;</text:span></text:p>
      <text:p text:style-name="Preformatted_20_Text"><text:span text:style-name="Source_20_Text">}</text:span></text:p>
      <text:p text:style-name="Preformatted_20_Text"/>
      <text:p text:style-name="Preformatted_20_Text"><text:span text:style-name="Source_20_Text">try {</text:span></text:p>
      <text:p text:style-name="Preformatted_20_Text"><text:span text:style-name="Source_20_Text"><text:s text:c="2"/>validateAge(16);</text:span></text:p>
      <text:p text:style-name="Preformatted_20_Text"><text:span text:style-name="Source_20_Text">} catch (error) {</text:span></text:p>
      <text:p text:style-name="Preformatted_20_Text"><text:span text:style-name="Source_20_Text"><text:s text:c="2"/>console.error(error.message);</text:span></text:p>
      <text:p text:style-name="P26"><text:span text:style-name="Source_20_Text">}</text:span></text:p>
      <text:p text:style-name="Text_20_body">In this example, the <text:span text:style-name="Source_20_Text">validateAge</text:span> function throws an error if the input is less than 18, which is then caught and logged.</text:p>
      <text:h text:style-name="Heading_20_2" text:outline-level="2"><text:bookmark-start text:name="__RefHeading___Toc9974_899862562"/>Error Types in JavaScript<text:bookmark-end text:name="__RefHeading___Toc9974_899862562"/></text:h>
      <text:p text:style-name="Text_20_body">JavaScript includes several built-in error types:</text:p>
      <text:list text:style-name="L8">
        <text:list-item>
          <text:p text:style-name="P38"><text:span text:style-name="Strong_20_Emphasis">SyntaxError</text:span>: Thrown when there is a syntax mistake in the code.</text:p>
          <text:p text:style-name="P39"><text:span text:style-name="Source_20_Text">try {</text:span></text:p>
          <text:p text:style-name="P39"><text:span text:style-name="Source_20_Text"><text:s text:c="2"/>eval("hello world");</text:span></text:p>
          <text:p text:style-name="P39"><text:span text:style-name="Source_20_Text">} catch (error) {</text:span></text:p>
          <text:p text:style-name="P39"><text:span text:style-name="Source_20_Text"><text:s text:c="2"/>console.error(error.name); // SyntaxError</text:span></text:p>
          <text:p text:style-name="P40"><text:span text:style-name="Source_20_Text">}</text:span></text:p>
        </text:list-item>
        <text:list-item>
          <text:p text:style-name="P38"><text:span text:style-name="Strong_20_Emphasis">TypeError</text:span>: Thrown when a value is not of the expected type.</text:p>
          <text:p text:style-name="P39"><text:span text:style-name="Source_20_Text">try {</text:span></text:p>
          <text:p text:style-name="P39"><text:span text:style-name="Source_20_Text"><text:s text:c="2"/>null.f();</text:span></text:p>
          <text:p text:style-name="P39"><text:span text:style-name="Source_20_Text">} catch (error) {</text:span></text:p>
          <text:p text:style-name="P39"><text:span text:style-name="Source_20_Text"><text:s text:c="2"/>console.error(error.name); // TypeError</text:span></text:p>
          <text:p text:style-name="P40"><text:span text:style-name="Source_20_Text">}</text:span></text:p>
        </text:list-item>
        <text:list-item>
          <text:p text:style-name="P38"><text:span text:style-name="Strong_20_Emphasis">ReferenceError</text:span>: Thrown when referencing a variable that does not exist.</text:p>
          <text:p text:style-name="P39"><text:span text:style-name="Source_20_Text">try {</text:span></text:p>
          <text:p text:style-name="P39"><text:span text:style-name="Source_20_Text"><text:s text:c="2"/>console.log(undeclaredVariable);</text:span></text:p>
          <text:p text:style-name="P39"><text:span text:style-name="Source_20_Text">} catch (error) {</text:span></text:p>
          <text:p text:style-name="P39"><text:span text:style-name="Source_20_Text"><text:s text:c="2"/>console.error(error.name); // ReferenceError</text:span></text:p>
          <text:p text:style-name="P40"><text:span text:style-name="Source_20_Text">}</text:span></text:p>
        </text:list-item>
        <text:list-item>
          <text:p text:style-name="P38"><text:span text:style-name="Strong_20_Emphasis">RangeError</text:span>: Thrown when a value is out of range.</text:p>
          <text:p text:style-name="P39"><text:span text:style-name="Source_20_Text">try {</text:span></text:p>
          <text:p text:style-name="P39"><text:span text:style-name="Source_20_Text"><text:s text:c="2"/>let arr = Array(-1);</text:span></text:p>
          <text:p text:style-name="P39"><text:soft-page-break/><text:span text:style-name="Source_20_Text">} catch (error) {</text:span></text:p>
          <text:p text:style-name="P39"><text:span text:style-name="Source_20_Text"><text:s text:c="2"/>console.error(error.name); // RangeError</text:span></text:p>
          <text:p text:style-name="P40"><text:span text:style-name="Source_20_Text">}</text:span></text:p>
        </text:list-item>
        <text:list-item>
          <text:p text:style-name="P38"><text:span text:style-name="Strong_20_Emphasis">EvalError</text:span>: Thrown when the <text:span text:style-name="Source_20_Text">eval()</text:span> function is used incorrectly.</text:p>
        </text:list-item>
      </text:list>
      <text:h text:style-name="Heading_20_2" text:outline-level="2" text:is-list-header="true"><text:bookmark-start text:name="__RefHeading___Toc9976_899862562"/>Best Practices for Error Handling<text:bookmark-end text:name="__RefHeading___Toc9976_899862562"/></text:h>
      <text:list text:style-name="L9">
        <text:list-item>
          <text:p text:style-name="P41">Always handle errors gracefully and provide meaningful feedback to the user.</text:p>
        </text:list-item>
        <text:list-item>
          <text:p text:style-name="P41">Avoid exposing sensitive information in error messages.</text:p>
        </text:list-item>
        <text:list-item>
          <text:p text:style-name="P41">Use <text:span text:style-name="Source_20_Text">finally</text:span> for cleanup tasks, such as closing files or network connections.</text:p>
        </text:list-item>
        <text:list-item>
          <text:p text:style-name="P41">Validate inputs to prevent runtime errors.</text:p>
        </text:list-item>
        <text:list-item>
          <text:p text:style-name="P41">Log errors for debugging and monitoring purposes.</text:p>
        </text:list-item>
      </text:list>
      <text:h text:style-name="Heading_20_3" text:outline-level="3"><text:bookmark-start text:name="__RefHeading___Toc9978_899862562"/>Example: Comprehensive Error Handling<text:bookmark-end text:name="__RefHeading___Toc9978_899862562"/></text:h>
      <text:p text:style-name="Preformatted_20_Text"><text:span text:style-name="Source_20_Text">function fetchData(url) {</text:span></text:p>
      <text:p text:style-name="Preformatted_20_Text"><text:span text:style-name="Source_20_Text"><text:s text:c="2"/>try {</text:span></text:p>
      <text:p text:style-name="Preformatted_20_Text"><text:span text:style-name="Source_20_Text"><text:s text:c="4"/>const response = fetch(url);</text:span></text:p>
      <text:p text:style-name="Preformatted_20_Text"><text:span text:style-name="Source_20_Text"><text:s text:c="4"/>if (!response.ok) {</text:span></text:p>
      <text:p text:style-name="Preformatted_20_Text"><text:span text:style-name="Source_20_Text"><text:s text:c="6"/>throw new Error(`HTTP error! Status: ${response.status}`);</text:span></text:p>
      <text:p text:style-name="Preformatted_20_Text"><text:span text:style-name="Source_20_Text"><text:s text:c="4"/>}</text:span></text:p>
      <text:p text:style-name="Preformatted_20_Text"><text:span text:style-name="Source_20_Text"><text:s text:c="4"/>return response.json();</text:span></text:p>
      <text:p text:style-name="Preformatted_20_Text"><text:span text:style-name="Source_20_Text"><text:s text:c="2"/>} catch (error) {</text:span></text:p>
      <text:p text:style-name="Preformatted_20_Text"><text:span text:style-name="Source_20_Text"><text:s text:c="4"/>console.error("Error fetching data:", error.message);</text:span></text:p>
      <text:p text:style-name="Preformatted_20_Text"><text:span text:style-name="Source_20_Text"><text:s text:c="4"/>throw error; // Re-throw the error if necessary</text:span></text:p>
      <text:p text:style-name="Preformatted_20_Text"><text:span text:style-name="Source_20_Text"><text:s text:c="2"/>} finally {</text:span></text:p>
      <text:p text:style-name="Preformatted_20_Text"><text:span text:style-name="Source_20_Text"><text:s text:c="4"/>console.log("Fetch attempt completed.");</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try {</text:span></text:p>
      <text:p text:style-name="Preformatted_20_Text"><text:span text:style-name="Source_20_Text"><text:s text:c="2"/>const data = fetchData("https://api.example.com/data");</text:span></text:p>
      <text:p text:style-name="Preformatted_20_Text"><text:span text:style-name="Source_20_Text"><text:s text:c="2"/>console.log(data);</text:span></text:p>
      <text:p text:style-name="Preformatted_20_Text"><text:span text:style-name="Source_20_Text">} catch (error) {</text:span></text:p>
      <text:p text:style-name="Preformatted_20_Text"><text:span text:style-name="Source_20_Text"><text:s text:c="2"/>console.error("Could not retrieve data:", error.message);</text:span></text:p>
      <text:p text:style-name="P26"><text:span text:style-name="Source_20_Text">}</text:span></text:p>
      <text:p text:style-name="Text_20_body">This example demonstrates fetching data from an API while handling HTTP errors, network issues, and logging completion of the fetch attempt.</text:p>
      <text:h text:style-name="Heading_20_2" text:outline-level="2"><text:bookmark-start text:name="__RefHeading___Toc9980_899862562"/>Conclusion<text:bookmark-end text:name="__RefHeading___Toc9980_899862562"/></text:h>
      <text:p text:style-name="Text_20_body">Error handling in JavaScript is crucial for building reliable applications. By using tools like <text:span text:style-name="Source_20_Text">try...catch</text:span>, creating custom errors, and following best practices, you can manage errors effectively and improve the user experience.</text:p>
      <text:p text:style-name="Text_20_body"><text:span text:style-name="Strong_20_Emphasis"/></text:p>
      <text:p text:style-name="Text_20_body">Incorporating user authentication and authorization requires associating each note with the user who created it. The application should ensure that only the creating user can edit or delete their notes. Below is an explanation of the implementation:</text:p>
      <text:h text:style-name="Heading_20_2" text:outline-level="2"><text:bookmark-start text:name="__RefHeading___Toc9982_899862562"/><text:soft-page-break/>Database Relationships<text:bookmark-end text:name="__RefHeading___Toc9982_899862562"/></text:h>
      <text:p text:style-name="Text_20_body">In a relational database, this is achieved using a foreign key relationship. The notes table stores the ID of the user who created each note. In MongoDB, a document database, similar relationships can be modeled using Object IDs. Users and notes are stored in separate collections, with references linking them.</text:p>
      <text:p text:style-name="Text_20_body"><text:span text:style-name="Strong_20_Emphasis">Example: User and Note Collections</text:span></text:p>
      <text:p text:style-name="Preformatted_20_Text"><text:span text:style-name="Source_20_Text">// Users collection</text:span></text:p>
      <text:p text:style-name="Preformatted_20_Text"><text:span text:style-name="Source_20_Text">[</text:span></text:p>
      <text:p text:style-name="Preformatted_20_Text"><text:span text:style-name="Source_20_Text"><text:s text:c="2"/>{ "username": "mluukkai", "_id": 123456 },</text:span></text:p>
      <text:p text:style-name="Preformatted_20_Text"><text:span text:style-name="Source_20_Text"><text:s text:c="2"/>{ "username": "hellas", "_id": 141414 }</text:span></text:p>
      <text:p text:style-name="Preformatted_20_Text"><text:span text:style-name="Source_20_Text">]</text:span></text:p>
      <text:p text:style-name="Preformatted_20_Text"/>
      <text:p text:style-name="Preformatted_20_Text"><text:span text:style-name="Source_20_Text">// Notes collection</text:span></text:p>
      <text:p text:style-name="Preformatted_20_Text"><text:span text:style-name="Source_20_Text">[</text:span></text:p>
      <text:p text:style-name="Preformatted_20_Text"><text:span text:style-name="Source_20_Text"><text:s text:c="2"/>{ "content": "HTML is easy", "important": false, "_id": 221212, "user": 123456 },</text:span></text:p>
      <text:p text:style-name="Preformatted_20_Text"><text:span text:style-name="Source_20_Text"><text:s text:c="2"/>{ "content": "The most important operations of HTTP protocol are GET and POST", "important": true, "_id": 221255, "user": 123456 },</text:span></text:p>
      <text:p text:style-name="Preformatted_20_Text"><text:span text:style-name="Source_20_Text"><text:s text:c="2"/>{ "content": "A proper dinosaur codes with Java", "important": false, "_id": 221244, "user": 141414 }</text:span></text:p>
      <text:p text:style-name="P26"><text:span text:style-name="Source_20_Text">]</text:span></text:p>
      <text:p text:style-name="Text_20_body">Alternatively, notes can be embedded within the user documents, but this approach trades flexibility for performance optimization in certain use cases.</text:p>
      <text:h text:style-name="Heading_20_2" text:outline-level="2"><text:bookmark-start text:name="__RefHeading___Toc9984_899862562"/>Mongoose Schemas<text:bookmark-end text:name="__RefHeading___Toc9984_899862562"/></text:h>
      <text:p text:style-name="Text_20_body">Users store an array of note IDs, and notes reference the ID of the user who created them.</text:p>
      <text:p text:style-name="Text_20_body"><text:span text:style-name="Strong_20_Emphasis">User Schema:</text:span></text:p>
      <text:p text:style-name="Preformatted_20_Text"><text:span text:style-name="Source_20_Text">const userSchema = new mongoose.Schema({</text:span></text:p>
      <text:p text:style-name="Preformatted_20_Text"><text:span text:style-name="Source_20_Text"><text:s text:c="2"/>username: String,</text:span></text:p>
      <text:p text:style-name="Preformatted_20_Text"><text:span text:style-name="Source_20_Text"><text:s text:c="2"/>name: String,</text:span></text:p>
      <text:p text:style-name="Preformatted_20_Text"><text:span text:style-name="Source_20_Text"><text:s text:c="2"/>passwordHash: String,</text:span></text:p>
      <text:p text:style-name="Preformatted_20_Text"><text:span text:style-name="Source_20_Text"><text:s text:c="2"/>notes: [{ type: mongoose.Schema.Types.ObjectId, ref: 'Note' }]</text:span></text:p>
      <text:p text:style-name="P26"><text:span text:style-name="Source_20_Text">});</text:span></text:p>
      <text:p text:style-name="Text_20_body"><text:span text:style-name="Strong_20_Emphasis">Note Schema:</text:span></text:p>
      <text:p text:style-name="Preformatted_20_Text"><text:span text:style-name="Source_20_Text">const noteSchema = new mongoose.Schema({</text:span></text:p>
      <text:p text:style-name="Preformatted_20_Text"><text:span text:style-name="Source_20_Text"><text:s text:c="2"/>content: { type: String, required: true, minlength: 5 },</text:span></text:p>
      <text:p text:style-name="Preformatted_20_Text"><text:span text:style-name="Source_20_Text"><text:s text:c="2"/>important: Boolean,</text:span></text:p>
      <text:p text:style-name="Preformatted_20_Text"><text:span text:style-name="Source_20_Text"><text:s text:c="2"/>user: { type: mongoose.Schema.Types.ObjectId, ref: 'User' }</text:span></text:p>
      <text:p text:style-name="P26"><text:span text:style-name="Source_20_Text">});</text:span></text:p>
      <text:h text:style-name="Heading_20_2" text:outline-level="2"><text:bookmark-start text:name="__RefHeading___Toc9986_899862562"/>Creating Users<text:bookmark-end text:name="__RefHeading___Toc9986_899862562"/></text:h>
      <text:p text:style-name="Text_20_body">User creation involves storing a hashed password for security. The following route in <text:span text:style-name="Source_20_Text">controllers/users.js</text:span> handles user registration:</text:p>
      <text:p text:style-name="Preformatted_20_Text"><text:span text:style-name="Source_20_Text">usersRouter.post('/', async (request, response) =&gt; {</text:span></text:p>
      <text:p text:style-name="Preformatted_20_Text"><text:span text:style-name="Source_20_Text"><text:s text:c="2"/>const { username, name, password } = request.body;</text:span></text:p>
      <text:p text:style-name="Preformatted_20_Text"><text:span text:style-name="Source_20_Text"><text:s text:c="2"/>const passwordHash = await bcrypt.hash(password, 10);</text:span></text:p>
      <text:p text:style-name="Preformatted_20_Text"/>
      <text:p text:style-name="Preformatted_20_Text"><text:span text:style-name="Source_20_Text"><text:s text:c="2"/>const user = new User({ username, name, passwordHash });</text:span></text:p>
      <text:p text:style-name="Preformatted_20_Text"><text:soft-page-break/><text:span text:style-name="Source_20_Text"><text:s text:c="2"/>const savedUser = await user.save();</text:span></text:p>
      <text:p text:style-name="Preformatted_20_Text"><text:span text:style-name="Source_20_Text"><text:s text:c="2"/>response.status(201).json(savedUser);</text:span></text:p>
      <text:p text:style-name="P26"><text:span text:style-name="Source_20_Text">});</text:span></text:p>
      <text:h text:style-name="Heading_20_2" text:outline-level="2"><text:bookmark-start text:name="__RefHeading___Toc9988_899862562"/>Validation and Uniqueness<text:bookmark-end text:name="__RefHeading___Toc9988_899862562"/></text:h>
      <text:p text:style-name="Text_20_body">Mongoose provides a <text:span text:style-name="Source_20_Text">unique</text:span> index to enforce username uniqueness. Error handling ensures descriptive messages for violations:</text:p>
      <text:p text:style-name="Preformatted_20_Text"><text:span text:style-name="Source_20_Text">if (error.name === 'MongoServerError' &amp;&amp; error.message.includes('E11000 duplicate key error')) {</text:span></text:p>
      <text:p text:style-name="Preformatted_20_Text"><text:span text:style-name="Source_20_Text"><text:s text:c="2"/>return response.status(400).json({ error: 'expected `username` to be unique' });</text:span></text:p>
      <text:p text:style-name="P26"><text:span text:style-name="Source_20_Text">}</text:span></text:p>
      <text:h text:style-name="Heading_20_2" text:outline-level="2"><text:bookmark-start text:name="__RefHeading___Toc9990_899862562"/>Associating Notes with Users<text:bookmark-end text:name="__RefHeading___Toc9990_899862562"/></text:h>
      <text:p text:style-name="Text_20_body">When creating a new note, the user reference is added, and the note ID is appended to the user's <text:span text:style-name="Source_20_Text">notes</text:span> array:</text:p>
      <text:p text:style-name="Preformatted_20_Text"><text:span text:style-name="Source_20_Text">const user = await User.findById(body.userId);</text:span></text:p>
      <text:p text:style-name="Preformatted_20_Text"><text:span text:style-name="Source_20_Text">const note = new Note({ content: body.content, important: body.important, user: user.id });</text:span></text:p>
      <text:p text:style-name="Preformatted_20_Text"/>
      <text:p text:style-name="Preformatted_20_Text"><text:span text:style-name="Source_20_Text">const savedNote = await note.save();</text:span></text:p>
      <text:p text:style-name="Preformatted_20_Text"><text:span text:style-name="Source_20_Text">user.notes = user.notes.concat(savedNote._id);</text:span></text:p>
      <text:p text:style-name="Preformatted_20_Text"><text:span text:style-name="Source_20_Text">await user.save();</text:span></text:p>
      <text:p text:style-name="P26"><text:span text:style-name="Source_20_Text">response.status(201).json(savedNote);</text:span></text:p>
      <text:h text:style-name="Heading_20_2" text:outline-level="2"><text:bookmark-start text:name="__RefHeading___Toc9992_899862562"/>Populating References<text:bookmark-end text:name="__RefHeading___Toc9992_899862562"/></text:h>
      <text:p text:style-name="Text_20_body">Mongoose's <text:span text:style-name="Source_20_Text">populate</text:span> method retrieves complete note objects for user queries, simulating a relational database join:</text:p>
      <text:p text:style-name="Preformatted_20_Text"><text:span text:style-name="Source_20_Text">const users = await User.find({}).populate('notes', { content: 1, important: 1 });</text:span></text:p>
      <text:p text:style-name="P26"><text:span text:style-name="Source_20_Text">response.json(users);</text:span></text:p>
      <text:p text:style-name="Text_20_body"><text:span text:style-name="Strong_20_Emphasis">Output Example:</text:span></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username": "mluukkai",</text:span></text:p>
      <text:p text:style-name="Preformatted_20_Text"><text:span text:style-name="Source_20_Text"><text:s text:c="4"/>"notes": [</text:span></text:p>
      <text:p text:style-name="Preformatted_20_Text"><text:span text:style-name="Source_20_Text"><text:s text:c="6"/>{ "content": "HTML is easy", "important": false },</text:span></text:p>
      <text:p text:style-name="Preformatted_20_Text"><text:span text:style-name="Source_20_Text"><text:s text:c="6"/>{ "content": "The most important operations of HTTP protocol are GET and POST", "important": true }</text:span></text:p>
      <text:p text:style-name="Preformatted_20_Text"><text:span text:style-name="Source_20_Text"><text:s text:c="4"/>]</text:span></text:p>
      <text:p text:style-name="Preformatted_20_Text"><text:span text:style-name="Source_20_Text"><text:s text:c="2"/>}</text:span></text:p>
      <text:p text:style-name="P26"><text:span text:style-name="Source_20_Text">]</text:span></text:p>
      <text:h text:style-name="Heading_20_2" text:outline-level="2"><text:bookmark-start text:name="__RefHeading___Toc9994_899862562"/>Testing<text:bookmark-end text:name="__RefHeading___Toc9994_899862562"/></text:h>
      <text:p text:style-name="Text_20_body">Tests ensure robust functionality, verifying user creation and username uniqueness. Example test case:</text:p>
      <text:p text:style-name="Preformatted_20_Text"><text:soft-page-break/><text:span text:style-name="Source_20_Text">test('creation succeeds with a fresh username', async () =&gt; {</text:span></text:p>
      <text:p text:style-name="Preformatted_20_Text"><text:span text:style-name="Source_20_Text"><text:s text:c="2"/>const newUser = { username: 'mluukkai', name: 'Matti Luukkainen', password: 'salainen' };</text:span></text:p>
      <text:p text:style-name="Preformatted_20_Text"><text:span text:style-name="Source_20_Text"><text:s text:c="2"/>await api.post('/api/users').send(newUser).expect(201);</text:span></text:p>
      <text:p text:style-name="P26"><text:span text:style-name="Source_20_Text">});</text:span></text:p>
      <text:p text:style-name="Text_20_body">This approach establishes a secure and scalable user management system, leveraging MongoDB's flexibility while adhering to RESTful principles.</text:p>
      <text:p text:style-name="Text_20_body"/>
      <text:h text:style-name="Heading_20_2" text:outline-level="2"><text:bookmark-start text:name="__RefHeading___Toc9996_899862562"/>Token Authentication<text:bookmark-end text:name="__RefHeading___Toc9996_899862562"/></text:h>
      <text:p text:style-name="Text_20_body">Token authentication is used to identify users and associate their actions, like creating notes, with their identities. We use JSON Web Tokens (JWT) for this purpose. The following is an explanation of its implementation and challenges.</text:p>
      <text:h text:style-name="Heading_20_2" text:outline-level="2"><text:bookmark-start text:name="__RefHeading___Toc9998_899862562"/>Overview of the Authentication Process<text:bookmark-end text:name="__RefHeading___Toc9998_899862562"/></text:h>
      <text:list text:style-name="L10">
        <text:list-item>
          <text:p text:style-name="P42"><text:span text:style-name="Strong_20_Emphasis">User Login</text:span>: The user logs in through a form.</text:p>
        </text:list-item>
        <text:list-item>
          <text:p text:style-name="P42"><text:span text:style-name="Strong_20_Emphasis">Server Request</text:span>: The frontend sends an HTTP POST request to <text:span text:style-name="Source_20_Text">/api/login</text:span> with the user's credentials.</text:p>
        </text:list-item>
        <text:list-item>
          <text:p text:style-name="P42"><text:span text:style-name="Strong_20_Emphasis">Token Generation</text:span>: If the credentials are valid, the server generates a signed JWT containing the user's ID and username.</text:p>
        </text:list-item>
        <text:list-item>
          <text:p text:style-name="P42"><text:span text:style-name="Strong_20_Emphasis">Token Storage</text:span>: The client stores the token, often in the React application's state.</text:p>
        </text:list-item>
        <text:list-item>
          <text:p text:style-name="P42"><text:span text:style-name="Strong_20_Emphasis">Authenticated Requests</text:span>: Subsequent requests, like creating a note, include the token in the Authorization header.</text:p>
        </text:list-item>
        <text:list-item>
          <text:p text:style-name="P42"><text:span text:style-name="Strong_20_Emphasis">Token Validation</text:span>: The server verifies the token to identify the user.</text:p>
        </text:list-item>
      </text:list>
      <text:h text:style-name="Heading_20_2" text:outline-level="2"><text:bookmark-start text:name="__RefHeading___Toc10000_899862562"/>Backend Implementation<text:bookmark-end text:name="__RefHeading___Toc10000_899862562"/></text:h>
      <text:p text:style-name="Text_20_body"><text:span text:style-name="Strong_20_Emphasis">Dependencies</text:span>: Install the <text:span text:style-name="Source_20_Text">jsonwebtoken</text:span> library to generate and validate tokens.</text:p>
      <text:p text:style-name="P26"><text:span text:style-name="Source_20_Text">npm install jsonwebtoken</text:span></text:p>
      <text:p text:style-name="Text_20_body"><text:span text:style-name="Strong_20_Emphasis">Login Functionality</text:span>: Add the following code in <text:span text:style-name="Source_20_Text">controllers/login.js</text:span>:</text:p>
      <text:p text:style-name="Preformatted_20_Text"><text:span text:style-name="Source_20_Text">const jwt = require('jsonwebtoken')</text:span></text:p>
      <text:p text:style-name="Preformatted_20_Text"><text:span text:style-name="Source_20_Text">const bcrypt = require('bcrypt')</text:span></text:p>
      <text:p text:style-name="Preformatted_20_Text"><text:span text:style-name="Source_20_Text">const loginRouter = require('express').Router()</text:span></text:p>
      <text:p text:style-name="Preformatted_20_Text"><text:span text:style-name="Source_20_Text">const User = require('../models/user')</text:span></text:p>
      <text:p text:style-name="Preformatted_20_Text"/>
      <text:p text:style-name="Preformatted_20_Text"><text:span text:style-name="Source_20_Text">loginRouter.post('/', async (request, response) =&gt; {</text:span></text:p>
      <text:p text:style-name="Preformatted_20_Text"><text:span text:style-name="Source_20_Text"><text:s text:c="2"/>const { username, password } = request.body</text:span></text:p>
      <text:p text:style-name="Preformatted_20_Text"/>
      <text:p text:style-name="Preformatted_20_Text"><text:span text:style-name="Source_20_Text"><text:s text:c="2"/>const user = await User.findOne({ username })</text:span></text:p>
      <text:p text:style-name="Preformatted_20_Text"><text:span text:style-name="Source_20_Text"><text:s text:c="2"/>const passwordCorrect = user === null</text:span></text:p>
      <text:p text:style-name="Preformatted_20_Text"><text:span text:style-name="Source_20_Text"><text:s text:c="4"/>? false</text:span></text:p>
      <text:p text:style-name="Preformatted_20_Text"><text:span text:style-name="Source_20_Text"><text:s text:c="4"/>: await bcrypt.compare(password, user.passwordHash)</text:span></text:p>
      <text:p text:style-name="Preformatted_20_Text"/>
      <text:p text:style-name="Preformatted_20_Text"><text:span text:style-name="Source_20_Text"><text:s text:c="2"/>if (!(user &amp;&amp; passwordCorrect)) {</text:span></text:p>
      <text:p text:style-name="Preformatted_20_Text"><text:span text:style-name="Source_20_Text"><text:s text:c="4"/>return response.status(401).json({</text:span></text:p>
      <text:p text:style-name="Preformatted_20_Text"><text:soft-page-break/><text:span text:style-name="Source_20_Text"><text:s text:c="6"/>error: 'invalid username or password'</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userForToken = {</text:span></text:p>
      <text:p text:style-name="Preformatted_20_Text"><text:span text:style-name="Source_20_Text"><text:s text:c="4"/>username: user.username,</text:span></text:p>
      <text:p text:style-name="Preformatted_20_Text"><text:span text:style-name="Source_20_Text"><text:s text:c="4"/>id: user._id,</text:span></text:p>
      <text:p text:style-name="Preformatted_20_Text"><text:span text:style-name="Source_20_Text"><text:s text:c="2"/>}</text:span></text:p>
      <text:p text:style-name="Preformatted_20_Text"/>
      <text:p text:style-name="Preformatted_20_Text"><text:span text:style-name="Source_20_Text"><text:s text:c="2"/>const token = jwt.sign(userForToken, process.env.SECRET)</text:span></text:p>
      <text:p text:style-name="Preformatted_20_Text"/>
      <text:p text:style-name="Preformatted_20_Text"><text:span text:style-name="Source_20_Text"><text:s text:c="2"/>response</text:span></text:p>
      <text:p text:style-name="Preformatted_20_Text"><text:span text:style-name="Source_20_Text"><text:s text:c="4"/>.status(200)</text:span></text:p>
      <text:p text:style-name="Preformatted_20_Text"><text:span text:style-name="Source_20_Text"><text:s text:c="4"/>.send({ token, username: user.username, name: user.name })</text:span></text:p>
      <text:p text:style-name="Preformatted_20_Text"><text:span text:style-name="Source_20_Text">})</text:span></text:p>
      <text:p text:style-name="Preformatted_20_Text"/>
      <text:p text:style-name="P26"><text:span text:style-name="Source_20_Text">module.exports = loginRouter</text:span></text:p>
      <text:list text:style-name="L11">
        <text:list-item>
          <text:p text:style-name="P43"><text:span text:style-name="Strong_20_Emphasis">Token Creation</text:span>:</text:p>
          <text:list>
            <text:list-item>
              <text:p text:style-name="P43"><text:span text:style-name="Source_20_Text">jwt.sign</text:span> generates a signed token using a secret key.</text:p>
            </text:list-item>
            <text:list-item>
              <text:p text:style-name="P43">The <text:span text:style-name="Source_20_Text">SECRET</text:span> is defined in an environment variable.</text:p>
            </text:list-item>
          </text:list>
        </text:list-item>
        <text:list-item>
          <text:p text:style-name="P43"><text:span text:style-name="Strong_20_Emphasis">Password Validation</text:span>:</text:p>
          <text:list>
            <text:list-item>
              <text:p text:style-name="P43"><text:span text:style-name="Source_20_Text">bcrypt.compare</text:span> verifies the password against its hashed version stored in the database.</text:p>
            </text:list-item>
          </text:list>
        </text:list-item>
      </text:list>
      <text:p text:style-name="Text_20_body"><text:span text:style-name="Strong_20_Emphasis">Routing</text:span>: Include the login router in <text:span text:style-name="Source_20_Text">app.js</text:span>:</text:p>
      <text:p text:style-name="Preformatted_20_Text"><text:span text:style-name="Source_20_Text">const loginRouter = require('./controllers/login')</text:span></text:p>
      <text:p text:style-name="P26"><text:span text:style-name="Source_20_Text">app.use('/api/login', loginRouter)</text:span></text:p>
      <text:p text:style-name="Text_20_body"><text:span text:style-name="Strong_20_Emphasis">Error Handling</text:span>: Ensure proper error handling for invalid tokens by extending the middleware:</text:p>
      <text:p text:style-name="Preformatted_20_Text"><text:span text:style-name="Source_20_Text">const errorHandler = (error, request, response, next) =&gt; {</text:span></text:p>
      <text:p text:style-name="Preformatted_20_Text"><text:span text:style-name="Source_20_Text"><text:s text:c="2"/>if (error.name === 'JsonWebTokenError') {</text:span></text:p>
      <text:p text:style-name="Preformatted_20_Text"><text:span text:style-name="Source_20_Text"><text:s text:c="4"/>return response.status(401).json({ error: 'invalid token' })</text:span></text:p>
      <text:p text:style-name="Preformatted_20_Text"><text:span text:style-name="Source_20_Text"><text:s text:c="2"/>}</text:span></text:p>
      <text:p text:style-name="Preformatted_20_Text"><text:span text:style-name="Source_20_Text"><text:s text:c="2"/>next(error)</text:span></text:p>
      <text:p text:style-name="P26"><text:span text:style-name="Source_20_Text">}</text:span></text:p>
      <text:h text:style-name="Heading_20_2" text:outline-level="2"><text:bookmark-start text:name="__RefHeading___Toc10002_899862562"/>Restricting Note Creation to Logged-In Users<text:bookmark-end text:name="__RefHeading___Toc10002_899862562"/></text:h>
      <text:p text:style-name="Text_20_body">To allow only authenticated users to create notes, modify <text:span text:style-name="Source_20_Text">controllers/notes.js</text:span>:</text:p>
      <text:p text:style-name="Preformatted_20_Text"><text:span text:style-name="Source_20_Text">const jwt = require('jsonwebtoken')</text:span></text:p>
      <text:p text:style-name="Preformatted_20_Text"/>
      <text:p text:style-name="Preformatted_20_Text"><text:span text:style-name="Source_20_Text">const getTokenFrom = request =&gt; {</text:span></text:p>
      <text:p text:style-name="Preformatted_20_Text"><text:span text:style-name="Source_20_Text"><text:s text:c="2"/>const authorization = request.get('authorization')</text:span></text:p>
      <text:p text:style-name="Preformatted_20_Text"><text:span text:style-name="Source_20_Text"><text:s text:c="2"/>if (authorization &amp;&amp; authorization.startsWith('Bearer ')) {</text:span></text:p>
      <text:p text:style-name="Preformatted_20_Text"><text:span text:style-name="Source_20_Text"><text:s text:c="4"/>return authorization.replace('Bearer ', '')</text:span></text:p>
      <text:p text:style-name="Preformatted_20_Text"><text:span text:style-name="Source_20_Text"><text:s text:c="2"/>}</text:span></text:p>
      <text:p text:style-name="Preformatted_20_Text"><text:span text:style-name="Source_20_Text"><text:s text:c="2"/>return null</text:span></text:p>
      <text:p text:style-name="Preformatted_20_Text"><text:span text:style-name="Source_20_Text">}</text:span></text:p>
      <text:p text:style-name="Preformatted_20_Text"/>
      <text:p text:style-name="Preformatted_20_Text"><text:span text:style-name="Source_20_Text">notesRouter.post('/', async (request, response) =&gt; {</text:span></text:p>
      <text:p text:style-name="Preformatted_20_Text"><text:span text:style-name="Source_20_Text"><text:s text:c="2"/>const body = request.body</text:span></text:p>
      <text:p text:style-name="Preformatted_20_Text"><text:span text:style-name="Source_20_Text"><text:s text:c="2"/>const decodedToken = jwt.verify(getTokenFrom(request), process.env.SECRET)</text:span></text:p>
      <text:p text:style-name="Preformatted_20_Text"><text:span text:style-name="Source_20_Text"><text:s text:c="2"/>if (!decodedToken.id) {</text:span></text:p>
      <text:p text:style-name="Preformatted_20_Text"><text:soft-page-break/><text:span text:style-name="Source_20_Text"><text:s text:c="4"/>return response.status(401).json({ error: 'token invalid' })</text:span></text:p>
      <text:p text:style-name="Preformatted_20_Text"><text:span text:style-name="Source_20_Text"><text:s text:c="2"/>}</text:span></text:p>
      <text:p text:style-name="Preformatted_20_Text"><text:span text:style-name="Source_20_Text"><text:s text:c="2"/>const user = await User.findById(decodedToken.id)</text:span></text:p>
      <text:p text:style-name="Preformatted_20_Text"/>
      <text:p text:style-name="Preformatted_20_Text"><text:span text:style-name="Source_20_Text"><text:s text:c="2"/>const note = new Note({</text:span></text:p>
      <text:p text:style-name="Preformatted_20_Text"><text:span text:style-name="Source_20_Text"><text:s text:c="4"/>content: body.content,</text:span></text:p>
      <text:p text:style-name="Preformatted_20_Text"><text:span text:style-name="Source_20_Text"><text:s text:c="4"/>important: body.important || false,</text:span></text:p>
      <text:p text:style-name="Preformatted_20_Text"><text:span text:style-name="Source_20_Text"><text:s text:c="4"/>user: user._id</text:span></text:p>
      <text:p text:style-name="Preformatted_20_Text"><text:span text:style-name="Source_20_Text"><text:s text:c="2"/>})</text:span></text:p>
      <text:p text:style-name="Preformatted_20_Text"/>
      <text:p text:style-name="Preformatted_20_Text"><text:span text:style-name="Source_20_Text"><text:s text:c="2"/>const savedNote = await note.save()</text:span></text:p>
      <text:p text:style-name="Preformatted_20_Text"><text:span text:style-name="Source_20_Text"><text:s text:c="2"/>user.notes = user.notes.concat(savedNote._id)</text:span></text:p>
      <text:p text:style-name="Preformatted_20_Text"><text:span text:style-name="Source_20_Text"><text:s text:c="2"/>await user.save()</text:span></text:p>
      <text:p text:style-name="Preformatted_20_Text"/>
      <text:p text:style-name="Preformatted_20_Text"><text:span text:style-name="Source_20_Text"><text:s text:c="2"/>response.json(savedNote)</text:span></text:p>
      <text:p text:style-name="P26"><text:span text:style-name="Source_20_Text">})</text:span></text:p>
      <text:list text:style-name="L12">
        <text:list-item>
          <text:p text:style-name="P44"><text:span text:style-name="Strong_20_Emphasis">Token Retrieval</text:span>: The helper function <text:span text:style-name="Source_20_Text">getTokenFrom</text:span> extracts the token from the Authorization header.</text:p>
        </text:list-item>
        <text:list-item>
          <text:p text:style-name="P44"><text:span text:style-name="Strong_20_Emphasis">Token Validation</text:span>: <text:span text:style-name="Source_20_Text">jwt.verify</text:span> decodes the token and verifies its validity.</text:p>
        </text:list-item>
      </text:list>
      <text:h text:style-name="Heading_20_2" text:outline-level="2"><text:bookmark-start text:name="__RefHeading___Toc10004_899862562"/>Enhancements and Limitations<text:bookmark-end text:name="__RefHeading___Toc10004_899862562"/></text:h>
      <text:p text:style-name="Text_20_body"><text:span text:style-name="Strong_20_Emphasis">Token Expiration</text:span>: To improve security, tokens can be given an expiration time:</text:p>
      <text:p text:style-name="P26"><text:span text:style-name="Source_20_Text">const token = jwt.sign(userForToken, process.env.SECRET, { expiresIn: 60 * 60 }) // 1 hour</text:span></text:p>
      <text:p text:style-name="Text_20_body">Extend the error handler to address expired tokens:</text:p>
      <text:p text:style-name="Preformatted_20_Text"><text:span text:style-name="Source_20_Text">else if (error.name === 'TokenExpiredError') {</text:span></text:p>
      <text:p text:style-name="Preformatted_20_Text"><text:span text:style-name="Source_20_Text"><text:s text:c="2"/>return response.status(401).json({ error: 'token expired' })</text:span></text:p>
      <text:p text:style-name="P26"><text:span text:style-name="Source_20_Text">}</text:span></text:p>
      <text:p text:style-name="Text_20_body"><text:span text:style-name="Strong_20_Emphasis">Server-Side Sessions</text:span>: An alternative to JWTs is storing session data on the server. While more secure, it introduces complexity and performance overhead. This is often managed using fast key-value databases like Redis.</text:p>
      <text:h text:style-name="Heading_20_2" text:outline-level="2"><text:bookmark-start text:name="__RefHeading___Toc10006_899862562"/>End Notes<text:bookmark-end text:name="__RefHeading___Toc10006_899862562"/></text:h>
      <text:list text:style-name="L13">
        <text:list-item>
          <text:p text:style-name="P45">Always use HTTPS for secure transmission of tokens.</text:p>
        </text:list-item>
        <text:list-item>
          <text:p text:style-name="P45">The backend changes will temporarily break note creation until the frontend supports login.</text:p>
        </text:list-item>
        <text:list-item>
          <text:p text:style-name="P45">Login functionality will be integrated with the frontend in the next step.</text:p>
        </text:list-item>
      </text:list>
      <text:p text:style-name="Text_20_body"/>
      <text:h text:style-name="Heading_20_1" text:outline-level="1"><text:bookmark-start text:name="__RefHeading___Toc17148_2337481427"/>Part 5<text:bookmark-end text:name="__RefHeading___Toc17148_2337481427"/></text:h>
      <text:p text:style-name="Text_20_body"/>
      <text:h text:style-name="Heading_20_2" text:outline-level="2"><text:bookmark-start text:name="__RefHeading___Toc17150_2337481427"/><text:soft-page-break/>Login in Frontend<text:bookmark-end text:name="__RefHeading___Toc17150_2337481427"/></text:h>
      <text:p text:style-name="Text_20_body">In this chapter, we implement user login functionality in the frontend. At the start, the frontend does not support user management or sending tokens for authenticated requests. By the end of the chapter, it will handle user authentication, persist login sessions, and allow creating notes with proper authorization.</text:p>
      <text:h text:style-name="Heading_20_4" text:outline-level="4"><text:bookmark-start text:name="__RefHeading___Toc17152_2337481427"/><text:span text:style-name="Strong_20_Emphasis">Adding the Login Form</text:span><text:bookmark-end text:name="__RefHeading___Toc17152_2337481427"/></text:h>
      <text:p text:style-name="Text_20_body">The first step is to add a login form to the <text:span text:style-name="Source_20_Text">App</text:span> component. State variables (<text:span text:style-name="Source_20_Text">username</text:span>, <text:span text:style-name="Source_20_Text">password</text:span>) are introduced to manage the user's input dynamically. A basic <text:span text:style-name="Source_20_Text">handleLogin</text:span> function is implemented to capture form submissions. Initially, it only logs the credentials to the console, serving as a placeholder for further development.</text:p>
      <text:p text:style-name="Preformatted_20_Text"><text:span text:style-name="Source_20_Text">const handleLogin = (event) =&gt; {</text:span></text:p>
      <text:p text:style-name="Preformatted_20_Text"><text:span text:style-name="Source_20_Text"><text:s text:c="2"/>event.preventDefault();</text:span></text:p>
      <text:p text:style-name="Preformatted_20_Text"><text:span text:style-name="Source_20_Text"><text:s text:c="2"/>console.log('logging in with', username, password);</text:span></text:p>
      <text:p text:style-name="P26"><text:span text:style-name="Source_20_Text">};</text:span></text:p>
      <text:p text:style-name="Text_20_body">This provides a foundation for the login functionality while keeping the implementation modular and scalable.</text:p>
      <text:h text:style-name="Heading_20_4" text:outline-level="4"><text:bookmark-start text:name="__RefHeading___Toc17154_2337481427"/><text:span text:style-name="Strong_20_Emphasis">Handling Login with Backend</text:span><text:bookmark-end text:name="__RefHeading___Toc17154_2337481427"/></text:h>
      <text:p text:style-name="Text_20_body">To communicate with the backend, we create a new module, <text:span text:style-name="Source_20_Text">services/login.js</text:span>. This module uses <text:span text:style-name="Source_20_Text">axios</text:span> to send login requests to the <text:span text:style-name="Source_20_Text">/api/login</text:span> endpoint and returns the server response.</text:p>
      <text:p text:style-name="Preformatted_20_Text"><text:span text:style-name="Source_20_Text">import axios from 'axios';</text:span></text:p>
      <text:p text:style-name="Preformatted_20_Text"><text:span text:style-name="Source_20_Text">const baseUrl = '/api/login';</text:span></text:p>
      <text:p text:style-name="Preformatted_20_Text"/>
      <text:p text:style-name="Preformatted_20_Text"><text:span text:style-name="Source_20_Text">const login = async (credentials) =&gt; {</text:span></text:p>
      <text:p text:style-name="Preformatted_20_Text"><text:span text:style-name="Source_20_Text"><text:s text:c="2"/>const response = await axios.post(baseUrl, credentials);</text:span></text:p>
      <text:p text:style-name="Preformatted_20_Text"><text:span text:style-name="Source_20_Text"><text:s text:c="2"/>return response.data;</text:span></text:p>
      <text:p text:style-name="Preformatted_20_Text"><text:span text:style-name="Source_20_Text">};</text:span></text:p>
      <text:p text:style-name="Preformatted_20_Text"/>
      <text:p text:style-name="P26"><text:span text:style-name="Source_20_Text">export default { login };</text:span></text:p>
      <text:p text:style-name="Text_20_body">The <text:span text:style-name="Source_20_Text">handleLogin</text:span> function is then updated to:</text:p>
      <text:list text:style-name="L14">
        <text:list-item>
          <text:p text:style-name="P46">Send login credentials to the backend.</text:p>
        </text:list-item>
        <text:list-item>
          <text:p text:style-name="P46">Store the user details and token received in the server's response.</text:p>
        </text:list-item>
        <text:list-item>
          <text:p text:style-name="P46">Handle errors gracefully by notifying the user of invalid credentials.</text:p>
        </text:list-item>
      </text:list>
      <text:p text:style-name="Preformatted_20_Text"><text:span text:style-name="Source_20_Text">const handleLogin = async (event) =&gt; {</text:span></text:p>
      <text:p text:style-name="Preformatted_20_Text"><text:span text:style-name="Source_20_Text"><text:s text:c="2"/>event.preventDefault();</text:span></text:p>
      <text:p text:style-name="Preformatted_20_Text"><text:span text:style-name="Source_20_Text"><text:s text:c="2"/>try {</text:span></text:p>
      <text:p text:style-name="Preformatted_20_Text"><text:span text:style-name="Source_20_Text"><text:s text:c="4"/>const user = await loginService.login({ username, password });</text:span></text:p>
      <text:p text:style-name="Preformatted_20_Text"><text:span text:style-name="Source_20_Text"><text:s text:c="4"/>setUser(user);</text:span></text:p>
      <text:p text:style-name="Preformatted_20_Text"><text:span text:style-name="Source_20_Text"><text:s text:c="4"/>setUsername('');</text:span></text:p>
      <text:p text:style-name="Preformatted_20_Text"><text:span text:style-name="Source_20_Text"><text:s text:c="4"/>setPassword('');</text:span></text:p>
      <text:p text:style-name="Preformatted_20_Text"><text:span text:style-name="Source_20_Text"><text:s text:c="2"/>} catch (exception) {</text:span></text:p>
      <text:p text:style-name="Preformatted_20_Text"><text:span text:style-name="Source_20_Text"><text:s text:c="4"/>setErrorMessage('Wrong credentials');</text:span></text:p>
      <text:p text:style-name="Preformatted_20_Text"><text:span text:style-name="Source_20_Text"><text:s text:c="4"/>setTimeout(() =&gt; setErrorMessage(null), 5000);</text:span></text:p>
      <text:p text:style-name="Preformatted_20_Text"><text:span text:style-name="Source_20_Text"><text:s text:c="2"/>}</text:span></text:p>
      <text:p text:style-name="P26"><text:span text:style-name="Source_20_Text">};</text:span></text:p>
      <text:h text:style-name="Heading_20_4" text:outline-level="4"><text:bookmark-start text:name="__RefHeading___Toc17156_2337481427"/><text:soft-page-break/><text:span text:style-name="Strong_20_Emphasis">Conditional Rendering of Forms</text:span><text:bookmark-end text:name="__RefHeading___Toc17156_2337481427"/></text:h>
      <text:p text:style-name="Text_20_body">The application dynamically displays either the login form or the notes list based on the user's authentication state. This is achieved using a simple conditional rendering mechanism.</text:p>
      <text:p text:style-name="Preformatted_20_Text"><text:span text:style-name="Source_20_Text">return (</text:span></text:p>
      <text:p text:style-name="Preformatted_20_Text"><text:span text:style-name="Source_20_Text"><text:s text:c="2"/>&lt;div&gt;</text:span></text:p>
      <text:p text:style-name="Preformatted_20_Text"><text:span text:style-name="Source_20_Text"><text:s text:c="4"/>&lt;h1&gt;Notes&lt;/h1&gt;</text:span></text:p>
      <text:p text:style-name="Preformatted_20_Text"><text:span text:style-name="Source_20_Text"><text:s text:c="4"/>{user === null ? loginForm() : &lt;p&gt;{user.name} logged in&lt;/p&gt;}</text:span></text:p>
      <text:p text:style-name="Preformatted_20_Text"><text:span text:style-name="Source_20_Text"><text:s text:c="2"/>&lt;/div&gt;</text:span></text:p>
      <text:p text:style-name="P26"><text:span text:style-name="Source_20_Text">);</text:span></text:p>
      <text:p text:style-name="Text_20_body">This approach ensures the user experience is seamless and context-aware.</text:p>
      <text:h text:style-name="Heading_20_4" text:outline-level="4"><text:bookmark-start text:name="__RefHeading___Toc17158_2337481427"/><text:span text:style-name="Strong_20_Emphasis">Creating New Notes with Token</text:span><text:bookmark-end text:name="__RefHeading___Toc17158_2337481427"/></text:h>
      <text:p text:style-name="Text_20_body">After authentication, the token provided by the backend must be used to create new notes. The <text:span text:style-name="Source_20_Text">noteService</text:span> module is updated to include a token management system. The token is appended to the <text:span text:style-name="Source_20_Text">Authorization</text:span> header for secure communication.</text:p>
      <text:p text:style-name="Preformatted_20_Text"><text:span text:style-name="Source_20_Text">let token = null;</text:span></text:p>
      <text:p text:style-name="Preformatted_20_Text"/>
      <text:p text:style-name="Preformatted_20_Text"><text:span text:style-name="Source_20_Text">const setToken = (newToken) =&gt; {</text:span></text:p>
      <text:p text:style-name="Preformatted_20_Text"><text:span text:style-name="Source_20_Text"><text:s text:c="2"/>token = `Bearer ${newToken}`;</text:span></text:p>
      <text:p text:style-name="Preformatted_20_Text"><text:span text:style-name="Source_20_Text">};</text:span></text:p>
      <text:p text:style-name="Preformatted_20_Text"/>
      <text:p text:style-name="Preformatted_20_Text"><text:span text:style-name="Source_20_Text">const create = async (newObject) =&gt; {</text:span></text:p>
      <text:p text:style-name="Preformatted_20_Text"><text:span text:style-name="Source_20_Text"><text:s text:c="2"/>const config = { headers: { Authorization: token } };</text:span></text:p>
      <text:p text:style-name="Preformatted_20_Text"><text:span text:style-name="Source_20_Text"><text:s text:c="2"/>const response = await axios.post(baseUrl, newObject, config);</text:span></text:p>
      <text:p text:style-name="Preformatted_20_Text"><text:span text:style-name="Source_20_Text"><text:s text:c="2"/>return response.data;</text:span></text:p>
      <text:p text:style-name="Preformatted_20_Text"><text:span text:style-name="Source_20_Text">};</text:span></text:p>
      <text:p text:style-name="Preformatted_20_Text"/>
      <text:p text:style-name="P26"><text:span text:style-name="Source_20_Text">export default { getAll, create, setToken };</text:span></text:p>
      <text:p text:style-name="Text_20_body">After a successful login, the token is stored and used for subsequent API requests:</text:p>
      <text:p text:style-name="P26"><text:span text:style-name="Source_20_Text">noteService.setToken(user.token);</text:span></text:p>
      <text:h text:style-name="Heading_20_4" text:outline-level="4"><text:bookmark-start text:name="__RefHeading___Toc17160_2337481427"/><text:span text:style-name="Strong_20_Emphasis">Persisting Login with Local Storage</text:span><text:bookmark-end text:name="__RefHeading___Toc17160_2337481427"/></text:h>
      <text:p text:style-name="Text_20_body">To maintain user sessions across page reloads, login details are saved to <text:span text:style-name="Source_20_Text">localStorage</text:span>. This ensures a smoother user experience without requiring repeated logins.</text:p>
      <text:p text:style-name="P26"><text:span text:style-name="Source_20_Text">window.localStorage.setItem('loggedNoteappUser', JSON.stringify(user));</text:span></text:p>
      <text:p text:style-name="Text_20_body">When the application loads, an <text:span text:style-name="Source_20_Text">useEffect</text:span> hook checks for existing login data in <text:span text:style-name="Source_20_Text">localStorage</text:span>. If found, it restores the user's session and sets the token for API communication.</text:p>
      <text:p text:style-name="Preformatted_20_Text"><text:span text:style-name="Source_20_Text">useEffect(() =&gt; {</text:span></text:p>
      <text:p text:style-name="Preformatted_20_Text"><text:span text:style-name="Source_20_Text"><text:s text:c="2"/>const loggedUserJSON = window.localStorage.getItem('loggedNoteappUser');</text:span></text:p>
      <text:p text:style-name="Preformatted_20_Text"><text:span text:style-name="Source_20_Text"><text:s text:c="2"/>if (loggedUserJSON) {</text:span></text:p>
      <text:p text:style-name="Preformatted_20_Text"><text:span text:style-name="Source_20_Text"><text:s text:c="4"/>const user = JSON.parse(loggedUserJSON);</text:span></text:p>
      <text:p text:style-name="Preformatted_20_Text"><text:span text:style-name="Source_20_Text"><text:s text:c="4"/>setUser(user);</text:span></text:p>
      <text:p text:style-name="Preformatted_20_Text"><text:span text:style-name="Source_20_Text"><text:s text:c="4"/>noteService.setToken(user.token);</text:span></text:p>
      <text:p text:style-name="Preformatted_20_Text"><text:span text:style-name="Source_20_Text"><text:s text:c="2"/>}</text:span></text:p>
      <text:p text:style-name="P26"><text:span text:style-name="Source_20_Text">}, []);</text:span></text:p>
      <text:h text:style-name="Heading_20_4" text:outline-level="4"><text:bookmark-start text:name="__RefHeading___Toc17162_2337481427"/><text:soft-page-break/><text:span text:style-name="Strong_20_Emphasis">Notes on Local Storage</text:span><text:bookmark-end text:name="__RefHeading___Toc17162_2337481427"/></text:h>
      <text:p text:style-name="Text_20_body">While <text:span text:style-name="Source_20_Text">localStorage</text:span> is convenient, it poses security risks, such as exposure to XSS attacks. A more secure alternative is to use <text:span text:style-name="Source_20_Text">httpOnly</text:span> cookies. However, this approach adds complexity, especially in SPAs. Developers should weigh the trade-offs based on their application's requirements and security needs.</text:p>
      <text:p text:style-name="Text_20_body"/>
      <text:p text:style-name="Text_20_body"/>
      <text:h text:style-name="Heading_20_2" text:outline-level="2"><text:bookmark-start text:name="__RefHeading___Toc17164_2337481427"/>props.children and proptypes<text:bookmark-end text:name="__RefHeading___Toc17164_2337481427"/></text:h>
      <text:h text:style-name="Heading_20_4" text:outline-level="4"><text:bookmark-start text:name="__RefHeading___Toc17166_2337481427"/>Displaying the login form only when appropriate<text:bookmark-end text:name="__RefHeading___Toc17166_2337481427"/></text:h>
      <text:p text:style-name="Text_20_body">It's often necessary to control the visibility of certain UI elements, like a login form, making it appear only when a user interacts with a "log in" button and allowing them to dismiss it using a "cancel" button. A practical initial step involves extracting the form into its own distinct component. For example, a LoginForm component can be designed to encapsulate the form's HTML structure and its input fields. This component typically receives its state (such as username and password) and its event handling functions (like handleSubmit, handleUsernameChange, and handlePasswordChange) as props. Using destructuring assignment for props directly in the component's function signature is a common convention for cleaner code, avoiding repetitive props.propertyName access.</text:p>
      <text:p text:style-name="Text_20_body">Here's an example of such a LoginForm component:</text:p>
      <text:p text:style-name="Preformatted_20_Text"><text:s text:c="6"/><text:span text:style-name="Source_20_Text">const LoginForm = ({</text:span></text:p>
      <text:p text:style-name="Preformatted_20_Text"><text:span text:style-name="Source_20_Text"><text:s text:c="3"/>handleSubmit,</text:span></text:p>
      <text:p text:style-name="Preformatted_20_Text"><text:span text:style-name="Source_20_Text"><text:s text:c="3"/>handleUsernameChange,</text:span></text:p>
      <text:p text:style-name="Preformatted_20_Text"><text:span text:style-name="Source_20_Text"><text:s text:c="3"/>handlePasswordChange,</text:span></text:p>
      <text:p text:style-name="Preformatted_20_Text"><text:span text:style-name="Source_20_Text"><text:s text:c="3"/>username,</text:span></text:p>
      <text:p text:style-name="Preformatted_20_Text"><text:span text:style-name="Source_20_Text"><text:s text:c="3"/>password</text:span></text:p>
      <text:p text:style-name="Preformatted_20_Text"><text:span text:style-name="Source_20_Text"><text:s text:c="2"/>}) =&gt; {</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gt;Login&lt;/h2&gt;</text:span></text:p>
      <text:p text:style-name="Preformatted_20_Text"><text:span text:style-name="Source_20_Text"><text:s text:c="6"/>&lt;form onSubmit={handleSubmit}&gt;</text:span></text:p>
      <text:p text:style-name="Preformatted_20_Text"><text:span text:style-name="Source_20_Text"><text:s text:c="8"/>&lt;div&gt;</text:span></text:p>
      <text:p text:style-name="Preformatted_20_Text"><text:span text:style-name="Source_20_Text"><text:s text:c="10"/>username</text:span></text:p>
      <text:p text:style-name="Preformatted_20_Text"><text:span text:style-name="Source_20_Text"><text:s text:c="10"/>&lt;input</text:span></text:p>
      <text:p text:style-name="Preformatted_20_Text"><text:span text:style-name="Source_20_Text"><text:s text:c="12"/>value={username}</text:span></text:p>
      <text:p text:style-name="Preformatted_20_Text"><text:span text:style-name="Source_20_Text"><text:s text:c="12"/>onChange={handleUsernameChange}</text:span></text:p>
      <text:p text:style-name="Preformatted_20_Text"><text:span text:style-name="Source_20_Text"><text:s text:c="10"/>/&gt;</text:span></text:p>
      <text:p text:style-name="Preformatted_20_Text"><text:span text:style-name="Source_20_Text"><text:s text:c="8"/>&lt;/div&gt;</text:span></text:p>
      <text:p text:style-name="Preformatted_20_Text"><text:span text:style-name="Source_20_Text"><text:s text:c="8"/>&lt;div&gt;</text:span></text:p>
      <text:p text:style-name="Preformatted_20_Text"><text:span text:style-name="Source_20_Text"><text:s text:c="10"/>password</text:span></text:p>
      <text:p text:style-name="Preformatted_20_Text"><text:span text:style-name="Source_20_Text"><text:s text:c="10"/>&lt;input</text:span></text:p>
      <text:p text:style-name="Preformatted_20_Text"><text:span text:style-name="Source_20_Text"><text:s text:c="12"/>type="password"</text:span></text:p>
      <text:p text:style-name="Preformatted_20_Text"><text:span text:style-name="Source_20_Text"><text:s text:c="12"/>value={password}</text:span></text:p>
      <text:p text:style-name="Preformatted_20_Text"><text:span text:style-name="Source_20_Text"><text:s text:c="12"/>onChange={handlePasswordChange}</text:span></text:p>
      <text:p text:style-name="Preformatted_20_Text"><text:span text:style-name="Source_20_Text"><text:s text:c="10"/>/&gt;</text:span></text:p>
      <text:p text:style-name="Preformatted_20_Text"><text:span text:style-name="Source_20_Text"><text:s text:c="6"/>&lt;/div&gt;</text:span></text:p>
      <text:p text:style-name="Preformatted_20_Text"><text:span text:style-name="Source_20_Text"><text:s text:c="8"/>&lt;button type="submit"&gt;login&lt;/button&gt;</text:span></text:p>
      <text:p text:style-name="Preformatted_20_Text"><text:span text:style-name="Source_20_Text"><text:s text:c="6"/>&lt;/form&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text:soft-page-break/></text:p>
      <text:p text:style-name="Preformatted_20_Text"><text:span text:style-name="Source_20_Text">export default LoginForm</text:span></text:p>
      <text:p text:style-name="P26"><text:s text:c="4"/></text:p>
      <text:p text:style-name="Text_20_body">Initially, the logic for toggling visibility can reside within the parent App component. This entails introducing a state variable, for example, loginVisible (a boolean), which dictates whether the form is displayed. Buttons labeled "log in" and "cancel" would then modify this state. The actual mechanism for showing and hiding the form can be implemented using inline styles, specifically by manipulating the display CSS property. For instance, a div containing the "log in" button might have a style of { display: loginVisible ? 'none' : '' } (to hide it when the form is visible), while another div encompassing the LoginForm and the "cancel" button would use { display: loginVisible ? '' : 'none' } (to show it when the form is intended to be visible).</text:p>
      <text:p text:style-name="Text_20_body">This logic can be implemented within the App component as follows:</text:p>
      <text:p text:style-name="Preformatted_20_Text"><text:s text:c="6"/><text:span text:style-name="Source_20_Text">const App = () =&gt; {</text:span></text:p>
      <text:p text:style-name="Preformatted_20_Text"><text:span text:style-name="Source_20_Text"><text:s text:c="2"/>const [loginVisible, setLoginVisible] = useState(false)</text:span></text:p>
      <text:p text:style-name="Preformatted_20_Text"><text:span text:style-name="Source_20_Text"><text:s text:c="2"/>// ... other states like username, password, and handlers ...</text:span></text:p>
      <text:p text:style-name="Preformatted_20_Text"/>
      <text:p text:style-name="Preformatted_20_Text"><text:span text:style-name="Source_20_Text"><text:s text:c="2"/>const loginForm = () =&gt; {</text:span></text:p>
      <text:p text:style-name="Preformatted_20_Text"><text:span text:style-name="Source_20_Text"><text:s text:c="4"/>const hideWhenVisible = { display: loginVisible ? 'none' : '' }</text:span></text:p>
      <text:p text:style-name="Preformatted_20_Text"><text:span text:style-name="Source_20_Text"><text:s text:c="4"/>const showWhenVisible = { display: loginVisible ? '' : 'none' }</text:span></text:p>
      <text:p text:style-name="Preformatted_20_Text"/>
      <text:p text:style-name="Preformatted_20_Text"><text:span text:style-name="Source_20_Text"><text:s text:c="4"/>return (</text:span></text:p>
      <text:p text:style-name="Preformatted_20_Text"><text:span text:style-name="Source_20_Text"><text:s text:c="6"/>&lt;div&gt;</text:span></text:p>
      <text:p text:style-name="Preformatted_20_Text"><text:span text:style-name="Source_20_Text"><text:s text:c="8"/>&lt;div style={hideWhenVisible}&gt;</text:span></text:p>
      <text:p text:style-name="Preformatted_20_Text"><text:span text:style-name="Source_20_Text"><text:s text:c="10"/>&lt;button onClick={() =&gt; setLoginVisible(true)}&gt;log in&lt;/button&gt;</text:span></text:p>
      <text:p text:style-name="Preformatted_20_Text"><text:span text:style-name="Source_20_Text"><text:s text:c="8"/>&lt;/div&gt;</text:span></text:p>
      <text:p text:style-name="Preformatted_20_Text"><text:span text:style-name="Source_20_Text"><text:s text:c="8"/>&lt;div style={showWhenVisible}&gt;</text:span></text:p>
      <text:p text:style-name="Preformatted_20_Text"><text:span text:style-name="Source_20_Text"><text:s text:c="10"/>&lt;LoginForm</text:span></text:p>
      <text:p text:style-name="Preformatted_20_Text"><text:span text:style-name="Source_20_Text"><text:s text:c="12"/>username={username} // assuming username state exists in App</text:span></text:p>
      <text:p text:style-name="Preformatted_20_Text"><text:span text:style-name="Source_20_Text"><text:s text:c="12"/>password={password} // assuming password state exists in App</text:span></text:p>
      <text:p text:style-name="Preformatted_20_Text"><text:span text:style-name="Source_20_Text"><text:s text:c="12"/>handleUsernameChange={({ target }) =&gt; setUsername(target.value)} // assuming setUsername exists</text:span></text:p>
      <text:p text:style-name="Preformatted_20_Text"><text:span text:style-name="Source_20_Text"><text:s text:c="12"/>handlePasswordChange={({ target }) =&gt; setPassword(target.value)} // assuming setPassword exists</text:span></text:p>
      <text:p text:style-name="Preformatted_20_Text"><text:span text:style-name="Source_20_Text"><text:s text:c="12"/>handleSubmit={handleLogin} // assuming handleLogin exists</text:span></text:p>
      <text:p text:style-name="Preformatted_20_Text"><text:span text:style-name="Source_20_Text"><text:s text:c="10"/>/&gt;</text:span></text:p>
      <text:p text:style-name="Preformatted_20_Text"><text:span text:style-name="Source_20_Text"><text:s text:c="10"/>&lt;button onClick={() =&gt; setLoginVisible(false)}&gt;cancel&lt;/button&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text:span></text:p>
      <text:p text:style-name="Preformatted_20_Text"><text:span text:style-name="Source_20_Text">}</text:span></text:p>
      <text:p text:style-name="P26"><text:s text:c="4"/></text:p>
      <text:h text:style-name="Heading_20_4" text:outline-level="4"><text:bookmark-start text:name="__RefHeading___Toc17168_2337481427"/>The components children, aka. props.children<text:bookmark-end text:name="__RefHeading___Toc17168_2337481427"/></text:h>
      <text:p text:style-name="Text_20_body">To enhance reusability, the logic for toggling visibility can be encapsulated within a new component, for instance, named Togglable. This component would be responsible for managing its own visibility state. A crucial concept in this context is props.children. When a component is utilized with both opening and closing tags, such as &lt;Togglable buttonLabel='login'&gt;&lt;LoginForm ... /&gt;&lt;/Togglable&gt;, the content nested between these tags (in this case, the LoginForm) becomes accessible as props.children within the Togglable component. The <text:soft-page-break/>Togglable component can then decide how and when to render these children. If a component is defined using a self-closing tag (e.g., &lt;MyComponent /&gt;), props.children will be an empty array.</text:p>
      <text:p text:style-name="Text_20_body">The Togglable component could be implemented as follows:</text:p>
      <text:p text:style-name="Preformatted_20_Text"><text:s text:c="6"/><text:span text:style-name="Source_20_Text">import { useState, forwardRef, useImperativeHandle } from 'react' // Added forwardRef and useImperativeHandle for later use</text:span></text:p>
      <text:p text:style-name="Preformatted_20_Text"/>
      <text:p text:style-name="Preformatted_20_Text"><text:span text:style-name="Source_20_Text">const Togglable = forwardRef((props, ref) =&gt; { // Changed to use forwardRef</text:span></text:p>
      <text:p text:style-name="Preformatted_20_Text"><text:span text:style-name="Source_20_Text"><text:s text:c="2"/>const [visible, setVisible] = useState(false)</text:span></text:p>
      <text:p text:style-name="Preformatted_20_Text"/>
      <text:p text:style-name="Preformatted_20_Text"><text:span text:style-name="Source_20_Text"><text:s text:c="2"/>const hideWhenVisible = { display: visible ? 'none' : '' }</text:span></text:p>
      <text:p text:style-name="Preformatted_20_Text"><text:span text:style-name="Source_20_Text"><text:s text:c="2"/>const showWhenVisible = { display: visible ? '' : 'none' }</text:span></text:p>
      <text:p text:style-name="Preformatted_20_Text"/>
      <text:p text:style-name="Preformatted_20_Text"><text:span text:style-name="Source_20_Text"><text:s text:c="2"/>const toggleVisibility = () =&gt; {</text:span></text:p>
      <text:p text:style-name="Preformatted_20_Text"><text:span text:style-name="Source_20_Text"><text:s text:c="4"/>setVisible(!visible)</text:span></text:p>
      <text:p text:style-name="Preformatted_20_Text"><text:span text:style-name="Source_20_Text"><text:s text:c="2"/>}</text:span></text:p>
      <text:p text:style-name="Preformatted_20_Text"/>
      <text:p text:style-name="Preformatted_20_Text"><text:span text:style-name="Source_20_Text"><text:s text:c="2"/>// This part is for exposing functions via ref, explained later</text:span></text:p>
      <text:p text:style-name="Preformatted_20_Text"><text:span text:style-name="Source_20_Text"><text:s text:c="2"/>useImperativeHandle(ref, () =&gt; {</text:span></text:p>
      <text:p text:style-name="Preformatted_20_Text"><text:span text:style-name="Source_20_Text"><text:s text:c="4"/>return {</text:span></text:p>
      <text:p text:style-name="Preformatted_20_Text"><text:span text:style-name="Source_20_Text"><text:s text:c="6"/>toggleVisibility</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div style={hideWhenVisible}&gt;</text:span></text:p>
      <text:p text:style-name="Preformatted_20_Text"><text:span text:style-name="Source_20_Text"><text:s text:c="8"/>&lt;button onClick={toggleVisibility}&gt;{props.buttonLabel}&lt;/button&gt;</text:span></text:p>
      <text:p text:style-name="Preformatted_20_Text"><text:span text:style-name="Source_20_Text"><text:s text:c="6"/>&lt;/div&gt;</text:span></text:p>
      <text:p text:style-name="Preformatted_20_Text"><text:span text:style-name="Source_20_Text"><text:s text:c="6"/>&lt;div style={showWhenVisible}&gt;</text:span></text:p>
      <text:p text:style-name="Preformatted_20_Text"><text:span text:style-name="Source_20_Text"><text:s text:c="8"/>{props.children}</text:span></text:p>
      <text:p text:style-name="Preformatted_20_Text"><text:span text:style-name="Source_20_Text"><text:s text:c="8"/>&lt;button onClick={toggleVisibility}&gt;cancel&lt;/button&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Togglable.displayName = 'Togglable' // Added for better debugging and devtools experience</text:span></text:p>
      <text:p text:style-name="Preformatted_20_Text"/>
      <text:p text:style-name="Preformatted_20_Text"><text:span text:style-name="Source_20_Text">export default Togglable</text:span></text:p>
      <text:p text:style-name="P26"><text:s text:c="4"/></text:p>
      <text:p text:style-name="Text_20_body">This reusable Togglable component can then wrap other components, like a NoteForm for creating new notes, allowing them to be conditionally displayed with a customizable button label.</text:p>
      <text:h text:style-name="Heading_20_4" text:outline-level="4"><text:bookmark-start text:name="__RefHeading___Toc17170_2337481427"/>State of the forms<text:bookmark-end text:name="__RefHeading___Toc17170_2337481427"/></text:h>
      <text:p text:style-name="Text_20_body">Regarding the management of form state, such as the content of a new note before its submission, React's documentation recommends the "lifting state up" pattern. This means moving the state to the closest common ancestor component if multiple components need to access or modify that state. However, if a particular piece of state is exclusively used by a single component (e.g., the value of an input field within the NoteForm), it is often more appropriate to maintain that state within the component itself, rather than in a parent component like App. This approach simplifies the parent component. For instance, the newNote state and its associated onChange handler can be relocated from the App component into the NoteForm component. The NoteForm would then only require a prop, such as createNote (a function passed down from App), to be invoked upon form submission.</text:p>
      <text:p text:style-name="Text_20_body"><text:soft-page-break/>The NoteForm can manage its own state like this:</text:p>
      <text:p text:style-name="Preformatted_20_Text"><text:s text:c="6"/><text:span text:style-name="Source_20_Text">import { useState } from 'react'</text:span></text:p>
      <text:p text:style-name="Preformatted_20_Text"/>
      <text:p text:style-name="Preformatted_20_Text"><text:span text:style-name="Source_20_Text">const NoteForm = ({ createNote }) =&gt; {</text:span></text:p>
      <text:p text:style-name="Preformatted_20_Text"><text:span text:style-name="Source_20_Text"><text:s text:c="2"/>const [newNote, setNewNote] = useState('')</text:span></text:p>
      <text:p text:style-name="Preformatted_20_Text"/>
      <text:p text:style-name="Preformatted_20_Text"><text:span text:style-name="Source_20_Text"><text:s text:c="2"/>const addNote = (event) =&gt; {</text:span></text:p>
      <text:p text:style-name="Preformatted_20_Text"><text:span text:style-name="Source_20_Text"><text:s text:c="4"/>event.preventDefault()</text:span></text:p>
      <text:p text:style-name="Preformatted_20_Text"><text:span text:style-name="Source_20_Text"><text:s text:c="4"/>createNote({</text:span></text:p>
      <text:p text:style-name="Preformatted_20_Text"><text:span text:style-name="Source_20_Text"><text:s text:c="6"/>content: newNote,</text:span></text:p>
      <text:p text:style-name="Preformatted_20_Text"><text:span text:style-name="Source_20_Text"><text:s text:c="6"/>important: true // Example: new notes are important by default</text:span></text:p>
      <text:p text:style-name="Preformatted_20_Text"><text:span text:style-name="Source_20_Text"><text:s text:c="4"/>})</text:span></text:p>
      <text:p text:style-name="Preformatted_20_Text"><text:span text:style-name="Source_20_Text"><text:s text:c="4"/>setNewNote('')</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gt;Create a new note&lt;/h2&gt;</text:span></text:p>
      <text:p text:style-name="Preformatted_20_Text"><text:span text:style-name="Source_20_Text"><text:s text:c="6"/>&lt;form onSubmit={addNote}&gt;</text:span></text:p>
      <text:p text:style-name="Preformatted_20_Text"><text:span text:style-name="Source_20_Text"><text:s text:c="8"/>&lt;input</text:span></text:p>
      <text:p text:style-name="Preformatted_20_Text"><text:span text:style-name="Source_20_Text"><text:s text:c="10"/>value={newNote}</text:span></text:p>
      <text:p text:style-name="Preformatted_20_Text"><text:span text:style-name="Source_20_Text"><text:s text:c="10"/>onChange={event =&gt; setNewNote(event.target.value)}</text:span></text:p>
      <text:p text:style-name="Preformatted_20_Text"><text:span text:style-name="Source_20_Text"><text:s text:c="8"/>/&gt;</text:span></text:p>
      <text:p text:style-name="Preformatted_20_Text"><text:span text:style-name="Source_20_Text"><text:s text:c="8"/>&lt;button type="submit"&gt;save&lt;/button&gt;</text:span></text:p>
      <text:p text:style-name="Preformatted_20_Text"><text:span text:style-name="Source_20_Text"><text:s text:c="6"/>&lt;/form&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xport default NoteForm</text:span></text:p>
      <text:p text:style-name="P26"><text:s text:c="4"/></text:p>
      <text:p text:style-name="Text_20_body">Consequently, the App component's addNote function would be simplified to accept a noteObject:</text:p>
      <text:p text:style-name="Preformatted_20_Text"><text:s text:c="6"/><text:span text:style-name="Source_20_Text">const App = () =&gt; {</text:span></text:p>
      <text:p text:style-name="Preformatted_20_Text"><text:span text:style-name="Source_20_Text"><text:s text:c="2"/>// ...</text:span></text:p>
      <text:p text:style-name="Preformatted_20_Text"><text:span text:style-name="Source_20_Text"><text:s text:c="2"/>const noteFormRef = useRef() // Ref will be used later</text:span></text:p>
      <text:p text:style-name="Preformatted_20_Text"><text:span text:style-name="Source_20_Text"><text:s text:c="2"/>const addNote = (noteObject) =&gt; {</text:span></text:p>
      <text:p text:style-name="Preformatted_20_Text"><text:span text:style-name="Source_20_Text"><text:s text:c="4"/>noteFormRef.current.toggleVisibility() // This line interacts with Togglable's ref</text:span></text:p>
      <text:p text:style-name="Preformatted_20_Text"><text:span text:style-name="Source_20_Text"><text:s text:c="4"/>// noteService.create(noteObject)...</text:span></text:p>
      <text:p text:style-name="Preformatted_20_Text"><text:span text:style-name="Source_20_Text"><text:s text:c="2"/>}</text:span></text:p>
      <text:p text:style-name="Preformatted_20_Text"><text:span text:style-name="Source_20_Text"><text:s text:c="2"/>// ...</text:span></text:p>
      <text:p text:style-name="Preformatted_20_Text"><text:span text:style-name="Source_20_Text"><text:s text:c="2"/>const noteForm = () =&gt; (</text:span></text:p>
      <text:p text:style-name="Preformatted_20_Text"><text:span text:style-name="Source_20_Text"><text:s text:c="4"/>&lt;Togglable buttonLabel='new note' ref={noteFormRef}&gt; {/* ref is passed here */}</text:span></text:p>
      <text:p text:style-name="Preformatted_20_Text"><text:span text:style-name="Source_20_Text"><text:s text:c="6"/>&lt;NoteForm createNote={addNote} /&gt;</text:span></text:p>
      <text:p text:style-name="Preformatted_20_Text"><text:span text:style-name="Source_20_Text"><text:s text:c="4"/>&lt;/Togglable&gt;</text:span></text:p>
      <text:p text:style-name="Preformatted_20_Text"><text:span text:style-name="Source_20_Text"><text:s text:c="2"/>)</text:span></text:p>
      <text:p text:style-name="Preformatted_20_Text"><text:span text:style-name="Source_20_Text"><text:s text:c="2"/>// ...</text:span></text:p>
      <text:p text:style-name="Preformatted_20_Text"><text:span text:style-name="Source_20_Text">}</text:span></text:p>
      <text:p text:style-name="P26"><text:s text:c="4"/></text:p>
      <text:h text:style-name="Heading_20_4" text:outline-level="4"><text:bookmark-start text:name="__RefHeading___Toc17172_2337481427"/>References to components with ref<text:bookmark-end text:name="__RefHeading___Toc17172_2337481427"/></text:h>
      <text:p text:style-name="Text_20_body">There are scenarios where a parent component needs to trigger an action or modify the state of a child component. An example is hiding the Togglable component (which wraps the NoteForm) after a new note has been successfully created. Since the visible state is internal to the Togglable component, an external mechanism is required for the parent (App) to interact with it. React's ref system offers a solution. The useRef hook is used in the parent component to create a reference <text:soft-page-break/>(e.g., noteFormRef). This reference is then passed to the child component via the special ref attribute. For the child component (Togglable) to receive this ref, it must be wrapped in React.forwardRef((props, ref) =&gt; ...). Inside the child component, the useImperativeHandle(ref, () =&gt; ({ /* functions to expose */ })) hook is employed to selectively expose certain functions (like toggleVisibility) to the parent. The parent can then invoke this exposed function using the syntax noteFormRef.current.toggleVisibility(). While this technique is functional, it's noted that for this specific use case, it might feel less elegant compared to other React patterns or older class component approaches.</text:p>
      <text:p text:style-name="Text_20_body">The necessary useRef import and usage in App.js would be:</text:p>
      <text:p text:style-name="Preformatted_20_Text"><text:s text:c="6"/><text:span text:style-name="Source_20_Text">import { useState, useEffect, useRef } from 'react' // Import useRef</text:span></text:p>
      <text:p text:style-name="Preformatted_20_Text"/>
      <text:p text:style-name="Preformatted_20_Text"><text:span text:style-name="Source_20_Text">const App = () =&gt; {</text:span></text:p>
      <text:p text:style-name="Preformatted_20_Text"><text:span text:style-name="Source_20_Text"><text:s text:c="2"/>// ...</text:span></text:p>
      <text:p text:style-name="Preformatted_20_Text"><text:span text:style-name="Source_20_Text"><text:s text:c="2"/>const noteFormRef = useRef() // Create a ref</text:span></text:p>
      <text:p text:style-name="Preformatted_20_Text"/>
      <text:p text:style-name="Preformatted_20_Text"><text:span text:style-name="Source_20_Text"><text:s text:c="2"/>const addNote = (noteObject) =&gt; {</text:span></text:p>
      <text:p text:style-name="Preformatted_20_Text"><text:span text:style-name="Source_20_Text"><text:s text:c="4"/>noteFormRef.current.toggleVisibility() // Call child's method via ref</text:span></text:p>
      <text:p text:style-name="Preformatted_20_Text"><text:span text:style-name="Source_20_Text"><text:s text:c="4"/>// ... rest of addNote logic for note creation</text:span></text:p>
      <text:p text:style-name="Preformatted_20_Text"><text:span text:style-name="Source_20_Text"><text:s text:c="2"/>}</text:span></text:p>
      <text:p text:style-name="Preformatted_20_Text"/>
      <text:p text:style-name="Preformatted_20_Text"><text:span text:style-name="Source_20_Text"><text:s text:c="2"/>const noteForm = () =&gt; (</text:span></text:p>
      <text:p text:style-name="Preformatted_20_Text"><text:span text:style-name="Source_20_Text"><text:s text:c="4"/>&lt;Togglable buttonLabel='new note' ref={noteFormRef}&gt; {/* Assign ref to Togglable */}</text:span></text:p>
      <text:p text:style-name="Preformatted_20_Text"><text:span text:style-name="Source_20_Text"><text:s text:c="6"/>&lt;NoteForm createNote={addNote} /&gt;</text:span></text:p>
      <text:p text:style-name="Preformatted_20_Text"><text:span text:style-name="Source_20_Text"><text:s text:c="4"/>&lt;/Togglable&gt;</text:span></text:p>
      <text:p text:style-name="Preformatted_20_Text"><text:span text:style-name="Source_20_Text"><text:s text:c="2"/>)</text:span></text:p>
      <text:p text:style-name="Preformatted_20_Text"><text:span text:style-name="Source_20_Text"><text:s text:c="2"/>// ...</text:span></text:p>
      <text:p text:style-name="Preformatted_20_Text"><text:span text:style-name="Source_20_Text">}</text:span></text:p>
      <text:p text:style-name="P26"><text:s text:c="3"/></text:p>
      <text:p text:style-name="Text_20_body">The Togglable component, as shown previously, needs to incorporate forwardRef and useImperativeHandle to facilitate this interaction.</text:p>
      <text:h text:style-name="Heading_20_4" text:outline-level="4"><text:bookmark-start text:name="__RefHeading___Toc17174_2337481427"/>One point about components<text:bookmark-end text:name="__RefHeading___Toc17174_2337481427"/></text:h>
      <text:p text:style-name="Text_20_body">It is important to recognize that when a React component, such as const Togglable = () =&gt; ..., is defined and then used multiple times in JSX, for example:</text:p>
      <text:p text:style-name="Preformatted_20_Text"><text:s text:c="6"/><text:span text:style-name="Source_20_Text">&lt;div&gt;</text:span></text:p>
      <text:p text:style-name="Preformatted_20_Text"><text:span text:style-name="Source_20_Text"><text:s text:c="2"/>&lt;Togglable buttonLabel="1" ref={togglable1}&gt;</text:span></text:p>
      <text:p text:style-name="Preformatted_20_Text"><text:span text:style-name="Source_20_Text"><text:s text:c="4"/>first</text:span></text:p>
      <text:p text:style-name="Preformatted_20_Text"><text:span text:style-name="Source_20_Text"><text:s text:c="2"/>&lt;/Togglable&gt;</text:span></text:p>
      <text:p text:style-name="Preformatted_20_Text"><text:span text:style-name="Source_20_Text"><text:s text:c="2"/>&lt;Togglable buttonLabel="2" ref={togglable2}&gt;</text:span></text:p>
      <text:p text:style-name="Preformatted_20_Text"><text:span text:style-name="Source_20_Text"><text:s text:c="4"/>second</text:span></text:p>
      <text:p text:style-name="Preformatted_20_Text"><text:span text:style-name="Source_20_Text"><text:s text:c="2"/>&lt;/Togglable&gt;</text:span></text:p>
      <text:p text:style-name="Preformatted_20_Text"><text:span text:style-name="Source_20_Text"><text:s text:c="2"/>&lt;Togglable buttonLabel="3" ref={togglable3}&gt;</text:span></text:p>
      <text:p text:style-name="Preformatted_20_Text"><text:span text:style-name="Source_20_Text"><text:s text:c="4"/>third</text:span></text:p>
      <text:p text:style-name="Preformatted_20_Text"><text:span text:style-name="Source_20_Text"><text:s text:c="2"/>&lt;/Togglable&gt;</text:span></text:p>
      <text:p text:style-name="Preformatted_20_Text"><text:span text:style-name="Source_20_Text">&lt;/div&gt;</text:span></text:p>
      <text:p text:style-name="P26"><text:s text:c="4"/></text:p>
      <text:p text:style-name="Text_20_body">each usage (&lt;Togglable /&gt;) creates a separate and independent instance of that component. Each instance will maintain its own distinct state. If refs are assigned as in the example (ref={togglable1}), each ref variable will point to its corresponding unique component instance.</text:p>
      <text:h text:style-name="Heading_20_4" text:outline-level="4"><text:bookmark-start text:name="__RefHeading___Toc17176_2337481427"/><text:soft-page-break/>PropTypes<text:bookmark-end text:name="__RefHeading___Toc17176_2337481427"/></text:h>
      <text:p text:style-name="Text_20_body">To enhance code robustness and catch potential errors related to component props, the prop-types package (npm install prop-types) can be utilized. This package allows developers to define the expected data types for a component's props, such as whether a prop should be a string, function, boolean, and also whether it is a required prop. For instance, Togglable.propTypes = { buttonLabel: PropTypes.string.isRequired } would specify that the buttonLabel prop must be provided and must be a string. If these prop validations are not met, React will issue a warning in the browser's console, although the application will typically continue to run. It is considered professional practice to address and resolve these console warnings.</text:p>
      <text:p text:style-name="Text_20_body">An example of defining PropTypes for the LoginForm component:</text:p>
      <text:p text:style-name="Preformatted_20_Text"><text:s text:c="6"/><text:span text:style-name="Source_20_Text">import PropTypes from 'prop-types'</text:span></text:p>
      <text:p text:style-name="Preformatted_20_Text"/>
      <text:p text:style-name="Preformatted_20_Text"><text:span text:style-name="Source_20_Text">// ... LoginForm component definition ...</text:span></text:p>
      <text:p text:style-name="Preformatted_20_Text"/>
      <text:p text:style-name="Preformatted_20_Text"><text:span text:style-name="Source_20_Text">LoginForm.propTypes = {</text:span></text:p>
      <text:p text:style-name="Preformatted_20_Text"><text:span text:style-name="Source_20_Text"><text:s text:c="2"/>handleSubmit: PropTypes.func.isRequired,</text:span></text:p>
      <text:p text:style-name="Preformatted_20_Text"><text:span text:style-name="Source_20_Text"><text:s text:c="2"/>handleUsernameChange: PropTypes.func.isRequired,</text:span></text:p>
      <text:p text:style-name="Preformatted_20_Text"><text:span text:style-name="Source_20_Text"><text:s text:c="2"/>handlePasswordChange: PropTypes.func.isRequired,</text:span></text:p>
      <text:p text:style-name="Preformatted_20_Text"><text:span text:style-name="Source_20_Text"><text:s text:c="2"/>username: PropTypes.string.isRequired,</text:span></text:p>
      <text:p text:style-name="Preformatted_20_Text"><text:span text:style-name="Source_20_Text"><text:s text:c="2"/>password: PropTypes.string.isRequired</text:span></text:p>
      <text:p text:style-name="Preformatted_20_Text"><text:span text:style-name="Source_20_Text">}</text:span></text:p>
      <text:p text:style-name="P26"><text:s text:c="4"/></text:p>
      <text:h text:style-name="Heading_20_4" text:outline-level="4"><text:bookmark-start text:name="__RefHeading___Toc17178_2337481427"/>ESlint<text:bookmark-end text:name="__RefHeading___Toc17178_2337481427"/></text:h>
      <text:p text:style-name="Text_20_body">Integrating ESLint into the frontend development workflow is beneficial for maintaining a consistent code style and for identifying potential errors or bad practices early in the development cycle. Projects initialized with Vite often include a default ESLint setup. The configuration for ESLint is typically managed in an .eslintrc.cjs file, where rules for aspects like indentation, quotation style, and semicolon usage can be defined. It's also common to extend pre-defined configurations, such as those recommended for React and React Hooks. To prevent ESLint from analyzing irrelevant files or directories, an .eslintignore file should be created to specify exclusions, for example, node_modules and the dist build folder.<text:line-break/>A frequent issue encountered when using React.forwardRef is that the component might appear as "Anonymous" in React DevTools or trigger an ESLint warning like "Component definition is missing display name". This can be easily rectified by explicitly setting the displayName static property on the component: Togglable.displayName = 'Togglable'.</text:p>
      <text:p text:style-name="Text_20_body">An example snippet for an .eslintrc.cjs configuration:</text:p>
      <text:p text:style-name="Preformatted_20_Text"><text:s text:c="6"/><text:span text:style-name="Source_20_Text">module.exports = {</text:span></text:p>
      <text:p text:style-name="Preformatted_20_Text"><text:span text:style-name="Source_20_Text"><text:s text:c="2"/>// ... other configurations (env, extends, parserOptions, settings, plugins)</text:span></text:p>
      <text:p text:style-name="Preformatted_20_Text"><text:span text:style-name="Source_20_Text"><text:s text:c="2"/>rules: {</text:span></text:p>
      <text:p text:style-name="Preformatted_20_Text"><text:span text:style-name="Source_20_Text"><text:s text:c="4"/>"indent": ["error", 2],</text:span></text:p>
      <text:p text:style-name="Preformatted_20_Text"><text:span text:style-name="Source_20_Text"><text:s text:c="4"/>"linebreak-style": ["error", "unix"],</text:span></text:p>
      <text:p text:style-name="Preformatted_20_Text"><text:span text:style-name="Source_20_Text"><text:s text:c="4"/>"quotes": ["error", "single"],</text:span></text:p>
      <text:p text:style-name="Preformatted_20_Text"><text:span text:style-name="Source_20_Text"><text:s text:c="4"/>"semi": ["error", "never"],</text:span></text:p>
      <text:p text:style-name="Preformatted_20_Text"><text:span text:style-name="Source_20_Text"><text:s text:c="4"/>"eqeqeq": "error",</text:span></text:p>
      <text:p text:style-name="Preformatted_20_Text"><text:span text:style-name="Source_20_Text"><text:s text:c="4"/>"no-trailing-spaces": "error",</text:span></text:p>
      <text:p text:style-name="Preformatted_20_Text"><text:span text:style-name="Source_20_Text"><text:s text:c="4"/>"object-curly-spacing": ["error", "always"],</text:span></text:p>
      <text:p text:style-name="Preformatted_20_Text"><text:span text:style-name="Source_20_Text"><text:s text:c="4"/>"arrow-spacing": ["error", { "before": true, "after": true }],</text:span></text:p>
      <text:p text:style-name="Preformatted_20_Text"><text:span text:style-name="Source_20_Text"><text:s text:c="4"/>"no-console": 0, // Example: allow console logs</text:span></text:p>
      <text:p text:style-name="Preformatted_20_Text"><text:span text:style-name="Source_20_Text"><text:s text:c="4"/>"react/react-in-jsx-scope": "off", // Not needed with modern React/Vite</text:span></text:p>
      <text:p text:style-name="Preformatted_20_Text"><text:soft-page-break/><text:span text:style-name="Source_20_Text"><text:s text:c="4"/>"react/prop-types": 0, // Example: turn off if using TypeScript or for manual checking</text:span></text:p>
      <text:p text:style-name="Preformatted_20_Text"><text:span text:style-name="Source_20_Text"><text:s text:c="4"/>"no-unused-vars": "warn" // Warn about unused variables</text:span></text:p>
      <text:p text:style-name="Preformatted_20_Text"><text:span text:style-name="Source_20_Text"><text:s text:c="2"/>},</text:span></text:p>
      <text:p text:style-name="Preformatted_20_Text"><text:span text:style-name="Source_20_Text">}</text:span></text:p>
      <text:p text:style-name="P26"><text:s text:c="4"/></text:p>
      <text:p text:style-name="Text_20_body">And ensuring the displayName is set for a component like Togglable:</text:p>
      <text:p text:style-name="Preformatted_20_Text"><text:s text:c="6"/><text:span text:style-name="Source_20_Text">// ... (inside Togglable.js)</text:span></text:p>
      <text:p text:style-name="Preformatted_20_Text"><text:span text:style-name="Source_20_Text">// ... Togglable component definition using forwardRef ...</text:span></text:p>
      <text:p text:style-name="Preformatted_20_Text"/>
      <text:p text:style-name="Preformatted_20_Text"><text:span text:style-name="Source_20_Text">Togglable.propTypes = { // Define propTypes</text:span></text:p>
      <text:p text:style-name="Preformatted_20_Text"><text:span text:style-name="Source_20_Text"><text:s text:c="2"/>buttonLabel: PropTypes.string.isRequired</text:span></text:p>
      <text:p text:style-name="Preformatted_20_Text"><text:span text:style-name="Source_20_Text">}</text:span></text:p>
      <text:p text:style-name="Preformatted_20_Text"/>
      <text:p text:style-name="Preformatted_20_Text"><text:span text:style-name="Source_20_Text">Togglable.displayName = 'Togglable' // Set displayName</text:span></text:p>
      <text:p text:style-name="Preformatted_20_Text"/>
      <text:p text:style-name="Preformatted_20_Text"><text:span text:style-name="Source_20_Text">export default Togglable</text:span></text:p>
      <text:p text:style-name="P26"/>
      <text:p text:style-name="Text_20_body">Okay, here are the notes for the chapter on "Testing React apps," following your requested format:</text:p>
      <text:h text:style-name="Heading_20_2" text:outline-level="2"><text:bookmark-start text:name="__RefHeading___Toc17180_2337481427"/>Testing React apps<text:bookmark-end text:name="__RefHeading___Toc17180_2337481427"/></text:h>
      <text:p text:style-name="Text_20_body">Testing React applications can be approached in various ways. This course transitions from using Jest to Vitest, a newer testing tool from the Vite developers. While configurations differ, Vitest and Jest offer a similar programming interface, meaning the actual test code remains largely the same.</text:p>
      <text:p text:style-name="Text_20_body">To begin, we need to install Vitest and jsdom (a library that simulates a web browser environment for tests):</text:p>
      <text:p text:style-name="Preformatted_20_Text"><text:s text:c="6"/><text:span text:style-name="Source_20_Text">npm install --save-dev vitest jsdom</text:span></text:p>
      <text:p text:style-name="P26"><text:s text:c="4"/></text:p>
      <text:p text:style-name="Text_20_body">Additionally, react-testing-library is the current preferred library for rendering components in a test environment, and jest-dom extends Vitest/Jest with useful custom matchers for asserting DOM states.<text:line-break/>Install these with:</text:p>
      <text:p text:style-name="Preformatted_20_Text"><text:s text:c="6"/><text:span text:style-name="Source_20_Text">npm install --save-dev @testing-library/react @testing-library/jest-dom</text:span></text:p>
      <text:p text:style-name="P26"><text:s text:c="4"/></text:p>
      <text:p text:style-name="Text_20_body">Before writing tests, some configuration is necessary. First, add a test script to your package.json:</text:p>
      <text:p text:style-name="Preformatted_20_Text"><text:s text:c="6"/><text:span text:style-name="Source_20_Text">{</text:span></text:p>
      <text:p text:style-name="Preformatted_20_Text"><text:span text:style-name="Source_20_Text"><text:s text:c="2"/>"scripts": {</text:span></text:p>
      <text:p text:style-name="Preformatted_20_Text"><text:span text:style-name="Source_20_Text"><text:s text:c="4"/>// ...</text:span></text:p>
      <text:p text:style-name="Preformatted_20_Text"><text:span text:style-name="Source_20_Text"><text:s text:c="4"/>"test": "vitest run"</text:span></text:p>
      <text:p text:style-name="Preformatted_20_Text"><text:span text:style-name="Source_20_Text"><text:s text:c="2"/>}</text:span></text:p>
      <text:p text:style-name="Preformatted_20_Text"><text:span text:style-name="Source_20_Text"><text:s text:c="2"/>// ...</text:span></text:p>
      <text:p text:style-name="Preformatted_20_Text"><text:span text:style-name="Source_20_Text">}</text:span></text:p>
      <text:p text:style-name="P26"><text:s text:c="4"/></text:p>
      <text:p text:style-name="Text_20_body">Next, create a testSetup.js file in the project root. This file will ensure that jsdom is reset after each test, preventing tests from interfering with each other.</text:p>
      <text:p text:style-name="Preformatted_20_Text"><text:s text:c="6"/><text:span text:style-name="Source_20_Text">// testSetup.js</text:span></text:p>
      <text:p text:style-name="Preformatted_20_Text"><text:span text:style-name="Source_20_Text">import { afterEach } from 'vitest'</text:span></text:p>
      <text:p text:style-name="Preformatted_20_Text"><text:soft-page-break/><text:span text:style-name="Source_20_Text">import { cleanup } from '@testing-library/react'</text:span></text:p>
      <text:p text:style-name="Preformatted_20_Text"><text:span text:style-name="Source_20_Text">import '@testing-library/jest-dom/vitest'</text:span></text:p>
      <text:p text:style-name="Preformatted_20_Text"/>
      <text:p text:style-name="Preformatted_20_Text"><text:span text:style-name="Source_20_Text">afterEach(() =&gt; {</text:span></text:p>
      <text:p text:style-name="Preformatted_20_Text"><text:span text:style-name="Source_20_Text"><text:s text:c="2"/>cleanup()</text:span></text:p>
      <text:p text:style-name="Preformatted_20_Text"><text:span text:style-name="Source_20_Text">})</text:span></text:p>
      <text:p text:style-name="P26"><text:s text:c="4"/></text:p>
      <text:p text:style-name="Text_20_body">Then, update your vite.config.js to integrate Vitest:</text:p>
      <text:p text:style-name="Preformatted_20_Text"><text:s text:c="6"/><text:span text:style-name="Source_20_Text">// vite.config.js</text:span></text:p>
      <text:p text:style-name="Preformatted_20_Text"><text:span text:style-name="Source_20_Text">import { defineConfig } from 'vite'</text:span></text:p>
      <text:p text:style-name="Preformatted_20_Text"><text:span text:style-name="Source_20_Text">// ... other imports</text:span></text:p>
      <text:p text:style-name="Preformatted_20_Text"/>
      <text:p text:style-name="Preformatted_20_Text"><text:span text:style-name="Source_20_Text">export default defineConfig({</text:span></text:p>
      <text:p text:style-name="Preformatted_20_Text"><text:span text:style-name="Source_20_Text"><text:s text:c="2"/>// ... other vite config</text:span></text:p>
      <text:p text:style-name="Preformatted_20_Text"><text:span text:style-name="Source_20_Text"><text:s text:c="2"/>test: {</text:span></text:p>
      <text:p text:style-name="Preformatted_20_Text"><text:span text:style-name="Source_20_Text"><text:s text:c="4"/>environment: 'jsdom',</text:span></text:p>
      <text:p text:style-name="Preformatted_20_Text"><text:span text:style-name="Source_20_Text"><text:s text:c="4"/>globals: true, // Allows using test, expect, etc., without importing</text:span></text:p>
      <text:p text:style-name="Preformatted_20_Text"><text:span text:style-name="Source_20_Text"><text:s text:c="4"/>setupFiles: './testSetup.js',</text:span></text:p>
      <text:p text:style-name="Preformatted_20_Text"><text:span text:style-name="Source_20_Text"><text:s text:c="2"/>}</text:span></text:p>
      <text:p text:style-name="Preformatted_20_Text"><text:span text:style-name="Source_20_Text">})</text:span></text:p>
      <text:p text:style-name="P26"><text:s text:c="4"/></text:p>
      <text:p text:style-name="Text_20_body">Setting globals: true means we don't have to explicitly import keywords like describe, test, and expect in our test files.</text:p>
      <text:p text:style-name="Text_20_body">Let's consider testing a simple Note component:</text:p>
      <text:p text:style-name="Preformatted_20_Text"><text:s text:c="6"/><text:span text:style-name="Source_20_Text">const Note = ({ note, toggleImportance }) =&gt; {</text:span></text:p>
      <text:p text:style-name="Preformatted_20_Text"><text:span text:style-name="Source_20_Text"><text:s text:c="2"/>const label = note.important</text:span></text:p>
      <text:p text:style-name="Preformatted_20_Text"><text:span text:style-name="Source_20_Text"><text:s text:c="4"/>? 'make not important'</text:span></text:p>
      <text:p text:style-name="Preformatted_20_Text"><text:span text:style-name="Source_20_Text"><text:s text:c="4"/>: 'make important'</text:span></text:p>
      <text:p text:style-name="Preformatted_20_Text"/>
      <text:p text:style-name="Preformatted_20_Text"><text:span text:style-name="Source_20_Text"><text:s text:c="2"/>return (</text:span></text:p>
      <text:p text:style-name="Preformatted_20_Text"><text:span text:style-name="Source_20_Text"><text:s text:c="4"/>&lt;li className='note'&gt;</text:span></text:p>
      <text:p text:style-name="Preformatted_20_Text"><text:span text:style-name="Source_20_Text"><text:s text:c="6"/>{note.content}</text:span></text:p>
      <text:p text:style-name="Preformatted_20_Text"><text:span text:style-name="Source_20_Text"><text:s text:c="6"/>&lt;button onClick={toggleImportance}&gt;{label}&lt;/button&gt;</text:span></text:p>
      <text:p text:style-name="Preformatted_20_Text"><text:span text:style-name="Source_20_Text"><text:s text:c="4"/>&lt;/li&gt;</text:span></text:p>
      <text:p text:style-name="Preformatted_20_Text"><text:span text:style-name="Source_20_Text"><text:s text:c="2"/>)</text:span></text:p>
      <text:p text:style-name="Preformatted_20_Text"><text:span text:style-name="Source_20_Text">}</text:span></text:p>
      <text:p text:style-name="P26"><text:s text:c="4"/></text:p>
      <text:p text:style-name="Text_20_body">Notice the li element has a className of note, which could be used for selection in tests.</text:p>
      <text:h text:style-name="Heading_20_4" text:outline-level="4"><text:bookmark-start text:name="__RefHeading___Toc17182_2337481427"/>Rendering the component for tests<text:bookmark-end text:name="__RefHeading___Toc17182_2337481427"/></text:h>
      <text:p text:style-name="Text_20_body">Tests are typically placed in a file named [ComponentName].test.jsx in the same directory as the component. For the Note component, this would be src/components/Note.test.jsx.</text:p>
      <text:p text:style-name="Text_20_body">A basic test verifies that the component renders the note's content:</text:p>
      <text:p text:style-name="Preformatted_20_Text"><text:s text:c="6"/><text:span text:style-name="Source_20_Text">import { render, screen } from '@testing-library/react'</text:span></text:p>
      <text:p text:style-name="Preformatted_20_Text"><text:span text:style-name="Source_20_Text">import Note from './Note'</text:span></text:p>
      <text:p text:style-name="Preformatted_20_Text"><text:span text:style-name="Source_20_Text">import { expect, test } from 'vitest' // Not needed if globals: true in vite.config.js</text:span></text:p>
      <text:p text:style-name="Preformatted_20_Text"/>
      <text:p text:style-name="Preformatted_20_Text"><text:span text:style-name="Source_20_Text">test('renders content', () =&gt; {</text:span></text:p>
      <text:p text:style-name="Preformatted_20_Text"><text:span text:style-name="Source_20_Text"><text:s text:c="2"/>const note = {</text:span></text:p>
      <text:p text:style-name="Preformatted_20_Text"><text:span text:style-name="Source_20_Text"><text:s text:c="4"/>content: 'Component testing is done with react-testing-library',</text:span></text:p>
      <text:p text:style-name="Preformatted_20_Text"><text:span text:style-name="Source_20_Text"><text:s text:c="4"/>important: true</text:span></text:p>
      <text:p text:style-name="Preformatted_20_Text"><text:span text:style-name="Source_20_Text"><text:s text:c="2"/>}</text:span></text:p>
      <text:p text:style-name="Preformatted_20_Text"><text:soft-page-break/></text:p>
      <text:p text:style-name="Preformatted_20_Text"><text:span text:style-name="Source_20_Text"><text:s text:c="2"/>render(&lt;Note note={note} /&gt;)</text:span></text:p>
      <text:p text:style-name="Preformatted_20_Text"/>
      <text:p text:style-name="Preformatted_20_Text"><text:span text:style-name="Source_20_Text"><text:s text:c="2"/>const element = screen.getByText('Component testing is done with react-testing-library')</text:span></text:p>
      <text:p text:style-name="Preformatted_20_Text"><text:span text:style-name="Source_20_Text"><text:s text:c="2"/>expect(element).toBeDefined()</text:span></text:p>
      <text:p text:style-name="Preformatted_20_Text"><text:span text:style-name="Source_20_Text">})</text:span></text:p>
      <text:p text:style-name="P26"><text:s text:c="4"/></text:p>
      <text:p text:style-name="Text_20_body">The render function from react-testing-library renders the component in a test-friendly way without needing a real browser DOM. The screen object provides methods to query the rendered output. Here, screen.getByText() is used to find an element containing the specified text. Vitest's expect function, along with matchers like toBeDefined(), is used to make assertions about the element.</text:p>
      <text:p text:style-name="Text_20_body">Tests are run using npm test.</text:p>
      <text:p text:style-name="Text_20_body">If ESLint complains about globals like test and expect, install eslint-plugin-vitest-globals:</text:p>
      <text:p text:style-name="Preformatted_20_Text"><text:s text:c="6"/><text:span text:style-name="Source_20_Text">npm install --save-dev eslint-plugin-vitest-globals</text:span></text:p>
      <text:p text:style-name="P26"><text:s text:c="4"/></text:p>
      <text:p text:style-name="Text_20_body">And update .eslintrc.cjs:</text:p>
      <text:p text:style-name="Preformatted_20_Text"><text:s text:c="6"/><text:span text:style-name="Source_20_Text">module.exports = {</text:span></text:p>
      <text:p text:style-name="Preformatted_20_Text"><text:span text:style-name="Source_20_Text"><text:s text:c="2"/>// ...</text:span></text:p>
      <text:p text:style-name="Preformatted_20_Text"><text:span text:style-name="Source_20_Text"><text:s text:c="2"/>env: {</text:span></text:p>
      <text:p text:style-name="Preformatted_20_Text"><text:span text:style-name="Source_20_Text"><text:s text:c="4"/>// ...</text:span></text:p>
      <text:p text:style-name="Preformatted_20_Text"><text:span text:style-name="Source_20_Text"><text:s text:c="4"/>"vitest-globals/env": true</text:span></text:p>
      <text:p text:style-name="Preformatted_20_Text"><text:span text:style-name="Source_20_Text"><text:s text:c="2"/>},</text:span></text:p>
      <text:p text:style-name="Preformatted_20_Text"><text:span text:style-name="Source_20_Text"><text:s text:c="2"/>extends: [</text:span></text:p>
      <text:p text:style-name="Preformatted_20_Text"><text:span text:style-name="Source_20_Text"><text:s text:c="4"/>// ...</text:span></text:p>
      <text:p text:style-name="Preformatted_20_Text"><text:span text:style-name="Source_20_Text"><text:s text:c="4"/>'plugin:vitest-globals/recommended',</text:span></text:p>
      <text:p text:style-name="Preformatted_20_Text"><text:span text:style-name="Source_20_Text"><text:s text:c="2"/>],</text:span></text:p>
      <text:p text:style-name="Preformatted_20_Text"><text:span text:style-name="Source_20_Text"><text:s text:c="2"/>// ...</text:span></text:p>
      <text:p text:style-name="Preformatted_20_Text"><text:span text:style-name="Source_20_Text">}</text:span></text:p>
      <text:p text:style-name="P26"><text:s text:c="4"/></text:p>
      <text:h text:style-name="Heading_20_4" text:outline-level="4"><text:bookmark-start text:name="__RefHeading___Toc17184_2337481427"/>Test file location<text:bookmark-end text:name="__RefHeading___Toc17184_2337481427"/></text:h>
      <text:p text:style-name="Text_20_body">There are two common conventions for test file locations in React projects: placing them in the same directory as the component being tested (which is the default for Vite/Create React App and followed here), or in a separate test directory. Both have their proponents.</text:p>
      <text:h text:style-name="Heading_20_4" text:outline-level="4"><text:bookmark-start text:name="__RefHeading___Toc17186_2337481427"/>Searching for content in a component<text:bookmark-end text:name="__RefHeading___Toc17186_2337481427"/></text:h>
      <text:p text:style-name="Text_20_body">The react-testing-library offers various ways to find elements. The getByText method itself will cause a test to fail if the element isn't found, so an explicit expect(element).toBeDefined() isn't always strictly necessary for that specific check.</text:p>
      <text:p text:style-name="Text_20_body">Alternatively, CSS selectors can be used via the container object returned by render:</text:p>
      <text:p text:style-name="Preformatted_20_Text"><text:s text:c="6"/><text:span text:style-name="Source_20_Text">test('renders content using querySelector', () =&gt; {</text:span></text:p>
      <text:p text:style-name="Preformatted_20_Text"><text:span text:style-name="Source_20_Text"><text:s text:c="2"/>const note = {</text:span></text:p>
      <text:p text:style-name="Preformatted_20_Text"><text:span text:style-name="Source_20_Text"><text:s text:c="4"/>content: 'Component testing is done with react-testing-library',</text:span></text:p>
      <text:p text:style-name="Preformatted_20_Text"><text:span text:style-name="Source_20_Text"><text:s text:c="4"/>important: true</text:span></text:p>
      <text:p text:style-name="Preformatted_20_Text"><text:span text:style-name="Source_20_Text"><text:s text:c="2"/>}</text:span></text:p>
      <text:p text:style-name="Preformatted_20_Text"/>
      <text:p text:style-name="Preformatted_20_Text"><text:span text:style-name="Source_20_Text"><text:s text:c="2"/>const { container } = render(&lt;Note note={note} /&gt;)</text:span></text:p>
      <text:p text:style-name="Preformatted_20_Text"/>
      <text:p text:style-name="Preformatted_20_Text"><text:span text:style-name="Source_20_Text"><text:s text:c="2"/>const div = container.querySelector('.note') // Using the className</text:span></text:p>
      <text:p text:style-name="Preformatted_20_Text"><text:soft-page-break/><text:span text:style-name="Source_20_Text"><text:s text:c="2"/>expect(div).toHaveTextContent(</text:span></text:p>
      <text:p text:style-name="Preformatted_20_Text"><text:span text:style-name="Source_20_Text"><text:s text:c="4"/>'Component testing is done with react-testing-library'</text:span></text:p>
      <text:p text:style-name="Preformatted_20_Text"><text:span text:style-name="Source_20_Text"><text:s text:c="2"/>)</text:span></text:p>
      <text:p text:style-name="Preformatted_20_Text"><text:span text:style-name="Source_20_Text">})</text:span></text:p>
      <text:p text:style-name="P26"><text:s text:c="4"/></text:p>
      <text:p text:style-name="Text_20_body">A more robust way to select elements for testing is by using a data-testid attribute and screen.getByTestId().</text:p>
      <text:h text:style-name="Heading_20_4" text:outline-level="4"><text:bookmark-start text:name="__RefHeading___Toc17188_2337481427"/>Debugging tests<text:bookmark-end text:name="__RefHeading___Toc17188_2337481427"/></text:h>
      <text:p text:style-name="Text_20_body">When tests fail or behave unexpectedly, screen.debug() can print the HTML of the rendered component to the console.</text:p>
      <text:p text:style-name="Preformatted_20_Text"><text:s text:c="6"/><text:span text:style-name="Source_20_Text">test('renders content with debug', () =&gt; {</text:span></text:p>
      <text:p text:style-name="Preformatted_20_Text"><text:span text:style-name="Source_20_Text"><text:s text:c="2"/>const note = {</text:span></text:p>
      <text:p text:style-name="Preformatted_20_Text"><text:span text:style-name="Source_20_Text"><text:s text:c="4"/>content: 'Component testing is done with react-testing-library',</text:span></text:p>
      <text:p text:style-name="Preformatted_20_Text"><text:span text:style-name="Source_20_Text"><text:s text:c="4"/>important: true</text:span></text:p>
      <text:p text:style-name="Preformatted_20_Text"><text:span text:style-name="Source_20_Text"><text:s text:c="2"/>}</text:span></text:p>
      <text:p text:style-name="Preformatted_20_Text"><text:span text:style-name="Source_20_Text"><text:s text:c="2"/>render(&lt;Note note={note} /&gt;)</text:span></text:p>
      <text:p text:style-name="Preformatted_20_Text"><text:span text:style-name="Source_20_Text"><text:s text:c="2"/>screen.debug() // Prints the whole component's HTML</text:span></text:p>
      <text:p text:style-name="Preformatted_20_Text"/>
      <text:p text:style-name="Preformatted_20_Text"><text:span text:style-name="Source_20_Text"><text:s text:c="2"/>const element = screen.getByText('Component testing is done with react-testing-library')</text:span></text:p>
      <text:p text:style-name="Preformatted_20_Text"><text:span text:style-name="Source_20_Text"><text:s text:c="2"/>screen.debug(element) // Prints HTML of the specific element</text:span></text:p>
      <text:p text:style-name="Preformatted_20_Text"/>
      <text:p text:style-name="Preformatted_20_Text"><text:span text:style-name="Source_20_Text"><text:s text:c="2"/>expect(element).toBeDefined()</text:span></text:p>
      <text:p text:style-name="Preformatted_20_Text"><text:span text:style-name="Source_20_Text">})</text:span></text:p>
      <text:p text:style-name="P26"><text:s text:c="4"/></text:p>
      <text:h text:style-name="Heading_20_4" text:outline-level="4"><text:bookmark-start text:name="__RefHeading___Toc17190_2337481427"/>Clicking buttons in tests<text:bookmark-end text:name="__RefHeading___Toc17190_2337481427"/></text:h>
      <text:p text:style-name="Text_20_body">To simulate user interactions like button clicks, the user-event library is helpful. Install it first:</text:p>
      <text:p text:style-name="Preformatted_20_Text"><text:s text:c="6"/><text:span text:style-name="Source_20_Text">npm install --save-dev @testing-library/user-event</text:span></text:p>
      <text:p text:style-name="P26"><text:s text:c="4"/></text:p>
      <text:p text:style-name="Text_20_body">To test if an event handler (like toggleImportance) is called, we can use a mock function provided by Vitest (vi.fn()):</text:p>
      <text:p text:style-name="Preformatted_20_Text"><text:s text:c="6"/><text:span text:style-name="Source_20_Text">import userEvent from '@testing-library/user-event'</text:span></text:p>
      <text:p text:style-name="Preformatted_20_Text"><text:span text:style-name="Source_20_Text">// ... other imports</text:span></text:p>
      <text:p text:style-name="Preformatted_20_Text"/>
      <text:p text:style-name="Preformatted_20_Text"><text:span text:style-name="Source_20_Text">test('clicking the button calls event handler once', async () =&gt; {</text:span></text:p>
      <text:p text:style-name="Preformatted_20_Text"><text:span text:style-name="Source_20_Text"><text:s text:c="2"/>const note = {</text:span></text:p>
      <text:p text:style-name="Preformatted_20_Text"><text:span text:style-name="Source_20_Text"><text:s text:c="4"/>content: 'Component testing is done with react-testing-library',</text:span></text:p>
      <text:p text:style-name="Preformatted_20_Text"><text:span text:style-name="Source_20_Text"><text:s text:c="4"/>important: true</text:span></text:p>
      <text:p text:style-name="Preformatted_20_Text"><text:span text:style-name="Source_20_Text"><text:s text:c="2"/>}</text:span></text:p>
      <text:p text:style-name="Preformatted_20_Text"/>
      <text:p text:style-name="Preformatted_20_Text"><text:span text:style-name="Source_20_Text"><text:s text:c="2"/>const mockHandler = vi.fn() // Create a mock function</text:span></text:p>
      <text:p text:style-name="Preformatted_20_Text"/>
      <text:p text:style-name="Preformatted_20_Text"><text:span text:style-name="Source_20_Text"><text:s text:c="2"/>render(</text:span></text:p>
      <text:p text:style-name="Preformatted_20_Text"><text:span text:style-name="Source_20_Text"><text:s text:c="4"/>&lt;Note note={note} toggleImportance={mockHandler} /&gt;</text:span></text:p>
      <text:p text:style-name="Preformatted_20_Text"><text:span text:style-name="Source_20_Text"><text:s text:c="2"/>)</text:span></text:p>
      <text:p text:style-name="Preformatted_20_Text"/>
      <text:p text:style-name="Preformatted_20_Text"><text:span text:style-name="Source_20_Text"><text:s text:c="2"/>const user = userEvent.setup() // Setup user-event session</text:span></text:p>
      <text:p text:style-name="Preformatted_20_Text"><text:span text:style-name="Source_20_Text"><text:s text:c="2"/>const button = screen.getByText('make not important') // Find the button</text:span></text:p>
      <text:p text:style-name="Preformatted_20_Text"><text:span text:style-name="Source_20_Text"><text:s text:c="2"/>await user.click(button) // Simulate a click</text:span></text:p>
      <text:p text:style-name="Preformatted_20_Text"/>
      <text:p text:style-name="Preformatted_20_Text"><text:span text:style-name="Source_20_Text"><text:s text:c="2"/>expect(mockHandler.mock.calls).toHaveLength(1) // Assert the mock was called once</text:span></text:p>
      <text:p text:style-name="Preformatted_20_Text"><text:soft-page-break/><text:span text:style-name="Source_20_Text">})</text:span></text:p>
      <text:p text:style-name="P26"><text:s text:c="4"/></text:p>
      <text:p text:style-name="Text_20_body">Mock functions (or "mocks") are stubs used in testing to replace real dependencies. They allow us to verify interactions, like how many times a function was called and with what arguments. The mock.calls property is an array containing information about each call to the mock function.</text:p>
      <text:h text:style-name="Heading_20_4" text:outline-level="4"><text:bookmark-start text:name="__RefHeading___Toc17192_2337481427"/>Tests for the Togglable component<text:bookmark-end text:name="__RefHeading___Toc17192_2337481427"/></text:h>
      <text:p text:style-name="Text_20_body">For testing components like Togglable, it might be useful to add specific CSS classes to elements to make them easier to select. For example, add className="togglableContent" to the div that wraps props.children.</text:p>
      <text:p text:style-name="Preformatted_20_Text"><text:s text:c="6"/><text:span text:style-name="Source_20_Text">const Togglable = forwardRef((props, ref) =&gt; {</text:span></text:p>
      <text:p text:style-name="Preformatted_20_Text"><text:span text:style-name="Source_20_Text"><text:s text:c="2"/>// ...</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 ... button to show ... */}</text:span></text:p>
      <text:p text:style-name="Preformatted_20_Text"><text:span text:style-name="Source_20_Text"><text:s text:c="6"/>&lt;div style={showWhenVisible} className="togglableContent"&gt; {/* Added className */}</text:span></text:p>
      <text:p text:style-name="Preformatted_20_Text"><text:span text:style-name="Source_20_Text"><text:s text:c="8"/>{props.children}</text:span></text:p>
      <text:p text:style-name="Preformatted_20_Text"><text:span text:style-name="Source_20_Text"><text:s text:c="8"/>&lt;button onClick={toggleVisibility}&gt;cancel&lt;/button&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p text:style-name="Text_20_body">Tests for Togglable can be grouped using describe. The beforeEach function runs before each test in the describe block, useful for setting up common conditions.</text:p>
      <text:p text:style-name="Preformatted_20_Text"><text:s text:c="6"/><text:span text:style-name="Source_20_Text">import { render, screen } from '@testing-library/react'</text:span></text:p>
      <text:p text:style-name="Preformatted_20_Text"><text:span text:style-name="Source_20_Text">import userEvent from '@testing-library/user-event'</text:span></text:p>
      <text:p text:style-name="Preformatted_20_Text"><text:span text:style-name="Source_20_Text">import Togglable from './Togglable'</text:span></text:p>
      <text:p text:style-name="Preformatted_20_Text"><text:span text:style-name="Source_20_Text">import { describe, beforeEach, test, expect } from 'vitest' // Not needed if globals: true</text:span></text:p>
      <text:p text:style-name="Preformatted_20_Text"/>
      <text:p text:style-name="Preformatted_20_Text"><text:span text:style-name="Source_20_Text">describe('&lt;Togglable /&gt;', () =&gt; {</text:span></text:p>
      <text:p text:style-name="Preformatted_20_Text"><text:span text:style-name="Source_20_Text"><text:s text:c="2"/>let container</text:span></text:p>
      <text:p text:style-name="Preformatted_20_Text"/>
      <text:p text:style-name="Preformatted_20_Text"><text:span text:style-name="Source_20_Text"><text:s text:c="2"/>beforeEach(() =&gt; {</text:span></text:p>
      <text:p text:style-name="Preformatted_20_Text"><text:span text:style-name="Source_20_Text"><text:s text:c="4"/>container = render(</text:span></text:p>
      <text:p text:style-name="Preformatted_20_Text"><text:span text:style-name="Source_20_Text"><text:s text:c="6"/>&lt;Togglable buttonLabel="show..."&gt;</text:span></text:p>
      <text:p text:style-name="Preformatted_20_Text"><text:span text:style-name="Source_20_Text"><text:s text:c="8"/>&lt;div className="testDiv" &gt;</text:span></text:p>
      <text:p text:style-name="Preformatted_20_Text"><text:span text:style-name="Source_20_Text"><text:s text:c="10"/>togglable content</text:span></text:p>
      <text:p text:style-name="Preformatted_20_Text"><text:span text:style-name="Source_20_Text"><text:s text:c="8"/>&lt;/div&gt;</text:span></text:p>
      <text:p text:style-name="Preformatted_20_Text"><text:span text:style-name="Source_20_Text"><text:s text:c="6"/>&lt;/Togglable&gt;</text:span></text:p>
      <text:p text:style-name="Preformatted_20_Text"><text:span text:style-name="Source_20_Text"><text:s text:c="4"/>).container</text:span></text:p>
      <text:p text:style-name="Preformatted_20_Text"><text:span text:style-name="Source_20_Text"><text:s text:c="2"/>})</text:span></text:p>
      <text:p text:style-name="Preformatted_20_Text"/>
      <text:p text:style-name="Preformatted_20_Text"><text:span text:style-name="Source_20_Text"><text:s text:c="2"/>test('renders its children', async () =&gt; {</text:span></text:p>
      <text:p text:style-name="Preformatted_20_Text"><text:span text:style-name="Source_20_Text"><text:s text:c="4"/>// Ensure the child content is present</text:span></text:p>
      <text:p text:style-name="Preformatted_20_Text"><text:span text:style-name="Source_20_Text"><text:s text:c="4"/>await screen.findAllByText('togglable content')</text:span></text:p>
      <text:p text:style-name="Preformatted_20_Text"><text:span text:style-name="Source_20_Text"><text:s text:c="2"/>})</text:span></text:p>
      <text:p text:style-name="Preformatted_20_Text"/>
      <text:p text:style-name="Preformatted_20_Text"><text:span text:style-name="Source_20_Text"><text:s text:c="2"/>test('at start the children are not displayed', () =&gt; {</text:span></text:p>
      <text:p text:style-name="Preformatted_20_Text"><text:span text:style-name="Source_20_Text"><text:s text:c="4"/>const div = container.querySelector('.togglableContent')</text:span></text:p>
      <text:p text:style-name="Preformatted_20_Text"><text:span text:style-name="Source_20_Text"><text:s text:c="4"/>expect(div).toHaveStyle('display: none')</text:span></text:p>
      <text:p text:style-name="Preformatted_20_Text"><text:span text:style-name="Source_20_Text"><text:s text:c="2"/>})</text:span></text:p>
      <text:p text:style-name="Preformatted_20_Text"/>
      <text:p text:style-name="Preformatted_20_Text"><text:span text:style-name="Source_20_Text"><text:s text:c="2"/>test('after clicking the button, children are displayed', async () =&gt; {</text:span></text:p>
      <text:p text:style-name="Preformatted_20_Text"><text:soft-page-break/><text:span text:style-name="Source_20_Text"><text:s text:c="4"/>const user = userEvent.setup()</text:span></text:p>
      <text:p text:style-name="Preformatted_20_Text"><text:span text:style-name="Source_20_Text"><text:s text:c="4"/>const button = screen.getByText('show...')</text:span></text:p>
      <text:p text:style-name="Preformatted_20_Text"><text:span text:style-name="Source_20_Text"><text:s text:c="4"/>await user.click(button)</text:span></text:p>
      <text:p text:style-name="Preformatted_20_Text"/>
      <text:p text:style-name="Preformatted_20_Text"><text:span text:style-name="Source_20_Text"><text:s text:c="4"/>const div = container.querySelector('.togglableContent')</text:span></text:p>
      <text:p text:style-name="Preformatted_20_Text"><text:span text:style-name="Source_20_Text"><text:s text:c="4"/>expect(div).not.toHaveStyle('display: none')</text:span></text:p>
      <text:p text:style-name="Preformatted_20_Text"><text:span text:style-name="Source_20_Text"><text:s text:c="2"/>})</text:span></text:p>
      <text:p text:style-name="Preformatted_20_Text"/>
      <text:p text:style-name="Preformatted_20_Text"><text:span text:style-name="Source_20_Text"><text:s text:c="2"/>test('toggled content can be closed', async () =&gt; {</text:span></text:p>
      <text:p text:style-name="Preformatted_20_Text"><text:span text:style-name="Source_20_Text"><text:s text:c="4"/>const user = userEvent.setup()</text:span></text:p>
      <text:p text:style-name="Preformatted_20_Text"><text:span text:style-name="Source_20_Text"><text:s text:c="4"/>const showButton = screen.getByText('show...')</text:span></text:p>
      <text:p text:style-name="Preformatted_20_Text"><text:span text:style-name="Source_20_Text"><text:s text:c="4"/>await user.click(showButton) // Open it</text:span></text:p>
      <text:p text:style-name="Preformatted_20_Text"/>
      <text:p text:style-name="Preformatted_20_Text"><text:span text:style-name="Source_20_Text"><text:s text:c="4"/>const closeButton = screen.getByText('cancel') // Find the cancel button within Togglable</text:span></text:p>
      <text:p text:style-name="Preformatted_20_Text"><text:span text:style-name="Source_20_Text"><text:s text:c="4"/>await user.click(closeButton) // Close it</text:span></text:p>
      <text:p text:style-name="Preformatted_20_Text"/>
      <text:p text:style-name="Preformatted_20_Text"><text:span text:style-name="Source_20_Text"><text:s text:c="4"/>const div = container.querySelector('.togglableContent')</text:span></text:p>
      <text:p text:style-name="Preformatted_20_Text"><text:span text:style-name="Source_20_Text"><text:s text:c="4"/>expect(div).toHaveStyle('display: none') // Check it's hidden again</text:span></text:p>
      <text:p text:style-name="Preformatted_20_Text"><text:span text:style-name="Source_20_Text"><text:s text:c="2"/>})</text:span></text:p>
      <text:p text:style-name="Preformatted_20_Text"><text:span text:style-name="Source_20_Text">})</text:span></text:p>
      <text:p text:style-name="P26"><text:s text:c="4"/></text:p>
      <text:p text:style-name="Text_20_body">The toHaveStyle matcher checks the CSS styles of an element.</text:p>
      <text:h text:style-name="Heading_20_4" text:outline-level="4"><text:bookmark-start text:name="__RefHeading___Toc17194_2337481427"/>Testing the forms<text:bookmark-end text:name="__RefHeading___Toc17194_2337481427"/></text:h>
      <text:p text:style-name="Text_20_body">User interactions with forms, like typing into input fields, can also be simulated using user-event.<text:line-break/>Consider a NoteForm component:</text:p>
      <text:p text:style-name="Preformatted_20_Text"><text:s text:c="6"/><text:span text:style-name="Source_20_Text">// NoteForm.jsx (simplified)</text:span></text:p>
      <text:p text:style-name="Preformatted_20_Text"><text:span text:style-name="Source_20_Text">import { useState } from 'react'</text:span></text:p>
      <text:p text:style-name="Preformatted_20_Text"/>
      <text:p text:style-name="Preformatted_20_Text"><text:span text:style-name="Source_20_Text">const NoteForm = ({ createNote }) =&gt; {</text:span></text:p>
      <text:p text:style-name="Preformatted_20_Text"><text:span text:style-name="Source_20_Text"><text:s text:c="2"/>const [newNote, setNewNote] = useState('')</text:span></text:p>
      <text:p text:style-name="Preformatted_20_Text"/>
      <text:p text:style-name="Preformatted_20_Text"><text:span text:style-name="Source_20_Text"><text:s text:c="2"/>const handleChange = (event) =&gt; {</text:span></text:p>
      <text:p text:style-name="Preformatted_20_Text"><text:span text:style-name="Source_20_Text"><text:s text:c="4"/>setNewNote(event.target.value)</text:span></text:p>
      <text:p text:style-name="Preformatted_20_Text"><text:span text:style-name="Source_20_Text"><text:s text:c="2"/>}</text:span></text:p>
      <text:p text:style-name="Preformatted_20_Text"/>
      <text:p text:style-name="Preformatted_20_Text"><text:span text:style-name="Source_20_Text"><text:s text:c="2"/>const addNote = (event) =&gt; {</text:span></text:p>
      <text:p text:style-name="Preformatted_20_Text"><text:span text:style-name="Source_20_Text"><text:s text:c="4"/>event.preventDefault()</text:span></text:p>
      <text:p text:style-name="Preformatted_20_Text"><text:span text:style-name="Source_20_Text"><text:s text:c="4"/>createNote({ content: newNote, important: true })</text:span></text:p>
      <text:p text:style-name="Preformatted_20_Text"><text:span text:style-name="Source_20_Text"><text:s text:c="4"/>setNewNote('')</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className="formDiv"&gt;</text:span></text:p>
      <text:p text:style-name="Preformatted_20_Text"><text:span text:style-name="Source_20_Text"><text:s text:c="6"/>&lt;h2&gt;Create a new note&lt;/h2&gt;</text:span></text:p>
      <text:p text:style-name="Preformatted_20_Text"><text:span text:style-name="Source_20_Text"><text:s text:c="6"/>&lt;form onSubmit={addNote}&gt;</text:span></text:p>
      <text:p text:style-name="Preformatted_20_Text"><text:span text:style-name="Source_20_Text"><text:s text:c="8"/>&lt;input</text:span></text:p>
      <text:p text:style-name="Preformatted_20_Text"><text:span text:style-name="Source_20_Text"><text:s text:c="10"/>value={newNote}</text:span></text:p>
      <text:p text:style-name="Preformatted_20_Text"><text:span text:style-name="Source_20_Text"><text:s text:c="10"/>onChange={handleChange}</text:span></text:p>
      <text:p text:style-name="Preformatted_20_Text"><text:span text:style-name="Source_20_Text"><text:s text:c="10"/>placeholder='write note content here' // Added placeholder</text:span></text:p>
      <text:p text:style-name="Preformatted_20_Text"><text:span text:style-name="Source_20_Text"><text:s text:c="8"/>/&gt;</text:span></text:p>
      <text:p text:style-name="Preformatted_20_Text"><text:span text:style-name="Source_20_Text"><text:s text:c="8"/>&lt;button type="submit"&gt;save&lt;/button&gt;</text:span></text:p>
      <text:p text:style-name="Preformatted_20_Text"><text:span text:style-name="Source_20_Text"><text:s text:c="6"/>&lt;/form&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xport default NoteForm</text:span></text:p>
      <text:p text:style-name="P26"><text:s text:c="4"/></text:p>
      <text:p text:style-name="Text_20_body"><text:soft-page-break/>A test for this form would verify that the createNote prop function is called with the correct data upon submission:</text:p>
      <text:p text:style-name="Preformatted_20_Text"><text:s text:c="6"/><text:span text:style-name="Source_20_Text">import { render, screen } from '@testing-library/react'</text:span></text:p>
      <text:p text:style-name="Preformatted_20_Text"><text:span text:style-name="Source_20_Text">import NoteForm from './NoteForm'</text:span></text:p>
      <text:p text:style-name="Preformatted_20_Text"><text:span text:style-name="Source_20_Text">import userEvent from '@testing-library/user-event'</text:span></text:p>
      <text:p text:style-name="Preformatted_20_Text"><text:span text:style-name="Source_20_Text">import { test, expect, vi } from 'vitest' // Not needed if globals: true</text:span></text:p>
      <text:p text:style-name="Preformatted_20_Text"/>
      <text:p text:style-name="Preformatted_20_Text"><text:span text:style-name="Source_20_Text">test('&lt;NoteForm /&gt; updates parent state and calls onSubmit', async () =&gt; {</text:span></text:p>
      <text:p text:style-name="Preformatted_20_Text"><text:span text:style-name="Source_20_Text"><text:s text:c="2"/>const createNote = vi.fn()</text:span></text:p>
      <text:p text:style-name="Preformatted_20_Text"><text:span text:style-name="Source_20_Text"><text:s text:c="2"/>const user = userEvent.setup()</text:span></text:p>
      <text:p text:style-name="Preformatted_20_Text"/>
      <text:p text:style-name="Preformatted_20_Text"><text:span text:style-name="Source_20_Text"><text:s text:c="2"/>render(&lt;NoteForm createNote={createNote} /&gt;)</text:span></text:p>
      <text:p text:style-name="Preformatted_20_Text"/>
      <text:p text:style-name="Preformatted_20_Text"><text:span text:style-name="Source_20_Text"><text:s text:c="2"/>// Find input by placeholder (more robust) or by role</text:span></text:p>
      <text:p text:style-name="Preformatted_20_Text"><text:span text:style-name="Source_20_Text"><text:s text:c="2"/>const input = screen.getByPlaceholderText('write note content here')</text:span></text:p>
      <text:p text:style-name="Preformatted_20_Text"><text:span text:style-name="Source_20_Text"><text:s text:c="2"/>// const input = screen.getByRole('textbox') // Alternative</text:span></text:p>
      <text:p text:style-name="Preformatted_20_Text"><text:span text:style-name="Source_20_Text"><text:s text:c="2"/>const sendButton = screen.getByText('save')</text:span></text:p>
      <text:p text:style-name="Preformatted_20_Text"/>
      <text:p text:style-name="Preformatted_20_Text"><text:span text:style-name="Source_20_Text"><text:s text:c="2"/>await user.type(input, 'testing a form...') // Simulate typing</text:span></text:p>
      <text:p text:style-name="Preformatted_20_Text"><text:span text:style-name="Source_20_Text"><text:s text:c="2"/>await user.click(sendButton) // Simulate form submission</text:span></text:p>
      <text:p text:style-name="Preformatted_20_Text"/>
      <text:p text:style-name="Preformatted_20_Text"><text:span text:style-name="Source_20_Text"><text:s text:c="2"/>expect(createNote.mock.calls).toHaveLength(1) // Check createNote was called</text:span></text:p>
      <text:p text:style-name="Preformatted_20_Text"><text:span text:style-name="Source_20_Text"><text:s text:c="2"/>expect(createNote.mock.calls[0][0].content).toBe('testing a form...') // Check it was called with correct content</text:span></text:p>
      <text:p text:style-name="Preformatted_20_Text"><text:span text:style-name="Source_20_Text"><text:s text:c="2"/>// console.log(createNote.mock.calls) // Useful for debugging</text:span></text:p>
      <text:p text:style-name="Preformatted_20_Text"><text:span text:style-name="Source_20_Text">})</text:span></text:p>
      <text:p text:style-name="P26"><text:s text:c="4"/></text:p>
      <text:p text:style-name="Text_20_body">Input fields can be found using screen.getByRole('textbox') or, more specifically if placeholders are used, screen.getByPlaceholderText(). userEvent.type() simulates typing into an input.</text:p>
      <text:h text:style-name="Heading_20_4" text:outline-level="4"><text:bookmark-start text:name="__RefHeading___Toc17196_2337481427"/>About finding the elements<text:bookmark-end text:name="__RefHeading___Toc17196_2337481427"/></text:h>
      <text:p text:style-name="Text_20_body">If screen.getByRole('textbox') matches multiple elements, it will throw an error. In such cases, screen.getAllByRole('textbox') can be used, which returns an array of elements. However, relying on array indices can make tests brittle. Using more specific queries like getByPlaceholderText or adding data-testid attributes is generally preferred.<text:line-break/>If an id is assigned to an input (e.g., id='note-input'), it can be selected using container.querySelector('#note-input').</text:p>
      <text:p text:style-name="P25">When using getByText, it looks for an exact match by default. If you need to find an element that <text:span text:style-name="T20">contains</text:span> certain text, you can use { exact: false } option or await screen.findByText(). Note that findByText returns a Promise.<text:line-break/>To assert that an element is <text:span text:style-name="T20">not</text:span> rendered, screen.queryByText() is useful. It returns null if the element is not found (instead of throwing an error) and can be asserted with expect(element).toBeNull().</text:p>
      <text:p text:style-name="Preformatted_20_Text"><text:s text:c="6"/><text:span text:style-name="Source_20_Text">test('does not render this', () =&gt; {</text:span></text:p>
      <text:p text:style-name="Preformatted_20_Text"><text:span text:style-name="Source_20_Text"><text:s text:c="2"/>const note = { content: 'This is a reminder', important: true }</text:span></text:p>
      <text:p text:style-name="Preformatted_20_Text"><text:span text:style-name="Source_20_Text"><text:s text:c="2"/>render(&lt;Note note={note} /&gt;)</text:span></text:p>
      <text:p text:style-name="Preformatted_20_Text"/>
      <text:p text:style-name="Preformatted_20_Text"><text:span text:style-name="Source_20_Text"><text:s text:c="2"/>const element = screen.queryByText('do not want this thing to be rendered')</text:span></text:p>
      <text:p text:style-name="Preformatted_20_Text"><text:span text:style-name="Source_20_Text"><text:s text:c="2"/>expect(element).toBeNull()</text:span></text:p>
      <text:p text:style-name="Preformatted_20_Text"><text:span text:style-name="Source_20_Text">})</text:span></text:p>
      <text:p text:style-name="P26"><text:s text:c="4"/></text:p>
      <text:h text:style-name="Heading_20_4" text:outline-level="4"><text:bookmark-start text:name="__RefHeading___Toc17198_2337481427"/><text:soft-page-break/>Test coverage<text:bookmark-end text:name="__RefHeading___Toc17198_2337481427"/></text:h>
      <text:p text:style-name="Text_20_body">To check how much of your code is covered by tests, run:</text:p>
      <text:p text:style-name="Preformatted_20_Text"><text:s text:c="6"/><text:span text:style-name="Source_20_Text">npm test -- --coverage</text:span></text:p>
      <text:p text:style-name="P26"><text:s text:c="4"/></text:p>
      <text:p text:style-name="Text_20_body">Vitest may prompt to install @vitest/coverage-v8 the first time. This command generates an HTML report in a coverage directory, showing line-by-line coverage.</text:p>
      <text:h text:style-name="Heading_20_4" text:outline-level="4"><text:bookmark-start text:name="__RefHeading___Toc17200_2337481427"/>Frontend integration tests<text:bookmark-end text:name="__RefHeading___Toc17200_2337481427"/></text:h>
      <text:p text:style-name="Text_20_body">While the tests discussed so far are primarily unit tests (testing individual components), frontend integration tests would test the collaboration of multiple components. This is more complex as it might involve mocking server data. This course focuses more on end-to-end tests for testing the application as a whole.</text:p>
      <text:h text:style-name="Heading_20_4" text:outline-level="4"><text:bookmark-start text:name="__RefHeading___Toc17202_2337481427"/>Snapshot testing<text:bookmark-end text:name="__RefHeading___Toc17202_2337481427"/></text:h>
      <text:p text:style-name="Text_20_body">Vitest also supports snapshot testing. The core idea is that Vitest takes a "snapshot" of the rendered HTML of a component. On subsequent test runs, it compares the new output to the saved snapshot. If there's a difference, the test fails, prompting the developer to either update the snapshot (if the change was intentional) or fix the component (if the change was an unintended bug). This can be a simple way to detect unexpected UI changes.</text:p>
      <text:p text:style-name="Text_20_body">Okay, here are the lecture-style notes for the "End to end testing: Playwright" chapter:</text:p>
      <text:h text:style-name="Heading_20_2" text:outline-level="2"><text:bookmark-start text:name="__RefHeading___Toc17204_2337481427"/>End to end testing: Playwright<text:bookmark-end text:name="__RefHeading___Toc17204_2337481427"/></text:h>
      <text:p text:style-name="Text_20_body">So far, we've covered backend API integration tests and frontend component unit tests. The next step is to explore End-to-End (E2E) testing, which evaluates the entire system as a whole. E2E testing for web applications typically involves using a real browser (or a headless browser, which is a browser without a graphical UI, like headless Chrome) and a testing library. Selenium is a well-known example, compatible with most browsers.</text:p>
      <text:p text:style-name="Text_20_body">E2E tests are highly valuable because they simulate real user interactions through the application's actual interface. However, they come with challenges: configuration can be more complex than unit or integration tests, execution is often slow (potentially minutes or hours for large systems, which hinders rapid feedback during development), and they can be "flaky," meaning tests might pass or fail inconsistently without code changes.</text:p>
      <text:p text:style-name="Text_20_body">Currently, Cypress and Playwright are two popular and relatively easy-to-use libraries for E2E testing. While Cypress has been dominant, Playwright is rapidly gaining popularity. This course now prefers Playwright, though both operate on similar principles. Playwright executes tests in a Node.js process that communicates with the browser, whereas Cypress runs tests directly within the browser. Playwright boasts strong cross-browser support (Chrome, Firefox, Webkit/Safari), an area where Cypress is also improving.</text:p>
      <text:h text:style-name="Heading_20_4" text:outline-level="4"><text:bookmark-start text:name="__RefHeading___Toc17206_2337481427"/>Playwright<text:bookmark-end text:name="__RefHeading___Toc17206_2337481427"/></text:h>
      <text:p text:style-name="Text_20_body">Let's focus on Playwright.</text:p>
      <text:p text:style-name="Text_20_body"><text:soft-page-break/>E2E tests, unlike backend or frontend unit tests, don't necessarily need to reside in the same project as the application code. We can create a separate project for E2E tests using npm init. Then, install Playwright in this new project:</text:p>
      <text:p text:style-name="Preformatted_20_Text"><text:s text:c="6"/><text:span text:style-name="Source_20_Text">npm init playwright@latest</text:span></text:p>
      <text:p text:style-name="P26"><text:s text:c="4"/></text:p>
      <text:p text:style-name="Text_20_body">During installation, you'll be asked a few questions. Typically, you'd choose JavaScript for the language, specify a tests directory, decline adding a GitHub Actions workflow (for now), and opt to install Playwright browsers.<text:line-break/>You might encounter warnings if your OS lacks dependencies for certain browsers (e.g., Webkit). If so, you can either specify which browsers to use in package.json (e.g., playwright test --project=chromium --project=firefox) or remove problematic browser entries from the playwright.config.js file.</text:p>
      <text:p text:style-name="Text_20_body">Add npm scripts to package.json for running tests and viewing reports:</text:p>
      <text:p text:style-name="Preformatted_20_Text"><text:s text:c="6"/><text:span text:style-name="Source_20_Text">{</text:span></text:p>
      <text:p text:style-name="Preformatted_20_Text"><text:span text:style-name="Source_20_Text"><text:s text:c="2"/>// ...</text:span></text:p>
      <text:p text:style-name="Preformatted_20_Text"><text:span text:style-name="Source_20_Text"><text:s text:c="2"/>"scripts": {</text:span></text:p>
      <text:p text:style-name="Preformatted_20_Text"><text:span text:style-name="Source_20_Text"><text:s text:c="4"/>"test": "playwright test",</text:span></text:p>
      <text:p text:style-name="Preformatted_20_Text"><text:span text:style-name="Source_20_Text"><text:s text:c="4"/>"test:report": "playwright show-report"</text:span></text:p>
      <text:p text:style-name="Preformatted_20_Text"><text:span text:style-name="Source_20_Text"><text:s text:c="2"/>}</text:span></text:p>
      <text:p text:style-name="Preformatted_20_Text"><text:span text:style-name="Source_20_Text"><text:s text:c="2"/>// ...</text:span></text:p>
      <text:p text:style-name="Preformatted_20_Text"><text:span text:style-name="Source_20_Text">}</text:span></text:p>
      <text:p text:style-name="P26"><text:s text:c="4"/></text:p>
      <text:p text:style-name="Text_20_body">The installation creates example test files (e.g., ./tests/example.spec.js) and a playwright.config.js configuration file.<text:line-break/>Running npm test will execute these examples. A detailed HTML report can be viewed with npm run test:report. Tests can also be run with a graphical UI using npm test -- --ui.</text:p>
      <text:p text:style-name="Text_20_body">A sample Playwright test looks like this:</text:p>
      <text:p text:style-name="Preformatted_20_Text"><text:s text:c="6"/><text:span text:style-name="Source_20_Text">const { test, expect } = require('@playwright/test');</text:span></text:p>
      <text:p text:style-name="Preformatted_20_Text"/>
      <text:p text:style-name="Preformatted_20_Text"><text:span text:style-name="Source_20_Text">test('has title', async ({ page }) =&gt; {</text:span></text:p>
      <text:p text:style-name="Preformatted_20_Text"><text:span text:style-name="Source_20_Text"><text:s text:c="2"/>await page.goto('https://playwright.dev/');</text:span></text:p>
      <text:p text:style-name="Preformatted_20_Text"><text:span text:style-name="Source_20_Text"><text:s text:c="2"/>await expect(page).toHaveTitle(/Playwright/); // Asserts page title</text:span></text:p>
      <text:p text:style-name="Preformatted_20_Text"><text:span text:style-name="Source_20_Text">});</text:span></text:p>
      <text:p text:style-name="Preformatted_20_Text"/>
      <text:p text:style-name="Preformatted_20_Text"><text:span text:style-name="Source_20_Text">test('get started link', async ({ page }) =&gt; {</text:span></text:p>
      <text:p text:style-name="Preformatted_20_Text"><text:span text:style-name="Source_20_Text"><text:s text:c="2"/>await page.goto('https://playwright.dev/');</text:span></text:p>
      <text:p text:style-name="Preformatted_20_Text"><text:span text:style-name="Source_20_Text"><text:s text:c="2"/>await page.getByRole('link', { name: 'Get started' }).click(); // Clicks a link</text:span></text:p>
      <text:p text:style-name="Preformatted_20_Text"><text:span text:style-name="Source_20_Text"><text:s text:c="2"/>await expect(page.getByRole('heading', { name: 'Installation' })).toBeVisible(); // Asserts a heading is visible</text:span></text:p>
      <text:p text:style-name="Preformatted_20_Text"><text:span text:style-name="Source_20_Text">});</text:span></text:p>
      <text:p text:style-name="P26"><text:s text:c="4"/></text:p>
      <text:p text:style-name="Text_20_body">After removing the sample tests, we'll test our application. Playwright expects the system under test (SUT) to be running when tests are executed; it doesn't start the SUT itself.<text:line-break/>For the backend, create an npm script to run it in "test" mode (setting NODE_ENV=test):</text:p>
      <text:p text:style-name="Preformatted_20_Text"><text:s text:c="6"/><text:span text:style-name="Source_20_Text">// In backend's package.json</text:span></text:p>
      <text:p text:style-name="Preformatted_20_Text"><text:span text:style-name="Source_20_Text">{</text:span></text:p>
      <text:p text:style-name="Preformatted_20_Text"><text:span text:style-name="Source_20_Text"><text:s text:c="2"/>// ...</text:span></text:p>
      <text:p text:style-name="Preformatted_20_Text"><text:span text:style-name="Source_20_Text"><text:s text:c="2"/>"scripts": {</text:span></text:p>
      <text:p text:style-name="Preformatted_20_Text"><text:soft-page-break/><text:span text:style-name="Source_20_Text"><text:s text:c="4"/>// ...</text:span></text:p>
      <text:p text:style-name="Preformatted_20_Text"><text:span text:style-name="Source_20_Text"><text:s text:c="4"/>"start:test": "NODE_ENV=test node index.js"</text:span></text:p>
      <text:p text:style-name="Preformatted_20_Text"><text:span text:style-name="Source_20_Text"><text:s text:c="2"/>}</text:span></text:p>
      <text:p text:style-name="Preformatted_20_Text"><text:span text:style-name="Source_20_Text"><text:s text:c="2"/>// ...</text:span></text:p>
      <text:p text:style-name="Preformatted_20_Text"><text:span text:style-name="Source_20_Text">}</text:span></text:p>
      <text:p text:style-name="P26"><text:s text:c="4"/></text:p>
      <text:p text:style-name="Text_20_body">Start both your frontend (e.g., npm run dev on port 5173) and backend (e.g., npm run start:test on port 3001).<text:line-break/>Create your first test file, e.g., tests/note_app.spec.js:</text:p>
      <text:p text:style-name="Preformatted_20_Text"><text:s text:c="6"/><text:span text:style-name="Source_20_Text">const { test, expect, describe } = require('@playwright/test'); // Added describe</text:span></text:p>
      <text:p text:style-name="Preformatted_20_Text"/>
      <text:p text:style-name="Preformatted_20_Text"><text:span text:style-name="Source_20_Text">describe('Note app', () =&gt; {</text:span></text:p>
      <text:p text:style-name="Preformatted_20_Text"><text:span text:style-name="Source_20_Text"><text:s text:c="2"/>test('front page can be opened', async ({ page }) =&gt; {</text:span></text:p>
      <text:p text:style-name="Preformatted_20_Text"><text:span text:style-name="Source_20_Text"><text:s text:c="4"/>await page.goto('http://localhost:5173'); // Navigates to the page</text:span></text:p>
      <text:p text:style-name="Preformatted_20_Text"><text:span text:style-name="Source_20_Text"><text:s text:c="4"/>const locator = await page.getByText('Notes'); // Finds element by text</text:span></text:p>
      <text:p text:style-name="Preformatted_20_Text"><text:span text:style-name="Source_20_Text"><text:s text:c="4"/>await expect(locator).toBeVisible(); // Asserts visibility</text:span></text:p>
      <text:p text:style-name="Preformatted_20_Text"><text:span text:style-name="Source_20_Text"><text:s text:c="4"/>await expect(page.getByText('Note app, Department of Computer Science, University of Helsinki 2024')).toBeVisible();</text:span></text:p>
      <text:p text:style-name="Preformatted_20_Text"><text:span text:style-name="Source_20_Text"><text:s text:c="2"/>});</text:span></text:p>
      <text:p text:style-name="Preformatted_20_Text"><text:span text:style-name="Source_20_Text">});</text:span></text:p>
      <text:p text:style-name="P26"><text:s text:c="4"/></text:p>
      <text:p text:style-name="Text_20_body">page.goto() navigates to the URL. page.getByText() finds an element containing the specified text and returns a Locator. toBeVisible() asserts that the element corresponding to the locator is visible.</text:p>
      <text:p text:style-name="Text_20_body">By default, Playwright runs tests on multiple browsers (Chromium, Firefox, Webkit), which is good for coverage but can be slow during development. To run tests on a single browser (e.g., Chromium):</text:p>
      <text:p text:style-name="Preformatted_20_Text"><text:s text:c="6"/><text:span text:style-name="Source_20_Text">npm test -- --project chromium</text:span></text:p>
      <text:p text:style-name="P26"><text:s text:c="4"/></text:p>
      <text:p text:style-name="Text_20_body">Playwright waits for elements to appear before interacting (default timeout 5 or 30 seconds). If an element isn't found, a TimeoutError occurs. For development, you might want to reduce this wait time in playwright.config.js:</text:p>
      <text:p text:style-name="Preformatted_20_Text"><text:s text:c="6"/><text:span text:style-name="Source_20_Text">// playwright.config.js</text:span></text:p>
      <text:p text:style-name="Preformatted_20_Text"><text:span text:style-name="Source_20_Text">const { defineConfig } = require('@playwright/test');</text:span></text:p>
      <text:p text:style-name="Preformatted_20_Text"/>
      <text:p text:style-name="Preformatted_20_Text"><text:span text:style-name="Source_20_Text">module.exports = defineConfig({</text:span></text:p>
      <text:p text:style-name="Preformatted_20_Text"><text:span text:style-name="Source_20_Text"><text:s text:c="2"/>timeout: 3000, // e.g., 3 seconds global timeout</text:span></text:p>
      <text:p text:style-name="Preformatted_20_Text"><text:span text:style-name="Source_20_Text"><text:s text:c="2"/>fullyParallel: false, // Run tests sequentially if they interact with a shared database</text:span></text:p>
      <text:p text:style-name="Preformatted_20_Text"><text:span text:style-name="Source_20_Text"><text:s text:c="2"/>workers: 1, // Use a single worker for sequential execution</text:span></text:p>
      <text:p text:style-name="Preformatted_20_Text"><text:span text:style-name="Source_20_Text"><text:s text:c="2"/>use: {</text:span></text:p>
      <text:p text:style-name="Preformatted_20_Text"><text:span text:style-name="Source_20_Text"><text:s text:c="4"/>baseURL: 'http://localhost:5173', // Define base URL for tests</text:span></text:p>
      <text:p text:style-name="Preformatted_20_Text"><text:span text:style-name="Source_20_Text"><text:s text:c="2"/>},</text:span></text:p>
      <text:p text:style-name="Preformatted_20_Text"><text:span text:style-name="Source_20_Text"><text:s text:c="2"/>// ... other configurations</text:span></text:p>
      <text:p text:style-name="Preformatted_20_Text"><text:span text:style-name="Source_20_Text">});</text:span></text:p>
      <text:p text:style-name="P26"><text:s text:c="4"/></text:p>
      <text:p text:style-name="Text_20_body">Setting fullyParallel: false and workers: 1 is crucial if tests modify a shared database, to prevent race conditions. Defining baseURL in use allows using relative paths like page.goto('/').</text:p>
      <text:p text:style-name="Text_20_body">To test login functionality, we can simulate opening the form and filling in fields.</text:p>
      <text:p text:style-name="Preformatted_20_Text"><text:soft-page-break/><text:s text:c="6"/><text:span text:style-name="Source_20_Text">describe('Note app', () =&gt; {</text:span></text:p>
      <text:p text:style-name="Preformatted_20_Text"><text:span text:style-name="Source_20_Text"><text:s text:c="2"/>beforeEach(async ({ page }) =&gt; { // beforeEach runs before each test in this describe block</text:span></text:p>
      <text:p text:style-name="Preformatted_20_Text"><text:span text:style-name="Source_20_Text"><text:s text:c="4"/>await page.goto('/'); // Assuming baseURL is 'http://localhost:5173'</text:span></text:p>
      <text:p text:style-name="Preformatted_20_Text"><text:span text:style-name="Source_20_Text"><text:s text:c="2"/>});</text:span></text:p>
      <text:p text:style-name="Preformatted_20_Text"/>
      <text:p text:style-name="Preformatted_20_Text"><text:span text:style-name="Source_20_Text"><text:s text:c="2"/>// ... (front page test) ...</text:span></text:p>
      <text:p text:style-name="Preformatted_20_Text"/>
      <text:p text:style-name="Preformatted_20_Text"><text:span text:style-name="Source_20_Text"><text:s text:c="2"/>test('login form can be opened and user can login', async ({ page }) =&gt; {</text:span></text:p>
      <text:p text:style-name="Preformatted_20_Text"><text:span text:style-name="Source_20_Text"><text:s text:c="4"/>await page.getByRole('button', { name: 'log in' }).click();</text:span></text:p>
      <text:p text:style-name="Preformatted_20_Text"><text:span text:style-name="Source_20_Text"><text:s text:c="4"/>// Using data-testid attributes is the most robust way</text:span></text:p>
      <text:p text:style-name="Preformatted_20_Text"><text:span text:style-name="Source_20_Text"><text:s text:c="4"/>await page.getByTestId('username').fill('mluukkai');</text:span></text:p>
      <text:p text:style-name="Preformatted_20_Text"><text:span text:style-name="Source_20_Text"><text:s text:c="4"/>await page.getByTestId('password').fill('salainen');</text:span></text:p>
      <text:p text:style-name="Preformatted_20_Text"><text:span text:style-name="Source_20_Text"><text:s text:c="4"/>await page.getByRole('button', { name: 'login' }).click();</text:span></text:p>
      <text:p text:style-name="Preformatted_20_Text"/>
      <text:p text:style-name="Preformatted_20_Text"><text:span text:style-name="Source_20_Text"><text:s text:c="4"/>await expect(page.getByText('Matti Luukkainen logged in')).toBeVisible();</text:span></text:p>
      <text:p text:style-name="Preformatted_20_Text"><text:span text:style-name="Source_20_Text"><text:s text:c="2"/>});</text:span></text:p>
      <text:p text:style-name="Preformatted_20_Text"><text:span text:style-name="Source_20_Text">});</text:span></text:p>
      <text:p text:style-name="P26"><text:s text:c="4"/></text:p>
      <text:p text:style-name="Text_20_body">To use getByTestId, you need to add data-testid attributes to your form inputs in the React component:</text:p>
      <text:p text:style-name="Preformatted_20_Text"><text:s text:c="6"/><text:span text:style-name="Source_20_Text">// In LoginForm.jsx</text:span></text:p>
      <text:p text:style-name="Preformatted_20_Text"><text:span text:style-name="Source_20_Text">&lt;input data-testid='username' /* ...other props... */ /&gt;</text:span></text:p>
      <text:p text:style-name="Preformatted_20_Text"><text:span text:style-name="Source_20_Text">&lt;input data-testid='password' type="password" /* ...other props... */ /&gt;</text:span></text:p>
      <text:p text:style-name="P26"><text:s text:c="4"/></text:p>
      <text:p text:style-name="Text_20_body">If getByRole('textbox') finds multiple inputs, it throws an error. While first(), last(), or all() (to get an array of locators) can be used, getByTestId is preferred for resilience against UI changes. The beforeEach block is used to navigate to the page before each test, avoiding repetition.</text:p>
      <text:p text:style-name="Text_20_body">Testing note creation involves logging in (which can be in a nested beforeEach) and then interacting with the note creation form.</text:p>
      <text:p text:style-name="Preformatted_20_Text"><text:s text:c="6"/><text:span text:style-name="Source_20_Text">describe('Note app', () =&gt; {</text:span></text:p>
      <text:p text:style-name="Preformatted_20_Text"><text:span text:style-name="Source_20_Text"><text:s text:c="2"/>// ... (outer beforeEach for page.goto) ...</text:span></text:p>
      <text:p text:style-name="Preformatted_20_Text"><text:span text:style-name="Source_20_Text"><text:s text:c="2"/>// ... (login test) ...</text:span></text:p>
      <text:p text:style-name="Preformatted_20_Text"/>
      <text:p text:style-name="Preformatted_20_Text"><text:span text:style-name="Source_20_Text"><text:s text:c="2"/>describe('when logged in', () =&gt; {</text:span></text:p>
      <text:p text:style-name="Preformatted_20_Text"><text:span text:style-name="Source_20_Text"><text:s text:c="4"/>beforeEach(async ({ page }) =&gt; {</text:span></text:p>
      <text:p text:style-name="Preformatted_20_Text"><text:span text:style-name="Source_20_Text"><text:s text:c="6"/>// Login sequence (can be extracted to a helper)</text:span></text:p>
      <text:p text:style-name="Preformatted_20_Text"><text:span text:style-name="Source_20_Text"><text:s text:c="6"/>await page.getByRole('button', { name: 'log in' }).click();</text:span></text:p>
      <text:p text:style-name="Preformatted_20_Text"><text:span text:style-name="Source_20_Text"><text:s text:c="6"/>await page.getByTestId('username').fill('mluukkai');</text:span></text:p>
      <text:p text:style-name="Preformatted_20_Text"><text:span text:style-name="Source_20_Text"><text:s text:c="6"/>await page.getByTestId('password').fill('salainen');</text:span></text:p>
      <text:p text:style-name="Preformatted_20_Text"><text:span text:style-name="Source_20_Text"><text:s text:c="6"/>await page.getByRole('button', { name: 'login' }).click();</text:span></text:p>
      <text:p text:style-name="Preformatted_20_Text"><text:span text:style-name="Source_20_Text"><text:s text:c="4"/>});</text:span></text:p>
      <text:p text:style-name="Preformatted_20_Text"/>
      <text:p text:style-name="Preformatted_20_Text"><text:span text:style-name="Source_20_Text"><text:s text:c="4"/>test('a new note can be created', async ({ page }) =&gt; {</text:span></text:p>
      <text:p text:style-name="Preformatted_20_Text"><text:span text:style-name="Source_20_Text"><text:s text:c="6"/>await page.getByRole('button', { name: 'new note' }).click();</text:span></text:p>
      <text:p text:style-name="Preformatted_20_Text"><text:span text:style-name="Source_20_Text"><text:s text:c="6"/>// Ideally, use getByTestId or getByPlaceholderText for the input</text:span></text:p>
      <text:p text:style-name="Preformatted_20_Text"><text:span text:style-name="Source_20_Text"><text:s text:c="6"/>await page.getByRole('textbox').fill('a note created by playwright');</text:span></text:p>
      <text:p text:style-name="Preformatted_20_Text"><text:span text:style-name="Source_20_Text"><text:s text:c="6"/>await page.getByRole('button', { name: 'save' }).click();</text:span></text:p>
      <text:p text:style-name="Preformatted_20_Text"><text:span text:style-name="Source_20_Text"><text:s text:c="6"/>await expect(page.getByText('a note created by playwright')).toBeVisible();</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26"><text:s text:c="4"/></text:p>
      <text:p text:style-name="Text_20_body"><text:soft-page-break/>It's important to remember that each test starts in a "clean" browser state; state from previous tests is not carried over.</text:p>
      <text:p text:style-name="Text_20_body">For reliable E2E tests, the database should be in a known state before each run. Since E2E tests don't directly access the database, a common solution is to create special API endpoints in the backend, accessible only in test mode, to reset the database.<text:line-break/>In the backend (controllers/testing.js):</text:p>
      <text:p text:style-name="Preformatted_20_Text"><text:s text:c="6"/><text:span text:style-name="Source_20_Text">const router = require('express').Router();</text:span></text:p>
      <text:p text:style-name="Preformatted_20_Text"><text:span text:style-name="Source_20_Text">const Note = require('../models/note');</text:span></text:p>
      <text:p text:style-name="Preformatted_20_Text"><text:span text:style-name="Source_20_Text">const User = require('../models/user');</text:span></text:p>
      <text:p text:style-name="Preformatted_20_Text"/>
      <text:p text:style-name="Preformatted_20_Text"><text:span text:style-name="Source_20_Text">router.post('/reset', async (request, response) =&gt; {</text:span></text:p>
      <text:p text:style-name="Preformatted_20_Text"><text:span text:style-name="Source_20_Text"><text:s text:c="2"/>await Note.deleteMany({});</text:span></text:p>
      <text:p text:style-name="Preformatted_20_Text"><text:span text:style-name="Source_20_Text"><text:s text:c="2"/>await User.deleteMany({});</text:span></text:p>
      <text:p text:style-name="Preformatted_20_Text"><text:span text:style-name="Source_20_Text"><text:s text:c="2"/>response.status(204).end();</text:span></text:p>
      <text:p text:style-name="Preformatted_20_Text"><text:span text:style-name="Source_20_Text">});</text:span></text:p>
      <text:p text:style-name="Preformatted_20_Text"/>
      <text:p text:style-name="Preformatted_20_Text"><text:span text:style-name="Source_20_Text">module.exports = router;</text:span></text:p>
      <text:p text:style-name="P26"><text:s text:c="4"/></text:p>
      <text:p text:style-name="Text_20_body">Mount this router in app.js only when process.env.NODE_ENV === 'test':</text:p>
      <text:p text:style-name="Preformatted_20_Text"><text:s text:c="6"/><text:span text:style-name="Source_20_Text">// In backend's app.js</text:span></text:p>
      <text:p text:style-name="Preformatted_20_Text"><text:span text:style-name="Source_20_Text">if (process.env.NODE_ENV === 'test') {</text:span></text:p>
      <text:p text:style-name="Preformatted_20_Text"><text:span text:style-name="Source_20_Text"><text:s text:c="2"/>const testingRouter = require('./controllers/testing');</text:span></text:p>
      <text:p text:style-name="Preformatted_20_Text"><text:span text:style-name="Source_20_Text"><text:s text:c="2"/>app.use('/api/testing', testingRouter);</text:span></text:p>
      <text:p text:style-name="Preformatted_20_Text"><text:span text:style-name="Source_20_Text">}</text:span></text:p>
      <text:p text:style-name="P26"><text:s text:c="4"/></text:p>
      <text:p text:style-name="P47"/>
      <text:p text:style-name="Text_20_body">Ensure the backend is started with npm run start:test.<text:line-break/>Then, in the Playwright beforeEach block, make requests to reset the database and create necessary test users:</text:p>
      <text:p text:style-name="Preformatted_20_Text"><text:s text:c="6"/><text:span text:style-name="Source_20_Text">describe('Note app', () =&gt; {</text:span></text:p>
      <text:p text:style-name="Preformatted_20_Text"><text:span text:style-name="Source_20_Text"><text:s text:c="2"/>beforeEach(async ({ page, request }) =&gt; { // 'request' fixture for making API calls</text:span></text:p>
      <text:p text:style-name="Preformatted_20_Text"><text:span text:style-name="Source_20_Text"><text:s text:c="4"/>await request.post('/api/testing/reset'); // Assuming baseURL includes http://localhost:5173</text:span></text:p>
      <text:p text:style-name="Preformatted_20_Text"><text:span text:style-name="Source_20_Text"><text:s text:c="4"/>await request.post('/api/users', { <text:s text:c="5"/>// Or /api/testing/users if you create a dedicated endpoint</text:span></text:p>
      <text:p text:style-name="Preformatted_20_Text"><text:span text:style-name="Source_20_Text"><text:s text:c="6"/>data: {</text:span></text:p>
      <text:p text:style-name="Preformatted_20_Text"><text:span text:style-name="Source_20_Text"><text:s text:c="8"/>name: 'Matti Luukkainen',</text:span></text:p>
      <text:p text:style-name="Preformatted_20_Text"><text:span text:style-name="Source_20_Text"><text:s text:c="8"/>username: 'mluukkai',</text:span></text:p>
      <text:p text:style-name="Preformatted_20_Text"><text:span text:style-name="Source_20_Text"><text:s text:c="8"/>password: 'salainen'</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await page.goto('/');</text:span></text:p>
      <text:p text:style-name="Preformatted_20_Text"><text:span text:style-name="Source_20_Text"><text:s text:c="2"/>});</text:span></text:p>
      <text:p text:style-name="Preformatted_20_Text"><text:span text:style-name="Source_20_Text"><text:s text:c="2"/>// ... tests ...</text:span></text:p>
      <text:p text:style-name="Preformatted_20_Text"><text:span text:style-name="Source_20_Text">});</text:span></text:p>
      <text:p text:style-name="P26"><text:s text:c="4"/></text:p>
      <text:p text:style-name="Text_20_body">Now tests start with a consistent database state (e.g., one user, no notes).</text:p>
      <text:p text:style-name="Text_20_body">Testing note importance change might involve finding a specific note, clicking its "make important/not important" button, and then verifying the button's text changes.</text:p>
      <text:p text:style-name="Preformatted_20_Text"><text:s text:c="6"/><text:span text:style-name="Source_20_Text">describe('when logged in', () =&gt; {</text:span></text:p>
      <text:p text:style-name="Preformatted_20_Text"><text:soft-page-break/><text:span text:style-name="Source_20_Text"><text:s text:c="2"/>// ... (beforeEach for login) ...</text:span></text:p>
      <text:p text:style-name="Preformatted_20_Text"><text:span text:style-name="Source_20_Text"><text:s text:c="2"/>describe('and a note exists', () =&gt; {</text:span></text:p>
      <text:p text:style-name="Preformatted_20_Text"><text:span text:style-name="Source_20_Text"><text:s text:c="4"/>beforeEach(async ({ page }) =&gt; { // Create a note</text:span></text:p>
      <text:p text:style-name="Preformatted_20_Text"><text:span text:style-name="Source_20_Text"><text:s text:c="6"/>// ... (logic to create a note, e.g., "another note by playwright") ...</text:span></text:p>
      <text:p text:style-name="Preformatted_20_Text"><text:span text:style-name="Source_20_Text"><text:s text:c="6"/>await page.getByRole('button', { name: 'new note' }).click();</text:span></text:p>
      <text:p text:style-name="Preformatted_20_Text"><text:span text:style-name="Source_20_Text"><text:s text:c="6"/>await page.getByRole('textbox').fill('another note by playwright');</text:span></text:p>
      <text:p text:style-name="Preformatted_20_Text"><text:span text:style-name="Source_20_Text"><text:s text:c="6"/>await page.getByRole('button', { name: 'save' }).click();</text:span></text:p>
      <text:p text:style-name="Preformatted_20_Text"><text:span text:style-name="Source_20_Text"><text:s text:c="6"/>await page.getByText('another note by playwright').waitFor(); // Wait for note to appear</text:span></text:p>
      <text:p text:style-name="Preformatted_20_Text"><text:span text:style-name="Source_20_Text"><text:s text:c="4"/>});</text:span></text:p>
      <text:p text:style-name="Preformatted_20_Text"/>
      <text:p text:style-name="Preformatted_20_Text"><text:span text:style-name="Source_20_Text"><text:s text:c="4"/>test('importance can be changed', async ({ page }) =&gt; {</text:span></text:p>
      <text:p text:style-name="Preformatted_20_Text"><text:span text:style-name="Source_20_Text"><text:s text:c="6"/>// Find the note, then the button within it</text:span></text:p>
      <text:p text:style-name="Preformatted_20_Text"><text:span text:style-name="Source_20_Text"><text:s text:c="6"/>const noteElement = await page.getByText('another note by playwright').locator('..'); // Get parent &lt;li&gt;</text:span></text:p>
      <text:p text:style-name="Preformatted_20_Text"><text:span text:style-name="Source_20_Text"><text:s text:c="6"/>await noteElement.getByRole('button', { name: 'make not important' }).click();</text:span></text:p>
      <text:p text:style-name="Preformatted_20_Text"><text:span text:style-name="Source_20_Text"><text:s text:c="6"/>await expect(noteElement.getByText('make important')).toBeVisible();</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26"><text:s text:c="4"/></text:p>
      <text:p text:style-name="Text_20_body">Using locator('..') helps navigate to the parent element if getByText selects a child element (like a &lt;span&gt; within an &lt;li&gt;).</text:p>
      <text:p text:style-name="Text_20_body">To test failed login, simulate entering incorrect credentials and verify that an error message appears and the success message does not.</text:p>
      <text:p text:style-name="Preformatted_20_Text"><text:s text:c="6"/><text:span text:style-name="Source_20_Text">test('login fails with wrong password', async ({ page }) =&gt; {</text:span></text:p>
      <text:p text:style-name="Preformatted_20_Text"><text:span text:style-name="Source_20_Text"><text:s text:c="2"/>await page.getByRole('button', { name: 'log in' }).click();</text:span></text:p>
      <text:p text:style-name="Preformatted_20_Text"><text:span text:style-name="Source_20_Text"><text:s text:c="2"/>await page.getByTestId('username').fill('mluukkai');</text:span></text:p>
      <text:p text:style-name="Preformatted_20_Text"><text:span text:style-name="Source_20_Text"><text:s text:c="2"/>await page.getByTestId('password').fill('wrong');</text:span></text:p>
      <text:p text:style-name="Preformatted_20_Text"><text:span text:style-name="Source_20_Text"><text:s text:c="2"/>await page.getByRole('button', { name: 'login' }).click();</text:span></text:p>
      <text:p text:style-name="Preformatted_20_Text"/>
      <text:p text:style-name="Preformatted_20_Text"><text:span text:style-name="Source_20_Text"><text:s text:c="2"/>const errorDiv = await page.locator('.error'); // Assuming error message has class 'error'</text:span></text:p>
      <text:p text:style-name="Preformatted_20_Text"><text:span text:style-name="Source_20_Text"><text:s text:c="2"/>await expect(errorDiv).toContainText('wrong credentials');</text:span></text:p>
      <text:p text:style-name="Preformatted_20_Text"><text:span text:style-name="Source_20_Text"><text:s text:c="2"/>await expect(errorDiv).toHaveCSS('border-style', 'solid'); // Example CSS assertion</text:span></text:p>
      <text:p text:style-name="Preformatted_20_Text"><text:span text:style-name="Source_20_Text"><text:s text:c="2"/>await expect(errorDiv).toHaveCSS('color', 'rgb(255, 0, 0)'); // Colors as rgb</text:span></text:p>
      <text:p text:style-name="Preformatted_20_Text"/>
      <text:p text:style-name="Preformatted_20_Text"><text:span text:style-name="Source_20_Text"><text:s text:c="2"/>await expect(page.getByText('Matti Luukkainen logged in')).not.toBeVisible();</text:span></text:p>
      <text:p text:style-name="Preformatted_20_Text"><text:span text:style-name="Source_20_Text">});</text:span></text:p>
      <text:p text:style-name="P26"><text:s text:c="4"/></text:p>
      <text:p text:style-name="Text_20_body">page.locator('.error') finds an element by its CSS class. toContainText() checks for partial text match. toHaveCSS() can verify CSS properties.</text:p>
      <text:p text:style-name="Text_20_body">To run only a specific test, use test.only():</text:p>
      <text:p text:style-name="Preformatted_20_Text"><text:s text:c="6"/><text:span text:style-name="Source_20_Text">test.only('this specific test runs', async ({ page }) =&gt; { /* ... */ });</text:span></text:p>
      <text:p text:style-name="P26"><text:s text:c="4"/></text:p>
      <text:p text:style-name="Text_20_body">Or from the command line using a flag with the test name:</text:p>
      <text:p text:style-name="Preformatted_20_Text"><text:s text:c="6"/><text:span text:style-name="Source_20_Text">npm test -- -g "test name substring"</text:span></text:p>
      <text:p text:style-name="P26"><text:s text:c="4"/></text:p>
      <text:p text:style-name="Text_20_body">Repetitive code, like login sequences or note creation, should be extracted into helper functions (e.g., in tests/helper.js) to keep tests DRY (Don't Repeat Yourself) and more readable.</text:p>
      <text:p text:style-name="Preformatted_20_Text"><text:soft-page-break/><text:s text:c="6"/><text:span text:style-name="Source_20_Text">// tests/helper.js</text:span></text:p>
      <text:p text:style-name="Preformatted_20_Text"><text:span text:style-name="Source_20_Text">const loginWith = async (page, username, password) <text:s/>=&gt; {</text:span></text:p>
      <text:p text:style-name="Preformatted_20_Text"><text:span text:style-name="Source_20_Text"><text:s text:c="2"/>await page.getByRole('button', { name: 'log in' }).click();</text:span></text:p>
      <text:p text:style-name="Preformatted_20_Text"><text:span text:style-name="Source_20_Text"><text:s text:c="2"/>await page.getByTestId('username').fill(username);</text:span></text:p>
      <text:p text:style-name="Preformatted_20_Text"><text:span text:style-name="Source_20_Text"><text:s text:c="2"/>await page.getByTestId('password').fill(password);</text:span></text:p>
      <text:p text:style-name="Preformatted_20_Text"><text:span text:style-name="Source_20_Text"><text:s text:c="2"/>await page.getByRole('button', { name: 'login' }).click();</text:span></text:p>
      <text:p text:style-name="Preformatted_20_Text"><text:span text:style-name="Source_20_Text">};</text:span></text:p>
      <text:p text:style-name="Preformatted_20_Text"/>
      <text:p text:style-name="Preformatted_20_Text"><text:span text:style-name="Source_20_Text">const createNote = async (page, content) =&gt; {</text:span></text:p>
      <text:p text:style-name="Preformatted_20_Text"><text:span text:style-name="Source_20_Text"><text:s text:c="2"/>await page.getByRole('button', { name: 'new note' }).click();</text:span></text:p>
      <text:p text:style-name="Preformatted_20_Text"><text:span text:style-name="Source_20_Text"><text:s text:c="2"/>await page.getByRole('textbox').fill(content);</text:span></text:p>
      <text:p text:style-name="Preformatted_20_Text"><text:span text:style-name="Source_20_Text"><text:s text:c="2"/>await page.getByRole('button', { name: 'save' }).click();</text:span></text:p>
      <text:p text:style-name="Preformatted_20_Text"><text:span text:style-name="Source_20_Text"><text:s text:c="2"/>await page.getByText(content).waitFor(); // Important: wait for the note to appear</text:span></text:p>
      <text:p text:style-name="Preformatted_20_Text"><text:span text:style-name="Source_20_Text">};</text:span></text:p>
      <text:p text:style-name="Preformatted_20_Text"/>
      <text:p text:style-name="Preformatted_20_Text"><text:span text:style-name="Source_20_Text">module.exports = { loginWith, createNote }; // Use module.exports for CommonJS</text:span></text:p>
      <text:p text:style-name="P26"><text:s text:c="4"/></text:p>
      <text:p text:style-name="Text_20_body">Then import and use them in your test files:</text:p>
      <text:p text:style-name="Preformatted_20_Text"><text:s text:c="6"/><text:span text:style-name="Source_20_Text">const { loginWith, createNote } = require('./helper');</text:span></text:p>
      <text:p text:style-name="Preformatted_20_Text"/>
      <text:p text:style-name="Preformatted_20_Text"><text:span text:style-name="Source_20_Text">// ... inside a test or beforeEach</text:span></text:p>
      <text:p text:style-name="Preformatted_20_Text"><text:span text:style-name="Source_20_Text">await loginWith(page, 'mluukkai', 'salainen');</text:span></text:p>
      <text:p text:style-name="Preformatted_20_Text"><text:span text:style-name="Source_20_Text">await createNote(page, 'a note created by playwright');</text:span></text:p>
      <text:p text:style-name="P26"><text:s text:c="4"/></text:p>
      <text:p text:style-name="P25">Playwright also offers ways to perform setup (like login) once before all tests, but the current approach of resetting the DB before <text:span text:style-name="T20">each</text:span> test makes per-test login necessary.</text:p>
      <text:p text:style-name="Text_20_body">When testing interactions with a list of items (like notes), selecting the correct item is crucial. If page.getByText('note content') selects a &lt;span&gt; inside an &lt;li&gt;, locator('..') can be used to get the parent &lt;li&gt; element.</text:p>
      <text:p text:style-name="Preformatted_20_Text"><text:s text:c="6"/><text:span text:style-name="Source_20_Text">test('one of those can be made nonimportant', async ({ page }) =&gt; {</text:span></text:p>
      <text:p text:style-name="Preformatted_20_Text"><text:span text:style-name="Source_20_Text"><text:s text:c="2"/>// Assuming 'first note', 'second note', 'third note' are created</text:span></text:p>
      <text:p text:style-name="Preformatted_20_Text"><text:span text:style-name="Source_20_Text"><text:s text:c="2"/>const noteTextElement = await page.getByText('second note');</text:span></text:p>
      <text:p text:style-name="Preformatted_20_Text"><text:span text:style-name="Source_20_Text"><text:s text:c="2"/>const noteLiElement = await noteTextElement.locator('..'); // Get parent li</text:span></text:p>
      <text:p text:style-name="Preformatted_20_Text"/>
      <text:p text:style-name="Preformatted_20_Text"><text:span text:style-name="Source_20_Text"><text:s text:c="2"/>await noteLiElement.getByRole('button', { name: 'make not important' }).click();</text:span></text:p>
      <text:p text:style-name="Preformatted_20_Text"><text:span text:style-name="Source_20_Text"><text:s text:c="2"/>await expect(noteLiElement.getByText('make important')).toBeVisible();</text:span></text:p>
      <text:p text:style-name="Preformatted_20_Text"><text:span text:style-name="Source_20_Text">});</text:span></text:p>
      <text:p text:style-name="P26"><text:s text:c="4"/></text:p>
      <text:p text:style-name="Text_20_body">If tests are flaky or failing unexpectedly:</text:p>
      <text:list text:style-name="L15">
        <text:list-item>
          <text:p text:style-name="P48"><text:span text:style-name="Strong_20_Emphasis">Debug Mode</text:span>: Run a specific test in debug mode:</text:p>
          <text:p text:style-name="P49"><text:s text:c="6"/><text:span text:style-name="Source_20_Text">npm test -- -g "test name substring" --debug</text:span></text:p>
          <text:p text:style-name="P50"><text:s text:c="4"/></text:p>
          <text:p text:style-name="P48">This opens the Playwright Inspector, allowing step-by-step execution and inspection of locators.</text:p>
        </text:list-item>
        <text:list-item>
          <text:p text:style-name="P48"><text:span text:style-name="Strong_20_Emphasis">await page.pause()</text:span>: Insert this in your test code to pause execution at that point in the Inspector, allowing you to inspect the page state.</text:p>
        </text:list-item>
        <text:list-item>
          <text:p text:style-name="P48"><text:span text:style-name="Strong_20_Emphasis">UI Mode</text:span>: npm test -- --ui provides a visual interface for running and debugging tests.</text:p>
        </text:list-item>
        <text:list-item>
          <text:p text:style-name="P48"><text:soft-page-break/><text:span text:style-name="Strong_20_Emphasis">Trace Viewer</text:span>: Save a visual trace of test execution:</text:p>
          <text:p text:style-name="P49"><text:s text:c="6"/><text:span text:style-name="Source_20_Text">npm test -- --trace on</text:span></text:p>
          <text:p text:style-name="P50"><text:s text:c="4"/></text:p>
          <text:p text:style-name="P48">View the trace with npm run test:report (or npx playwright show-report). The Trace Viewer is similar to UI mode but for post-execution analysis. It also has a "locator picker" to help identify locators for elements.</text:p>
        </text:list-item>
        <text:list-item>
          <text:p text:style-name="P48"><text:span text:style-name="Strong_20_Emphasis">Test Generator (Codegen)</text:span>: Playwright can record your interactions with the browser and generate test code:</text:p>
          <text:p text:style-name="P49"><text:s text:c="6"/><text:span text:style-name="Source_20_Text">npx playwright codegen http://localhost:5173/</text:span></text:p>
          <text:p text:style-name="P50"><text:s text:c="2"/></text:p>
        </text:list-item>
        <text:list-item>
          <text:p text:style-name="P48"><text:span text:style-name="Strong_20_Emphasis">VS Code Plugin</text:span>: The Playwright VS Code extension offers features like breakpoints for debugging.</text:p>
        </text:list-item>
      </text:list>
      <text:p text:style-name="Text_20_body">A common cause of flakiness, especially when creating multiple items rapidly, is that operations might not complete before the next one starts. For example, when creating notes, ensure the previous note has rendered (e.g., await page.getByText(content).waitFor()) before creating the next one.</text:p>
      <text:p text:style-name="Text_20_body">Playwright's documentation is extensive and valuable, especially sections on Locators, Actions, and Assertions.</text:p>
      <text:p text:style-name="Text_20_body"/>
      <text:h text:style-name="Heading_20_1" text:outline-level="1"><text:bookmark-start text:name="__RefHeading___Toc20921_2337481427"/>Part 6<text:bookmark-end text:name="__RefHeading___Toc20921_2337481427"/></text:h>
      <text:p text:style-name="Text_20_body"/>
      <text:h text:style-name="Heading_20_2" text:outline-level="2"><text:bookmark-start text:name="__RefHeading___Toc20923_2337481427"/>Flux-architecture and Redux<text:bookmark-end text:name="__RefHeading___Toc20923_2337481427"/></text:h>
      <text:p text:style-name="Text_20_body">As React applications grow, managing state solely within the component tree by passing props down (prop drilling) becomes increasingly challenging. While placing state and its handlers high in the component hierarchy (often in the root component) works for smaller applications, larger ones benefit from more structured state management solutions.</text:p>
      <text:h text:style-name="Heading_20_4" text:outline-level="4"><text:bookmark-start text:name="__RefHeading___Toc20925_2337481427"/>Flux-architecture<text:bookmark-end text:name="__RefHeading___Toc20925_2337481427"/></text:h>
      <text:p text:style-name="Text_20_body">Facebook developed the Flux architecture to simplify state management in React. In Flux, the application's state is moved out of React components and into dedicated <text:span text:style-name="Strong_20_Emphasis">stores</text:span>. Components do not modify the store's state directly. Instead, changes are initiated through <text:span text:style-name="Strong_20_Emphasis">actions</text:span>. When an action leads to a change in the store's state, the <text:span text:style-name="Strong_20_Emphasis">views</text:span> (React components) are re-rendered to reflect these changes. If a user interaction (like a button click) necessitates a state change, it triggers an action, which in turn modifies the store, and subsequently, the view re-renders. This provides a unidirectional data flow: Action -&gt; Dispatcher -&gt; Store -&gt; View.</text:p>
      <text:list text:style-name="L16">
        <text:list-item>
          <text:p text:style-name="P51">Diagram: Action -&gt; Dispatcher -&gt; Store -&gt; View (and the view can trigger new actions, creating a loop)</text:p>
        </text:list-item>
      </text:list>
      <text:p text:style-name="Text_20_body"><text:soft-page-break/>Flux establishes a standardized way to manage where the application's state is stored and how it's modified.</text:p>
      <text:h text:style-name="Heading_20_4" text:outline-level="4"><text:bookmark-start text:name="__RefHeading___Toc20927_2337481427"/>Redux<text:bookmark-end text:name="__RefHeading___Toc20927_2337481427"/></text:h>
      <text:p text:style-name="Text_20_body">While Facebook has its own Flux implementation, the <text:span text:style-name="Strong_20_Emphasis">Redux</text:span> library is a popular alternative that operates on similar principles but with a somewhat simpler API. Facebook itself now uses Redux.</text:p>
      <text:p text:style-name="Text_20_body">We'll explore Redux by building a simple counter application.<text:line-break/>First, create a new Vite application and install Redux:</text:p>
      <text:p text:style-name="Preformatted_20_Text"><text:s text:c="6"/><text:span text:style-name="Source_20_Text">npm install redux</text:span></text:p>
      <text:p text:style-name="P26"><text:s text:c="4"/></text:p>
      <text:p text:style-name="Text_20_body">In Redux, like Flux, the application's entire state is held in a single JavaScript object within a <text:span text:style-name="Strong_20_Emphasis">store</text:span>. For simple cases like a counter, the state might be a single value. For more complex applications, the state object would have multiple fields.</text:p>
      <text:p text:style-name="Text_20_body">State changes are triggered by <text:span text:style-name="Strong_20_Emphasis">actions</text:span>. Actions are plain JavaScript objects that must have a type field, indicating the kind of change to be made. They can also have other fields (often a payload field) to carry data. For our counter, an action might be:</text:p>
      <text:p text:style-name="Preformatted_20_Text"><text:s text:c="6"/><text:span text:style-name="Source_20_Text">{</text:span></text:p>
      <text:p text:style-name="Preformatted_20_Text"><text:span text:style-name="Source_20_Text"><text:s text:c="2"/>type: 'INCREMENT'</text:span></text:p>
      <text:p text:style-name="Preformatted_20_Text"><text:span text:style-name="Source_20_Text">}</text:span></text:p>
      <text:p text:style-name="P26"><text:s text:c="4"/></text:p>
      <text:p text:style-name="Text_20_body">The logic that determines how an action affects the state is defined in a <text:span text:style-name="Strong_20_Emphasis">reducer</text:span>. A reducer is a pure function that takes the current state and an action as arguments and returns a <text:span text:style-name="Strong_20_Emphasis">new state</text:span>.</text:p>
      <text:p text:style-name="Text_20_body">Here's a reducer for our counter:</text:p>
      <text:p text:style-name="Preformatted_20_Text"><text:s text:c="6"/><text:span text:style-name="Source_20_Text">const counterReducer = (state = 0, action) =&gt; { // Default state is 0</text:span></text:p>
      <text:p text:style-name="Preformatted_20_Text"><text:span text:style-name="Source_20_Text"><text:s text:c="2"/>switch (action.type) {</text:span></text:p>
      <text:p text:style-name="Preformatted_20_Text"><text:span text:style-name="Source_20_Text"><text:s text:c="4"/>case 'INCREMENT':</text:span></text:p>
      <text:p text:style-name="Preformatted_20_Text"><text:span text:style-name="Source_20_Text"><text:s text:c="6"/>return state + 1;</text:span></text:p>
      <text:p text:style-name="Preformatted_20_Text"><text:span text:style-name="Source_20_Text"><text:s text:c="4"/>case 'DECREMENT':</text:span></text:p>
      <text:p text:style-name="Preformatted_20_Text"><text:span text:style-name="Source_20_Text"><text:s text:c="6"/>return state - 1;</text:span></text:p>
      <text:p text:style-name="Preformatted_20_Text"><text:span text:style-name="Source_20_Text"><text:s text:c="4"/>case 'ZERO':</text:span></text:p>
      <text:p text:style-name="Preformatted_20_Text"><text:span text:style-name="Source_20_Text"><text:s text:c="6"/>return 0;</text:span></text:p>
      <text:p text:style-name="Preformatted_20_Text"><text:span text:style-name="Source_20_Text"><text:s text:c="4"/>default: // If action type doesn't match, return current state</text:span></text:p>
      <text:p text:style-name="Preformatted_20_Text"><text:span text:style-name="Source_20_Text"><text:s text:c="6"/>return state;</text:span></text:p>
      <text:p text:style-name="Preformatted_20_Text"><text:span text:style-name="Source_20_Text"><text:s text:c="2"/>}</text:span></text:p>
      <text:p text:style-name="Preformatted_20_Text"><text:span text:style-name="Source_20_Text">};</text:span></text:p>
      <text:p text:style-name="P26"><text:s text:c="4"/></text:p>
      <text:p text:style-name="Text_20_body">The switch statement is commonly used in reducers. It's crucial that reducers are <text:span text:style-name="Strong_20_Emphasis">pure functions</text:span>: they should not have side effects (e.g., API calls, modifying external variables) and must always return the same output for the same inputs. They must not mutate the original state; instead, they return a new state object.</text:p>
      <text:p text:style-name="Text_20_body">The reducer is not called directly by application code. It's passed to the createStore function from Redux to create the store:</text:p>
      <text:p text:style-name="Preformatted_20_Text"><text:s text:c="6"/><text:span text:style-name="Source_20_Text">import { createStore } from 'redux';</text:span></text:p>
      <text:p text:style-name="Preformatted_20_Text"/>
      <text:p text:style-name="Preformatted_20_Text"><text:span text:style-name="Source_20_Text">// counterReducer defined above...</text:span></text:p>
      <text:p text:style-name="Preformatted_20_Text"/>
      <text:p text:style-name="Preformatted_20_Text"><text:soft-page-break/><text:span text:style-name="Source_20_Text">const store = createStore(counterReducer);</text:span></text:p>
      <text:p text:style-name="P26"><text:s text:c="4"/></text:p>
      <text:p text:style-name="Text_20_body">The store has a few important methods:</text:p>
      <text:list text:style-name="L17">
        <text:list-item>
          <text:p text:style-name="P52">dispatch(action): Sends an action to the store. The store then passes the current state and the action to its reducer to calculate the new state.</text:p>
          <text:p text:style-name="P53"><text:s text:c="6"/><text:span text:style-name="Source_20_Text">store.dispatch({ type: 'INCREMENT' });</text:span></text:p>
          <text:p text:style-name="P54"><text:s text:c="4"/></text:p>
        </text:list-item>
        <text:list-item>
          <text:p text:style-name="P52">getState(): Returns the current state object from the store.</text:p>
          <text:p text:style-name="P53"><text:s text:c="6"/><text:span text:style-name="Source_20_Text">console.log(store.getState()); // e.g., 0</text:span></text:p>
          <text:p text:style-name="P53"><text:span text:style-name="Source_20_Text">store.dispatch({ type: 'INCREMENT' });</text:span></text:p>
          <text:p text:style-name="P53"><text:span text:style-name="Source_20_Text">console.log(store.getState()); // e.g., 1</text:span></text:p>
          <text:p text:style-name="P54"><text:s text:c="4"/></text:p>
        </text:list-item>
        <text:list-item>
          <text:p text:style-name="P52">subscribe(callback): Registers a callback function that the store will call every time an action is dispatched and the state might have changed.</text:p>
          <text:p text:style-name="P53"><text:s text:c="6"/><text:span text:style-name="Source_20_Text">store.subscribe(() =&gt; {</text:span></text:p>
          <text:p text:style-name="P53"><text:span text:style-name="Source_20_Text"><text:s text:c="2"/>const currentState = store.getState();</text:span></text:p>
          <text:p text:style-name="P53"><text:span text:style-name="Source_20_Text"><text:s text:c="2"/>console.log(currentState);</text:span></text:p>
          <text:p text:style-name="P53"><text:span text:style-name="Source_20_Text">});</text:span></text:p>
          <text:p text:style-name="P54"><text:s text:c="4"/></text:p>
        </text:list-item>
      </text:list>
      <text:p text:style-name="P47"/>
      <text:p text:style-name="Text_20_body">Let's integrate this into a simple React counter application (initially, all in main.jsx):</text:p>
      <text:p text:style-name="Preformatted_20_Text"><text:s text:c="6"/><text:span text:style-name="Source_20_Text">import React from 'react';</text:span></text:p>
      <text:p text:style-name="Preformatted_20_Text"><text:span text:style-name="Source_20_Text">import ReactDOM from 'react-dom/client';</text:span></text:p>
      <text:p text:style-name="Preformatted_20_Text"><text:span text:style-name="Source_20_Text">import { createStore } from 'redux';</text:span></text:p>
      <text:p text:style-name="Preformatted_20_Text"/>
      <text:p text:style-name="Preformatted_20_Text"><text:span text:style-name="Source_20_Text">const counterReducer = (state = 0, action) =&gt; {</text:span></text:p>
      <text:p text:style-name="Preformatted_20_Text"><text:span text:style-name="Source_20_Text"><text:s text:c="2"/>switch (action.type) {</text:span></text:p>
      <text:p text:style-name="Preformatted_20_Text"><text:span text:style-name="Source_20_Text"><text:s text:c="4"/>case 'INCREMENT':</text:span></text:p>
      <text:p text:style-name="Preformatted_20_Text"><text:span text:style-name="Source_20_Text"><text:s text:c="6"/>return state + 1;</text:span></text:p>
      <text:p text:style-name="Preformatted_20_Text"><text:span text:style-name="Source_20_Text"><text:s text:c="4"/>case 'DECREMENT':</text:span></text:p>
      <text:p text:style-name="Preformatted_20_Text"><text:span text:style-name="Source_20_Text"><text:s text:c="6"/>return state - 1;</text:span></text:p>
      <text:p text:style-name="Preformatted_20_Text"><text:span text:style-name="Source_20_Text"><text:s text:c="4"/>case 'ZERO':</text:span></text:p>
      <text:p text:style-name="Preformatted_20_Text"><text:span text:style-name="Source_20_Text"><text:s text:c="6"/>return 0;</text:span></text:p>
      <text:p text:style-name="Preformatted_20_Text"><text:span text:style-name="Source_20_Text"><text:s text:c="4"/>default:</text:span></text:p>
      <text:p text:style-name="Preformatted_20_Text"><text:span text:style-name="Source_20_Text"><text:s text:c="6"/>return state;</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const store = createStore(counterReducer);</text:span></text:p>
      <text:p text:style-name="Preformatted_20_Text"/>
      <text:p text:style-name="Preformatted_20_Text"><text:span text:style-name="Source_20_Text">const App = () =&gt; {</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div&gt;</text:span></text:p>
      <text:p text:style-name="Preformatted_20_Text"><text:span text:style-name="Source_20_Text"><text:s text:c="8"/>{store.getState()}</text:span></text:p>
      <text:p text:style-name="Preformatted_20_Text"><text:span text:style-name="Source_20_Text"><text:s text:c="6"/>&lt;/div&gt;</text:span></text:p>
      <text:p text:style-name="Preformatted_20_Text"><text:span text:style-name="Source_20_Text"><text:s text:c="6"/>&lt;button onClick={e =&gt; store.dispatch({ type: 'INCREMENT' })}&gt;</text:span></text:p>
      <text:p text:style-name="Preformatted_20_Text"><text:span text:style-name="Source_20_Text"><text:s text:c="8"/>plus</text:span></text:p>
      <text:p text:style-name="Preformatted_20_Text"><text:span text:style-name="Source_20_Text"><text:s text:c="6"/>&lt;/button&gt;</text:span></text:p>
      <text:p text:style-name="Preformatted_20_Text"><text:span text:style-name="Source_20_Text"><text:s text:c="6"/>&lt;button onClick={e =&gt; store.dispatch({ type: 'DECREMENT' })}&gt;</text:span></text:p>
      <text:p text:style-name="Preformatted_20_Text"><text:span text:style-name="Source_20_Text"><text:s text:c="8"/>minus</text:span></text:p>
      <text:p text:style-name="Preformatted_20_Text"><text:span text:style-name="Source_20_Text"><text:s text:c="6"/>&lt;/button&gt;</text:span></text:p>
      <text:p text:style-name="Preformatted_20_Text"><text:soft-page-break/><text:span text:style-name="Source_20_Text"><text:s text:c="6"/>&lt;button onClick={e =&gt; store.dispatch({ type: 'ZERO' })}&gt;</text:span></text:p>
      <text:p text:style-name="Preformatted_20_Text"><text:span text:style-name="Source_20_Text"><text:s text:c="8"/>zero</text:span></text:p>
      <text:p text:style-name="Preformatted_20_Text"><text:span text:style-name="Source_20_Text"><text:s text:c="6"/>&lt;/button&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const root = ReactDOM.createRoot(document.getElementById('root'));</text:span></text:p>
      <text:p text:style-name="Preformatted_20_Text"><text:span text:style-name="Source_20_Text">const renderApp = () =&gt; {</text:span></text:p>
      <text:p text:style-name="Preformatted_20_Text"><text:span text:style-name="Source_20_Text"><text:s text:c="2"/>root.render(&lt;App /&gt;);</text:span></text:p>
      <text:p text:style-name="Preformatted_20_Text"><text:span text:style-name="Source_20_Text">};</text:span></text:p>
      <text:p text:style-name="Preformatted_20_Text"/>
      <text:p text:style-name="Preformatted_20_Text"><text:span text:style-name="Source_20_Text">renderApp(); // Initial render</text:span></text:p>
      <text:p text:style-name="Preformatted_20_Text"><text:span text:style-name="Source_20_Text">store.subscribe(renderApp); // Re-render when store changes</text:span></text:p>
      <text:p text:style-name="P26"><text:s text:c="4"/></text:p>
      <text:p text:style-name="Text_20_body">The App component reads the current count using store.getState(). Button clicks dispatch actions to the store. Since React doesn't automatically re-render when the Redux store changes, we subscribe renderApp to the store, causing a re-render on every state update.</text:p>
      <text:p text:style-name="Text_20_body"><text:span text:style-name="Strong_20_Emphasis">Note on createStore</text:span>: The createStore function is now marked as "deprecated" in favor of configureStore from @reduxjs/toolkit. Redux Toolkit is the recommended way to write Redux logic today. However, createStore will not be removed and is suitable for learning purposes. We will transition to configureStore later.</text:p>
      <text:h text:style-name="Heading_20_4" text:outline-level="4"><text:bookmark-start text:name="__RefHeading___Toc20929_2337481427"/>Redux-notes<text:bookmark-end text:name="__RefHeading___Toc20929_2337481427"/></text:h>
      <text:p text:style-name="Text_20_body">Let's adapt our note application to use Redux. Initially, the state will be an array of notes.<text:line-break/>An action to add a new note might look like this:</text:p>
      <text:p text:style-name="Preformatted_20_Text"><text:s text:c="6"/><text:span text:style-name="Source_20_Text">{</text:span></text:p>
      <text:p text:style-name="Preformatted_20_Text"><text:span text:style-name="Source_20_Text"><text:s text:c="2"/>type: 'NEW_NOTE',</text:span></text:p>
      <text:p text:style-name="Preformatted_20_Text"><text:span text:style-name="Source_20_Text"><text:s text:c="2"/>payload: {</text:span></text:p>
      <text:p text:style-name="Preformatted_20_Text"><text:span text:style-name="Source_20_Text"><text:s text:c="4"/>content: 'state changes are made with actions',</text:span></text:p>
      <text:p text:style-name="Preformatted_20_Text"><text:span text:style-name="Source_20_Text"><text:s text:c="4"/>important: false,</text:span></text:p>
      <text:p text:style-name="Preformatted_20_Text"><text:span text:style-name="Source_20_Text"><text:s text:c="4"/>id: 2</text:span></text:p>
      <text:p text:style-name="Preformatted_20_Text"><text:span text:style-name="Source_20_Text"><text:s text:c="2"/>}</text:span></text:p>
      <text:p text:style-name="Preformatted_20_Text"><text:span text:style-name="Source_20_Text">}</text:span></text:p>
      <text:p text:style-name="P26"><text:s text:c="4"/></text:p>
      <text:p text:style-name="Text_20_body">The convention is for actions to have a type and a payload (containing the data).</text:p>
      <text:p text:style-name="Text_20_body">Reducers must be pure functions and operate on immutable data. This means they should not modify the existing state directly. For arrays, instead of state.push(action.payload) (which mutates the array), use methods like state.concat(action.payload) (which returns a new array) or the array spread syntax [...state, action.payload].</text:p>
      <text:p text:style-name="Text_20_body">A noteReducer handling NEW_NOTE correctly:</text:p>
      <text:p text:style-name="Preformatted_20_Text"><text:s text:c="6"/><text:span text:style-name="Source_20_Text">const noteReducer = (state = [], action) =&gt; {</text:span></text:p>
      <text:p text:style-name="Preformatted_20_Text"><text:span text:style-name="Source_20_Text"><text:s text:c="2"/>switch(action.type) {</text:span></text:p>
      <text:p text:style-name="Preformatted_20_Text"><text:span text:style-name="Source_20_Text"><text:s text:c="4"/>case 'NEW_NOTE':</text:span></text:p>
      <text:p text:style-name="Preformatted_20_Text"><text:span text:style-name="Source_20_Text"><text:s text:c="6"/>// return state.concat(action.payload); // Using concat</text:span></text:p>
      <text:p text:style-name="Preformatted_20_Text"><text:span text:style-name="Source_20_Text"><text:s text:c="6"/>return [...state, action.payload]; // Using spread syntax</text:span></text:p>
      <text:p text:style-name="Preformatted_20_Text"><text:span text:style-name="Source_20_Text"><text:s text:c="4"/>default:</text:span></text:p>
      <text:p text:style-name="Preformatted_20_Text"><text:span text:style-name="Source_20_Text"><text:s text:c="6"/>return state;</text:span></text:p>
      <text:p text:style-name="Preformatted_20_Text"><text:span text:style-name="Source_20_Text"><text:s text:c="2"/>}</text:span></text:p>
      <text:p text:style-name="Preformatted_20_Text"><text:span text:style-name="Source_20_Text">};</text:span></text:p>
      <text:p text:style-name="P26"><text:s text:c="4"/></text:p>
      <text:p text:style-name="Text_20_body"><text:soft-page-break/>To handle toggling a note's importance, the action might be:</text:p>
      <text:p text:style-name="Preformatted_20_Text"><text:s text:c="6"/><text:span text:style-name="Source_20_Text">{</text:span></text:p>
      <text:p text:style-name="Preformatted_20_Text"><text:span text:style-name="Source_20_Text"><text:s text:c="2"/>type: 'TOGGLE_IMPORTANCE',</text:span></text:p>
      <text:p text:style-name="Preformatted_20_Text"><text:span text:style-name="Source_20_Text"><text:s text:c="2"/>payload: {</text:span></text:p>
      <text:p text:style-name="Preformatted_20_Text"><text:span text:style-name="Source_20_Text"><text:s text:c="4"/>id: 2 // ID of the note to toggle</text:span></text:p>
      <text:p text:style-name="Preformatted_20_Text"><text:span text:style-name="Source_20_Text"><text:s text:c="2"/>}</text:span></text:p>
      <text:p text:style-name="Preformatted_20_Text"><text:span text:style-name="Source_20_Text">}</text:span></text:p>
      <text:p text:style-name="P26"><text:s text:c="4"/></text:p>
      <text:p text:style-name="Text_20_body">The reducer would find the note by id, create a new note object with the important property flipped, and then return a new state array with the old note replaced by the modified one.</text:p>
      <text:p text:style-name="Preformatted_20_Text"><text:s text:c="6"/><text:span text:style-name="Source_20_Text">const noteReducer = (state = [], action) =&gt; {</text:span></text:p>
      <text:p text:style-name="Preformatted_20_Text"><text:span text:style-name="Source_20_Text"><text:s text:c="2"/>switch(action.type) {</text:span></text:p>
      <text:p text:style-name="Preformatted_20_Text"><text:span text:style-name="Source_20_Text"><text:s text:c="4"/>case 'NEW_NOTE':</text:span></text:p>
      <text:p text:style-name="Preformatted_20_Text"><text:span text:style-name="Source_20_Text"><text:s text:c="6"/>return [...state, action.payload];</text:span></text:p>
      <text:p text:style-name="Preformatted_20_Text"><text:span text:style-name="Source_20_Text"><text:s text:c="4"/>case 'TOGGLE_IMPORTANCE': {</text:span></text:p>
      <text:p text:style-name="Preformatted_20_Text"><text:span text:style-name="Source_20_Text"><text:s text:c="6"/>const id = action.payload.id;</text:span></text:p>
      <text:p text:style-name="Preformatted_20_Text"><text:span text:style-name="Source_20_Text"><text:s text:c="6"/>const noteToChange = state.find(n =&gt; n.id === id);</text:span></text:p>
      <text:p text:style-name="Preformatted_20_Text"><text:span text:style-name="Source_20_Text"><text:s text:c="6"/>const changedNote = {</text:span></text:p>
      <text:p text:style-name="Preformatted_20_Text"><text:span text:style-name="Source_20_Text"><text:s text:c="8"/>...noteToChange,</text:span></text:p>
      <text:p text:style-name="Preformatted_20_Text"><text:span text:style-name="Source_20_Text"><text:s text:c="8"/>important: !noteToChange.important</text:span></text:p>
      <text:p text:style-name="Preformatted_20_Text"><text:span text:style-name="Source_20_Text"><text:s text:c="6"/>};</text:span></text:p>
      <text:p text:style-name="Preformatted_20_Text"><text:span text:style-name="Source_20_Text"><text:s text:c="6"/>return state.map(note =&gt;</text:span></text:p>
      <text:p text:style-name="Preformatted_20_Text"><text:span text:style-name="Source_20_Text"><text:s text:c="8"/>note.id !== id ? note : changedNote</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default:</text:span></text:p>
      <text:p text:style-name="Preformatted_20_Text"><text:span text:style-name="Source_20_Text"><text:s text:c="6"/>return state;</text:span></text:p>
      <text:p text:style-name="Preformatted_20_Text"><text:span text:style-name="Source_20_Text"><text:s text:c="2"/>}</text:span></text:p>
      <text:p text:style-name="Preformatted_20_Text"><text:span text:style-name="Source_20_Text">};</text:span></text:p>
      <text:p text:style-name="P26"><text:s text:c="4"/></text:p>
      <text:p text:style-name="Text_20_body">To ensure immutability during development, the deep-freeze library can be used in tests. It freezes an object, causing an error if any attempt is made to mutate it.</text:p>
      <text:p text:style-name="Text_20_body">(The notes include a section on setting up Jest for testing reducers, installing dependencies like @babel/preset-env, @babel/preset-react, eslint-plugin-jest, creating .babelrc, and updating package.json and .eslintrc.cjs. This is standard setup for Jest with Babel.)</text:p>
      <text:p text:style-name="Text_20_body">Example test for NEW_NOTE using deep-freeze:</text:p>
      <text:p text:style-name="Preformatted_20_Text"><text:s text:c="6"/><text:span text:style-name="Source_20_Text">// src/reducers/noteReducer.test.js</text:span></text:p>
      <text:p text:style-name="Preformatted_20_Text"><text:span text:style-name="Source_20_Text">import noteReducer from './noteReducer';</text:span></text:p>
      <text:p text:style-name="Preformatted_20_Text"><text:span text:style-name="Source_20_Text">import deepFreeze from 'deep-freeze';</text:span></text:p>
      <text:p text:style-name="Preformatted_20_Text"/>
      <text:p text:style-name="Preformatted_20_Text"><text:span text:style-name="Source_20_Text">describe('noteReducer', () =&gt; {</text:span></text:p>
      <text:p text:style-name="Preformatted_20_Text"><text:span text:style-name="Source_20_Text"><text:s text:c="2"/>test('returns new state with action NEW_NOTE', () =&gt; {</text:span></text:p>
      <text:p text:style-name="Preformatted_20_Text"><text:span text:style-name="Source_20_Text"><text:s text:c="4"/>const state = [];</text:span></text:p>
      <text:p text:style-name="Preformatted_20_Text"><text:span text:style-name="Source_20_Text"><text:s text:c="4"/>const action = {</text:span></text:p>
      <text:p text:style-name="Preformatted_20_Text"><text:span text:style-name="Source_20_Text"><text:s text:c="6"/>type: 'NEW_NOTE',</text:span></text:p>
      <text:p text:style-name="Preformatted_20_Text"><text:span text:style-name="Source_20_Text"><text:s text:c="6"/>payload: { content: 'test note', important: true, id: 1 }</text:span></text:p>
      <text:p text:style-name="Preformatted_20_Text"><text:span text:style-name="Source_20_Text"><text:s text:c="4"/>};</text:span></text:p>
      <text:p text:style-name="Preformatted_20_Text"/>
      <text:p text:style-name="Preformatted_20_Text"><text:span text:style-name="Source_20_Text"><text:s text:c="4"/>deepFreeze(state); // Freeze the initial state</text:span></text:p>
      <text:p text:style-name="Preformatted_20_Text"><text:span text:style-name="Source_20_Text"><text:s text:c="4"/>const newState = noteReducer(state, action);</text:span></text:p>
      <text:p text:style-name="Preformatted_20_Text"/>
      <text:p text:style-name="Preformatted_20_Text"><text:span text:style-name="Source_20_Text"><text:s text:c="4"/>expect(newState).toHaveLength(1);</text:span></text:p>
      <text:p text:style-name="Preformatted_20_Text"><text:span text:style-name="Source_20_Text"><text:s text:c="4"/>expect(newState).toContainEqual(action.payload);</text:span></text:p>
      <text:p text:style-name="Preformatted_20_Text"><text:span text:style-name="Source_20_Text"><text:s text:c="2"/>});</text:span></text:p>
      <text:p text:style-name="Preformatted_20_Text"/>
      <text:p text:style-name="Preformatted_20_Text"><text:soft-page-break/><text:span text:style-name="Source_20_Text"><text:s text:c="2"/>// ... test for TOGGLE_IMPORTANCE ...</text:span></text:p>
      <text:p text:style-name="Preformatted_20_Text"><text:span text:style-name="Source_20_Text">});</text:span></text:p>
      <text:p text:style-name="P26"/>
      <text:p text:style-name="Text_20_body">When adding UI for creating notes, we can use an "uncontrolled form" where React doesn't manage the form's input state. The input value is read directly from the DOM event.</text:p>
      <text:p text:style-name="Preformatted_20_Text"><text:s text:c="6"/><text:span text:style-name="Source_20_Text">// In App.js</text:span></text:p>
      <text:p text:style-name="Preformatted_20_Text"><text:span text:style-name="Source_20_Text">const App = () =&gt; {</text:span></text:p>
      <text:p text:style-name="Preformatted_20_Text"><text:span text:style-name="Source_20_Text"><text:s text:c="2"/>// ...</text:span></text:p>
      <text:p text:style-name="Preformatted_20_Text"><text:span text:style-name="Source_20_Text"><text:s text:c="2"/>const addNote = (event) =&gt; {</text:span></text:p>
      <text:p text:style-name="Preformatted_20_Text"><text:span text:style-name="Source_20_Text"><text:s text:c="4"/>event.preventDefault();</text:span></text:p>
      <text:p text:style-name="Preformatted_20_Text"><text:span text:style-name="Source_20_Text"><text:s text:c="4"/>const content = event.target.note.value; // Get value from named input</text:span></text:p>
      <text:p text:style-name="Preformatted_20_Text"><text:span text:style-name="Source_20_Text"><text:s text:c="4"/>event.target.note.value = ''; // Clear input</text:span></text:p>
      <text:p text:style-name="Preformatted_20_Text"><text:span text:style-name="Source_20_Text"><text:s text:c="4"/>store.dispatch({</text:span></text:p>
      <text:p text:style-name="Preformatted_20_Text"><text:span text:style-name="Source_20_Text"><text:s text:c="6"/>type: 'NEW_NOTE',</text:span></text:p>
      <text:p text:style-name="Preformatted_20_Text"><text:span text:style-name="Source_20_Text"><text:s text:c="6"/>payload: { content, important: false, id: generateId() }</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toggleImportance = (id) =&gt; {</text:span></text:p>
      <text:p text:style-name="Preformatted_20_Text"><text:span text:style-name="Source_20_Text"><text:s text:c="4"/>store.dispatch({ type: 'TOGGLE_IMPORTANCE', payload: { id } });</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form onSubmit={addNote}&gt;</text:span></text:p>
      <text:p text:style-name="Preformatted_20_Text"><text:span text:style-name="Source_20_Text"><text:s text:c="8"/>&lt;input name="note" /&gt; {/* Input must have a name attribute */}</text:span></text:p>
      <text:p text:style-name="Preformatted_20_Text"><text:span text:style-name="Source_20_Text"><text:s text:c="8"/>&lt;button type="submit"&gt;add&lt;/button&gt;</text:span></text:p>
      <text:p text:style-name="Preformatted_20_Text"><text:span text:style-name="Source_20_Text"><text:s text:c="6"/>&lt;/form&gt;</text:span></text:p>
      <text:p text:style-name="Preformatted_20_Text"><text:span text:style-name="Source_20_Text"><text:s text:c="6"/>&lt;ul&gt;</text:span></text:p>
      <text:p text:style-name="Preformatted_20_Text"><text:span text:style-name="Source_20_Text"><text:s text:c="8"/>{store.getState().map(note =&gt;</text:span></text:p>
      <text:p text:style-name="Preformatted_20_Text"><text:span text:style-name="Source_20_Text"><text:s text:c="10"/>&lt;li key={note.id} onClick={() =&gt; toggleImportance(note.id)}&gt;</text:span></text:p>
      <text:p text:style-name="Preformatted_20_Text"><text:span text:style-name="Source_20_Text"><text:s text:c="12"/>{note.content} &lt;strong&gt;{note.important ? 'important' : ''}&lt;/strong&gt;</text:span></text:p>
      <text:p text:style-name="Preformatted_20_Text"><text:span text:style-name="Source_20_Text"><text:s text:c="10"/>&lt;/li&gt;</text:span></text:p>
      <text:p text:style-name="Preformatted_20_Text"><text:span text:style-name="Source_20_Text"><text:s text:c="8"/>)}</text:span></text:p>
      <text:p text:style-name="Preformatted_20_Text"><text:span text:style-name="Source_20_Text"><text:s text:c="6"/>&lt;/ul&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text:span text:style-name="Source_20_Text">const generateId = () =&gt; Number((Math.random() * 1000000).toFixed(0));</text:span></text:p>
      <text:p text:style-name="P26"><text:s text:c="4"/></text:p>
      <text:p text:style-name="Text_20_body">To avoid components needing to know the exact structure of actions, we use <text:span text:style-name="Strong_20_Emphasis">action creators</text:span>. These are functions that return action objects.</text:p>
      <text:p text:style-name="Preformatted_20_Text"><text:s text:c="6"/><text:span text:style-name="Source_20_Text">// In reducers/noteReducer.js</text:span></text:p>
      <text:p text:style-name="Preformatted_20_Text"><text:span text:style-name="Source_20_Text">// ... (reducer and generateId) ...</text:span></text:p>
      <text:p text:style-name="Preformatted_20_Text"/>
      <text:p text:style-name="Preformatted_20_Text"><text:span text:style-name="Source_20_Text">export const createNote = (content) =&gt; {</text:span></text:p>
      <text:p text:style-name="Preformatted_20_Text"><text:span text:style-name="Source_20_Text"><text:s text:c="2"/>return {</text:span></text:p>
      <text:p text:style-name="Preformatted_20_Text"><text:span text:style-name="Source_20_Text"><text:s text:c="4"/>type: 'NEW_NOTE',</text:span></text:p>
      <text:p text:style-name="Preformatted_20_Text"><text:span text:style-name="Source_20_Text"><text:s text:c="4"/>payload: { content, important: false, id: generateId() }</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xport const toggleImportanceOf = (id) =&gt; {</text:span></text:p>
      <text:p text:style-name="Preformatted_20_Text"><text:span text:style-name="Source_20_Text"><text:s text:c="2"/>return {</text:span></text:p>
      <text:p text:style-name="Preformatted_20_Text"><text:span text:style-name="Source_20_Text"><text:s text:c="4"/>type: 'TOGGLE_IMPORTANCE',</text:span></text:p>
      <text:p text:style-name="Preformatted_20_Text"><text:span text:style-name="Source_20_Text"><text:s text:c="4"/>payload: { id }</text:span></text:p>
      <text:p text:style-name="Preformatted_20_Text"><text:span text:style-name="Source_20_Text"><text:s text:c="2"/>};</text:span></text:p>
      <text:p text:style-name="Preformatted_20_Text"><text:span text:style-name="Source_20_Text">};</text:span></text:p>
      <text:p text:style-name="Preformatted_20_Text"><text:soft-page-break/></text:p>
      <text:p text:style-name="Preformatted_20_Text"><text:span text:style-name="Source_20_Text">export default noteReducer; // Default export for the reducer</text:span></text:p>
      <text:p text:style-name="P26"><text:s text:c="4"/></text:p>
      <text:p text:style-name="Text_20_body">Components then dispatch actions by calling these creator functions:</text:p>
      <text:p text:style-name="Preformatted_20_Text"><text:s text:c="6"/><text:span text:style-name="Source_20_Text">// In App.js</text:span></text:p>
      <text:p text:style-name="Preformatted_20_Text"><text:span text:style-name="Source_20_Text">// import { createNote, toggleImportanceOf } from './reducers/noteReducer';</text:span></text:p>
      <text:p text:style-name="Preformatted_20_Text"><text:span text:style-name="Source_20_Text">store.dispatch(createNote(content));</text:span></text:p>
      <text:p text:style-name="Preformatted_20_Text"><text:span text:style-name="Source_20_Text">store.dispatch(toggleImportanceOf(id));</text:span></text:p>
      <text:p text:style-name="P26"><text:s text:c="4"/></text:p>
      <text:h text:style-name="Heading_20_4" text:outline-level="4"><text:bookmark-start text:name="__RefHeading___Toc20931_2337481427"/>Forwarding Redux Store to various components<text:bookmark-end text:name="__RefHeading___Toc20931_2337481427"/></text:h>
      <text:p text:style-name="Text_20_body">To make the Redux store accessible to all components without prop drilling, we use the react-redux library.<text:line-break/>Install it: npm install react-redux.</text:p>
      <text:p text:style-name="Text_20_body">In main.jsx, wrap the root App component with the &lt;Provider&gt; component from react-redux and pass the store to it as a prop:</text:p>
      <text:p text:style-name="Preformatted_20_Text"><text:s text:c="6"/><text:span text:style-name="Source_20_Text">// main.jsx</text:span></text:p>
      <text:p text:style-name="Preformatted_20_Text"><text:span text:style-name="Source_20_Text">import React from 'react';</text:span></text:p>
      <text:p text:style-name="Preformatted_20_Text"><text:span text:style-name="Source_20_Text">import ReactDOM from 'react-dom/client';</text:span></text:p>
      <text:p text:style-name="Preformatted_20_Text"><text:span text:style-name="Source_20_Text">import { createStore } from 'redux';</text:span></text:p>
      <text:p text:style-name="Preformatted_20_Text"><text:span text:style-name="Source_20_Text">import { Provider } from 'react-redux'; // Import Provider</text:span></text:p>
      <text:p text:style-name="Preformatted_20_Text"><text:span text:style-name="Source_20_Text">import App from './App';</text:span></text:p>
      <text:p text:style-name="Preformatted_20_Text"><text:span text:style-name="Source_20_Text">import noteReducer from './reducers/noteReducer';</text:span></text:p>
      <text:p text:style-name="Preformatted_20_Text"/>
      <text:p text:style-name="Preformatted_20_Text"><text:span text:style-name="Source_20_Text">const store = createStore(noteReducer);</text:span></text:p>
      <text:p text:style-name="Preformatted_20_Text"/>
      <text:p text:style-name="Preformatted_20_Text"><text:span text:style-name="Source_20_Text">ReactDOM.createRoot(document.getElementById('root')).render(</text:span></text:p>
      <text:p text:style-name="Preformatted_20_Text"><text:span text:style-name="Source_20_Text"><text:s text:c="2"/>&lt;Provider store={store}&gt; {/* Wrap App with Provider */}</text:span></text:p>
      <text:p text:style-name="Preformatted_20_Text"><text:span text:style-name="Source_20_Text"><text:s text:c="4"/>&lt;App /&gt;</text:span></text:p>
      <text:p text:style-name="Preformatted_20_Text"><text:span text:style-name="Source_20_Text"><text:s text:c="2"/>&lt;/Provider&gt;</text:span></text:p>
      <text:p text:style-name="Preformatted_20_Text"><text:span text:style-name="Source_20_Text">);</text:span></text:p>
      <text:p text:style-name="P26"><text:s text:c="4"/></text:p>
      <text:p text:style-name="Text_20_body">Now, any component nested within &lt;App /&gt; can access the Redux store using hooks from react-redux.</text:p>
      <text:p text:style-name="Text_20_body">In component files (e.g., App.jsx):</text:p>
      <text:list text:style-name="L18">
        <text:list-item>
          <text:p text:style-name="P55">useDispatch(): This hook returns the store's dispatch function.</text:p>
          <text:p text:style-name="P56"><text:s text:c="6"/><text:span text:style-name="Source_20_Text">import { useDispatch } from 'react-redux';</text:span></text:p>
          <text:p text:style-name="P56"><text:span text:style-name="Source_20_Text">// ...</text:span></text:p>
          <text:p text:style-name="P56"><text:span text:style-name="Source_20_Text">const dispatch = useDispatch();</text:span></text:p>
          <text:p text:style-name="P56"><text:span text:style-name="Source_20_Text">// ...</text:span></text:p>
          <text:p text:style-name="P56"><text:span text:style-name="Source_20_Text">dispatch(createNote(content));</text:span></text:p>
          <text:p text:style-name="P57"><text:s text:c="4"/></text:p>
        </text:list-item>
      </text:list>
      <text:p text:style-name="P47"/>
      <text:list text:continue-numbering="true" text:style-name="L18">
        <text:list-item>
          <text:p text:style-name="P55">useSelector(selectorFunction): This hook allows components to extract data from the Redux store state. It takes a selector function as an argument, which receives the entire store state and should return the specific piece of data needed.</text:p>
          <text:p text:style-name="P56"><text:s text:c="6"/><text:span text:style-name="Source_20_Text">import { useSelector } from 'react-redux';</text:span></text:p>
          <text:p text:style-name="P56"><text:span text:style-name="Source_20_Text">// ...</text:span></text:p>
          <text:p text:style-name="P56"><text:soft-page-break/><text:span text:style-name="Source_20_Text">const notes = useSelector(state =&gt; state); // Selects the entire notes array</text:span></text:p>
          <text:p text:style-name="P56"><text:span text:style-name="Source_20_Text">// const importantNotes = useSelector(state =&gt; state.filter(note =&gt; note.important));</text:span></text:p>
          <text:p text:style-name="P57"><text:s text:c="4"/></text:p>
        </text:list-item>
      </text:list>
      <text:p text:style-name="P47"/>
      <text:p text:style-name="Text_20_body">With these hooks, components can directly interact with the Redux store without needing the store or dispatch function passed down as props.</text:p>
      <text:p text:style-name="Text_20_body">We can further break down the application into smaller components:</text:p>
      <text:list text:style-name="L19">
        <text:list-item>
          <text:p text:style-name="P58">NewNote.jsx: Handles the form for adding new notes. It uses useDispatch to dispatch the createNote action.</text:p>
          <text:p text:style-name="P59"><text:s text:c="6"/><text:span text:style-name="Source_20_Text">// components/NewNote.jsx</text:span></text:p>
          <text:p text:style-name="P59"><text:span text:style-name="Source_20_Text">import { useDispatch } from 'react-redux';</text:span></text:p>
          <text:p text:style-name="P59"><text:span text:style-name="Source_20_Text">import { createNote } from '../reducers/noteReducer';</text:span></text:p>
          <text:p text:style-name="P59"/>
          <text:p text:style-name="P59"><text:span text:style-name="Source_20_Text">const NewNote = () =&gt; {</text:span></text:p>
          <text:p text:style-name="P59"><text:span text:style-name="Source_20_Text"><text:s text:c="2"/>const dispatch = useDispatch();</text:span></text:p>
          <text:p text:style-name="P59"><text:span text:style-name="Source_20_Text"><text:s text:c="2"/>const addNote = (event) =&gt; {</text:span></text:p>
          <text:p text:style-name="P59"><text:span text:style-name="Source_20_Text"><text:s text:c="4"/>event.preventDefault();</text:span></text:p>
          <text:p text:style-name="P59"><text:span text:style-name="Source_20_Text"><text:s text:c="4"/>const content = event.target.note.value;</text:span></text:p>
          <text:p text:style-name="P59"><text:span text:style-name="Source_20_Text"><text:s text:c="4"/>event.target.note.value = '';</text:span></text:p>
          <text:p text:style-name="P59"><text:span text:style-name="Source_20_Text"><text:s text:c="4"/>dispatch(createNote(content));</text:span></text:p>
          <text:p text:style-name="P59"><text:span text:style-name="Source_20_Text"><text:s text:c="2"/>};</text:span></text:p>
          <text:p text:style-name="P59"><text:span text:style-name="Source_20_Text"><text:s text:c="2"/>return (</text:span></text:p>
          <text:p text:style-name="P59"><text:span text:style-name="Source_20_Text"><text:s text:c="4"/>&lt;form onSubmit={addNote}&gt;</text:span></text:p>
          <text:p text:style-name="P59"><text:span text:style-name="Source_20_Text"><text:s text:c="6"/>&lt;input name="note" /&gt;</text:span></text:p>
          <text:p text:style-name="P59"><text:span text:style-name="Source_20_Text"><text:s text:c="6"/>&lt;button type="submit"&gt;add&lt;/button&gt;</text:span></text:p>
          <text:p text:style-name="P59"><text:span text:style-name="Source_20_Text"><text:s text:c="4"/>&lt;/form&gt;</text:span></text:p>
          <text:p text:style-name="P59"><text:span text:style-name="Source_20_Text"><text:s text:c="2"/>);</text:span></text:p>
          <text:p text:style-name="P59"><text:span text:style-name="Source_20_Text">};</text:span></text:p>
          <text:p text:style-name="P59"><text:span text:style-name="Source_20_Text">export default NewNote;</text:span></text:p>
          <text:p text:style-name="P60"><text:s text:c="4"/></text:p>
        </text:list-item>
      </text:list>
      <text:p text:style-name="P47"/>
      <text:list text:continue-numbering="true" text:style-name="L19">
        <text:list-item>
          <text:p text:style-name="P58">Notes.jsx: Displays the list of notes. It uses useSelector to get the notes and useDispatch to handle toggling importance. It might render individual Note components.</text:p>
          <text:p text:style-name="P59"><text:s text:c="6"/><text:span text:style-name="Source_20_Text">// components/Notes.jsx</text:span></text:p>
          <text:p text:style-name="P59"><text:span text:style-name="Source_20_Text">import { useDispatch, useSelector } from 'react-redux';</text:span></text:p>
          <text:p text:style-name="P59"><text:span text:style-name="Source_20_Text">import { toggleImportanceOf } from '../reducers/noteReducer';</text:span></text:p>
          <text:p text:style-name="P59"/>
          <text:p text:style-name="P59"><text:span text:style-name="Source_20_Text">const Note = ({ note, handleClick }) =&gt; { // Presentational component</text:span></text:p>
          <text:p text:style-name="P59"><text:span text:style-name="Source_20_Text"><text:s text:c="2"/>return (</text:span></text:p>
          <text:p text:style-name="P59"><text:span text:style-name="Source_20_Text"><text:s text:c="4"/>&lt;li onClick={handleClick}&gt;</text:span></text:p>
          <text:p text:style-name="P59"><text:span text:style-name="Source_20_Text"><text:s text:c="6"/>{note.content}</text:span></text:p>
          <text:p text:style-name="P59"><text:span text:style-name="Source_20_Text"><text:s text:c="6"/>&lt;strong&gt; {note.important ? 'important' : ''}&lt;/strong&gt;</text:span></text:p>
          <text:p text:style-name="P59"><text:span text:style-name="Source_20_Text"><text:s text:c="4"/>&lt;/li&gt;</text:span></text:p>
          <text:p text:style-name="P59"><text:span text:style-name="Source_20_Text"><text:s text:c="2"/>);</text:span></text:p>
          <text:p text:style-name="P59"><text:span text:style-name="Source_20_Text">};</text:span></text:p>
          <text:p text:style-name="P59"/>
          <text:p text:style-name="P59"><text:span text:style-name="Source_20_Text">const Notes = () =&gt; { // Container component</text:span></text:p>
          <text:p text:style-name="P59"><text:span text:style-name="Source_20_Text"><text:s text:c="2"/>const dispatch = useDispatch();</text:span></text:p>
          <text:p text:style-name="P59"><text:span text:style-name="Source_20_Text"><text:s text:c="2"/>const notes = useSelector(state =&gt; state); // Or a more specific selector</text:span></text:p>
          <text:p text:style-name="P59"/>
          <text:p text:style-name="P59"><text:span text:style-name="Source_20_Text"><text:s text:c="2"/>return (</text:span></text:p>
          <text:p text:style-name="P59"><text:span text:style-name="Source_20_Text"><text:s text:c="4"/>&lt;ul&gt;</text:span></text:p>
          <text:p text:style-name="P59"><text:soft-page-break/><text:span text:style-name="Source_20_Text"><text:s text:c="6"/>{notes.map(note =&gt;</text:span></text:p>
          <text:p text:style-name="P59"><text:span text:style-name="Source_20_Text"><text:s text:c="8"/>&lt;Note</text:span></text:p>
          <text:p text:style-name="P59"><text:span text:style-name="Source_20_Text"><text:s text:c="10"/>key={note.id}</text:span></text:p>
          <text:p text:style-name="P59"><text:span text:style-name="Source_20_Text"><text:s text:c="10"/>note={note}</text:span></text:p>
          <text:p text:style-name="P59"><text:span text:style-name="Source_20_Text"><text:s text:c="10"/>handleClick={() =&gt; dispatch(toggleImportanceOf(note.id))}</text:span></text:p>
          <text:p text:style-name="P59"><text:span text:style-name="Source_20_Text"><text:s text:c="8"/>/&gt;</text:span></text:p>
          <text:p text:style-name="P59"><text:span text:style-name="Source_20_Text"><text:s text:c="6"/>)}</text:span></text:p>
          <text:p text:style-name="P59"><text:span text:style-name="Source_20_Text"><text:s text:c="4"/>&lt;/ul&gt;</text:span></text:p>
          <text:p text:style-name="P59"><text:span text:style-name="Source_20_Text"><text:s text:c="2"/>);</text:span></text:p>
          <text:p text:style-name="P59"><text:span text:style-name="Source_20_Text">};</text:span></text:p>
          <text:p text:style-name="P59"><text:span text:style-name="Source_20_Text">export default Notes;</text:span></text:p>
          <text:p text:style-name="P60"><text:s text:c="4"/></text:p>
        </text:list-item>
      </text:list>
      <text:p text:style-name="P47"/>
      <text:p text:style-name="Text_20_body">The App.jsx component then becomes simpler, primarily composing these child components. Components like Note (which only display data and call prop functions) are <text:span text:style-name="Strong_20_Emphasis">presentational components</text:span>, while components like Notes (which connect to Redux and manage some logic) are <text:span text:style-name="Strong_20_Emphasis">container components</text:span>.</text:p>
      <text:p text:style-name="Text_20_body"/>
      <text:p text:style-name="Text_20_body">Okay, here are the lecture-style notes for the "Many reducers" chapter:</text:p>
      <text:h text:style-name="Heading_20_2" text:outline-level="2"><text:bookmark-start text:name="__RefHeading___Toc20933_2337481427"/>Many reducers<text:bookmark-end text:name="__RefHeading___Toc20933_2337481427"/></text:h>
      <text:p text:style-name="Text_20_body">We continue with our simplified Redux notes application. To aid development, let's initialize the noteReducer with a predefined set of notes:</text:p>
      <text:p text:style-name="Preformatted_20_Text"><text:s text:c="6"/><text:span text:style-name="Source_20_Text">// In reducers/noteReducer.js</text:span></text:p>
      <text:p text:style-name="Preformatted_20_Text"><text:span text:style-name="Source_20_Text">const initialState = [</text:span></text:p>
      <text:p text:style-name="Preformatted_20_Text"><text:span text:style-name="Source_20_Text"><text:s text:c="2"/>{</text:span></text:p>
      <text:p text:style-name="Preformatted_20_Text"><text:span text:style-name="Source_20_Text"><text:s text:c="4"/>content: 'reducer defines how redux store works',</text:span></text:p>
      <text:p text:style-name="Preformatted_20_Text"><text:span text:style-name="Source_20_Text"><text:s text:c="4"/>important: true,</text:span></text:p>
      <text:p text:style-name="Preformatted_20_Text"><text:span text:style-name="Source_20_Text"><text:s text:c="4"/>id: 1,</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content: 'state of store can contain any data',</text:span></text:p>
      <text:p text:style-name="Preformatted_20_Text"><text:span text:style-name="Source_20_Text"><text:s text:c="4"/>important: false,</text:span></text:p>
      <text:p text:style-name="Preformatted_20_Text"><text:span text:style-name="Source_20_Text"><text:s text:c="4"/>id: 2,</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const noteReducer = (state = initialState, action) =&gt; {</text:span></text:p>
      <text:p text:style-name="Preformatted_20_Text"><text:span text:style-name="Source_20_Text"><text:s text:c="2"/>// ... (reducer logic for NEW_NOTE, TOGGLE_IMPORTANCE)</text:span></text:p>
      <text:p text:style-name="Preformatted_20_Text"><text:span text:style-name="Source_20_Text">};</text:span></text:p>
      <text:p text:style-name="Preformatted_20_Text"/>
      <text:p text:style-name="Preformatted_20_Text"><text:span text:style-name="Source_20_Text">export default noteReducer;</text:span></text:p>
      <text:p text:style-name="P26"><text:s text:c="4"/></text:p>
      <text:h text:style-name="Heading_20_4" text:outline-level="4"><text:bookmark-start text:name="__RefHeading___Toc20935_2337481427"/>Store with complex state<text:bookmark-end text:name="__RefHeading___Toc20935_2337481427"/></text:h>
      <text:p text:style-name="Text_20_body">Let's implement a filtering feature for the notes, allowing users to view all notes, only important notes, or only non-important notes using radio buttons.<text:line-break/>Initially, the UI in App.js might look like this:</text:p>
      <text:p text:style-name="Preformatted_20_Text"><text:s text:c="6"/><text:span text:style-name="Source_20_Text">// In App.js</text:span></text:p>
      <text:p text:style-name="Preformatted_20_Text"><text:span text:style-name="Source_20_Text">const App = () =&gt; {</text:span></text:p>
      <text:p text:style-name="Preformatted_20_Text"><text:span text:style-name="Source_20_Text"><text:s text:c="2"/>const filterSelected = (value) =&gt; {</text:span></text:p>
      <text:p text:style-name="Preformatted_20_Text"><text:span text:style-name="Source_20_Text"><text:s text:c="4"/>console.log(value); // Placeholder for filter logic</text:span></text:p>
      <text:p text:style-name="Preformatted_20_Text"><text:soft-page-break/><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NewNote /&gt;</text:span></text:p>
      <text:p text:style-name="Preformatted_20_Text"><text:span text:style-name="Source_20_Text"><text:s text:c="6"/>&lt;div&gt;</text:span></text:p>
      <text:p text:style-name="Preformatted_20_Text"><text:span text:style-name="Source_20_Text"><text:s text:c="8"/>all &lt;input type="radio" name="filter" onChange={() =&gt; filterSelected('ALL')} /&gt;</text:span></text:p>
      <text:p text:style-name="Preformatted_20_Text"><text:span text:style-name="Source_20_Text"><text:s text:c="8"/>important &lt;input type="radio" name="filter" onChange={() =&gt; filterSelected('IMPORTANT')} /&gt;</text:span></text:p>
      <text:p text:style-name="Preformatted_20_Text"><text:span text:style-name="Source_20_Text"><text:s text:c="8"/>nonimportant &lt;input type="radio" name="filter" onChange={() =&gt; filterSelected('NONIMPORTANT')} /&gt;</text:span></text:p>
      <text:p text:style-name="Preformatted_20_Text"><text:span text:style-name="Source_20_Text"><text:s text:c="6"/>&lt;/div&gt;</text:span></text:p>
      <text:p text:style-name="Preformatted_20_Text"><text:span text:style-name="Source_20_Text"><text:s text:c="6"/>&lt;Notes /&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p text:style-name="Text_20_body">The name="filter" attribute groups the radio buttons, ensuring only one can be selected.<text:line-break/>Our goal is to manage both the notes and the filter value within the Redux store. The desired store state shape will be:</text:p>
      <text:p text:style-name="Preformatted_20_Text"><text:s text:c="6"/><text:span text:style-name="Source_20_Text">{</text:span></text:p>
      <text:p text:style-name="Preformatted_20_Text"><text:span text:style-name="Source_20_Text"><text:s text:c="2"/>notes: [ /* ...array of note objects... */ ],</text:span></text:p>
      <text:p text:style-name="Preformatted_20_Text"><text:span text:style-name="Source_20_Text"><text:s text:c="2"/>filter: 'IMPORTANT' // or 'ALL', 'NONIMPORTANT'</text:span></text:p>
      <text:p text:style-name="Preformatted_20_Text"><text:span text:style-name="Source_20_Text">}</text:span></text:p>
      <text:p text:style-name="P26"><text:s text:c="4"/></text:p>
      <text:h text:style-name="Heading_20_4" text:outline-level="4"><text:bookmark-start text:name="__RefHeading___Toc20937_2337481427"/>Combined reducers<text:bookmark-end text:name="__RefHeading___Toc20937_2337481427"/></text:h>
      <text:p text:style-name="Text_20_body">Instead of modifying the existing noteReducer to handle this more complex state shape, a better approach is to create a separate reducer for managing the filter's state. This new reducer, filterReducer, will handle actions related to setting the filter.</text:p>
      <text:p text:style-name="Preformatted_20_Text"><text:s text:c="6"/><text:span text:style-name="Source_20_Text">// In src/reducers/filterReducer.js</text:span></text:p>
      <text:p text:style-name="Preformatted_20_Text"><text:span text:style-name="Source_20_Text">const filterReducer = (state = 'ALL', action) =&gt; {</text:span></text:p>
      <text:p text:style-name="Preformatted_20_Text"><text:span text:style-name="Source_20_Text"><text:s text:c="2"/>switch (action.type) {</text:span></text:p>
      <text:p text:style-name="Preformatted_20_Text"><text:span text:style-name="Source_20_Text"><text:s text:c="4"/>case 'SET_FILTER':</text:span></text:p>
      <text:p text:style-name="Preformatted_20_Text"><text:span text:style-name="Source_20_Text"><text:s text:c="6"/>return action.payload;</text:span></text:p>
      <text:p text:style-name="Preformatted_20_Text"><text:span text:style-name="Source_20_Text"><text:s text:c="4"/>default:</text:span></text:p>
      <text:p text:style-name="Preformatted_20_Text"><text:span text:style-name="Source_20_Text"><text:s text:c="6"/>return state;</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xport const filterChange = filter =&gt; { // Action creator</text:span></text:p>
      <text:p text:style-name="Preformatted_20_Text"><text:span text:style-name="Source_20_Text"><text:s text:c="2"/>return {</text:span></text:p>
      <text:p text:style-name="Preformatted_20_Text"><text:span text:style-name="Source_20_Text"><text:s text:c="4"/>type: 'SET_FILTER',</text:span></text:p>
      <text:p text:style-name="Preformatted_20_Text"><text:span text:style-name="Source_20_Text"><text:s text:c="4"/>payload: filter,</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xport default filterReducer;</text:span></text:p>
      <text:p text:style-name="P26"><text:s text:c="4"/></text:p>
      <text:p text:style-name="Text_20_body">Actions for this reducer will look like { type: 'SET_FILTER', payload: 'IMPORTANT' }.</text:p>
      <text:p text:style-name="Text_20_body">To manage a store with multiple distinct pieces of state, each handled by its own reducer, Redux provides the combineReducers function. This function takes an object where keys define the <text:soft-page-break/>properties of the state object, and values are the reducers responsible for managing those properties.<text:line-break/>In main.jsx, we combine noteReducer and filterReducer:</text:p>
      <text:p text:style-name="Preformatted_20_Text"><text:s text:c="6"/><text:span text:style-name="Source_20_Text">// In main.jsx</text:span></text:p>
      <text:p text:style-name="Preformatted_20_Text"><text:span text:style-name="Source_20_Text">import ReactDOM from 'react-dom/client';</text:span></text:p>
      <text:p text:style-name="Preformatted_20_Text"><text:span text:style-name="Source_20_Text">import { createStore, combineReducers } from 'redux'; // Import combineReducers</text:span></text:p>
      <text:p text:style-name="Preformatted_20_Text"><text:span text:style-name="Source_20_Text">import { Provider } from 'react-redux';</text:span></text:p>
      <text:p text:style-name="Preformatted_20_Text"><text:span text:style-name="Source_20_Text">import App from './App';</text:span></text:p>
      <text:p text:style-name="Preformatted_20_Text"/>
      <text:p text:style-name="Preformatted_20_Text"><text:span text:style-name="Source_20_Text">import noteReducer from './reducers/noteReducer';</text:span></text:p>
      <text:p text:style-name="Preformatted_20_Text"><text:span text:style-name="Source_20_Text">import filterReducer from './reducers/filterReducer'; // Import new reducer</text:span></text:p>
      <text:p text:style-name="Preformatted_20_Text"/>
      <text:p text:style-name="Preformatted_20_Text"><text:span text:style-name="Source_20_Text">const reducer = combineReducers({</text:span></text:p>
      <text:p text:style-name="Preformatted_20_Text"><text:span text:style-name="Source_20_Text"><text:s text:c="2"/>notes: noteReducer, <text:s text:c="3"/>// noteReducer manages the 'notes' part of the state</text:span></text:p>
      <text:p text:style-name="Preformatted_20_Text"><text:span text:style-name="Source_20_Text"><text:s text:c="2"/>filter: filterReducer <text:s/>// filterReducer manages the 'filter' part of the state</text:span></text:p>
      <text:p text:style-name="Preformatted_20_Text"><text:span text:style-name="Source_20_Text">});</text:span></text:p>
      <text:p text:style-name="Preformatted_20_Text"/>
      <text:p text:style-name="Preformatted_20_Text"><text:span text:style-name="Source_20_Text">const store = createStore(reducer);</text:span></text:p>
      <text:p text:style-name="Preformatted_20_Text"/>
      <text:p text:style-name="Preformatted_20_Text"><text:span text:style-name="Source_20_Text">console.log(store.getState()); // Will show { notes: [...], filter: 'ALL' }</text:span></text:p>
      <text:p text:style-name="Preformatted_20_Text"/>
      <text:p text:style-name="Preformatted_20_Text"><text:span text:style-name="Source_20_Text">ReactDOM.createRoot(document.getElementById('root')).render(</text:span></text:p>
      <text:p text:style-name="Preformatted_20_Text"><text:span text:style-name="Source_20_Text"><text:s text:c="2"/>&lt;Provider store={store}&gt;</text:span></text:p>
      <text:p text:style-name="Preformatted_20_Text"><text:span text:style-name="Source_20_Text"><text:s text:c="4"/>&lt;App /&gt;</text:span></text:p>
      <text:p text:style-name="Preformatted_20_Text"><text:span text:style-name="Source_20_Text"><text:s text:c="4"/>{/* Or &lt;div /&gt; initially if App is broken due to state shape change */}</text:span></text:p>
      <text:p text:style-name="Preformatted_20_Text"><text:span text:style-name="Source_20_Text"><text:s text:c="2"/>&lt;/Provider&gt;</text:span></text:p>
      <text:p text:style-name="Preformatted_20_Text"><text:span text:style-name="Source_20_Text">);</text:span></text:p>
      <text:p text:style-name="P26"><text:s text:c="4"/></text:p>
      <text:p text:style-name="P25">When an action is dispatched, combineReducers ensures that <text:span text:style-name="T20">every</text:span> reducer receives that action. Each reducer then decides whether to act on it based on the action's type. Typically, only one reducer will respond to a given action, but it's possible for multiple reducers to update their respective parts of the state in response to the same action.</text:p>
      <text:h text:style-name="Heading_20_4" text:outline-level="4"><text:bookmark-start text:name="__RefHeading___Toc20939_2337481427"/>Finishing the filters<text:bookmark-end text:name="__RefHeading___Toc20939_2337481427"/></text:h>
      <text:p text:style-name="Text_20_body">With the combined reducer in place, we need to update components that interact with the store.<text:line-break/>The Notes component previously assumed the entire store state was the notes array. Now, notes are under state.notes. The selector needs to be updated:</text:p>
      <text:p text:style-name="Preformatted_20_Text"><text:s text:c="6"/><text:span text:style-name="Source_20_Text">// In components/Notes.jsx</text:span></text:p>
      <text:p text:style-name="Preformatted_20_Text"><text:span text:style-name="Source_20_Text">const Notes = () =&gt; {</text:span></text:p>
      <text:p text:style-name="Preformatted_20_Text"><text:span text:style-name="Source_20_Text"><text:s text:c="2"/>const dispatch = useDispatch();</text:span></text:p>
      <text:p text:style-name="Preformatted_20_Text"><text:span text:style-name="Source_20_Text"><text:s text:c="2"/>// Old selector: const notes = useSelector(state =&gt; state);</text:span></text:p>
      <text:p text:style-name="Preformatted_20_Text"><text:span text:style-name="Source_20_Text"><text:s text:c="2"/>// New selector:</text:span></text:p>
      <text:p text:style-name="Preformatted_20_Text"><text:span text:style-name="Source_20_Text"><text:s text:c="2"/>const notes = useSelector(state =&gt; {</text:span></text:p>
      <text:p text:style-name="Preformatted_20_Text"><text:span text:style-name="Source_20_Text"><text:s text:c="4"/>if (state.filter === 'ALL') {</text:span></text:p>
      <text:p text:style-name="Preformatted_20_Text"><text:span text:style-name="Source_20_Text"><text:s text:c="6"/>return state.notes;</text:span></text:p>
      <text:p text:style-name="Preformatted_20_Text"><text:span text:style-name="Source_20_Text"><text:s text:c="4"/>}</text:span></text:p>
      <text:p text:style-name="Preformatted_20_Text"><text:span text:style-name="Source_20_Text"><text:s text:c="4"/>return state.filter === 'IMPORTANT'</text:span></text:p>
      <text:p text:style-name="Preformatted_20_Text"><text:span text:style-name="Source_20_Text"><text:s text:c="6"/>? state.notes.filter(note =&gt; note.important)</text:span></text:p>
      <text:p text:style-name="Preformatted_20_Text"><text:span text:style-name="Source_20_Text"><text:s text:c="6"/>: state.notes.filter(note =&gt; !note.important);</text:span></text:p>
      <text:p text:style-name="Preformatted_20_Text"><text:span text:style-name="Source_20_Text"><text:s text:c="2"/>});</text:span></text:p>
      <text:p text:style-name="Preformatted_20_Text"><text:span text:style-name="Source_20_Text"><text:s text:c="2"/>// Or using destructuring for clarity:</text:span></text:p>
      <text:p text:style-name="Preformatted_20_Text"><text:span text:style-name="Source_20_Text"><text:s text:c="2"/>// const notes = useSelector(({ filter, notes }) =&gt; { /* ...logic... */ });</text:span></text:p>
      <text:p text:style-name="Preformatted_20_Text"/>
      <text:p text:style-name="Preformatted_20_Text"/>
      <text:p text:style-name="Preformatted_20_Text"><text:span text:style-name="Source_20_Text"><text:s text:c="2"/>return (</text:span></text:p>
      <text:p text:style-name="Preformatted_20_Text"><text:span text:style-name="Source_20_Text"><text:s text:c="4"/>&lt;ul&gt;</text:span></text:p>
      <text:p text:style-name="Preformatted_20_Text"><text:span text:style-name="Source_20_Text"><text:s text:c="6"/>{notes.map(note =&gt;</text:span></text:p>
      <text:p text:style-name="Preformatted_20_Text"><text:span text:style-name="Source_20_Text"><text:s text:c="8"/>/* ... Note component rendering ... */</text:span></text:p>
      <text:p text:style-name="Preformatted_20_Text"><text:soft-page-break/><text:span text:style-name="Source_20_Text"><text:s text:c="6"/>)}</text:span></text:p>
      <text:p text:style-name="Preformatted_20_Text"><text:span text:style-name="Source_20_Text"><text:s text:c="4"/>&lt;/ul&gt;</text:span></text:p>
      <text:p text:style-name="Preformatted_20_Text"><text:span text:style-name="Source_20_Text"><text:s text:c="2"/>);</text:span></text:p>
      <text:p text:style-name="Preformatted_20_Text"><text:span text:style-name="Source_20_Text">};</text:span></text:p>
      <text:p text:style-name="P26"><text:s text:c="4"/></text:p>
      <text:p text:style-name="Text_20_body">Let's create a VisibilityFilter.jsx component for the radio buttons:</text:p>
      <text:p text:style-name="Preformatted_20_Text"><text:s text:c="6"/><text:span text:style-name="Source_20_Text">// In src/components/VisibilityFilter.jsx</text:span></text:p>
      <text:p text:style-name="Preformatted_20_Text"><text:span text:style-name="Source_20_Text">import { filterChange } from '../reducers/filterReducer';</text:span></text:p>
      <text:p text:style-name="Preformatted_20_Text"><text:span text:style-name="Source_20_Text">import { useDispatch } from 'react-redux';</text:span></text:p>
      <text:p text:style-name="Preformatted_20_Text"/>
      <text:p text:style-name="Preformatted_20_Text"><text:span text:style-name="Source_20_Text">const VisibilityFilter = () =&gt; {</text:span></text:p>
      <text:p text:style-name="Preformatted_20_Text"><text:span text:style-name="Source_20_Text"><text:s text:c="2"/>const dispatch = useDispatch();</text:span></text:p>
      <text:p text:style-name="Preformatted_20_Text"><text:span text:style-name="Source_20_Text"><text:s text:c="2"/>const setFilter = (filterValue) =&gt; {</text:span></text:p>
      <text:p text:style-name="Preformatted_20_Text"><text:span text:style-name="Source_20_Text"><text:s text:c="4"/>dispatch(filterChange(filterValue));</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all &lt;input type="radio" name="filter" onChange={() =&gt; setFilter('ALL')} /&gt;</text:span></text:p>
      <text:p text:style-name="Preformatted_20_Text"><text:span text:style-name="Source_20_Text"><text:s text:c="6"/>important &lt;input type="radio" name="filter" onChange={() =&gt; setFilter('IMPORTANT')} /&gt;</text:span></text:p>
      <text:p text:style-name="Preformatted_20_Text"><text:span text:style-name="Source_20_Text"><text:s text:c="6"/>nonimportant &lt;input type="radio" name="filter" onChange={() =&gt; setFilter('NONIMPORTANT')} /&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xport default VisibilityFilter;</text:span></text:p>
      <text:p text:style-name="P26"><text:s text:c="4"/></text:p>
      <text:p text:style-name="Text_20_body">The App component then composes NewNote, VisibilityFilter, and Notes. The Notes component's useSelector hook now incorporates the state.filter value to display the appropriate notes. A minor UI issue might be that the default "ALL" radio button isn't initially selected; this can be addressed later.</text:p>
      <text:h text:style-name="Heading_20_4" text:outline-level="4"><text:bookmark-start text:name="__RefHeading___Toc20941_2337481427"/>Redux Toolkit<text:bookmark-end text:name="__RefHeading___Toc20941_2337481427"/></text:h>
      <text:p text:style-name="Text_20_body">Redux often involves boilerplate code for reducers and action creators. <text:span text:style-name="Strong_20_Emphasis">Redux Toolkit</text:span> is a library designed to simplify Redux development by providing tools that reduce this boilerplate and solve common issues.<text:line-break/>First, install it:</text:p>
      <text:p text:style-name="Preformatted_20_Text"><text:s text:c="6"/><text:span text:style-name="Source_20_Text">npm install @reduxjs/toolkit</text:span></text:p>
      <text:p text:style-name="P26"><text:s text:c="4"/></text:p>
      <text:p text:style-name="Text_20_body">In main.jsx, replace createStore with Redux Toolkit's configureStore. configureStore can directly accept an object of reducers, eliminating the need for combineReducers:</text:p>
      <text:p text:style-name="Preformatted_20_Text"><text:s text:c="6"/><text:span text:style-name="Source_20_Text">// In main.jsx</text:span></text:p>
      <text:p text:style-name="Preformatted_20_Text"><text:span text:style-name="Source_20_Text">import { configureStore } from '@reduxjs/toolkit'; // Import configureStore</text:span></text:p>
      <text:p text:style-name="Preformatted_20_Text"><text:span text:style-name="Source_20_Text">// ... other imports (Provider, App, noteReducer, filterReducer)</text:span></text:p>
      <text:p text:style-name="Preformatted_20_Text"/>
      <text:p text:style-name="Preformatted_20_Text"><text:span text:style-name="Source_20_Text">const store = configureStore({</text:span></text:p>
      <text:p text:style-name="Preformatted_20_Text"><text:span text:style-name="Source_20_Text"><text:s text:c="2"/>reducer: {</text:span></text:p>
      <text:p text:style-name="Preformatted_20_Text"><text:span text:style-name="Source_20_Text"><text:s text:c="4"/>notes: noteReducer,</text:span></text:p>
      <text:p text:style-name="Preformatted_20_Text"><text:span text:style-name="Source_20_Text"><text:s text:c="4"/>filter: filterReducer</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oft-page-break/><text:span text:style-name="Source_20_Text">// ... (ReactDOM.render with Provider)</text:span></text:p>
      <text:p text:style-name="P26"><text:s text:c="4"/></text:p>
      <text:p text:style-name="Text_20_body">configureStore also automatically sets up integrations with development tools like Redux DevTools.</text:p>
      <text:p text:style-name="Text_20_body">Redux Toolkit's createSlice function is a powerful utility for generating reducers and their associated action creators with less code.<text:line-break/>Let's refactor reducers/noteReducer.js using createSlice:</text:p>
      <text:p text:style-name="Preformatted_20_Text"><text:s text:c="6"/><text:span text:style-name="Source_20_Text">// In reducers/noteReducer.js</text:span></text:p>
      <text:p text:style-name="Preformatted_20_Text"><text:span text:style-name="Source_20_Text">import { createSlice } from '@reduxjs/toolkit';</text:span></text:p>
      <text:p text:style-name="Preformatted_20_Text"/>
      <text:p text:style-name="Preformatted_20_Text"><text:span text:style-name="Source_20_Text">const initialState = [ /* ... as defined before ... */ ];</text:span></text:p>
      <text:p text:style-name="Preformatted_20_Text"/>
      <text:p text:style-name="Preformatted_20_Text"><text:span text:style-name="Source_20_Text">const generateId = () =&gt; Number((Math.random() * 1000000).toFixed(0));</text:span></text:p>
      <text:p text:style-name="Preformatted_20_Text"/>
      <text:p text:style-name="Preformatted_20_Text"><text:span text:style-name="Source_20_Text">const noteSlice = createSlice({</text:span></text:p>
      <text:p text:style-name="Preformatted_20_Text"><text:span text:style-name="Source_20_Text"><text:s text:c="2"/>name: 'notes', // Prefix for action types (e.g., 'notes/createNote')</text:span></text:p>
      <text:p text:style-name="Preformatted_20_Text"><text:span text:style-name="Source_20_Text"><text:s text:c="2"/>initialState,</text:span></text:p>
      <text:p text:style-name="Preformatted_20_Text"><text:span text:style-name="Source_20_Text"><text:s text:c="2"/>reducers: {</text:span></text:p>
      <text:p text:style-name="Preformatted_20_Text"><text:span text:style-name="Source_20_Text"><text:s text:c="4"/>// Each function here is a case reducer</text:span></text:p>
      <text:p text:style-name="Preformatted_20_Text"><text:span text:style-name="Source_20_Text"><text:s text:c="4"/>createNote(state, action) { // action.payload is the content string</text:span></text:p>
      <text:p text:style-name="Preformatted_20_Text"><text:span text:style-name="Source_20_Text"><text:s text:c="6"/>const content = action.payload;</text:span></text:p>
      <text:p text:style-name="Preformatted_20_Text"><text:span text:style-name="Source_20_Text"><text:s text:c="6"/>state.push({ // Immer allows direct mutation here</text:span></text:p>
      <text:p text:style-name="Preformatted_20_Text"><text:span text:style-name="Source_20_Text"><text:s text:c="8"/>content,</text:span></text:p>
      <text:p text:style-name="Preformatted_20_Text"><text:span text:style-name="Source_20_Text"><text:s text:c="8"/>important: false,</text:span></text:p>
      <text:p text:style-name="Preformatted_20_Text"><text:span text:style-name="Source_20_Text"><text:s text:c="8"/>id: generateId(),</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toggleImportanceOf(state, action) { // action.payload is the id</text:span></text:p>
      <text:p text:style-name="Preformatted_20_Text"><text:span text:style-name="Source_20_Text"><text:s text:c="6"/>const id = action.payload;</text:span></text:p>
      <text:p text:style-name="Preformatted_20_Text"><text:span text:style-name="Source_20_Text"><text:s text:c="6"/>const noteToChange = state.find(n =&gt; n.id === id);</text:span></text:p>
      <text:p text:style-name="Preformatted_20_Text"><text:span text:style-name="Source_20_Text"><text:s text:c="6"/>if (noteToChange) {</text:span></text:p>
      <text:p text:style-name="Preformatted_20_Text"><text:span text:style-name="Source_20_Text"><text:s text:c="8"/>noteToChange.important = !noteToChange.important; // Immer handles this mutation</text:span></text:p>
      <text:p text:style-name="Preformatted_20_Text"><text:span text:style-name="Source_20_Text"><text:s text:c="6"/>}</text:span></text:p>
      <text:p text:style-name="Preformatted_20_Text"><text:span text:style-name="Source_20_Text"><text:s text:c="6"/>// Or, you can still return a new state explicitly if preferred for complex cases:</text:span></text:p>
      <text:p text:style-name="Preformatted_20_Text"><text:span text:style-name="Source_20_Text"><text:s text:c="6"/>// const changedNote = { ...noteToChange, important: !noteToChange.important };</text:span></text:p>
      <text:p text:style-name="Preformatted_20_Text"><text:span text:style-name="Source_20_Text"><text:s text:c="6"/>// return state.map(note =&gt; note.id !== id ? note : changedNote);</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xport const { createNote, toggleImportanceOf } = noteSlice.actions; // Export action creators</text:span></text:p>
      <text:p text:style-name="Preformatted_20_Text"><text:span text:style-name="Source_20_Text">export default noteSlice.reducer; // Export the reducer</text:span></text:p>
      <text:p text:style-name="P26"><text:s text:c="4"/></text:p>
      <text:p text:style-name="Text_20_body">Key features of createSlice:</text:p>
      <text:list text:style-name="L20">
        <text:list-item>
          <text:p text:style-name="P61">name: Defines a prefix for generated action types (e.g., notes/createNote).</text:p>
        </text:list-item>
        <text:list-item>
          <text:p text:style-name="P61">initialState: The initial state for this slice of the store.</text:p>
        </text:list-item>
        <text:list-item>
          <text:p text:style-name="P61">reducers: An object where keys are action creator names and values are "case reducer" functions.</text:p>
          <text:list>
            <text:list-item>
              <text:p text:style-name="P61">These reducers receive the current state (for this slice) and an action object.</text:p>
            </text:list-item>
            <text:list-item>
              <text:p text:style-name="P61"><text:soft-page-break/>action.payload contains the argument passed when the action creator is called (e.g., dispatch(createNote('New note content')), action.payload will be 'New note content').</text:p>
            </text:list-item>
          </text:list>
        </text:list-item>
        <text:list-item>
          <text:p text:style-name="P61"><text:span text:style-name="Strong_20_Emphasis">Immer Integration</text:span>: createSlice uses the Immer library internally. This allows you to write "mutating" logic (like state.push() or noteToChange.important = ...) directly within the reducer functions. Immer tracks these mutations and produces a new, immutable state behind the scenes. You can still return a new state explicitly if you prefer.</text:p>
        </text:list-item>
      </text:list>
      <text:p text:style-name="Text_20_body">The action types in tests will need to be updated to reflect the name prefix (e.g., 'notes/createNote').</text:p>
      <text:p text:style-name="Text_20_body">When console.log(state) is used inside a reducer created with createSlice, the output might be an Immer Proxy object, which isn't directly human-readable. To log the plain JavaScript state, use the current function from @reduxjs/toolkit (which re-exports it from Immer):</text:p>
      <text:p text:style-name="Preformatted_20_Text"><text:s text:c="6"/><text:span text:style-name="Source_20_Text">import { createSlice, current } from '@reduxjs/toolkit'; // Import current</text:span></text:p>
      <text:p text:style-name="Preformatted_20_Text"><text:span text:style-name="Source_20_Text">// ...</text:span></text:p>
      <text:p text:style-name="Preformatted_20_Text"><text:span text:style-name="Source_20_Text">// Inside a reducer:</text:span></text:p>
      <text:p text:style-name="Preformatted_20_Text"><text:span text:style-name="Source_20_Text">console.log(current(state)); // Logs the plain JS state</text:span></text:p>
      <text:p text:style-name="P26"><text:s text:c="4"/></text:p>
      <text:h text:style-name="Heading_20_4" text:outline-level="4"><text:bookmark-start text:name="__RefHeading___Toc20943_2337481427"/>Redux DevTools<text:bookmark-end text:name="__RefHeading___Toc20943_2337481427"/></text:h>
      <text:p text:style-name="Text_20_body">Redux DevTools is a browser extension (primarily for Chrome/Firefox) that provides powerful debugging capabilities for Redux applications. When using configureStore from Redux Toolkit, Redux DevTools works out of the box without additional setup. It allows you to:</text:p>
      <text:list text:style-name="L21">
        <text:list-item>
          <text:p text:style-name="P62">Inspect the current state tree.</text:p>
        </text:list-item>
        <text:list-item>
          <text:p text:style-name="P62">View the history of dispatched actions.</text:p>
        </text:list-item>
        <text:list-item>
          <text:p text:style-name="P62">See how each action changed the state (state diff).</text:p>
        </text:list-item>
        <text:list-item>
          <text:p text:style-name="P62">"Time travel" by replaying actions or reverting to previous states.</text:p>
        </text:list-item>
        <text:list-item>
          <text:p text:style-name="P62">Dispatch actions manually.</text:p>
        </text:list-item>
      </text:list>
      <text:p text:style-name="Text_20_body">This significantly aids in understanding and debugging the flow of data and state changes in a Redux application.</text:p>
      <text:p text:style-name="Text_20_body"/>
      <text:p text:style-name="Text_20_body">Okay, here are the lecture-style notes for the "Communicating with server in a Redux application" chapter:</text:p>
      <text:h text:style-name="Heading_20_2" text:outline-level="2"><text:bookmark-start text:name="__RefHeading___Toc20945_2337481427"/>Communicating with server in a Redux application<text:bookmark-end text:name="__RefHeading___Toc20945_2337481427"/></text:h>
      <text:p text:style-name="Text_20_body">We'll now integrate backend communication into our Redux notes application, storing notes on a server. We'll use json-server for this, which we previously encountered.</text:p>
      <text:p text:style-name="Text_20_body">First, create a db.json file in the project root with some initial notes:</text:p>
      <text:p text:style-name="Preformatted_20_Text"><text:s text:c="6"/><text:span text:style-name="Source_20_Text">{</text:span></text:p>
      <text:p text:style-name="Preformatted_20_Text"><text:span text:style-name="Source_20_Text"><text:s text:c="2"/>"notes": [</text:span></text:p>
      <text:p text:style-name="Preformatted_20_Text"><text:span text:style-name="Source_20_Text"><text:s text:c="4"/>{</text:span></text:p>
      <text:p text:style-name="Preformatted_20_Text"><text:span text:style-name="Source_20_Text"><text:s text:c="6"/>"content": "the app state is in redux store",</text:span></text:p>
      <text:p text:style-name="Preformatted_20_Text"><text:span text:style-name="Source_20_Text"><text:s text:c="6"/>"important": true,</text:span></text:p>
      <text:p text:style-name="Preformatted_20_Text"><text:span text:style-name="Source_20_Text"><text:s text:c="6"/>"id": 1</text:span></text:p>
      <text:p text:style-name="Preformatted_20_Text"><text:span text:style-name="Source_20_Text"><text:s text:c="4"/>},</text:span></text:p>
      <text:p text:style-name="Preformatted_20_Text"><text:soft-page-break/><text:span text:style-name="Source_20_Text"><text:s text:c="4"/>{</text:span></text:p>
      <text:p text:style-name="Preformatted_20_Text"><text:span text:style-name="Source_20_Text"><text:s text:c="6"/>"content": "state changes are made with actions",</text:span></text:p>
      <text:p text:style-name="Preformatted_20_Text"><text:span text:style-name="Source_20_Text"><text:s text:c="6"/>"important": false,</text:span></text:p>
      <text:p text:style-name="Preformatted_20_Text"><text:span text:style-name="Source_20_Text"><text:s text:c="6"/>"id": 2</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26"><text:s text:c="4"/></text:p>
      <text:p text:style-name="Text_20_body">Install json-server:</text:p>
      <text:p text:style-name="Preformatted_20_Text"><text:s text:c="6"/><text:span text:style-name="Source_20_Text">npm install json-server --save-dev</text:span></text:p>
      <text:p text:style-name="P26"><text:s text:c="4"/></text:p>
      <text:p text:style-name="Text_20_body">Add a script to package.json to run the server:</text:p>
      <text:p text:style-name="Preformatted_20_Text"><text:s text:c="6"/><text:span text:style-name="Source_20_Text">"scripts": {</text:span></text:p>
      <text:p text:style-name="Preformatted_20_Text"><text:span text:style-name="Source_20_Text"><text:s text:c="2"/>"server": "json-server -p3001 --watch db.json"</text:span></text:p>
      <text:p text:style-name="Preformatted_20_Text"><text:span text:style-name="Source_20_Text"><text:s text:c="2"/>// ...</text:span></text:p>
      <text:p text:style-name="Preformatted_20_Text"><text:span text:style-name="Source_20_Text">}</text:span></text:p>
      <text:p text:style-name="P26"><text:s text:c="4"/></text:p>
      <text:p text:style-name="Text_20_body">Start the server with npm run server.</text:p>
      <text:h text:style-name="Heading_20_4" text:outline-level="4"><text:bookmark-start text:name="__RefHeading___Toc20947_2337481427"/>Getting data from the backend<text:bookmark-end text:name="__RefHeading___Toc20947_2337481427"/></text:h>
      <text:p text:style-name="Text_20_body">Create a service module (services/notes.js) to handle API calls using axios.</text:p>
      <text:p text:style-name="Preformatted_20_Text"><text:s text:c="6"/><text:span text:style-name="Source_20_Text">// services/notes.js</text:span></text:p>
      <text:p text:style-name="Preformatted_20_Text"><text:span text:style-name="Source_20_Text">import axios from 'axios';</text:span></text:p>
      <text:p text:style-name="Preformatted_20_Text"/>
      <text:p text:style-name="Preformatted_20_Text"><text:span text:style-name="Source_20_Text">const baseUrl = 'http://localhost:3001/notes';</text:span></text:p>
      <text:p text:style-name="Preformatted_20_Text"/>
      <text:p text:style-name="Preformatted_20_Text"><text:span text:style-name="Source_20_Text">const getAll = async () =&gt; {</text:span></text:p>
      <text:p text:style-name="Preformatted_20_Text"><text:span text:style-name="Source_20_Text"><text:s text:c="2"/>const response = await axios.get(baseUrl);</text:span></text:p>
      <text:p text:style-name="Preformatted_20_Text"><text:span text:style-name="Source_20_Text"><text:s text:c="2"/>return response.data;</text:span></text:p>
      <text:p text:style-name="Preformatted_20_Text"><text:span text:style-name="Source_20_Text">};</text:span></text:p>
      <text:p text:style-name="Preformatted_20_Text"/>
      <text:p text:style-name="Preformatted_20_Text"><text:span text:style-name="Source_20_Text">export default { getAll };</text:span></text:p>
      <text:p text:style-name="P26"><text:s text:c="4"/></text:p>
      <text:p text:style-name="Text_20_body">Install axios:</text:p>
      <text:p text:style-name="Preformatted_20_Text"><text:s text:c="6"/><text:span text:style-name="Source_20_Text">npm install axios</text:span></text:p>
      <text:p text:style-name="P26"><text:s text:c="4"/></text:p>
      <text:p text:style-name="Text_20_body">In reducers/noteReducer.js, modify the initialState to be an empty array, as notes will be fetched from the server:</text:p>
      <text:p text:style-name="Preformatted_20_Text"><text:s text:c="6"/><text:span text:style-name="Source_20_Text">// reducers/noteReducer.js</text:span></text:p>
      <text:p text:style-name="Preformatted_20_Text"><text:span text:style-name="Source_20_Text">const noteSlice = createSlice({</text:span></text:p>
      <text:p text:style-name="Preformatted_20_Text"><text:span text:style-name="Source_20_Text"><text:s text:c="2"/>name: 'notes',</text:span></text:p>
      <text:p text:style-name="Preformatted_20_Text"><text:span text:style-name="Source_20_Text"><text:s text:c="2"/>initialState: [], // Start with an empty array</text:span></text:p>
      <text:p text:style-name="Preformatted_20_Text"><text:span text:style-name="Source_20_Text"><text:s text:c="2"/>// ... reducers</text:span></text:p>
      <text:p text:style-name="Preformatted_20_Text"><text:span text:style-name="Source_20_Text">});</text:span></text:p>
      <text:p text:style-name="P26"><text:s text:c="4"/></text:p>
      <text:p text:style-name="Text_20_body">We might need an action to add a new note object to the state, which is different from creating a note based on content. Let's add appendNote to our slice:</text:p>
      <text:p text:style-name="Preformatted_20_Text"><text:s text:c="6"/><text:span text:style-name="Source_20_Text">// reducers/noteReducer.js</text:span></text:p>
      <text:p text:style-name="Preformatted_20_Text"><text:soft-page-break/><text:span text:style-name="Source_20_Text">const noteSlice = createSlice({</text:span></text:p>
      <text:p text:style-name="Preformatted_20_Text"><text:span text:style-name="Source_20_Text"><text:s text:c="2"/>// ...</text:span></text:p>
      <text:p text:style-name="Preformatted_20_Text"><text:span text:style-name="Source_20_Text"><text:s text:c="2"/>reducers: {</text:span></text:p>
      <text:p text:style-name="Preformatted_20_Text"><text:span text:style-name="Source_20_Text"><text:s text:c="4"/>// ... createNote, toggleImportanceOf ...</text:span></text:p>
      <text:p text:style-name="Preformatted_20_Text"><text:span text:style-name="Source_20_Text"><text:s text:c="4"/>appendNote(state, action) { // action.payload is a full note object</text:span></text:p>
      <text:p text:style-name="Preformatted_20_Text"><text:span text:style-name="Source_20_Text"><text:s text:c="6"/>state.push(action.payload);</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xport const { createNote, toggleImportanceOf, appendNote } = noteSlice.actions;</text:span></text:p>
      <text:p text:style-name="P26"><text:s text:c="4"/></text:p>
      <text:p text:style-name="Text_20_body">One way to initialize the notes in the Redux store is to fetch them in main.jsx and dispatch appendNote for each:</text:p>
      <text:p text:style-name="Preformatted_20_Text"><text:s text:c="6"/><text:span text:style-name="Source_20_Text">// In main.jsx</text:span></text:p>
      <text:p text:style-name="Preformatted_20_Text"><text:span text:style-name="Source_20_Text">// ...</text:span></text:p>
      <text:p text:style-name="Preformatted_20_Text"><text:span text:style-name="Source_20_Text">import noteService from './services/notes';</text:span></text:p>
      <text:p text:style-name="Preformatted_20_Text"><text:span text:style-name="Source_20_Text">import noteReducer, { appendNote } from './reducers/noteReducer'; // Assuming appendNote is exported</text:span></text:p>
      <text:p text:style-name="Preformatted_20_Text"/>
      <text:p text:style-name="Preformatted_20_Text"><text:span text:style-name="Source_20_Text">// ... (store configuration) ...</text:span></text:p>
      <text:p text:style-name="Preformatted_20_Text"/>
      <text:p text:style-name="Preformatted_20_Text"><text:span text:style-name="Source_20_Text">noteService.getAll().then(notes =&gt;</text:span></text:p>
      <text:p text:style-name="Preformatted_20_Text"><text:span text:style-name="Source_20_Text"><text:s text:c="2"/>notes.forEach(note =&gt; {</text:span></text:p>
      <text:p text:style-name="Preformatted_20_Text"><text:span text:style-name="Source_20_Text"><text:s text:c="4"/>store.dispatch(appendNote(note));</text:span></text:p>
      <text:p text:style-name="Preformatted_20_Text"><text:span text:style-name="Source_20_Text"><text:s text:c="2"/>})</text:span></text:p>
      <text:p text:style-name="Preformatted_20_Text"><text:span text:style-name="Source_20_Text">);</text:span></text:p>
      <text:p text:style-name="P26"><text:s text:c="4"/></text:p>
      <text:p text:style-name="Text_20_body">However, dispatching multiple actions is not ideal. A better approach is to add an action creator, setNotes, that replaces the entire notes array in the store.<text:line-break/>Update noteReducer.js:</text:p>
      <text:p text:style-name="Preformatted_20_Text"><text:s text:c="6"/><text:span text:style-name="Source_20_Text">// reducers/noteReducer.js</text:span></text:p>
      <text:p text:style-name="Preformatted_20_Text"><text:span text:style-name="Source_20_Text">const noteSlice = createSlice({</text:span></text:p>
      <text:p text:style-name="Preformatted_20_Text"><text:span text:style-name="Source_20_Text"><text:s text:c="2"/>// ...</text:span></text:p>
      <text:p text:style-name="Preformatted_20_Text"><text:span text:style-name="Source_20_Text"><text:s text:c="2"/>reducers: {</text:span></text:p>
      <text:p text:style-name="Preformatted_20_Text"><text:span text:style-name="Source_20_Text"><text:s text:c="4"/>// ... createNote, toggleImportanceOf, appendNote ...</text:span></text:p>
      <text:p text:style-name="Preformatted_20_Text"><text:span text:style-name="Source_20_Text"><text:s text:c="4"/>setNotes(state, action) { // action.payload is the array of notes</text:span></text:p>
      <text:p text:style-name="Preformatted_20_Text"><text:span text:style-name="Source_20_Text"><text:s text:c="6"/>return action.payload;</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xport const { createNote, toggleImportanceOf, appendNote, setNotes } = noteSlice.actions;</text:span></text:p>
      <text:p text:style-name="P26"><text:s text:c="4"/></text:p>
      <text:p text:style-name="Text_20_body">Now, main.jsx can be simplified:</text:p>
      <text:p text:style-name="Preformatted_20_Text"><text:s text:c="6"/><text:span text:style-name="Source_20_Text">// In main.jsx</text:span></text:p>
      <text:p text:style-name="Preformatted_20_Text"><text:span text:style-name="Source_20_Text">// ...</text:span></text:p>
      <text:p text:style-name="Preformatted_20_Text"><text:span text:style-name="Source_20_Text">import noteService from './services/notes';</text:span></text:p>
      <text:p text:style-name="Preformatted_20_Text"><text:span text:style-name="Source_20_Text">import noteReducer, { setNotes } from './reducers/noteReducer'; // Import setNotes</text:span></text:p>
      <text:p text:style-name="Preformatted_20_Text"/>
      <text:p text:style-name="Preformatted_20_Text"><text:span text:style-name="Source_20_Text">// ... (store configuration) ...</text:span></text:p>
      <text:p text:style-name="Preformatted_20_Text"/>
      <text:p text:style-name="Preformatted_20_Text"><text:span text:style-name="Source_20_Text">noteService.getAll().then(notes =&gt;</text:span></text:p>
      <text:p text:style-name="Preformatted_20_Text"><text:span text:style-name="Source_20_Text"><text:s text:c="2"/>store.dispatch(setNotes(notes))</text:span></text:p>
      <text:p text:style-name="Preformatted_20_Text"><text:span text:style-name="Source_20_Text">);</text:span></text:p>
      <text:p text:style-name="P26"><text:s text:c="4"/></text:p>
      <text:p text:style-name="Text_20_body"><text:soft-page-break/>(The reason await isn't used directly in main.jsx for noteService.getAll() is that await must be within an async function, and the top-level module code isn't.)</text:p>
      <text:p text:style-name="Text_20_body">A more idiomatic React way to fetch initial data is within the App component using useEffect:</text:p>
      <text:p text:style-name="Preformatted_20_Text"><text:s text:c="6"/><text:span text:style-name="Source_20_Text">// In App.jsx</text:span></text:p>
      <text:p text:style-name="Preformatted_20_Text"><text:span text:style-name="Source_20_Text">import { useEffect } from 'react';</text:span></text:p>
      <text:p text:style-name="Preformatted_20_Text"><text:span text:style-name="Source_20_Text">import NewNote from './components/NewNote';</text:span></text:p>
      <text:p text:style-name="Preformatted_20_Text"><text:span text:style-name="Source_20_Text">import Notes from './components/Notes';</text:span></text:p>
      <text:p text:style-name="Preformatted_20_Text"><text:span text:style-name="Source_20_Text">import VisibilityFilter from './components/VisibilityFilter';</text:span></text:p>
      <text:p text:style-name="Preformatted_20_Text"><text:span text:style-name="Source_20_Text">import noteService from './services/notes';</text:span></text:p>
      <text:p text:style-name="Preformatted_20_Text"><text:span text:style-name="Source_20_Text">import { setNotes } from './reducers/noteReducer';</text:span></text:p>
      <text:p text:style-name="Preformatted_20_Text"><text:span text:style-name="Source_20_Text">import { useDispatch } from 'react-redux';</text:span></text:p>
      <text:p text:style-name="Preformatted_20_Text"/>
      <text:p text:style-name="Preformatted_20_Text"><text:span text:style-name="Source_20_Text">const App = () =&gt; {</text:span></text:p>
      <text:p text:style-name="Preformatted_20_Text"><text:span text:style-name="Source_20_Text"><text:s text:c="2"/>const dispatch = useDispatch();</text:span></text:p>
      <text:p text:style-name="Preformatted_20_Text"/>
      <text:p text:style-name="Preformatted_20_Text"><text:span text:style-name="Source_20_Text"><text:s text:c="2"/>useEffect(() =&gt; {</text:span></text:p>
      <text:p text:style-name="Preformatted_20_Text"><text:span text:style-name="Source_20_Text"><text:s text:c="4"/>noteService</text:span></text:p>
      <text:p text:style-name="Preformatted_20_Text"><text:span text:style-name="Source_20_Text"><text:s text:c="6"/>.getAll().then(notes =&gt; dispatch(setNotes(notes)));</text:span></text:p>
      <text:p text:style-name="Preformatted_20_Text"><text:span text:style-name="Source_20_Text"><text:s text:c="2"/>}, []); // Empty dependency array means run once on mount</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NewNote /&gt;</text:span></text:p>
      <text:p text:style-name="Preformatted_20_Text"><text:span text:style-name="Source_20_Text"><text:s text:c="6"/>&lt;VisibilityFilter /&gt;</text:span></text:p>
      <text:p text:style-name="Preformatted_20_Text"><text:span text:style-name="Source_20_Text"><text:s text:c="6"/>&lt;Notes /&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xport default App;</text:span></text:p>
      <text:p text:style-name="P26"><text:s text:c="4"/></text:p>
      <text:h text:style-name="Heading_20_4" text:outline-level="4"><text:bookmark-start text:name="__RefHeading___Toc20949_2337481427"/>Sending data to the backend<text:bookmark-end text:name="__RefHeading___Toc20949_2337481427"/></text:h>
      <text:p text:style-name="Text_20_body">To create new notes, we'll update services/notes.js to include a createNew method:</text:p>
      <text:p text:style-name="Preformatted_20_Text"><text:s text:c="6"/><text:span text:style-name="Source_20_Text">// services/notes.js</text:span></text:p>
      <text:p text:style-name="Preformatted_20_Text"><text:span text:style-name="Source_20_Text">// ... (getAll) ...</text:span></text:p>
      <text:p text:style-name="Preformatted_20_Text"><text:span text:style-name="Source_20_Text">const createNew = async (content) =&gt; {</text:span></text:p>
      <text:p text:style-name="Preformatted_20_Text"><text:span text:style-name="Source_20_Text"><text:s text:c="2"/>const object = { content, important: false }; // Backend will generate id</text:span></text:p>
      <text:p text:style-name="Preformatted_20_Text"><text:span text:style-name="Source_20_Text"><text:s text:c="2"/>const response = await axios.post(baseUrl, object);</text:span></text:p>
      <text:p text:style-name="Preformatted_20_Text"><text:span text:style-name="Source_20_Text"><text:s text:c="2"/>return response.data; // The newly created note from the server</text:span></text:p>
      <text:p text:style-name="Preformatted_20_Text"><text:span text:style-name="Source_20_Text">};</text:span></text:p>
      <text:p text:style-name="Preformatted_20_Text"/>
      <text:p text:style-name="Preformatted_20_Text"><text:span text:style-name="Source_20_Text">export default { getAll, createNew };</text:span></text:p>
      <text:p text:style-name="P26"><text:s text:c="4"/></text:p>
      <text:p text:style-name="Text_20_body">The addNote function in the NewNote component will now call this service:</text:p>
      <text:p text:style-name="Preformatted_20_Text"><text:s text:c="6"/><text:span text:style-name="Source_20_Text">// components/NewNote.jsx</text:span></text:p>
      <text:p text:style-name="Preformatted_20_Text"><text:span text:style-name="Source_20_Text">import { useDispatch } from 'react-redux';</text:span></text:p>
      <text:p text:style-name="Preformatted_20_Text"><text:span text:style-name="Source_20_Text">// Note: We will soon change createNote to be an async thunk.</text:span></text:p>
      <text:p text:style-name="Preformatted_20_Text"><text:span text:style-name="Source_20_Text">// For now, assuming createNote expects a full note object from the server.</text:span></text:p>
      <text:p text:style-name="Preformatted_20_Text"><text:span text:style-name="Source_20_Text">import { appendNote } from '../reducers/noteReducer'; // Or a modified createNote</text:span></text:p>
      <text:p text:style-name="Preformatted_20_Text"><text:span text:style-name="Source_20_Text">import noteService from '../services/notes';</text:span></text:p>
      <text:p text:style-name="Preformatted_20_Text"/>
      <text:p text:style-name="Preformatted_20_Text"><text:span text:style-name="Source_20_Text">const NewNote = () =&gt; {</text:span></text:p>
      <text:p text:style-name="Preformatted_20_Text"><text:span text:style-name="Source_20_Text"><text:s text:c="2"/>const dispatch = useDispatch();</text:span></text:p>
      <text:p text:style-name="Preformatted_20_Text"/>
      <text:p text:style-name="Preformatted_20_Text"><text:span text:style-name="Source_20_Text"><text:s text:c="2"/>const addNote = async (event) =&gt; {</text:span></text:p>
      <text:p text:style-name="Preformatted_20_Text"><text:soft-page-break/><text:span text:style-name="Source_20_Text"><text:s text:c="4"/>event.preventDefault();</text:span></text:p>
      <text:p text:style-name="Preformatted_20_Text"><text:span text:style-name="Source_20_Text"><text:s text:c="4"/>const content = event.target.note.value;</text:span></text:p>
      <text:p text:style-name="Preformatted_20_Text"><text:span text:style-name="Source_20_Text"><text:s text:c="4"/>event.target.note.value = '';</text:span></text:p>
      <text:p text:style-name="Preformatted_20_Text"><text:span text:style-name="Source_20_Text"><text:s text:c="4"/>const newNoteFromServer = await noteService.createNew(content);</text:span></text:p>
      <text:p text:style-name="Preformatted_20_Text"><text:span text:style-name="Source_20_Text"><text:s text:c="4"/>dispatch(appendNote(newNoteFromServer)); // Dispatch with the server-created note</text:span></text:p>
      <text:p text:style-name="Preformatted_20_Text"><text:span text:style-name="Source_20_Text"><text:s text:c="2"/>};</text:span></text:p>
      <text:p text:style-name="Preformatted_20_Text"/>
      <text:p text:style-name="Preformatted_20_Text"><text:span text:style-name="Source_20_Text"><text:s text:c="2"/>return ( /* ... form ... */ );</text:span></text:p>
      <text:p text:style-name="Preformatted_20_Text"><text:span text:style-name="Source_20_Text">};</text:span></text:p>
      <text:p text:style-name="Preformatted_20_Text"><text:span text:style-name="Source_20_Text">export default NewNote;</text:span></text:p>
      <text:p text:style-name="P26"><text:s text:c="4"/></text:p>
      <text:p text:style-name="Text_20_body">Since the backend now generates IDs, the createNote action creator (if it was generating IDs client-side) needs to be adjusted. If we're using appendNote, it already expects a full note object. If createNote was taking just content and generating an ID, it should now expect the full note object from the server. For example, if we rename the original createNote from the slice to just add the payload:</text:p>
      <text:p text:style-name="Preformatted_20_Text"><text:s text:c="6"/><text:span text:style-name="Source_20_Text">// reducers/noteReducer.js (if using a 'createNote' that expects full object)</text:span></text:p>
      <text:p text:style-name="Preformatted_20_Text"><text:span text:style-name="Source_20_Text">const noteSlice = createSlice({</text:span></text:p>
      <text:p text:style-name="Preformatted_20_Text"><text:span text:style-name="Source_20_Text"><text:s text:c="2"/>// ...</text:span></text:p>
      <text:p text:style-name="Preformatted_20_Text"><text:span text:style-name="Source_20_Text"><text:s text:c="2"/>reducers: {</text:span></text:p>
      <text:p text:style-name="Preformatted_20_Text"><text:span text:style-name="Source_20_Text"><text:s text:c="4"/>createNote(state, action) { // action.payload is the full note object</text:span></text:p>
      <text:p text:style-name="Preformatted_20_Text"><text:span text:style-name="Source_20_Text"><text:s text:c="6"/>state.push(action.payload);</text:span></text:p>
      <text:p text:style-name="Preformatted_20_Text"><text:span text:style-name="Source_20_Text"><text:s text:c="4"/>},</text:span></text:p>
      <text:p text:style-name="Preformatted_20_Text"><text:span text:style-name="Source_20_Text"><text:s text:c="4"/>// ...</text:span></text:p>
      <text:p text:style-name="Preformatted_20_Text"><text:span text:style-name="Source_20_Text"><text:s text:c="2"/>},</text:span></text:p>
      <text:p text:style-name="Preformatted_20_Text"><text:span text:style-name="Source_20_Text">});</text:span></text:p>
      <text:p text:style-name="Preformatted_20_Text"><text:span text:style-name="Source_20_Text">// And the dispatch in NewNote would be: dispatch(createNote(newNoteFromServer));</text:span></text:p>
      <text:p text:style-name="P26"><text:s text:c="4"/></text:p>
      <text:h text:style-name="Heading_20_4" text:outline-level="4"><text:bookmark-start text:name="__RefHeading___Toc20951_2337481427"/>Asynchronous actions and Redux Thunk<text:bookmark-end text:name="__RefHeading___Toc20951_2337481427"/></text:h>
      <text:p text:style-name="Text_20_body">It's not ideal for components to directly handle API communication logic. This logic can be abstracted away using <text:span text:style-name="Strong_20_Emphasis">asynchronous action creators</text:span>. Redux Thunk is a middleware that allows action creators to return a function instead of a plain action object. This function receives dispatch and getState as arguments, enabling side effects like API calls. Redux Toolkit's configureStore includes Redux Thunk by default.</text:p>
      <text:p text:style-name="Text_20_body">Let's define an initializeNotes thunk action creator in reducers/noteReducer.js:</text:p>
      <text:p text:style-name="Preformatted_20_Text"><text:s text:c="6"/><text:span text:style-name="Source_20_Text">// reducers/noteReducer.js</text:span></text:p>
      <text:p text:style-name="Preformatted_20_Text"><text:span text:style-name="Source_20_Text">import noteService from '../services/notes';</text:span></text:p>
      <text:p text:style-name="Preformatted_20_Text"><text:span text:style-name="Source_20_Text">// ... (noteSlice definition, setNotes action creator from noteSlice.actions) ...</text:span></text:p>
      <text:p text:style-name="Preformatted_20_Text"/>
      <text:p text:style-name="Preformatted_20_Text"><text:span text:style-name="Source_20_Text">export const { /* other actions */ setNotes, appendNote } = noteSlice.actions;</text:span></text:p>
      <text:p text:style-name="Preformatted_20_Text"/>
      <text:p text:style-name="Preformatted_20_Text"><text:span text:style-name="Source_20_Text">export const initializeNotes = () =&gt; {</text:span></text:p>
      <text:p text:style-name="Preformatted_20_Text"><text:span text:style-name="Source_20_Text"><text:s text:c="2"/>return async dispatch =&gt; { // This is the thunk function</text:span></text:p>
      <text:p text:style-name="Preformatted_20_Text"><text:span text:style-name="Source_20_Text"><text:s text:c="4"/>const notes = await noteService.getAll();</text:span></text:p>
      <text:p text:style-name="Preformatted_20_Text"><text:span text:style-name="Source_20_Text"><text:s text:c="4"/>dispatch(setNotes(notes)); // Dispatch a regular action after async op</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xport default noteSlice.reducer;</text:span></text:p>
      <text:p text:style-name="P26"><text:s text:c="4"/></text:p>
      <text:p text:style-name="Text_20_body"><text:soft-page-break/>The App component can then dispatch this thunk:</text:p>
      <text:p text:style-name="Preformatted_20_Text"><text:s text:c="6"/><text:span text:style-name="Source_20_Text">// In App.jsx</text:span></text:p>
      <text:p text:style-name="Preformatted_20_Text"><text:span text:style-name="Source_20_Text">import { useEffect } from 'react';</text:span></text:p>
      <text:p text:style-name="Preformatted_20_Text"><text:span text:style-name="Source_20_Text">import { useDispatch } from 'react-redux';</text:span></text:p>
      <text:p text:style-name="Preformatted_20_Text"><text:span text:style-name="Source_20_Text">import { initializeNotes } from './reducers/noteReducer'; // Import thunk</text:span></text:p>
      <text:p text:style-name="Preformatted_20_Text"><text:span text:style-name="Source_20_Text">// ... other imports</text:span></text:p>
      <text:p text:style-name="Preformatted_20_Text"/>
      <text:p text:style-name="Preformatted_20_Text"><text:span text:style-name="Source_20_Text">const App = () =&gt; {</text:span></text:p>
      <text:p text:style-name="Preformatted_20_Text"><text:span text:style-name="Source_20_Text"><text:s text:c="2"/>const dispatch = useDispatch();</text:span></text:p>
      <text:p text:style-name="Preformatted_20_Text"><text:span text:style-name="Source_20_Text"><text:s text:c="2"/>useEffect(() =&gt; {</text:span></text:p>
      <text:p text:style-name="Preformatted_20_Text"><text:span text:style-name="Source_20_Text"><text:s text:c="4"/>dispatch(initializeNotes()); // Dispatch the thunk</text:span></text:p>
      <text:p text:style-name="Preformatted_20_Text"><text:span text:style-name="Source_20_Text"><text:s text:c="2"/>}, []);</text:span></text:p>
      <text:p text:style-name="Preformatted_20_Text"><text:span text:style-name="Source_20_Text"><text:s text:c="2"/>// ...</text:span></text:p>
      <text:p text:style-name="Preformatted_20_Text"><text:span text:style-name="Source_20_Text">};</text:span></text:p>
      <text:p text:style-name="P26"><text:s text:c="4"/></text:p>
      <text:p text:style-name="Text_20_body">This keeps the component cleaner, as it's unaware of the API call details.</text:p>
      <text:p text:style-name="Text_20_body">Similarly, we can create an asynchronous createNote thunk action creator. We'll remove the synchronous createNote from noteSlice.reducers if we replace it entirely.</text:p>
      <text:p text:style-name="Preformatted_20_Text"><text:s text:c="6"/><text:span text:style-name="Source_20_Text">// reducers/noteReducer.js</text:span></text:p>
      <text:p text:style-name="Preformatted_20_Text"><text:span text:style-name="Source_20_Text">// ... (noteSlice definition without createNote in reducers) ...</text:span></text:p>
      <text:p text:style-name="Preformatted_20_Text"><text:span text:style-name="Source_20_Text">// appendNote and setNotes are still useful from the slice itself.</text:span></text:p>
      <text:p text:style-name="Preformatted_20_Text"/>
      <text:p text:style-name="Preformatted_20_Text"><text:span text:style-name="Source_20_Text">export const { toggleImportanceOf, appendNote, setNotes } = noteSlice.actions;</text:span></text:p>
      <text:p text:style-name="Preformatted_20_Text"/>
      <text:p text:style-name="Preformatted_20_Text"><text:span text:style-name="Source_20_Text">export const initializeNotes = () =&gt; { /* ... as above ... */ };</text:span></text:p>
      <text:p text:style-name="Preformatted_20_Text"/>
      <text:p text:style-name="Preformatted_20_Text"><text:span text:style-name="Source_20_Text">export const createNote = content =&gt; { // This is our new async thunk</text:span></text:p>
      <text:p text:style-name="Preformatted_20_Text"><text:span text:style-name="Source_20_Text"><text:s text:c="2"/>return async dispatch =&gt; {</text:span></text:p>
      <text:p text:style-name="Preformatted_20_Text"><text:span text:style-name="Source_20_Text"><text:s text:c="4"/>const newNote = await noteService.createNew(content);</text:span></text:p>
      <text:p text:style-name="Preformatted_20_Text"><text:span text:style-name="Source_20_Text"><text:s text:c="4"/>dispatch(appendNote(newNote)); // Use appendNote from the slice</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xport default noteSlice.reducer;</text:span></text:p>
      <text:p text:style-name="P26"><text:s text:c="4"/></text:p>
      <text:p text:style-name="Text_20_body">The NewNote component's addNote function simplifies:</text:p>
      <text:p text:style-name="Preformatted_20_Text"><text:s text:c="6"/><text:span text:style-name="Source_20_Text">// components/NewNote.jsx</text:span></text:p>
      <text:p text:style-name="Preformatted_20_Text"><text:span text:style-name="Source_20_Text">import { useDispatch } from 'react-redux';</text:span></text:p>
      <text:p text:style-name="Preformatted_20_Text"><text:span text:style-name="Source_20_Text">import { createNote } from '../reducers/noteReducer'; // Import the async thunk</text:span></text:p>
      <text:p text:style-name="Preformatted_20_Text"/>
      <text:p text:style-name="Preformatted_20_Text"><text:span text:style-name="Source_20_Text">const NewNote = () =&gt; {</text:span></text:p>
      <text:p text:style-name="Preformatted_20_Text"><text:span text:style-name="Source_20_Text"><text:s text:c="2"/>const dispatch = useDispatch();</text:span></text:p>
      <text:p text:style-name="Preformatted_20_Text"><text:span text:style-name="Source_20_Text"><text:s text:c="2"/>const addNote = async (event) =&gt; {</text:span></text:p>
      <text:p text:style-name="Preformatted_20_Text"><text:span text:style-name="Source_20_Text"><text:s text:c="4"/>event.preventDefault();</text:span></text:p>
      <text:p text:style-name="Preformatted_20_Text"><text:span text:style-name="Source_20_Text"><text:s text:c="4"/>const content = event.target.note.value;</text:span></text:p>
      <text:p text:style-name="Preformatted_20_Text"><text:span text:style-name="Source_20_Text"><text:s text:c="4"/>event.target.note.value = '';</text:span></text:p>
      <text:p text:style-name="Preformatted_20_Text"><text:span text:style-name="Source_20_Text"><text:s text:c="4"/>dispatch(createNote(content)); // Dispatch the async thunk</text:span></text:p>
      <text:p text:style-name="Preformatted_20_Text"><text:span text:style-name="Source_20_Text"><text:s text:c="2"/>};</text:span></text:p>
      <text:p text:style-name="Preformatted_20_Text"><text:span text:style-name="Source_20_Text"><text:s text:c="2"/>// ...</text:span></text:p>
      <text:p text:style-name="Preformatted_20_Text"><text:span text:style-name="Source_20_Text">};</text:span></text:p>
      <text:p text:style-name="P26"><text:s text:c="4"/></text:p>
      <text:p text:style-name="Text_20_body">Finally, to better organize the project, the Redux store configuration can be moved to its own file, src/store.js:</text:p>
      <text:p text:style-name="Preformatted_20_Text"><text:s text:c="6"/><text:span text:style-name="Source_20_Text">// src/store.js</text:span></text:p>
      <text:p text:style-name="Preformatted_20_Text"><text:soft-page-break/><text:span text:style-name="Source_20_Text">import { configureStore } from '@reduxjs/toolkit';</text:span></text:p>
      <text:p text:style-name="Preformatted_20_Text"><text:span text:style-name="Source_20_Text">import noteReducer from './reducers/noteReducer';</text:span></text:p>
      <text:p text:style-name="Preformatted_20_Text"><text:span text:style-name="Source_20_Text">import filterReducer from './reducers/filterReducer';</text:span></text:p>
      <text:p text:style-name="Preformatted_20_Text"/>
      <text:p text:style-name="Preformatted_20_Text"><text:span text:style-name="Source_20_Text">const store = configureStore({</text:span></text:p>
      <text:p text:style-name="Preformatted_20_Text"><text:span text:style-name="Source_20_Text"><text:s text:c="2"/>reducer: {</text:span></text:p>
      <text:p text:style-name="Preformatted_20_Text"><text:span text:style-name="Source_20_Text"><text:s text:c="4"/>notes: noteReducer,</text:span></text:p>
      <text:p text:style-name="Preformatted_20_Text"><text:span text:style-name="Source_20_Text"><text:s text:c="4"/>filter: filterReducer</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xport default store;</text:span></text:p>
      <text:p text:style-name="P26"><text:s text:c="4"/></text:p>
      <text:p text:style-name="Text_20_body">And main.jsx becomes cleaner:</text:p>
      <text:p text:style-name="Preformatted_20_Text"><text:s text:c="6"/><text:span text:style-name="Source_20_Text">// main.jsx</text:span></text:p>
      <text:p text:style-name="Preformatted_20_Text"><text:span text:style-name="Source_20_Text">import React from 'react';</text:span></text:p>
      <text:p text:style-name="Preformatted_20_Text"><text:span text:style-name="Source_20_Text">import ReactDOM from 'react-dom/client';</text:span></text:p>
      <text:p text:style-name="Preformatted_20_Text"><text:span text:style-name="Source_20_Text">import { Provider } from 'react-redux';</text:span></text:p>
      <text:p text:style-name="Preformatted_20_Text"><text:span text:style-name="Source_20_Text">import store from './store'; // Import the configured store</text:span></text:p>
      <text:p text:style-name="Preformatted_20_Text"><text:span text:style-name="Source_20_Text">import App from './App';</text:span></text:p>
      <text:p text:style-name="Preformatted_20_Text"/>
      <text:p text:style-name="Preformatted_20_Text"><text:span text:style-name="Source_20_Text">ReactDOM.createRoot(document.getElementById('root')).render(</text:span></text:p>
      <text:p text:style-name="Preformatted_20_Text"><text:span text:style-name="Source_20_Text"><text:s text:c="2"/>&lt;Provider store={store}&gt;</text:span></text:p>
      <text:p text:style-name="Preformatted_20_Text"><text:span text:style-name="Source_20_Text"><text:s text:c="4"/>&lt;App /&gt;</text:span></text:p>
      <text:p text:style-name="Preformatted_20_Text"><text:span text:style-name="Source_20_Text"><text:s text:c="2"/>&lt;/Provider&gt;</text:span></text:p>
      <text:p text:style-name="Preformatted_20_Text"><text:span text:style-name="Source_20_Text">);</text:span></text:p>
      <text:p text:style-name="P26"><text:s text:c="4"/></text:p>
      <text:p text:style-name="P47"/>
      <text:p text:style-name="Text_20_body">Redux Toolkit also offers more advanced tools for asynchronous operations, such as createAsyncThunk and RTK Query, which can further simplify managing asynchronous state.</text:p>
      <text:p text:style-name="Text_20_body"/>
      <text:p text:style-name="Text_20_body">Okay, here are the lecture-style notes for the final chapter: "React Query, useReducer and the context."</text:p>
      <text:h text:style-name="Heading_20_2" text:outline-level="2"><text:bookmark-start text:name="__RefHeading___Toc20953_2337481427"/>React Query, useReducer and the context<text:bookmark-end text:name="__RefHeading___Toc20953_2337481427"/></text:h>
      <text:p text:style-name="Text_20_body">This chapter explores alternative state management approaches beyond what we've covered, focusing on server communication and client-side state. We'll start with a basic note application structure.</text:p>
      <text:p text:style-name="Text_20_body">Initial setup (example App.js):</text:p>
      <text:p text:style-name="Preformatted_20_Text"><text:s text:c="6"/><text:span text:style-name="Source_20_Text">const App = () =&gt; {</text:span></text:p>
      <text:p text:style-name="Preformatted_20_Text"><text:span text:style-name="Source_20_Text"><text:s text:c="2"/>const addNote = async (event) =&gt; {</text:span></text:p>
      <text:p text:style-name="Preformatted_20_Text"><text:span text:style-name="Source_20_Text"><text:s text:c="4"/>event.preventDefault();</text:span></text:p>
      <text:p text:style-name="Preformatted_20_Text"><text:span text:style-name="Source_20_Text"><text:s text:c="4"/>const content = event.target.note.value;</text:span></text:p>
      <text:p text:style-name="Preformatted_20_Text"><text:span text:style-name="Source_20_Text"><text:s text:c="4"/>event.target.note.value = '';</text:span></text:p>
      <text:p text:style-name="Preformatted_20_Text"><text:span text:style-name="Source_20_Text"><text:s text:c="4"/>console.log(content); // Placeholder</text:span></text:p>
      <text:p text:style-name="Preformatted_20_Text"><text:span text:style-name="Source_20_Text"><text:s text:c="2"/>};</text:span></text:p>
      <text:p text:style-name="Preformatted_20_Text"/>
      <text:p text:style-name="Preformatted_20_Text"><text:span text:style-name="Source_20_Text"><text:s text:c="2"/>const toggleImportance = (note) =&gt; {</text:span></text:p>
      <text:p text:style-name="Preformatted_20_Text"><text:span text:style-name="Source_20_Text"><text:s text:c="4"/>console.log('toggle importance of', note.id); // Placeholder</text:span></text:p>
      <text:p text:style-name="Preformatted_20_Text"><text:span text:style-name="Source_20_Text"><text:s text:c="2"/>};</text:span></text:p>
      <text:p text:style-name="Preformatted_20_Text"/>
      <text:p text:style-name="Preformatted_20_Text"><text:span text:style-name="Source_20_Text"><text:s text:c="2"/>const notes = []; // Placeholder</text:span></text:p>
      <text:p text:style-name="Preformatted_20_Text"><text:soft-page-break/></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gt;Notes app&lt;/h2&gt;</text:span></text:p>
      <text:p text:style-name="Preformatted_20_Text"><text:span text:style-name="Source_20_Text"><text:s text:c="6"/>&lt;form onSubmit={addNote}&gt;</text:span></text:p>
      <text:p text:style-name="Preformatted_20_Text"><text:span text:style-name="Source_20_Text"><text:s text:c="8"/>&lt;input name="note" /&gt;</text:span></text:p>
      <text:p text:style-name="Preformatted_20_Text"><text:span text:style-name="Source_20_Text"><text:s text:c="8"/>&lt;button type="submit"&gt;add&lt;/button&gt;</text:span></text:p>
      <text:p text:style-name="Preformatted_20_Text"><text:span text:style-name="Source_20_Text"><text:s text:c="6"/>&lt;/form&gt;</text:span></text:p>
      <text:p text:style-name="Preformatted_20_Text"><text:span text:style-name="Source_20_Text"><text:s text:c="6"/>{notes.map(note =&gt;</text:span></text:p>
      <text:p text:style-name="Preformatted_20_Text"><text:span text:style-name="Source_20_Text"><text:s text:c="8"/>&lt;li key={note.id} onClick={() =&gt; toggleImportance(note)}&gt;</text:span></text:p>
      <text:p text:style-name="Preformatted_20_Text"><text:span text:style-name="Source_20_Text"><text:s text:c="10"/>{note.content}</text:span></text:p>
      <text:p text:style-name="Preformatted_20_Text"><text:span text:style-name="Source_20_Text"><text:s text:c="10"/>&lt;strong&gt; {note.important ? 'important' : ''}&lt;/strong&gt;</text:span></text:p>
      <text:p text:style-name="Preformatted_20_Text"><text:span text:style-name="Source_20_Text"><text:s text:c="8"/>&lt;/li&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xport default App;</text:span></text:p>
      <text:p text:style-name="P26"><text:s text:c="4"/></text:p>
      <text:h text:style-name="Heading_20_4" text:outline-level="4"><text:bookmark-start text:name="__RefHeading___Toc20955_2337481427"/>Managing data on the server with the React Query library<text:bookmark-end text:name="__RefHeading___Toc20955_2337481427"/></text:h>
      <text:p text:style-name="Text_20_body"><text:span text:style-name="Strong_20_Emphasis">React Query</text:span> (now often called TanStack Query) is a library for managing server state in React applications. It handles fetching, caching, synchronizing, and updating server data.<text:line-break/>Install it:</text:p>
      <text:p text:style-name="Preformatted_20_Text"><text:s text:c="6"/><text:span text:style-name="Source_20_Text">npm install @tanstack/react-query</text:span></text:p>
      <text:p text:style-name="P26"><text:s text:c="4"/></text:p>
      <text:p text:style-name="Text_20_body">To make React Query available throughout the application, wrap the root App component with QueryClientProvider in main.jsx:</text:p>
      <text:p text:style-name="Preformatted_20_Text"><text:s text:c="6"/><text:span text:style-name="Source_20_Text">// main.jsx</text:span></text:p>
      <text:p text:style-name="Preformatted_20_Text"><text:span text:style-name="Source_20_Text">import React from 'react';</text:span></text:p>
      <text:p text:style-name="Preformatted_20_Text"><text:span text:style-name="Source_20_Text">import ReactDOM from 'react-dom/client';</text:span></text:p>
      <text:p text:style-name="Preformatted_20_Text"><text:span text:style-name="Source_20_Text">import { QueryClient, QueryClientProvider } from '@tanstack/react-query'; // Import</text:span></text:p>
      <text:p text:style-name="Preformatted_20_Text"><text:span text:style-name="Source_20_Text">import App from './App';</text:span></text:p>
      <text:p text:style-name="Preformatted_20_Text"/>
      <text:p text:style-name="Preformatted_20_Text"><text:span text:style-name="Source_20_Text">const queryClient = new QueryClient(); // Create a client instance</text:span></text:p>
      <text:p text:style-name="Preformatted_20_Text"/>
      <text:p text:style-name="Preformatted_20_Text"><text:span text:style-name="Source_20_Text">ReactDOM.createRoot(document.getElementById('root')).render(</text:span></text:p>
      <text:p text:style-name="Preformatted_20_Text"><text:span text:style-name="Source_20_Text"><text:s text:c="2"/>&lt;QueryClientProvider client={queryClient}&gt; {/* Provide the client */}</text:span></text:p>
      <text:p text:style-name="Preformatted_20_Text"><text:span text:style-name="Source_20_Text"><text:s text:c="4"/>&lt;App /&gt;</text:span></text:p>
      <text:p text:style-name="Preformatted_20_Text"><text:span text:style-name="Source_20_Text"><text:s text:c="2"/>&lt;/QueryClientProvider&gt;</text:span></text:p>
      <text:p text:style-name="Preformatted_20_Text"><text:span text:style-name="Source_20_Text">);</text:span></text:p>
      <text:p text:style-name="P26"><text:s text:c="4"/></text:p>
      <text:p text:style-name="Text_20_body">To fetch notes in the App component, use the useQuery hook:</text:p>
      <text:p text:style-name="Preformatted_20_Text"><text:s text:c="6"/><text:span text:style-name="Source_20_Text">// App.jsx</text:span></text:p>
      <text:p text:style-name="Preformatted_20_Text"><text:span text:style-name="Source_20_Text">import { useQuery } from '@tanstack/react-query';</text:span></text:p>
      <text:p text:style-name="Preformatted_20_Text"><text:span text:style-name="Source_20_Text">import axios from 'axios'; // Or your preferred HTTP client</text:span></text:p>
      <text:p text:style-name="Preformatted_20_Text"/>
      <text:p text:style-name="Preformatted_20_Text"><text:span text:style-name="Source_20_Text">const App = () =&gt; {</text:span></text:p>
      <text:p text:style-name="Preformatted_20_Text"><text:span text:style-name="Source_20_Text"><text:s text:c="2"/>// ... (addNote, toggleImportance placeholders)</text:span></text:p>
      <text:p text:style-name="Preformatted_20_Text"><text:span text:style-name="Source_20_Text"><text:s text:c="2"/>const result = useQuery({</text:span></text:p>
      <text:p text:style-name="Preformatted_20_Text"><text:span text:style-name="Source_20_Text"><text:s text:c="4"/>queryKey: ['notes'], // Unique key for this query</text:span></text:p>
      <text:p text:style-name="Preformatted_20_Text"><text:span text:style-name="Source_20_Text"><text:s text:c="4"/>queryFn: () =&gt; axios.get('http://localhost:3001/notes').then(res =&gt; res.data) // Function to fetch data</text:span></text:p>
      <text:p text:style-name="Preformatted_20_Text"><text:span text:style-name="Source_20_Text"><text:s text:c="2"/>});</text:span></text:p>
      <text:p text:style-name="Preformatted_20_Text"><text:soft-page-break/><text:span text:style-name="Source_20_Text"><text:s text:c="2"/>// console.log(JSON.parse(JSON.stringify(result))); // For inspecting the result object</text:span></text:p>
      <text:p text:style-name="Preformatted_20_Text"/>
      <text:p text:style-name="Preformatted_20_Text"><text:span text:style-name="Source_20_Text"><text:s text:c="2"/>if (result.isLoading) {</text:span></text:p>
      <text:p text:style-name="Preformatted_20_Text"><text:span text:style-name="Source_20_Text"><text:s text:c="4"/>return &lt;div&gt;loading data...&lt;/div&gt;;</text:span></text:p>
      <text:p text:style-name="Preformatted_20_Text"><text:span text:style-name="Source_20_Text"><text:s text:c="2"/>}</text:span></text:p>
      <text:p text:style-name="Preformatted_20_Text"><text:span text:style-name="Source_20_Text"><text:s text:c="2"/>// if (result.isError) { return &lt;div&gt;Error fetching data&lt;/div&gt;; }</text:span></text:p>
      <text:p text:style-name="Preformatted_20_Text"/>
      <text:p text:style-name="Preformatted_20_Text"><text:span text:style-name="Source_20_Text"><text:s text:c="2"/>const notes = result.data; // The fetched notes</text:span></text:p>
      <text:p text:style-name="Preformatted_20_Text"/>
      <text:p text:style-name="Preformatted_20_Text"><text:span text:style-name="Source_20_Text"><text:s text:c="2"/>return ( /* ... JSX to render notes ... */ );</text:span></text:p>
      <text:p text:style-name="Preformatted_20_Text"><text:span text:style-name="Source_20_Text">};</text:span></text:p>
      <text:p text:style-name="P26"><text:s text:c="4"/></text:p>
      <text:p text:style-name="Text_20_body">useQuery takes an options object:</text:p>
      <text:list text:style-name="L22">
        <text:list-item>
          <text:p text:style-name="P63">queryKey: An array (often a single string) that uniquely identifies this query. React Query uses this for caching.</text:p>
        </text:list-item>
        <text:list-item>
          <text:p text:style-name="P63">queryFn: An asynchronous function that fetches the data and returns a promise resolving with the data.</text:p>
        </text:list-item>
      </text:list>
      <text:p text:style-name="Text_20_body">The result object returned by useQuery contains information about the query's status (e.g., isLoading, isError, isSuccess) and the data itself. When isLoading is true, we can show a loading indicator. Once the data is fetched successfully, the component re-renders, and result.data contains the notes. This handles data fetching and state management for server data without needing useState or useEffect for this specific purpose.</text:p>
      <text:p text:style-name="Text_20_body">It's good practice to move the actual data fetching logic into a separate file (e.g., requests.js):</text:p>
      <text:p text:style-name="Preformatted_20_Text"><text:s text:c="6"/><text:span text:style-name="Source_20_Text">// requests.js</text:span></text:p>
      <text:p text:style-name="Preformatted_20_Text"><text:span text:style-name="Source_20_Text">import axios from 'axios';</text:span></text:p>
      <text:p text:style-name="Preformatted_20_Text"><text:span text:style-name="Source_20_Text">export const getNotes = () =&gt;</text:span></text:p>
      <text:p text:style-name="Preformatted_20_Text"><text:span text:style-name="Source_20_Text"><text:s text:c="2"/>axios.get('http://localhost:3001/notes').then(res =&gt; res.data);</text:span></text:p>
      <text:p text:style-name="P26"><text:s text:c="4"/></text:p>
      <text:p text:style-name="Text_20_body">Then in App.jsx:</text:p>
      <text:p text:style-name="Preformatted_20_Text"><text:s text:c="6"/><text:span text:style-name="Source_20_Text">import { getNotes } from './requests';</text:span></text:p>
      <text:p text:style-name="Preformatted_20_Text"><text:span text:style-name="Source_20_Text">// ...</text:span></text:p>
      <text:p text:style-name="Preformatted_20_Text"><text:span text:style-name="Source_20_Text">const result = useQuery({ queryKey: ['notes'], queryFn: getNotes });</text:span></text:p>
      <text:p text:style-name="P26"><text:s text:c="4"/></text:p>
      <text:h text:style-name="Heading_20_4" text:outline-level="4"><text:bookmark-start text:name="__RefHeading___Toc20957_2337481427"/>Synchronizing data to the server using React Query<text:bookmark-end text:name="__RefHeading___Toc20957_2337481427"/></text:h>
      <text:p text:style-name="Text_20_body">To create or update data on the server, React Query provides the useMutation hook.<text:line-break/>First, add a function to requests.js for creating a new note:</text:p>
      <text:p text:style-name="Preformatted_20_Text"><text:s text:c="6"/><text:span text:style-name="Source_20_Text">// requests.js</text:span></text:p>
      <text:p text:style-name="Preformatted_20_Text"><text:span text:style-name="Source_20_Text">// ... (getNotes)</text:span></text:p>
      <text:p text:style-name="Preformatted_20_Text"><text:span text:style-name="Source_20_Text">export const createNote = newNote =&gt;</text:span></text:p>
      <text:p text:style-name="Preformatted_20_Text"><text:span text:style-name="Source_20_Text"><text:s text:c="2"/>axios.post('http://localhost:3001/notes', newNote).then(res =&gt; res.data);</text:span></text:p>
      <text:p text:style-name="P26"><text:s text:c="4"/></text:p>
      <text:p text:style-name="Text_20_body">In App.jsx, define a mutation for creating notes:</text:p>
      <text:p text:style-name="Preformatted_20_Text"><text:s text:c="6"/><text:span text:style-name="Source_20_Text">import { useQuery, useMutation, useQueryClient } from '@tanstack/react-query'; // Import useMutation, useQueryClient</text:span></text:p>
      <text:p text:style-name="Preformatted_20_Text"><text:span text:style-name="Source_20_Text">import { getNotes, createNote /*, updateNote */ } from './requests';</text:span></text:p>
      <text:p text:style-name="Preformatted_20_Text"/>
      <text:p text:style-name="Preformatted_20_Text"><text:soft-page-break/><text:span text:style-name="Source_20_Text">const App = () =&gt; {</text:span></text:p>
      <text:p text:style-name="Preformatted_20_Text"><text:span text:style-name="Source_20_Text"><text:s text:c="2"/>const queryClient = useQueryClient(); // Get the query client instance</text:span></text:p>
      <text:p text:style-name="Preformatted_20_Text"/>
      <text:p text:style-name="Preformatted_20_Text"><text:span text:style-name="Source_20_Text"><text:s text:c="2"/>const newNoteMutation = useMutation({</text:span></text:p>
      <text:p text:style-name="Preformatted_20_Text"><text:span text:style-name="Source_20_Text"><text:s text:c="4"/>mutationFn: createNote, // The function that performs the mutation</text:span></text:p>
      <text:p text:style-name="Preformatted_20_Text"><text:span text:style-name="Source_20_Text"><text:s text:c="4"/>onSuccess: (newlyCreatedNote) =&gt; {</text:span></text:p>
      <text:p text:style-name="Preformatted_20_Text"><text:span text:style-name="Source_20_Text"><text:s text:c="6"/>// Option 1: Invalidate the 'notes' query to refetch</text:span></text:p>
      <text:p text:style-name="Preformatted_20_Text"><text:span text:style-name="Source_20_Text"><text:s text:c="6"/>queryClient.invalidateQueries({ queryKey: ['notes'] });</text:span></text:p>
      <text:p text:style-name="Preformatted_20_Text"/>
      <text:p text:style-name="Preformatted_20_Text"><text:span text:style-name="Source_20_Text"><text:s text:c="6"/>// Option 2 (Optimistic Update): Manually update the local cache</text:span></text:p>
      <text:p text:style-name="Preformatted_20_Text"><text:span text:style-name="Source_20_Text"><text:s text:c="6"/>// const notes = queryClient.getQueryData(['notes']);</text:span></text:p>
      <text:p text:style-name="Preformatted_20_Text"><text:span text:style-name="Source_20_Text"><text:s text:c="6"/>// queryClient.setQueryData(['notes'], notes.concat(newlyCreatedNote));</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addNote = async (event) =&gt; {</text:span></text:p>
      <text:p text:style-name="Preformatted_20_Text"><text:span text:style-name="Source_20_Text"><text:s text:c="4"/>event.preventDefault();</text:span></text:p>
      <text:p text:style-name="Preformatted_20_Text"><text:span text:style-name="Source_20_Text"><text:s text:c="4"/>const content = event.target.note.value;</text:span></text:p>
      <text:p text:style-name="Preformatted_20_Text"><text:span text:style-name="Source_20_Text"><text:s text:c="4"/>event.target.note.value = '';</text:span></text:p>
      <text:p text:style-name="Preformatted_20_Text"><text:span text:style-name="Source_20_Text"><text:s text:c="4"/>newNoteMutation.mutate({ content, important: true }); // Call mutate to execute</text:span></text:p>
      <text:p text:style-name="Preformatted_20_Text"><text:span text:style-name="Source_20_Text"><text:s text:c="2"/>};</text:span></text:p>
      <text:p text:style-name="Preformatted_20_Text"/>
      <text:p text:style-name="Preformatted_20_Text"><text:span text:style-name="Source_20_Text"><text:s text:c="2"/>// ... (useQuery for notes) ...</text:span></text:p>
      <text:p text:style-name="Preformatted_20_Text"><text:span text:style-name="Source_20_Text"><text:s text:c="2"/>// ... (JSX) ...</text:span></text:p>
      <text:p text:style-name="Preformatted_20_Text"><text:span text:style-name="Source_20_Text">};</text:span></text:p>
      <text:p text:style-name="P26"><text:s text:c="4"/></text:p>
      <text:p text:style-name="Text_20_body">useMutation takes a mutationFn (the function that sends data to the server). The mutate function (returned by useMutation) is called to trigger the mutation.<text:line-break/>After a successful mutation, the local cache needs to be updated. This can be done by:</text:p>
      <text:list text:style-name="L23">
        <text:list-item>
          <text:p text:style-name="P64"><text:span text:style-name="Strong_20_Emphasis">Invalidating the query</text:span>: queryClient.invalidateQueries({ queryKey: ['notes'] }) tells React Query that the data associated with the 'notes' key is stale, causing it to refetch.</text:p>
        </text:list-item>
        <text:list-item>
          <text:p text:style-name="P64"><text:span text:style-name="Strong_20_Emphasis">Manual update (optimistic update)</text:span>: The onSuccess callback receives the data returned by the mutationFn. We can use queryClient.getQueryData(['notes']) to get the current cached notes and queryClient.setQueryData(['notes'], updatedNotesArray) to update the cache directly, avoiding an immediate refetch.</text:p>
        </text:list-item>
      </text:list>
      <text:p text:style-name="Text_20_body">Similarly, for updating a note (e.g., toggling importance):<text:line-break/>Add updateNote to requests.js:</text:p>
      <text:p text:style-name="Preformatted_20_Text"><text:s text:c="6"/><text:span text:style-name="Source_20_Text">// requests.js</text:span></text:p>
      <text:p text:style-name="Preformatted_20_Text"><text:span text:style-name="Source_20_Text">// ...</text:span></text:p>
      <text:p text:style-name="Preformatted_20_Text"><text:span text:style-name="Source_20_Text">export const updateNote = updatedNote =&gt;</text:span></text:p>
      <text:p text:style-name="Preformatted_20_Text"><text:span text:style-name="Source_20_Text"><text:s text:c="2"/>axios.put(`http://localhost:3001/notes/${updatedNote.id}`, updatedNote).then(res =&gt; res.data);</text:span></text:p>
      <text:p text:style-name="P26"><text:s text:c="4"/></text:p>
      <text:p text:style-name="Text_20_body">And in App.jsx:</text:p>
      <text:p text:style-name="Preformatted_20_Text"><text:s text:c="6"/><text:span text:style-name="Source_20_Text">const updateNoteMutation = useMutation({</text:span></text:p>
      <text:p text:style-name="Preformatted_20_Text"><text:span text:style-name="Source_20_Text"><text:s text:c="2"/>mutationFn: updateNote,</text:span></text:p>
      <text:p text:style-name="Preformatted_20_Text"><text:span text:style-name="Source_20_Text"><text:s text:c="2"/>onSuccess: () =&gt; {</text:span></text:p>
      <text:p text:style-name="Preformatted_20_Text"><text:span text:style-name="Source_20_Text"><text:s text:c="4"/>queryClient.invalidateQueries({ queryKey: ['notes'] });</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const toggleImportance = (note) =&gt; {</text:span></text:p>
      <text:p text:style-name="Preformatted_20_Text"><text:soft-page-break/><text:span text:style-name="Source_20_Text"><text:s text:c="2"/>updateNoteMutation.mutate({ ...note, important: !note.important });</text:span></text:p>
      <text:p text:style-name="Preformatted_20_Text"><text:span text:style-name="Source_20_Text">};</text:span></text:p>
      <text:p text:style-name="P26"><text:s text:c="4"/></text:p>
      <text:h text:style-name="Heading_20_4" text:outline-level="4"><text:bookmark-start text:name="__RefHeading___Toc20959_2337481427"/>Optimizing the performance<text:bookmark-end text:name="__RefHeading___Toc20959_2337481427"/></text:h>
      <text:p text:style-name="Text_20_body">Invalidating queries causes a refetch, which might be an extra HTTP GET request. If performance is critical and the server returns the updated/created item, manually updating the query cache in onSuccess (using queryClient.setQueryData) can avoid this refetch.</text:p>
      <text:p text:style-name="Text_20_body">React Query also refetches data on window focus by default for queries marked as stale. This can be disabled per query:</text:p>
      <text:p text:style-name="Preformatted_20_Text"><text:s text:c="6"/><text:span text:style-name="Source_20_Text">const result = useQuery({</text:span></text:p>
      <text:p text:style-name="Preformatted_20_Text"><text:span text:style-name="Source_20_Text"><text:s text:c="2"/>queryKey: ['notes'],</text:span></text:p>
      <text:p text:style-name="Preformatted_20_Text"><text:span text:style-name="Source_20_Text"><text:s text:c="2"/>queryFn: getNotes,</text:span></text:p>
      <text:p text:style-name="Preformatted_20_Text"><text:span text:style-name="Source_20_Text"><text:s text:c="2"/>refetchOnWindowFocus: false // Disable refetch on window focus</text:span></text:p>
      <text:p text:style-name="Preformatted_20_Text"><text:span text:style-name="Source_20_Text">});</text:span></text:p>
      <text:p text:style-name="P26"><text:s text:c="4"/></text:p>
      <text:p text:style-name="Text_20_body">React Query is a <text:span text:style-name="Strong_20_Emphasis">server-state library</text:span>, excellent for managing asynchronous data from a server. It simplifies fetching, caching, and synchronization. It doesn't replace client-state libraries (like Redux or Zustand) entirely, as applications often have client-side state (forms, UI state, notifications) that React Query isn't designed for.</text:p>
      <text:h text:style-name="Heading_20_4" text:outline-level="4"><text:bookmark-start text:name="__RefHeading___Toc20961_2337481427"/>useReducer<text:bookmark-end text:name="__RefHeading___Toc20961_2337481427"/></text:h>
      <text:p text:style-name="Text_20_body">Even with React Query handling server state, we might need a solution for complex client-side state. React's built-in useReducer hook provides a Redux-like state management mechanism within a component or a local context.<text:line-break/>Example: A simple counter.</text:p>
      <text:p text:style-name="Preformatted_20_Text"><text:s text:c="6"/><text:span text:style-name="Source_20_Text">import { useReducer } from 'react';</text:span></text:p>
      <text:p text:style-name="Preformatted_20_Text"/>
      <text:p text:style-name="Preformatted_20_Text"><text:span text:style-name="Source_20_Text">const counterReducer = (state, action) =&gt; {</text:span></text:p>
      <text:p text:style-name="Preformatted_20_Text"><text:span text:style-name="Source_20_Text"><text:s text:c="2"/>switch (action.type) {</text:span></text:p>
      <text:p text:style-name="Preformatted_20_Text"><text:span text:style-name="Source_20_Text"><text:s text:c="4"/>case "INC": return state + 1;</text:span></text:p>
      <text:p text:style-name="Preformatted_20_Text"><text:span text:style-name="Source_20_Text"><text:s text:c="4"/>case "DEC": return state - 1;</text:span></text:p>
      <text:p text:style-name="Preformatted_20_Text"><text:span text:style-name="Source_20_Text"><text:s text:c="4"/>case "ZERO": return 0;</text:span></text:p>
      <text:p text:style-name="Preformatted_20_Text"><text:span text:style-name="Source_20_Text"><text:s text:c="4"/>default: return state;</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const App = () =&gt; {</text:span></text:p>
      <text:p text:style-name="Preformatted_20_Text"><text:span text:style-name="Source_20_Text"><text:s text:c="2"/>const [counter, counterDispatch] = useReducer(counterReducer, 0); // (reducer, initialState)</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div&gt;{counter}&lt;/div&gt;</text:span></text:p>
      <text:p text:style-name="Preformatted_20_Text"><text:span text:style-name="Source_20_Text"><text:s text:c="6"/>&lt;div&gt;</text:span></text:p>
      <text:p text:style-name="Preformatted_20_Text"><text:span text:style-name="Source_20_Text"><text:s text:c="8"/>&lt;button onClick={() =&gt; counterDispatch({ type: "INC" })}&gt;+&lt;/button&gt;</text:span></text:p>
      <text:p text:style-name="Preformatted_20_Text"><text:span text:style-name="Source_20_Text"><text:s text:c="8"/>&lt;button onClick={() =&gt; counterDispatch({ type: "DEC" })}&gt;-&lt;/button&gt;</text:span></text:p>
      <text:p text:style-name="Preformatted_20_Text"><text:span text:style-name="Source_20_Text"><text:s text:c="8"/>&lt;button onClick={() =&gt; counterDispatch({ type: "ZERO" })}&gt;0&lt;/button&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xport default App;</text:span></text:p>
      <text:p text:style-name="P26"><text:soft-page-break/><text:s text:c="4"/></text:p>
      <text:p text:style-name="Text_20_body">useReducer returns an array with the current state and a dispatch function. The reducer function is similar to Redux reducers, taking state and action and returning a new state.</text:p>
      <text:h text:style-name="Heading_20_4" text:outline-level="4"><text:bookmark-start text:name="__RefHeading___Toc20963_2337481427"/>Using context for passing the state to components<text:bookmark-end text:name="__RefHeading___Toc20963_2337481427"/></text:h>
      <text:p text:style-name="Text_20_body">If the state managed by useReducer (or useState) needs to be shared across many components, passing it down via props can lead to "prop drilling." React's <text:span text:style-name="Strong_20_Emphasis">Context API</text:span> offers a way to share values like state and dispatch functions without explicit prop passing.</text:p>
      <text:list text:style-name="L24">
        <text:list-item>
          <text:p text:style-name="P65"><text:span text:style-name="Strong_20_Emphasis">Create a Context</text:span>:</text:p>
          <text:p text:style-name="P66"><text:s text:c="6"/><text:span text:style-name="Source_20_Text">// CounterContext.jsx</text:span></text:p>
          <text:p text:style-name="P66"><text:span text:style-name="Source_20_Text">import { createContext } from 'react';</text:span></text:p>
          <text:p text:style-name="P66"><text:span text:style-name="Source_20_Text">const CounterContext = createContext();</text:span></text:p>
          <text:p text:style-name="P66"><text:span text:style-name="Source_20_Text">export default CounterContext;</text:span></text:p>
          <text:p text:style-name="P67"><text:s text:c="4"/></text:p>
        </text:list-item>
        <text:list-item>
          <text:p text:style-name="P65"><text:span text:style-name="Strong_20_Emphasis">Provide the Context</text:span>: In a parent component (e.g., App.js), wrap child components with &lt;ContextName.Provider&gt; and pass the desired value.</text:p>
          <text:p text:style-name="P66"><text:s text:c="6"/><text:span text:style-name="Source_20_Text">// App.js</text:span></text:p>
          <text:p text:style-name="P66"><text:span text:style-name="Source_20_Text">import CounterContext from './CounterContext';</text:span></text:p>
          <text:p text:style-name="P66"><text:span text:style-name="Source_20_Text">// ... (useReducer setup) ...</text:span></text:p>
          <text:p text:style-name="P66"><text:span text:style-name="Source_20_Text">return (</text:span></text:p>
          <text:p text:style-name="P66"><text:span text:style-name="Source_20_Text"><text:s text:c="2"/>&lt;CounterContext.Provider value={[counter, counterDispatch]}&gt;</text:span></text:p>
          <text:p text:style-name="P66"><text:span text:style-name="Source_20_Text"><text:s text:c="4"/>&lt;Display /&gt;</text:span></text:p>
          <text:p text:style-name="P66"><text:span text:style-name="Source_20_Text"><text:s text:c="4"/>{/* ... Buttons ... */}</text:span></text:p>
          <text:p text:style-name="P66"><text:span text:style-name="Source_20_Text"><text:s text:c="2"/>&lt;/CounterContext.Provider&gt;</text:span></text:p>
          <text:p text:style-name="P66"><text:span text:style-name="Source_20_Text">);</text:span></text:p>
          <text:p text:style-name="P67"><text:s text:c="4"/></text:p>
        </text:list-item>
        <text:list-item>
          <text:p text:style-name="P65"><text:span text:style-name="Strong_20_Emphasis">Consume the Context</text:span>: Child components use the useContext hook to access the value.</text:p>
          <text:p text:style-name="P66"><text:s text:c="6"/><text:span text:style-name="Source_20_Text">// components/Display.jsx</text:span></text:p>
          <text:p text:style-name="P66"><text:span text:style-name="Source_20_Text">import { useContext } from 'react';</text:span></text:p>
          <text:p text:style-name="P66"><text:span text:style-name="Source_20_Text">import CounterContext from '../CounterContext';</text:span></text:p>
          <text:p text:style-name="P66"/>
          <text:p text:style-name="P66"><text:span text:style-name="Source_20_Text">const Display = () =&gt; {</text:span></text:p>
          <text:p text:style-name="P66"><text:span text:style-name="Source_20_Text"><text:s text:c="2"/>const [counter] = useContext(CounterContext); // Destructure from the provided value</text:span></text:p>
          <text:p text:style-name="P66"><text:span text:style-name="Source_20_Text"><text:s text:c="2"/>return &lt;div&gt;{counter}&lt;/div&gt;;</text:span></text:p>
          <text:p text:style-name="P66"><text:span text:style-name="Source_20_Text">};</text:span></text:p>
          <text:p text:style-name="P67"><text:s text:c="4"/></text:p>
          <text:p text:style-name="P66"><text:s text:c="6"/><text:span text:style-name="Source_20_Text">// components/Button.jsx</text:span></text:p>
          <text:p text:style-name="P66"><text:span text:style-name="Source_20_Text">import { useContext } from 'react';</text:span></text:p>
          <text:p text:style-name="P66"><text:span text:style-name="Source_20_Text">import CounterContext from '../CounterContext';</text:span></text:p>
          <text:p text:style-name="P66"/>
          <text:p text:style-name="P66"><text:span text:style-name="Source_20_Text">const Button = ({ type, label }) =&gt; {</text:span></text:p>
          <text:p text:style-name="P66"><text:span text:style-name="Source_20_Text"><text:s text:c="2"/>const [, dispatch] = useContext(CounterContext); // Only need dispatch here</text:span></text:p>
          <text:p text:style-name="P66"><text:span text:style-name="Source_20_Text"><text:s text:c="2"/>return &lt;button onClick={() =&gt; dispatch({ type })}&gt;{label}&lt;/button&gt;;</text:span></text:p>
          <text:p text:style-name="P66"><text:span text:style-name="Source_20_Text">};</text:span></text:p>
          <text:p text:style-name="P67"><text:s text:c="4"/></text:p>
        </text:list-item>
      </text:list>
      <text:h text:style-name="Heading_20_4" text:outline-level="4"><text:bookmark-start text:name="__RefHeading___Toc20965_2337481427"/>Defining the counter context in a separate file<text:bookmark-end text:name="__RefHeading___Toc20965_2337481427"/></text:h>
      <text:p text:style-name="Text_20_body">To encapsulate context logic, create a dedicated context provider component.</text:p>
      <text:p text:style-name="Preformatted_20_Text"><text:soft-page-break/><text:s text:c="6"/><text:span text:style-name="Source_20_Text">// CounterContext.jsx</text:span></text:p>
      <text:p text:style-name="Preformatted_20_Text"><text:span text:style-name="Source_20_Text">import { createContext, useReducer, useContext } from 'react';</text:span></text:p>
      <text:p text:style-name="Preformatted_20_Text"/>
      <text:p text:style-name="Preformatted_20_Text"><text:span text:style-name="Source_20_Text">const counterReducer = (state, action) =&gt; { /* ... */ };</text:span></text:p>
      <text:p text:style-name="Preformatted_20_Text"><text:span text:style-name="Source_20_Text">const CounterContext = createContext();</text:span></text:p>
      <text:p text:style-name="Preformatted_20_Text"/>
      <text:p text:style-name="Preformatted_20_Text"><text:span text:style-name="Source_20_Text">export const CounterContextProvider = (props) =&gt; {</text:span></text:p>
      <text:p text:style-name="Preformatted_20_Text"><text:span text:style-name="Source_20_Text"><text:s text:c="2"/>const [counter, counterDispatch] = useReducer(counterReducer, 0);</text:span></text:p>
      <text:p text:style-name="Preformatted_20_Text"><text:span text:style-name="Source_20_Text"><text:s text:c="2"/>return (</text:span></text:p>
      <text:p text:style-name="Preformatted_20_Text"><text:span text:style-name="Source_20_Text"><text:s text:c="4"/>&lt;CounterContext.Provider value={[counter, counterDispatch]}&gt;</text:span></text:p>
      <text:p text:style-name="Preformatted_20_Text"><text:span text:style-name="Source_20_Text"><text:s text:c="6"/>{props.children} {/* Render children wrapped by the provider */}</text:span></text:p>
      <text:p text:style-name="Preformatted_20_Text"><text:span text:style-name="Source_20_Text"><text:s text:c="4"/>&lt;/CounterContext.Provider&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 Custom hooks for consuming specific parts of the context</text:span></text:p>
      <text:p text:style-name="Preformatted_20_Text"><text:span text:style-name="Source_20_Text">export const useCounterValue = () =&gt; {</text:span></text:p>
      <text:p text:style-name="Preformatted_20_Text"><text:span text:style-name="Source_20_Text"><text:s text:c="2"/>const valueAndDispatch = useContext(CounterContext);</text:span></text:p>
      <text:p text:style-name="Preformatted_20_Text"><text:span text:style-name="Source_20_Text"><text:s text:c="2"/>return valueAndDispatch[0];</text:span></text:p>
      <text:p text:style-name="Preformatted_20_Text"><text:span text:style-name="Source_20_Text">};</text:span></text:p>
      <text:p text:style-name="Preformatted_20_Text"/>
      <text:p text:style-name="Preformatted_20_Text"><text:span text:style-name="Source_20_Text">export const useCounterDispatch = () =&gt; {</text:span></text:p>
      <text:p text:style-name="Preformatted_20_Text"><text:span text:style-name="Source_20_Text"><text:s text:c="2"/>const valueAndDispatch = useContext(CounterContext);</text:span></text:p>
      <text:p text:style-name="Preformatted_20_Text"><text:span text:style-name="Source_20_Text"><text:s text:c="2"/>return valueAndDispatch[1];</text:span></text:p>
      <text:p text:style-name="Preformatted_20_Text"><text:span text:style-name="Source_20_Text">};</text:span></text:p>
      <text:p text:style-name="Preformatted_20_Text"/>
      <text:p text:style-name="Preformatted_20_Text"><text:span text:style-name="Source_20_Text">export default CounterContext; // Export context itself if needed elsewhere directly</text:span></text:p>
      <text:p text:style-name="P26"><text:s text:c="4"/></text:p>
      <text:p text:style-name="Text_20_body">Then, wrap the application with CounterContextProvider in main.jsx:</text:p>
      <text:p text:style-name="Preformatted_20_Text"><text:s text:c="6"/><text:span text:style-name="Source_20_Text">// main.jsx</text:span></text:p>
      <text:p text:style-name="Preformatted_20_Text"><text:span text:style-name="Source_20_Text">import { CounterContextProvider } from './CounterContext';</text:span></text:p>
      <text:p text:style-name="Preformatted_20_Text"><text:span text:style-name="Source_20_Text">ReactDOM.createRoot(document.getElementById('root')).render(</text:span></text:p>
      <text:p text:style-name="Preformatted_20_Text"><text:span text:style-name="Source_20_Text"><text:s text:c="2"/>&lt;CounterContextProvider&gt;</text:span></text:p>
      <text:p text:style-name="Preformatted_20_Text"><text:span text:style-name="Source_20_Text"><text:s text:c="4"/>&lt;App /&gt;</text:span></text:p>
      <text:p text:style-name="Preformatted_20_Text"><text:span text:style-name="Source_20_Text"><text:s text:c="2"/>&lt;/CounterContextProvider&gt;</text:span></text:p>
      <text:p text:style-name="Preformatted_20_Text"><text:span text:style-name="Source_20_Text">);</text:span></text:p>
      <text:p text:style-name="P26"><text:s text:c="4"/></text:p>
      <text:p text:style-name="Text_20_body">Components can now use the custom hooks useCounterValue and useCounterDispatch for more targeted access to the context, making their code cleaner. These custom hooks must start with use because they call useContext internally.</text:p>
      <text:h text:style-name="Heading_20_4" text:outline-level="4"><text:bookmark-start text:name="__RefHeading___Toc20967_2337481427"/>Which state management solution to choose?<text:bookmark-end text:name="__RefHeading___Toc20967_2337481427"/></text:h>
      <text:list text:style-name="L25">
        <text:list-item>
          <text:p text:style-name="P68"><text:span text:style-name="Strong_20_Emphasis">useState</text:span>: Good for simple local component state. Can lead to prop drilling if state needs to be shared widely.</text:p>
        </text:list-item>
        <text:list-item>
          <text:p text:style-name="P68"><text:span text:style-name="Strong_20_Emphasis">React Query</text:span>: Excellent for managing server state (fetching, caching, updates). Can reduce the need to store server data in client-side state.</text:p>
        </text:list-item>
        <text:list-item>
          <text:p text:style-name="P68"><text:span text:style-name="Strong_20_Emphasis">Context API (+ useState or useReducer)</text:span>: Good for avoiding prop drilling for client-side state that needs to be accessed by many components. useReducer is suitable for more complex state logic than useState.</text:p>
        </text:list-item>
        <text:list-item>
          <text:p text:style-name="P68"><text:soft-page-break/><text:span text:style-name="Strong_20_Emphasis">Redux (with Redux Toolkit)</text:span>: A robust solution for complex global client-side state management, implementing the Flux architecture. Redux Toolkit significantly reduces boilerplate.</text:p>
        </text:list-item>
      </text:list>
      <text:p text:style-name="Text_20_body">The choice depends on the application's complexity and specific needs. Often, a combination of these tools is used (e.g., React Query for server state, Context/useState/useReducer for local/UI state, and Redux for more complex global client state). There's no single "correct" answer, and solutions might evolve as an application grows.</text:p>
      <text:p text:style-name="Text_20_body"/>
      <text:h text:style-name="Heading_20_1" text:outline-level="1"><text:bookmark-start text:name="__RefHeading___Toc28891_2405230766"/>Part 7<text:bookmark-end text:name="__RefHeading___Toc28891_2405230766"/></text:h>
      <text:p text:style-name="Text_20_body"/>
      <text:h text:style-name="Heading_20_2" text:outline-level="2"><text:bookmark-start text:name="__RefHeading___Toc28893_2405230766"/>React Router<text:bookmark-end text:name="__RefHeading___Toc28893_2405230766"/></text:h>
      <text:p text:style-name="Text_20_body">This section covers client-side routing in React applications, moving beyond basic state-managed views to a more robust solution using the React Router library.</text:p>
      <text:h text:style-name="Heading_20_3" text:outline-level="3"><text:bookmark-start text:name="__RefHeading___Toc28895_2405230766"/>Application Navigation Structure (The Need for Routing)<text:bookmark-end text:name="__RefHeading___Toc28895_2405230766"/></text:h>
      <text:p text:style-name="Text_20_body">Traditional web applications change views by making HTTP GET requests to the server, which then renders new HTML. Single-Page Applications (SPAs), however, manage views client-side, creating an "illusion" of different pages. While HTTP requests might be made, they are typically for fetching JSON data, not entire HTML pages.</text:p>
      <text:p text:style-name="Text_20_body">A simple navigation system can be built in React using component state to determine which view to render.</text:p>
      <text:p text:style-name="Text_20_body"><text:span text:style-name="Strong_20_Emphasis">Example: Manual View Switching with useState</text:span></text:p>
      <text:p text:style-name="Preformatted_20_Text"><text:s text:c="6"/><text:span text:style-name="Source_20_Text">import { useState } <text:s/>from 'react'</text:span></text:p>
      <text:p text:style-name="Preformatted_20_Text"><text:span text:style-name="Source_20_Text">import ReactDOM from 'react-dom/client'</text:span></text:p>
      <text:p text:style-name="Preformatted_20_Text"/>
      <text:p text:style-name="Preformatted_20_Text"><text:span text:style-name="Source_20_Text">const Home = () =&gt; (</text:span></text:p>
      <text:p text:style-name="Preformatted_20_Text"><text:span text:style-name="Source_20_Text"><text:s text:c="2"/>&lt;div&gt; &lt;h2&gt;TKTL notes app&lt;/h2&gt; &lt;/div&gt;</text:span></text:p>
      <text:p text:style-name="Preformatted_20_Text"><text:span text:style-name="Source_20_Text">)</text:span></text:p>
      <text:p text:style-name="Preformatted_20_Text"/>
      <text:p text:style-name="Preformatted_20_Text"><text:span text:style-name="Source_20_Text">const Notes = () =&gt; (</text:span></text:p>
      <text:p text:style-name="Preformatted_20_Text"><text:span text:style-name="Source_20_Text"><text:s text:c="2"/>&lt;div&gt; &lt;h2&gt;Notes&lt;/h2&gt; &lt;/div&gt;</text:span></text:p>
      <text:p text:style-name="Preformatted_20_Text"><text:span text:style-name="Source_20_Text">)</text:span></text:p>
      <text:p text:style-name="Preformatted_20_Text"/>
      <text:p text:style-name="Preformatted_20_Text"><text:span text:style-name="Source_20_Text">const Users = () =&gt; (</text:span></text:p>
      <text:p text:style-name="Preformatted_20_Text"><text:span text:style-name="Source_20_Text"><text:s text:c="2"/>&lt;div&gt; &lt;h2&gt;Users&lt;/h2&gt; &lt;/div&gt;</text:span></text:p>
      <text:p text:style-name="Preformatted_20_Text"><text:span text:style-name="Source_20_Text">)</text:span></text:p>
      <text:p text:style-name="Preformatted_20_Text"/>
      <text:p text:style-name="Preformatted_20_Text"><text:span text:style-name="Source_20_Text">const App = () =&gt; {</text:span></text:p>
      <text:p text:style-name="Preformatted_20_Text"><text:span text:style-name="Source_20_Text"><text:s text:c="2"/>const [page, setPage] = useState('home')</text:span></text:p>
      <text:p text:style-name="Preformatted_20_Text"/>
      <text:p text:style-name="Preformatted_20_Text"><text:span text:style-name="Source_20_Text"><text:s text:c="2"/>const toPage = (page) =&gt; (event) =&gt; {</text:span></text:p>
      <text:p text:style-name="Preformatted_20_Text"><text:span text:style-name="Source_20_Text"><text:s text:c="4"/>event.preventDefault()</text:span></text:p>
      <text:p text:style-name="Preformatted_20_Text"><text:span text:style-name="Source_20_Text"><text:s text:c="4"/>setPage(page)</text:span></text:p>
      <text:p text:style-name="Preformatted_20_Text"><text:span text:style-name="Source_20_Text"><text:s text:c="2"/>}</text:span></text:p>
      <text:p text:style-name="Preformatted_20_Text"/>
      <text:p text:style-name="Preformatted_20_Text"><text:span text:style-name="Source_20_Text"><text:s text:c="2"/>const content = () =&gt; {</text:span></text:p>
      <text:p text:style-name="Preformatted_20_Text"><text:span text:style-name="Source_20_Text"><text:s text:c="4"/>if (page === 'home') {</text:span></text:p>
      <text:p text:style-name="Preformatted_20_Text"><text:soft-page-break/><text:span text:style-name="Source_20_Text"><text:s text:c="6"/>return &lt;Home /&gt;</text:span></text:p>
      <text:p text:style-name="Preformatted_20_Text"><text:span text:style-name="Source_20_Text"><text:s text:c="4"/>} else if (page === 'notes') {</text:span></text:p>
      <text:p text:style-name="Preformatted_20_Text"><text:span text:style-name="Source_20_Text"><text:s text:c="6"/>return &lt;Notes /&gt;</text:span></text:p>
      <text:p text:style-name="Preformatted_20_Text"><text:span text:style-name="Source_20_Text"><text:s text:c="4"/>} else if (page === 'users') {</text:span></text:p>
      <text:p text:style-name="Preformatted_20_Text"><text:span text:style-name="Source_20_Text"><text:s text:c="6"/>return &lt;Users /&gt;</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padding = {</text:span></text:p>
      <text:p text:style-name="Preformatted_20_Text"><text:span text:style-name="Source_20_Text"><text:s text:c="4"/>padding: 5</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div&gt;</text:span></text:p>
      <text:p text:style-name="Preformatted_20_Text"><text:span text:style-name="Source_20_Text"><text:s text:c="8"/>&lt;a href="" onClick={toPage('home')} style={padding}&gt;</text:span></text:p>
      <text:p text:style-name="Preformatted_20_Text"><text:span text:style-name="Source_20_Text"><text:s text:c="10"/>home</text:span></text:p>
      <text:p text:style-name="Preformatted_20_Text"><text:span text:style-name="Source_20_Text"><text:s text:c="8"/>&lt;/a&gt;</text:span></text:p>
      <text:p text:style-name="Preformatted_20_Text"><text:span text:style-name="Source_20_Text"><text:s text:c="8"/>&lt;a href="" onClick={toPage('notes')} style={padding}&gt;</text:span></text:p>
      <text:p text:style-name="Preformatted_20_Text"><text:span text:style-name="Source_20_Text"><text:s text:c="10"/>notes</text:span></text:p>
      <text:p text:style-name="Preformatted_20_Text"><text:span text:style-name="Source_20_Text"><text:s text:c="8"/>&lt;/a&gt;</text:span></text:p>
      <text:p text:style-name="Preformatted_20_Text"><text:span text:style-name="Source_20_Text"><text:s text:c="8"/>&lt;a href="" onClick={toPage('users')} style={padding}&gt;</text:span></text:p>
      <text:p text:style-name="Preformatted_20_Text"><text:span text:style-name="Source_20_Text"><text:s text:c="10"/>users</text:span></text:p>
      <text:p text:style-name="Preformatted_20_Text"><text:span text:style-name="Source_20_Text"><text:s text:c="8"/>&lt;/a&gt;</text:span></text:p>
      <text:p text:style-name="Preformatted_20_Text"><text:span text:style-name="Source_20_Text"><text:s text:c="6"/>&lt;/div&gt;</text:span></text:p>
      <text:p text:style-name="Preformatted_20_Text"/>
      <text:p text:style-name="Preformatted_20_Text"><text:span text:style-name="Source_20_Text"><text:s text:c="6"/>{conten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ReactDOM.createRoot(document.getElementById('root')).render(&lt;App /&gt;)</text:span></text:p>
      <text:p text:style-name="P26"><text:s text:c="4"/></text:p>
      <text:p text:style-name="Text_20_body"><text:span text:style-name="Strong_20_Emphasis">Drawbacks of Manual View Switching:</text:span></text:p>
      <text:list text:style-name="L26">
        <text:list-item>
          <text:p text:style-name="P69"><text:span text:style-name="Strong_20_Emphasis">URL Remains Static:</text:span> The browser's address bar does not change, making bookmarking specific views impossible.</text:p>
        </text:list-item>
        <text:list-item>
          <text:p text:style-name="P69"><text:span text:style-name="Strong_20_Emphasis">Back Button Issues:</text:span> The browser's back button does not navigate to the previously displayed view within the app but to a different page entirely.</text:p>
        </text:list-item>
        <text:list-item>
          <text:p text:style-name="P69"><text:span text:style-name="Strong_20_Emphasis">Scalability:</text:span> Managing navigation becomes overly complicated as the application grows (e.g., views for individual users or notes).</text:p>
        </text:list-item>
      </text:list>
      <text:h text:style-name="Heading_20_3" text:outline-level="3"><text:bookmark-start text:name="__RefHeading___Toc28897_2405230766"/>React Router<text:bookmark-end text:name="__RefHeading___Toc28897_2405230766"/></text:h>
      <text:p text:style-name="Text_20_body">React Router is a library that provides a comprehensive solution for managing navigation in React applications.</text:p>
      <text:p text:style-name="Text_20_body"><text:span text:style-name="Strong_20_Emphasis">Installation:</text:span></text:p>
      <text:p text:style-name="Preformatted_20_Text"><text:s text:c="6"/><text:span text:style-name="Source_20_Text">npm install react-router-dom</text:span></text:p>
      <text:p text:style-name="P26"><text:s text:c="4"/></text:p>
      <text:p text:style-name="Text_20_body"><text:span text:style-name="Strong_20_Emphasis">Basic Implementation with React Router:</text:span></text:p>
      <text:p text:style-name="Text_20_body">The core components for setting up routing are BrowserRouter (often aliased as Router), Routes, Route, and Link.</text:p>
      <text:p text:style-name="Preformatted_20_Text"><text:s text:c="6"/><text:span text:style-name="Source_20_Text">import {</text:span></text:p>
      <text:p text:style-name="Preformatted_20_Text"><text:soft-page-break/><text:span text:style-name="Source_20_Text"><text:s text:c="2"/>BrowserRouter as Router,</text:span></text:p>
      <text:p text:style-name="Preformatted_20_Text"><text:span text:style-name="Source_20_Text"><text:s text:c="2"/>Routes, Route, Link</text:span></text:p>
      <text:p text:style-name="Preformatted_20_Text"><text:span text:style-name="Source_20_Text">} from 'react-router-dom'</text:span></text:p>
      <text:p text:style-name="Preformatted_20_Text"/>
      <text:p text:style-name="Preformatted_20_Text"><text:span text:style-name="Source_20_Text">// Home, Notes, Users components remain the same as above</text:span></text:p>
      <text:p text:style-name="Preformatted_20_Text"/>
      <text:p text:style-name="Preformatted_20_Text"><text:span text:style-name="Source_20_Text">const App = () =&gt; {</text:span></text:p>
      <text:p text:style-name="Preformatted_20_Text"><text:span text:style-name="Source_20_Text"><text:s text:c="2"/>const padding = {</text:span></text:p>
      <text:p text:style-name="Preformatted_20_Text"><text:span text:style-name="Source_20_Text"><text:s text:c="4"/>padding: 5</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Router&gt; {/* Wrap the application or relevant part with Router */}</text:span></text:p>
      <text:p text:style-name="Preformatted_20_Text"><text:span text:style-name="Source_20_Text"><text:s text:c="6"/>&lt;div&gt;</text:span></text:p>
      <text:p text:style-name="Preformatted_20_Text"><text:span text:style-name="Source_20_Text"><text:s text:c="8"/>{/* Navigation Links */}</text:span></text:p>
      <text:p text:style-name="Preformatted_20_Text"><text:span text:style-name="Source_20_Text"><text:s text:c="8"/>&lt;Link style={padding} to="/"&gt;home&lt;/Link&gt;</text:span></text:p>
      <text:p text:style-name="Preformatted_20_Text"><text:span text:style-name="Source_20_Text"><text:s text:c="8"/>&lt;Link style={padding} to="/notes"&gt;notes&lt;/Link&gt;</text:span></text:p>
      <text:p text:style-name="Preformatted_20_Text"><text:span text:style-name="Source_20_Text"><text:s text:c="8"/>&lt;Link style={padding} to="/users"&gt;users&lt;/Link&gt;</text:span></text:p>
      <text:p text:style-name="Preformatted_20_Text"><text:span text:style-name="Source_20_Text"><text:s text:c="6"/>&lt;/div&gt;</text:span></text:p>
      <text:p text:style-name="Preformatted_20_Text"/>
      <text:p text:style-name="Preformatted_20_Text"><text:span text:style-name="Source_20_Text"><text:s text:c="6"/>{/* Route Definitions */}</text:span></text:p>
      <text:p text:style-name="Preformatted_20_Text"><text:span text:style-name="Source_20_Text"><text:s text:c="6"/>&lt;Routes&gt;</text:span></text:p>
      <text:p text:style-name="Preformatted_20_Text"><text:span text:style-name="Source_20_Text"><text:s text:c="8"/>&lt;Route path="/notes" element={&lt;Notes /&gt;} /&gt;</text:span></text:p>
      <text:p text:style-name="Preformatted_20_Text"><text:span text:style-name="Source_20_Text"><text:s text:c="8"/>&lt;Route path="/users" element={&lt;Users /&gt;} /&gt;</text:span></text:p>
      <text:p text:style-name="Preformatted_20_Text"><text:span text:style-name="Source_20_Text"><text:s text:c="8"/>&lt;Route path="/" element={&lt;Home /&gt;} /&gt; {/* Root path */}</text:span></text:p>
      <text:p text:style-name="Preformatted_20_Text"><text:span text:style-name="Source_20_Text"><text:s text:c="6"/>&lt;/Routes&gt;</text:span></text:p>
      <text:p text:style-name="Preformatted_20_Text"/>
      <text:p text:style-name="Preformatted_20_Text"><text:span text:style-name="Source_20_Text"><text:s text:c="6"/>&lt;div&gt;</text:span></text:p>
      <text:p text:style-name="Preformatted_20_Text"><text:span text:style-name="Source_20_Text"><text:s text:c="8"/>&lt;i&gt;Note app, Department of Computer Science 2024&lt;/i&gt;</text:span></text:p>
      <text:p text:style-name="Preformatted_20_Text"><text:span text:style-name="Source_20_Text"><text:s text:c="6"/>&lt;/div&gt;</text:span></text:p>
      <text:p text:style-name="Preformatted_20_Text"><text:span text:style-name="Source_20_Text"><text:s text:c="4"/>&lt;/Router&gt;</text:span></text:p>
      <text:p text:style-name="Preformatted_20_Text"><text:span text:style-name="Source_20_Text"><text:s text:c="2"/>)</text:span></text:p>
      <text:p text:style-name="Preformatted_20_Text"><text:span text:style-name="Source_20_Text">}</text:span></text:p>
      <text:p text:style-name="Preformatted_20_Text"><text:span text:style-name="Source_20_Text">// ReactDOM.render(&lt;App /&gt;, ...); // Assuming Home, Notes, Users are defined</text:span></text:p>
      <text:p text:style-name="P26"><text:s text:c="4"/></text:p>
      <text:p text:style-name="Text_20_body"><text:span text:style-name="Strong_20_Emphasis">Key React Router Components:</text:span></text:p>
      <text:list text:style-name="L27">
        <text:list-item>
          <text:p text:style-name="P70"><text:span text:style-name="Strong_20_Emphasis">BrowserRouter (as Router):</text:span></text:p>
          <text:list>
            <text:list-item>
              <text:p text:style-name="P70">Uses the HTML5 history API (pushState, replaceState, popState event) to keep the UI in sync with the URL.</text:p>
            </text:list-item>
            <text:list-item>
              <text:p text:style-name="P70">Allows internal routing in React without full page reloads from the server when the URL changes.</text:p>
            </text:list-item>
            <text:list-item>
              <text:p text:style-name="P70">Browser back/forward buttons and bookmarking work as expected.</text:p>
            </text:list-item>
          </text:list>
        </text:list-item>
        <text:list-item>
          <text:p text:style-name="P70"><text:span text:style-name="Strong_20_Emphasis">Link:</text:span></text:p>
          <text:list>
            <text:list-item>
              <text:p text:style-name="P70">Creates navigation links.</text:p>
            </text:list-item>
            <text:list-item>
              <text:p text:style-name="P70">Example: &lt;Link to="/notes"&gt;notes&lt;/Link&gt; creates a link that, when clicked, changes the browser's URL to /notes.</text:p>
            </text:list-item>
          </text:list>
        </text:list-item>
        <text:list-item>
          <text:p text:style-name="P70"><text:span text:style-name="Strong_20_Emphasis">Route:</text:span></text:p>
          <text:list>
            <text:list-item>
              <text:p text:style-name="P70">Defines a mapping between a URL path and a component to render.</text:p>
            </text:list-item>
            <text:list-item>
              <text:p text:style-name="P70">Example: &lt;Route path="/notes" element={&lt;Notes /&gt;} /&gt; renders the Notes component when the URL is /notes.</text:p>
            </text:list-item>
          </text:list>
        </text:list-item>
        <text:list-item>
          <text:p text:style-name="P70"><text:soft-page-break/><text:span text:style-name="Strong_20_Emphasis">Routes:</text:span></text:p>
          <text:list>
            <text:list-item>
              <text:p text:style-name="P70">A container for multiple &lt;Route&gt; components.</text:p>
            </text:list-item>
            <text:list-item>
              <text:p text:style-name="P70">It renders the first &lt;Route&gt; whose path matches the current URL.</text:p>
            </text:list-item>
          </text:list>
        </text:list-item>
      </text:list>
      <text:h text:style-name="Heading_20_3" text:outline-level="3"><text:bookmark-start text:name="__RefHeading___Toc28899_2405230766"/>Parameterized Routes<text:bookmark-end text:name="__RefHeading___Toc28899_2405230766"/></text:h>
      <text:p text:style-name="Text_20_body">Often, you need to display specific views based on a parameter in the URL (e.g., /notes/3 to display note with ID 3).</text:p>
      <text:p text:style-name="Text_20_body"><text:span text:style-name="Strong_20_Emphasis">Creating Parameterized Links:</text:span></text:p>
      <text:p text:style-name="Text_20_body">Inside a component like Notes (which lists all notes), you can create links to individual notes:</text:p>
      <text:p text:style-name="Preformatted_20_Text"><text:s text:c="6"/><text:span text:style-name="Source_20_Text">// Assuming 'Link' is imported from 'react-router-dom'</text:span></text:p>
      <text:p text:style-name="Preformatted_20_Text"><text:span text:style-name="Source_20_Text">const Notes = ({notes}) =&gt; (</text:span></text:p>
      <text:p text:style-name="Preformatted_20_Text"><text:span text:style-name="Source_20_Text"><text:s text:c="2"/>&lt;div&gt;</text:span></text:p>
      <text:p text:style-name="Preformatted_20_Text"><text:span text:style-name="Source_20_Text"><text:s text:c="4"/>&lt;h2&gt;Notes&lt;/h2&gt;</text:span></text:p>
      <text:p text:style-name="Preformatted_20_Text"><text:span text:style-name="Source_20_Text"><text:s text:c="4"/>&lt;ul&gt;</text:span></text:p>
      <text:p text:style-name="Preformatted_20_Text"><text:span text:style-name="Source_20_Text"><text:s text:c="6"/>{notes.map(note =&gt;</text:span></text:p>
      <text:p text:style-name="Preformatted_20_Text"><text:span text:style-name="Source_20_Text"><text:s text:c="8"/>&lt;li key={note.id}&gt;</text:span></text:p>
      <text:p text:style-name="Preformatted_20_Text"><text:span text:style-name="Source_20_Text"><text:s text:c="10"/>&lt;Link to={`/notes/${note.id}`}&gt;{note.content}&lt;/Link&gt;</text:span></text:p>
      <text:p text:style-name="Preformatted_20_Text"><text:span text:style-name="Source_20_Text"><text:s text:c="8"/>&lt;/li&gt;</text:span></text:p>
      <text:p text:style-name="Preformatted_20_Text"><text:span text:style-name="Source_20_Text"><text:s text:c="6"/>)}</text:span></text:p>
      <text:p text:style-name="Preformatted_20_Text"><text:span text:style-name="Source_20_Text"><text:s text:c="4"/>&lt;/ul&gt;</text:span></text:p>
      <text:p text:style-name="Preformatted_20_Text"><text:span text:style-name="Source_20_Text"><text:s text:c="2"/>&lt;/div&gt;</text:span></text:p>
      <text:p text:style-name="Preformatted_20_Text"><text:span text:style-name="Source_20_Text">)</text:span></text:p>
      <text:p text:style-name="P26"><text:s text:c="4"/></text:p>
      <text:p text:style-name="Text_20_body"><text:span text:style-name="Strong_20_Emphasis">Defining Parameterized Routes in App:</text:span></text:p>
      <text:p text:style-name="Text_20_body">The route for a single note is defined using a colon (:) to mark the parameter:</text:p>
      <text:p text:style-name="Preformatted_20_Text"><text:s text:c="6"/><text:span text:style-name="Source_20_Text">// Inside the App component's &lt;Routes&gt;</text:span></text:p>
      <text:p text:style-name="Preformatted_20_Text"><text:span text:style-name="Source_20_Text">&lt;Routes&gt;</text:span></text:p>
      <text:p text:style-name="Preformatted_20_Text"><text:span text:style-name="Source_20_Text"><text:s text:c="2"/>&lt;Route path="/notes/:id" element={&lt;Note notes={notes} /&gt;} /&gt; {/* Parameterized route */}</text:span></text:p>
      <text:p text:style-name="Preformatted_20_Text"><text:span text:style-name="Source_20_Text"><text:s text:c="2"/>&lt;Route path="/notes" element={&lt;Notes notes={notes} /&gt;} /&gt; <text:s text:c="2"/></text:span></text:p>
      <text:p text:style-name="Preformatted_20_Text"><text:span text:style-name="Source_20_Text"><text:s text:c="2"/>{/* ... other routes ... */}</text:span></text:p>
      <text:p text:style-name="Preformatted_20_Text"><text:span text:style-name="Source_20_Text">&lt;/Routes&gt;</text:span></text:p>
      <text:p text:style-name="P26"><text:s text:c="4"/></text:p>
      <text:p text:style-name="P71">Note: The order matters. More specific routes (like /notes/:id) should often come before more general ones (/notes) if there's potential overlap, though Routes tries to find the best match.</text:p>
      <text:p text:style-name="Text_20_body"><text:span text:style-name="Strong_20_Emphasis">Accessing URL Parameters with useParams:</text:span></text:p>
      <text:p text:style-name="Text_20_body">The component rendered by a parameterized route (e.g., Note) can access the URL parameters using the useParams hook.</text:p>
      <text:p text:style-name="Preformatted_20_Text"><text:s text:c="6"/><text:span text:style-name="Source_20_Text">import { useParams } from 'react-router-dom'</text:span></text:p>
      <text:p text:style-name="Preformatted_20_Text"/>
      <text:p text:style-name="Preformatted_20_Text"><text:span text:style-name="Source_20_Text">const Note = ({ notes }) =&gt; {</text:span></text:p>
      <text:p text:style-name="Preformatted_20_Text"><text:span text:style-name="Source_20_Text"><text:s text:c="2"/>const id = useParams().id // Accesses the 'id' parameter from the URL</text:span></text:p>
      <text:p text:style-name="Preformatted_20_Text"><text:span text:style-name="Source_20_Text"><text:s text:c="2"/>const note = notes.find(n =&gt; n.id === Number(id)) </text:span></text:p>
      <text:p text:style-name="Preformatted_20_Text"><text:span text:style-name="Source_20_Text"><text:s text:c="2"/></text:span></text:p>
      <text:p text:style-name="Preformatted_20_Text"><text:span text:style-name="Source_20_Text"><text:s text:c="2"/>if (!note) { // Handle case where note is not found</text:span></text:p>
      <text:p text:style-name="Preformatted_20_Text"><text:span text:style-name="Source_20_Text"><text:s text:c="4"/>return null </text:span></text:p>
      <text:p text:style-name="Preformatted_20_Text"><text:span text:style-name="Source_20_Text"><text:s text:c="2"/>}</text:span></text:p>
      <text:p text:style-name="Preformatted_20_Text"/>
      <text:p text:style-name="Preformatted_20_Text"><text:soft-page-break/><text:span text:style-name="Source_20_Text"><text:s text:c="2"/>return (</text:span></text:p>
      <text:p text:style-name="Preformatted_20_Text"><text:span text:style-name="Source_20_Text"><text:s text:c="4"/>&lt;div&gt;</text:span></text:p>
      <text:p text:style-name="Preformatted_20_Text"><text:span text:style-name="Source_20_Text"><text:s text:c="6"/>&lt;h2&gt;{note.content}&lt;/h2&gt;</text:span></text:p>
      <text:p text:style-name="Preformatted_20_Text"><text:span text:style-name="Source_20_Text"><text:s text:c="6"/>&lt;div&gt;{note.user}&lt;/div&gt;</text:span></text:p>
      <text:p text:style-name="Preformatted_20_Text"><text:span text:style-name="Source_20_Text"><text:s text:c="6"/>&lt;div&gt;&lt;strong&gt;{note.important ? 'important' : ''}&lt;/strong&gt;&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h text:style-name="Heading_20_3" text:outline-level="3"><text:bookmark-start text:name="__RefHeading___Toc28901_2405230766"/>useNavigate Hook<text:bookmark-end text:name="__RefHeading___Toc28901_2405230766"/></text:h>
      <text:p text:style-name="Text_20_body">The useNavigate hook allows for programmatic navigation (changing the browser's URL via code).</text:p>
      <text:p text:style-name="Text_20_body"><text:span text:style-name="Strong_20_Emphasis">Example: Redirecting after Login:</text:span></text:p>
      <text:p text:style-name="Preformatted_20_Text"><text:s text:c="6"/><text:span text:style-name="Source_20_Text">import { useNavigate } from 'react-router-dom'</text:span></text:p>
      <text:p text:style-name="Preformatted_20_Text"/>
      <text:p text:style-name="Preformatted_20_Text"><text:span text:style-name="Source_20_Text">const Login = (props) =&gt; {</text:span></text:p>
      <text:p text:style-name="Preformatted_20_Text"><text:span text:style-name="Source_20_Text"><text:s text:c="2"/>const navigate = useNavigate()</text:span></text:p>
      <text:p text:style-name="Preformatted_20_Text"/>
      <text:p text:style-name="Preformatted_20_Text"><text:span text:style-name="Source_20_Text"><text:s text:c="2"/>const onSubmit = (event) =&gt; {</text:span></text:p>
      <text:p text:style-name="Preformatted_20_Text"><text:span text:style-name="Source_20_Text"><text:s text:c="4"/>event.preventDefault()</text:span></text:p>
      <text:p text:style-name="Preformatted_20_Text"><text:span text:style-name="Source_20_Text"><text:s text:c="4"/>props.onLogin('mluukkai') // Assume this updates some parent state</text:span></text:p>
      <text:p text:style-name="Preformatted_20_Text"><text:span text:style-name="Source_20_Text"><text:s text:c="4"/>navigate('/') // Programmatically navigate to the home page</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gt;login&lt;/h2&gt;</text:span></text:p>
      <text:p text:style-name="Preformatted_20_Text"><text:span text:style-name="Source_20_Text"><text:s text:c="6"/>&lt;form onSubmit={onSubmit}&gt;</text:span></text:p>
      <text:p text:style-name="Preformatted_20_Text"><text:span text:style-name="Source_20_Text"><text:s text:c="8"/>&lt;div&gt;</text:span></text:p>
      <text:p text:style-name="Preformatted_20_Text"><text:span text:style-name="Source_20_Text"><text:s text:c="10"/>username: &lt;input /&gt;</text:span></text:p>
      <text:p text:style-name="Preformatted_20_Text"><text:span text:style-name="Source_20_Text"><text:s text:c="8"/>&lt;/div&gt;</text:span></text:p>
      <text:p text:style-name="Preformatted_20_Text"><text:span text:style-name="Source_20_Text"><text:s text:c="8"/>&lt;div&gt;</text:span></text:p>
      <text:p text:style-name="Preformatted_20_Text"><text:span text:style-name="Source_20_Text"><text:s text:c="10"/>password: &lt;input type='password' /&gt;</text:span></text:p>
      <text:p text:style-name="Preformatted_20_Text"><text:span text:style-name="Source_20_Text"><text:s text:c="8"/>&lt;/div&gt;</text:span></text:p>
      <text:p text:style-name="Preformatted_20_Text"><text:span text:style-name="Source_20_Text"><text:s text:c="8"/>&lt;button type="submit"&gt;login&lt;/button&gt;</text:span></text:p>
      <text:p text:style-name="Preformatted_20_Text"><text:span text:style-name="Source_20_Text"><text:s text:c="6"/>&lt;/form&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p text:style-name="Text_20_body"><text:span text:style-name="Strong_20_Emphasis">Conditional Rendering of Login Link:</text:span></text:p>
      <text:p text:style-name="Text_20_body">The navigation bar can conditionally show a "login" link or user information.</text:p>
      <text:p text:style-name="Preformatted_20_Text"><text:s text:c="6"/><text:span text:style-name="Source_20_Text">// Inside App component's return, within &lt;Router&gt;</text:span></text:p>
      <text:p text:style-name="Preformatted_20_Text"><text:span text:style-name="Source_20_Text">&lt;div&gt;</text:span></text:p>
      <text:p text:style-name="Preformatted_20_Text"><text:span text:style-name="Source_20_Text"><text:s text:c="2"/>&lt;Link style={padding} to="/"&gt;home&lt;/Link&gt;</text:span></text:p>
      <text:p text:style-name="Preformatted_20_Text"><text:span text:style-name="Source_20_Text"><text:s text:c="2"/>&lt;Link style={padding} to="/notes"&gt;notes&lt;/Link&gt;</text:span></text:p>
      <text:p text:style-name="Preformatted_20_Text"><text:span text:style-name="Source_20_Text"><text:s text:c="2"/>&lt;Link style={padding} to="/users"&gt;users&lt;/Link&gt;</text:span></text:p>
      <text:p text:style-name="Preformatted_20_Text"><text:span text:style-name="Source_20_Text"><text:s text:c="2"/>{user // 'user' is state in App</text:span></text:p>
      <text:p text:style-name="Preformatted_20_Text"><text:span text:style-name="Source_20_Text"><text:s text:c="4"/>? &lt;em&gt;{user} logged in&lt;/em&gt;</text:span></text:p>
      <text:p text:style-name="Preformatted_20_Text"><text:span text:style-name="Source_20_Text"><text:s text:c="4"/>: &lt;Link style={padding} to="/login"&gt;login&lt;/Link&gt;</text:span></text:p>
      <text:p text:style-name="Preformatted_20_Text"><text:span text:style-name="Source_20_Text"><text:s text:c="2"/>}</text:span></text:p>
      <text:p text:style-name="Preformatted_20_Text"><text:span text:style-name="Source_20_Text">&lt;/div&gt;</text:span></text:p>
      <text:p text:style-name="P26"><text:s text:c="4"/></text:p>
      <text:p text:style-name="P71">Key Point: useParams and useNavigate are React Hooks and must follow the Rules of Hooks (e.g., only called at the top level of functional components or custom hooks).</text:p>
      <text:h text:style-name="Heading_20_3" text:outline-level="3"><text:bookmark-start text:name="__RefHeading___Toc28903_2405230766"/><text:soft-page-break/>Redirect (using Navigate component)<text:bookmark-end text:name="__RefHeading___Toc28903_2405230766"/></text:h>
      <text:p text:style-name="Text_20_body">The Navigate component can be used to declaratively redirect users.</text:p>
      <text:p text:style-name="Text_20_body"><text:span text:style-name="Strong_20_Emphasis">Example: Protecting a Route:</text:span></text:p>
      <text:p text:style-name="Text_20_body">If a user tries to access /users but is not logged in, they can be redirected to the /login page.</text:p>
      <text:p text:style-name="Preformatted_20_Text"><text:s text:c="6"/><text:span text:style-name="Source_20_Text">// Inside the App component's &lt;Routes&gt;</text:span></text:p>
      <text:p text:style-name="Preformatted_20_Text"><text:span text:style-name="Source_20_Text">// Assuming 'Navigate' is imported from 'react-router-dom'</text:span></text:p>
      <text:p text:style-name="Preformatted_20_Text"><text:span text:style-name="Source_20_Text">&lt;Route </text:span></text:p>
      <text:p text:style-name="Preformatted_20_Text"><text:span text:style-name="Source_20_Text"><text:s text:c="2"/>path="/users" </text:span></text:p>
      <text:p text:style-name="Preformatted_20_Text"><text:span text:style-name="Source_20_Text"><text:s text:c="2"/>element={user ? &lt;Users /&gt; : &lt;Navigate replace to="/login" /&gt;} </text:span></text:p>
      <text:p text:style-name="Preformatted_20_Text"><text:span text:style-name="Source_20_Text">/&gt;</text:span></text:p>
      <text:p text:style-name="P26"><text:s text:c="2"/></text:p>
      <text:list text:style-name="L28">
        <text:list-item>
          <text:p text:style-name="P72">replace: If true, the navigation will replace the current entry in the history stack instead of adding a new one. This means clicking "back" after redirecting to login would not take you back to the /users page you were trying to access.</text:p>
        </text:list-item>
      </text:list>
      <text:p text:style-name="P71">Consideration: It might be better UX to not show links in the navigation bar that require login if the user is not logged in.</text:p>
      <text:h text:style-name="Heading_20_3" text:outline-level="3"><text:bookmark-start text:name="__RefHeading___Toc28905_2405230766"/>Complete App Structure Example<text:bookmark-end text:name="__RefHeading___Toc28905_2405230766"/></text:h>
      <text:p text:style-name="Text_20_body">Here's how the App component might look integrating these concepts:</text:p>
      <text:p text:style-name="Preformatted_20_Text"><text:s text:c="6"/><text:span text:style-name="Source_20_Text">// Imports: useState, Router, Routes, Route, Link, Navigate</text:span></text:p>
      <text:p text:style-name="Preformatted_20_Text"><text:span text:style-name="Source_20_Text">// Component definitions: Home, Notes, Users, Note, Login</text:span></text:p>
      <text:p text:style-name="Preformatted_20_Text"/>
      <text:p text:style-name="Preformatted_20_Text"><text:span text:style-name="Source_20_Text">const App = () =&gt; {</text:span></text:p>
      <text:p text:style-name="Preformatted_20_Text"><text:span text:style-name="Source_20_Text"><text:s text:c="2"/>const [notes, setNotes] = useState([</text:span></text:p>
      <text:p text:style-name="Preformatted_20_Text"><text:span text:style-name="Source_20_Text"><text:s text:c="4"/>{ id: 1, content: 'HTML is easy', important: true, user: 'Matti Luukkainen' },</text:span></text:p>
      <text:p text:style-name="Preformatted_20_Text"><text:span text:style-name="Source_20_Text"><text:s text:c="4"/>{ id: 2, content: 'Browser can execute only JavaScript', important: false, user: 'Matti Luukkainen' },</text:span></text:p>
      <text:p text:style-name="Preformatted_20_Text"><text:span text:style-name="Source_20_Text"><text:s text:c="4"/>{ id: 3, content: 'Most important methods of HTTP-protocol are GET and POST', important: true, user: 'Arto Hellas' }</text:span></text:p>
      <text:p text:style-name="Preformatted_20_Text"><text:span text:style-name="Source_20_Text"><text:s text:c="2"/>]);</text:span></text:p>
      <text:p text:style-name="Preformatted_20_Text"/>
      <text:p text:style-name="Preformatted_20_Text"><text:span text:style-name="Source_20_Text"><text:s text:c="2"/>const [user, setUser] = useState(null);</text:span></text:p>
      <text:p text:style-name="Preformatted_20_Text"/>
      <text:p text:style-name="Preformatted_20_Text"><text:span text:style-name="Source_20_Text"><text:s text:c="2"/>const login = (loggedInUser) =&gt; {</text:span></text:p>
      <text:p text:style-name="Preformatted_20_Text"><text:span text:style-name="Source_20_Text"><text:s text:c="4"/>setUser(loggedInUser);</text:span></text:p>
      <text:p text:style-name="Preformatted_20_Text"><text:span text:style-name="Source_20_Text"><text:s text:c="2"/>};</text:span></text:p>
      <text:p text:style-name="Preformatted_20_Text"/>
      <text:p text:style-name="Preformatted_20_Text"><text:span text:style-name="Source_20_Text"><text:s text:c="2"/>const padding = {</text:span></text:p>
      <text:p text:style-name="Preformatted_20_Text"><text:span text:style-name="Source_20_Text"><text:s text:c="4"/>padding: 5</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 {/* Or &lt;Container&gt; from a UI library */}</text:span></text:p>
      <text:p text:style-name="Preformatted_20_Text"><text:span text:style-name="Source_20_Text"><text:s text:c="6"/>&lt;Router&gt;</text:span></text:p>
      <text:p text:style-name="Preformatted_20_Text"><text:span text:style-name="Source_20_Text"><text:s text:c="8"/>&lt;div&gt;</text:span></text:p>
      <text:p text:style-name="Preformatted_20_Text"><text:span text:style-name="Source_20_Text"><text:s text:c="10"/>&lt;Link style={padding} to="/"&gt;home&lt;/Link&gt;</text:span></text:p>
      <text:p text:style-name="Preformatted_20_Text"><text:span text:style-name="Source_20_Text"><text:s text:c="10"/>&lt;Link style={padding} to="/notes"&gt;notes&lt;/Link&gt;</text:span></text:p>
      <text:p text:style-name="Preformatted_20_Text"><text:span text:style-name="Source_20_Text"><text:s text:c="10"/>&lt;Link style={padding} to="/users"&gt;users&lt;/Link&gt;</text:span></text:p>
      <text:p text:style-name="Preformatted_20_Text"><text:span text:style-name="Source_20_Text"><text:s text:c="10"/>{user</text:span></text:p>
      <text:p text:style-name="Preformatted_20_Text"><text:span text:style-name="Source_20_Text"><text:s text:c="12"/>? &lt;em&gt;{user} logged in&lt;/em&gt;</text:span></text:p>
      <text:p text:style-name="Preformatted_20_Text"><text:span text:style-name="Source_20_Text"><text:s text:c="12"/>: &lt;Link style={padding} to="/login"&gt;login&lt;/Link&gt;</text:span></text:p>
      <text:p text:style-name="Preformatted_20_Text"><text:span text:style-name="Source_20_Text"><text:s text:c="10"/>}</text:span></text:p>
      <text:p text:style-name="Preformatted_20_Text"><text:span text:style-name="Source_20_Text"><text:s text:c="8"/>&lt;/div&gt;</text:span></text:p>
      <text:p text:style-name="Preformatted_20_Text"><text:soft-page-break/></text:p>
      <text:p text:style-name="Preformatted_20_Text"><text:span text:style-name="Source_20_Text"><text:s text:c="8"/>&lt;Routes&gt;</text:span></text:p>
      <text:p text:style-name="Preformatted_20_Text"><text:span text:style-name="Source_20_Text"><text:s text:c="10"/>&lt;Route path="/notes/:id" element={&lt;Note notes={notes} /&gt;} /&gt; <text:s/></text:span></text:p>
      <text:p text:style-name="Preformatted_20_Text"><text:span text:style-name="Source_20_Text"><text:s text:c="10"/>&lt;Route path="/notes" element={&lt;Notes notes={notes} /&gt;} /&gt; <text:s text:c="2"/></text:span></text:p>
      <text:p text:style-name="Preformatted_20_Text"><text:span text:style-name="Source_20_Text"><text:s text:c="10"/>&lt;Route path="/users" element={user ? &lt;Users /&gt; : &lt;Navigate replace to="/login" /&gt;} /&gt;</text:span></text:p>
      <text:p text:style-name="Preformatted_20_Text"><text:span text:style-name="Source_20_Text"><text:s text:c="10"/>&lt;Route path="/login" element={&lt;Login onLogin={login} /&gt;} /&gt;</text:span></text:p>
      <text:p text:style-name="Preformatted_20_Text"><text:span text:style-name="Source_20_Text"><text:s text:c="10"/>&lt;Route path="/" element={&lt;Home /&gt;} /&gt; <text:s text:c="5"/></text:span></text:p>
      <text:p text:style-name="Preformatted_20_Text"><text:span text:style-name="Source_20_Text"><text:s text:c="8"/>&lt;/Routes&gt;</text:span></text:p>
      <text:p text:style-name="Preformatted_20_Text"><text:span text:style-name="Source_20_Text"><text:s text:c="6"/>&lt;/Router&gt; <text:s text:c="5"/></text:span></text:p>
      <text:p text:style-name="Preformatted_20_Text"><text:span text:style-name="Source_20_Text"><text:s text:c="6"/>&lt;footer&gt;</text:span></text:p>
      <text:p text:style-name="Preformatted_20_Text"><text:span text:style-name="Source_20_Text"><text:s text:c="8"/>&lt;br /&gt;</text:span></text:p>
      <text:p text:style-name="Preformatted_20_Text"><text:span text:style-name="Source_20_Text"><text:s text:c="8"/>&lt;em&gt;Note app, Department of Computer Science 2024&lt;/em&gt;</text:span></text:p>
      <text:p text:style-name="Preformatted_20_Text"><text:span text:style-name="Source_20_Text"><text:s text:c="6"/>&lt;/footer&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list text:style-name="L29">
        <text:list-item>
          <text:p text:style-name="P73"><text:span text:style-name="Strong_20_Emphasis">Footer:</text:span> Elements like a &lt;footer&gt; placed outside the &lt;Router&gt; (or more specifically, outside &lt;Routes&gt;) will be rendered on all "pages" managed by the router.</text:p>
        </text:list-item>
      </text:list>
      <text:h text:style-name="Heading_20_3" text:outline-level="3"><text:bookmark-start text:name="__RefHeading___Toc28907_2405230766"/>Parameterized Route Revisited (using useMatch)<text:bookmark-end text:name="__RefHeading___Toc28907_2405230766"/></text:h>
      <text:p text:style-name="P25">A potential improvement: instead of passing <text:span text:style-name="T20">all</text:span> notes to the Note component and letting it find the correct one, the App component could find the specific note and pass only that one down.</text:p>
      <text:p text:style-name="Text_20_body"><text:span text:style-name="Strong_20_Emphasis">Desired Note component:</text:span></text:p>
      <text:p text:style-name="Preformatted_20_Text"><text:s text:c="6"/><text:span text:style-name="Source_20_Text">const Note = ({ note }) =&gt; { // Receives a single 'note' object</text:span></text:p>
      <text:p text:style-name="Preformatted_20_Text"><text:span text:style-name="Source_20_Text"><text:s text:c="2"/>if (!note) return null;</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gt;{note.content}&lt;/h2&gt;</text:span></text:p>
      <text:p text:style-name="Preformatted_20_Text"><text:span text:style-name="Source_20_Text"><text:s text:c="6"/>&lt;div&gt;{note.user}&lt;/div&gt;</text:span></text:p>
      <text:p text:style-name="Preformatted_20_Text"><text:span text:style-name="Source_20_Text"><text:s text:c="6"/>&lt;div&gt;&lt;strong&gt;{note.important ? 'important' : ''}&lt;/strong&gt;&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p text:style-name="Text_20_body"><text:span text:style-name="Strong_20_Emphasis">Using useMatch in App:</text:span></text:p>
      <text:p text:style-name="Text_20_body">The useMatch hook can determine if the current URL matches a given path pattern and extract its parameters.</text:p>
      <text:list text:style-name="L30">
        <text:list-item>
          <text:p text:style-name="P74"><text:span text:style-name="Strong_20_Emphasis">Move &lt;Router&gt;:</text:span> To use useMatch effectively in App for its own routes, App itself needs to be a child of &lt;Router&gt;.</text:p>
          <text:p text:style-name="P75"><text:s text:c="6"/><text:span text:style-name="Source_20_Text">// In index.js or main.jsx</text:span></text:p>
          <text:p text:style-name="P75"><text:span text:style-name="Source_20_Text">import { BrowserRouter as Router } from 'react-router-dom';</text:span></text:p>
          <text:p text:style-name="P75"><text:span text:style-name="Source_20_Text">// ... other imports ...</text:span></text:p>
          <text:p text:style-name="P75"/>
          <text:p text:style-name="P75"><text:span text:style-name="Source_20_Text">ReactDOM.createRoot(document.getElementById('root')).render(</text:span></text:p>
          <text:p text:style-name="P75"><text:span text:style-name="Source_20_Text"><text:s text:c="2"/>&lt;Router&gt;</text:span></text:p>
          <text:p text:style-name="P75"><text:span text:style-name="Source_20_Text"><text:s text:c="4"/>&lt;App /&gt;</text:span></text:p>
          <text:p text:style-name="P75"><text:span text:style-name="Source_20_Text"><text:s text:c="2"/>&lt;/Router&gt;</text:span></text:p>
          <text:p text:style-name="P75"><text:span text:style-name="Source_20_Text">);</text:span></text:p>
          <text:p text:style-name="P76"><text:s text:c="4"/></text:p>
        </text:list-item>
        <text:list-item>
          <text:p text:style-name="P74"><text:span text:style-name="Strong_20_Emphasis">Modify App component:</text:span></text:p>
          <text:p text:style-name="P75"><text:soft-page-break/><text:s text:c="6"/><text:span text:style-name="Source_20_Text">import {</text:span></text:p>
          <text:p text:style-name="P75"><text:span text:style-name="Source_20_Text"><text:s text:c="2"/>// ... other imports from react-router-dom ...</text:span></text:p>
          <text:p text:style-name="P75"><text:span text:style-name="Source_20_Text"><text:s text:c="2"/>useMatch</text:span></text:p>
          <text:p text:style-name="P75"><text:span text:style-name="Source_20_Text">} from 'react-router-dom';</text:span></text:p>
          <text:p text:style-name="P75"/>
          <text:p text:style-name="P75"><text:span text:style-name="Source_20_Text">// ... (useState, login, padding, Home, Notes, Users, Login components) ...</text:span></text:p>
          <text:p text:style-name="P75"/>
          <text:p text:style-name="P75"><text:span text:style-name="Source_20_Text">const App = () =&gt; {</text:span></text:p>
          <text:p text:style-name="P75"><text:span text:style-name="Source_20_Text"><text:s text:c="2"/>const [notes, setNotes] = useState([ /* ... initial notes ... */ ]);</text:span></text:p>
          <text:p text:style-name="P75"><text:span text:style-name="Source_20_Text"><text:s text:c="2"/>const [user, setUser] = useState(null);</text:span></text:p>
          <text:p text:style-name="P75"/>
          <text:p text:style-name="P75"><text:span text:style-name="Source_20_Text"><text:s text:c="2"/>const login = (loggedInUser) =&gt; { setUser(loggedInUser); };</text:span></text:p>
          <text:p text:style-name="P75"><text:span text:style-name="Source_20_Text"><text:s text:c="2"/>const padding = { padding: 5 };</text:span></text:p>
          <text:p text:style-name="P75"/>
          <text:p text:style-name="P75"><text:span text:style-name="Source_20_Text"><text:s text:c="2"/>// useMatch to get parameters for the single note view</text:span></text:p>
          <text:p text:style-name="P75"><text:span text:style-name="Source_20_Text"><text:s text:c="2"/>const match = useMatch('/notes/:id');</text:span></text:p>
          <text:p text:style-name="P75"><text:span text:style-name="Source_20_Text"><text:s text:c="2"/>const note = match </text:span></text:p>
          <text:p text:style-name="P75"><text:span text:style-name="Source_20_Text"><text:s text:c="4"/>? notes.find(n =&gt; n.id === Number(match.params.id))</text:span></text:p>
          <text:p text:style-name="P75"><text:span text:style-name="Source_20_Text"><text:s text:c="4"/>: null;</text:span></text:p>
          <text:p text:style-name="P75"/>
          <text:p text:style-name="P75"><text:span text:style-name="Source_20_Text"><text:s text:c="2"/>return (</text:span></text:p>
          <text:p text:style-name="P75"><text:span text:style-name="Source_20_Text"><text:s text:c="4"/>&lt;div&gt;</text:span></text:p>
          <text:p text:style-name="P75"><text:span text:style-name="Source_20_Text"><text:s text:c="6"/>&lt;div&gt; {/* Navigation */}</text:span></text:p>
          <text:p text:style-name="P75"><text:span text:style-name="Source_20_Text"><text:s text:c="8"/>&lt;Link style={padding} to="/"&gt;home&lt;/Link&gt;</text:span></text:p>
          <text:p text:style-name="P75"><text:span text:style-name="Source_20_Text"><text:s text:c="8"/>&lt;Link style={padding} to="/notes"&gt;notes&lt;/Link&gt;</text:span></text:p>
          <text:p text:style-name="P75"><text:span text:style-name="Source_20_Text"><text:s text:c="8"/>&lt;Link style={padding} to="/users"&gt;users&lt;/Link&gt;</text:span></text:p>
          <text:p text:style-name="P75"><text:span text:style-name="Source_20_Text"><text:s text:c="8"/>{user</text:span></text:p>
          <text:p text:style-name="P75"><text:span text:style-name="Source_20_Text"><text:s text:c="10"/>? &lt;em&gt;{user} logged in&lt;/em&gt;</text:span></text:p>
          <text:p text:style-name="P75"><text:span text:style-name="Source_20_Text"><text:s text:c="10"/>: &lt;Link style={padding} to="/login"&gt;login&lt;/Link&gt;</text:span></text:p>
          <text:p text:style-name="P75"><text:span text:style-name="Source_20_Text"><text:s text:c="8"/>}</text:span></text:p>
          <text:p text:style-name="P75"><text:span text:style-name="Source_20_Text"><text:s text:c="6"/>&lt;/div&gt;</text:span></text:p>
          <text:p text:style-name="P75"/>
          <text:p text:style-name="P75"><text:span text:style-name="Source_20_Text"><text:s text:c="6"/>&lt;Routes&gt;</text:span></text:p>
          <text:p text:style-name="P75"><text:span text:style-name="Source_20_Text"><text:s text:c="8"/>&lt;Route path="/notes/:id" element={&lt;Note note={note} /&gt;} /&gt; {/* Pass single note */}</text:span></text:p>
          <text:p text:style-name="P75"><text:span text:style-name="Source_20_Text"><text:s text:c="8"/>&lt;Route path="/notes" element={&lt;Notes notes={notes} /&gt;} /&gt; <text:s text:c="2"/></text:span></text:p>
          <text:p text:style-name="P75"><text:span text:style-name="Source_20_Text"><text:s text:c="8"/>&lt;Route path="/users" element={user ? &lt;Users /&gt; : &lt;Navigate replace to="/login" /&gt;} /&gt;</text:span></text:p>
          <text:p text:style-name="P75"><text:span text:style-name="Source_20_Text"><text:s text:c="8"/>&lt;Route path="/login" element={&lt;Login onLogin={login} /&gt;} /&gt;</text:span></text:p>
          <text:p text:style-name="P75"><text:span text:style-name="Source_20_Text"><text:s text:c="8"/>&lt;Route path="/" element={&lt;Home /&gt;} /&gt; <text:s text:c="5"/></text:span></text:p>
          <text:p text:style-name="P75"><text:span text:style-name="Source_20_Text"><text:s text:c="6"/>&lt;/Routes&gt; <text:s text:c="2"/></text:span></text:p>
          <text:p text:style-name="P75"/>
          <text:p text:style-name="P75"><text:span text:style-name="Source_20_Text"><text:s text:c="6"/>&lt;footer&gt;</text:span></text:p>
          <text:p text:style-name="P75"><text:span text:style-name="Source_20_Text"><text:s text:c="8"/>&lt;br /&gt;</text:span></text:p>
          <text:p text:style-name="P75"><text:span text:style-name="Source_20_Text"><text:s text:c="8"/>&lt;em&gt;Note app, Department of Computer Science 2024&lt;/em&gt;</text:span></text:p>
          <text:p text:style-name="P75"><text:span text:style-name="Source_20_Text"><text:s text:c="6"/>&lt;/footer&gt;</text:span></text:p>
          <text:p text:style-name="P75"><text:span text:style-name="Source_20_Text"><text:s text:c="4"/>&lt;/div&gt;</text:span></text:p>
          <text:p text:style-name="P75"><text:span text:style-name="Source_20_Text"><text:s text:c="2"/>);</text:span></text:p>
          <text:p text:style-name="P75"><text:span text:style-name="Source_20_Text">};</text:span></text:p>
          <text:p text:style-name="P76"><text:s text:c="4"/></text:p>
          <text:list>
            <text:list-item>
              <text:p text:style-name="P74">const match = useMatch('/notes/:id'): This hook is executed on every render (typically when the URL changes).</text:p>
            </text:list-item>
            <text:list-item>
              <text:p text:style-name="P74">If the URL matches /notes/:id, match will be an object containing params (e.g., match.params.id). Otherwise, match will be null.</text:p>
            </text:list-item>
            <text:list-item>
              <text:p text:style-name="P74">The specific note is then found and passed to the Note component.</text:p>
            </text:list-item>
          </text:list>
        </text:list-item>
      </text:list>
      <text:p text:style-name="Text_20_body">This approach centralizes the logic for fetching/finding the specific data item in the parent component (App) before passing it down to the view component (Note).</text:p>
      <text:h text:style-name="Heading_20_2" text:outline-level="2"><text:bookmark-start text:name="__RefHeading___Toc28909_2405230766"/><text:soft-page-break/>Custom Hooks<text:bookmark-end text:name="__RefHeading___Toc28909_2405230766"/></text:h>
      <text:p text:style-name="Text_20_body">This section explores the concept of custom hooks in React, a powerful feature for encapsulating and reusing stateful logic.</text:p>
      <text:h text:style-name="Heading_20_3" text:outline-level="3"><text:bookmark-start text:name="__RefHeading___Toc28911_2405230766"/>Hooks (Recap)<text:bookmark-end text:name="__RefHeading___Toc28911_2405230766"/></text:h>
      <text:p text:style-name="Text_20_body">React provides around 15 built-in hooks. The most common ones encountered so far include:</text:p>
      <text:list text:style-name="L31">
        <text:list-item>
          <text:p text:style-name="P77"><text:span text:style-name="Strong_20_Emphasis">useState</text:span>: For managing component state.</text:p>
        </text:list-item>
        <text:list-item>
          <text:p text:style-name="P77"><text:span text:style-name="Strong_20_Emphasis">useEffect</text:span>: For handling side effects.</text:p>
        </text:list-item>
        <text:list-item>
          <text:p text:style-name="P77"><text:span text:style-name="Strong_20_Emphasis">useImperativeHandle</text:span> (Part 5): Allows components to expose functions to parent components.</text:p>
        </text:list-item>
        <text:list-item>
          <text:p text:style-name="P77"><text:span text:style-name="Strong_20_Emphasis">useReducer</text:span> and <text:span text:style-name="Strong_20_Emphasis">useContext</text:span> (Part 6): Used for Redux-like state management.</text:p>
        </text:list-item>
      </text:list>
      <text:p text:style-name="Text_20_body">Many React libraries have adopted hook-based APIs. For instance:</text:p>
      <text:list text:style-name="L32">
        <text:list-item>
          <text:p text:style-name="P78"><text:span text:style-name="Strong_20_Emphasis">react-redux</text:span>: useSelector and useDispatch for interacting with the Redux store.</text:p>
        </text:list-item>
        <text:list-item>
          <text:p text:style-name="P78"><text:span text:style-name="Strong_20_Emphasis">React Router</text:span>: Hooks like useParams and useNavigate for accessing URL parameters and programmatic navigation.</text:p>
        </text:list-item>
      </text:list>
      <text:p text:style-name="Text_20_body"><text:span text:style-name="Strong_20_Emphasis">Rules of Hooks (from official React documentation):</text:span></text:p>
      <text:list text:style-name="L33">
        <text:list-item>
          <text:p text:style-name="P79"><text:span text:style-name="Strong_20_Emphasis">Don’t call Hooks inside loops, conditions, or nested functions.</text:span> Always use Hooks at the top level of your React function.</text:p>
        </text:list-item>
        <text:list-item>
          <text:p text:style-name="P79"><text:span text:style-name="Strong_20_Emphasis">You can only call Hooks while React is rendering a function component:</text:span></text:p>
          <text:list>
            <text:list-item>
              <text:p text:style-name="P79">Call them at the top level in the body of a function component.</text:p>
            </text:list-item>
            <text:list-item>
              <text:p text:style-name="P79">Call them at the top level in the body of a custom Hook.</text:p>
            </text:list-item>
          </text:list>
        </text:list-item>
      </text:list>
      <text:p text:style-name="Text_20_body">An ESLint plugin (eslint-plugin-react-hooks) can help enforce these rules.</text:p>
      <text:h text:style-name="Heading_20_3" text:outline-level="3"><text:bookmark-start text:name="__RefHeading___Toc28913_2405230766"/>Custom Hooks<text:bookmark-end text:name="__RefHeading___Toc28913_2405230766"/></text:h>
      <text:p text:style-name="Text_20_body">React allows developers to create <text:span text:style-name="Strong_20_Emphasis">custom hooks</text:span> to facilitate the reuse of logic across components.</text:p>
      <text:list text:style-name="L34">
        <text:list-item>
          <text:p text:style-name="P80"><text:span text:style-name="Strong_20_Emphasis">Purpose:</text:span> Extract component logic into reusable functions.</text:p>
        </text:list-item>
        <text:list-item>
          <text:p text:style-name="P80"><text:span text:style-name="Strong_20_Emphasis">Nature:</text:span> Custom hooks are regular JavaScript functions.</text:p>
        </text:list-item>
        <text:list-item>
          <text:p text:style-name="P80"><text:span text:style-name="Strong_20_Emphasis">Rules:</text:span></text:p>
          <text:list>
            <text:list-item>
              <text:p text:style-name="P80">They can use any other built-in or custom hooks.</text:p>
            </text:list-item>
            <text:list-item>
              <text:p text:style-name="P80">They must adhere to the Rules of Hooks.</text:p>
            </text:list-item>
            <text:list-item>
              <text:p text:style-name="P80">Their names <text:span text:style-name="Strong_20_Emphasis">must</text:span> start with the word use (e.g., useCounter, useField).</text:p>
            </text:list-item>
          </text:list>
        </text:list-item>
      </text:list>
      <text:p text:style-name="Text_20_body"><text:span text:style-name="Strong_20_Emphasis">Example 1: useCounter</text:span></text:p>
      <text:p text:style-name="Text_20_body">Consider a simple counter application:</text:p>
      <text:p text:style-name="Preformatted_20_Text"><text:s text:c="6"/><text:span text:style-name="Source_20_Text">import { useState } from 'react'</text:span></text:p>
      <text:p text:style-name="Preformatted_20_Text"/>
      <text:p text:style-name="Preformatted_20_Text"><text:span text:style-name="Source_20_Text">const App = () =&gt; {</text:span></text:p>
      <text:p text:style-name="Preformatted_20_Text"><text:soft-page-break/><text:span text:style-name="Source_20_Text"><text:s text:c="2"/>const [counter, setCounter] = useState(0)</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div&gt;{counter}&lt;/div&gt;</text:span></text:p>
      <text:p text:style-name="Preformatted_20_Text"><text:span text:style-name="Source_20_Text"><text:s text:c="6"/>&lt;button onClick={() =&gt; setCounter(counter + 1)}&gt;</text:span></text:p>
      <text:p text:style-name="Preformatted_20_Text"><text:span text:style-name="Source_20_Text"><text:s text:c="8"/>plus</text:span></text:p>
      <text:p text:style-name="Preformatted_20_Text"><text:span text:style-name="Source_20_Text"><text:s text:c="6"/>&lt;/button&gt;</text:span></text:p>
      <text:p text:style-name="Preformatted_20_Text"><text:span text:style-name="Source_20_Text"><text:s text:c="6"/>&lt;button onClick={() =&gt; setCounter(counter - 1)}&gt;</text:span></text:p>
      <text:p text:style-name="Preformatted_20_Text"><text:span text:style-name="Source_20_Text"><text:s text:c="8"/>minus</text:span></text:p>
      <text:p text:style-name="Preformatted_20_Text"><text:span text:style-name="Source_20_Text"><text:s text:c="6"/>&lt;/button&gt; <text:s text:c="5"/></text:span></text:p>
      <text:p text:style-name="Preformatted_20_Text"><text:span text:style-name="Source_20_Text"><text:s text:c="6"/>&lt;button onClick={() =&gt; setCounter(0)}&gt;</text:span></text:p>
      <text:p text:style-name="Preformatted_20_Text"><text:span text:style-name="Source_20_Text"><text:s text:c="8"/>zero</text:span></text:p>
      <text:p text:style-name="Preformatted_20_Text"><text:span text:style-name="Source_20_Text"><text:s text:c="6"/>&lt;/button&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p text:style-name="Text_20_body">The counter logic (state and update functions) can be extracted into a custom hook:</text:p>
      <text:p text:style-name="Text_20_body"><text:span text:style-name="Strong_20_Emphasis">useCounter Custom Hook:</text:span></text:p>
      <text:p text:style-name="Preformatted_20_Text"><text:s text:c="6"/><text:span text:style-name="Source_20_Text">const useCounter = () =&gt; {</text:span></text:p>
      <text:p text:style-name="Preformatted_20_Text"><text:span text:style-name="Source_20_Text"><text:s text:c="2"/>const [value, setValue] = useState(0) // Internal state using useState</text:span></text:p>
      <text:p text:style-name="Preformatted_20_Text"/>
      <text:p text:style-name="Preformatted_20_Text"><text:span text:style-name="Source_20_Text"><text:s text:c="2"/>const increase = () =&gt; {</text:span></text:p>
      <text:p text:style-name="Preformatted_20_Text"><text:span text:style-name="Source_20_Text"><text:s text:c="4"/>setValue(value + 1)</text:span></text:p>
      <text:p text:style-name="Preformatted_20_Text"><text:span text:style-name="Source_20_Text"><text:s text:c="2"/>}</text:span></text:p>
      <text:p text:style-name="Preformatted_20_Text"/>
      <text:p text:style-name="Preformatted_20_Text"><text:span text:style-name="Source_20_Text"><text:s text:c="2"/>const decrease = () =&gt; {</text:span></text:p>
      <text:p text:style-name="Preformatted_20_Text"><text:span text:style-name="Source_20_Text"><text:s text:c="4"/>setValue(value - 1)</text:span></text:p>
      <text:p text:style-name="Preformatted_20_Text"><text:span text:style-name="Source_20_Text"><text:s text:c="2"/>}</text:span></text:p>
      <text:p text:style-name="Preformatted_20_Text"/>
      <text:p text:style-name="Preformatted_20_Text"><text:span text:style-name="Source_20_Text"><text:s text:c="2"/>const zero = () =&gt; {</text:span></text:p>
      <text:p text:style-name="Preformatted_20_Text"><text:span text:style-name="Source_20_Text"><text:s text:c="4"/>setValue(0)</text:span></text:p>
      <text:p text:style-name="Preformatted_20_Text"><text:span text:style-name="Source_20_Text"><text:s text:c="2"/>}</text:span></text:p>
      <text:p text:style-name="Preformatted_20_Text"/>
      <text:p text:style-name="Preformatted_20_Text"><text:span text:style-name="Source_20_Text"><text:s text:c="2"/>// Returns an object with the counter's value and manipulator functions</text:span></text:p>
      <text:p text:style-name="Preformatted_20_Text"><text:span text:style-name="Source_20_Text"><text:s text:c="2"/>return {</text:span></text:p>
      <text:p text:style-name="Preformatted_20_Text"><text:span text:style-name="Source_20_Text"><text:s text:c="4"/>value, </text:span></text:p>
      <text:p text:style-name="Preformatted_20_Text"><text:span text:style-name="Source_20_Text"><text:s text:c="4"/>increase,</text:span></text:p>
      <text:p text:style-name="Preformatted_20_Text"><text:span text:style-name="Source_20_Text"><text:s text:c="4"/>decrease,</text:span></text:p>
      <text:p text:style-name="Preformatted_20_Text"><text:span text:style-name="Source_20_Text"><text:s text:c="4"/>zero</text:span></text:p>
      <text:p text:style-name="Preformatted_20_Text"><text:span text:style-name="Source_20_Text"><text:s text:c="2"/>}</text:span></text:p>
      <text:p text:style-name="Preformatted_20_Text"><text:span text:style-name="Source_20_Text">}</text:span></text:p>
      <text:p text:style-name="P26"><text:s text:c="4"/></text:p>
      <text:p text:style-name="Text_20_body"><text:span text:style-name="Strong_20_Emphasis">Using useCounter in a Component:</text:span></text:p>
      <text:p text:style-name="Preformatted_20_Text"><text:s text:c="6"/><text:span text:style-name="Source_20_Text">const App = () =&gt; {</text:span></text:p>
      <text:p text:style-name="Preformatted_20_Text"><text:span text:style-name="Source_20_Text"><text:s text:c="2"/>const counter = useCounter() // Using the custom hook</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div&gt;{counter.value}&lt;/div&gt;</text:span></text:p>
      <text:p text:style-name="Preformatted_20_Text"><text:span text:style-name="Source_20_Text"><text:s text:c="6"/>&lt;button onClick={counter.increase}&gt;</text:span></text:p>
      <text:p text:style-name="Preformatted_20_Text"><text:span text:style-name="Source_20_Text"><text:s text:c="8"/>plus</text:span></text:p>
      <text:p text:style-name="Preformatted_20_Text"><text:span text:style-name="Source_20_Text"><text:s text:c="6"/>&lt;/button&gt;</text:span></text:p>
      <text:p text:style-name="Preformatted_20_Text"><text:span text:style-name="Source_20_Text"><text:s text:c="6"/>&lt;button onClick={counter.decrease}&gt;</text:span></text:p>
      <text:p text:style-name="Preformatted_20_Text"><text:span text:style-name="Source_20_Text"><text:s text:c="8"/>minus</text:span></text:p>
      <text:p text:style-name="Preformatted_20_Text"><text:span text:style-name="Source_20_Text"><text:s text:c="6"/>&lt;/button&gt; <text:s text:c="5"/></text:span></text:p>
      <text:p text:style-name="Preformatted_20_Text"><text:span text:style-name="Source_20_Text"><text:s text:c="6"/>&lt;button onClick={counter.zero}&gt;</text:span></text:p>
      <text:p text:style-name="Preformatted_20_Text"><text:soft-page-break/><text:span text:style-name="Source_20_Text"><text:s text:c="8"/>zero</text:span></text:p>
      <text:p text:style-name="Preformatted_20_Text"><text:span text:style-name="Source_20_Text"><text:s text:c="6"/>&lt;/button&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p text:style-name="Text_20_body">The state and its manipulation logic are now encapsulated within useCounter.</text:p>
      <text:p text:style-name="Text_20_body"><text:span text:style-name="Strong_20_Emphasis">Reusability and Independent State:</text:span></text:p>
      <text:p text:style-name="Text_20_body">The same custom hook can be used multiple times, and each usage will have its own independent state.</text:p>
      <text:p text:style-name="Preformatted_20_Text"><text:s text:c="6"/><text:span text:style-name="Source_20_Text">const App = ()_ =&gt; { // Assuming this is for a different app or a typo in original</text:span></text:p>
      <text:p text:style-name="Preformatted_20_Text"><text:span text:style-name="Source_20_Text"><text:s text:c="2"/>const left = useCounter()</text:span></text:p>
      <text:p text:style-name="Preformatted_20_Text"><text:span text:style-name="Source_20_Text"><text:s text:c="2"/>const right = useCounter()</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eft.value}</text:span></text:p>
      <text:p text:style-name="Preformatted_20_Text"><text:span text:style-name="Source_20_Text"><text:s text:c="6"/>&lt;button onClick={left.increase}&gt;</text:span></text:p>
      <text:p text:style-name="Preformatted_20_Text"><text:span text:style-name="Source_20_Text"><text:s text:c="8"/>left</text:span></text:p>
      <text:p text:style-name="Preformatted_20_Text"><text:span text:style-name="Source_20_Text"><text:s text:c="6"/>&lt;/button&gt;</text:span></text:p>
      <text:p text:style-name="Preformatted_20_Text"><text:span text:style-name="Source_20_Text"><text:s text:c="6"/>&lt;button onClick={right.increase}&gt;</text:span></text:p>
      <text:p text:style-name="Preformatted_20_Text"><text:span text:style-name="Source_20_Text"><text:s text:c="8"/>right</text:span></text:p>
      <text:p text:style-name="Preformatted_20_Text"><text:span text:style-name="Source_20_Text"><text:s text:c="6"/>&lt;/button&gt;</text:span></text:p>
      <text:p text:style-name="Preformatted_20_Text"><text:span text:style-name="Source_20_Text"><text:s text:c="6"/>{right.value}</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p text:style-name="Text_20_body">Here, left and right are two separate, independent counters.</text:p>
      <text:p text:style-name="Text_20_body"><text:span text:style-name="Strong_20_Emphasis">Example 2: useField for Form Inputs</text:span></text:p>
      <text:p text:style-name="Text_20_body">Managing form inputs in React can involve repetitive state and onChange handler definitions.</text:p>
      <text:p text:style-name="Text_20_body"><text:span text:style-name="Strong_20_Emphasis">Form without Custom Hook:</text:span></text:p>
      <text:p text:style-name="Preformatted_20_Text"><text:s text:c="6"/><text:span text:style-name="Source_20_Text">const App = () =&gt; {</text:span></text:p>
      <text:p text:style-name="Preformatted_20_Text"><text:span text:style-name="Source_20_Text"><text:s text:c="2"/>const [name, setName] = useState('')</text:span></text:p>
      <text:p text:style-name="Preformatted_20_Text"><text:span text:style-name="Source_20_Text"><text:s text:c="2"/>const [born, setBorn] = useState('')</text:span></text:p>
      <text:p text:style-name="Preformatted_20_Text"><text:span text:style-name="Source_20_Text"><text:s text:c="2"/>const [height, setHeight] = useState('')</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form&gt;</text:span></text:p>
      <text:p text:style-name="Preformatted_20_Text"><text:span text:style-name="Source_20_Text"><text:s text:c="8"/>name: </text:span></text:p>
      <text:p text:style-name="Preformatted_20_Text"><text:span text:style-name="Source_20_Text"><text:s text:c="8"/>&lt;input</text:span></text:p>
      <text:p text:style-name="Preformatted_20_Text"><text:span text:style-name="Source_20_Text"><text:s text:c="10"/>type='text'</text:span></text:p>
      <text:p text:style-name="Preformatted_20_Text"><text:span text:style-name="Source_20_Text"><text:s text:c="10"/>value={name}</text:span></text:p>
      <text:p text:style-name="Preformatted_20_Text"><text:span text:style-name="Source_20_Text"><text:s text:c="10"/>onChange={(event) =&gt; setName(event.target.value)} </text:span></text:p>
      <text:p text:style-name="Preformatted_20_Text"><text:span text:style-name="Source_20_Text"><text:s text:c="8"/>/&gt; </text:span></text:p>
      <text:p text:style-name="Preformatted_20_Text"><text:span text:style-name="Source_20_Text"><text:s text:c="8"/>&lt;br/&gt; </text:span></text:p>
      <text:p text:style-name="Preformatted_20_Text"><text:span text:style-name="Source_20_Text"><text:s text:c="8"/>birthdate:</text:span></text:p>
      <text:p text:style-name="Preformatted_20_Text"><text:span text:style-name="Source_20_Text"><text:s text:c="8"/>&lt;input</text:span></text:p>
      <text:p text:style-name="Preformatted_20_Text"><text:span text:style-name="Source_20_Text"><text:s text:c="10"/>type='date'</text:span></text:p>
      <text:p text:style-name="Preformatted_20_Text"><text:span text:style-name="Source_20_Text"><text:s text:c="10"/>value={born}</text:span></text:p>
      <text:p text:style-name="Preformatted_20_Text"><text:span text:style-name="Source_20_Text"><text:s text:c="10"/>onChange={(event) =&gt; setBorn(event.target.value)}</text:span></text:p>
      <text:p text:style-name="Preformatted_20_Text"><text:span text:style-name="Source_20_Text"><text:s text:c="8"/>/&gt;</text:span></text:p>
      <text:p text:style-name="Preformatted_20_Text"><text:soft-page-break/><text:span text:style-name="Source_20_Text"><text:s text:c="8"/>&lt;br /&gt; </text:span></text:p>
      <text:p text:style-name="Preformatted_20_Text"><text:span text:style-name="Source_20_Text"><text:s text:c="8"/>height:</text:span></text:p>
      <text:p text:style-name="Preformatted_20_Text"><text:span text:style-name="Source_20_Text"><text:s text:c="8"/>&lt;input</text:span></text:p>
      <text:p text:style-name="Preformatted_20_Text"><text:span text:style-name="Source_20_Text"><text:s text:c="10"/>type='number'</text:span></text:p>
      <text:p text:style-name="Preformatted_20_Text"><text:span text:style-name="Source_20_Text"><text:s text:c="10"/>value={height}</text:span></text:p>
      <text:p text:style-name="Preformatted_20_Text"><text:span text:style-name="Source_20_Text"><text:s text:c="10"/>onChange={(event) =&gt; setHeight(event.target.value)}</text:span></text:p>
      <text:p text:style-name="Preformatted_20_Text"><text:span text:style-name="Source_20_Text"><text:s text:c="8"/>/&gt;</text:span></text:p>
      <text:p text:style-name="Preformatted_20_Text"><text:span text:style-name="Source_20_Text"><text:s text:c="6"/>&lt;/form&gt;</text:span></text:p>
      <text:p text:style-name="Preformatted_20_Text"><text:span text:style-name="Source_20_Text"><text:s text:c="6"/>&lt;div&gt;</text:span></text:p>
      <text:p text:style-name="Preformatted_20_Text"><text:span text:style-name="Source_20_Text"><text:s text:c="8"/>{name} {born} {height} </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p text:style-name="Text_20_body"><text:span text:style-name="Strong_20_Emphasis">useField Custom Hook:</text:span></text:p>
      <text:p text:style-name="Text_20_body">This hook simplifies managing the state for a single form input.</text:p>
      <text:p text:style-name="Preformatted_20_Text"><text:s text:c="6"/><text:span text:style-name="Source_20_Text">const useField = (type) =&gt; {</text:span></text:p>
      <text:p text:style-name="Preformatted_20_Text"><text:span text:style-name="Source_20_Text"><text:s text:c="2"/>const [value, setValue] = useState('')</text:span></text:p>
      <text:p text:style-name="Preformatted_20_Text"/>
      <text:p text:style-name="Preformatted_20_Text"><text:span text:style-name="Source_20_Text"><text:s text:c="2"/>const onChange = (event) =&gt; {</text:span></text:p>
      <text:p text:style-name="Preformatted_20_Text"><text:span text:style-name="Source_20_Text"><text:s text:c="4"/>setValue(event.target.value)</text:span></text:p>
      <text:p text:style-name="Preformatted_20_Text"><text:span text:style-name="Source_20_Text"><text:s text:c="2"/>}</text:span></text:p>
      <text:p text:style-name="Preformatted_20_Text"/>
      <text:p text:style-name="Preformatted_20_Text"><text:span text:style-name="Source_20_Text"><text:s text:c="2"/>// Returns an object containing props needed by an input field</text:span></text:p>
      <text:p text:style-name="Preformatted_20_Text"><text:span text:style-name="Source_20_Text"><text:s text:c="2"/>return {</text:span></text:p>
      <text:p text:style-name="Preformatted_20_Text"><text:span text:style-name="Source_20_Text"><text:s text:c="4"/>type, <text:s text:c="2"/>// The type of the input (e.g., 'text', 'date', 'number')</text:span></text:p>
      <text:p text:style-name="Preformatted_20_Text"><text:span text:style-name="Source_20_Text"><text:s text:c="4"/>value, <text:s/>// The current value of the input</text:span></text:p>
      <text:p text:style-name="Preformatted_20_Text"><text:span text:style-name="Source_20_Text"><text:s text:c="4"/>onChange // The event handler</text:span></text:p>
      <text:p text:style-name="Preformatted_20_Text"><text:span text:style-name="Source_20_Text"><text:s text:c="2"/>}</text:span></text:p>
      <text:p text:style-name="Preformatted_20_Text"><text:span text:style-name="Source_20_Text">}</text:span></text:p>
      <text:p text:style-name="P26"><text:s text:c="4"/></text:p>
      <text:p text:style-name="Text_20_body"><text:span text:style-name="Strong_20_Emphasis">Using useField (Initial):</text:span></text:p>
      <text:p text:style-name="Preformatted_20_Text"><text:s text:c="6"/><text:span text:style-name="Source_20_Text">const App = () =&gt; {</text:span></text:p>
      <text:p text:style-name="Preformatted_20_Text"><text:span text:style-name="Source_20_Text"><text:s text:c="2"/>const name = useField('text')</text:span></text:p>
      <text:p text:style-name="Preformatted_20_Text"><text:span text:style-name="Source_20_Text"><text:s text:c="2"/>// const born = useField('date')</text:span></text:p>
      <text:p text:style-name="Preformatted_20_Text"><text:span text:style-name="Source_20_Text"><text:s text:c="2"/>// const height = useField('number')</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form&gt;</text:span></text:p>
      <text:p text:style-name="Preformatted_20_Text"><text:span text:style-name="Source_20_Text"><text:s text:c="8"/>name:</text:span></text:p>
      <text:p text:style-name="Preformatted_20_Text"><text:span text:style-name="Source_20_Text"><text:s text:c="8"/>&lt;input</text:span></text:p>
      <text:p text:style-name="Preformatted_20_Text"><text:span text:style-name="Source_20_Text"><text:s text:c="10"/>type={name.type}</text:span></text:p>
      <text:p text:style-name="Preformatted_20_Text"><text:span text:style-name="Source_20_Text"><text:s text:c="10"/>value={name.value}</text:span></text:p>
      <text:p text:style-name="Preformatted_20_Text"><text:span text:style-name="Source_20_Text"><text:s text:c="10"/>onChange={name.onChange} </text:span></text:p>
      <text:p text:style-name="Preformatted_20_Text"><text:span text:style-name="Source_20_Text"><text:s text:c="8"/>/&gt; </text:span></text:p>
      <text:p text:style-name="Preformatted_20_Text"><text:span text:style-name="Source_20_Text"><text:s text:c="8"/>{/* ... other inputs ... */}</text:span></text:p>
      <text:p text:style-name="Preformatted_20_Text"><text:span text:style-name="Source_20_Text"><text:s text:c="6"/>&lt;/form&gt;</text:span></text:p>
      <text:p text:style-name="Preformatted_20_Text"><text:span text:style-name="Source_20_Text"><text:s text:c="6"/>{/* ... display values ... */}</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h text:style-name="Heading_20_3" text:outline-level="3"><text:bookmark-start text:name="__RefHeading___Toc28915_2405230766"/><text:soft-page-break/>Spread Attributes<text:bookmark-end text:name="__RefHeading___Toc28915_2405230766"/></text:h>
      <text:p text:style-name="Text_20_body">The "spread syntax" (...) can be used to pass all properties of an object as props to a component or HTML element. This is particularly useful when the object returned by a custom hook (like useField) contains exactly the attributes an input element expects.</text:p>
      <text:p text:style-name="Text_20_body"><text:span text:style-name="Strong_20_Emphasis">Concept:</text:span></text:p>
      <text:p text:style-name="Text_20_body">The following two are equivalent:</text:p>
      <text:p text:style-name="Preformatted_20_Text"><text:s text:c="6"/><text:span text:style-name="Source_20_Text">// Method 1: Passing individual props</text:span></text:p>
      <text:p text:style-name="Preformatted_20_Text"><text:span text:style-name="Source_20_Text">&lt;Greeting firstName='Arto' lastName='Hellas' /&gt;</text:span></text:p>
      <text:p text:style-name="Preformatted_20_Text"/>
      <text:p text:style-name="Preformatted_20_Text"><text:span text:style-name="Source_20_Text">// Method 2: Using spread attributes</text:span></text:p>
      <text:p text:style-name="Preformatted_20_Text"><text:span text:style-name="Source_20_Text">const person = {</text:span></text:p>
      <text:p text:style-name="Preformatted_20_Text"><text:span text:style-name="Source_20_Text"><text:s text:c="2"/>firstName: 'Arto',</text:span></text:p>
      <text:p text:style-name="Preformatted_20_Text"><text:span text:style-name="Source_20_Text"><text:s text:c="2"/>lastName: 'Hellas'</text:span></text:p>
      <text:p text:style-name="Preformatted_20_Text"><text:span text:style-name="Source_20_Text">}</text:span></text:p>
      <text:p text:style-name="Preformatted_20_Text"><text:span text:style-name="Source_20_Text">&lt;Greeting {...person} /&gt;</text:span></text:p>
      <text:p text:style-name="P26"><text:s text:c="4"/></text:p>
      <text:p text:style-name="Text_20_body"><text:span text:style-name="Strong_20_Emphasis">Simplifying Form with useField and Spread Attributes:</text:span></text:p>
      <text:p text:style-name="Preformatted_20_Text"><text:s text:c="6"/><text:span text:style-name="Source_20_Text">const App = () =&gt; {</text:span></text:p>
      <text:p text:style-name="Preformatted_20_Text"><text:span text:style-name="Source_20_Text"><text:s text:c="2"/>const name = useField('text')</text:span></text:p>
      <text:p text:style-name="Preformatted_20_Text"><text:span text:style-name="Source_20_Text"><text:s text:c="2"/>const born = useField('date')</text:span></text:p>
      <text:p text:style-name="Preformatted_20_Text"><text:span text:style-name="Source_20_Text"><text:s text:c="2"/>const height = useField('number')</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form&gt;</text:span></text:p>
      <text:p text:style-name="Preformatted_20_Text"><text:span text:style-name="Source_20_Text"><text:s text:c="8"/>name: </text:span></text:p>
      <text:p text:style-name="Preformatted_20_Text"><text:span text:style-name="Source_20_Text"><text:s text:c="8"/>&lt;input <text:s/>{...name} /&gt; {/* Spreading all properties from 'name' as props */}</text:span></text:p>
      <text:p text:style-name="Preformatted_20_Text"><text:span text:style-name="Source_20_Text"><text:s text:c="8"/>&lt;br/&gt; </text:span></text:p>
      <text:p text:style-name="Preformatted_20_Text"><text:span text:style-name="Source_20_Text"><text:s text:c="8"/>birthdate:</text:span></text:p>
      <text:p text:style-name="Preformatted_20_Text"><text:span text:style-name="Source_20_Text"><text:s text:c="8"/>&lt;input {...born} /&gt;</text:span></text:p>
      <text:p text:style-name="Preformatted_20_Text"><text:span text:style-name="Source_20_Text"><text:s text:c="8"/>&lt;br /&gt; </text:span></text:p>
      <text:p text:style-name="Preformatted_20_Text"><text:span text:style-name="Source_20_Text"><text:s text:c="8"/>height:</text:span></text:p>
      <text:p text:style-name="Preformatted_20_Text"><text:span text:style-name="Source_20_Text"><text:s text:c="8"/>&lt;input {...height} /&gt;</text:span></text:p>
      <text:p text:style-name="Preformatted_20_Text"><text:span text:style-name="Source_20_Text"><text:s text:c="6"/>&lt;/form&gt;</text:span></text:p>
      <text:p text:style-name="Preformatted_20_Text"><text:span text:style-name="Source_20_Text"><text:s text:c="6"/>&lt;div&gt;</text:span></text:p>
      <text:p text:style-name="Preformatted_20_Text"><text:span text:style-name="Source_20_Text"><text:s text:c="8"/>{name.value} {born.value} {height.value} {/* Access value for display */}</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p text:style-name="Text_20_body">This significantly simplifies the form input elements by encapsulating the type, value, and onChange handler logic within the useField hook and applying them concisely using spread attributes.</text:p>
      <text:p text:style-name="Text_20_body"><text:span text:style-name="Strong_20_Emphasis">Benefits of Custom Hooks:</text:span></text:p>
      <text:list text:style-name="L35">
        <text:list-item>
          <text:p text:style-name="P81"><text:span text:style-name="Strong_20_Emphasis">Code Reusability:</text:span> Logic can be shared across multiple components without duplicating code.</text:p>
        </text:list-item>
        <text:list-item>
          <text:p text:style-name="P81"><text:span text:style-name="Strong_20_Emphasis">Improved Modularity:</text:span> Helps break down complex components into smaller, more manageable, and focused pieces of logic.</text:p>
        </text:list-item>
      </text:list>
      <text:h text:style-name="Heading_20_3" text:outline-level="3"><text:bookmark-start text:name="__RefHeading___Toc28917_2405230766"/><text:soft-page-break/>More About Hooks<text:bookmark-end text:name="__RefHeading___Toc28917_2405230766"/></text:h>
      <text:p text:style-name="Text_20_body">For further learning and understanding of hooks:</text:p>
      <text:list text:style-name="L36">
        <text:list-item>
          <text:p text:style-name="P82"><text:span text:style-name="Strong_20_Emphasis">Awesome React Hooks Resources:</text:span> A curated list of resources.</text:p>
        </text:list-item>
        <text:list-item>
          <text:p text:style-name="P82"><text:span text:style-name="Strong_20_Emphasis">Easy to understand React Hook recipes by Gabe Ragland:</text:span> Practical examples.</text:p>
        </text:list-item>
        <text:list-item>
          <text:p text:style-name="P82"><text:span text:style-name="Strong_20_Emphasis">Why Do React Hooks Rely on Call Order?:</text:span> An explanation of one of the core principles behind hooks.</text:p>
        </text:list-item>
      </text:list>
      <text:p text:style-name="Text_20_body"/>
      <text:h text:style-name="Heading_20_2" text:outline-level="2"><text:bookmark-start text:name="__RefHeading___Toc28919_2405230766"/>More About Styles<text:bookmark-end text:name="__RefHeading___Toc28919_2405230766"/></text:h>
      <text:p text:style-name="Text_20_body">This part explores various methods for styling React applications beyond basic CSS files and inline styles, focusing on UI libraries and styled-components.</text:p>
      <text:h text:style-name="Heading_20_3" text:outline-level="3"><text:bookmark-start text:name="__RefHeading___Toc28921_2405230766"/>Ready-made UI Libraries<text:bookmark-end text:name="__RefHeading___Toc28921_2405230766"/></text:h>
      <text:p text:style-name="Text_20_body">Using a UI framework is a common approach to styling.</text:p>
      <text:list text:style-name="L37">
        <text:list-item>
          <text:p text:style-name="P83"><text:span text:style-name="Strong_20_Emphasis">Bootstrap:</text:span> One of the earliest and still popular UI toolkits.</text:p>
        </text:list-item>
        <text:list-item>
          <text:p text:style-name="P83"><text:span text:style-name="Strong_20_Emphasis">Numerous Options:</text:span> Many UI frameworks exist, offering themes and pre-styled "components" (HTML elements with CSS classes, not necessarily React components).</text:p>
        </text:list-item>
        <text:list-item>
          <text:p text:style-name="P83"><text:span text:style-name="Strong_20_Emphasis">Usage:</text:span> Typically involve including CSS stylesheets and JavaScript from the framework.</text:p>
        </text:list-item>
        <text:list-item>
          <text:p text:style-name="P83"><text:span text:style-name="Strong_20_Emphasis">React-Friendly Versions:</text:span> Many frameworks have React-specific libraries that wrap their "components" into actual React components (e.g., reactstrap, react-bootstrap for Bootstrap).</text:p>
        </text:list-item>
      </text:list>
      <text:p text:style-name="Text_20_body">We will look at two examples: <text:span text:style-name="Strong_20_Emphasis">React Bootstrap</text:span> and <text:span text:style-name="Strong_20_Emphasis">Material UI</text:span>.</text:p>
      <text:p text:style-name="Horizontal_20_Line"/>
      <text:h text:style-name="Heading_20_3" text:outline-level="3"><text:bookmark-start text:name="__RefHeading___Toc28923_2405230766"/>React Bootstrap<text:bookmark-end text:name="__RefHeading___Toc28923_2405230766"/></text:h>
      <text:p text:style-name="Text_20_body">A popular library that provides Bootstrap components as React components.</text:p>
      <text:p text:style-name="Text_20_body"><text:span text:style-name="Strong_20_Emphasis">1. Installation:</text:span></text:p>
      <text:p text:style-name="Preformatted_20_Text"><text:s text:c="6"/><text:span text:style-name="Source_20_Text">npm install react-bootstrap</text:span></text:p>
      <text:p text:style-name="P26"><text:s text:c="4"/></text:p>
      <text:p text:style-name="Text_20_body"><text:span text:style-name="Strong_20_Emphasis">2. Link Bootstrap CSS:</text:span><text:line-break/>Add the Bootstrap CSS link to public/index.html in the &lt;head&gt; section:</text:p>
      <text:p text:style-name="Preformatted_20_Text"><text:s text:c="6"/><text:span text:style-name="Source_20_Text">&lt;head&gt;</text:span></text:p>
      <text:p text:style-name="Preformatted_20_Text"><text:span text:style-name="Source_20_Text"><text:s text:c="2"/>&lt;link</text:span></text:p>
      <text:p text:style-name="Preformatted_20_Text"><text:span text:style-name="Source_20_Text"><text:s text:c="4"/>rel="stylesheet"</text:span></text:p>
      <text:p text:style-name="Preformatted_20_Text"><text:span text:style-name="Source_20_Text"><text:s text:c="4"/>href="https://cdn.jsdelivr.net/npm/bootstrap@5.3.0/dist/css/bootstrap.min.css"</text:span></text:p>
      <text:p text:style-name="Preformatted_20_Text"><text:span text:style-name="Source_20_Text"><text:s text:c="4"/>integrity="sha384-9ndCyUaIbzAi2FUVXJi0CjmCapSmO7SnpJef0486qhLnuZ2cdeRhO02iuK6FUUVM"</text:span></text:p>
      <text:p text:style-name="Preformatted_20_Text"><text:span text:style-name="Source_20_Text"><text:s text:c="4"/>crossorigin="anonymous"</text:span></text:p>
      <text:p text:style-name="Preformatted_20_Text"><text:span text:style-name="Source_20_Text"><text:s text:c="2"/>/&gt;</text:span></text:p>
      <text:p text:style-name="Preformatted_20_Text"><text:span text:style-name="Source_20_Text"><text:s text:c="2"/>&lt;!-- ... other head elements ... --&gt;</text:span></text:p>
      <text:p text:style-name="Preformatted_20_Text"><text:span text:style-name="Source_20_Text">&lt;/head&gt;</text:span></text:p>
      <text:p text:style-name="P26"><text:soft-page-break/><text:s text:c="4"/></text:p>
      <text:p text:style-name="Text_20_body">Reloading the app will show some initial Bootstrap styling.</text:p>
      <text:p text:style-name="Text_20_body"><text:span text:style-name="Strong_20_Emphasis">3. Container:</text:span><text:line-break/>Bootstrap applications often wrap content in a container class for proper spacing and alignment.</text:p>
      <text:p text:style-name="Preformatted_20_Text"><text:s text:c="6"/><text:span text:style-name="Source_20_Text">const App = () =&gt; {</text:span></text:p>
      <text:p text:style-name="Preformatted_20_Text"><text:span text:style-name="Source_20_Text"><text:s text:c="2"/>// ...</text:span></text:p>
      <text:p text:style-name="Preformatted_20_Text"><text:span text:style-name="Source_20_Text"><text:s text:c="2"/>return (</text:span></text:p>
      <text:p text:style-name="Preformatted_20_Text"><text:span text:style-name="Source_20_Text"><text:s text:c="4"/>&lt;div className="container"&gt; {/* Add Bootstrap container class */}</text:span></text:p>
      <text:p text:style-name="Preformatted_20_Text"><text:span text:style-name="Source_20_Text"><text:s text:c="6"/>{/* ... rest of the app ... */}</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p text:style-name="Text_20_body">This adds margins and prevents content from touching the browser edges.</text:p>
      <text:p text:style-name="Text_20_body"><text:span text:style-name="Strong_20_Emphasis">4. Tables (&lt;Table&gt; component):</text:span><text:line-break/>React Bootstrap provides a Table component for styled tables.</text:p>
      <text:p text:style-name="Preformatted_20_Text"><text:s text:c="6"/><text:span text:style-name="Source_20_Text">import { Table } from 'react-bootstrap'; // Import the component</text:span></text:p>
      <text:p text:style-name="Preformatted_20_Text"><text:span text:style-name="Source_20_Text">import { Link } from 'react-router-dom'; // Assuming Link is used</text:span></text:p>
      <text:p text:style-name="Preformatted_20_Text"/>
      <text:p text:style-name="Preformatted_20_Text"><text:span text:style-name="Source_20_Text">const Notes = ({ notes }) =&gt; (</text:span></text:p>
      <text:p text:style-name="Preformatted_20_Text"><text:span text:style-name="Source_20_Text"><text:s text:c="2"/>&lt;div&gt;</text:span></text:p>
      <text:p text:style-name="Preformatted_20_Text"><text:span text:style-name="Source_20_Text"><text:s text:c="4"/>&lt;h2&gt;Notes&lt;/h2&gt;</text:span></text:p>
      <text:p text:style-name="Preformatted_20_Text"><text:span text:style-name="Source_20_Text"><text:s text:c="4"/>&lt;Table striped&gt; {/* Use the React Bootstrap Table component */}</text:span></text:p>
      <text:p text:style-name="Preformatted_20_Text"><text:span text:style-name="Source_20_Text"><text:s text:c="6"/>&lt;tbody&gt;</text:span></text:p>
      <text:p text:style-name="Preformatted_20_Text"><text:span text:style-name="Source_20_Text"><text:s text:c="8"/>{notes.map(note =&gt;</text:span></text:p>
      <text:p text:style-name="Preformatted_20_Text"><text:span text:style-name="Source_20_Text"><text:s text:c="10"/>&lt;tr key={note.id}&gt;</text:span></text:p>
      <text:p text:style-name="Preformatted_20_Text"><text:span text:style-name="Source_20_Text"><text:s text:c="12"/>&lt;td&gt;</text:span></text:p>
      <text:p text:style-name="Preformatted_20_Text"><text:span text:style-name="Source_20_Text"><text:s text:c="14"/>&lt;Link to={`/notes/${note.id}`}&gt;</text:span></text:p>
      <text:p text:style-name="Preformatted_20_Text"><text:span text:style-name="Source_20_Text"><text:s text:c="16"/>{note.content}</text:span></text:p>
      <text:p text:style-name="Preformatted_20_Text"><text:span text:style-name="Source_20_Text"><text:s text:c="14"/>&lt;/Link&gt;</text:span></text:p>
      <text:p text:style-name="Preformatted_20_Text"><text:span text:style-name="Source_20_Text"><text:s text:c="12"/>&lt;/td&gt;</text:span></text:p>
      <text:p text:style-name="Preformatted_20_Text"><text:span text:style-name="Source_20_Text"><text:s text:c="12"/>&lt;td&gt;</text:span></text:p>
      <text:p text:style-name="Preformatted_20_Text"><text:span text:style-name="Source_20_Text"><text:s text:c="14"/>{note.user}</text:span></text:p>
      <text:p text:style-name="Preformatted_20_Text"><text:span text:style-name="Source_20_Text"><text:s text:c="12"/>&lt;/td&gt;</text:span></text:p>
      <text:p text:style-name="Preformatted_20_Text"><text:span text:style-name="Source_20_Text"><text:s text:c="10"/>&lt;/tr&gt;</text:span></text:p>
      <text:p text:style-name="Preformatted_20_Text"><text:span text:style-name="Source_20_Text"><text:s text:c="8"/>)}</text:span></text:p>
      <text:p text:style-name="Preformatted_20_Text"><text:span text:style-name="Source_20_Text"><text:s text:c="6"/>&lt;/tbody&gt;</text:span></text:p>
      <text:p text:style-name="Preformatted_20_Text"><text:span text:style-name="Source_20_Text"><text:s text:c="4"/>&lt;/Table&gt;</text:span></text:p>
      <text:p text:style-name="Preformatted_20_Text"><text:span text:style-name="Source_20_Text"><text:s text:c="2"/>&lt;/div&gt;</text:span></text:p>
      <text:p text:style-name="Preformatted_20_Text"><text:span text:style-name="Source_20_Text">);</text:span></text:p>
      <text:p text:style-name="P26"><text:s text:c="4"/></text:p>
      <text:p text:style-name="P71">Key Point: React Bootstrap components need to be imported individually.</text:p>
      <text:p text:style-name="Text_20_body"><text:span text:style-name="Strong_20_Emphasis">5. Forms (&lt;Form&gt;, &lt;Form.Group&gt;, &lt;Form.Label&gt;, &lt;Form.Control&gt;, &lt;Button&gt;):</text:span><text:line-break/>React Bootstrap offers components for building styled forms.</text:p>
      <text:p text:style-name="Preformatted_20_Text"><text:s text:c="6"/><text:span text:style-name="Source_20_Text">import { Form, Button } from 'react-bootstrap'; // Import necessary components</text:span></text:p>
      <text:p text:style-name="Preformatted_20_Text"><text:span text:style-name="Source_20_Text">// import { useNavigate } from 'react-router-dom'; // If used</text:span></text:p>
      <text:p text:style-name="Preformatted_20_Text"/>
      <text:p text:style-name="Preformatted_20_Text"><text:span text:style-name="Source_20_Text">let Login = (props) =&gt; {</text:span></text:p>
      <text:p text:style-name="Preformatted_20_Text"><text:span text:style-name="Source_20_Text"><text:s text:c="2"/>// const navigate = useNavigate(); // If used</text:span></text:p>
      <text:p text:style-name="Preformatted_20_Text"><text:span text:style-name="Source_20_Text"><text:s text:c="2"/>const onSubmit = (event) =&gt; {</text:span></text:p>
      <text:p text:style-name="Preformatted_20_Text"><text:span text:style-name="Source_20_Text"><text:s text:c="4"/>event.preventDefault();</text:span></text:p>
      <text:p text:style-name="Preformatted_20_Text"><text:span text:style-name="Source_20_Text"><text:s text:c="4"/>props.onLogin('mluukkai');</text:span></text:p>
      <text:p text:style-name="Preformatted_20_Text"><text:soft-page-break/><text:span text:style-name="Source_20_Text"><text:s text:c="4"/>// navigate('/'); // If used</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gt;login&lt;/h2&gt;</text:span></text:p>
      <text:p text:style-name="Preformatted_20_Text"><text:span text:style-name="Source_20_Text"><text:s text:c="6"/>&lt;Form onSubmit={onSubmit}&gt;</text:span></text:p>
      <text:p text:style-name="Preformatted_20_Text"><text:span text:style-name="Source_20_Text"><text:s text:c="8"/>&lt;Form.Group&gt;</text:span></text:p>
      <text:p text:style-name="Preformatted_20_Text"><text:span text:style-name="Source_20_Text"><text:s text:c="10"/>&lt;Form.Label&gt;username:&lt;/Form.Label&gt;</text:span></text:p>
      <text:p text:style-name="Preformatted_20_Text"><text:span text:style-name="Source_20_Text"><text:s text:c="10"/>&lt;Form.Control</text:span></text:p>
      <text:p text:style-name="Preformatted_20_Text"><text:span text:style-name="Source_20_Text"><text:s text:c="12"/>type="text"</text:span></text:p>
      <text:p text:style-name="Preformatted_20_Text"><text:span text:style-name="Source_20_Text"><text:s text:c="12"/>name="username"</text:span></text:p>
      <text:p text:style-name="Preformatted_20_Text"><text:span text:style-name="Source_20_Text"><text:s text:c="10"/>/&gt;</text:span></text:p>
      <text:p text:style-name="Preformatted_20_Text"><text:span text:style-name="Source_20_Text"><text:s text:c="8"/>&lt;/Form.Group&gt;</text:span></text:p>
      <text:p text:style-name="Preformatted_20_Text"><text:span text:style-name="Source_20_Text"><text:s text:c="8"/>&lt;Form.Group&gt;</text:span></text:p>
      <text:p text:style-name="Preformatted_20_Text"><text:span text:style-name="Source_20_Text"><text:s text:c="10"/>&lt;Form.Label&gt;password:&lt;/Form.Label&gt;</text:span></text:p>
      <text:p text:style-name="Preformatted_20_Text"><text:span text:style-name="Source_20_Text"><text:s text:c="10"/>&lt;Form.Control</text:span></text:p>
      <text:p text:style-name="Preformatted_20_Text"><text:span text:style-name="Source_20_Text"><text:s text:c="12"/>type="password"</text:span></text:p>
      <text:p text:style-name="Preformatted_20_Text"><text:span text:style-name="Source_20_Text"><text:s text:c="10"/>/&gt;</text:span></text:p>
      <text:p text:style-name="Preformatted_20_Text"><text:span text:style-name="Source_20_Text"><text:s text:c="8"/>&lt;/Form.Group&gt;</text:span></text:p>
      <text:p text:style-name="Preformatted_20_Text"><text:span text:style-name="Source_20_Text"><text:s text:c="8"/>&lt;Button variant="primary" type="submit"&gt; {/* Styled button */}</text:span></text:p>
      <text:p text:style-name="Preformatted_20_Text"><text:span text:style-name="Source_20_Text"><text:s text:c="10"/>login</text:span></text:p>
      <text:p text:style-name="Preformatted_20_Text"><text:span text:style-name="Source_20_Text"><text:s text:c="8"/>&lt;/Button&gt;</text:span></text:p>
      <text:p text:style-name="Preformatted_20_Text"><text:span text:style-name="Source_20_Text"><text:s text:c="6"/>&lt;/Form&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p text:style-name="Text_20_body">The list of imports grows as more components are used:<text:line-break/>import { Table, Form, Button } from 'react-bootstrap'</text:p>
      <text:p text:style-name="Text_20_body"><text:span text:style-name="Strong_20_Emphasis">6. Notifications (&lt;Alert&gt; component):</text:span><text:line-break/>For displaying messages like success or error notifications.</text:p>
      <text:list text:style-name="L38">
        <text:list-item>
          <text:p text:style-name="P84">Add state for the message in App.js:</text:p>
          <text:p text:style-name="P85"><text:s text:c="6"/><text:span text:style-name="Source_20_Text">const App = () =&gt; {</text:span></text:p>
          <text:p text:style-name="P85"><text:span text:style-name="Source_20_Text"><text:s text:c="2"/>// ... existing state ...</text:span></text:p>
          <text:p text:style-name="P85"><text:span text:style-name="Source_20_Text"><text:s text:c="2"/>const [message, setMessage] = useState(null);</text:span></text:p>
          <text:p text:style-name="P85"/>
          <text:p text:style-name="P85"><text:span text:style-name="Source_20_Text"><text:s text:c="2"/>const login = (user) =&gt; {</text:span></text:p>
          <text:p text:style-name="P85"><text:span text:style-name="Source_20_Text"><text:s text:c="4"/>setUser(user);</text:span></text:p>
          <text:p text:style-name="P85"><text:span text:style-name="Source_20_Text"><text:s text:c="4"/>setMessage(`welcome ${user}`);</text:span></text:p>
          <text:p text:style-name="P85"><text:span text:style-name="Source_20_Text"><text:s text:c="4"/>setTimeout(() =&gt; {</text:span></text:p>
          <text:p text:style-name="P85"><text:span text:style-name="Source_20_Text"><text:s text:c="6"/>setMessage(null);</text:span></text:p>
          <text:p text:style-name="P85"><text:span text:style-name="Source_20_Text"><text:s text:c="4"/>}, 10000); // Hide after 10 seconds</text:span></text:p>
          <text:p text:style-name="P85"><text:span text:style-name="Source_20_Text"><text:s text:c="2"/>};</text:span></text:p>
          <text:p text:style-name="P85"><text:span text:style-name="Source_20_Text"><text:s text:c="2"/>// ...</text:span></text:p>
          <text:p text:style-name="P85"><text:span text:style-name="Source_20_Text">}</text:span></text:p>
          <text:p text:style-name="P86"><text:s text:c="4"/></text:p>
        </text:list-item>
        <text:list-item>
          <text:p text:style-name="P84">Render the Alert component (import it first: import { Alert } from 'react-bootstrap';):</text:p>
          <text:p text:style-name="P85"><text:s text:c="6"/><text:span text:style-name="Source_20_Text">// Inside App component's return, within the &lt;div className="container"&gt;</text:span></text:p>
          <text:p text:style-name="P85"><text:span text:style-name="Source_20_Text">{(message &amp;&amp;</text:span></text:p>
          <text:p text:style-name="P85"><text:span text:style-name="Source_20_Text"><text:s text:c="2"/>&lt;Alert variant="success"&gt; {/* 'variant' controls the style (e.g., success, danger) */}</text:span></text:p>
          <text:p text:style-name="P85"><text:span text:style-name="Source_20_Text"><text:s text:c="4"/>{message}</text:span></text:p>
          <text:p text:style-name="P85"><text:span text:style-name="Source_20_Text"><text:s text:c="2"/>&lt;/Alert&gt;</text:span></text:p>
          <text:p text:style-name="P85"><text:span text:style-name="Source_20_Text">)}</text:span></text:p>
          <text:p text:style-name="P85"><text:soft-page-break/><text:span text:style-name="Source_20_Text">{/* ... rest of the app content ... */}</text:span></text:p>
          <text:p text:style-name="P86"><text:s text:c="4"/></text:p>
        </text:list-item>
      </text:list>
      <text:p text:style-name="P47"/>
      <text:p text:style-name="Text_20_body"><text:span text:style-name="Strong_20_Emphasis">7. Navigation Structure (&lt;Navbar&gt;, &lt;Nav&gt; components):</text:span><text:line-break/>React Bootstrap provides components for creating responsive navigation bars.</text:p>
      <text:p text:style-name="Preformatted_20_Text"><text:s text:c="6"/><text:span text:style-name="Source_20_Text">import { Navbar, Nav } from 'react-bootstrap'; // Import components</text:span></text:p>
      <text:p text:style-name="Preformatted_20_Text"><text:span text:style-name="Source_20_Text">import { Link } from 'react-router-dom';</text:span></text:p>
      <text:p text:style-name="Preformatted_20_Text"/>
      <text:p text:style-name="Preformatted_20_Text"><text:span text:style-name="Source_20_Text">// ... (assuming 'padding', 'user' are defined as in previous examples)</text:span></text:p>
      <text:p text:style-name="Preformatted_20_Text"><text:span text:style-name="Source_20_Text">// This would typically be part of your App component or a dedicated Navigation component</text:span></text:p>
      <text:p text:style-name="Preformatted_20_Text"/>
      <text:p text:style-name="Preformatted_20_Text"><text:span text:style-name="Source_20_Text">// Example Navbar structure (to be placed inside the Router, usually at the top)</text:span></text:p>
      <text:p text:style-name="Preformatted_20_Text"><text:span text:style-name="Source_20_Text">&lt;Navbar collapseOnSelect expand="lg" bg="dark" variant="dark"&gt;</text:span></text:p>
      <text:p text:style-name="Preformatted_20_Text"><text:span text:style-name="Source_20_Text"><text:s text:c="2"/>&lt;Navbar.Toggle aria-controls="responsive-navbar-nav" /&gt;</text:span></text:p>
      <text:p text:style-name="Preformatted_20_Text"><text:span text:style-name="Source_20_Text"><text:s text:c="2"/>&lt;Navbar.Collapse id="responsive-navbar-nav"&gt;</text:span></text:p>
      <text:p text:style-name="Preformatted_20_Text"><text:span text:style-name="Source_20_Text"><text:s text:c="4"/>&lt;Nav className="me-auto"&gt;</text:span></text:p>
      <text:p text:style-name="Preformatted_20_Text"><text:span text:style-name="Source_20_Text"><text:s text:c="6"/>&lt;Nav.Link href="#" as="span"&gt; {/* 'as="span"' prevents default Nav.Link behavior if Link handles navigation */}</text:span></text:p>
      <text:p text:style-name="Preformatted_20_Text"><text:span text:style-name="Source_20_Text"><text:s text:c="8"/>&lt;Link style={padding} to="/"&gt;home&lt;/Link&gt;</text:span></text:p>
      <text:p text:style-name="Preformatted_20_Text"><text:span text:style-name="Source_20_Text"><text:s text:c="6"/>&lt;/Nav.Link&gt;</text:span></text:p>
      <text:p text:style-name="Preformatted_20_Text"><text:span text:style-name="Source_20_Text"><text:s text:c="6"/>&lt;Nav.Link href="#" as="span"&gt;</text:span></text:p>
      <text:p text:style-name="Preformatted_20_Text"><text:span text:style-name="Source_20_Text"><text:s text:c="8"/>&lt;Link style={padding} to="/notes"&gt;notes&lt;/Link&gt;</text:span></text:p>
      <text:p text:style-name="Preformatted_20_Text"><text:span text:style-name="Source_20_Text"><text:s text:c="6"/>&lt;/Nav.Link&gt;</text:span></text:p>
      <text:p text:style-name="Preformatted_20_Text"><text:span text:style-name="Source_20_Text"><text:s text:c="6"/>&lt;Nav.Link href="#" as="span"&gt;</text:span></text:p>
      <text:p text:style-name="Preformatted_20_Text"><text:span text:style-name="Source_20_Text"><text:s text:c="8"/>&lt;Link style={padding} to="/users"&gt;users&lt;/Link&gt;</text:span></text:p>
      <text:p text:style-name="Preformatted_20_Text"><text:span text:style-name="Source_20_Text"><text:s text:c="6"/>&lt;/Nav.Link&gt;</text:span></text:p>
      <text:p text:style-name="Preformatted_20_Text"><text:span text:style-name="Source_20_Text"><text:s text:c="6"/>&lt;Nav.Link href="#" as="span"&gt;</text:span></text:p>
      <text:p text:style-name="Preformatted_20_Text"><text:span text:style-name="Source_20_Text"><text:s text:c="8"/>{user</text:span></text:p>
      <text:p text:style-name="Preformatted_20_Text"><text:span text:style-name="Source_20_Text"><text:s text:c="10"/>? &lt;em style={padding}&gt;{user} logged in&lt;/em&gt;</text:span></text:p>
      <text:p text:style-name="Preformatted_20_Text"><text:span text:style-name="Source_20_Text"><text:s text:c="10"/>: &lt;Link style={padding} to="/login"&gt;login&lt;/Link&gt;</text:span></text:p>
      <text:p text:style-name="Preformatted_20_Text"><text:span text:style-name="Source_20_Text"><text:s text:c="8"/>}</text:span></text:p>
      <text:p text:style-name="Preformatted_20_Text"><text:span text:style-name="Source_20_Text"><text:s text:c="6"/>&lt;/Nav.Link&gt;</text:span></text:p>
      <text:p text:style-name="Preformatted_20_Text"><text:span text:style-name="Source_20_Text"><text:s text:c="4"/>&lt;/Nav&gt;</text:span></text:p>
      <text:p text:style-name="Preformatted_20_Text"><text:span text:style-name="Source_20_Text"><text:s text:c="2"/>&lt;/Navbar.Collapse&gt;</text:span></text:p>
      <text:p text:style-name="Preformatted_20_Text"><text:span text:style-name="Source_20_Text">&lt;/Navbar&gt;</text:span></text:p>
      <text:p text:style-name="P26"><text:s text:c="4"/></text:p>
      <text:list text:style-name="L39">
        <text:list-item>
          <text:p text:style-name="P87"><text:span text:style-name="Strong_20_Emphasis">Responsive Design:</text:span> Bootstrap (and many UI frameworks) create responsive layouts that adapt to different screen sizes. The Navbar often collapses into a "hamburger" menu on smaller screens.</text:p>
        </text:list-item>
        <text:list-item>
          <text:p text:style-name="P87"><text:span text:style-name="Strong_20_Emphasis">Chrome DevTools:</text:span> Can simulate different mobile devices for testing responsiveness.</text:p>
        </text:list-item>
      </text:list>
      <text:p text:style-name="P71">The complete code for the React Bootstrap example can be found at the link provided in the original text.</text:p>
      <text:p text:style-name="Horizontal_20_Line"/>
      <text:h text:style-name="Heading_20_3" text:outline-level="3"><text:bookmark-start text:name="__RefHeading___Toc28925_2405230766"/>Material UI<text:bookmark-end text:name="__RefHeading___Toc28925_2405230766"/></text:h>
      <text:p text:style-name="Text_20_body">A React library implementing Google's Material Design.</text:p>
      <text:p text:style-name="Text_20_body"><text:span text:style-name="Strong_20_Emphasis">1. Installation:</text:span></text:p>
      <text:p text:style-name="Preformatted_20_Text"><text:s text:c="6"/><text:span text:style-name="Source_20_Text">npm install @mui/material @emotion/react @emotion/styled</text:span></text:p>
      <text:p text:style-name="P26"><text:s text:c="4"/></text:p>
      <text:p text:style-name="Text_20_body"><text:soft-page-break/>(@emotion/react and @emotion/styled are peer dependencies for styling).</text:p>
      <text:p text:style-name="Text_20_body"><text:span text:style-name="Strong_20_Emphasis">2. Container:</text:span><text:line-break/>Similar to Bootstrap, wrap the application content in a Container component.</text:p>
      <text:p text:style-name="Preformatted_20_Text"><text:s text:c="6"/><text:span text:style-name="Source_20_Text">import { Container } from '@mui/material'; // Import the component</text:span></text:p>
      <text:p text:style-name="Preformatted_20_Text"/>
      <text:p text:style-name="Preformatted_20_Text"><text:span text:style-name="Source_20_Text">const App = () =&gt; {</text:span></text:p>
      <text:p text:style-name="Preformatted_20_Text"><text:span text:style-name="Source_20_Text"><text:s text:c="2"/>// ...</text:span></text:p>
      <text:p text:style-name="Preformatted_20_Text"><text:span text:style-name="Source_20_Text"><text:s text:c="2"/>return (</text:span></text:p>
      <text:p text:style-name="Preformatted_20_Text"><text:span text:style-name="Source_20_Text"><text:s text:c="4"/>&lt;Container&gt; {/* Material UI Container */}</text:span></text:p>
      <text:p text:style-name="Preformatted_20_Text"><text:span text:style-name="Source_20_Text"><text:s text:c="6"/>{/* ... rest of the app ... */}</text:span></text:p>
      <text:p text:style-name="Preformatted_20_Text"><text:span text:style-name="Source_20_Text"><text:s text:c="4"/>&lt;/Container&gt;</text:span></text:p>
      <text:p text:style-name="Preformatted_20_Text"><text:span text:style-name="Source_20_Text"><text:s text:c="2"/>)</text:span></text:p>
      <text:p text:style-name="Preformatted_20_Text"><text:span text:style-name="Source_20_Text">}</text:span></text:p>
      <text:p text:style-name="P26"><text:s text:c="4"/></text:p>
      <text:p text:style-name="Text_20_body"><text:span text:style-name="Strong_20_Emphasis">3. Tables (&lt;TableContainer&gt;, &lt;Table&gt;, &lt;TableBody&gt;, &lt;TableRow&gt;, &lt;TableCell&gt;, &lt;Paper&gt;):</text:span><text:line-break/>Material UI uses a combination of components to build tables.</text:p>
      <text:p text:style-name="Preformatted_20_Text"><text:s text:c="6"/><text:span text:style-name="Source_20_Text">import {</text:span></text:p>
      <text:p text:style-name="Preformatted_20_Text"><text:span text:style-name="Source_20_Text"><text:s text:c="2"/>Table,</text:span></text:p>
      <text:p text:style-name="Preformatted_20_Text"><text:span text:style-name="Source_20_Text"><text:s text:c="2"/>TableBody,</text:span></text:p>
      <text:p text:style-name="Preformatted_20_Text"><text:span text:style-name="Source_20_Text"><text:s text:c="2"/>TableCell,</text:span></text:p>
      <text:p text:style-name="Preformatted_20_Text"><text:span text:style-name="Source_20_Text"><text:s text:c="2"/>TableContainer,</text:span></text:p>
      <text:p text:style-name="Preformatted_20_Text"><text:span text:style-name="Source_20_Text"><text:s text:c="2"/>TableRow,</text:span></text:p>
      <text:p text:style-name="Preformatted_20_Text"><text:span text:style-name="Source_20_Text"><text:s text:c="2"/>Paper, // Often used as a container for tables to give them elevation/background</text:span></text:p>
      <text:p text:style-name="Preformatted_20_Text"><text:span text:style-name="Source_20_Text">} from '@mui/material';</text:span></text:p>
      <text:p text:style-name="Preformatted_20_Text"><text:span text:style-name="Source_20_Text">import { Link } from 'react-router-dom';</text:span></text:p>
      <text:p text:style-name="Preformatted_20_Text"/>
      <text:p text:style-name="Preformatted_20_Text"><text:span text:style-name="Source_20_Text">const Notes = ({ notes }) =&gt; (</text:span></text:p>
      <text:p text:style-name="Preformatted_20_Text"><text:span text:style-name="Source_20_Text"><text:s text:c="2"/>&lt;div&gt;</text:span></text:p>
      <text:p text:style-name="Preformatted_20_Text"><text:span text:style-name="Source_20_Text"><text:s text:c="4"/>&lt;h2&gt;Notes&lt;/h2&gt;</text:span></text:p>
      <text:p text:style-name="Preformatted_20_Text"><text:span text:style-name="Source_20_Text"><text:s text:c="4"/>&lt;TableContainer component={Paper}&gt; {/* Paper provides a surface */}</text:span></text:p>
      <text:p text:style-name="Preformatted_20_Text"><text:span text:style-name="Source_20_Text"><text:s text:c="6"/>&lt;Table&gt;</text:span></text:p>
      <text:p text:style-name="Preformatted_20_Text"><text:span text:style-name="Source_20_Text"><text:s text:c="8"/>&lt;TableBody&gt;</text:span></text:p>
      <text:p text:style-name="Preformatted_20_Text"><text:span text:style-name="Source_20_Text"><text:s text:c="10"/>{notes.map(note =&gt; (</text:span></text:p>
      <text:p text:style-name="Preformatted_20_Text"><text:span text:style-name="Source_20_Text"><text:s text:c="12"/>&lt;TableRow key={note.id}&gt;</text:span></text:p>
      <text:p text:style-name="Preformatted_20_Text"><text:span text:style-name="Source_20_Text"><text:s text:c="14"/>&lt;TableCell&gt;</text:span></text:p>
      <text:p text:style-name="Preformatted_20_Text"><text:span text:style-name="Source_20_Text"><text:s text:c="16"/>&lt;Link to={`/notes/${note.id}`}&gt;{note.content}&lt;/Link&gt;</text:span></text:p>
      <text:p text:style-name="Preformatted_20_Text"><text:span text:style-name="Source_20_Text"><text:s text:c="14"/>&lt;/TableCell&gt;</text:span></text:p>
      <text:p text:style-name="Preformatted_20_Text"><text:span text:style-name="Source_20_Text"><text:s text:c="14"/>&lt;TableCell&gt;</text:span></text:p>
      <text:p text:style-name="Preformatted_20_Text"><text:span text:style-name="Source_20_Text"><text:s text:c="16"/>{note.user}</text:span></text:p>
      <text:p text:style-name="Preformatted_20_Text"><text:span text:style-name="Source_20_Text"><text:s text:c="14"/>&lt;/TableCell&gt;</text:span></text:p>
      <text:p text:style-name="Preformatted_20_Text"><text:span text:style-name="Source_20_Text"><text:s text:c="12"/>&lt;/TableRow&gt;</text:span></text:p>
      <text:p text:style-name="Preformatted_20_Text"><text:span text:style-name="Source_20_Text"><text:s text:c="10"/>))}</text:span></text:p>
      <text:p text:style-name="Preformatted_20_Text"><text:span text:style-name="Source_20_Text"><text:s text:c="8"/>&lt;/TableBody&gt;</text:span></text:p>
      <text:p text:style-name="Preformatted_20_Text"><text:span text:style-name="Source_20_Text"><text:s text:c="6"/>&lt;/Table&gt;</text:span></text:p>
      <text:p text:style-name="Preformatted_20_Text"><text:span text:style-name="Source_20_Text"><text:s text:c="4"/>&lt;/TableContainer&gt;</text:span></text:p>
      <text:p text:style-name="Preformatted_20_Text"><text:span text:style-name="Source_20_Text"><text:s text:c="2"/>&lt;/div&gt;</text:span></text:p>
      <text:p text:style-name="Preformatted_20_Text"><text:span text:style-name="Source_20_Text">);</text:span></text:p>
      <text:p text:style-name="P26"><text:s text:c="4"/></text:p>
      <text:p text:style-name="P71">Key Point: Material UI often requires importing many individual components, leading to longer import lists.</text:p>
      <text:p text:style-name="Text_20_body"><text:span text:style-name="Strong_20_Emphasis">4. Forms (&lt;TextField&gt;, &lt;Button&gt;):</text:span><text:line-break/>Material UI offers components like TextField for inputs and Button for actions. Unlike React Bootstrap, it does not provide a specific &lt;Form&gt; wrapper component; a standard HTML &lt;form&gt; element is used.</text:p>
      <text:p text:style-name="Preformatted_20_Text"><text:soft-page-break/><text:s text:c="6"/><text:span text:style-name="Source_20_Text">import { TextField, Button } from '@mui/material'; // Import form-related components</text:span></text:p>
      <text:p text:style-name="Preformatted_20_Text"><text:span text:style-name="Source_20_Text">import { useNavigate } from 'react-router-dom';</text:span></text:p>
      <text:p text:style-name="Preformatted_20_Text"/>
      <text:p text:style-name="Preformatted_20_Text"><text:span text:style-name="Source_20_Text">const Login = (props) =&gt; {</text:span></text:p>
      <text:p text:style-name="Preformatted_20_Text"><text:span text:style-name="Source_20_Text"><text:s text:c="2"/>const navigate = useNavigate();</text:span></text:p>
      <text:p text:style-name="Preformatted_20_Text"/>
      <text:p text:style-name="Preformatted_20_Text"><text:span text:style-name="Source_20_Text"><text:s text:c="2"/>const onSubmit = (event) =&gt; {</text:span></text:p>
      <text:p text:style-name="Preformatted_20_Text"><text:span text:style-name="Source_20_Text"><text:s text:c="4"/>event.preventDefault();</text:span></text:p>
      <text:p text:style-name="Preformatted_20_Text"><text:span text:style-name="Source_20_Text"><text:s text:c="4"/>props.onLogin('mluukkai');</text:span></text:p>
      <text:p text:style-name="Preformatted_20_Text"><text:span text:style-name="Source_20_Text"><text:s text:c="4"/>navigate('/');</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gt;login&lt;/h2&gt;</text:span></text:p>
      <text:p text:style-name="Preformatted_20_Text"><text:span text:style-name="Source_20_Text"><text:s text:c="6"/>&lt;form onSubmit={onSubmit}&gt; {/* Standard HTML form element */}</text:span></text:p>
      <text:p text:style-name="Preformatted_20_Text"><text:span text:style-name="Source_20_Text"><text:s text:c="8"/>&lt;div&gt;</text:span></text:p>
      <text:p text:style-name="Preformatted_20_Text"><text:span text:style-name="Source_20_Text"><text:s text:c="10"/>&lt;TextField label="username" /&gt; {/* 'label' acts as a placeholder and label */}</text:span></text:p>
      <text:p text:style-name="Preformatted_20_Text"><text:span text:style-name="Source_20_Text"><text:s text:c="8"/>&lt;/div&gt;</text:span></text:p>
      <text:p text:style-name="Preformatted_20_Text"><text:span text:style-name="Source_20_Text"><text:s text:c="8"/>&lt;div&gt;</text:span></text:p>
      <text:p text:style-name="Preformatted_20_Text"><text:span text:style-name="Source_20_Text"><text:s text:c="10"/>&lt;TextField label="password" type='password' /&gt;</text:span></text:p>
      <text:p text:style-name="Preformatted_20_Text"><text:span text:style-name="Source_20_Text"><text:s text:c="8"/>&lt;/div&gt;</text:span></text:p>
      <text:p text:style-name="Preformatted_20_Text"><text:span text:style-name="Source_20_Text"><text:s text:c="8"/>&lt;div&gt;</text:span></text:p>
      <text:p text:style-name="Preformatted_20_Text"><text:span text:style-name="Source_20_Text"><text:s text:c="10"/>&lt;Button variant="contained" color="primary" type="submit"&gt;</text:span></text:p>
      <text:p text:style-name="Preformatted_20_Text"><text:span text:style-name="Source_20_Text"><text:s text:c="12"/>login</text:span></text:p>
      <text:p text:style-name="Preformatted_20_Text"><text:span text:style-name="Source_20_Text"><text:s text:c="10"/>&lt;/Button&gt;</text:span></text:p>
      <text:p text:style-name="Preformatted_20_Text"><text:span text:style-name="Source_20_Text"><text:s text:c="8"/>&lt;/div&gt;</text:span></text:p>
      <text:p text:style-name="Preformatted_20_Text"><text:span text:style-name="Source_20_Text"><text:s text:c="6"/>&lt;/form&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p text:style-name="P71">Remember to import all used Material UI components.</text:p>
      <text:p text:style-name="Text_20_body"><text:span text:style-name="Strong_20_Emphasis">5. Notifications (&lt;Alert&gt; component):</text:span><text:line-break/>Material UI's Alert component is similar to Bootstrap's for displaying messages.</text:p>
      <text:p text:style-name="Preformatted_20_Text"><text:s text:c="6"/><text:span text:style-name="Source_20_Text">import { Alert } from '@mui/material'; // Import Alert</text:span></text:p>
      <text:p text:style-name="Preformatted_20_Text"/>
      <text:p text:style-name="Preformatted_20_Text"><text:span text:style-name="Source_20_Text">// Inside App component's return, assuming 'message' state is set up</text:span></text:p>
      <text:p text:style-name="Preformatted_20_Text"><text:span text:style-name="Source_20_Text">&lt;div&gt;</text:span></text:p>
      <text:p text:style-name="Preformatted_20_Text"><text:span text:style-name="Source_20_Text"><text:s text:c="2"/>{(message &amp;&amp;</text:span></text:p>
      <text:p text:style-name="Preformatted_20_Text"><text:span text:style-name="Source_20_Text"><text:s text:c="4"/>&lt;Alert severity="success"&gt; {/* 'severity' prop (e.g., "success", "error", "warning", "info") */}</text:span></text:p>
      <text:p text:style-name="Preformatted_20_Text"><text:span text:style-name="Source_20_Text"><text:s text:c="6"/>{message}</text:span></text:p>
      <text:p text:style-name="Preformatted_20_Text"><text:span text:style-name="Source_20_Text"><text:s text:c="4"/>&lt;/Alert&gt;</text:span></text:p>
      <text:p text:style-name="Preformatted_20_Text"><text:span text:style-name="Source_20_Text"><text:s text:c="2"/>)}</text:span></text:p>
      <text:p text:style-name="Preformatted_20_Text"><text:span text:style-name="Source_20_Text">&lt;/div&gt;</text:span></text:p>
      <text:p text:style-name="P26"><text:s text:c="4"/></text:p>
      <text:p text:style-name="Text_20_body"><text:span text:style-name="Strong_20_Emphasis">6. Navigation Structure (&lt;AppBar&gt;, &lt;Toolbar&gt;, &lt;Button&gt;):</text:span><text:line-break/>Navigation can be implemented using components like AppBar (for the bar itself) and Toolbar (to arrange items within the bar). Button components can be used for navigation links.</text:p>
      <text:list text:style-name="L40">
        <text:list-item>
          <text:p text:style-name="P88">Initial attempt using example code:</text:p>
          <text:p text:style-name="P89"><text:s text:c="6"/><text:span text:style-name="Source_20_Text">import { AppBar, Toolbar, IconButton, Button } from '@mui/material';</text:span></text:p>
          <text:p text:style-name="P89"><text:span text:style-name="Source_20_Text">import { Link } from 'react-router-dom';</text:span></text:p>
          <text:p text:style-name="P89"><text:span text:style-name="Source_20_Text">// Assuming 'user' state is available</text:span></text:p>
          <text:p text:style-name="P89"><text:soft-page-break/></text:p>
          <text:p text:style-name="P89"><text:span text:style-name="Source_20_Text">&lt;AppBar position="static"&gt;</text:span></text:p>
          <text:p text:style-name="P89"><text:span text:style-name="Source_20_Text"><text:s text:c="2"/>&lt;Toolbar&gt;</text:span></text:p>
          <text:p text:style-name="P89"><text:span text:style-name="Source_20_Text"><text:s text:c="4"/>&lt;IconButton edge="start" color="inherit" aria-label="menu"&gt;</text:span></text:p>
          <text:p text:style-name="P89"><text:span text:style-name="Source_20_Text"><text:s text:c="6"/>{/* Icon could go here for hamburger menu, etc. */}</text:span></text:p>
          <text:p text:style-name="P89"><text:span text:style-name="Source_20_Text"><text:s text:c="4"/>&lt;/IconButton&gt;</text:span></text:p>
          <text:p text:style-name="P89"><text:span text:style-name="Source_20_Text"><text:s text:c="4"/>&lt;Button color="inherit"&gt;</text:span></text:p>
          <text:p text:style-name="P89"><text:span text:style-name="Source_20_Text"><text:s text:c="6"/>&lt;Link to="/"&gt;home&lt;/Link&gt; {/* Standard React Router Link inside MUI Button */}</text:span></text:p>
          <text:p text:style-name="P89"><text:span text:style-name="Source_20_Text"><text:s text:c="4"/>&lt;/Button&gt;</text:span></text:p>
          <text:p text:style-name="P89"><text:span text:style-name="Source_20_Text"><text:s text:c="4"/>{/* ... other buttons with Links ... */}</text:span></text:p>
          <text:p text:style-name="P89"><text:span text:style-name="Source_20_Text"><text:s text:c="4"/>&lt;Button color="inherit"&gt;</text:span></text:p>
          <text:p text:style-name="P89"><text:span text:style-name="Source_20_Text"><text:s text:c="6"/>{user</text:span></text:p>
          <text:p text:style-name="P89"><text:span text:style-name="Source_20_Text"><text:s text:c="8"/>? &lt;em&gt;{user} logged in&lt;/em&gt;</text:span></text:p>
          <text:p text:style-name="P89"><text:span text:style-name="Source_20_Text"><text:s text:c="8"/>: &lt;Link to="/login"&gt;login&lt;/Link&gt;</text:span></text:p>
          <text:p text:style-name="P89"><text:span text:style-name="Source_20_Text"><text:s text:c="6"/>}</text:span></text:p>
          <text:p text:style-name="P89"><text:span text:style-name="Source_20_Text"><text:s text:c="4"/>&lt;/Button&gt; <text:s text:c="15"/></text:span></text:p>
          <text:p text:style-name="P89"><text:span text:style-name="Source_20_Text"><text:s text:c="2"/>&lt;/Toolbar&gt;</text:span></text:p>
          <text:p text:style-name="P89"><text:span text:style-name="Source_20_Text">&lt;/AppBar&gt;</text:span></text:p>
          <text:p text:style-name="P90"><text:s text:c="4"/></text:p>
        </text:list-item>
      </text:list>
      <text:p text:style-name="P47"/>
      <text:list text:continue-numbering="true" text:style-name="L40">
        <text:list-item>
          <text:p text:style-name="P88">Improved approach using the component prop:<text:line-break/>Material UI components can render a different root element using the component prop. This allows direct integration with React Router's Link.</text:p>
          <text:p text:style-name="P89"><text:s text:c="6"/><text:span text:style-name="Source_20_Text">// In Navigation or App component</text:span></text:p>
          <text:p text:style-name="P89"><text:span text:style-name="Source_20_Text">&lt;AppBar position="static"&gt;</text:span></text:p>
          <text:p text:style-name="P89"><text:span text:style-name="Source_20_Text"><text:s text:c="2"/>&lt;Toolbar&gt;</text:span></text:p>
          <text:p text:style-name="P89"><text:span text:style-name="Source_20_Text"><text:s text:c="4"/>&lt;Button color="inherit" component={Link} to="/"&gt; {/* Button renders as a Link */}</text:span></text:p>
          <text:p text:style-name="P89"><text:span text:style-name="Source_20_Text"><text:s text:c="6"/>home</text:span></text:p>
          <text:p text:style-name="P89"><text:span text:style-name="Source_20_Text"><text:s text:c="4"/>&lt;/Button&gt;</text:span></text:p>
          <text:p text:style-name="P89"><text:span text:style-name="Source_20_Text"><text:s text:c="4"/>&lt;Button color="inherit" component={Link} to="/notes"&gt;</text:span></text:p>
          <text:p text:style-name="P89"><text:span text:style-name="Source_20_Text"><text:s text:c="6"/>notes</text:span></text:p>
          <text:p text:style-name="P89"><text:span text:style-name="Source_20_Text"><text:s text:c="4"/>&lt;/Button&gt;</text:span></text:p>
          <text:p text:style-name="P89"><text:span text:style-name="Source_20_Text"><text:s text:c="4"/>&lt;Button color="inherit" component={Link} to="/users"&gt;</text:span></text:p>
          <text:p text:style-name="P89"><text:span text:style-name="Source_20_Text"><text:s text:c="6"/>users</text:span></text:p>
          <text:p text:style-name="P89"><text:span text:style-name="Source_20_Text"><text:s text:c="4"/>&lt;/Button&gt; <text:s text:c="2"/></text:span></text:p>
          <text:p text:style-name="P89"><text:span text:style-name="Source_20_Text"><text:s text:c="4"/>{user</text:span></text:p>
          <text:p text:style-name="P89"><text:span text:style-name="Source_20_Text"><text:s text:c="6"/>? &lt;em&gt;{user} logged in&lt;/em&gt; // Or style this as an MUI component</text:span></text:p>
          <text:p text:style-name="P89"><text:span text:style-name="Source_20_Text"><text:s text:c="6"/>: &lt;Button color="inherit" component={Link} to="/login"&gt;</text:span></text:p>
          <text:p text:style-name="P89"><text:span text:style-name="Source_20_Text"><text:s text:c="10"/>login</text:span></text:p>
          <text:p text:style-name="P89"><text:span text:style-name="Source_20_Text"><text:s text:c="8"/>&lt;/Button&gt;</text:span></text:p>
          <text:p text:style-name="P89"><text:span text:style-name="Source_20_Text"><text:s text:c="4"/>} <text:s text:c="29"/></text:span></text:p>
          <text:p text:style-name="P89"><text:span text:style-name="Source_20_Text"><text:s text:c="2"/>&lt;/Toolbar&gt;</text:span></text:p>
          <text:p text:style-name="P89"><text:span text:style-name="Source_20_Text">&lt;/AppBar&gt;</text:span></text:p>
          <text:p text:style-name="P90"><text:s text:c="4"/></text:p>
        </text:list-item>
      </text:list>
      <text:p text:style-name="P47"/>
      <text:list text:continue-numbering="true" text:style-name="L40">
        <text:list-header>
          <text:p text:style-name="P88">This results in a cleaner and more integrated navigation bar.</text:p>
        </text:list-header>
      </text:list>
      <text:p text:style-name="P71">The code for the Material UI application example is available at the link provided in the original course material.</text:p>
      <text:p text:style-name="Horizontal_20_Line"/>
      <text:h text:style-name="Heading_20_3" text:outline-level="3"><text:bookmark-start text:name="__RefHeading___Toc28927_2405230766"/><text:soft-page-break/>Closing Thoughts on UI Libraries<text:bookmark-end text:name="__RefHeading___Toc28927_2405230766"/></text:h>
      <text:list text:style-name="L41">
        <text:list-item>
          <text:p text:style-name="P91"><text:span text:style-name="Strong_20_Emphasis">Comparison:</text:span> React Bootstrap and Material UI are both capable. Material UI's documentation is noted as slightly better. According to npmtrends.com (as of the material's writing), Material UI surpassed React Bootstrap in popularity around late 2018.</text:p>
        </text:list-item>
        <text:list-item>
          <text:p text:style-name="P91"><text:span text:style-name="Strong_20_Emphasis">Direct Usage vs. React Integration Libraries:</text:span></text:p>
          <text:list>
            <text:list-item>
              <text:p text:style-name="P91">Instead of using react-bootstrap's &lt;Table&gt; component, one could use a standard HTML &lt;table&gt; and apply Bootstrap's CSS classes directly (e.g., &lt;table className="table striped"&gt;).</text:p>
            </text:list-item>
            <text:list-item>
              <text:p text:style-name="P91"><text:span text:style-name="Strong_20_Emphasis">Benefits of React Integration Libraries:</text:span></text:p>
              <text:list>
                <text:list-item>
                  <text:p text:style-name="P91">Can make frontend code more compact and readable.</text:p>
                </text:list-item>
                <text:list-item>
                  <text:p text:style-name="P91">Include necessary JavaScript for interactive components, abstracting away potentially complex dependencies (some Bootstrap components require jQuery, etc.).</text:p>
                </text:list-item>
              </text:list>
            </text:list-item>
            <text:list-item>
              <text:p text:style-name="P91"><text:span text:style-name="Strong_20_Emphasis">Potential Downsides of Integration Libraries:</text:span></text:p>
              <text:list>
                <text:list-item>
                  <text:p text:style-name="P91">May have unstable APIs.</text:p>
                </text:list-item>
                <text:list-item>
                  <text:p text:style-name="P91">Documentation quality can vary. (Semantic UI React is mentioned as an official and well-maintained integration).</text:p>
                </text:list-item>
              </text:list>
            </text:list-item>
          </text:list>
        </text:list-item>
        <text:list-item>
          <text:p text:style-name="P91"><text:span text:style-name="Strong_20_Emphasis">Utility of UI Frameworks:</text:span> They are very useful, especially for developers who may not have extensive CSS/web design expertise, as they provide a quick way to achieve a professional look and feel.</text:p>
        </text:list-item>
      </text:list>
      <text:p text:style-name="Horizontal_20_Line"/>
      <text:h text:style-name="Heading_20_3" text:outline-level="3"><text:bookmark-start text:name="__RefHeading___Toc28929_2405230766"/>Other UI Frameworks<text:bookmark-end text:name="__RefHeading___Toc28929_2405230766"/></text:h>
      <text:p text:style-name="P25">The course material lists many other UI frameworks for consideration, including:<text:line-break/>Bulma, Ant Design, Foundation, Chakra UI, Tailwind CSS, Semantic UI, Mantine, Fluent UI, Storybook (more of a component development tool), PrimeReact, Grommet, Blueprint, Evergreen, Radix UI, React Aria, Master CSS, NextUI, DaisyUI, shadcn/ui, Tremor, Headless UI.<text:line-break/><text:span text:style-name="T20">(This is a list for awareness, not for detailed study in this summary).</text:span></text:p>
      <text:p text:style-name="Horizontal_20_Line"/>
      <text:h text:style-name="Heading_20_3" text:outline-level="3"><text:bookmark-start text:name="__RefHeading___Toc28931_2405230766"/>Styled Components<text:bookmark-end text:name="__RefHeading___Toc28931_2405230766"/></text:h>
      <text:p text:style-name="Text_20_body">An alternative approach to styling React applications, using JavaScript's tagged template literals (ES6 feature) to write CSS directly within component files.</text:p>
      <text:p text:style-name="Text_20_body"><text:span text:style-name="Strong_20_Emphasis">1. Installation:</text:span></text:p>
      <text:p text:style-name="Preformatted_20_Text"><text:s text:c="6"/><text:span text:style-name="Source_20_Text">npm install styled-components</text:span></text:p>
      <text:p text:style-name="P26"><text:s text:c="4"/></text:p>
      <text:p text:style-name="Text_20_body"><text:span text:style-name="Strong_20_Emphasis">2. Defining Styled Components:</text:span><text:line-break/>You create new React components that are styled versions of HTML elements or other React components.</text:p>
      <text:p text:style-name="Preformatted_20_Text"><text:soft-page-break/><text:s text:c="6"/><text:span text:style-name="Source_20_Text">import styled from 'styled-components';</text:span></text:p>
      <text:p text:style-name="Preformatted_20_Text"/>
      <text:p text:style-name="Preformatted_20_Text"><text:span text:style-name="Source_20_Text">// Creates a &lt;button&gt; element with specific styles</text:span></text:p>
      <text:p text:style-name="Preformatted_20_Text"><text:span text:style-name="Source_20_Text">const Button = styled.button`</text:span></text:p>
      <text:p text:style-name="Preformatted_20_Text"><text:span text:style-name="Source_20_Text"><text:s text:c="2"/>background: Bisque;</text:span></text:p>
      <text:p text:style-name="Preformatted_20_Text"><text:span text:style-name="Source_20_Text"><text:s text:c="2"/>font-size: 1em;</text:span></text:p>
      <text:p text:style-name="Preformatted_20_Text"><text:span text:style-name="Source_20_Text"><text:s text:c="2"/>margin: 1em;</text:span></text:p>
      <text:p text:style-name="Preformatted_20_Text"><text:span text:style-name="Source_20_Text"><text:s text:c="2"/>padding: 0.25em 1em;</text:span></text:p>
      <text:p text:style-name="Preformatted_20_Text"><text:span text:style-name="Source_20_Text"><text:s text:c="2"/>border: 2px solid Chocolate;</text:span></text:p>
      <text:p text:style-name="Preformatted_20_Text"><text:span text:style-name="Source_20_Text"><text:s text:c="2"/>border-radius: 3px;</text:span></text:p>
      <text:p text:style-name="Preformatted_20_Text"><text:span text:style-name="Source_20_Text">`;</text:span></text:p>
      <text:p text:style-name="Preformatted_20_Text"/>
      <text:p text:style-name="Preformatted_20_Text"><text:span text:style-name="Source_20_Text">// Creates an &lt;input&gt; element with specific styles</text:span></text:p>
      <text:p text:style-name="Preformatted_20_Text"><text:span text:style-name="Source_20_Text">const Input = styled.input`</text:span></text:p>
      <text:p text:style-name="Preformatted_20_Text"><text:span text:style-name="Source_20_Text"><text:s text:c="2"/>margin: 0.25em;</text:span></text:p>
      <text:p text:style-name="Preformatted_20_Text"><text:span text:style-name="Source_20_Text">`;</text:span></text:p>
      <text:p text:style-name="P26"><text:s text:c="4"/></text:p>
      <text:p text:style-name="Text_20_body">The CSS rules are defined within backticks (`).</text:p>
      <text:p text:style-name="Text_20_body"><text:span text:style-name="Strong_20_Emphasis">3. Using Styled Components:</text:span><text:line-break/>These styled components (Button, Input) behave like their regular HTML counterparts and can be used directly in JSX.</text:p>
      <text:p text:style-name="Preformatted_20_Text"><text:s text:c="6"/><text:span text:style-name="Source_20_Text">// In a component like Login</text:span></text:p>
      <text:p text:style-name="Preformatted_20_Text"><text:span text:style-name="Source_20_Text">const Login = (props) =&gt; {</text:span></text:p>
      <text:p text:style-name="Preformatted_20_Text"><text:span text:style-name="Source_20_Text"><text:s text:c="2"/>// ... onSubmit logic ...</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gt;login&lt;/h2&gt;</text:span></text:p>
      <text:p text:style-name="Preformatted_20_Text"><text:span text:style-name="Source_20_Text"><text:s text:c="6"/>&lt;form onSubmit={onSubmit}&gt;</text:span></text:p>
      <text:p text:style-name="Preformatted_20_Text"><text:span text:style-name="Source_20_Text"><text:s text:c="8"/>&lt;div&gt;</text:span></text:p>
      <text:p text:style-name="Preformatted_20_Text"><text:span text:style-name="Source_20_Text"><text:s text:c="10"/>username:</text:span></text:p>
      <text:p text:style-name="Preformatted_20_Text"><text:span text:style-name="Source_20_Text"><text:s text:c="10"/>&lt;Input /&gt; {/* Using the styled Input component */}</text:span></text:p>
      <text:p text:style-name="Preformatted_20_Text"><text:span text:style-name="Source_20_Text"><text:s text:c="8"/>&lt;/div&gt;</text:span></text:p>
      <text:p text:style-name="Preformatted_20_Text"><text:span text:style-name="Source_20_Text"><text:s text:c="8"/>&lt;div&gt;</text:span></text:p>
      <text:p text:style-name="Preformatted_20_Text"><text:span text:style-name="Source_20_Text"><text:s text:c="10"/>password:</text:span></text:p>
      <text:p text:style-name="Preformatted_20_Text"><text:span text:style-name="Source_20_Text"><text:s text:c="10"/>&lt;Input type='password' /&gt; {/* Can still pass regular HTML attributes */}</text:span></text:p>
      <text:p text:style-name="Preformatted_20_Text"><text:span text:style-name="Source_20_Text"><text:s text:c="8"/>&lt;/div&gt;</text:span></text:p>
      <text:p text:style-name="Preformatted_20_Text"><text:span text:style-name="Source_20_Text"><text:s text:c="8"/>&lt;Button type="submit" primary=''&gt;login&lt;/Button&gt; {/* Using the styled Button */}</text:span></text:p>
      <text:p text:style-name="Preformatted_20_Text"><text:span text:style-name="Source_20_Text"><text:s text:c="6"/>&lt;/form&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p text:style-name="P71">Note: The primary='' prop in the example &lt;Button type="submit" primary=''&gt;login&lt;/Button&gt; seems to be an example of passing a custom prop, which could then be used within the styled-component's CSS definition if needed (e.g., background: ${props =&gt; props.primary ? 'palevioletred' : 'white'};). However, in this specific provided snippet, it's not being utilized by the Button's CSS.</text:p>
      <text:p text:style-name="Text_20_body"><text:span text:style-name="Strong_20_Emphasis">4. Styling Layout Elements:</text:span><text:line-break/>Styled components are also great for creating custom layout components.</text:p>
      <text:p text:style-name="Preformatted_20_Text"><text:s text:c="6"/><text:span text:style-name="Source_20_Text">const Page = styled.div`</text:span></text:p>
      <text:p text:style-name="Preformatted_20_Text"><text:span text:style-name="Source_20_Text"><text:s text:c="2"/>padding: 1em;</text:span></text:p>
      <text:p text:style-name="Preformatted_20_Text"><text:span text:style-name="Source_20_Text"><text:s text:c="2"/>background: papayawhip;</text:span></text:p>
      <text:p text:style-name="Preformatted_20_Text"><text:soft-page-break/><text:span text:style-name="Source_20_Text">`;</text:span></text:p>
      <text:p text:style-name="Preformatted_20_Text"/>
      <text:p text:style-name="Preformatted_20_Text"><text:span text:style-name="Source_20_Text">const Navigation = styled.div`</text:span></text:p>
      <text:p text:style-name="Preformatted_20_Text"><text:span text:style-name="Source_20_Text"><text:s text:c="2"/>background: BurlyWood;</text:span></text:p>
      <text:p text:style-name="Preformatted_20_Text"><text:span text:style-name="Source_20_Text"><text:s text:c="2"/>padding: 1em;</text:span></text:p>
      <text:p text:style-name="Preformatted_20_Text"><text:span text:style-name="Source_20_Text">`;</text:span></text:p>
      <text:p text:style-name="Preformatted_20_Text"/>
      <text:p text:style-name="Preformatted_20_Text"><text:span text:style-name="Source_20_Text">const Footer = styled.div`</text:span></text:p>
      <text:p text:style-name="Preformatted_20_Text"><text:span text:style-name="Source_20_Text"><text:s text:c="2"/>background: Chocolate;</text:span></text:p>
      <text:p text:style-name="Preformatted_20_Text"><text:span text:style-name="Source_20_Text"><text:s text:c="2"/>padding: 1em;</text:span></text:p>
      <text:p text:style-name="Preformatted_20_Text"><text:span text:style-name="Source_20_Text"><text:s text:c="2"/>margin-top: 1em;</text:span></text:p>
      <text:p text:style-name="Preformatted_20_Text"><text:span text:style-name="Source_20_Text">`;</text:span></text:p>
      <text:p text:style-name="P26"><text:s text:c="4"/></text:p>
      <text:p text:style-name="Text_20_body"><text:span text:style-name="Strong_20_Emphasis">5. Using Styled Layout Components in App:</text:span></text:p>
      <text:p text:style-name="Preformatted_20_Text"><text:s text:c="6"/><text:span text:style-name="Source_20_Text">// Assuming App structure from React Router section</text:span></text:p>
      <text:p text:style-name="Preformatted_20_Text"><text:span text:style-name="Source_20_Text">// Link, Routes, Route, Navigate, Home, Notes, Note, Users, Login are defined/imported</text:span></text:p>
      <text:p text:style-name="Preformatted_20_Text"><text:span text:style-name="Source_20_Text">// 'padding' style object and 'user' state are assumed to be present</text:span></text:p>
      <text:p text:style-name="Preformatted_20_Text"/>
      <text:p text:style-name="Preformatted_20_Text"><text:span text:style-name="Source_20_Text">const App = () =&gt; {</text:span></text:p>
      <text:p text:style-name="Preformatted_20_Text"><text:span text:style-name="Source_20_Text"><text:s text:c="2"/>// ... state (user, notes, note for single view) and login logic ...</text:span></text:p>
      <text:p text:style-name="Preformatted_20_Text"><text:span text:style-name="Source_20_Text"><text:s text:c="2"/>const padding = { paddingRight: 5 }; // Example padding</text:span></text:p>
      <text:p text:style-name="Preformatted_20_Text"/>
      <text:p text:style-name="Preformatted_20_Text"><text:span text:style-name="Source_20_Text"><text:s text:c="2"/>return (</text:span></text:p>
      <text:p text:style-name="Preformatted_20_Text"><text:span text:style-name="Source_20_Text"><text:s text:c="5"/>&lt;Page&gt; {/* Styled root container */}</text:span></text:p>
      <text:p text:style-name="Preformatted_20_Text"><text:span text:style-name="Source_20_Text"><text:s text:c="6"/>&lt;Navigation&gt; {/* Styled navigation container */}</text:span></text:p>
      <text:p text:style-name="Preformatted_20_Text"><text:span text:style-name="Source_20_Text"><text:s text:c="8"/>&lt;Link style={padding} to="/"&gt;home&lt;/Link&gt;</text:span></text:p>
      <text:p text:style-name="Preformatted_20_Text"><text:span text:style-name="Source_20_Text"><text:s text:c="8"/>&lt;Link style={padding} to="/notes"&gt;notes&lt;/Link&gt;</text:span></text:p>
      <text:p text:style-name="Preformatted_20_Text"><text:span text:style-name="Source_20_Text"><text:s text:c="8"/>&lt;Link style={padding} to="/users"&gt;users&lt;/Link&gt;</text:span></text:p>
      <text:p text:style-name="Preformatted_20_Text"><text:span text:style-name="Source_20_Text"><text:s text:c="8"/>{user</text:span></text:p>
      <text:p text:style-name="Preformatted_20_Text"><text:span text:style-name="Source_20_Text"><text:s text:c="10"/>? &lt;em&gt;{user} logged in&lt;/em&gt;</text:span></text:p>
      <text:p text:style-name="Preformatted_20_Text"><text:span text:style-name="Source_20_Text"><text:s text:c="10"/>: &lt;Link style={padding} to="/login"&gt;login&lt;/Link&gt;</text:span></text:p>
      <text:p text:style-name="Preformatted_20_Text"><text:span text:style-name="Source_20_Text"><text:s text:c="8"/>}</text:span></text:p>
      <text:p text:style-name="Preformatted_20_Text"><text:span text:style-name="Source_20_Text"><text:s text:c="6"/>&lt;/Navigation&gt;</text:span></text:p>
      <text:p text:style-name="Preformatted_20_Text"><text:span text:style-name="Source_20_Text"><text:s text:c="6"/></text:span></text:p>
      <text:p text:style-name="Preformatted_20_Text"><text:span text:style-name="Source_20_Text"><text:s text:c="6"/>&lt;Routes&gt;</text:span></text:p>
      <text:p text:style-name="Preformatted_20_Text"><text:span text:style-name="Source_20_Text"><text:s text:c="8"/>{/* ... Route definitions ... */}</text:span></text:p>
      <text:p text:style-name="Preformatted_20_Text"><text:span text:style-name="Source_20_Text"><text:s text:c="8"/>{/* Example: &lt;Route path="/notes/:id" element={&lt;Note note={note} /&gt;} /&gt; */}</text:span></text:p>
      <text:p text:style-name="Preformatted_20_Text"><text:span text:style-name="Source_20_Text"><text:s text:c="8"/>{/* Example: &lt;Route path="/login" element={&lt;Login onLogin={login} /&gt;} /&gt; */}</text:span></text:p>
      <text:p text:style-name="Preformatted_20_Text"><text:span text:style-name="Source_20_Text"><text:s text:c="6"/>&lt;/Routes&gt;</text:span></text:p>
      <text:p text:style-name="Preformatted_20_Text"/>
      <text:p text:style-name="Preformatted_20_Text"><text:span text:style-name="Source_20_Text"><text:s text:c="6"/>&lt;Footer&gt; {/* Styled footer container */}</text:span></text:p>
      <text:p text:style-name="Preformatted_20_Text"><text:span text:style-name="Source_20_Text"><text:s text:c="8"/>&lt;em&gt;Note app, Department of Computer Science 2022&lt;/em&gt;</text:span></text:p>
      <text:p text:style-name="Preformatted_20_Text"><text:span text:style-name="Source_20_Text"><text:s text:c="6"/>&lt;/Footer&gt;</text:span></text:p>
      <text:p text:style-name="Preformatted_20_Text"><text:span text:style-name="Source_20_Text"><text:s text:c="4"/>&lt;/Page&gt;</text:span></text:p>
      <text:p text:style-name="Preformatted_20_Text"><text:span text:style-name="Source_20_Text"><text:s text:c="2"/>);</text:span></text:p>
      <text:p text:style-name="Preformatted_20_Text"><text:span text:style-name="Source_20_Text">};</text:span></text:p>
      <text:p text:style-name="P26"><text:s text:c="4"/></text:p>
      <text:p text:style-name="Text_20_body"><text:span text:style-name="Strong_20_Emphasis">Popularity:</text:span><text:line-break/>Styled components have gained significant popularity and are considered by many to be an excellent way to define styles in React applications due to their co-location of styles with component logic and scoped styling.</text:p>
      <text:p text:style-name="Text_20_body"/>
      <text:h text:style-name="Heading_20_2" text:outline-level="2"><text:bookmark-start text:name="__RefHeading___Toc28933_2405230766"/><text:soft-page-break/>Webpack<text:bookmark-end text:name="__RefHeading___Toc28933_2405230766"/></text:h>
      <text:p text:style-name="Text_20_body">This section introduces Webpack, a module bundler, explaining its purpose and how to configure it manually for a React application. It contrasts Webpack with newer, faster bundlers like esbuild (used by Vite) but highlights Webpack's historical significance and feature set.</text:p>
      <text:h text:style-name="Heading_20_3" text:outline-level="3"><text:bookmark-start text:name="__RefHeading___Toc28935_2405230766"/>Introduction to Bundlers<text:bookmark-end text:name="__RefHeading___Toc28935_2405230766"/></text:h>
      <text:list text:style-name="L42">
        <text:list-item>
          <text:p text:style-name="P92"><text:span text:style-name="Strong_20_Emphasis">Early React:</text:span> Setting up development tools was complex.</text:p>
        </text:list-item>
        <text:list-item>
          <text:p text:style-name="P92"><text:span text:style-name="Strong_20_Emphasis">Simplification:</text:span> Tools like Create React App (CRA) and Vite emerged to ease configuration.</text:p>
        </text:list-item>
        <text:list-item>
          <text:p text:style-name="P92"><text:span text:style-name="Strong_20_Emphasis">Under the Hood:</text:span> Both CRA and Vite use bundlers. CRA uses Webpack. Vite uses esbuild.</text:p>
        </text:list-item>
        <text:list-item>
          <text:p text:style-name="P92"><text:span text:style-name="Strong_20_Emphasis">Webpack:</text:span> Historically the most popular bundler.</text:p>
        </text:list-item>
        <text:list-item>
          <text:p text:style-name="P92"><text:span text:style-name="Strong_20_Emphasis">Newer Bundlers (e.g., esbuild):</text:span> Significantly faster and often easier to use, but might lack some features (like hot module replacement, though esbuild is evolving). This section focuses on Webpack.</text:p>
        </text:list-item>
      </text:list>
      <text:h text:style-name="Heading_20_3" text:outline-level="3"><text:bookmark-start text:name="__RefHeading___Toc28937_2405230766"/>Bundling Explained<text:bookmark-end text:name="__RefHeading___Toc28937_2405230766"/></text:h>
      <text:list text:style-name="L43">
        <text:list-item>
          <text:p text:style-name="P93"><text:span text:style-name="Strong_20_Emphasis">Modular Code:</text:span> Modern JavaScript applications are typically divided into modules (ES6 modules).</text:p>
        </text:list-item>
        <text:list-item>
          <text:p text:style-name="P93"><text:span text:style-name="Strong_20_Emphasis">Browser Compatibility:</text:span> Older browsers don't understand ES6 modules directly.</text:p>
        </text:list-item>
        <text:list-item>
          <text:p text:style-name="P93"><text:span text:style-name="Strong_20_Emphasis">Bundling Process:</text:span></text:p>
          <text:list>
            <text:list-item>
              <text:p text:style-name="P93">Transforms and combines all source code files (including imported modules and libraries like React, Redux, Axios) into one or a few files (the "bundle").</text:p>
            </text:list-item>
            <text:list-item>
              <text:p text:style-name="P93">The npm run build command (e.g., in Vite/CRA projects) performs this bundling.</text:p>
            </text:list-item>
            <text:list-item>
              <text:p text:style-name="P93">Example dist (or build) directory structure after bundling with Vite:</text:p>
              <text:p text:style-name="P94"><text:s text:c="6"/><text:span text:style-name="Source_20_Text">├── assets</text:span></text:p>
              <text:p text:style-name="P94"><text:span text:style-name="Source_20_Text">│ <text:s text:c="2"/>├── index-d526a0c5.css</text:span></text:p>
              <text:p text:style-name="P94"><text:span text:style-name="Source_20_Text">│ <text:s text:c="2"/>├── index-e92ae01e.js</text:span></text:p>
              <text:p text:style-name="P94"><text:span text:style-name="Source_20_Text">│ <text:s text:c="2"/>└── react-35ef61ed.svg</text:span></text:p>
              <text:p text:style-name="P94"><text:span text:style-name="Source_20_Text">├── index.html</text:span></text:p>
              <text:p text:style-name="P94"><text:span text:style-name="Source_20_Text">└── vite.svg</text:span></text:p>
              <text:p text:style-name="P95"><text:s text:c="4"/></text:p>
            </text:list-item>
            <text:list-item>
              <text:p text:style-name="P93">The index.html file loads the bundled JavaScript (e.g., /assets/index-e92ae01e.js) and CSS.</text:p>
            </text:list-item>
          </text:list>
        </text:list-item>
        <text:list-item>
          <text:p text:style-name="P93"><text:span text:style-name="Strong_20_Emphasis">Entry Point:</text:span> Bundling starts from a defined entry point (typically src/index.js). Webpack traverses all imported files from this entry point.</text:p>
        </text:list-item>
        <text:list-item>
          <text:p text:style-name="P93"><text:span text:style-name="Strong_20_Emphasis">Performance:</text:span> Bundling improves performance compared to loading many separate script files, as each file load incurs overhead.</text:p>
        </text:list-item>
      </text:list>
      <text:h text:style-name="Heading_20_3" text:outline-level="3"><text:bookmark-start text:name="__RefHeading___Toc28939_2405230766"/>Manual Webpack Configuration<text:bookmark-end text:name="__RefHeading___Toc28939_2405230766"/></text:h>
      <text:p text:style-name="Text_20_body">Let's create a Webpack configuration for a new React application.</text:p>
      <text:p text:style-name="Text_20_body"><text:soft-page-break/><text:span text:style-name="Strong_20_Emphasis">1. Project Setup:</text:span><text:line-break/>Create the following directory structure:</text:p>
      <text:p text:style-name="Preformatted_20_Text"><text:s text:c="6"/><text:span text:style-name="Source_20_Text">├── build <text:s text:c="12"/>// Output directory for bundled files</text:span></text:p>
      <text:p text:style-name="Preformatted_20_Text"><text:span text:style-name="Source_20_Text">├── package.json</text:span></text:p>
      <text:p text:style-name="Preformatted_20_Text"><text:span text:style-name="Source_20_Text">├── src</text:span></text:p>
      <text:p text:style-name="Preformatted_20_Text"><text:span text:style-name="Source_20_Text">│ <text:s text:c="2"/>└── index.js <text:s text:c="5"/>// Entry point for our application</text:span></text:p>
      <text:p text:style-name="Preformatted_20_Text"><text:span text:style-name="Source_20_Text">└── webpack.config.js // Webpack configuration file</text:span></text:p>
      <text:p text:style-name="P26"><text:s text:c="4"/></text:p>
      <text:p text:style-name="Text_20_body"><text:span text:style-name="Strong_20_Emphasis">2. package.json:</text:span><text:line-break/>Initialize package.json:</text:p>
      <text:p text:style-name="Preformatted_20_Text"><text:s text:c="6"/><text:span text:style-name="Source_20_Text">{</text:span></text:p>
      <text:p text:style-name="Preformatted_20_Text"><text:span text:style-name="Source_20_Text"><text:s text:c="2"/>"name": "webpack-part7",</text:span></text:p>
      <text:p text:style-name="Preformatted_20_Text"><text:span text:style-name="Source_20_Text"><text:s text:c="2"/>"version": "0.0.1",</text:span></text:p>
      <text:p text:style-name="Preformatted_20_Text"><text:span text:style-name="Source_20_Text"><text:s text:c="2"/>"description": "practicing webpack",</text:span></text:p>
      <text:p text:style-name="Preformatted_20_Text"><text:span text:style-name="Source_20_Text"><text:s text:c="2"/>"scripts": {},</text:span></text:p>
      <text:p text:style-name="Preformatted_20_Text"><text:span text:style-name="Source_20_Text"><text:s text:c="2"/>"license": "MIT"</text:span></text:p>
      <text:p text:style-name="Preformatted_20_Text"><text:span text:style-name="Source_20_Text">}</text:span></text:p>
      <text:p text:style-name="P26"><text:s text:c="4"/></text:p>
      <text:p text:style-name="Text_20_body"><text:span text:style-name="Strong_20_Emphasis">3. Install Webpack:</text:span></text:p>
      <text:p text:style-name="Preformatted_20_Text"><text:s text:c="6"/><text:span text:style-name="Source_20_Text">npm install --save-dev webpack webpack-cli</text:span></text:p>
      <text:p text:style-name="P26"><text:s text:c="4"/></text:p>
      <text:p text:style-name="Text_20_body"><text:span text:style-name="Strong_20_Emphasis">4. webpack.config.js (Initial):</text:span><text:line-break/>This file defines how Webpack should operate.</text:p>
      <text:p text:style-name="Preformatted_20_Text"><text:s text:c="6"/><text:span text:style-name="Source_20_Text">const path = require('path'); // Node.js 'path' module for working with file paths</text:span></text:p>
      <text:p text:style-name="Preformatted_20_Text"/>
      <text:p text:style-name="Preformatted_20_Text"><text:span text:style-name="Source_20_Text">// Configuration can be an object or a function returning an object.</text:span></text:p>
      <text:p text:style-name="Preformatted_20_Text"><text:span text:style-name="Source_20_Text">// A function is more flexible for advanced configurations (e.g., environment-specific settings).</text:span></text:p>
      <text:p text:style-name="Preformatted_20_Text"><text:span text:style-name="Source_20_Text">const config = () =&gt; {</text:span></text:p>
      <text:p text:style-name="Preformatted_20_Text"><text:span text:style-name="Source_20_Text"><text:s text:c="2"/>return {</text:span></text:p>
      <text:p text:style-name="Preformatted_20_Text"><text:span text:style-name="Source_20_Text"><text:s text:c="4"/>entry: './src/index.js', // The main file Webpack starts bundling from</text:span></text:p>
      <text:p text:style-name="Preformatted_20_Text"><text:span text:style-name="Source_20_Text"><text:s text:c="4"/>output: {</text:span></text:p>
      <text:p text:style-name="Preformatted_20_Text"><text:span text:style-name="Source_20_Text"><text:s text:c="6"/>path: path.resolve(__dirname, 'build'), // Absolute path for the output directory</text:span></text:p>
      <text:p text:style-name="Preformatted_20_Text"><text:span text:style-name="Source_20_Text"><text:s text:c="6"/>filename: 'main.js' <text:s text:c="20"/>// Name of the bundled JavaScript file</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module.exports = config; // Export the configuration using Node's module system</text:span></text:p>
      <text:p text:style-name="P26"><text:s text:c="4"/></text:p>
      <text:list text:style-name="L44">
        <text:list-item>
          <text:p text:style-name="P96">__dirname: A Node.js global variable representing the directory of the current module (webpack.config.js in this case).</text:p>
        </text:list-item>
        <text:list-item>
          <text:p text:style-name="P96">path.resolve: Creates an absolute path.</text:p>
        </text:list-item>
      </text:list>
      <text:p text:style-name="Text_20_body"><text:span text:style-name="Strong_20_Emphasis">5. npm Build Script:</text:span><text:line-break/>Add a build script to package.json to run Webpack:</text:p>
      <text:p text:style-name="Preformatted_20_Text"><text:s text:c="6"/><text:span text:style-name="Source_20_Text">{</text:span></text:p>
      <text:p text:style-name="Preformatted_20_Text"><text:span text:style-name="Source_20_Text"><text:s text:c="2"/>// ...</text:span></text:p>
      <text:p text:style-name="Preformatted_20_Text"><text:soft-page-break/><text:span text:style-name="Source_20_Text"><text:s text:c="2"/>"scripts": {</text:span></text:p>
      <text:p text:style-name="Preformatted_20_Text"><text:span text:style-name="Source_20_Text"><text:s text:c="4"/>"build": "webpack --mode=development" // Runs webpack in development mode</text:span></text:p>
      <text:p text:style-name="Preformatted_20_Text"><text:span text:style-name="Source_20_Text"><text:s text:c="2"/>},</text:span></text:p>
      <text:p text:style-name="Preformatted_20_Text"><text:span text:style-name="Source_20_Text"><text:s text:c="2"/>// ...</text:span></text:p>
      <text:p text:style-name="Preformatted_20_Text"><text:span text:style-name="Source_20_Text">}</text:span></text:p>
      <text:p text:style-name="P26"><text:s text:c="4"/></text:p>
      <text:p text:style-name="Text_20_body"><text:span text:style-name="Strong_20_Emphasis">6. src/index.js (Initial):</text:span></text:p>
      <text:p text:style-name="Preformatted_20_Text"><text:s text:c="6"/><text:span text:style-name="Source_20_Text">const hello = name =&gt; {</text:span></text:p>
      <text:p text:style-name="Preformatted_20_Text"><text:span text:style-name="Source_20_Text"><text:s text:c="2"/>console.log(`hello ${name}`);</text:span></text:p>
      <text:p text:style-name="Preformatted_20_Text"><text:span text:style-name="Source_20_Text">};</text:span></text:p>
      <text:p text:style-name="Preformatted_20_Text"><text:span text:style-name="Source_20_Text">// hello('developer'); // You can call it to test</text:span></text:p>
      <text:p text:style-name="P26"><text:s text:c="4"/></text:p>
      <text:p text:style-name="Text_20_body">Running npm run build will bundle this code into build/main.js. The bundled file will contain Webpack's boilerplate and your code (often in an eval or similar structure in development mode).</text:p>
      <text:p text:style-name="Text_20_body"><text:span text:style-name="Strong_20_Emphasis">7. Adding Modules (src/App.js):</text:span></text:p>
      <text:p text:style-name="Preformatted_20_Text"><text:s text:c="6"/><text:span text:style-name="Source_20_Text">// src/App.js</text:span></text:p>
      <text:p text:style-name="Preformatted_20_Text"><text:span text:style-name="Source_20_Text">const App = () =&gt; {</text:span></text:p>
      <text:p text:style-name="Preformatted_20_Text"><text:span text:style-name="Source_20_Text"><text:s text:c="2"/>return null;</text:span></text:p>
      <text:p text:style-name="Preformatted_20_Text"><text:span text:style-name="Source_20_Text">};</text:span></text:p>
      <text:p text:style-name="Preformatted_20_Text"><text:span text:style-name="Source_20_Text">export default App;</text:span></text:p>
      <text:p text:style-name="Preformatted_20_Text"/>
      <text:p text:style-name="Preformatted_20_Text"><text:span text:style-name="Source_20_Text">// src/index.js (updated)</text:span></text:p>
      <text:p text:style-name="Preformatted_20_Text"><text:span text:style-name="Source_20_Text">import App from './App';</text:span></text:p>
      <text:p text:style-name="Preformatted_20_Text"><text:span text:style-name="Source_20_Text">const hello = name =&gt; {</text:span></text:p>
      <text:p text:style-name="Preformatted_20_Text"><text:span text:style-name="Source_20_Text"><text:s text:c="2"/>console.log(`hello ${name}`);</text:span></text:p>
      <text:p text:style-name="Preformatted_20_Text"><text:span text:style-name="Source_20_Text">};</text:span></text:p>
      <text:p text:style-name="Preformatted_20_Text"><text:span text:style-name="Source_20_Text">App(); // Using the imported module</text:span></text:p>
      <text:p text:style-name="Preformatted_20_Text"><text:span text:style-name="Source_20_Text">// hello('developer');</text:span></text:p>
      <text:p text:style-name="P26"><text:s text:c="4"/></text:p>
      <text:p text:style-name="Text_20_body">Re-running npm run build will now bundle both index.js and App.js.</text:p>
      <text:h text:style-name="Heading_20_3" text:outline-level="3"><text:bookmark-start text:name="__RefHeading___Toc28941_2405230766"/>Bundling React<text:bookmark-end text:name="__RefHeading___Toc28941_2405230766"/></text:h>
      <text:p text:style-name="Text_20_body"><text:span text:style-name="Strong_20_Emphasis">1. Install React Dependencies:</text:span></text:p>
      <text:p text:style-name="Preformatted_20_Text"><text:s text:c="6"/><text:span text:style-name="Source_20_Text">npm install react react-dom</text:span></text:p>
      <text:p text:style-name="P26"><text:s text:c="4"/></text:p>
      <text:p text:style-name="Text_20_body"><text:span text:style-name="Strong_20_Emphasis">2. Update src/index.js for React:</text:span></text:p>
      <text:p text:style-name="Preformatted_20_Text"><text:s text:c="6"/><text:span text:style-name="Source_20_Text">import React from 'react';</text:span></text:p>
      <text:p text:style-name="Preformatted_20_Text"><text:span text:style-name="Source_20_Text">import ReactDOM from 'react-dom/client';</text:span></text:p>
      <text:p text:style-name="Preformatted_20_Text"><text:span text:style-name="Source_20_Text">import App from './App';</text:span></text:p>
      <text:p text:style-name="Preformatted_20_Text"/>
      <text:p text:style-name="Preformatted_20_Text"><text:span text:style-name="Source_20_Text">ReactDOM.createRoot(document.getElementById('root')).render(&lt;App /&gt;);</text:span></text:p>
      <text:p text:style-name="P26"><text:s text:c="4"/></text:p>
      <text:p text:style-name="Text_20_body"><text:span text:style-name="Strong_20_Emphasis">3. Update src/App.js:</text:span></text:p>
      <text:p text:style-name="Preformatted_20_Text"><text:s text:c="6"/><text:span text:style-name="Source_20_Text">import React from 'react'; // Import React for JSX</text:span></text:p>
      <text:p text:style-name="Preformatted_20_Text"/>
      <text:p text:style-name="Preformatted_20_Text"><text:span text:style-name="Source_20_Text">const App = () =&gt; {</text:span></text:p>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hello webpack</text:span></text:p>
      <text:p text:style-name="Preformatted_20_Text"><text:soft-page-break/><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xport default App;</text:span></text:p>
      <text:p text:style-name="P26"><text:s text:c="4"/></text:p>
      <text:p text:style-name="Text_20_body"><text:span text:style-name="Strong_20_Emphasis">4. Create build/index.html:</text:span><text:line-break/>This HTML file will load the bundled React application.</text:p>
      <text:p text:style-name="Preformatted_20_Text"><text:s text:c="6"/><text:span text:style-name="Source_20_Text">&lt;!DOCTYPE html&gt;</text:span></text:p>
      <text:p text:style-name="Preformatted_20_Text"><text:span text:style-name="Source_20_Text">&lt;html lang="en"&gt;</text:span></text:p>
      <text:p text:style-name="Preformatted_20_Text"><text:span text:style-name="Source_20_Text"><text:s text:c="2"/>&lt;head&gt;</text:span></text:p>
      <text:p text:style-name="Preformatted_20_Text"><text:span text:style-name="Source_20_Text"><text:s text:c="4"/>&lt;meta charset="utf-8" /&gt;</text:span></text:p>
      <text:p text:style-name="Preformatted_20_Text"><text:span text:style-name="Source_20_Text"><text:s text:c="4"/>&lt;title&gt;React App&lt;/title&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div id="root"&gt;&lt;/div&gt;</text:span></text:p>
      <text:p text:style-name="Preformatted_20_Text"><text:span text:style-name="Source_20_Text"><text:s text:c="4"/>&lt;!-- Load the bundled JavaScript --&gt;</text:span></text:p>
      <text:p text:style-name="Preformatted_20_Text"><text:span text:style-name="Source_20_Text"><text:s text:c="4"/>&lt;script type="text/javascript" src="./main.js"&gt;&lt;/script&gt;</text:span></text:p>
      <text:p text:style-name="Preformatted_20_Text"><text:span text:style-name="Source_20_Text"><text:s text:c="2"/>&lt;/body&gt;</text:span></text:p>
      <text:p text:style-name="Preformatted_20_Text"><text:span text:style-name="Source_20_Text">&lt;/html&gt;</text:span></text:p>
      <text:p text:style-name="P26"><text:s text:c="4"/></text:p>
      <text:p text:style-name="Text_20_body">Running npm run build at this point will likely fail because Webpack doesn't understand JSX out-of-the-box.</text:p>
      <text:h text:style-name="Heading_20_3" text:outline-level="3"><text:bookmark-start text:name="__RefHeading___Toc28943_2405230766"/>Loaders<text:bookmark-end text:name="__RefHeading___Toc28943_2405230766"/></text:h>
      <text:p text:style-name="Text_20_body">Loaders tell Webpack how to process (transform) different types of files before bundling them.</text:p>
      <text:list text:style-name="L45">
        <text:list-item>
          <text:p text:style-name="P97"><text:span text:style-name="Strong_20_Emphasis">Problem:</text:span> JSX is not standard JavaScript.</text:p>
        </text:list-item>
        <text:list-item>
          <text:p text:style-name="P97"><text:span text:style-name="Strong_20_Emphasis">Solution:</text:span> Use babel-loader to transpile JSX into regular JavaScript.</text:p>
        </text:list-item>
      </text:list>
      <text:p text:style-name="Text_20_body"><text:span text:style-name="Strong_20_Emphasis">Configure babel-loader in webpack.config.js:</text:span></text:p>
      <text:p text:style-name="Preformatted_20_Text"><text:s text:c="6"/><text:span text:style-name="Source_20_Text">const path = require('path');</text:span></text:p>
      <text:p text:style-name="Preformatted_20_Text"/>
      <text:p text:style-name="Preformatted_20_Text"><text:span text:style-name="Source_20_Text">const config = () =&gt; {</text:span></text:p>
      <text:p text:style-name="Preformatted_20_Text"><text:span text:style-name="Source_20_Text"><text:s text:c="2"/>return {</text:span></text:p>
      <text:p text:style-name="Preformatted_20_Text"><text:span text:style-name="Source_20_Text"><text:s text:c="4"/>entry: './src/index.js',</text:span></text:p>
      <text:p text:style-name="Preformatted_20_Text"><text:span text:style-name="Source_20_Text"><text:s text:c="4"/>output: {</text:span></text:p>
      <text:p text:style-name="Preformatted_20_Text"><text:span text:style-name="Source_20_Text"><text:s text:c="6"/>path: path.resolve(__dirname, 'build'),</text:span></text:p>
      <text:p text:style-name="Preformatted_20_Text"><text:span text:style-name="Source_20_Text"><text:s text:c="6"/>filename: 'main.js'</text:span></text:p>
      <text:p text:style-name="Preformatted_20_Text"><text:span text:style-name="Source_20_Text"><text:s text:c="4"/>},</text:span></text:p>
      <text:p text:style-name="Preformatted_20_Text"><text:span text:style-name="Source_20_Text"><text:s text:c="4"/>module: { // Module processing rules</text:span></text:p>
      <text:p text:style-name="Preformatted_20_Text"><text:span text:style-name="Source_20_Text"><text:s text:c="6"/>rules: [</text:span></text:p>
      <text:p text:style-name="Preformatted_20_Text"><text:span text:style-name="Source_20_Text"><text:s text:c="8"/>{</text:span></text:p>
      <text:p text:style-name="Preformatted_20_Text"><text:span text:style-name="Source_20_Text"><text:s text:c="10"/>test: /\.js$/, <text:s text:c="9"/>// Apply this rule to files ending in .js</text:span></text:p>
      <text:p text:style-name="Preformatted_20_Text"><text:span text:style-name="Source_20_Text"><text:s text:c="10"/>loader: 'babel-loader', // Use babel-loader for these files</text:span></text:p>
      <text:p text:style-name="Preformatted_20_Text"><text:span text:style-name="Source_20_Text"><text:s text:c="10"/>options: {</text:span></text:p>
      <text:p text:style-name="Preformatted_20_Text"><text:span text:style-name="Source_20_Text"><text:s text:c="12"/>presets: ['@babel/preset-react'] // Babel preset for React (handles JSX)</text:span></text:p>
      <text:p text:style-name="Preformatted_20_Text"><text:span text:style-name="Source_20_Text"><text:s text:c="10"/>}</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module.exports = config;</text:span></text:p>
      <text:p text:style-name="P26"><text:s text:c="4"/></text:p>
      <text:p text:style-name="Text_20_body"><text:soft-page-break/><text:span text:style-name="Strong_20_Emphasis">Install Babel dependencies:</text:span></text:p>
      <text:p text:style-name="Preformatted_20_Text"><text:s text:c="6"/><text:span text:style-name="Source_20_Text">npm install @babel/core babel-loader @babel/preset-react --save-dev</text:span></text:p>
      <text:p text:style-name="P26"><text:s text:c="4"/></text:p>
      <text:p text:style-name="Text_20_body">Now, npm run build should succeed. The bundled main.js will contain JSX transformed into React.createElement() calls. You can test by opening build/index.html in a browser.</text:p>
      <text:p text:style-name="Text_20_body"><text:span text:style-name="Strong_20_Emphasis">Handling async/await (if used):</text:span><text:line-break/>If your code uses async/await, older browsers might not support it. You might need polyfills:</text:p>
      <text:p text:style-name="Preformatted_20_Text"><text:s text:c="6"/><text:span text:style-name="Source_20_Text">npm install core-js regenerator-runtime</text:span></text:p>
      <text:p text:style-name="P26"><text:s text:c="4"/></text:p>
      <text:p text:style-name="Text_20_body">Import them at the top of src/index.js:</text:p>
      <text:p text:style-name="Preformatted_20_Text"><text:s text:c="6"/><text:span text:style-name="Source_20_Text">import 'core-js/stable/index.js';</text:span></text:p>
      <text:p text:style-name="Preformatted_20_Text"><text:span text:style-name="Source_20_Text">import 'regenerator-runtime/runtime.js';</text:span></text:p>
      <text:p text:style-name="Preformatted_20_Text"><text:span text:style-name="Source_20_Text">// ... rest of your imports</text:span></text:p>
      <text:p text:style-name="P26"><text:s text:c="4"/></text:p>
      <text:h text:style-name="Heading_20_3" text:outline-level="3"><text:bookmark-start text:name="__RefHeading___Toc28945_2405230766"/>Transpilers<text:bookmark-end text:name="__RefHeading___Toc28945_2405230766"/></text:h>
      <text:list text:style-name="L46">
        <text:list-item>
          <text:p text:style-name="P98"><text:span text:style-name="Strong_20_Emphasis">Transpiling:</text:span> The process of transforming code from one version of JavaScript (e.g., ES6+ with JSX) to another (e.g., ES5).</text:p>
        </text:list-item>
        <text:list-item>
          <text:p text:style-name="P98"><text:span text:style-name="Strong_20_Emphasis">Babel:</text:span> A popular transpiler. Its behavior is defined by plugins and presets (collections of plugins).</text:p>
        </text:list-item>
        <text:list-item>
          <text:p text:style-name="P98"><text:span text:style-name="Strong_20_Emphasis">@babel/preset-react:</text:span> Handles JSX and other React-specific syntax.</text:p>
        </text:list-item>
        <text:list-item>
          <text:p text:style-name="P98"><text:span text:style-name="Strong_20_Emphasis">@babel/preset-env:</text:span> Transpiles modern JavaScript (ES6+) features to ES5-compatible code for wider browser support.</text:p>
        </text:list-item>
      </text:list>
      <text:p text:style-name="Text_20_body"><text:span text:style-name="Strong_20_Emphasis">Add @babel/preset-env to webpack.config.js:</text:span></text:p>
      <text:p text:style-name="Preformatted_20_Text"><text:s text:c="6"/><text:span text:style-name="Source_20_Text">// ... inside module.rules for babel-loader</text:span></text:p>
      <text:p text:style-name="Preformatted_20_Text"><text:span text:style-name="Source_20_Text">options: {</text:span></text:p>
      <text:p text:style-name="Preformatted_20_Text"><text:span text:style-name="Source_20_Text"><text:s text:c="2"/>presets: ['@babel/preset-env', '@babel/preset-react'] // Order can matter; env often first</text:span></text:p>
      <text:p text:style-name="Preformatted_20_Text"><text:span text:style-name="Source_20_Text">}</text:span></text:p>
      <text:p text:style-name="Preformatted_20_Text"><text:span text:style-name="Source_20_Text">// ...</text:span></text:p>
      <text:p text:style-name="P26"><text:s text:c="4"/></text:p>
      <text:p text:style-name="Text_20_body"><text:span text:style-name="Strong_20_Emphasis">Install @babel/preset-env:</text:span></text:p>
      <text:p text:style-name="Preformatted_20_Text"><text:s text:c="6"/><text:span text:style-name="Source_20_Text">npm install @babel/preset-env --save-dev</text:span></text:p>
      <text:p text:style-name="P26"><text:s text:c="4"/></text:p>
      <text:p text:style-name="Text_20_body">After bundling, the output code will use older JavaScript syntax (e.g., var instead of const, function keyword instead of arrow functions).</text:p>
      <text:h text:style-name="Heading_20_3" text:outline-level="3"><text:bookmark-start text:name="__RefHeading___Toc28947_2405230766"/>CSS<text:bookmark-end text:name="__RefHeading___Toc28947_2405230766"/></text:h>
      <text:p text:style-name="Text_20_body"><text:span text:style-name="Strong_20_Emphasis">1. Create src/index.css:</text:span></text:p>
      <text:p text:style-name="Preformatted_20_Text"><text:s text:c="6"/><text:span text:style-name="Source_20_Text">.container {</text:span></text:p>
      <text:p text:style-name="Preformatted_20_Text"><text:span text:style-name="Source_20_Text"><text:s text:c="2"/>margin: 10px;</text:span></text:p>
      <text:p text:style-name="Preformatted_20_Text"><text:span text:style-name="Source_20_Text"><text:s text:c="2"/>background-color: #dee8e4;</text:span></text:p>
      <text:p text:style-name="Preformatted_20_Text"><text:soft-page-break/><text:span text:style-name="Source_20_Text">}</text:span></text:p>
      <text:p text:style-name="P26"><text:s text:c="4"/></text:p>
      <text:p text:style-name="Text_20_body"><text:span text:style-name="Strong_20_Emphasis">2. Use the Style in src/App.js:</text:span></text:p>
      <text:p text:style-name="Preformatted_20_Text"><text:s text:c="6"/><text:span text:style-name="Source_20_Text">import React from 'react';</text:span></text:p>
      <text:p text:style-name="Preformatted_20_Text"><text:span text:style-name="Source_20_Text">// import './index.css'; // Will import this in index.js</text:span></text:p>
      <text:p text:style-name="Preformatted_20_Text"/>
      <text:p text:style-name="Preformatted_20_Text"><text:span text:style-name="Source_20_Text">const App = () =&gt; {</text:span></text:p>
      <text:p text:style-name="Preformatted_20_Text"><text:span text:style-name="Source_20_Text"><text:s text:c="2"/>return (</text:span></text:p>
      <text:p text:style-name="Preformatted_20_Text"><text:span text:style-name="Source_20_Text"><text:s text:c="4"/>&lt;div className="container"&gt; {/* Use the CSS class */}</text:span></text:p>
      <text:p text:style-name="Preformatted_20_Text"><text:span text:style-name="Source_20_Text"><text:s text:c="6"/>hello webpack</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text:span text:style-name="Source_20_Text">export default App;</text:span></text:p>
      <text:p text:style-name="P26"><text:s text:c="4"/></text:p>
      <text:p text:style-name="Text_20_body"><text:span text:style-name="Strong_20_Emphasis">3. Import CSS in src/index.js:</text:span></text:p>
      <text:p text:style-name="Preformatted_20_Text"><text:s text:c="6"/><text:span text:style-name="Source_20_Text">// ... other imports ...</text:span></text:p>
      <text:p text:style-name="Preformatted_20_Text"><text:span text:style-name="Source_20_Text">import './index.css'; // Import the CSS file</text:span></text:p>
      <text:p text:style-name="Preformatted_20_Text"><text:span text:style-name="Source_20_Text">// ...</text:span></text:p>
      <text:p text:style-name="P26"><text:s text:c="4"/></text:p>
      <text:p text:style-name="Text_20_body">Running npm run build will fail because Webpack needs loaders for CSS.</text:p>
      <text:p text:style-name="Text_20_body"><text:span text:style-name="Strong_20_Emphasis">Configure CSS Loaders in webpack.config.js:</text:span></text:p>
      <text:p text:style-name="Preformatted_20_Text"><text:s text:c="6"/><text:span text:style-name="Source_20_Text">// ... inside module.rules array</text:span></text:p>
      <text:p text:style-name="Preformatted_20_Text"><text:span text:style-name="Source_20_Text">{</text:span></text:p>
      <text:p text:style-name="Preformatted_20_Text"><text:span text:style-name="Source_20_Text"><text:s text:c="2"/>test: /\.css$/,</text:span></text:p>
      <text:p text:style-name="Preformatted_20_Text"><text:span text:style-name="Source_20_Text"><text:s text:c="2"/>use: ['style-loader', 'css-loader'] // 'css-loader' loads CSS, 'style-loader' injects it into DOM</text:span></text:p>
      <text:p text:style-name="Preformatted_20_Text"><text:span text:style-name="Source_20_Text">}</text:span></text:p>
      <text:p text:style-name="Preformatted_20_Text"><text:span text:style-name="Source_20_Text">// ...</text:span></text:p>
      <text:p text:style-name="P26"><text:s text:c="4"/></text:p>
      <text:list text:style-name="L47">
        <text:list-item>
          <text:p text:style-name="P99">css-loader: Reads the CSS file.</text:p>
        </text:list-item>
        <text:list-item>
          <text:p text:style-name="P99">style-loader: Injects the CSS into the HTML document via a &lt;style&gt; tag.</text:p>
        </text:list-item>
        <text:list-item>
          <text:p text:style-name="P100">(Note: For production, mini-css-extract-plugin is often used to create separate CSS files instead of inlining them in JS).</text:p>
        </text:list-item>
      </text:list>
      <text:p text:style-name="Text_20_body"><text:span text:style-name="Strong_20_Emphasis">Install CSS Loaders:</text:span></text:p>
      <text:p text:style-name="Preformatted_20_Text"><text:s text:c="6"/><text:span text:style-name="Source_20_Text">npm install style-loader css-loader --save-dev</text:span></text:p>
      <text:p text:style-name="P26"><text:s text:c="4"/></text:p>
      <text:p text:style-name="Text_20_body">Now bundling will succeed, and styles will be applied.</text:p>
      <text:h text:style-name="Heading_20_3" text:outline-level="3"><text:bookmark-start text:name="__RefHeading___Toc28949_2405230766"/>Webpack Dev Server<text:bookmark-end text:name="__RefHeading___Toc28949_2405230766"/></text:h>
      <text:p text:style-name="Text_20_body">For a better development workflow (automatic bundling and browser refresh on changes).</text:p>
      <text:p text:style-name="Text_20_body"><text:span text:style-name="Strong_20_Emphasis">1. Install webpack-dev-server:</text:span></text:p>
      <text:p text:style-name="Preformatted_20_Text"><text:s text:c="6"/><text:span text:style-name="Source_20_Text">npm install --save-dev webpack-dev-server</text:span></text:p>
      <text:p text:style-name="P26"><text:s text:c="4"/></text:p>
      <text:p text:style-name="Text_20_body"><text:soft-page-break/><text:span text:style-name="Strong_20_Emphasis">2. Add start Script to package.json:</text:span></text:p>
      <text:p text:style-name="Preformatted_20_Text"><text:s text:c="6"/><text:span text:style-name="Source_20_Text">{</text:span></text:p>
      <text:p text:style-name="Preformatted_20_Text"><text:span text:style-name="Source_20_Text"><text:s text:c="2"/>// ...</text:span></text:p>
      <text:p text:style-name="Preformatted_20_Text"><text:span text:style-name="Source_20_Text"><text:s text:c="2"/>"scripts": {</text:span></text:p>
      <text:p text:style-name="Preformatted_20_Text"><text:span text:style-name="Source_20_Text"><text:s text:c="4"/>"build": "webpack --mode=production", // Changed build to production for later</text:span></text:p>
      <text:p text:style-name="Preformatted_20_Text"><text:span text:style-name="Source_20_Text"><text:s text:c="4"/>"start": "webpack serve --mode=development"</text:span></text:p>
      <text:p text:style-name="Preformatted_20_Text"><text:span text:style-name="Source_20_Text"><text:s text:c="2"/>},</text:span></text:p>
      <text:p text:style-name="Preformatted_20_Text"><text:span text:style-name="Source_20_Text"><text:s text:c="2"/>// ...</text:span></text:p>
      <text:p text:style-name="Preformatted_20_Text"><text:span text:style-name="Source_20_Text">}</text:span></text:p>
      <text:p text:style-name="P26"><text:s text:c="4"/></text:p>
      <text:p text:style-name="Text_20_body"><text:span text:style-name="Strong_20_Emphasis">3. Configure devServer in webpack.config.js:</text:span></text:p>
      <text:p text:style-name="Preformatted_20_Text"><text:s text:c="6"/><text:span text:style-name="Source_20_Text">// ... inside the returned config object</text:span></text:p>
      <text:p text:style-name="Preformatted_20_Text"><text:span text:style-name="Source_20_Text">devServer: {</text:span></text:p>
      <text:p text:style-name="Preformatted_20_Text"><text:span text:style-name="Source_20_Text"><text:s text:c="2"/>static: path.resolve(__dirname, 'build'), // Serve files from the 'build' directory</text:span></text:p>
      <text:p text:style-name="Preformatted_20_Text"><text:span text:style-name="Source_20_Text"><text:s text:c="2"/>compress: true, <text:s text:c="26"/>// Enable gzip compression</text:span></text:p>
      <text:p text:style-name="Preformatted_20_Text"><text:span text:style-name="Source_20_Text"><text:s text:c="2"/>port: 3000 <text:s text:c="31"/>// Port to run the dev server on</text:span></text:p>
      <text:p text:style-name="Preformatted_20_Text"><text:span text:style-name="Source_20_Text">},</text:span></text:p>
      <text:p text:style-name="Preformatted_20_Text"><text:span text:style-name="Source_20_Text">// ...</text:span></text:p>
      <text:p text:style-name="P26"><text:s text:c="4"/></text:p>
      <text:p text:style-name="Text_20_body">Running npm start will start the dev server (e.g., at http://localhost:3000). Changes to source files will trigger a re-bundle (in memory) and browser refresh.</text:p>
      <text:h text:style-name="Heading_20_3" text:outline-level="3"><text:bookmark-start text:name="__RefHeading___Toc28951_2405230766"/>Source Maps<text:bookmark-end text:name="__RefHeading___Toc28951_2405230766"/></text:h>
      <text:p text:style-name="Text_20_body">Essential for debugging, as they map errors in the bundled code back to your original source code.</text:p>
      <text:p text:style-name="Text_20_body"><text:span text:style-name="Strong_20_Emphasis">Configure devtool in webpack.config.js:</text:span></text:p>
      <text:p text:style-name="Preformatted_20_Text"><text:s text:c="6"/><text:span text:style-name="Source_20_Text">// ... inside the returned config object</text:span></text:p>
      <text:p text:style-name="Preformatted_20_Text"><text:span text:style-name="Source_20_Text">devtool: 'source-map',</text:span></text:p>
      <text:p text:style-name="Preformatted_20_Text"><text:span text:style-name="Source_20_Text">// ...</text:span></text:p>
      <text:p text:style-name="P26"><text:s text:c="4"/></text:p>
      <text:p text:style-name="Text_20_body">Restart Webpack (dev server) after changing the config. Now, console errors and debugger breakpoints will point to your actual source files.</text:p>
      <text:p text:style-name="Text_20_body"><text:span text:style-name="Strong_20_Emphasis">Example Bug and Fix:</text:span><text:line-break/>If values state is not initialized as an array in a component trying to use values.concat(), an error occurs.</text:p>
      <text:p text:style-name="Preformatted_20_Text"><text:s text:c="6"/><text:span text:style-name="Source_20_Text">// Buggy code in App.js</text:span></text:p>
      <text:p text:style-name="Preformatted_20_Text"><text:span text:style-name="Source_20_Text">const [values, setValues] = useState(); // undefined initially</text:span></text:p>
      <text:p text:style-name="Preformatted_20_Text"><text:span text:style-name="Source_20_Text">const handleClick = () =&gt; {</text:span></text:p>
      <text:p text:style-name="Preformatted_20_Text"><text:span text:style-name="Source_20_Text"><text:s text:c="2"/>setCounter(counter + 1);</text:span></text:p>
      <text:p text:style-name="Preformatted_20_Text"><text:span text:style-name="Source_20_Text"><text:s text:c="2"/>setValues(values.concat(counter)); // Error: cannot call concat on undefined</text:span></text:p>
      <text:p text:style-name="Preformatted_20_Text"><text:span text:style-name="Source_20_Text">};</text:span></text:p>
      <text:p text:style-name="Preformatted_20_Text"/>
      <text:p text:style-name="Preformatted_20_Text"><text:span text:style-name="Source_20_Text">// Fixed code</text:span></text:p>
      <text:p text:style-name="Preformatted_20_Text"><text:span text:style-name="Source_20_Text">const [values, setValues] = useState([]); // Initialize as empty array</text:span></text:p>
      <text:p text:style-name="P26"><text:s text:c="4"/></text:p>
      <text:p text:style-name="Text_20_body">Source maps make identifying the error in the original App.js file straightforward.</text:p>
      <text:h text:style-name="Heading_20_3" text:outline-level="3"><text:bookmark-start text:name="__RefHeading___Toc28953_2405230766"/><text:soft-page-break/>Minifying the Code (Production Builds)<text:bookmark-end text:name="__RefHeading___Toc28953_2405230766"/></text:h>
      <text:p text:style-name="Text_20_body">Reduces bundle size by removing comments, whitespace, and shortening variable names.</text:p>
      <text:list text:style-name="L48">
        <text:list-item>
          <text:p text:style-name="P101">Webpack 4+ automatically minifies code when mode is production.</text:p>
        </text:list-item>
        <text:list-item>
          <text:p text:style-name="P101">Update the build script in package.json:</text:p>
          <text:p text:style-name="P102"><text:s text:c="6"/><text:span text:style-name="Source_20_Text">"scripts": {</text:span></text:p>
          <text:p text:style-name="P102"><text:span text:style-name="Source_20_Text"><text:s text:c="2"/>"build": "webpack --mode=production",</text:span></text:p>
          <text:p text:style-name="P102"><text:span text:style-name="Source_20_Text"><text:s text:c="2"/>// ...</text:span></text:p>
          <text:p text:style-name="P102"><text:span text:style-name="Source_20_Text">},</text:span></text:p>
          <text:p text:style-name="P103"><text:s text:c="4"/></text:p>
        </text:list-item>
      </text:list>
      <text:p text:style-name="P47"/>
      <text:p text:style-name="Text_20_body">Running npm run build now will produce a significantly smaller main.js file. The minified code is unreadable but optimized for size.</text:p>
      <text:h text:style-name="Heading_20_3" text:outline-level="3"><text:bookmark-start text:name="__RefHeading___Toc28955_2405230766"/>Development and Production Configuration<text:bookmark-end text:name="__RefHeading___Toc28955_2405230766"/></text:h>
      <text:p text:style-name="Text_20_body">Often, you need different settings for development (e.g., local API) and production (e.g., deployed API).</text:p>
      <text:p text:style-name="Text_20_body"><text:span text:style-name="Strong_20_Emphasis">Goal:</text:span></text:p>
      <text:list text:style-name="L49">
        <text:list-item>
          <text:p text:style-name="P104">Development: Use backend at http://localhost:3001/notes (json-server).</text:p>
        </text:list-item>
        <text:list-item>
          <text:p text:style-name="P104">Production: Use backend at https://notes2023.fly.dev/api/notes.</text:p>
        </text:list-item>
      </text:list>
      <text:p text:style-name="Text_20_body"><text:span text:style-name="Strong_20_Emphasis">1. Using argv.mode in webpack.config.js:</text:span><text:line-break/>The config function receives env and argv arguments. argv.mode indicates development or production.</text:p>
      <text:p text:style-name="Text_20_body"><text:span text:style-name="Strong_20_Emphasis">2. DefinePlugin for Global Constants:</text:span><text:line-break/>Use Webpack's DefinePlugin to create global constants accessible in your application code.</text:p>
      <text:p text:style-name="Preformatted_20_Text"><text:s text:c="6"/><text:span text:style-name="Source_20_Text">const path = require('path');</text:span></text:p>
      <text:p text:style-name="Preformatted_20_Text"><text:span text:style-name="Source_20_Text">const webpack = require('webpack'); // Import webpack to use DefinePlugin</text:span></text:p>
      <text:p text:style-name="Preformatted_20_Text"/>
      <text:p text:style-name="Preformatted_20_Text"><text:span text:style-name="Source_20_Text">const config = (env, argv) =&gt; { // 'argv' contains the mode</text:span></text:p>
      <text:p text:style-name="Preformatted_20_Text"><text:span text:style-name="Source_20_Text"><text:s text:c="2"/>console.log('argv.mode:', argv.mode);</text:span></text:p>
      <text:p text:style-name="Preformatted_20_Text"/>
      <text:p text:style-name="Preformatted_20_Text"><text:span text:style-name="Source_20_Text"><text:s text:c="2"/>const backend_url = argv.mode === 'production'</text:span></text:p>
      <text:p text:style-name="Preformatted_20_Text"><text:span text:style-name="Source_20_Text"><text:s text:c="4"/>? 'https://notes2023.fly.dev/api/notes'</text:span></text:p>
      <text:p text:style-name="Preformatted_20_Text"><text:span text:style-name="Source_20_Text"><text:s text:c="4"/>: 'http://localhost:3001/notes';</text:span></text:p>
      <text:p text:style-name="Preformatted_20_Text"/>
      <text:p text:style-name="Preformatted_20_Text"><text:span text:style-name="Source_20_Text"><text:s text:c="2"/>return {</text:span></text:p>
      <text:p text:style-name="Preformatted_20_Text"><text:span text:style-name="Source_20_Text"><text:s text:c="4"/>entry: './src/index.js',</text:span></text:p>
      <text:p text:style-name="Preformatted_20_Text"><text:span text:style-name="Source_20_Text"><text:s text:c="4"/>output: {</text:span></text:p>
      <text:p text:style-name="Preformatted_20_Text"><text:span text:style-name="Source_20_Text"><text:s text:c="6"/>path: path.resolve(__dirname, 'build'),</text:span></text:p>
      <text:p text:style-name="Preformatted_20_Text"><text:span text:style-name="Source_20_Text"><text:s text:c="6"/>filename: 'main.js'</text:span></text:p>
      <text:p text:style-name="Preformatted_20_Text"><text:span text:style-name="Source_20_Text"><text:s text:c="4"/>},</text:span></text:p>
      <text:p text:style-name="Preformatted_20_Text"><text:span text:style-name="Source_20_Text"><text:s text:c="4"/>devServer: { /* ... */ },</text:span></text:p>
      <text:p text:style-name="Preformatted_20_Text"><text:span text:style-name="Source_20_Text"><text:s text:c="4"/>devtool: 'source-map',</text:span></text:p>
      <text:p text:style-name="Preformatted_20_Text"><text:span text:style-name="Source_20_Text"><text:s text:c="4"/>module: {</text:span></text:p>
      <text:p text:style-name="Preformatted_20_Text"><text:span text:style-name="Source_20_Text"><text:s text:c="6"/>rules: [ /* ... babel-loader, css-loader rules ... */ ]</text:span></text:p>
      <text:p text:style-name="Preformatted_20_Text"><text:span text:style-name="Source_20_Text"><text:s text:c="4"/>},</text:span></text:p>
      <text:p text:style-name="Preformatted_20_Text"><text:span text:style-name="Source_20_Text"><text:s text:c="4"/>plugins: [</text:span></text:p>
      <text:p text:style-name="Preformatted_20_Text"><text:span text:style-name="Source_20_Text"><text:s text:c="6"/>new webpack.DefinePlugin({</text:span></text:p>
      <text:p text:style-name="Preformatted_20_Text"><text:span text:style-name="Source_20_Text"><text:s text:c="8"/>BACKEND_URL: JSON.stringify(backend_url) // Value must be stringified</text:span></text:p>
      <text:p text:style-name="Preformatted_20_Text"><text:soft-page-break/><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module.exports = config;</text:span></text:p>
      <text:p text:style-name="P26"><text:s text:c="4"/></text:p>
      <text:p text:style-name="Text_20_body"><text:span text:style-name="Strong_20_Emphasis">3. Use the Global Constant in App.js:</text:span></text:p>
      <text:p text:style-name="Preformatted_20_Text"><text:s text:c="6"/><text:span text:style-name="Source_20_Text">// Example custom hook</text:span></text:p>
      <text:p text:style-name="Preformatted_20_Text"><text:span text:style-name="Source_20_Text">const useNotes = (url) =&gt; {</text:span></text:p>
      <text:p text:style-name="Preformatted_20_Text"><text:span text:style-name="Source_20_Text"><text:s text:c="2"/>const [notes, setNotes] = useState([]);</text:span></text:p>
      <text:p text:style-name="Preformatted_20_Text"><text:span text:style-name="Source_20_Text"><text:s text:c="2"/>useEffect(() =&gt; {</text:span></text:p>
      <text:p text:style-name="Preformatted_20_Text"><text:span text:style-name="Source_20_Text"><text:s text:c="4"/>axios.get(url).then(response =&gt; {</text:span></text:p>
      <text:p text:style-name="Preformatted_20_Text"><text:span text:style-name="Source_20_Text"><text:s text:c="6"/>setNotes(response.data);</text:span></text:p>
      <text:p text:style-name="Preformatted_20_Text"><text:span text:style-name="Source_20_Text"><text:s text:c="4"/>});</text:span></text:p>
      <text:p text:style-name="Preformatted_20_Text"><text:span text:style-name="Source_20_Text"><text:s text:c="2"/>}, [url]);</text:span></text:p>
      <text:p text:style-name="Preformatted_20_Text"><text:span text:style-name="Source_20_Text"><text:s text:c="2"/>return notes;</text:span></text:p>
      <text:p text:style-name="Preformatted_20_Text"><text:span text:style-name="Source_20_Text">};</text:span></text:p>
      <text:p text:style-name="Preformatted_20_Text"/>
      <text:p text:style-name="Preformatted_20_Text"><text:span text:style-name="Source_20_Text">const App = () =&gt; {</text:span></text:p>
      <text:p text:style-name="Preformatted_20_Text"><text:span text:style-name="Source_20_Text"><text:s text:c="2"/>// ... other state ...</text:span></text:p>
      <text:p text:style-name="Preformatted_20_Text"><text:span text:style-name="Source_20_Text"><text:s text:c="2"/>const notes = useNotes(BACKEND_URL); // Use the global constant</text:span></text:p>
      <text:p text:style-name="Preformatted_20_Text"/>
      <text:p text:style-name="Preformatted_20_Text"><text:span text:style-name="Source_20_Text"><text:s text:c="2"/>return (</text:span></text:p>
      <text:p text:style-name="Preformatted_20_Text"><text:span text:style-name="Source_20_Text"><text:s text:c="4"/>&lt;div className="container"&gt;</text:span></text:p>
      <text:p text:style-name="Preformatted_20_Text"><text:span text:style-name="Source_20_Text"><text:s text:c="6"/>{/* ... */}</text:span></text:p>
      <text:p text:style-name="Preformatted_20_Text"><text:span text:style-name="Source_20_Text"><text:s text:c="6"/>&lt;div&gt;{notes.length} notes on server {BACKEND_URL}&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p text:style-name="Text_20_body">Now, npm start (development) will use the local backend URL, and npm run build (production) will bundle with the production backend URL.</text:p>
      <text:list text:style-name="L50">
        <text:list-item>
          <text:p text:style-name="P105">To test the production bundle locally: npx static-server in the build directory (serves on http://localhost:9080 by default).</text:p>
        </text:list-item>
        <text:list-item>
          <text:p text:style-name="P105">For complex differences, consider separate webpack config files for dev and prod (e.g., webpack.dev.js, webpack.prod.js) and use webpack-merge.</text:p>
        </text:list-item>
      </text:list>
      <text:h text:style-name="Heading_20_3" text:outline-level="3"><text:bookmark-start text:name="__RefHeading___Toc28957_2405230766"/>Polyfills<text:bookmark-end text:name="__RefHeading___Toc28957_2405230766"/></text:h>
      <text:p text:style-name="Text_20_body">Code that adds missing functionality to older browsers (like Internet Explorer).</text:p>
      <text:list text:style-name="L51">
        <text:list-item>
          <text:p text:style-name="P106"><text:span text:style-name="Strong_20_Emphasis">Problem:</text:span> IE might not support features like Promises or array methods like find(). Transpiling alone doesn't add missing <text:span text:style-name="T20">implementations</text:span>.</text:p>
        </text:list-item>
        <text:list-item>
          <text:p text:style-name="P107"><text:span text:style-name="Strong_20_Emphasis">Solution:</text:span> Add polyfills.</text:p>
        </text:list-item>
        <text:list-item>
          <text:p text:style-name="P107"><text:span text:style-name="Strong_20_Emphasis">Example: promise-polyfill</text:span><text:line-break/>Install: npm install promise-polyfill (or as a dev dependency if only for build-time inclusion via Babel)<text:line-break/>Usage in src/index.js (or a dedicated polyfills file):</text:p>
          <text:p text:style-name="P108"><text:s text:c="6"/><text:span text:style-name="Source_20_Text">import PromisePolyfill from 'promise-polyfill';</text:span></text:p>
          <text:p text:style-name="P108"/>
          <text:p text:style-name="P108"><text:span text:style-name="Source_20_Text">if (!window.Promise) {</text:span></text:p>
          <text:p text:style-name="P108"><text:soft-page-break/><text:span text:style-name="Source_20_Text"><text:s text:c="2"/>window.Promise = PromisePolyfill;</text:span></text:p>
          <text:p text:style-name="P108"><text:span text:style-name="Source_20_Text">}</text:span></text:p>
          <text:p text:style-name="P108"><text:span text:style-name="Source_20_Text">// ... rest of your application code</text:span></text:p>
          <text:p text:style-name="P109"><text:s text:c="4"/></text:p>
          <text:p text:style-name="P107">This checks if Promise is supported and provides the polyfill if not.</text:p>
        </text:list-item>
        <text:list-item>
          <text:p text:style-name="P107"><text:span text:style-name="Strong_20_Emphasis">Resources:</text:span></text:p>
          <text:list>
            <text:list-item>
              <text:p text:style-name="P107">List of polyfills: (link provided in original material, usually a GitHub repo like core-js).</text:p>
            </text:list-item>
            <text:list-item>
              <text:p text:style-name="P107">Browser compatibility: https://caniuse.com or MDN Web Docs.</text:p>
            </text:list-item>
          </text:list>
        </text:list-item>
      </text:list>
      <text:p text:style-name="Text_20_body"/>
      <text:h text:style-name="Heading_20_2" text:outline-level="2"><text:bookmark-start text:name="__RefHeading___Toc28959_2405230766"/>Class Components, Miscellaneous<text:bookmark-end text:name="__RefHeading___Toc28959_2405230766"/></text:h>
      <text:p text:style-name="Text_20_body">This final part covers React Class Components for historical context and then touches upon various miscellaneous topics relevant to modern web development with React.</text:p>
      <text:h text:style-name="Heading_20_3" text:outline-level="3"><text:bookmark-start text:name="__RefHeading___Toc28961_2405230766"/>Class Components<text:bookmark-end text:name="__RefHeading___Toc28961_2405230766"/></text:h>
      <text:p text:style-name="Text_20_body">Before React Hooks (version 16.8+), components requiring state or lifecycle methods had to be defined using JavaScript's class syntax. While functional components with hooks are now the standard for new code, understanding class components is useful for working with older codebases.</text:p>
      <text:p text:style-name="Text_20_body"><text:span text:style-name="Strong_20_Emphasis">Example: Anecdote Application with a Class Component</text:span></text:p>
      <text:p text:style-name="Text_20_body"><text:span text:style-name="Strong_20_Emphasis">1. Initial Structure:</text:span></text:p>
      <text:p text:style-name="Preformatted_20_Text"><text:s text:c="6"/><text:span text:style-name="Source_20_Text">import React from 'react'; // Or: import { Component } from 'react';</text:span></text:p>
      <text:p text:style-name="Preformatted_20_Text"/>
      <text:p text:style-name="Preformatted_20_Text"><text:span text:style-name="Source_20_Text">class App extends React.Component { // Or: class App extends Component</text:span></text:p>
      <text:p text:style-name="Preformatted_20_Text"><text:span text:style-name="Source_20_Text"><text:s text:c="2"/>constructor(props) {</text:span></text:p>
      <text:p text:style-name="Preformatted_20_Text"><text:span text:style-name="Source_20_Text"><text:s text:c="4"/>super(props); // Always call super(props) in the constructor</text:span></text:p>
      <text:p text:style-name="Preformatted_20_Text"><text:span text:style-name="Source_20_Text"><text:s text:c="4"/>// State is initialized here</text:span></text:p>
      <text:p text:style-name="Preformatted_20_Text"><text:span text:style-name="Source_20_Text"><text:s text:c="2"/>}</text:span></text:p>
      <text:p text:style-name="Preformatted_20_Text"/>
      <text:p text:style-name="Preformatted_20_Text"><text:span text:style-name="Source_20_Text"><text:s text:c="2"/>// Lifecycle methods go here (e.g., componentDidMount)</text:span></text:p>
      <text:p text:style-name="Preformatted_20_Text"/>
      <text:p text:style-name="Preformatted_20_Text"><text:span text:style-name="Source_20_Text"><text:s text:c="2"/>// Custom methods (e.g., event handlers) go here</text:span></text:p>
      <text:p text:style-name="Preformatted_20_Text"/>
      <text:p text:style-name="Preformatted_20_Text"><text:span text:style-name="Source_20_Text"><text:s text:c="2"/>render() {</text:span></text:p>
      <text:p text:style-name="Preformatted_20_Text"><text:span text:style-name="Source_20_Text"><text:s text:c="4"/>// Defines what the component renders</text:span></text:p>
      <text:p text:style-name="Preformatted_20_Text"><text:span text:style-name="Source_20_Text"><text:s text:c="4"/>return (</text:span></text:p>
      <text:p text:style-name="Preformatted_20_Text"><text:span text:style-name="Source_20_Text"><text:s text:c="6"/>&lt;div&gt;</text:span></text:p>
      <text:p text:style-name="Preformatted_20_Text"><text:span text:style-name="Source_20_Text"><text:s text:c="8"/>&lt;h1&gt;anecdote of the day&lt;/h1&gt;</text:span></text:p>
      <text:p text:style-name="Preformatted_20_Text"><text:span text:style-name="Source_20_Text"><text:s text:c="6"/>&lt;/div&gt;</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xport default App;</text:span></text:p>
      <text:p text:style-name="P26"><text:s text:c="4"/></text:p>
      <text:list text:style-name="L52">
        <text:list-item>
          <text:p text:style-name="P110"><text:span text:style-name="Strong_20_Emphasis">constructor(props):</text:span> Initializes the component. super(props) must be called. State is initialized in this.state.</text:p>
        </text:list-item>
        <text:list-item>
          <text:p text:style-name="P110"><text:soft-page-break/><text:span text:style-name="Strong_20_Emphasis">render():</text:span> A required method that returns the JSX to be rendered.</text:p>
        </text:list-item>
      </text:list>
      <text:p text:style-name="Text_20_body"><text:span text:style-name="Strong_20_Emphasis">2. State Initialization:</text:span><text:line-break/>Class components have a single this.state object. If the state has multiple parts, they are properties of this object.</text:p>
      <text:p text:style-name="Preformatted_20_Text"><text:s text:c="6"/><text:span text:style-name="Source_20_Text">class App extends React.Component {</text:span></text:p>
      <text:p text:style-name="Preformatted_20_Text"><text:span text:style-name="Source_20_Text"><text:s text:c="2"/>constructor(props) {</text:span></text:p>
      <text:p text:style-name="Preformatted_20_Text"><text:span text:style-name="Source_20_Text"><text:s text:c="4"/>super(props);</text:span></text:p>
      <text:p text:style-name="Preformatted_20_Text"><text:span text:style-name="Source_20_Text"><text:s text:c="4"/>this.state = {</text:span></text:p>
      <text:p text:style-name="Preformatted_20_Text"><text:span text:style-name="Source_20_Text"><text:s text:c="6"/>anecdotes: [],</text:span></text:p>
      <text:p text:style-name="Preformatted_20_Text"><text:span text:style-name="Source_20_Text"><text:s text:c="6"/>current: 0 // Index of the currently shown anecdote</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nder() {</text:span></text:p>
      <text:p text:style-name="Preformatted_20_Text"><text:span text:style-name="Source_20_Text"><text:s text:c="4"/>if (this.state.anecdotes.length === 0) {</text:span></text:p>
      <text:p text:style-name="Preformatted_20_Text"><text:span text:style-name="Source_20_Text"><text:s text:c="6"/>return &lt;div&gt;no anecdotes...&lt;/div&gt;;</text:span></text:p>
      <text:p text:style-name="Preformatted_20_Text"><text:span text:style-name="Source_20_Text"><text:s text:c="4"/>}</text:span></text:p>
      <text:p text:style-name="Preformatted_20_Text"/>
      <text:p text:style-name="Preformatted_20_Text"><text:span text:style-name="Source_20_Text"><text:s text:c="4"/>return (</text:span></text:p>
      <text:p text:style-name="Preformatted_20_Text"><text:span text:style-name="Source_20_Text"><text:s text:c="6"/>&lt;div&gt;</text:span></text:p>
      <text:p text:style-name="Preformatted_20_Text"><text:span text:style-name="Source_20_Text"><text:s text:c="8"/>&lt;h1&gt;anecdote of the day&lt;/h1&gt;</text:span></text:p>
      <text:p text:style-name="Preformatted_20_Text"><text:span text:style-name="Source_20_Text"><text:s text:c="8"/>&lt;div&gt;</text:span></text:p>
      <text:p text:style-name="Preformatted_20_Text"><text:span text:style-name="Source_20_Text"><text:s text:c="10"/>{this.state.anecdotes[this.state.current].content}</text:span></text:p>
      <text:p text:style-name="Preformatted_20_Text"><text:span text:style-name="Source_20_Text"><text:s text:c="8"/>&lt;/div&gt;</text:span></text:p>
      <text:p text:style-name="Preformatted_20_Text"><text:span text:style-name="Source_20_Text"><text:s text:c="8"/>&lt;button&gt;next&lt;/button&gt;</text:span></text:p>
      <text:p text:style-name="Preformatted_20_Text"><text:span text:style-name="Source_20_Text"><text:s text:c="6"/>&lt;/div&gt;</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26"><text:s text:c="4"/></text:p>
      <text:p text:style-name="Text_20_body"><text:span text:style-name="Strong_20_Emphasis">3. Lifecycle Methods (e.g., componentDidMount):</text:span><text:line-break/>Correspond to useEffect in functional components.</text:p>
      <text:list text:style-name="L53">
        <text:list-item>
          <text:p text:style-name="P111"><text:span text:style-name="Strong_20_Emphasis">componentDidMount():</text:span> Called once, right after the component mounts (is rendered for the first time). Ideal for initial data fetching.</text:p>
        </text:list-item>
      </text:list>
      <text:p text:style-name="Preformatted_20_Text"><text:s text:c="6"/><text:span text:style-name="Source_20_Text">// Assuming axios is imported</text:span></text:p>
      <text:p text:style-name="Preformatted_20_Text"><text:span text:style-name="Source_20_Text">class App extends React.Component {</text:span></text:p>
      <text:p text:style-name="Preformatted_20_Text"><text:span text:style-name="Source_20_Text"><text:s text:c="2"/>constructor(props) {</text:span></text:p>
      <text:p text:style-name="Preformatted_20_Text"><text:span text:style-name="Source_20_Text"><text:s text:c="4"/>super(props);</text:span></text:p>
      <text:p text:style-name="Preformatted_20_Text"><text:span text:style-name="Source_20_Text"><text:s text:c="4"/>this.state = {</text:span></text:p>
      <text:p text:style-name="Preformatted_20_Text"><text:span text:style-name="Source_20_Text"><text:s text:c="6"/>anecdotes: [],</text:span></text:p>
      <text:p text:style-name="Preformatted_20_Text"><text:span text:style-name="Source_20_Text"><text:s text:c="6"/>current: 0</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mponentDidMount = () =&gt; { // Arrow function binds 'this' correctly</text:span></text:p>
      <text:p text:style-name="Preformatted_20_Text"><text:span text:style-name="Source_20_Text"><text:s text:c="4"/>axios.get('http://localhost:3001/anecdotes').then(response =&gt; {</text:span></text:p>
      <text:p text:style-name="Preformatted_20_Text"><text:span text:style-name="Source_20_Text"><text:s text:c="6"/>// Update state using this.setState()</text:span></text:p>
      <text:p text:style-name="Preformatted_20_Text"><text:span text:style-name="Source_20_Text"><text:s text:c="6"/>this.setState({ anecdotes: response.data });</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 ... render method</text:span></text:p>
      <text:p text:style-name="Preformatted_20_Text"><text:span text:style-name="Source_20_Text">}</text:span></text:p>
      <text:p text:style-name="P26"><text:s text:c="4"/></text:p>
      <text:list text:style-name="L54">
        <text:list-item>
          <text:p text:style-name="P112"><text:span text:style-name="Strong_20_Emphasis">this.setState():</text:span> Used to update the component's state. It merges the provided object with the current state. Calling setState() triggers a re-render.</text:p>
        </text:list-item>
      </text:list>
      <text:p text:style-name="Text_20_body"><text:soft-page-break/><text:span text:style-name="Strong_20_Emphasis">4. Event Handlers:</text:span></text:p>
      <text:p text:style-name="Preformatted_20_Text"><text:s text:c="6"/><text:span text:style-name="Source_20_Text">// Assuming axios is imported</text:span></text:p>
      <text:p text:style-name="Preformatted_20_Text"><text:span text:style-name="Source_20_Text">class App extends React.Component {</text:span></text:p>
      <text:p text:style-name="Preformatted_20_Text"><text:span text:style-name="Source_20_Text"><text:s text:c="2"/>constructor(props) {</text:span></text:p>
      <text:p text:style-name="Preformatted_20_Text"><text:span text:style-name="Source_20_Text"><text:s text:c="4"/>super(props);</text:span></text:p>
      <text:p text:style-name="Preformatted_20_Text"><text:span text:style-name="Source_20_Text"><text:s text:c="4"/>this.state = {</text:span></text:p>
      <text:p text:style-name="Preformatted_20_Text"><text:span text:style-name="Source_20_Text"><text:s text:c="6"/>anecdotes: [],</text:span></text:p>
      <text:p text:style-name="Preformatted_20_Text"><text:span text:style-name="Source_20_Text"><text:s text:c="6"/>current: 0</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mponentDidMount = () =&gt; {</text:span></text:p>
      <text:p text:style-name="Preformatted_20_Text"><text:span text:style-name="Source_20_Text"><text:s text:c="4"/>axios.get('http://localhost:3001/anecdotes').then(response =&gt; {</text:span></text:p>
      <text:p text:style-name="Preformatted_20_Text"><text:span text:style-name="Source_20_Text"><text:s text:c="6"/>this.setState({ anecdotes: response.data });</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handleClick = () =&gt; { // Event handler method</text:span></text:p>
      <text:p text:style-name="Preformatted_20_Text"><text:span text:style-name="Source_20_Text"><text:s text:c="4"/>const current = Math.floor(</text:span></text:p>
      <text:p text:style-name="Preformatted_20_Text"><text:span text:style-name="Source_20_Text"><text:s text:c="6"/>Math.random() * this.state.anecdotes.length</text:span></text:p>
      <text:p text:style-name="Preformatted_20_Text"><text:span text:style-name="Source_20_Text"><text:s text:c="4"/>);</text:span></text:p>
      <text:p text:style-name="Preformatted_20_Text"><text:span text:style-name="Source_20_Text"><text:s text:c="4"/>this.setState({ current }); // Update only the 'current' part of the state</text:span></text:p>
      <text:p text:style-name="Preformatted_20_Text"><text:span text:style-name="Source_20_Text"><text:s text:c="2"/>}</text:span></text:p>
      <text:p text:style-name="Preformatted_20_Text"/>
      <text:p text:style-name="Preformatted_20_Text"><text:span text:style-name="Source_20_Text"><text:s text:c="2"/>render() {</text:span></text:p>
      <text:p text:style-name="Preformatted_20_Text"><text:span text:style-name="Source_20_Text"><text:s text:c="4"/>if (this.state.anecdotes.length === 0 ) {</text:span></text:p>
      <text:p text:style-name="Preformatted_20_Text"><text:span text:style-name="Source_20_Text"><text:s text:c="6"/>return &lt;div&gt;no anecdotes...&lt;/div&gt;;</text:span></text:p>
      <text:p text:style-name="Preformatted_20_Text"><text:span text:style-name="Source_20_Text"><text:s text:c="4"/>}</text:span></text:p>
      <text:p text:style-name="Preformatted_20_Text"/>
      <text:p text:style-name="Preformatted_20_Text"><text:span text:style-name="Source_20_Text"><text:s text:c="4"/>return (</text:span></text:p>
      <text:p text:style-name="Preformatted_20_Text"><text:span text:style-name="Source_20_Text"><text:s text:c="6"/>&lt;div&gt;</text:span></text:p>
      <text:p text:style-name="Preformatted_20_Text"><text:span text:style-name="Source_20_Text"><text:s text:c="8"/>&lt;h1&gt;anecdote of the day&lt;/h1&gt;</text:span></text:p>
      <text:p text:style-name="Preformatted_20_Text"><text:span text:style-name="Source_20_Text"><text:s text:c="8"/>&lt;div&gt;{this.state.anecdotes[this.state.current].content}&lt;/div&gt;</text:span></text:p>
      <text:p text:style-name="Preformatted_20_Text"><text:span text:style-name="Source_20_Text"><text:s text:c="8"/>&lt;button onClick={this.handleClick}&gt;next&lt;/button&gt; {/* Call handler */}</text:span></text:p>
      <text:p text:style-name="Preformatted_20_Text"><text:span text:style-name="Source_20_Text"><text:s text:c="6"/>&lt;/div&gt;</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26"><text:s text:c="4"/></text:p>
      <text:list text:style-name="L55">
        <text:list-item>
          <text:p text:style-name="P113"><text:span text:style-name="T20">Binding this</text:span>: If event handlers are not arrow functions, this might need to be explicitly bound in the constructor (e.g., this.handleClick = this.handleClick.bind(this);). Arrow functions automatically bind this to the class instance.</text:p>
        </text:list-item>
      </text:list>
      <text:p text:style-name="Text_20_body"><text:span text:style-name="Strong_20_Emphasis">Comparison with Functional Component:</text:span></text:p>
      <text:p text:style-name="Text_20_body">The equivalent functional component using hooks:</text:p>
      <text:p text:style-name="Preformatted_20_Text"><text:s text:c="6"/><text:span text:style-name="Source_20_Text">import React, { useState, useEffect } from 'react';</text:span></text:p>
      <text:p text:style-name="Preformatted_20_Text"><text:span text:style-name="Source_20_Text">import axios from 'axios';</text:span></text:p>
      <text:p text:style-name="Preformatted_20_Text"/>
      <text:p text:style-name="Preformatted_20_Text"><text:span text:style-name="Source_20_Text">const App = () =&gt; {</text:span></text:p>
      <text:p text:style-name="Preformatted_20_Text"><text:span text:style-name="Source_20_Text"><text:s text:c="2"/>const [anecdotes, setAnecdotes] = useState([]);</text:span></text:p>
      <text:p text:style-name="Preformatted_20_Text"><text:span text:style-name="Source_20_Text"><text:s text:c="2"/>const [current, setCurrent] = useState(0);</text:span></text:p>
      <text:p text:style-name="Preformatted_20_Text"/>
      <text:p text:style-name="Preformatted_20_Text"><text:span text:style-name="Source_20_Text"><text:s text:c="2"/>useEffect(() =&gt;{</text:span></text:p>
      <text:p text:style-name="Preformatted_20_Text"><text:span text:style-name="Source_20_Text"><text:s text:c="4"/>axios.get('http://localhost:3001/anecdotes').then(response =&gt; {</text:span></text:p>
      <text:p text:style-name="Preformatted_20_Text"><text:span text:style-name="Source_20_Text"><text:s text:c="6"/>setAnecdotes(response.data);</text:span></text:p>
      <text:p text:style-name="Preformatted_20_Text"><text:span text:style-name="Source_20_Text"><text:s text:c="4"/>});</text:span></text:p>
      <text:p text:style-name="Preformatted_20_Text"><text:span text:style-name="Source_20_Text"><text:s text:c="2"/>},[]); // Empty dependency array: runs once after initial render</text:span></text:p>
      <text:p text:style-name="Preformatted_20_Text"/>
      <text:p text:style-name="Preformatted_20_Text"><text:span text:style-name="Source_20_Text"><text:s text:c="2"/>const handleClick = () =&gt; {</text:span></text:p>
      <text:p text:style-name="Preformatted_20_Text"><text:soft-page-break/><text:span text:style-name="Source_20_Text"><text:s text:c="4"/>// Note: Original text had Math.round, but Math.floor might be more appropriate for array indices</text:span></text:p>
      <text:p text:style-name="Preformatted_20_Text"><text:span text:style-name="Source_20_Text"><text:s text:c="4"/>setCurrent(Math.floor(Math.random() * anecdotes.length));</text:span></text:p>
      <text:p text:style-name="Preformatted_20_Text"><text:span text:style-name="Source_20_Text"><text:s text:c="2"/>};</text:span></text:p>
      <text:p text:style-name="Preformatted_20_Text"/>
      <text:p text:style-name="Preformatted_20_Text"><text:span text:style-name="Source_20_Text"><text:s text:c="2"/>if (anecdotes.length === 0) {</text:span></text:p>
      <text:p text:style-name="Preformatted_20_Text"><text:span text:style-name="Source_20_Text"><text:s text:c="4"/>return &lt;div&gt;no anecdotes...&lt;/div&gt;;</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1&gt;anecdote of the day&lt;/h1&gt;</text:span></text:p>
      <text:p text:style-name="Preformatted_20_Text"><text:span text:style-name="Source_20_Text"><text:s text:c="6"/>&lt;div&gt;{anecdotes[current].content}&lt;/div&gt;</text:span></text:p>
      <text:p text:style-name="Preformatted_20_Text"><text:span text:style-name="Source_20_Text"><text:s text:c="6"/>&lt;button onClick={handleClick}&gt;next&lt;/button&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26"><text:s text:c="4"/></text:p>
      <text:p text:style-name="Text_20_body"><text:span text:style-name="Strong_20_Emphasis">Key Differences &amp; Conclusion:</text:span></text:p>
      <text:list text:style-name="L56">
        <text:list-item>
          <text:p text:style-name="P114"><text:span text:style-name="Strong_20_Emphasis">State Management:</text:span> Class components have a single this.state object updated with this.setState(). Functional components can have multiple state variables managed by useState.</text:p>
        </text:list-item>
        <text:list-item>
          <text:p text:style-name="P114"><text:span text:style-name="Strong_20_Emphasis">Side Effects:</text:span> Class components use lifecycle methods (e.g., componentDidMount, componentDidUpdate, componentWillUnmount). Functional components use useEffect. useEffect offers more granular control.</text:p>
        </text:list-item>
        <text:list-item>
          <text:p text:style-name="P114"><text:span text:style-name="Strong_20_Emphasis">this Keyword:</text:span> Functional components avoid the complexities of the this keyword in JavaScript classes.</text:p>
        </text:list-item>
        <text:list-item>
          <text:p text:style-name="P114"><text:span text:style-name="Strong_20_Emphasis">Error Boundaries:</text:span> Historically, class components were the only way to implement error boundaries (a mechanism to catch JavaScript errors anywhere in their child component tree). This capability is now also available to functional components via libraries or patterns, though less directly built-in as a lifecycle method.</text:p>
        </text:list-item>
        <text:list-item>
          <text:p text:style-name="P114"><text:span text:style-name="Strong_20_Emphasis">Recommendation:</text:span> For new React code (version 16.8+), functional components with hooks are preferred. There's generally no need to rewrite old class components unless specific benefits are sought.</text:p>
        </text:list-item>
      </text:list>
      <text:p text:style-name="Horizontal_20_Line"/>
      <text:h text:style-name="Heading_20_3" text:outline-level="3"><text:bookmark-start text:name="__RefHeading___Toc28963_2405230766"/>Miscellaneous Topics<text:bookmark-end text:name="__RefHeading___Toc28963_2405230766"/></text:h>
      <text:p text:style-name="Text_20_body"><text:span text:style-name="Strong_20_Emphasis">1. Organization of Code in React Application:</text:span></text:p>
      <text:list text:style-name="L57">
        <text:list-item>
          <text:p text:style-name="P115"><text:span text:style-name="Strong_20_Emphasis">Common Practice (for smaller apps):</text:span></text:p>
          <text:list>
            <text:list-item>
              <text:p text:style-name="P115">components/ for UI components.</text:p>
            </text:list-item>
            <text:list-item>
              <text:p text:style-name="P115">reducers/ for Redux reducers.</text:p>
            </text:list-item>
            <text:list-item>
              <text:p text:style-name="P115">services/ for API communication.</text:p>
            </text:list-item>
          </text:list>
        </text:list-item>
        <text:list-item>
          <text:p text:style-name="P115"><text:span text:style-name="Strong_20_Emphasis">Scalability:</text:span> As applications grow, more structured organization (e.g., feature-based folders) is needed.</text:p>
        </text:list-item>
        <text:list-item>
          <text:p text:style-name="P115"><text:soft-page-break/><text:span text:style-name="Strong_20_Emphasis">No Single "Correct" Way:</text:span> Project structure is subjective and depends on team/project needs. (Reference: "The 100% correct way to structure a React app (or why there’s no such thing)").</text:p>
        </text:list-item>
      </text:list>
      <text:p text:style-name="Text_20_body"><text:span text:style-name="Strong_20_Emphasis">2. Frontend and Backend in the Same Repository:</text:span></text:p>
      <text:list text:style-name="L58">
        <text:list-item>
          <text:p text:style-name="P116"><text:span text:style-name="Strong_20_Emphasis">Separate Repos:</text:span> Typical approach during the course.</text:p>
        </text:list-item>
        <text:list-item>
          <text:p text:style-name="P116"><text:span text:style-name="Strong_20_Emphasis">Single Repo (Monorepo):</text:span> Possible. package.json and webpack.config.js (or Vite config) might be at the root, with frontend and backend code in subdirectories (e.g., client/, server/ or frontend/, backend/).</text:p>
        </text:list-item>
      </text:list>
      <text:p text:style-name="Text_20_body"><text:span text:style-name="Strong_20_Emphasis">3. Changes on the Server (Real-time Updates):</text:span><text:line-break/>How to reflect backend changes in the frontend without a page reload.</text:p>
      <text:list text:style-name="L59">
        <text:list-item>
          <text:p text:style-name="P117"><text:span text:style-name="Strong_20_Emphasis">Polling:</text:span> Frontend repeatedly requests data from the backend (e.g., using setInterval). Simple but inefficient.</text:p>
        </text:list-item>
        <text:list-item>
          <text:p text:style-name="P117"><text:span text:style-name="Strong_20_Emphasis">WebSockets:</text:span> Allows bi-directional communication between browser and server. The server can push updates to the client.</text:p>
          <text:list>
            <text:list-item>
              <text:p text:style-name="P117">Socket.io library is recommended over raw WebSockets for better browser compatibility and fallback options.</text:p>
            </text:list-item>
          </text:list>
        </text:list-item>
        <text:list-item>
          <text:p text:style-name="P117"><text:span text:style-name="Strong_20_Emphasis">GraphQL Subscriptions:</text:span> (Covered in Part 8) Provides a mechanism for real-time updates.</text:p>
        </text:list-item>
      </text:list>
      <text:p text:style-name="Text_20_body"><text:span text:style-name="Strong_20_Emphasis">4. Virtual DOM:</text:span></text:p>
      <text:list text:style-name="L60">
        <text:list-item>
          <text:p text:style-name="P118"><text:span text:style-name="Strong_20_Emphasis">DOM API:</text:span> Provided by browsers for JavaScript to manipulate page elements.</text:p>
        </text:list-item>
        <text:list-item>
          <text:p text:style-name="P118"><text:span text:style-name="Strong_20_Emphasis">React Elements:</text:span> What React components return (e.g., &lt;h1&gt;Hello&lt;/h1&gt; in JSX is a React element). These are JavaScript objects.</text:p>
        </text:list-item>
        <text:list-item>
          <text:p text:style-name="P118"><text:span text:style-name="Strong_20_Emphasis">Virtual DOM:</text:span> An in-memory representation of the UI, composed of React elements.</text:p>
        </text:list-item>
        <text:list-item>
          <text:p text:style-name="P118"><text:span text:style-name="Strong_20_Emphasis">Rendering Process:</text:span></text:p>
          <text:list>
            <text:list-item>
              <text:p text:style-name="P118">ReactDOM.createRoot().render() renders the Virtual DOM (from &lt;App /&gt;) to the actual browser DOM.</text:p>
            </text:list-item>
            <text:list-item>
              <text:p text:style-name="P118">When application state changes, React creates a new Virtual DOM.</text:p>
            </text:list-item>
            <text:list-item>
              <text:p text:style-name="P118">React compares the new Virtual DOM with the previous one (diffing algorithm).</text:p>
            </text:list-item>
            <text:list-item>
              <text:p text:style-name="P118">React calculates the most efficient way to update the actual browser DOM to reflect the changes. This minimizes direct DOM manipulations, which are typically slow.</text:p>
            </text:list-item>
          </text:list>
        </text:list-item>
      </text:list>
      <text:p text:style-name="Text_20_body"><text:span text:style-name="Strong_20_Emphasis">5. On the Role of React in Applications:</text:span></text:p>
      <text:list text:style-name="L61">
        <text:list-item>
          <text:p text:style-name="P119"><text:span text:style-name="Strong_20_Emphasis">Primarily a View Library:</text:span> If considering the Model-View-Controller (MVC) pattern, React mainly handles the "View."</text:p>
        </text:list-item>
        <text:list-item>
          <text:p text:style-name="P119"><text:span text:style-name="Strong_20_Emphasis">Not a Full Framework:</text:span> Unlike Angular, React is a library.</text:p>
        </text:list-item>
        <text:list-item>
          <text:p text:style-name="P119"><text:span text:style-name="Strong_20_Emphasis">State as Model (Small Apps):</text:span> In simple apps, component state can act as the "Model."</text:p>
        </text:list-item>
        <text:list-item>
          <text:p text:style-name="P119"><text:span text:style-name="Strong_20_Emphasis">Flux Architecture (with Redux):</text:span></text:p>
          <text:list>
            <text:list-item>
              <text:p text:style-name="P119"><text:soft-page-break/>React focuses even more on the View.</text:p>
            </text:list-item>
            <text:list-item>
              <text:p text:style-name="P119">Business logic resides in Redux (state, reducers, action creators).</text:p>
            </text:list-item>
            <text:list-item>
              <text:p text:style-name="P119">Redux Thunk allows separating business logic from React components.</text:p>
            </text:list-item>
          </text:list>
        </text:list-item>
        <text:list-item>
          <text:p text:style-name="P119"><text:span text:style-name="Strong_20_Emphasis">Newer State Management Trends (Post-Part 6):</text:span></text:p>
          <text:list>
            <text:list-item>
              <text:p text:style-name="P119">useReducer + useContext: Lightweight Redux-like state management.</text:p>
            </text:list-item>
            <text:list-item>
              <text:p text:style-name="P119"><text:span text:style-name="Strong_20_Emphasis">React Query (now TanStack Query):</text:span> Manages server state, caching, synchronization, significantly reducing the need to store server data in frontend state directly.</text:p>
            </text:list-item>
          </text:list>
        </text:list-item>
      </text:list>
      <text:p text:style-name="Text_20_body"><text:span text:style-name="Strong_20_Emphasis">6. React/Node Application Security:</text:span></text:p>
      <text:list text:style-name="L62">
        <text:list-item>
          <text:p text:style-name="P120"><text:span text:style-name="Strong_20_Emphasis">OWASP Top 10:</text:span> A list of common web application security risks (e.g., Injection, Broken Authentication, XSS).</text:p>
        </text:list-item>
        <text:list-item>
          <text:p text:style-name="P120"><text:span text:style-name="Strong_20_Emphasis">Injection (e.g., SQL Injection):</text:span></text:p>
          <text:list>
            <text:list-item>
              <text:p text:style-name="P120">Occurs when user input is improperly combined with queries.</text:p>
            </text:list-item>
            <text:list-item>
              <text:p text:style-name="P120">Prevention: Parameterized queries (database inserts user input into placeholders).</text:p>
            </text:list-item>
            <text:list-item>
              <text:p text:style-name="P120">Mongoose (for MongoDB) helps prevent NoSQL injection by sanitizing queries.</text:p>
            </text:list-item>
          </text:list>
        </text:list-item>
        <text:list-item>
          <text:p text:style-name="P120"><text:span text:style-name="Strong_20_Emphasis">Cross-Site Scripting (XSS):</text:span></text:p>
          <text:list>
            <text:list-item>
              <text:p text:style-name="P120">Injecting malicious JavaScript into a web app, executed in a victim's browser.</text:p>
            </text:list-item>
            <text:list-item>
              <text:p text:style-name="P120">React generally sanitizes data rendered in JSX, preventing most common XSS.</text:p>
            </text:list-item>
            <text:list-item>
              <text:p text:style-name="P120">Vigilance with library updates is crucial, as vulnerabilities can exist.</text:p>
            </text:list-item>
          </text:list>
        </text:list-item>
        <text:list-item>
          <text:p text:style-name="P120"><text:span text:style-name="Strong_20_Emphasis">Dependency Management &amp; Security Audits:</text:span></text:p>
          <text:list>
            <text:list-item>
              <text:p text:style-name="P120">npm outdated --depth 0: Checks for outdated top-level dependencies.</text:p>
            </text:list-item>
            <text:list-item>
              <text:p text:style-name="P120">npm-check-updates (tool): Helps update package.json (install globally: npm install -g npm-check-updates, then ncu -u).</text:p>
            </text:list-item>
            <text:list-item>
              <text:p text:style-name="P120">npm audit: Checks dependencies against a database of known vulnerabilities.</text:p>
            </text:list-item>
            <text:list-item>
              <text:p text:style-name="P120">npm audit fix: Attempts to fix vulnerabilities automatically (may not fix major version bumps without --force).</text:p>
            </text:list-item>
            <text:list-item>
              <text:p text:style-name="P120">npm audit fix --force: Forces updates, potentially introducing breaking changes. Use with caution.</text:p>
            </text:list-item>
          </text:list>
        </text:list-item>
        <text:list-item>
          <text:p text:style-name="P120"><text:span text:style-name="Strong_20_Emphasis">Authentication &amp; Access Control:</text:span></text:p>
          <text:list>
            <text:list-item>
              <text:p text:style-name="P120">Token-based authentication is robust over HTTPS.</text:p>
            </text:list-item>
            <text:list-item>
              <text:p text:style-name="P120">Validate access control on the server, not just by hiding UI elements in the browser.</text:p>
            </text:list-item>
          </text:list>
        </text:list-item>
        <text:list-item>
          <text:p text:style-name="P120"><text:span text:style-name="Strong_20_Emphasis">Security Resources:</text:span></text:p>
          <text:list>
            <text:list-item>
              <text:p text:style-name="P120">MDN Web Security Guide.</text:p>
            </text:list-item>
            <text:list-item>
              <text:p text:style-name="P120">Express documentation: Production Best Practices: Security.</text:p>
            </text:list-item>
            <text:list-item>
              <text:p text:style-name="P120"><text:soft-page-break/>helmet library: Adds security-related HTTP headers to Express apps.</text:p>
            </text:list-item>
            <text:list-item>
              <text:p text:style-name="P120">eslint-plugin-security: ESLint plugin for security.</text:p>
            </text:list-item>
            <text:list-item>
              <text:p text:style-name="P120">University of Helsinki MOOC: Securing Software.</text:p>
            </text:list-item>
          </text:list>
        </text:list-item>
      </text:list>
      <text:p text:style-name="Text_20_body"><text:span text:style-name="Strong_20_Emphasis">7. Current Trends:</text:span></text:p>
      <text:list text:style-name="L63">
        <text:list-item>
          <text:p text:style-name="P121"><text:span text:style-name="Strong_20_Emphasis">Typed JavaScript (TypeScript):</text:span></text:p>
          <text:list>
            <text:list-item>
              <text:p text:style-name="P121">Adds static type checking to JavaScript, helping catch errors early.</text:p>
            </text:list-item>
            <text:list-item>
              <text:p text:style-name="P121">TypeScript (developed by Microsoft) is the most popular. (Covered in Part 9).</text:p>
            </text:list-item>
          </text:list>
        </text:list-item>
        <text:list-item>
          <text:p text:style-name="P121"><text:span text:style-name="Strong_20_Emphasis">Server-Side Rendering (SSR), Isomorphic Applications, Universal Code:</text:span></text:p>
          <text:list>
            <text:list-item>
              <text:p text:style-name="P121"><text:span text:style-name="Strong_20_Emphasis">SSR:</text:span> Rendering React components on the server for the initial page load. Benefits SEO and perceived performance.</text:p>
            </text:list-item>
            <text:list-item>
              <text:p text:style-name="P121"><text:span text:style-name="Strong_20_Emphasis">Isomorphic/Universal Code:</text:span> Code that can run on both server and client. React + Node facilitates this.</text:p>
            </text:list-item>
            <text:list-item>
              <text:p text:style-name="P121"><text:span text:style-name="Strong_20_Emphasis">Next.js:</text:span> A popular React framework that simplifies SSR and building universal applications.</text:p>
            </text:list-item>
          </text:list>
        </text:list-item>
        <text:list-item>
          <text:p text:style-name="P121"><text:span text:style-name="Strong_20_Emphasis">Progressive Web Apps (PWAs):</text:span></text:p>
          <text:list>
            <text:list-item>
              <text:p text:style-name="P121">Web apps designed to work well on all platforms, leveraging platform features.</text:p>
            </text:list-item>
            <text:list-item>
              <text:p text:style-name="P121">Key features: Offline capability, installable on mobile, responsive, secure (HTTPS).</text:p>
            </text:list-item>
          </text:list>
        </text:list-item>
        <text:list-item>
          <text:p text:style-name="P121"><text:span text:style-name="Strong_20_Emphasis">Microservice Architecture:</text:span></text:p>
          <text:list>
            <text:list-item>
              <text:p text:style-name="P121">Backend composed of many small, independent, communicating services.</text:p>
            </text:list-item>
            <text:list-item>
              <text:p text:style-name="P121">Each service handles a specific logical function and often has its own database.</text:p>
            </text:list-item>
            <text:list-item>
              <text:p text:style-name="P121">Contrasts with monolithic backends (single, large application).</text:p>
            </text:list-item>
            <text:list-item>
              <text:p text:style-name="P121"><text:span text:style-name="Strong_20_Emphasis">API Gateway:</text:span> Often used between frontend and microservices to provide a unified API.</text:p>
            </text:list-item>
            <text:list-item>
              <text:p text:style-name="P121">Popularized by companies like Amazon and Netflix.</text:p>
            </text:list-item>
            <text:list-item>
              <text:p text:style-name="P121">Challenges exist; "monolith first" can be a valid strategy.</text:p>
            </text:list-item>
          </text:list>
        </text:list-item>
        <text:list-item>
          <text:p text:style-name="P121"><text:span text:style-name="Strong_20_Emphasis">Serverless (e.g., AWS Lambda, Google Cloud Functions, Azure Functions):</text:span></text:p>
          <text:list>
            <text:list-item>
              <text:p text:style-name="P121">Executing individual functions in the cloud without managing underlying server infrastructure.</text:p>
            </text:list-item>
            <text:list-item>
              <text:p text:style-name="P121">Higher level of abstraction.</text:p>
            </text:list-item>
            <text:list-item>
              <text:p text:style-name="P121">Scales automatically.</text:p>
            </text:list-item>
            <text:list-item>
              <text:p text:style-name="P121">Can be used with API gateways to build serverless applications.</text:p>
            </text:list-item>
          </text:list>
        </text:list-item>
      </text:list>
      <text:p text:style-name="Text_20_body"><text:span text:style-name="Strong_20_Emphasis">8. Useful Libraries and Interesting Links:</text:span></text:p>
      <text:list text:style-name="L64">
        <text:list-item>
          <text:p text:style-name="P122"><text:span text:style-name="Strong_20_Emphasis">Data Manipulation:</text:span> Lodash (general utility), Ramda (functional programming).</text:p>
        </text:list-item>
        <text:list-item>
          <text:p text:style-name="P122"><text:soft-page-break/><text:span text:style-name="Strong_20_Emphasis">Dates/Times:</text:span> date-fns.</text:p>
        </text:list-item>
        <text:list-item>
          <text:p text:style-name="P122"><text:span text:style-name="Strong_20_Emphasis">Forms:</text:span> React Hook Form.</text:p>
        </text:list-item>
        <text:list-item>
          <text:p text:style-name="P122"><text:span text:style-name="Strong_20_Emphasis">Graphs/Charts:</text:span> Recharts, Highcharts.</text:p>
        </text:list-item>
        <text:list-item>
          <text:p text:style-name="P122"><text:span text:style-name="Strong_20_Emphasis">Immutability (for Redux, etc.):</text:span> Immer.</text:p>
        </text:list-item>
        <text:list-item>
          <text:p text:style-name="P122"><text:span text:style-name="Strong_20_Emphasis">Async Redux Actions (Alternative to Thunk):</text:span> Redux-Saga.</text:p>
        </text:list-item>
        <text:list-item>
          <text:p text:style-name="P122"><text:span text:style-name="Strong_20_Emphasis">Analytics:</text:span> React Google Analytics 4.</text:p>
        </text:list-item>
        <text:list-item>
          <text:p text:style-name="P122"><text:span text:style-name="Strong_20_Emphasis">Mobile Development with React:</text:span> React Native (Part 10).</text:p>
        </text:list-item>
        <text:list-item>
          <text:p text:style-name="P122"><text:span text:style-name="Strong_20_Emphasis">JavaScript Tooling Evolution (Bundlers/Task Runners):</text:span> Bower -&gt; Grunt -&gt; Gulp -&gt; Browserify -&gt; Webpack -&gt; esbuild (current trend). Parcel (another option).</text:p>
        </text:list-item>
        <text:list-item>
          <text:p text:style-name="P122"><text:span text:style-name="Strong_20_Emphasis">React Best Practices:</text:span> https://reactpatterns.com/, react bits.</text:p>
        </text:list-item>
        <text:list-item>
          <text:p text:style-name="P122"><text:span text:style-name="Strong_20_Emphasis">Community:</text:span> Reactiflux (Discord chat).</text:p>
        </text:list-item>
      </text:list>
      <text:p text:style-name="Text_20_body"/>
      <text:h text:style-name="Heading_20_1" text:outline-level="1"><text:bookmark-start text:name="__RefHeading___Toc26143_2594130714"/>Part 8<text:bookmark-end text:name="__RefHeading___Toc26143_2594130714"/></text:h>
      <text:p text:style-name="Text_20_body"/>
      <text:h text:style-name="Heading_20_2" text:outline-level="2"><text:bookmark-start text:name="__RefHeading___Toc26145_2594130714"/><text:span text:style-name="Strong_20_Emphasis">GraphQL Server Fundamentals</text:span><text:bookmark-end text:name="__RefHeading___Toc26145_2594130714"/></text:h>
      <text:h text:style-name="P123" text:outline-level="4"><text:bookmark-start text:name="__RefHeading___Toc26147_2594130714"/><text:span text:style-name="Strong_20_Emphasis">1. Core Concepts: REST vs. GraphQL</text:span><text:bookmark-end text:name="__RefHeading___Toc26147_2594130714"/></text:h>
      <text:list text:style-name="L65">
        <text:list-item>
          <text:p text:style-name="P124"><text:span text:style-name="Strong_20_Emphasis">REST (REpresentational State Transfer):</text:span></text:p>
          <text:list>
            <text:list-item>
              <text:p text:style-name="P124"><text:span text:style-name="Strong_20_Emphasis">Resource-based:</text:span> Each resource has a unique URL endpoint (e.g., /users, /blogs/123).</text:p>
            </text:list-item>
            <text:list-item>
              <text:p text:style-name="P124">Operations are defined by HTTP methods (GET, POST, PUT, DELETE).</text:p>
            </text:list-item>
            <text:list-item>
              <text:p text:style-name="P124"><text:span text:style-name="Strong_20_Emphasis">Problem:</text:span> Can lead to <text:span text:style-name="Strong_20_Emphasis">over-fetching</text:span> (getting more data than needed) or <text:span text:style-name="Strong_20_Emphasis">under-fetching</text:span> (needing multiple API calls to get all related data).</text:p>
            </text:list-item>
            <text:list-item>
              <text:p text:style-name="P125"><text:span text:style-name="T20">Example Problem:</text:span> "Get the blog titles from users who commented on blogs of people I follow" would require many complex REST calls.</text:p>
            </text:list-item>
          </text:list>
        </text:list-item>
        <text:list-item>
          <text:p text:style-name="P124"><text:span text:style-name="Strong_20_Emphasis">GraphQL:</text:span></text:p>
          <text:list>
            <text:list-item>
              <text:p text:style-name="P125"><text:span text:style-name="Strong_20_Emphasis">Client-driven:</text:span> The client defines exactly what data it needs in a single, structured <text:span text:style-name="T20">query</text:span>.</text:p>
            </text:list-item>
            <text:list-item>
              <text:p text:style-name="P124"><text:span text:style-name="Strong_20_Emphasis">Single Endpoint:</text:span> All requests (queries and mutations) are typically sent to a single URL (e.g., /graphql) using an HTTP POST request.</text:p>
            </text:list-item>
            <text:list-item>
              <text:p text:style-name="P124"><text:span text:style-name="Strong_20_Emphasis">Solves Over/Under-fetching:</text:span> The server returns a JSON object that precisely matches the shape of the query, eliminating wasted data and extra requests.</text:p>
            </text:list-item>
            <text:list-item>
              <text:p text:style-name="P124"><text:span text:style-name="Strong_20_Emphasis">Not a Database Technology:</text:span> GraphQL is an API query language. It doesn't care how the data is stored (SQL, NoSQL, another REST API, etc.).</text:p>
            </text:list-item>
          </text:list>
        </text:list-item>
      </text:list>
      <text:p text:style-name="P126"><text:soft-page-break/></text:p>
      <text:h text:style-name="P123" text:outline-level="4"><text:bookmark-start text:name="__RefHeading___Toc26149_2594130714"/><text:span text:style-name="Strong_20_Emphasis">2. The GraphQL Schema (typeDefs)</text:span><text:bookmark-end text:name="__RefHeading___Toc26149_2594130714"/></text:h>
      <text:p text:style-name="Text_20_body">The schema is the <text:span text:style-name="Strong_20_Emphasis">contract</text:span> for your API. It defines what data is available and what operations can be performed. It's the single source of truth.</text:p>
      <text:list text:style-name="L66">
        <text:list-item>
          <text:p text:style-name="P127"><text:span text:style-name="Strong_20_Emphasis">typeDefs:</text:span> A string or file (.graphql) that contains your schema definition.</text:p>
        </text:list-item>
      </text:list>
      <text:p text:style-name="Text_20_body"><text:span text:style-name="Strong_20_Emphasis">Key Schema Components:</text:span></text:p>
      <text:list text:style-name="L67">
        <text:list-item>
          <text:p text:style-name="P128"><text:span text:style-name="Strong_20_Emphasis">type</text:span>: Defines a custom object type and its fields.</text:p>
          <text:p text:style-name="P129">Generated graphql</text:p>
        </text:list-item>
      </text:list>
      <text:section text:style-name="Sect2" text:name="cdk-accordion-child-10">
        <text:list text:continue-numbering="true" text:style-name="L67">
          <text:list-header>
            <text:p text:style-name="P130"><text:s text:c="6"/><text:span text:style-name="Source_20_Text">type Person {</text:span></text:p>
            <text:p text:style-name="P131"><text:span text:style-name="Source_20_Text"><text:s text:c="2"/>name: String!</text:span></text:p>
            <text:p text:style-name="P131"><text:span text:style-name="Source_20_Text"><text:s text:c="2"/>phone: String</text:span></text:p>
            <text:p text:style-name="P131"><text:span text:style-name="Source_20_Text"><text:s text:c="2"/>address: Address! # A field can be another custom type</text:span></text:p>
            <text:p text:style-name="P131"><text:span text:style-name="Source_20_Text"><text:s text:c="2"/>id: ID!</text:span></text:p>
            <text:p text:style-name="P131"><text:span text:style-name="Source_20_Text">}</text:span></text:p>
            <text:p text:style-name="P131"><text:s text:c="4"/></text:p>
          </text:list-header>
        </text:list>
      </text:section>
      <text:list text:continue-numbering="true" text:style-name="L67">
        <text:list-item>
          <text:p text:style-name="P128"><text:span text:style-name="Strong_20_Emphasis">Scalar Types</text:span>: Basic built-in types.</text:p>
          <text:list>
            <text:list-item>
              <text:p text:style-name="P128">String, Int, Float, Boolean, ID (a unique string identifier).</text:p>
            </text:list-item>
          </text:list>
        </text:list-item>
        <text:list-item>
          <text:p text:style-name="P128"><text:span text:style-name="Strong_20_Emphasis">! (Non-Null)</text:span>: The exclamation mark means the field is required.</text:p>
          <text:list>
            <text:list-item>
              <text:p text:style-name="P128">String!: This field must have a value and cannot be null.</text:p>
            </text:list-item>
            <text:list-item>
              <text:p text:style-name="P132">[Person!]!: The list itself cannot be null, and the items <text:span text:style-name="T20">inside</text:span> the list cannot be null.</text:p>
            </text:list-item>
          </text:list>
        </text:list-item>
        <text:list-item>
          <text:p text:style-name="P128"><text:span text:style-name="Strong_20_Emphasis">type Query</text:span>: A special, required type that defines all the entry points for <text:span text:style-name="Strong_20_Emphasis">fetching</text:span> data.</text:p>
          <text:p text:style-name="P129">Generated graphql</text:p>
        </text:list-item>
      </text:list>
      <text:section text:style-name="Sect2" text:name="cdk-accordion-child-11">
        <text:list text:continue-numbering="true" text:style-name="L67">
          <text:list-header>
            <text:p text:style-name="P130"><text:s text:c="6"/><text:span text:style-name="Source_20_Text">type Query {</text:span></text:p>
            <text:p text:style-name="P131"><text:span text:style-name="Source_20_Text"><text:s text:c="2"/>personCount: Int!</text:span></text:p>
            <text:p text:style-name="P131"><text:span text:style-name="Source_20_Text"><text:s text:c="2"/>allPersons(phone: YesNo): [Person!]!</text:span></text:p>
            <text:p text:style-name="P131"><text:span text:style-name="Source_20_Text"><text:s text:c="2"/>findPerson(name: String!): Person</text:span></text:p>
            <text:p text:style-name="P131"><text:span text:style-name="Source_20_Text">}</text:span></text:p>
            <text:p text:style-name="P131"><text:s text:c="4"/></text:p>
          </text:list-header>
        </text:list>
      </text:section>
      <text:list text:continue-numbering="true" text:style-name="L67">
        <text:list-item>
          <text:p text:style-name="P128"><text:span text:style-name="Strong_20_Emphasis">type Mutation</text:span>: A special type that defines all the entry points for <text:span text:style-name="Strong_20_Emphasis">changing</text:span> data (creating, updating, deleting).</text:p>
          <text:p text:style-name="P129">Generated graphql</text:p>
        </text:list-item>
      </text:list>
      <text:section text:style-name="Sect2" text:name="cdk-accordion-child-12">
        <text:list text:continue-numbering="true" text:style-name="L67">
          <text:list-header>
            <text:p text:style-name="P130"><text:s text:c="6"/><text:span text:style-name="Source_20_Text">type Mutation {</text:span></text:p>
            <text:p text:style-name="P131"><text:span text:style-name="Source_20_Text"><text:s text:c="2"/>addPerson(name: String!, phone: String, city: String!): Person</text:span></text:p>
            <text:p text:style-name="P131"><text:span text:style-name="Source_20_Text">}</text:span></text:p>
            <text:p text:style-name="P131"><text:s text:c="4"/></text:p>
          </text:list-header>
        </text:list>
      </text:section>
      <text:list text:continue-numbering="true" text:style-name="L67">
        <text:list-item>
          <text:p text:style-name="P128"><text:span text:style-name="Strong_20_Emphasis">enum</text:span>: A special scalar that is restricted to a set of allowed values.</text:p>
          <text:p text:style-name="P129"><text:soft-page-break/>Generated graphql</text:p>
        </text:list-item>
      </text:list>
      <text:section text:style-name="Sect2" text:name="cdk-accordion-child-13">
        <text:list text:continue-numbering="true" text:style-name="L67">
          <text:list-header>
            <text:p text:style-name="P130"><text:s text:c="6"/><text:span text:style-name="Source_20_Text">enum YesNo {</text:span></text:p>
            <text:p text:style-name="P131"><text:span text:style-name="Source_20_Text"><text:s text:c="2"/>YES</text:span></text:p>
            <text:p text:style-name="P131"><text:span text:style-name="Source_20_Text"><text:s text:c="2"/>NO</text:span></text:p>
            <text:p text:style-name="P131"><text:span text:style-name="Source_20_Text">}</text:span></text:p>
            <text:p text:style-name="P131"><text:s text:c="4"/></text:p>
          </text:list-header>
        </text:list>
      </text:section>
      <text:p text:style-name="P126"/>
      <text:h text:style-name="P123" text:outline-level="4"><text:bookmark-start text:name="__RefHeading___Toc26151_2594130714"/><text:span text:style-name="Strong_20_Emphasis">3. Resolvers</text:span><text:bookmark-end text:name="__RefHeading___Toc26151_2594130714"/></text:h>
      <text:p text:style-name="Text_20_body">Resolvers are the <text:span text:style-name="Strong_20_Emphasis">implementation</text:span> of your schema. They are a collection of functions that provide the logic for how to fetch or transform the data for each field.</text:p>
      <text:list text:style-name="L68">
        <text:list-item>
          <text:p text:style-name="P133"><text:span text:style-name="Strong_20_Emphasis">Structure:</text:span> The resolvers object mirrors the structure of your typeDefs.</text:p>
        </text:list-item>
        <text:list-item>
          <text:p text:style-name="P133"><text:span text:style-name="Strong_20_Emphasis">Resolver Function Signature:</text:span> (parent, args, context, info)</text:p>
          <text:list>
            <text:list-item>
              <text:p text:style-name="P133">parent (or root): The result object from the parent resolver. This is crucial for nested fields. For a top-level Query field, this is often undefined.</text:p>
            </text:list-item>
            <text:list-item>
              <text:p text:style-name="P133">args: An object containing the arguments passed into the field in the query (e.g., name in findPerson(name: "Arto")).</text:p>
            </text:list-item>
          </text:list>
        </text:list-item>
        <text:list-item>
          <text:p text:style-name="P133"><text:span text:style-name="Strong_20_Emphasis">Example Resolvers:</text:span></text:p>
          <text:p text:style-name="P134">Generated javascript</text:p>
        </text:list-item>
      </text:list>
      <text:section text:style-name="Sect2" text:name="cdk-accordion-child-14">
        <text:list text:continue-numbering="true" text:style-name="L68">
          <text:list-header>
            <text:p text:style-name="P135"><text:s text:c="6"/><text:span text:style-name="Source_20_Text">const resolvers = {</text:span></text:p>
            <text:p text:style-name="P136"><text:span text:style-name="Source_20_Text"><text:s text:c="2"/>// Resolvers for top-level queries</text:span></text:p>
            <text:p text:style-name="P136"><text:span text:style-name="Source_20_Text"><text:s text:c="2"/>Query: {</text:span></text:p>
            <text:p text:style-name="P136"><text:span text:style-name="Source_20_Text"><text:s text:c="4"/>personCount: () =&gt; persons.length,</text:span></text:p>
            <text:p text:style-name="P136"><text:span text:style-name="Source_20_Text"><text:s text:c="4"/>allPersons: (root, args) =&gt; {</text:span></text:p>
            <text:p text:style-name="P136"><text:span text:style-name="Source_20_Text"><text:s text:c="6"/>if (!args.phone) return persons;</text:span></text:p>
            <text:p text:style-name="P136"><text:span text:style-name="Source_20_Text"><text:s text:c="6"/>// ...filter logic based on args.phone</text:span></text:p>
            <text:p text:style-name="P136"><text:span text:style-name="Source_20_Text"><text:s text:c="4"/>},</text:span></text:p>
            <text:p text:style-name="P136"><text:span text:style-name="Source_20_Text"><text:s text:c="4"/>findPerson: (root, args) =&gt; persons.find(p =&gt; p.name === args.name),</text:span></text:p>
            <text:p text:style-name="P136"><text:span text:style-name="Source_20_Text"><text:s text:c="2"/>},</text:span></text:p>
            <text:p text:style-name="P136"/>
            <text:p text:style-name="P136"><text:span text:style-name="Source_20_Text"><text:s text:c="2"/>// Resolvers for mutations</text:span></text:p>
            <text:p text:style-name="P136"><text:span text:style-name="Source_20_Text"><text:s text:c="2"/>Mutation: {</text:span></text:p>
            <text:p text:style-name="P136"><text:span text:style-name="Source_20_Text"><text:s text:c="4"/>addPerson: (root, args) =&gt; {</text:span></text:p>
            <text:p text:style-name="P136"><text:span text:style-name="Source_20_Text"><text:s text:c="6"/>const person = { ...args, id: uuid() };</text:span></text:p>
            <text:p text:style-name="P136"><text:span text:style-name="Source_20_Text"><text:s text:c="6"/>persons = persons.concat(person);</text:span></text:p>
            <text:p text:style-name="P136"><text:span text:style-name="Source_20_Text"><text:s text:c="6"/>return person;</text:span></text:p>
            <text:p text:style-name="P136"><text:span text:style-name="Source_20_Text"><text:s text:c="4"/>},</text:span></text:p>
            <text:p text:style-name="P136"><text:span text:style-name="Source_20_Text"><text:s text:c="2"/>},</text:span></text:p>
            <text:p text:style-name="P136"><text:soft-page-break/></text:p>
            <text:p text:style-name="P136"><text:span text:style-name="Source_20_Text"><text:s text:c="2"/>// Resolvers for fields on a custom type</text:span></text:p>
            <text:p text:style-name="P136"><text:span text:style-name="Source_20_Text"><text:s text:c="2"/>Person: {</text:span></text:p>
            <text:p text:style-name="P136"><text:span text:style-name="Source_20_Text"><text:s text:c="4"/>// Custom resolver for the 'address' field</text:span></text:p>
            <text:p text:style-name="P136"><text:span text:style-name="Source_20_Text"><text:s text:c="4"/>address: (root) =&gt; {</text:span></text:p>
            <text:p text:style-name="P136"><text:span text:style-name="Source_20_Text"><text:s text:c="6"/>return { street: root.street, city: root.city };</text:span></text:p>
            <text:p text:style-name="P136"><text:span text:style-name="Source_20_Text"><text:s text:c="4"/>},</text:span></text:p>
            <text:p text:style-name="P136"><text:span text:style-name="Source_20_Text"><text:s text:c="4"/>// 'name', 'phone', 'id' use default resolvers</text:span></text:p>
            <text:p text:style-name="P136"><text:span text:style-name="Source_20_Text"><text:s text:c="2"/>},</text:span></text:p>
            <text:p text:style-name="P136"><text:span text:style-name="Source_20_Text">};</text:span></text:p>
            <text:p text:style-name="P136"><text:s text:c="4"/></text:p>
          </text:list-header>
        </text:list>
      </text:section>
      <text:list text:continue-numbering="true" text:style-name="L68">
        <text:list-item>
          <text:p text:style-name="P133"><text:span text:style-name="Strong_20_Emphasis">Default Resolver:</text:span> If you don't provide a resolver for a field (like Person.name), Apollo will create a default one that simply returns the property of the same name from the parent object (e.g., (root) =&gt; root.name).</text:p>
        </text:list-item>
      </text:list>
      <text:p text:style-name="P126"/>
      <text:h text:style-name="P123" text:outline-level="4"><text:bookmark-start text:name="__RefHeading___Toc26153_2594130714"/><text:span text:style-name="Strong_20_Emphasis">4. Apollo Server Setup &amp; Tools</text:span><text:bookmark-end text:name="__RefHeading___Toc26153_2594130714"/></text:h>
      <text:list text:style-name="L69">
        <text:list-item>
          <text:p text:style-name="P137"><text:span text:style-name="Strong_20_Emphasis">Dependencies:</text:span> npm install @apollo/server graphql</text:p>
        </text:list-item>
        <text:list-item>
          <text:p text:style-name="P137"><text:span text:style-name="Strong_20_Emphasis">Basic Server Code:</text:span></text:p>
          <text:p text:style-name="P138">Generated javascript</text:p>
        </text:list-item>
      </text:list>
      <text:section text:style-name="Sect2" text:name="cdk-accordion-child-15">
        <text:list text:continue-numbering="true" text:style-name="L69">
          <text:list-header>
            <text:p text:style-name="P139"><text:s text:c="6"/><text:span text:style-name="Source_20_Text">const { ApolloServer } = require('@apollo/server');</text:span></text:p>
            <text:p text:style-name="P140"><text:span text:style-name="Source_20_Text">const { startStandaloneServer } = require('@apollo/server/standalone');</text:span></text:p>
            <text:p text:style-name="P140"/>
            <text:p text:style-name="P140"><text:span text:style-name="Source_20_Text">// 1. Define Schema (the "what")</text:span></text:p>
            <text:p text:style-name="P140"><text:span text:style-name="Source_20_Text">const typeDefs = `</text:span></text:p>
            <text:p text:style-name="P140"><text:span text:style-name="Source_20_Text"><text:s text:c="2"/># ... your type, query, and mutation definitions here</text:span></text:p>
            <text:p text:style-name="P140"><text:span text:style-name="Source_20_Text">`;</text:span></text:p>
            <text:p text:style-name="P140"/>
            <text:p text:style-name="P140"><text:span text:style-name="Source_20_Text">// 2. Define Resolvers (the "how")</text:span></text:p>
            <text:p text:style-name="P140"><text:span text:style-name="Source_20_Text">const resolvers = {</text:span></text:p>
            <text:p text:style-name="P140"><text:span text:style-name="Source_20_Text"><text:s text:c="2"/># ... your resolver functions here</text:span></text:p>
            <text:p text:style-name="P140"><text:span text:style-name="Source_20_Text">};</text:span></text:p>
            <text:p text:style-name="P140"/>
            <text:p text:style-name="P140"><text:span text:style-name="Source_20_Text">// 3. Create Server Instance</text:span></text:p>
            <text:p text:style-name="P140"><text:span text:style-name="Source_20_Text">const server = new ApolloServer({</text:span></text:p>
            <text:p text:style-name="P140"><text:span text:style-name="Source_20_Text"><text:s text:c="2"/>typeDefs,</text:span></text:p>
            <text:p text:style-name="P140"><text:span text:style-name="Source_20_Text"><text:s text:c="2"/>resolvers,</text:span></text:p>
            <text:p text:style-name="P140"><text:span text:style-name="Source_20_Text">});</text:span></text:p>
            <text:p text:style-name="P140"><text:soft-page-break/></text:p>
            <text:p text:style-name="P140"><text:span text:style-name="Source_20_Text">// 4. Start the server</text:span></text:p>
            <text:p text:style-name="P140"><text:span text:style-name="Source_20_Text">startStandaloneServer(server, {</text:span></text:p>
            <text:p text:style-name="P140"><text:span text:style-name="Source_20_Text"><text:s text:c="2"/>listen: { port: 4000 },</text:span></text:p>
            <text:p text:style-name="P140"><text:span text:style-name="Source_20_Text">}).then(({ url }) =&gt; {</text:span></text:p>
            <text:p text:style-name="P140"><text:span text:style-name="Source_20_Text"><text:s text:c="2"/>console.log(`🚀 Server ready at ${url}`);</text:span></text:p>
            <text:p text:style-name="P140"><text:span text:style-name="Source_20_Text">});</text:span></text:p>
            <text:p text:style-name="P140"><text:s text:c="4"/></text:p>
          </text:list-header>
        </text:list>
      </text:section>
      <text:list text:continue-numbering="true" text:style-name="L69">
        <text:list-item>
          <text:p text:style-name="P137"><text:span text:style-name="Strong_20_Emphasis">Apollo Studio Explorer:</text:span> A powerful in-browser IDE for your GraphQL server (available at http://localhost:4000 in development). It allows you to build queries, run mutations, and explore your schema documentation automatically. <text:span text:style-name="Strong_20_Emphasis">This is your primary development tool.</text:span></text:p>
        </text:list-item>
      </text:list>
      <text:p text:style-name="P126"/>
      <text:h text:style-name="P123" text:outline-level="4"><text:bookmark-start text:name="__RefHeading___Toc26155_2594130714"/><text:span text:style-name="Strong_20_Emphasis">5. Writing Queries &amp; Mutations</text:span><text:bookmark-end text:name="__RefHeading___Toc26155_2594130714"/></text:h>
      <text:list text:style-name="L70">
        <text:list-item>
          <text:p text:style-name="P141"><text:span text:style-name="Strong_20_Emphasis">Basic Query:</text:span> You specify exactly which fields you want.</text:p>
          <text:p text:style-name="P142">Generated graphql</text:p>
        </text:list-item>
      </text:list>
      <text:section text:style-name="Sect2" text:name="cdk-accordion-child-16">
        <text:list text:continue-numbering="true" text:style-name="L70">
          <text:list-header>
            <text:p text:style-name="P143"><text:s text:c="6"/><text:span text:style-name="Source_20_Text">query {</text:span></text:p>
            <text:p text:style-name="P144"><text:span text:style-name="Source_20_Text"><text:s text:c="2"/>allPersons {</text:span></text:p>
            <text:p text:style-name="P144"><text:span text:style-name="Source_20_Text"><text:s text:c="4"/>name</text:span></text:p>
            <text:p text:style-name="P144"><text:span text:style-name="Source_20_Text"><text:s text:c="4"/>phone</text:span></text:p>
            <text:p text:style-name="P144"><text:span text:style-name="Source_20_Text"><text:s text:c="2"/>}</text:span></text:p>
            <text:p text:style-name="P144"><text:span text:style-name="Source_20_Text">}</text:span></text:p>
          </text:list-header>
        </text:list>
        <text:p text:style-name="P145"/>
      </text:section>
      <text:list text:continue-numbering="true" text:style-name="L70">
        <text:list-item>
          <text:p text:style-name="P141"><text:span text:style-name="Strong_20_Emphasis">Query with Arguments:</text:span></text:p>
          <text:p text:style-name="P142">Generated graphql</text:p>
        </text:list-item>
      </text:list>
      <text:section text:style-name="Sect2" text:name="cdk-accordion-child-17">
        <text:list text:continue-numbering="true" text:style-name="L70">
          <text:list-header>
            <text:p text:style-name="P143"><text:s text:c="6"/><text:span text:style-name="Source_20_Text">query {</text:span></text:p>
            <text:p text:style-name="P144"><text:span text:style-name="Source_20_Text"><text:s text:c="2"/>findPerson(name: "Arto Hellas") {</text:span></text:p>
            <text:p text:style-name="P144"><text:span text:style-name="Source_20_Text"><text:s text:c="4"/>phone</text:span></text:p>
            <text:p text:style-name="P144"><text:span text:style-name="Source_20_Text"><text:s text:c="4"/>address {</text:span></text:p>
            <text:p text:style-name="P144"><text:span text:style-name="Source_20_Text"><text:s text:c="6"/>street</text:span></text:p>
            <text:p text:style-name="P144"><text:span text:style-name="Source_20_Text"><text:s text:c="6"/>city</text:span></text:p>
            <text:p text:style-name="P144"><text:span text:style-name="Source_20_Text"><text:s text:c="4"/>}</text:span></text:p>
            <text:p text:style-name="P144"><text:span text:style-name="Source_20_Text"><text:s text:c="2"/>}</text:span></text:p>
            <text:p text:style-name="P144"><text:span text:style-name="Source_20_Text">}</text:span></text:p>
            <text:p text:style-name="P144"><text:s text:c="4"/></text:p>
          </text:list-header>
        </text:list>
      </text:section>
      <text:list text:continue-numbering="true" text:style-name="L70">
        <text:list-item>
          <text:p text:style-name="P141"><text:span text:style-name="Strong_20_Emphasis">Mutation:</text:span> Used to change data. You also specify which fields you want back from the new/updated object.</text:p>
          <text:p text:style-name="P142"><text:soft-page-break/>Generated graphql</text:p>
        </text:list-item>
      </text:list>
      <text:section text:style-name="Sect2" text:name="cdk-accordion-child-18">
        <text:list text:continue-numbering="true" text:style-name="L70">
          <text:list-header>
            <text:p text:style-name="P143"><text:s text:c="6"/><text:span text:style-name="Source_20_Text">mutation {</text:span></text:p>
            <text:p text:style-name="P144"><text:span text:style-name="Source_20_Text"><text:s text:c="2"/>addPerson(</text:span></text:p>
            <text:p text:style-name="P144"><text:span text:style-name="Source_20_Text"><text:s text:c="4"/>name: "Pekka Mikkola"</text:span></text:p>
            <text:p text:style-name="P144"><text:span text:style-name="Source_20_Text"><text:s text:c="4"/>phone: "045-2374321"</text:span></text:p>
            <text:p text:style-name="P144"><text:span text:style-name="Source_20_Text"><text:s text:c="4"/>street: "Vilppulantie 25"</text:span></text:p>
            <text:p text:style-name="P144"><text:span text:style-name="Source_20_Text"><text:s text:c="4"/>city: "Helsinki"</text:span></text:p>
            <text:p text:style-name="P144"><text:span text:style-name="Source_20_Text"><text:s text:c="2"/>) {</text:span></text:p>
            <text:p text:style-name="P144"><text:span text:style-name="Source_20_Text"><text:s text:c="4"/>id</text:span></text:p>
            <text:p text:style-name="P144"><text:span text:style-name="Source_20_Text"><text:s text:c="4"/>name</text:span></text:p>
            <text:p text:style-name="P144"><text:span text:style-name="Source_20_Text"><text:s text:c="2"/>}</text:span></text:p>
            <text:p text:style-name="P144"><text:span text:style-name="Source_20_Text">}</text:span></text:p>
            <text:p text:style-name="P144"><text:s text:c="4"/></text:p>
          </text:list-header>
        </text:list>
      </text:section>
      <text:list text:continue-numbering="true" text:style-name="L70">
        <text:list-item>
          <text:p text:style-name="P141"><text:span text:style-name="Strong_20_Emphasis">Aliases:</text:span> Use aliases to query the same field multiple times with different arguments in a single request.</text:p>
          <text:p text:style-name="P142">Generated graphql</text:p>
        </text:list-item>
      </text:list>
      <text:section text:style-name="Sect2" text:name="cdk-accordion-child-21">
        <text:list text:continue-numbering="true" text:style-name="L70">
          <text:list-header>
            <text:p text:style-name="P143"><text:s text:c="6"/><text:span text:style-name="Source_20_Text">query {</text:span></text:p>
            <text:p text:style-name="P144"><text:span text:style-name="Source_20_Text"><text:s text:c="2"/>havePhone: allPersons(phone: YES) {</text:span></text:p>
            <text:p text:style-name="P144"><text:span text:style-name="Source_20_Text"><text:s text:c="4"/>name</text:span></text:p>
            <text:p text:style-name="P144"><text:span text:style-name="Source_20_Text"><text:s text:c="2"/>}</text:span></text:p>
            <text:p text:style-name="P144"><text:span text:style-name="Source_20_Text"><text:s text:c="2"/>phoneless: allPersons(phone: NO) {</text:span></text:p>
            <text:p text:style-name="P144"><text:span text:style-name="Source_20_Text"><text:s text:c="4"/>name</text:span></text:p>
            <text:p text:style-name="P144"><text:span text:style-name="Source_20_Text"><text:s text:c="2"/>}</text:span></text:p>
            <text:p text:style-name="P144"><text:span text:style-name="Source_20_Text">}</text:span></text:p>
            <text:p text:style-name="P144"><text:s text:c="4"/></text:p>
          </text:list-header>
        </text:list>
      </text:section>
      <text:p text:style-name="P126"/>
      <text:h text:style-name="P123" text:outline-level="4"><text:bookmark-start text:name="__RefHeading___Toc26157_2594130714"/><text:span text:style-name="Strong_20_Emphasis">6. Error Handling</text:span><text:bookmark-end text:name="__RefHeading___Toc26157_2594130714"/></text:h>
      <text:list text:style-name="L71">
        <text:list-item>
          <text:p text:style-name="P146"><text:span text:style-name="Strong_20_Emphasis">Schema Validation:</text:span> GraphQL automatically validates incoming queries. If a query is malformed or uses incorrect types, it will fail before your resolver code is even run.</text:p>
        </text:list-item>
        <text:list-item>
          <text:p text:style-name="P146"><text:span text:style-name="Strong_20_Emphasis">Custom Business Logic Errors:</text:span> In your resolvers, you can throw errors for application-specific rules (e.g., uniqueness).</text:p>
          <text:list>
            <text:list-item>
              <text:p text:style-name="P146"><text:span text:style-name="Strong_20_Emphasis">Best Practice:</text:span> Use GraphQLError to provide structured error information to the client.</text:p>
            </text:list-item>
          </text:list>
          <text:p text:style-name="P147">Generated javascript</text:p>
        </text:list-item>
      </text:list>
      <text:section text:style-name="Sect2" text:name="cdk-accordion-child-22">
        <text:list text:continue-numbering="true" text:style-name="L71">
          <text:list-header>
            <text:p text:style-name="P148"><text:s text:c="6"/><text:span text:style-name="Source_20_Text">const { GraphQLError } = require('graphql');</text:span></text:p>
            <text:p text:style-name="P149"/>
            <text:p text:style-name="P149"><text:span text:style-name="Source_20_Text">// Inside a resolver...</text:span></text:p>
            <text:p text:style-name="P149"><text:soft-page-break/><text:span text:style-name="Source_20_Text">if (persons.find(p =&gt; p.name === args.name)) {</text:span></text:p>
            <text:p text:style-name="P149"><text:span text:style-name="Source_20_Text"><text:s text:c="2"/>throw new GraphQLError('Name must be unique', {</text:span></text:p>
            <text:p text:style-name="P149"><text:span text:style-name="Source_20_Text"><text:s text:c="4"/>extensions: {</text:span></text:p>
            <text:p text:style-name="P149"><text:span text:style-name="Source_20_Text"><text:s text:c="6"/>code: 'BAD_USER_INPUT', // Standard error code</text:span></text:p>
            <text:p text:style-name="P149"><text:span text:style-name="Source_20_Text"><text:s text:c="6"/>invalidArgs: args.name,</text:span></text:p>
            <text:p text:style-name="P149"><text:span text:style-name="Source_20_Text"><text:s text:c="4"/>},</text:span></text:p>
            <text:p text:style-name="P149"><text:span text:style-name="Source_20_Text"><text:s text:c="2"/>});</text:span></text:p>
            <text:p text:style-name="P149"><text:span text:style-name="Source_20_Text">}</text:span></text:p>
            <text:p text:style-name="P149"><text:s text:c="4"/></text:p>
          </text:list-header>
        </text:list>
      </text:section>
      <text:p text:style-name="Text_20_body"/>
      <text:p text:style-name="Horizontal_20_Line"/>
      <text:h text:style-name="Heading_20_2" text:outline-level="2"><text:bookmark-start text:name="__RefHeading___Toc26159_2594130714"/><text:span text:style-name="Strong_20_Emphasis">React and GraphQL with Apollo Client</text:span><text:bookmark-end text:name="__RefHeading___Toc26159_2594130714"/></text:h>
      <text:h text:style-name="Heading_20_4" text:outline-level="4"><text:bookmark-start text:name="__RefHeading___Toc26161_2594130714"/><text:span text:style-name="Strong_20_Emphasis">1. Why Use a GraphQL Client Library?</text:span><text:bookmark-end text:name="__RefHeading___Toc26161_2594130714"/></text:h>
      <text:p text:style-name="P25">While you <text:span text:style-name="T20">can</text:span> communicate with a GraphQL server using standard HTTP requests (e.g., with axios), it's not recommended for building applications.</text:p>
      <text:list text:style-name="L72">
        <text:list-item>
          <text:p text:style-name="P150"><text:span text:style-name="Strong_20_Emphasis">Manual Approach (The Hard Way):</text:span></text:p>
          <text:list>
            <text:list-item>
              <text:p text:style-name="P150">Manually construct a POST request body: { "query": "..." }.</text:p>
            </text:list-item>
            <text:list-item>
              <text:p text:style-name="P150">Manually manage loading states (isLoading, etc.).</text:p>
            </text:list-item>
            <text:list-item>
              <text:p text:style-name="P150">Manually manage error states.</text:p>
            </text:list-item>
            <text:list-item>
              <text:p text:style-name="P150">Manually handle caching to avoid re-fetching the same data. This is complex and error-prone.</text:p>
            </text:list-item>
          </text:list>
        </text:list-item>
        <text:list-item>
          <text:p text:style-name="P150"><text:span text:style-name="Strong_20_Emphasis">Apollo Client (The Smart Way):</text:span></text:p>
          <text:list>
            <text:list-item>
              <text:p text:style-name="P150">A specialized, state management library for GraphQL.</text:p>
            </text:list-item>
            <text:list-item>
              <text:p text:style-name="P150"><text:span text:style-name="Strong_20_Emphasis">Purpose:</text:span> It abstracts away the low-level communication details and provides a robust set of tools for data management in a React application.</text:p>
            </text:list-item>
            <text:list-item>
              <text:p text:style-name="P150"><text:span text:style-name="Strong_20_Emphasis">Key Features:</text:span></text:p>
              <text:list>
                <text:list-item>
                  <text:p text:style-name="P150"><text:span text:style-name="Strong_20_Emphasis">Declarative Data Fetching:</text:span> Simply describe the data your component needs, and Apollo handles the rest.</text:p>
                </text:list-item>
                <text:list-item>
                  <text:p text:style-name="P150"><text:span text:style-name="Strong_20_Emphasis">Intelligent Caching:</text:span> Automatically caches query results to prevent redundant network requests, leading to a much faster user experience.</text:p>
                </text:list-item>
                <text:list-item>
                  <text:p text:style-name="P150"><text:span text:style-name="Strong_20_Emphasis">UI State Management:</text:span> Manages loading and error states for you.</text:p>
                </text:list-item>
                <text:list-item>
                  <text:p text:style-name="P150"><text:span text:style-name="Strong_20_Emphasis">Mutations &amp; UI Updates:</text:span> Provides clean hooks for performing mutations and updating the UI accordingly.</text:p>
                </text:list-item>
              </text:list>
            </text:list-item>
          </text:list>
        </text:list-item>
      </text:list>
      <text:p text:style-name="Horizontal_20_Line"/>
      <text:h text:style-name="Heading_20_4" text:outline-level="4"><text:bookmark-start text:name="__RefHeading___Toc26163_2594130714"/><text:soft-page-break/><text:span text:style-name="Strong_20_Emphasis">2. Setting Up Apollo Client in a React App</text:span><text:bookmark-end text:name="__RefHeading___Toc26163_2594130714"/></text:h>
      <text:p text:style-name="Text_20_body">This is the foundational setup required in every Apollo-powered React app.</text:p>
      <text:list text:style-name="L73">
        <text:list-item>
          <text:p text:style-name="P151"><text:span text:style-name="Strong_20_Emphasis">Installation:</text:span></text:p>
          <text:p text:style-name="P152">Generated bash</text:p>
        </text:list-item>
      </text:list>
      <text:section text:style-name="Sect2" text:name="cdk-accordion-child-52">
        <text:list text:continue-numbering="true" text:style-name="L73">
          <text:list-header>
            <text:p text:style-name="P153"><text:s text:c="6"/><text:span text:style-name="Source_20_Text">npm install @apollo/client graphql</text:span></text:p>
            <text:p text:style-name="P154"><text:s text:c="4"/></text:p>
          </text:list-header>
        </text:list>
      </text:section>
      <text:list text:continue-numbering="true" text:style-name="L73">
        <text:list-item>
          <text:p text:style-name="P151"><text:span text:style-name="Strong_20_Emphasis">Configuration (index.js or main.jsx):</text:span><text:line-break/>The goal is to create a single client instance and make it available to your entire application.</text:p>
          <text:p text:style-name="P152">Generated javascript</text:p>
        </text:list-item>
      </text:list>
      <text:section text:style-name="Sect2" text:name="cdk-accordion-child-53">
        <text:list text:continue-numbering="true" text:style-name="L73">
          <text:list-header>
            <text:p text:style-name="P153"><text:s text:c="6"/><text:span text:style-name="Source_20_Text">import ReactDOM from 'react-dom/client';</text:span></text:p>
            <text:p text:style-name="P155"><text:span text:style-name="Source_20_Text">import App from './App';</text:span></text:p>
            <text:p text:style-name="P155"><text:span text:style-name="Source_20_Text">import {</text:span></text:p>
            <text:p text:style-name="P155"><text:span text:style-name="Source_20_Text"><text:s text:c="2"/>ApolloClient,</text:span></text:p>
            <text:p text:style-name="P155"><text:span text:style-name="Source_20_Text"><text:s text:c="2"/>ApolloProvider, // The provider component</text:span></text:p>
            <text:p text:style-name="P155"><text:span text:style-name="Source_20_Text"><text:s text:c="2"/>InMemoryCache, <text:s/>// The cache implementation</text:span></text:p>
            <text:p text:style-name="P155"><text:span text:style-name="Source_20_Text">} from '@apollo/client';</text:span></text:p>
            <text:p text:style-name="P155"/>
            <text:p text:style-name="P155"><text:span text:style-name="Source_20_Text">// 1. Create the Apollo Client instance</text:span></text:p>
            <text:p text:style-name="P155"><text:span text:style-name="Source_20_Text">const client = new ApolloClient({</text:span></text:p>
            <text:p text:style-name="P155"><text:span text:style-name="Source_20_Text"><text:s text:c="2"/>uri: 'http://localhost:4000', // URL of your GraphQL server</text:span></text:p>
            <text:p text:style-name="P155"><text:span text:style-name="Source_20_Text"><text:s text:c="2"/>cache: new InMemoryCache(), <text:s text:c="4"/>// The in-memory cache</text:span></text:p>
            <text:p text:style-name="P155"><text:span text:style-name="Source_20_Text">});</text:span></text:p>
            <text:p text:style-name="P155"/>
            <text:p text:style-name="P155"><text:span text:style-name="Source_20_Text">// 2. Wrap your App with the ApolloProvider</text:span></text:p>
            <text:p text:style-name="P155"><text:span text:style-name="Source_20_Text">// This makes the 'client' available to any component in the app tree.</text:span></text:p>
            <text:p text:style-name="P155"><text:span text:style-name="Source_20_Text">ReactDOM.createRoot(document.getElementById('root')).render(</text:span></text:p>
            <text:p text:style-name="P155"><text:span text:style-name="Source_20_Text"><text:s text:c="2"/>&lt;ApolloProvider client={client}&gt;</text:span></text:p>
            <text:p text:style-name="P155"><text:span text:style-name="Source_20_Text"><text:s text:c="4"/>&lt;App /&gt;</text:span></text:p>
            <text:p text:style-name="P155"><text:span text:style-name="Source_20_Text"><text:s text:c="2"/>&lt;/ApolloProvider&gt;</text:span></text:p>
            <text:p text:style-name="P155"><text:span text:style-name="Source_20_Text">);</text:span></text:p>
            <text:p text:style-name="P154"><text:s text:c="4"/></text:p>
          </text:list-header>
        </text:list>
      </text:section>
      <text:p text:style-name="Horizontal_20_Line"/>
      <text:h text:style-name="Heading_20_4" text:outline-level="4"><text:bookmark-start text:name="__RefHeading___Toc26165_2594130714"/><text:span text:style-name="Strong_20_Emphasis">3. Fetching Data: The useQuery Hook</text:span><text:bookmark-end text:name="__RefHeading___Toc26165_2594130714"/></text:h>
      <text:p text:style-name="Text_20_body">The useQuery hook is the primary tool for executing queries when a component renders.</text:p>
      <text:list text:style-name="L74">
        <text:list-item>
          <text:p text:style-name="P156"><text:span text:style-name="Strong_20_Emphasis">gql Tag:</text:span> A template literal tag used to parse your query string into a standard, AST (Abstract Syntax Tree) format that Apollo understands.</text:p>
        </text:list-item>
        <text:list-item>
          <text:p text:style-name="P156"><text:span text:style-name="Strong_20_Emphasis">Basic Usage:</text:span></text:p>
          <text:p text:style-name="P157">Generated javascript</text:p>
        </text:list-item>
      </text:list>
      <text:section text:style-name="Sect2" text:name="cdk-accordion-child-54">
        <text:list text:continue-numbering="true" text:style-name="L74">
          <text:list-header>
            <text:p text:style-name="P158"><text:s text:c="6"/><text:span text:style-name="Source_20_Text">import { gql, useQuery } from '@apollo/client';</text:span></text:p>
            <text:p text:style-name="P159"/>
            <text:p text:style-name="P159"><text:span text:style-name="Source_20_Text">// Define the query outside the component</text:span></text:p>
            <text:p text:style-name="P159"><text:span text:style-name="Source_20_Text">const ALL_PERSONS = gql`</text:span></text:p>
            <text:p text:style-name="P159"><text:span text:style-name="Source_20_Text"><text:s text:c="2"/>query {</text:span></text:p>
            <text:p text:style-name="P159"><text:span text:style-name="Source_20_Text"><text:s text:c="4"/>allPersons {</text:span></text:p>
            <text:p text:style-name="P159"><text:span text:style-name="Source_20_Text"><text:s text:c="6"/>name</text:span></text:p>
            <text:p text:style-name="P159"><text:span text:style-name="Source_20_Text"><text:s text:c="6"/>phone</text:span></text:p>
            <text:p text:style-name="P159"><text:span text:style-name="Source_20_Text"><text:s text:c="6"/>id</text:span></text:p>
            <text:p text:style-name="P159"><text:span text:style-name="Source_20_Text"><text:s text:c="4"/>}</text:span></text:p>
            <text:p text:style-name="P159"><text:span text:style-name="Source_20_Text"><text:s text:c="2"/>}</text:span></text:p>
            <text:p text:style-name="P159"><text:span text:style-name="Source_20_Text">`;</text:span></text:p>
            <text:p text:style-name="P159"><text:soft-page-break/></text:p>
            <text:p text:style-name="P159"><text:span text:style-name="Source_20_Text">const Persons = () =&gt; {</text:span></text:p>
            <text:p text:style-name="P159"><text:span text:style-name="Source_20_Text"><text:s text:c="2"/>// Execute the query</text:span></text:p>
            <text:p text:style-name="P159"><text:span text:style-name="Source_20_Text"><text:s text:c="2"/>const result = useQuery(ALL_PERSONS);</text:span></text:p>
            <text:p text:style-name="P159"/>
            <text:p text:style-name="P159"><text:span text:style-name="Source_20_Text"><text:s text:c="2"/>// 1. Handle the loading state</text:span></text:p>
            <text:p text:style-name="P159"><text:span text:style-name="Source_20_Text"><text:s text:c="2"/>if (result.loading) {</text:span></text:p>
            <text:p text:style-name="P159"><text:span text:style-name="Source_20_Text"><text:s text:c="4"/>return &lt;div&gt;loading...&lt;/div&gt;;</text:span></text:p>
            <text:p text:style-name="P159"><text:span text:style-name="Source_20_Text"><text:s text:c="2"/>}</text:span></text:p>
            <text:p text:style-name="P159"/>
            <text:p text:style-name="P159"><text:span text:style-name="Source_20_Text"><text:s text:c="2"/>// Error state would be `if (result.error) { ... }`</text:span></text:p>
            <text:p text:style-name="P159"/>
            <text:p text:style-name="P159"><text:span text:style-name="Source_20_Text"><text:s text:c="2"/>// 2. Render the data once it's available</text:span></text:p>
            <text:p text:style-name="P159"><text:span text:style-name="Source_20_Text"><text:s text:c="2"/>return (</text:span></text:p>
            <text:p text:style-name="P159"><text:span text:style-name="Source_20_Text"><text:s text:c="4"/>&lt;div&gt;</text:span></text:p>
            <text:p text:style-name="P159"><text:span text:style-name="Source_20_Text"><text:s text:c="6"/>{result.data.allPersons.map(p =&gt; (</text:span></text:p>
            <text:p text:style-name="P159"><text:span text:style-name="Source_20_Text"><text:s text:c="8"/>&lt;div key={p.id}&gt;{p.name} {p.phone}&lt;/div&gt;</text:span></text:p>
            <text:p text:style-name="P159"><text:span text:style-name="Source_20_Text"><text:s text:c="6"/>))}</text:span></text:p>
            <text:p text:style-name="P159"><text:span text:style-name="Source_20_Text"><text:s text:c="4"/>&lt;/div&gt;</text:span></text:p>
            <text:p text:style-name="P159"><text:span text:style-name="Source_20_Text"><text:s text:c="2"/>);</text:span></text:p>
            <text:p text:style-name="P159"><text:span text:style-name="Source_20_Text">};</text:span></text:p>
            <text:p text:style-name="P160"><text:s text:c="4"/></text:p>
          </text:list-header>
        </text:list>
      </text:section>
      <text:list text:continue-numbering="true" text:style-name="L74">
        <text:list-item>
          <text:p text:style-name="P156"><text:span text:style-name="Strong_20_Emphasis">Return Value of useQuery:</text:span> It's an object containing the status of the query. The most important fields are:</text:p>
          <text:list>
            <text:list-item>
              <text:p text:style-name="P156">data: The results from the server. It will be undefined until the query completes.</text:p>
            </text:list-item>
            <text:list-item>
              <text:p text:style-name="P156">loading: A boolean that is true while the request is in flight.</text:p>
            </text:list-item>
            <text:list-item>
              <text:p text:style-name="P156">error: An object containing error information if the query fails.</text:p>
            </text:list-item>
          </text:list>
        </text:list-item>
      </text:list>
      <text:h text:style-name="Heading_20_4" text:outline-level="4"><text:bookmark-start text:name="__RefHeading___Toc26167_2594130714"/><text:span text:style-name="Strong_20_Emphasis">4. Dynamic Queries with Variables</text:span><text:bookmark-end text:name="__RefHeading___Toc26167_2594130714"/></text:h>
      <text:p text:style-name="Text_20_body">Hardcoding values in queries isn't practical. We use GraphQL variables to pass dynamic values.</text:p>
      <text:list text:style-name="L75">
        <text:list-item>
          <text:p text:style-name="P161"><text:span text:style-name="Strong_20_Emphasis">Step 1: Modify the GraphQL Query:</text:span></text:p>
          <text:list>
            <text:list-item>
              <text:p text:style-name="P161"><text:span text:style-name="Strong_20_Emphasis">Name the operation:</text:span> query findPersonByName(...)</text:p>
            </text:list-item>
            <text:list-item>
              <text:p text:style-name="P161"><text:span text:style-name="Strong_20_Emphasis">Declare the variable:</text:span> ($nameToSearch: String!) - $variableName: Type!</text:p>
            </text:list-item>
            <text:list-item>
              <text:p text:style-name="P161"><text:span text:style-name="Strong_20_Emphasis">Use the variable:</text:span> findPerson(name: $nameToSearch)</text:p>
            </text:list-item>
          </text:list>
          <text:p text:style-name="P162">Generated graphql</text:p>
        </text:list-item>
      </text:list>
      <text:section text:style-name="Sect2" text:name="cdk-accordion-child-55">
        <text:list text:continue-numbering="true" text:style-name="L75">
          <text:list-header>
            <text:p text:style-name="P163"><text:s text:c="6"/><text:span text:style-name="Source_20_Text">const FIND_PERSON = gql`</text:span></text:p>
            <text:p text:style-name="P164"><text:span text:style-name="Source_20_Text"><text:s text:c="2"/>query findPersonByName($nameToSearch: String!) {</text:span></text:p>
            <text:p text:style-name="P164"><text:span text:style-name="Source_20_Text"><text:s text:c="4"/>findPerson(name: $nameToSearch) {</text:span></text:p>
            <text:p text:style-name="P164"><text:span text:style-name="Source_20_Text"><text:s text:c="6"/>name</text:span></text:p>
            <text:p text:style-name="P164"><text:span text:style-name="Source_20_Text"><text:s text:c="6"/>phone</text:span></text:p>
            <text:p text:style-name="P164"><text:span text:style-name="Source_20_Text"><text:s text:c="6"/>address { street, city }</text:span></text:p>
            <text:p text:style-name="P164"><text:span text:style-name="Source_20_Text"><text:s text:c="4"/>}</text:span></text:p>
            <text:p text:style-name="P164"><text:span text:style-name="Source_20_Text"><text:s text:c="2"/>}</text:span></text:p>
            <text:p text:style-name="P164"><text:span text:style-name="Source_20_Text">`;</text:span></text:p>
            <text:p text:style-name="P165"><text:s text:c="4"/></text:p>
          </text:list-header>
        </text:list>
      </text:section>
      <text:list text:continue-numbering="true" text:style-name="L75">
        <text:list-item>
          <text:p text:style-name="P161"><text:span text:style-name="Strong_20_Emphasis">Step 2: Use useQuery Options:</text:span><text:line-break/>Pass a second argument (an options object) to useQuery.</text:p>
          <text:list>
            <text:list-item>
              <text:p text:style-name="P161">variables: An object where keys match the variable names in your query string.</text:p>
            </text:list-item>
            <text:list-item>
              <text:p text:style-name="P161"><text:soft-page-break/>skip: A boolean. If true, the query will <text:span text:style-name="Strong_20_Emphasis">not be executed</text:span>. This is perfect for queries that should only run after a user action.</text:p>
            </text:list-item>
          </text:list>
          <text:p text:style-name="P162">Generated javascript</text:p>
        </text:list-item>
      </text:list>
      <text:section text:style-name="Sect2" text:name="cdk-accordion-child-56">
        <text:list text:continue-numbering="true" text:style-name="L75">
          <text:list-header>
            <text:p text:style-name="P163"><text:s text:c="6"/><text:span text:style-name="Source_20_Text">const [nameToSearch, setNameToSearch] = useState(null);</text:span></text:p>
            <text:p text:style-name="P164"/>
            <text:p text:style-name="P164"><text:span text:style-name="Source_20_Text">const result = useQuery(FIND_PERSON, {</text:span></text:p>
            <text:p text:style-name="P164"><text:span text:style-name="Source_20_Text"><text:s text:c="2"/>variables: { nameToSearch },</text:span></text:p>
            <text:p text:style-name="P164"><text:span text:style-name="Source_20_Text"><text:s text:c="2"/>skip: !nameToSearch, // Don't run the query if nameToSearch is null</text:span></text:p>
            <text:p text:style-name="P164"><text:span text:style-name="Source_20_Text">});</text:span></text:p>
            <text:p text:style-name="P165"><text:s text:c="4"/></text:p>
          </text:list-header>
        </text:list>
      </text:section>
      <text:h text:style-name="Heading_20_4" text:outline-level="4"><text:bookmark-start text:name="__RefHeading___Toc26169_2594130714"/><text:span text:style-name="Strong_20_Emphasis">5. Changing Data: The useMutation Hook</text:span><text:bookmark-end text:name="__RefHeading___Toc26169_2594130714"/></text:h>
      <text:p text:style-name="Text_20_body">The useMutation hook is used for operations that modify server-side data (create, update, delete).</text:p>
      <text:list text:style-name="L76">
        <text:list-item>
          <text:p text:style-name="P166"><text:span text:style-name="Strong_20_Emphasis">Usage:</text:span></text:p>
          <text:list>
            <text:list-item>
              <text:p text:style-name="P166">It <text:span text:style-name="Strong_20_Emphasis">does not</text:span> execute when the component renders.</text:p>
            </text:list-item>
            <text:list-item>
              <text:p text:style-name="P166">It returns a <text:span text:style-name="Strong_20_Emphasis">tuple (an array)</text:span>: [mutateFunction, resultObject].</text:p>
              <text:list>
                <text:list-item>
                  <text:p text:style-name="P166">mutateFunction: The function you call to trigger the mutation.</text:p>
                </text:list-item>
                <text:list-item>
                  <text:p text:style-name="P166">resultObject: An object containing the { data, loading, error } of the mutation itself.</text:p>
                </text:list-item>
              </text:list>
            </text:list-item>
          </text:list>
        </text:list-item>
        <text:list-item>
          <text:p text:style-name="P166"><text:span text:style-name="Strong_20_Emphasis">Example: A Person Form</text:span></text:p>
          <text:p text:style-name="P167">Generated javascript</text:p>
        </text:list-item>
      </text:list>
      <text:section text:style-name="Sect2" text:name="cdk-accordion-child-57">
        <text:list text:continue-numbering="true" text:style-name="L76">
          <text:list-header>
            <text:p text:style-name="P168"><text:s text:c="6"/><text:span text:style-name="Source_20_Text">import { useMutation } from '@apollo/client';</text:span></text:p>
            <text:p text:style-name="P169"><text:span text:style-name="Source_20_Text">import { CREATE_PERSON, ALL_PERSONS } from './queries';</text:span></text:p>
            <text:p text:style-name="P169"/>
            <text:p text:style-name="P169"><text:span text:style-name="Source_20_Text">const PersonForm = () =&gt; {</text:span></text:p>
            <text:p text:style-name="P169"><text:span text:style-name="Source_20_Text"><text:s text:c="2"/>// ...form state (name, phone, etc.)</text:span></text:p>
            <text:p text:style-name="P169"/>
            <text:p text:style-name="P169"><text:span text:style-name="Source_20_Text"><text:s text:c="2"/>// 1. Get the mutation function from the hook</text:span></text:p>
            <text:p text:style-name="P169"><text:span text:style-name="Source_20_Text"><text:s text:c="2"/>const [createPerson] = useMutation(CREATE_PERSON, {</text:span></text:p>
            <text:p text:style-name="P169"><text:span text:style-name="Source_20_Text"><text:s text:c="6"/>// See section 6 for this part!</text:span></text:p>
            <text:p text:style-name="P169"><text:span text:style-name="Source_20_Text"><text:s text:c="6"/>refetchQueries: [{ query: ALL_PERSONS }]</text:span></text:p>
            <text:p text:style-name="P169"><text:span text:style-name="Source_20_Text"><text:s text:c="2"/>});</text:span></text:p>
            <text:p text:style-name="P169"/>
            <text:p text:style-name="P169"><text:span text:style-name="Source_20_Text"><text:s text:c="2"/>const submit = (event) =&gt; {</text:span></text:p>
            <text:p text:style-name="P169"><text:span text:style-name="Source_20_Text"><text:s text:c="4"/>event.preventDefault();</text:span></text:p>
            <text:p text:style-name="P169"><text:span text:style-name="Source_20_Text"><text:s text:c="4"/>// 2. Call the mutation function with variables</text:span></text:p>
            <text:p text:style-name="P169"><text:span text:style-name="Source_20_Text"><text:s text:c="4"/>createPerson({ variables: { name, phone, street, city } });</text:span></text:p>
            <text:p text:style-name="P169"><text:span text:style-name="Source_20_Text"><text:s text:c="4"/>// ...reset form fields</text:span></text:p>
            <text:p text:style-name="P169"><text:span text:style-name="Source_20_Text"><text:s text:c="2"/>};</text:span></text:p>
            <text:p text:style-name="P169"/>
            <text:p text:style-name="P169"><text:span text:style-name="Source_20_Text"><text:s text:c="2"/>// ...return form JSX</text:span></text:p>
            <text:p text:style-name="P169"><text:span text:style-name="Source_20_Text">};</text:span></text:p>
            <text:p text:style-name="P170"><text:s text:c="4"/></text:p>
          </text:list-header>
        </text:list>
      </text:section>
      <text:h text:style-name="Heading_20_4" text:outline-level="4"><text:bookmark-start text:name="__RefHeading___Toc26171_2594130714"/><text:span text:style-name="Strong_20_Emphasis">6. Updating the Cache After a Mutation</text:span><text:bookmark-end text:name="__RefHeading___Toc26171_2594130714"/></text:h>
      <text:p text:style-name="Text_20_body">When you add a person with addPerson, how does your allPersons list know to update? Apollo Client doesn't know this automatically. You have to tell it.</text:p>
      <text:list text:style-name="L77">
        <text:list-item>
          <text:p text:style-name="P171"><text:soft-page-break/><text:span text:style-name="Strong_20_Emphasis">Method 1: Polling (Simple but Inefficient)</text:span><text:line-break/>Continuously re-run a query at a set interval. Good for real-time data, but creates a lot of network traffic.</text:p>
          <text:p text:style-name="P172">Generated javascript</text:p>
        </text:list-item>
      </text:list>
      <text:section text:style-name="Sect2" text:name="cdk-accordion-child-58">
        <text:list text:continue-numbering="true" text:style-name="L77">
          <text:list-header>
            <text:p text:style-name="P173"><text:s text:c="6"/><text:span text:style-name="Source_20_Text">useQuery(ALL_PERSONS, { pollInterval: 2000 }); // Refetches every 2 seconds</text:span></text:p>
            <text:p text:style-name="P174"><text:s text:c="4"/></text:p>
          </text:list-header>
        </text:list>
      </text:section>
      <text:list text:continue-numbering="true" text:style-name="L77">
        <text:list-item>
          <text:p text:style-name="P171"><text:span text:style-name="Strong_20_Emphasis">Method 2: refetchQueries (Common and Efficient)</text:span><text:line-break/>The most common solution. After a mutation succeeds, tell Apollo to re-run specific queries to get fresh data.</text:p>
          <text:p text:style-name="P172">Generated javascript</text:p>
        </text:list-item>
      </text:list>
      <text:section text:style-name="Sect2" text:name="cdk-accordion-child-59">
        <text:list text:continue-numbering="true" text:style-name="L77">
          <text:list-header>
            <text:p text:style-name="P173"><text:s text:c="6"/><text:span text:style-name="Source_20_Text">const [createPerson] = useMutation(CREATE_PERSON, {</text:span></text:p>
            <text:p text:style-name="P175"><text:span text:style-name="Source_20_Text"><text:s text:c="2"/>// After this mutation, re-run the ALL_PERSONS query.</text:span></text:p>
            <text:p text:style-name="P175"><text:span text:style-name="Source_20_Text"><text:s text:c="2"/>refetchQueries: [{ query: ALL_PERSONS }],</text:span></text:p>
            <text:p text:style-name="P175"><text:span text:style-name="Source_20_Text"><text:s text:c="2"/>onError: (error) =&gt; { /* handle error */ }</text:span></text:p>
            <text:p text:style-name="P175"><text:span text:style-name="Source_20_Text">});</text:span></text:p>
            <text:p text:style-name="P174"/>
          </text:list-header>
        </text:list>
      </text:section>
      <text:list text:continue-numbering="true" text:style-name="L77">
        <text:list-item>
          <text:p text:style-name="P171"><text:span text:style-name="Strong_20_Emphasis">Method 3: Automatic Update (The "Magic" of the Cache)</text:span><text:line-break/>If a mutation <text:span text:style-name="Strong_20_Emphasis">updates an existing entity</text:span> and returns that entity's id and the updated fields, Apollo Client can <text:span text:style-name="Strong_20_Emphasis">automatically update the cache</text:span>.</text:p>
          <text:list>
            <text:list-item>
              <text:p text:style-name="P171"><text:span text:style-name="Strong_20_Emphasis">How it works:</text:span> Apollo normalizes its cache, storing each object with a unique id as a separate entry. When a mutation returns data for an object with an ID that's already in the cache, Apollo intelligently merges the new data, and any component subscribed to that data will re-render automatically.</text:p>
            </text:list-item>
            <text:list-item>
              <text:p text:style-name="P171">This is why editNumber updated the UI without needing refetchQueries.</text:p>
            </text:list-item>
          </text:list>
        </text:list-item>
      </text:list>
      <text:h text:style-name="Heading_20_4" text:outline-level="4"><text:bookmark-start text:name="__RefHeading___Toc26173_2594130714"/><text:span text:style-name="Strong_20_Emphasis">7. Handling Mutation Errors and Results</text:span><text:bookmark-end text:name="__RefHeading___Toc26173_2594130714"/></text:h>
      <text:list text:style-name="L78">
        <text:list-item>
          <text:p text:style-name="P176"><text:span text:style-name="Strong_20_Emphasis">Handling GraphQL Errors:</text:span><text:line-break/>The server can throw a GraphQLError (e.g., for a validation failure). Catch this with the onError option in useMutation.</text:p>
          <text:p text:style-name="P177">Generated javascript</text:p>
        </text:list-item>
      </text:list>
      <text:section text:style-name="Sect2" text:name="cdk-accordion-child-60">
        <text:list text:continue-numbering="true" text:style-name="L78">
          <text:list-header>
            <text:p text:style-name="P178"><text:s text:c="6"/><text:span text:style-name="Source_20_Text">const [createPerson] = useMutation(CREATE_PERSON, {</text:span></text:p>
            <text:p text:style-name="P179"><text:span text:style-name="Source_20_Text"><text:s text:c="2"/>onError: (error) =&gt; {</text:span></text:p>
            <text:p text:style-name="P179"><text:span text:style-name="Source_20_Text"><text:s text:c="4"/>// graphQLErrors is an array of errors from the server</text:span></text:p>
            <text:p text:style-name="P179"><text:span text:style-name="Source_20_Text"><text:s text:c="4"/>const messages = error.graphQLErrors.map(e =&gt; e.message).join('\n');</text:span></text:p>
            <text:p text:style-name="P179"><text:span text:style-name="Source_20_Text"><text:s text:c="4"/>setError(messages); // Update UI with error</text:span></text:p>
            <text:p text:style-name="P179"><text:span text:style-name="Source_20_Text"><text:s text:c="2"/>}</text:span></text:p>
            <text:p text:style-name="P179"><text:span text:style-name="Source_20_Text">});</text:span></text:p>
            <text:p text:style-name="P180"><text:s text:c="4"/></text:p>
          </text:list-header>
        </text:list>
      </text:section>
      <text:list text:continue-numbering="true" text:style-name="L78">
        <text:list-item>
          <text:p text:style-name="P176"><text:span text:style-name="Strong_20_Emphasis">Handling "Success with null" cases:</text:span><text:line-break/>Sometimes a mutation doesn't find the entity to update (e.g., editNumber for a non-existent person). The server returns null, which is a valid GraphQL response, not an error.</text:p>
          <text:list>
            <text:list-item>
              <text:p text:style-name="P176">Use the second element returned by useMutation to inspect the result.</text:p>
            </text:list-item>
            <text:list-item>
              <text:p text:style-name="P176">Use a useEffect hook to react when the mutation data changes.</text:p>
            </text:list-item>
          </text:list>
          <text:p text:style-name="P177"><text:soft-page-break/>Generated javascript</text:p>
        </text:list-item>
      </text:list>
      <text:section text:style-name="Sect2" text:name="cdk-accordion-child-61">
        <text:list text:continue-numbering="true" text:style-name="L78">
          <text:list-header>
            <text:p text:style-name="P178"><text:s text:c="6"/><text:span text:style-name="Source_20_Text">const [changeNumber, result] = useMutation(EDIT_NUMBER);</text:span></text:p>
            <text:p text:style-name="P179"/>
            <text:p text:style-name="P179"><text:span text:style-name="Source_20_Text">useEffect(() =&gt; {</text:span></text:p>
            <text:p text:style-name="P179"><text:span text:style-name="Source_20_Text"><text:s text:c="2"/>// Check if the mutation has returned data, and if the data is null</text:span></text:p>
            <text:p text:style-name="P179"><text:span text:style-name="Source_20_Text"><text:s text:c="2"/>if (result.data &amp;&amp; result.data.editNumber === null) {</text:span></text:p>
            <text:p text:style-name="P179"><text:span text:style-name="Source_20_Text"><text:s text:c="4"/>setError('person not found');</text:span></text:p>
            <text:p text:style-name="P179"><text:span text:style-name="Source_20_Text"><text:s text:c="2"/>}</text:span></text:p>
            <text:p text:style-name="P179"><text:span text:style-name="Source_20_Text">}, [result.data]); // This effect runs when result.data changes</text:span></text:p>
            <text:p text:style-name="P180"><text:s text:c="4"/></text:p>
          </text:list-header>
        </text:list>
      </text:section>
      <text:p text:style-name="P126"/>
      <text:h text:style-name="Heading_20_2" text:outline-level="2"><text:bookmark-start text:name="__RefHeading___Toc26175_2594130714"/><text:span text:style-name="Strong_20_Emphasis">Database and User Administration</text:span><text:bookmark-end text:name="__RefHeading___Toc26175_2594130714"/></text:h>
      <text:h text:style-name="P123" text:outline-level="4"><text:bookmark-start text:name="__RefHeading___Toc26177_2594130714"/><text:span text:style-name="Strong_20_Emphasis">1. Integrating a Database (Mongoose)</text:span><text:bookmark-end text:name="__RefHeading___Toc26177_2594130714"/></text:h>
      <text:p text:style-name="Text_20_body">Up to this point, our data was stored in a temporary in-memory array. We'll now persist it using MongoDB and Mongoose.</text:p>
      <text:list text:style-name="L79">
        <text:list-item>
          <text:p text:style-name="P181"><text:span text:style-name="Strong_20_Emphasis">Dependencies:</text:span> npm install mongoose dotenv</text:p>
        </text:list-item>
        <text:list-item>
          <text:p text:style-name="P181"><text:span text:style-name="Strong_20_Emphasis">Connecting to MongoDB:</text:span></text:p>
          <text:list>
            <text:list-item>
              <text:p text:style-name="P181">Standard Mongoose setup. Create a .env file for your MONGODB_URI.</text:p>
            </text:list-item>
            <text:list-item>
              <text:p text:style-name="P181">Connect to the database at the start of your index.js file.</text:p>
            </text:list-item>
          </text:list>
        </text:list-item>
        <text:list-item>
          <text:p text:style-name="P181"><text:span text:style-name="Strong_20_Emphasis">Making Resolvers Asynchronous:</text:span></text:p>
          <text:list>
            <text:list-item>
              <text:p text:style-name="P181">Database operations (like Person.find({}) or person.save()) are <text:span text:style-name="Strong_20_Emphasis">asynchronous</text:span>. They return Promises.</text:p>
            </text:list-item>
            <text:list-item>
              <text:p text:style-name="P181">Your resolver functions must be marked as async. Apollo Server is smart enough to wait for the promise to resolve and then send the resolved value to the client.</text:p>
            </text:list-item>
          </text:list>
          <text:p text:style-name="P181"><text:span text:style-name="Strong_20_Emphasis">Before (In-memory):</text:span></text:p>
          <text:p text:style-name="P182">Generated javascript</text:p>
        </text:list-item>
      </text:list>
      <text:section text:style-name="Sect2" text:name="cdk-accordion-child-80">
        <text:list text:continue-numbering="true" text:style-name="L79">
          <text:list-header>
            <text:p text:style-name="P183"><text:s text:c="6"/><text:span text:style-name="Source_20_Text">allPersons: () =&gt; persons,</text:span></text:p>
            <text:p text:style-name="P184"><text:s text:c="4"/></text:p>
          </text:list-header>
        </text:list>
      </text:section>
      <text:list text:continue-numbering="true" text:style-name="L79">
        <text:list-header>
          <text:p text:style-name="P181"><text:span text:style-name="Strong_20_Emphasis">After (with Mongoose):</text:span></text:p>
          <text:p text:style-name="P182">Generated javascript</text:p>
        </text:list-header>
      </text:list>
      <text:section text:style-name="Sect2" text:name="cdk-accordion-child-81">
        <text:list text:continue-numbering="true" text:style-name="L79">
          <text:list-header>
            <text:p text:style-name="P183"><text:s text:c="6"/><text:span text:style-name="Source_20_Text">const resolvers = {</text:span></text:p>
            <text:p text:style-name="P184"><text:span text:style-name="Source_20_Text"><text:s text:c="2"/>Query: {</text:span></text:p>
            <text:p text:style-name="P184"><text:span text:style-name="Source_20_Text"><text:s text:c="4"/>personCount: async () =&gt; Person.collection.countDocuments(),</text:span></text:p>
            <text:p text:style-name="P184"><text:span text:style-name="Source_20_Text"><text:s text:c="4"/>allPersons: async () =&gt; Person.find({}),</text:span></text:p>
            <text:p text:style-name="P184"><text:span text:style-name="Source_20_Text"><text:s text:c="4"/>findPerson: async (root, args) =&gt; Person.findOne({ name: args.name }),</text:span></text:p>
            <text:p text:style-name="P184"><text:span text:style-name="Source_20_Text"><text:s text:c="2"/>},</text:span></text:p>
            <text:p text:style-name="P184"><text:span text:style-name="Source_20_Text"><text:s text:c="2"/>Mutation: {</text:span></text:p>
            <text:p text:style-name="P184"><text:span text:style-name="Source_20_Text"><text:s text:c="4"/>addPerson: async (root, args) =&gt; {</text:span></text:p>
            <text:p text:style-name="P184"><text:span text:style-name="Source_20_Text"><text:s text:c="6"/>const person = new Person({ ...args });</text:span></text:p>
            <text:p text:style-name="P184"><text:soft-page-break/><text:span text:style-name="Source_20_Text"><text:s text:c="6"/>await person.save(); // Must await the save operation</text:span></text:p>
            <text:p text:style-name="P184"><text:span text:style-name="Source_20_Text"><text:s text:c="6"/>return person;</text:span></text:p>
            <text:p text:style-name="P184"><text:span text:style-name="Source_20_Text"><text:s text:c="4"/>},</text:span></text:p>
            <text:p text:style-name="P184"><text:span text:style-name="Source_20_Text"><text:s text:c="2"/>},</text:span></text:p>
            <text:p text:style-name="P184"><text:span text:style-name="Source_20_Text"><text:s text:c="2"/>// ...</text:span></text:p>
            <text:p text:style-name="P184"><text:span text:style-name="Source_20_Text">};</text:span></text:p>
            <text:p text:style-name="P184"/>
          </text:list-header>
        </text:list>
      </text:section>
      <text:list text:continue-numbering="true" text:style-name="L79">
        <text:list-item>
          <text:p text:style-name="P181"><text:span text:style-name="Strong_20_Emphasis">Handling Mongoose Validation Errors:</text:span></text:p>
          <text:list>
            <text:list-item>
              <text:p text:style-name="P181">Your Mongoose schema can have its own validation rules (e.g., minlength).</text:p>
            </text:list-item>
            <text:list-item>
              <text:p text:style-name="P181">When an operation like person.save() fails due to a validation error, it throws an exception.</text:p>
            </text:list-item>
            <text:list-item>
              <text:p text:style-name="P181"><text:span text:style-name="Strong_20_Emphasis">Best Practice:</text:span> Wrap your database operations in a try...catch block within the resolver. In the catch block, throw a GraphQLError with a BAD_USER_INPUT code. This provides a structured error to the client.</text:p>
            </text:list-item>
          </text:list>
          <text:p text:style-name="P182">Generated javascript</text:p>
        </text:list-item>
      </text:list>
      <text:section text:style-name="Sect2" text:name="cdk-accordion-child-82">
        <text:list text:continue-numbering="true" text:style-name="L79">
          <text:list-header>
            <text:p text:style-name="P183"><text:s text:c="6"/><text:span text:style-name="Source_20_Text">// In addPerson mutation resolver</text:span></text:p>
            <text:p text:style-name="P184"><text:span text:style-name="Source_20_Text">try {</text:span></text:p>
            <text:p text:style-name="P184"><text:span text:style-name="Source_20_Text"><text:s text:c="2"/>await person.save();</text:span></text:p>
            <text:p text:style-name="P184"><text:span text:style-name="Source_20_Text">} catch (error) {</text:span></text:p>
            <text:p text:style-name="P184"><text:span text:style-name="Source_20_Text"><text:s text:c="2"/>throw new GraphQLError('Saving person failed', {</text:span></text:p>
            <text:p text:style-name="P184"><text:span text:style-name="Source_20_Text"><text:s text:c="4"/>extensions: {</text:span></text:p>
            <text:p text:style-name="P184"><text:span text:style-name="Source_20_Text"><text:s text:c="6"/>code: 'BAD_USER_INPUT',</text:span></text:p>
            <text:p text:style-name="P184"><text:span text:style-name="Source_20_Text"><text:s text:c="6"/>invalidArgs: args.name,</text:span></text:p>
            <text:p text:style-name="P184"><text:span text:style-name="Source_20_Text"><text:s text:c="6"/>error: error // Pass the original Mongoose error for debugging</text:span></text:p>
            <text:p text:style-name="P184"><text:span text:style-name="Source_20_Text"><text:s text:c="4"/>}</text:span></text:p>
            <text:p text:style-name="P184"><text:span text:style-name="Source_20_Text"><text:s text:c="2"/>});</text:span></text:p>
            <text:p text:style-name="P184"><text:span text:style-name="Source_20_Text">}</text:span></text:p>
            <text:p text:style-name="P184"><text:span text:style-name="Source_20_Text">return person;</text:span></text:p>
            <text:p text:style-name="P184"/>
          </text:list-header>
        </text:list>
      </text:section>
      <text:list text:continue-numbering="true" text:style-name="L79">
        <text:list-item>
          <text:p text:style-name="P181"><text:span text:style-name="Strong_20_Emphasis">Key Insight on _id vs id:</text:span> MongoDB uses _id as the primary key. GraphQL schemas typically use id (of type ID). Apollo and Mongoose work well together; you don't need to manually convert person._id to person.id. It's handled for you.</text:p>
        </text:list-item>
      </text:list>
      <text:p text:style-name="P126"/>
      <text:h text:style-name="P123" text:outline-level="4"><text:bookmark-start text:name="__RefHeading___Toc26179_2594130714"/><text:span text:style-name="Strong_20_Emphasis">2. User Authentication with JWT</text:span><text:bookmark-end text:name="__RefHeading___Toc26179_2594130714"/></text:h>
      <text:p text:style-name="Text_20_body">The process is very similar to how it works in a REST API, but adapted for the GraphQL context.</text:p>
      <text:list text:style-name="L80">
        <text:list-item>
          <text:p text:style-name="P185"><text:span text:style-name="Strong_20_Emphasis">Schema Additions:</text:span></text:p>
          <text:list>
            <text:list-item>
              <text:p text:style-name="P185">Define a User type.</text:p>
            </text:list-item>
            <text:list-item>
              <text:p text:style-name="P185"><text:soft-page-break/>Define a Token type for the login response.</text:p>
            </text:list-item>
            <text:list-item>
              <text:p text:style-name="P185">Add createUser and login mutations.</text:p>
            </text:list-item>
            <text:list-item>
              <text:p text:style-name="P185">Add a me query to fetch the currently logged-in user.</text:p>
            </text:list-item>
          </text:list>
          <text:p text:style-name="P186">Generated graphql</text:p>
        </text:list-item>
      </text:list>
      <text:section text:style-name="Sect2" text:name="cdk-accordion-child-83">
        <text:list text:continue-numbering="true" text:style-name="L80">
          <text:list-header>
            <text:p text:style-name="P187"><text:s text:c="6"/><text:span text:style-name="Source_20_Text">type User {</text:span></text:p>
            <text:p text:style-name="P188"><text:span text:style-name="Source_20_Text"><text:s text:c="2"/>username: String!</text:span></text:p>
            <text:p text:style-name="P188"><text:span text:style-name="Source_20_Text"><text:s text:c="2"/>friends: [Person!]!</text:span></text:p>
            <text:p text:style-name="P188"><text:span text:style-name="Source_20_Text"><text:s text:c="2"/>id: ID!</text:span></text:p>
            <text:p text:style-name="P188"><text:span text:style-name="Source_20_Text">}</text:span></text:p>
            <text:p text:style-name="P188"/>
            <text:p text:style-name="P188"><text:span text:style-name="Source_20_Text">type Token {</text:span></text:p>
            <text:p text:style-name="P188"><text:span text:style-name="Source_20_Text"><text:s text:c="2"/>value: String!</text:span></text:p>
            <text:p text:style-name="P188"><text:span text:style-name="Source_20_Text">}</text:span></text:p>
            <text:p text:style-name="P188"/>
            <text:p text:style-name="P188"><text:span text:style-name="Source_20_Text">type Query {</text:span></text:p>
            <text:p text:style-name="P188"><text:span text:style-name="Source_20_Text"><text:s text:c="2"/># ... other queries</text:span></text:p>
            <text:p text:style-name="P188"><text:span text:style-name="Source_20_Text"><text:s text:c="2"/>me: User</text:span></text:p>
            <text:p text:style-name="P188"><text:span text:style-name="Source_20_Text">}</text:span></text:p>
            <text:p text:style-name="P188"/>
            <text:p text:style-name="P188"><text:span text:style-name="Source_20_Text">type Mutation {</text:span></text:p>
            <text:p text:style-name="P188"><text:span text:style-name="Source_20_Text"><text:s text:c="2"/># ... other mutations</text:span></text:p>
            <text:p text:style-name="P188"><text:span text:style-name="Source_20_Text"><text:s text:c="2"/>createUser(username: String!): User</text:span></text:p>
            <text:p text:style-name="P188"><text:span text:style-name="Source_20_Text"><text:s text:c="2"/>login(username: String!, password: String!): Token</text:span></text:p>
            <text:p text:style-name="P188"><text:span text:style-name="Source_20_Text">}</text:span></text:p>
            <text:p text:style-name="P188"><text:s text:c="4"/></text:p>
          </text:list-header>
        </text:list>
      </text:section>
      <text:list text:continue-numbering="true" text:style-name="L80">
        <text:list-item>
          <text:p text:style-name="P185"><text:span text:style-name="Strong_20_Emphasis">Login Flow:</text:span></text:p>
          <text:list>
            <text:list-item>
              <text:p text:style-name="P185"><text:span text:style-name="Strong_20_Emphasis">Client:</text:span> Calls the login mutation with username and password.</text:p>
            </text:list-item>
            <text:list-item>
              <text:p text:style-name="P185"><text:span text:style-name="Strong_20_Emphasis">Server (login resolver):</text:span></text:p>
              <text:list>
                <text:list-item>
                  <text:p text:style-name="P185">Finds the user in the database.</text:p>
                </text:list-item>
                <text:list-item>
                  <text:p text:style-name="P185">Validates credentials. If invalid, throws a GraphQLError with code BAD_USER_INPUT.</text:p>
                </text:list-item>
                <text:list-item>
                  <text:p text:style-name="P185">If valid, creates a JWT (JSON Web Token) containing user info (like username and id).</text:p>
                </text:list-item>
                <text:list-item>
                  <text:p text:style-name="P185">Returns the token to the client inside a { value: "..." } object.</text:p>
                </text:list-item>
              </text:list>
            </text:list-item>
            <text:list-item>
              <text:p text:style-name="P185"><text:span text:style-name="Strong_20_Emphasis">Client:</text:span> Stores this token (e.g., in localStorage).</text:p>
            </text:list-item>
            <text:list-item>
              <text:p text:style-name="P185"><text:soft-page-break/><text:span text:style-name="Strong_20_Emphasis">Client (for subsequent requests):</text:span> Includes the token in the Authorization header of every GraphQL request.</text:p>
              <text:list>
                <text:list-item>
                  <text:p text:style-name="P185">Authorization: Bearer &lt;token&gt;</text:p>
                </text:list-item>
              </text:list>
            </text:list-item>
          </text:list>
        </text:list-item>
      </text:list>
      <text:p text:style-name="P126"/>
      <text:h text:style-name="P123" text:outline-level="4"><text:bookmark-start text:name="__RefHeading___Toc26181_2594130714"/><text:span text:style-name="Strong_20_Emphasis">3. The context Object: Sharing State with Resolvers</text:span><text:bookmark-end text:name="__RefHeading___Toc26181_2594130714"/></text:h>
      <text:p text:style-name="P25">How does a resolver know <text:span text:style-name="T20">who</text:span> is making the request? Through the context object.</text:p>
      <text:list text:style-name="L81">
        <text:list-item>
          <text:p text:style-name="P189"><text:span text:style-name="Strong_20_Emphasis">What is context?</text:span></text:p>
          <text:list>
            <text:list-item>
              <text:p text:style-name="P189">An object that is created for <text:span text:style-name="Strong_20_Emphasis">every single incoming request</text:span> and is passed as the <text:span text:style-name="Strong_20_Emphasis">third argument</text:span> to all resolver functions: (parent, args, context).</text:p>
            </text:list-item>
            <text:list-item>
              <text:p text:style-name="P189">It's the perfect place to put things that need to be shared across resolvers, like authentication information or database connections.</text:p>
            </text:list-item>
          </text:list>
        </text:list-item>
        <text:list-item>
          <text:p text:style-name="P189"><text:span text:style-name="Strong_20_Emphasis">Creating the Context:</text:span></text:p>
          <text:list>
            <text:list-item>
              <text:p text:style-name="P189">The context is configured when you start the Apollo Server. It's a function that receives the raw request object (req).</text:p>
            </text:list-item>
            <text:list-item>
              <text:p text:style-name="P189">Inside this function, you can inspect request headers, decode the JWT, and fetch the user from the database.</text:p>
            </text:list-item>
          </text:list>
          <text:p text:style-name="P190">Generated javascript</text:p>
        </text:list-item>
      </text:list>
      <text:section text:style-name="Sect2" text:name="cdk-accordion-child-84">
        <text:list text:continue-numbering="true" text:style-name="L81">
          <text:list-header>
            <text:p text:style-name="P191"><text:s text:c="6"/><text:span text:style-name="Source_20_Text">// In startStandaloneServer configuration</text:span></text:p>
            <text:p text:style-name="P192"><text:span text:style-name="Source_20_Text">context: async ({ req }) =&gt; {</text:span></text:p>
            <text:p text:style-name="P192"><text:span text:style-name="Source_20_Text"><text:s text:c="2"/>const auth = req ? req.headers.authorization : null;</text:span></text:p>
            <text:p text:style-name="P192"><text:span text:style-name="Source_20_Text"><text:s text:c="2"/>if (auth &amp;&amp; auth.startsWith('Bearer ')) {</text:span></text:p>
            <text:p text:style-name="P192"><text:span text:style-name="Source_20_Text"><text:s text:c="4"/>const decodedToken = jwt.verify(</text:span></text:p>
            <text:p text:style-name="P192"><text:span text:style-name="Source_20_Text"><text:s text:c="6"/>auth.substring(7), // Remove "Bearer "</text:span></text:p>
            <text:p text:style-name="P192"><text:span text:style-name="Source_20_Text"><text:s text:c="6"/>process.env.JWT_SECRET</text:span></text:p>
            <text:p text:style-name="P192"><text:span text:style-name="Source_20_Text"><text:s text:c="4"/>);</text:span></text:p>
            <text:p text:style-name="P192"><text:span text:style-name="Source_20_Text"><text:s text:c="4"/>// Find the user from DB based on token's ID</text:span></text:p>
            <text:p text:style-name="P192"><text:span text:style-name="Source_20_Text"><text:s text:c="4"/>const currentUser = await User.findById(decodedToken.id);</text:span></text:p>
            <text:p text:style-name="P192"><text:span text:style-name="Source_20_Text"><text:s text:c="4"/>// Return an object that becomes the context</text:span></text:p>
            <text:p text:style-name="P192"><text:span text:style-name="Source_20_Text"><text:s text:c="4"/>return { currentUser };</text:span></text:p>
            <text:p text:style-name="P192"><text:span text:style-name="Source_20_Text"><text:s text:c="2"/>}</text:span></text:p>
            <text:p text:style-name="P192"><text:span text:style-name="Source_20_Text">},</text:span></text:p>
            <text:p text:style-name="P192"/>
          </text:list-header>
        </text:list>
      </text:section>
      <text:list text:continue-numbering="true" text:style-name="L81">
        <text:list-item>
          <text:p text:style-name="P189"><text:span text:style-name="Strong_20_Emphasis">Using the Context in Resolvers:</text:span></text:p>
          <text:list>
            <text:list-item>
              <text:p text:style-name="P189">Now, every resolver has access to context.currentUser.</text:p>
            </text:list-item>
            <text:list-item>
              <text:p text:style-name="P189">This makes protecting resolvers and personalizing data simple.</text:p>
            </text:list-item>
          </text:list>
          <text:p text:style-name="P190">Generated javascript</text:p>
        </text:list-item>
      </text:list>
      <text:section text:style-name="Sect2" text:name="cdk-accordion-child-85">
        <text:list text:continue-numbering="true" text:style-name="L81">
          <text:list-header>
            <text:p text:style-name="P191"><text:soft-page-break/><text:s text:c="6"/><text:span text:style-name="Source_20_Text">const resolvers = {</text:span></text:p>
            <text:p text:style-name="P192"><text:span text:style-name="Source_20_Text"><text:s text:c="2"/>Query: {</text:span></text:p>
            <text:p text:style-name="P192"><text:span text:style-name="Source_20_Text"><text:s text:c="4"/>// The `me` query is a perfect example of using context.</text:span></text:p>
            <text:p text:style-name="P192"><text:span text:style-name="Source_20_Text"><text:s text:c="4"/>me: (root, args, context) =&gt; {</text:span></text:p>
            <text:p text:style-name="P192"><text:span text:style-name="Source_20_Text"><text:s text:c="6"/>return context.currentUser;</text:span></text:p>
            <text:p text:style-name="P192"><text:span text:style-name="Source_20_Text"><text:s text:c="4"/>},</text:span></text:p>
            <text:p text:style-name="P192"><text:span text:style-name="Source_20_Text"><text:s text:c="2"/>},</text:span></text:p>
            <text:p text:style-name="P192"><text:span text:style-name="Source_20_Text"><text:s text:c="2"/>Mutation: {</text:span></text:p>
            <text:p text:style-name="P192"><text:span text:style-name="Source_20_Text"><text:s text:c="4"/>addPerson: async (root, args, context) =&gt; {</text:span></text:p>
            <text:p text:style-name="P192"><text:span text:style-name="Source_20_Text"><text:s text:c="6"/>const currentUser = context.currentUser;</text:span></text:p>
            <text:p text:style-name="P192"/>
            <text:p text:style-name="P192"><text:span text:style-name="Source_20_Text"><text:s text:c="6"/>if (!currentUser) {</text:span></text:p>
            <text:p text:style-name="P192"><text:span text:style-name="Source_20_Text"><text:s text:c="8"/>throw new GraphQLError('Not authenticated', {</text:span></text:p>
            <text:p text:style-name="P192"><text:span text:style-name="Source_20_Text"><text:s text:c="10"/>extensions: { code: 'BAD_USER_INPUT' },</text:span></text:p>
            <text:p text:style-name="P192"><text:span text:style-name="Source_20_Text"><text:s text:c="8"/>});</text:span></text:p>
            <text:p text:style-name="P192"><text:span text:style-name="Source_20_Text"><text:s text:c="6"/>}</text:span></text:p>
            <text:p text:style-name="P192"><text:span text:style-name="Source_20_Text"><text:s text:c="6"/>// ... proceed with logic, now we know user is logged in</text:span></text:p>
            <text:p text:style-name="P192"><text:span text:style-name="Source_20_Text"><text:s text:c="4"/>},</text:span></text:p>
            <text:p text:style-name="P192"><text:span text:style-name="Source_20_Text"><text:s text:c="4"/>// You can also destructure context directly</text:span></text:p>
            <text:p text:style-name="P192"><text:span text:style-name="Source_20_Text"><text:s text:c="4"/>addAsFriend: async (root, args, { currentUser }) =&gt; {</text:span></text:p>
            <text:p text:style-name="P192"><text:span text:style-name="Source_20_Text"><text:s text:c="8"/>// ...</text:span></text:p>
            <text:p text:style-name="P192"><text:span text:style-name="Source_20_Text"><text:s text:c="4"/>}</text:span></text:p>
            <text:p text:style-name="P192"><text:span text:style-name="Source_20_Text"><text:s text:c="2"/>},</text:span></text:p>
            <text:p text:style-name="P192"><text:span text:style-name="Source_20_Text">};</text:span></text:p>
            <text:p text:style-name="P192"/>
          </text:list-header>
        </text:list>
      </text:section>
      <text:h text:style-name="P123" text:outline-level="4"><text:bookmark-start text:name="__RefHeading___Toc26183_2594130714"/><text:span text:style-name="Strong_20_Emphasis">4. Key Takeaways &amp; Pro-Tips</text:span><text:bookmark-end text:name="__RefHeading___Toc26183_2594130714"/></text:h>
      <text:list text:style-name="L82">
        <text:list-item>
          <text:p text:style-name="P193"><text:span text:style-name="Strong_20_Emphasis">Separation of Concerns:</text:span></text:p>
          <text:list>
            <text:list-item>
              <text:p text:style-name="P193"><text:span text:style-name="Strong_20_Emphasis">GraphQL Schema (typeDefs):</text:span> Defines the "what" (API shape).</text:p>
            </text:list-item>
            <text:list-item>
              <text:p text:style-name="P193"><text:span text:style-name="Strong_20_Emphasis">Mongoose Schema:</text:span> Defines the "how" (database shape and validation). They can be different! A resolver's job is to bridge the gap between them.</text:p>
            </text:list-item>
            <text:list-item>
              <text:p text:style-name="P193"><text:span text:style-name="Strong_20_Emphasis">Resolvers:</text:span> The implementation logic that connects the API layer to the data layer.</text:p>
            </text:list-item>
          </text:list>
        </text:list-item>
        <text:list-item>
          <text:p text:style-name="P193"><text:span text:style-name="Strong_20_Emphasis">async/await is Your Friend:</text:span> All database interactions are asynchronous. Use async/await in your resolvers to write cleaner, more readable code.</text:p>
        </text:list-item>
        <text:list-item>
          <text:p text:style-name="P193"><text:span text:style-name="Strong_20_Emphasis">context is for Authentication:</text:span> The context function is the gatekeeper for your API. It's where you should always handle decoding tokens and identifying the current user. This keeps your resolver logic clean and focused on business rules.</text:p>
        </text:list-item>
        <text:list-item>
          <text:p text:style-name="P193"><text:soft-page-break/><text:span text:style-name="Strong_20_Emphasis">Structured Errors are Crucial:</text:span> Use GraphQLError with custom extensions (like code) to send predictable, machine-readable errors to the client. This makes front-end error handling much easier.</text:p>
        </text:list-item>
      </text:list>
      <text:p text:style-name="Text_20_body"/>
      <text:p text:style-name="P126"/>
      <text:h text:style-name="Heading_20_2" text:outline-level="2"><text:bookmark-start text:name="__RefHeading___Toc26185_2594130714"/><text:span text:style-name="Strong_20_Emphasis">Login and Advanced Cache Updates</text:span><text:bookmark-end text:name="__RefHeading___Toc26185_2594130714"/></text:h>
      <text:h text:style-name="P123" text:outline-level="4"><text:bookmark-start text:name="__RefHeading___Toc26187_2594130714"/><text:span text:style-name="Strong_20_Emphasis">1. Client-Side Authentication Flow</text:span><text:bookmark-end text:name="__RefHeading___Toc26187_2594130714"/></text:h>
      <text:p text:style-name="Text_20_body">This section covers the complete lifecycle of a user session on the frontend: logging in, making authenticated requests, and logging out.</text:p>
      <text:list text:style-name="L83">
        <text:list-item>
          <text:p text:style-name="P194"><text:span text:style-name="Strong_20_Emphasis">Conditional Rendering:</text:span> The main App component now manages a token state. If token is null, a LoginForm is rendered. Otherwise, the main application view is shown.</text:p>
        </text:list-item>
        <text:list-item>
          <text:p text:style-name="P194"><text:span text:style-name="Strong_20_Emphasis">The login Mutation:</text:span> A standard useMutation hook is used.</text:p>
          <text:p text:style-name="P195">Generated javascript</text:p>
        </text:list-item>
      </text:list>
      <text:section text:style-name="Sect2" text:name="cdk-accordion-child-97">
        <text:list text:continue-numbering="true" text:style-name="L83">
          <text:list-header>
            <text:p text:style-name="P196"><text:s text:c="6"/><text:span text:style-name="Source_20_Text">const [login, result] = useMutation(LOGIN, {</text:span></text:p>
            <text:p text:style-name="P197"><text:span text:style-name="Source_20_Text"><text:s text:c="2"/>onError: (error) =&gt; {</text:span></text:p>
            <text:p text:style-name="P197"><text:span text:style-name="Source_20_Text"><text:s text:c="4"/>// Handle failed login attempts (e.g., wrong password)</text:span></text:p>
            <text:p text:style-name="P197"><text:span text:style-name="Source_20_Text"><text:s text:c="4"/>setError(error.graphQLErrors[0].message);</text:span></text:p>
            <text:p text:style-name="P197"><text:span text:style-name="Source_20_Text"><text:s text:c="2"/>},</text:span></text:p>
            <text:p text:style-name="P197"><text:span text:style-name="Source_20_Text">});</text:span></text:p>
            <text:p text:style-name="P197"><text:s text:c="4"/></text:p>
          </text:list-header>
        </text:list>
      </text:section>
      <text:list text:continue-numbering="true" text:style-name="L83">
        <text:list-item>
          <text:p text:style-name="P194"><text:span text:style-name="Strong_20_Emphasis">Handling the Successful Login Response:</text:span></text:p>
          <text:list>
            <text:list-item>
              <text:p text:style-name="P194">When the login mutation is successful, the result.data object will be populated with the token.</text:p>
            </text:list-item>
            <text:list-item>
              <text:p text:style-name="P194">We cannot call setToken directly in the submit handler because the result object isn't updated instantly.</text:p>
            </text:list-item>
            <text:list-item>
              <text:p text:style-name="P198"><text:span text:style-name="Strong_20_Emphasis">Solution:</text:span> Use a useEffect hook that listens for changes to result.data. This ensures our logic only runs <text:span text:style-name="T20">after</text:span> the token has been successfully received from the server.</text:p>
            </text:list-item>
          </text:list>
          <text:p text:style-name="P195">Generated javascript</text:p>
        </text:list-item>
      </text:list>
      <text:section text:style-name="Sect2" text:name="cdk-accordion-child-98">
        <text:list text:continue-numbering="true" text:style-name="L83">
          <text:list-header>
            <text:p text:style-name="P196"><text:s text:c="6"/><text:span text:style-name="Source_20_Text">// Inside the LoginForm component</text:span></text:p>
            <text:p text:style-name="P197"><text:span text:style-name="Source_20_Text">useEffect(() =&gt; {</text:span></text:p>
            <text:p text:style-name="P197"><text:span text:style-name="Source_20_Text"><text:s text:c="2"/>if (result.data) { // This runs only when the mutation succeeds</text:span></text:p>
            <text:p text:style-name="P197"><text:span text:style-name="Source_20_Text"><text:s text:c="4"/>const token = result.data.login.value;</text:span></text:p>
            <text:p text:style-name="P197"><text:span text:style-name="Source_20_Text"><text:s text:c="4"/>// 1. Update the App's state to trigger a re-render</text:span></text:p>
            <text:p text:style-name="P197"><text:span text:style-name="Source_20_Text"><text:s text:c="4"/>setToken(token);</text:span></text:p>
            <text:p text:style-name="P197"><text:span text:style-name="Source_20_Text"><text:s text:c="4"/>// 2. Persist the token in localStorage to survive page refreshes</text:span></text:p>
            <text:p text:style-name="P197"><text:span text:style-name="Source_20_Text"><text:s text:c="4"/>localStorage.setItem('phonenumbers-user-token', token);</text:span></text:p>
            <text:p text:style-name="P197"><text:soft-page-break/><text:span text:style-name="Source_20_Text"><text:s text:c="2"/>}</text:span></text:p>
            <text:p text:style-name="P197"><text:span text:style-name="Source_20_Text">}, [result.data]); // Dependency array: re-run effect when result.data changes</text:span></text:p>
            <text:p text:style-name="P197"/>
          </text:list-header>
        </text:list>
      </text:section>
      <text:p text:style-name="Text_20_body">For mutations like addPerson to work, every subsequent API request must include the authentication token in its headers.</text:p>
      <text:list text:style-name="L84">
        <text:list-item>
          <text:p text:style-name="P199"><text:span text:style-name="Strong_20_Emphasis">Apollo Link:</text:span> A system for composing "middleware" that acts on GraphQL requests. We create a chain of links to process requests before they are sent.</text:p>
        </text:list-item>
        <text:list-item>
          <text:p text:style-name="P199"><text:span text:style-name="Strong_20_Emphasis">@apollo/client/link/context:</text:span> Provides the setContext function to create an authLink.</text:p>
        </text:list-item>
        <text:list-item>
          <text:p text:style-name="P199"><text:span text:style-name="Strong_20_Emphasis">How it Works:</text:span> The authLink is a function that runs for every single request. It retrieves the token from localStorage and returns a new headers object with the Authorization header attached.</text:p>
        </text:list-item>
        <text:list-item>
          <text:p text:style-name="P199"><text:span text:style-name="Strong_20_Emphasis">Updated Client Configuration (main.jsx):</text:span></text:p>
          <text:p text:style-name="P200">Generated javascript</text:p>
        </text:list-item>
      </text:list>
      <text:section text:style-name="Sect2" text:name="cdk-accordion-child-99">
        <text:list text:continue-numbering="true" text:style-name="L84">
          <text:list-header>
            <text:p text:style-name="P201"><text:s text:c="6"/><text:span text:style-name="Source_20_Text">import { ApolloClient, InMemoryCache, ApolloProvider, createHttpLink } from '@apollo/client';</text:span></text:p>
            <text:p text:style-name="P202"><text:span text:style-name="Source_20_Text">import { setContext } from '@apollo/client/link/context';</text:span></text:p>
            <text:p text:style-name="P202"/>
            <text:p text:style-name="P202"><text:span text:style-name="Source_20_Text">// 1. Create the Auth Link</text:span></text:p>
            <text:p text:style-name="P202"><text:span text:style-name="Source_20_Text">const authLink = setContext((_, { headers }) =&gt; {</text:span></text:p>
            <text:p text:style-name="P202"><text:span text:style-name="Source_20_Text"><text:s text:c="2"/>const token = localStorage.getItem('phonenumbers-user-token');</text:span></text:p>
            <text:p text:style-name="P202"><text:span text:style-name="Source_20_Text"><text:s text:c="2"/>return {</text:span></text:p>
            <text:p text:style-name="P202"><text:span text:style-name="Source_20_Text"><text:s text:c="4"/>headers: {</text:span></text:p>
            <text:p text:style-name="P202"><text:span text:style-name="Source_20_Text"><text:s text:c="6"/>...headers, // Keep all existing headers</text:span></text:p>
            <text:p text:style-name="P202"><text:span text:style-name="Source_20_Text"><text:s text:c="6"/>authorization: token ? `Bearer ${token}` : null, // Add the auth header</text:span></text:p>
            <text:p text:style-name="P202"><text:span text:style-name="Source_20_Text"><text:s text:c="4"/>}</text:span></text:p>
            <text:p text:style-name="P202"><text:span text:style-name="Source_20_Text"><text:s text:c="2"/>};</text:span></text:p>
            <text:p text:style-name="P202"><text:span text:style-name="Source_20_Text">});</text:span></text:p>
            <text:p text:style-name="P202"/>
            <text:p text:style-name="P202"><text:span text:style-name="Source_20_Text">// 2. Create the HTTP Link to your server</text:span></text:p>
            <text:p text:style-name="P202"><text:span text:style-name="Source_20_Text">const httpLink = createHttpLink({</text:span></text:p>
            <text:p text:style-name="P202"><text:span text:style-name="Source_20_Text"><text:s text:c="2"/>uri: 'http://localhost:4000',</text:span></text:p>
            <text:p text:style-name="P202"><text:span text:style-name="Source_20_Text">});</text:span></text:p>
            <text:p text:style-name="P202"/>
            <text:p text:style-name="P202"><text:span text:style-name="Source_20_Text">// 3. Create the client, chaining the links together</text:span></text:p>
            <text:p text:style-name="P202"><text:span text:style-name="Source_20_Text">// authLink runs first, then httpLink sends the request</text:span></text:p>
            <text:p text:style-name="P202"><text:span text:style-name="Source_20_Text">const client = new ApolloClient({</text:span></text:p>
            <text:p text:style-name="P202"><text:soft-page-break/><text:span text:style-name="Source_20_Text"><text:s text:c="2"/>cache: new InMemoryCache(),</text:span></text:p>
            <text:p text:style-name="P202"><text:span text:style-name="Source_20_Text"><text:s text:c="2"/>link: authLink.concat(httpLink)</text:span></text:p>
            <text:p text:style-name="P202"><text:span text:style-name="Source_20_Text">});</text:span></text:p>
            <text:p text:style-name="P202"/>
          </text:list-header>
        </text:list>
      </text:section>
      <text:p text:style-name="Text_20_body">Logging out involves three crucial steps to fully clear the user's session from the client.</text:p>
      <text:list text:style-name="L85">
        <text:list-item>
          <text:p text:style-name="P203"><text:span text:style-name="Strong_20_Emphasis">useApolloClient():</text:span> A hook to get direct access to the ApolloClient instance inside a component.</text:p>
        </text:list-item>
        <text:list-item>
          <text:p text:style-name="P203"><text:span text:style-name="Strong_20_Emphasis">The 3 Steps of Logout:</text:span></text:p>
          <text:p text:style-name="P204">Generated javascript</text:p>
        </text:list-item>
      </text:list>
      <text:section text:style-name="Sect2" text:name="cdk-accordion-child-100">
        <text:list text:continue-numbering="true" text:style-name="L85">
          <text:list-header>
            <text:p text:style-name="P205"><text:s text:c="6"/><text:span text:style-name="Source_20_Text">const client = useApolloClient();</text:span></text:p>
            <text:p text:style-name="P206"/>
            <text:p text:style-name="P206"><text:span text:style-name="Source_20_Text">const logout = () =&gt; {</text:span></text:p>
            <text:p text:style-name="P206"><text:span text:style-name="Source_20_Text"><text:s text:c="2"/>// 1. Clear the token from React state to re-render the UI</text:span></text:p>
            <text:p text:style-name="P206"><text:span text:style-name="Source_20_Text"><text:s text:c="2"/>setToken(null);</text:span></text:p>
            <text:p text:style-name="P206"><text:span text:style-name="Source_20_Text"><text:s text:c="2"/>// 2. Clear the token from browser storage</text:span></text:p>
            <text:p text:style-name="P206"><text:span text:style-name="Source_20_Text"><text:s text:c="2"/>localStorage.clear();</text:span></text:p>
            <text:p text:style-name="P206"><text:span text:style-name="Source_20_Text"><text:s text:c="2"/>// 3. IMPORTANT: Reset the Apollo Client cache</text:span></text:p>
            <text:p text:style-name="P206"><text:span text:style-name="Source_20_Text"><text:s text:c="2"/>client.resetStore();</text:span></text:p>
            <text:p text:style-name="P206"><text:span text:style-name="Source_20_Text">};</text:span></text:p>
            <text:p text:style-name="P206"><text:s text:c="4"/></text:p>
          </text:list-header>
        </text:list>
      </text:section>
      <text:list text:continue-numbering="true" text:style-name="L85">
        <text:list-item>
          <text:p text:style-name="P203"><text:span text:style-name="Strong_20_Emphasis">Why client.resetStore() is Critical:</text:span> When a user is logged in, Apollo caches data that may be private to that user (e.g., their friends list from a me query). If you only clear the token, this private data remains in the cache. resetStore() completely purges the cache, preventing potential data leaks between sessions on the same browser.</text:p>
        </text:list-item>
      </text:list>
      <text:p text:style-name="P126"/>
      <text:h text:style-name="P123" text:outline-level="4"><text:bookmark-start text:name="__RefHeading___Toc26189_2594130714"/><text:span text:style-name="Strong_20_Emphasis">2. Advanced Cache Management: The update Callback</text:span><text:bookmark-end text:name="__RefHeading___Toc26189_2594130714"/></text:h>
      <text:p text:style-name="Text_20_body">We previously used refetchQueries to update the list of persons after adding a new one. This is simple but inefficient, as it always makes an extra network request.</text:p>
      <text:p text:style-name="Text_20_body">A more performant method is to <text:span text:style-name="Strong_20_Emphasis">manually update the cache</text:span> using the update callback in useMutation.</text:p>
      <text:list text:style-name="L86">
        <text:list-item>
          <text:p text:style-name="P207"><text:span text:style-name="Strong_20_Emphasis">Concept:</text:span> Instead of asking the server for the whole list again, we use the return value of the addPerson mutation (the newly created person) to directly and surgically insert it into the cached allPersons list. This avoids a network call.</text:p>
        </text:list-item>
        <text:list-item>
          <text:p text:style-name="P207"><text:span text:style-name="Strong_20_Emphasis">Implementation:</text:span></text:p>
          <text:p text:style-name="P208">Generated javascript</text:p>
        </text:list-item>
      </text:list>
      <text:section text:style-name="Sect2" text:name="cdk-accordion-child-101">
        <text:list text:continue-numbering="true" text:style-name="L86">
          <text:list-header>
            <text:p text:style-name="P209"><text:s text:c="6"/><text:span text:style-name="Source_20_Text">const [createPerson] = useMutation(CREATE_PERSON, {</text:span></text:p>
            <text:p text:style-name="P210"><text:span text:style-name="Source_20_Text"><text:s text:c="2"/>onError: (error) =&gt; { /* ... */ },</text:span></text:p>
            <text:p text:style-name="P210"><text:soft-page-break/><text:span text:style-name="Source_20_Text"><text:s text:c="2"/>// The update function is called on successful mutation</text:span></text:p>
            <text:p text:style-name="P210"><text:span text:style-name="Source_20_Text"><text:s text:c="2"/>update: (cache, response) =&gt; {</text:span></text:p>
            <text:p text:style-name="P210"><text:span text:style-name="Source_20_Text"><text:s text:c="4"/>// `cache`: A reference to the Apollo cache instance.</text:span></text:p>
            <text:p text:style-name="P210"><text:span text:style-name="Source_20_Text"><text:s text:c="4"/>// `response`: The data returned by the mutation.</text:span></text:p>
            <text:p text:style-name="P210"><text:span text:style-name="Source_20_Text"><text:s text:c="4"/>// `response.data.addPerson` is the new person object.</text:span></text:p>
            <text:p text:style-name="P210"/>
            <text:p text:style-name="P210"><text:span text:style-name="Source_20_Text"><text:s text:c="4"/>// 1. Use `cache.updateQuery` to modify a specific cached query</text:span></text:p>
            <text:p text:style-name="P210"><text:span text:style-name="Source_20_Text"><text:s text:c="4"/>cache.updateQuery({ query: ALL_PERSONS }, ({ allPersons }) =&gt; {</text:span></text:p>
            <text:p text:style-name="P210"><text:span text:style-name="Source_20_Text"><text:s text:c="6"/>// 2. This function receives the current cached data for the query</text:span></text:p>
            <text:p text:style-name="P210"><text:span text:style-name="Source_20_Text"><text:s text:c="6"/>// <text:s text:c="3"/>({ allPersons } is destructured from the cache object)</text:span></text:p>
            <text:p text:style-name="P210"/>
            <text:p text:style-name="P210"><text:span text:style-name="Source_20_Text"><text:s text:c="6"/>// 3. Return the new state for this part of the cache</text:span></text:p>
            <text:p text:style-name="P210"><text:span text:style-name="Source_20_Text"><text:s text:c="6"/>return {</text:span></text:p>
            <text:p text:style-name="P210"><text:span text:style-name="Source_20_Text"><text:s text:c="8"/>allPersons: allPersons.concat(response.data.addPerson),</text:span></text:p>
            <text:p text:style-name="P210"><text:span text:style-name="Source_20_Text"><text:s text:c="6"/>};</text:span></text:p>
            <text:p text:style-name="P210"><text:span text:style-name="Source_20_Text"><text:s text:c="4"/>});</text:span></text:p>
            <text:p text:style-name="P210"><text:span text:style-name="Source_20_Text"><text:s text:c="2"/>},</text:span></text:p>
            <text:p text:style-name="P210"><text:span text:style-name="Source_20_Text">});</text:span></text:p>
            <text:p text:style-name="P210"><text:s text:c="4"/></text:p>
          </text:list-header>
        </text:list>
      </text:section>
      <text:list text:continue-numbering="true" text:style-name="L86">
        <text:list-item>
          <text:p text:style-name="P207"><text:span text:style-name="Strong_20_Emphasis">When to use update vs. refetchQueries:</text:span></text:p>
          <text:list>
            <text:list-item>
              <text:p text:style-name="P207"><text:span text:style-name="Strong_20_Emphasis">refetchQueries:</text:span> Use when the mutation could have wide-ranging effects that are hard to predict (e.g., deleting an item that affects multiple aggregate counts), or as a simpler default.</text:p>
            </text:list-item>
            <text:list-item>
              <text:p text:style-name="P207"><text:span text:style-name="Strong_20_Emphasis">update:</text:span> Use when a mutation has a direct, predictable effect (e.g., adding one item to a list) and you want to optimize performance by avoiding extra network requests.</text:p>
            </text:list-item>
          </text:list>
        </text:list-item>
      </text:list>
      <text:h text:style-name="P123" text:outline-level="4"><text:bookmark-start text:name="__RefHeading___Toc26191_2594130714"/><text:span text:style-name="Strong_20_Emphasis">3. Pro-Tip: Handling undefined in Mutations</text:span><text:bookmark-end text:name="__RefHeading___Toc26191_2594130714"/></text:h>
      <text:list text:style-name="L87">
        <text:list-item>
          <text:p text:style-name="P211"><text:span text:style-name="Strong_20_Emphasis">The Problem:</text:span> An empty input field in a form often has a value of "" (an empty string). If your backend Mongoose schema has a minlength validation on a non-required field (like phone), sending "" will cause a validation error.</text:p>
        </text:list-item>
        <text:list-item>
          <text:p text:style-name="P211"><text:span text:style-name="Strong_20_Emphasis">The Solution:</text:span> In your submit handler, explicitly check for an empty string and send undefined instead. GraphQL will omit undefined fields from the variables object, so the backend will treat it as a non-existent value, correctly passing validation.</text:p>
          <text:p text:style-name="P212">Generated javascript</text:p>
        </text:list-item>
      </text:list>
      <text:section text:style-name="Sect2" text:name="cdk-accordion-child-102">
        <text:list text:continue-numbering="true" text:style-name="L87">
          <text:list-header>
            <text:p text:style-name="P213"><text:s text:c="6"/><text:span text:style-name="Source_20_Text">createPerson({</text:span></text:p>
            <text:p text:style-name="P214"><text:span text:style-name="Source_20_Text"><text:s text:c="2"/>variables: {</text:span></text:p>
            <text:p text:style-name="P214"><text:span text:style-name="Source_20_Text"><text:s text:c="4"/>name,</text:span></text:p>
            <text:p text:style-name="P214"><text:span text:style-name="Source_20_Text"><text:s text:c="4"/>street,</text:span></text:p>
            <text:p text:style-name="P214"><text:soft-page-break/><text:span text:style-name="Source_20_Text"><text:s text:c="4"/>city,</text:span></text:p>
            <text:p text:style-name="P214"><text:span text:style-name="Source_20_Text"><text:s text:c="4"/>phone: phone.length &gt; 0 ? phone : undefined,</text:span></text:p>
            <text:p text:style-name="P214"><text:span text:style-name="Source_20_Text"><text:s text:c="2"/>},</text:span></text:p>
            <text:p text:style-name="P214"><text:span text:style-name="Source_20_Text">});</text:span></text:p>
            <text:p text:style-name="P214"/>
          </text:list-header>
        </text:list>
      </text:section>
      <text:p text:style-name="Text_20_body"/>
      <text:p text:style-name="Horizontal_20_Line"/>
      <text:h text:style-name="Heading_20_2" text:outline-level="2"><text:bookmark-start text:name="__RefHeading___Toc26193_2594130714"/><text:span text:style-name="Strong_20_Emphasis">Fragments, Subscriptions, and Performance</text:span><text:bookmark-end text:name="__RefHeading___Toc26193_2594130714"/></text:h>
      <text:p text:style-name="Text_20_body">This final section covers some of the most powerful and conceptually important features of GraphQL. Understanding them is key to building scalable, efficient, and maintainable full-stack applications.</text:p>
      <text:h text:style-name="Heading_20_4" text:outline-level="4"><text:bookmark-start text:name="__RefHeading___Toc26195_2594130714"/><text:span text:style-name="Strong_20_Emphasis">1. Fragments: Mastering Client-Side Code Reusability</text:span><text:bookmark-end text:name="__RefHeading___Toc26195_2594130714"/></text:h>
      <text:p text:style-name="Text_20_body"><text:span text:style-name="Strong_20_Emphasis">The Core Problem Fragments Solve</text:span></text:p>
      <text:p text:style-name="Text_20_body">Imagine you have three different parts of your application:</text:p>
      <text:list text:style-name="L88">
        <text:list-item>
          <text:p text:style-name="P215">A list view showing all people.</text:p>
        </text:list-item>
        <text:list-item>
          <text:p text:style-name="P215">A search result view showing a single person.</text:p>
        </text:list-item>
        <text:list-item>
          <text:p text:style-name="P215">A form that, upon submission, returns the newly created person.</text:p>
        </text:list-item>
      </text:list>
      <text:p text:style-name="Text_20_body">In all three cases, you want to display the exact same set of details for a Person: their id, name, phone, and full address.</text:p>
      <text:p text:style-name="Text_20_body">Without fragments, your queries.js file would look like this:</text:p>
      <text:p text:style-name="P47">Generated javascript</text:p>
      <text:section text:style-name="Sect2" text:name="cdk-accordion-child-169">
        <text:p text:style-name="P216"><text:s text:c="6"/><text:span text:style-name="Source_20_Text">// The "Bad" Way - Repetitive and Hard to Maintain</text:span></text:p>
        <text:p text:style-name="Preformatted_20_Text"><text:span text:style-name="Source_20_Text">export const ALL_PERSONS = gql`</text:span></text:p>
        <text:p text:style-name="Preformatted_20_Text"><text:span text:style-name="Source_20_Text"><text:s text:c="2"/>query {</text:span></text:p>
        <text:p text:style-name="Preformatted_20_Text"><text:span text:style-name="Source_20_Text"><text:s text:c="4"/>allPersons {</text:span></text:p>
        <text:p text:style-name="Preformatted_20_Text"><text:span text:style-name="Source_20_Text"><text:s text:c="6"/>id</text:span></text:p>
        <text:p text:style-name="Preformatted_20_Text"><text:span text:style-name="Source_20_Text"><text:s text:c="6"/>name</text:span></text:p>
        <text:p text:style-name="Preformatted_20_Text"><text:span text:style-name="Source_20_Text"><text:s text:c="6"/>phone</text:span></text:p>
        <text:p text:style-name="Preformatted_20_Text"><text:span text:style-name="Source_20_Text"><text:s text:c="6"/>address {</text:span></text:p>
        <text:p text:style-name="Preformatted_20_Text"><text:span text:style-name="Source_20_Text"><text:s text:c="8"/>street</text:span></text:p>
        <text:p text:style-name="Preformatted_20_Text"><text:span text:style-name="Source_20_Text"><text:s text:c="8"/>city</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xport const FIND_PERSON = gql`</text:span></text:p>
        <text:p text:style-name="Preformatted_20_Text"><text:span text:style-name="Source_20_Text"><text:s text:c="2"/>query findPersonByName($nameToSearch: String!) {</text:span></text:p>
        <text:p text:style-name="Preformatted_20_Text"><text:span text:style-name="Source_20_Text"><text:s text:c="4"/>findPerson(name: $nameToSearch) {</text:span></text:p>
        <text:p text:style-name="Preformatted_20_Text"><text:span text:style-name="Source_20_Text"><text:s text:c="6"/>id</text:span></text:p>
        <text:p text:style-name="Preformatted_20_Text"><text:span text:style-name="Source_20_Text"><text:s text:c="6"/>name</text:span></text:p>
        <text:p text:style-name="Preformatted_20_Text"><text:span text:style-name="Source_20_Text"><text:s text:c="6"/>phone</text:span></text:p>
        <text:p text:style-name="Preformatted_20_Text"><text:span text:style-name="Source_20_Text"><text:s text:c="6"/>address {</text:span></text:p>
        <text:p text:style-name="Preformatted_20_Text"><text:span text:style-name="Source_20_Text"><text:s text:c="8"/>street</text:span></text:p>
        <text:p text:style-name="Preformatted_20_Text"><text:span text:style-name="Source_20_Text"><text:s text:c="8"/>city</text:span></text:p>
        <text:p text:style-name="Preformatted_20_Text"><text:soft-page-break/><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xport const CREATE_PERSON = gql`</text:span></text:p>
        <text:p text:style-name="Preformatted_20_Text"><text:span text:style-name="Source_20_Text"><text:s text:c="2"/>mutation createPerson(/*...args...*/) {</text:span></text:p>
        <text:p text:style-name="Preformatted_20_Text"><text:span text:style-name="Source_20_Text"><text:s text:c="4"/>addPerson(/*...args...*/) {</text:span></text:p>
        <text:p text:style-name="Preformatted_20_Text"><text:span text:style-name="Source_20_Text"><text:s text:c="6"/>id</text:span></text:p>
        <text:p text:style-name="Preformatted_20_Text"><text:span text:style-name="Source_20_Text"><text:s text:c="6"/>name</text:span></text:p>
        <text:p text:style-name="Preformatted_20_Text"><text:span text:style-name="Source_20_Text"><text:s text:c="6"/>phone</text:span></text:p>
        <text:p text:style-name="Preformatted_20_Text"><text:span text:style-name="Source_20_Text"><text:s text:c="6"/>address {</text:span></text:p>
        <text:p text:style-name="Preformatted_20_Text"><text:span text:style-name="Source_20_Text"><text:s text:c="8"/>street</text:span></text:p>
        <text:p text:style-name="Preformatted_20_Text"><text:span text:style-name="Source_20_Text"><text:s text:c="8"/>city</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26"><text:s text:c="4"/></text:p>
      </text:section>
      <text:p text:style-name="Text_20_body">This is a maintenance nightmare. If you decide to also fetch a zipCode for the address, you have to find and edit <text:span text:style-name="Strong_20_Emphasis">three</text:span> different places in your code. You will inevitably forget one, leading to inconsistent data and bugs.</text:p>
      <text:p text:style-name="Text_20_body"><text:span text:style-name="Strong_20_Emphasis">The Fragment Solution: Define Once, Use Everywhere</text:span></text:p>
      <text:p text:style-name="Text_20_body">A fragment is a <text:span text:style-name="Strong_20_Emphasis">collocated, reusable component of a query</text:span>. It's a named set of fields defined on a specific GraphQL type.</text:p>
      <text:p text:style-name="Text_20_body"><text:span text:style-name="Strong_20_Emphasis">Step-by-Step Implementation:</text:span></text:p>
      <text:list text:style-name="L89">
        <text:list-item>
          <text:p text:style-name="P217"><text:span text:style-name="Strong_20_Emphasis">Define the Fragment:</text:span> Create a single, authoritative source for what constitutes a "full person's details". A common practice is to create a src/fragments.js file to keep them organized.</text:p>
          <text:p text:style-name="P218">Generated javascript</text:p>
        </text:list-item>
      </text:list>
      <text:section text:style-name="Sect2" text:name="cdk-accordion-child-170">
        <text:list text:continue-numbering="true" text:style-name="L89">
          <text:list-header>
            <text:p text:style-name="P219"><text:s text:c="6"/><text:span text:style-name="Source_20_Text">// file: src/fragments.js</text:span></text:p>
            <text:p text:style-name="P220"><text:span text:style-name="Source_20_Text">import { gql } from '@apollo/client';</text:span></text:p>
            <text:p text:style-name="P220"/>
            <text:p text:style-name="P220"><text:span text:style-name="Source_20_Text">// We define our reusable field set here.</text:span></text:p>
            <text:p text:style-name="P220"><text:span text:style-name="Source_20_Text">// The name "PersonDetails" is our own convention.</text:span></text:p>
            <text:p text:style-name="P220"><text:span text:style-name="Source_20_Text">// "on Person" tells GraphQL this fragment can only be used on objects of type Person.</text:span></text:p>
            <text:p text:style-name="P220"><text:span text:style-name="Source_20_Text">export const PERSON_DETAILS = gql`</text:span></text:p>
            <text:p text:style-name="P220"><text:span text:style-name="Source_20_Text"><text:s text:c="2"/>fragment PersonDetails on Person {</text:span></text:p>
            <text:p text:style-name="P220"><text:span text:style-name="Source_20_Text"><text:s text:c="4"/>id</text:span></text:p>
            <text:p text:style-name="P220"><text:span text:style-name="Source_20_Text"><text:s text:c="4"/>name</text:span></text:p>
            <text:p text:style-name="P220"><text:span text:style-name="Source_20_Text"><text:s text:c="4"/>phone</text:span></text:p>
            <text:p text:style-name="P220"><text:span text:style-name="Source_20_Text"><text:s text:c="4"/>address {</text:span></text:p>
            <text:p text:style-name="P220"><text:span text:style-name="Source_20_Text"><text:s text:c="6"/>street</text:span></text:p>
            <text:p text:style-name="P220"><text:span text:style-name="Source_20_Text"><text:s text:c="6"/>city</text:span></text:p>
            <text:p text:style-name="P220"><text:span text:style-name="Source_20_Text"><text:s text:c="4"/>}</text:span></text:p>
            <text:p text:style-name="P220"><text:span text:style-name="Source_20_Text"><text:s text:c="2"/>}</text:span></text:p>
            <text:p text:style-name="P220"><text:span text:style-name="Source_20_Text">`;</text:span></text:p>
            <text:p text:style-name="P221"/>
          </text:list-header>
        </text:list>
      </text:section>
      <text:list text:continue-numbering="true" text:style-name="L89">
        <text:list-item>
          <text:p text:style-name="P217"><text:span text:style-name="Strong_20_Emphasis">Incorporate the Fragment into Queries:</text:span> Now, you can refactor your queries to be much cleaner and more maintainable.</text:p>
          <text:p text:style-name="P218">Generated javascript</text:p>
        </text:list-item>
      </text:list>
      <text:section text:style-name="Sect2" text:name="cdk-accordion-child-171">
        <text:list text:continue-numbering="true" text:style-name="L89">
          <text:list-header>
            <text:p text:style-name="P219"><text:soft-page-break/><text:s text:c="6"/><text:span text:style-name="Source_20_Text">// file: src/queries.js</text:span></text:p>
            <text:p text:style-name="P220"><text:span text:style-name="Source_20_Text">import { gql } from '@apollo/client';</text:span></text:p>
            <text:p text:style-name="P220"><text:span text:style-name="Source_20_Text">import { PERSON_DETAILS } from './fragments'; // Import the fragment</text:span></text:p>
            <text:p text:style-name="P220"/>
            <text:p text:style-name="P220"><text:span text:style-name="Source_20_Text">// The "Good" Way - Clean, DRY, and Easy to Maintain</text:span></text:p>
            <text:p text:style-name="P220"><text:span text:style-name="Source_20_Text">export const ALL_PERSONS = gql`</text:span></text:p>
            <text:p text:style-name="P220"><text:span text:style-name="Source_20_Text"><text:s text:c="2"/>query {</text:span></text:p>
            <text:p text:style-name="P220"><text:span text:style-name="Source_20_Text"><text:s text:c="4"/>allPersons {</text:span></text:p>
            <text:p text:style-name="P220"><text:span text:style-name="Source_20_Text"><text:s text:c="6"/>...PersonDetails // The spread operator applies the fragment's fields here</text:span></text:p>
            <text:p text:style-name="P220"><text:span text:style-name="Source_20_Text"><text:s text:c="4"/>}</text:span></text:p>
            <text:p text:style-name="P220"><text:span text:style-name="Source_20_Text"><text:s text:c="2"/>}</text:span></text:p>
            <text:p text:style-name="P220"><text:span text:style-name="Source_20_Text"><text:s text:c="2"/>${PERSON_DETAILS} // We inject the fragment's definition string into the query</text:span></text:p>
            <text:p text:style-name="P220"><text:span text:style-name="Source_20_Text">`;</text:span></text:p>
            <text:p text:style-name="P220"/>
            <text:p text:style-name="P220"><text:span text:style-name="Source_20_Text">export const FIND_PERSON = gql`</text:span></text:p>
            <text:p text:style-name="P220"><text:span text:style-name="Source_20_Text"><text:s text:c="2"/>query findPersonByName($nameToSearch: String!) {</text:span></text:p>
            <text:p text:style-name="P220"><text:span text:style-name="Source_20_Text"><text:s text:c="4"/>findPerson(name: $nameToSearch) {</text:span></text:p>
            <text:p text:style-name="P220"><text:span text:style-name="Source_20_Text"><text:s text:c="6"/>...PersonDetails</text:span></text:p>
            <text:p text:style-name="P220"><text:span text:style-name="Source_20_Text"><text:s text:c="4"/>}</text:span></text:p>
            <text:p text:style-name="P220"><text:span text:style-name="Source_20_Text"><text:s text:c="2"/>}</text:span></text:p>
            <text:p text:style-name="P220"><text:span text:style-name="Source_20_Text"><text:s text:c="2"/>${PERSON_DETAILS}</text:span></text:p>
            <text:p text:style-name="P220"><text:span text:style-name="Source_20_Text">`;</text:span></text:p>
            <text:p text:style-name="P220"/>
            <text:p text:style-name="P220"><text:span text:style-name="Source_20_Text">export const CREATE_PERSON = gql`</text:span></text:p>
            <text:p text:style-name="P220"><text:span text:style-name="Source_20_Text"><text:s text:c="2"/>mutation createPerson(/*...args...*/) {</text:span></text:p>
            <text:p text:style-name="P220"><text:span text:style-name="Source_20_Text"><text:s text:c="4"/>addPerson(/*...args...*/) {</text:span></text:p>
            <text:p text:style-name="P220"><text:span text:style-name="Source_20_Text"><text:s text:c="6"/>...PersonDetails</text:span></text:p>
            <text:p text:style-name="P220"><text:span text:style-name="Source_20_Text"><text:s text:c="4"/>}</text:span></text:p>
            <text:p text:style-name="P220"><text:span text:style-name="Source_20_Text"><text:s text:c="2"/>}</text:span></text:p>
            <text:p text:style-name="P220"><text:span text:style-name="Source_20_Text"><text:s text:c="2"/>${PERSON_DETAILS}</text:span></text:p>
            <text:p text:style-name="P220"><text:span text:style-name="Source_20_Text">`;</text:span></text:p>
            <text:p text:style-name="P221"/>
          </text:list-header>
        </text:list>
      </text:section>
      <text:p text:style-name="Text_20_body">Now, if you need to add zipCode, you only have to edit the PERSON_DETAILS fragment in one place, and all three operations will automatically start fetching the new field.</text:p>
      <text:p text:style-name="Horizontal_20_Line"/>
      <text:h text:style-name="Heading_20_4" text:outline-level="4"><text:bookmark-start text:name="__RefHeading___Toc26197_2594130714"/><text:span text:style-name="Strong_20_Emphasis">2. Subscriptions: Unleashing Real-Time Power</text:span><text:bookmark-end text:name="__RefHeading___Toc26197_2594130714"/></text:h>
      <text:p text:style-name="Text_20_body"><text:span text:style-name="Strong_20_Emphasis">The Core Concept: Shifting from Pull to Push</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Feature</text:p>
          </table:table-cell>
          <table:table-cell table:style-name="Table1.A1" office:value-type="string">
            <text:p text:style-name="Table_20_Contents">Queries / Mutations</text:p>
          </table:table-cell>
          <table:table-cell table:style-name="Table1.A1" office:value-type="string">
            <text:p text:style-name="Table_20_Contents">Subscriptions</text:p>
          </table:table-cell>
        </table:table-row>
        <table:table-row>
          <table:table-cell table:style-name="Table1.A1" office:value-type="string">
            <text:p text:style-name="Table_20_Contents"><text:span text:style-name="Strong_20_Emphasis">Model</text:span></text:p>
          </table:table-cell>
          <table:table-cell table:style-name="Table1.A1" office:value-type="string">
            <text:p text:style-name="Table_20_Contents"><text:span text:style-name="Strong_20_Emphasis">Client-Pull</text:span></text:p>
          </table:table-cell>
          <table:table-cell table:style-name="Table1.A1" office:value-type="string">
            <text:p text:style-name="Table_20_Contents"><text:span text:style-name="Strong_20_Emphasis">Server-Push</text:span></text:p>
          </table:table-cell>
        </table:table-row>
        <table:table-row>
          <table:table-cell table:style-name="Table1.A1" office:value-type="string">
            <text:p text:style-name="Table_20_Contents"><text:span text:style-name="Strong_20_Emphasis">Initiator</text:span></text:p>
          </table:table-cell>
          <table:table-cell table:style-name="Table1.A1" office:value-type="string">
            <text:p text:style-name="Table_20_Contents">The <text:span text:style-name="Strong_20_Emphasis">client</text:span> always starts the communication by sending a request.</text:p>
          </table:table-cell>
          <table:table-cell table:style-name="Table1.A1" office:value-type="string">
            <text:p text:style-name="Table_20_Contents">The <text:span text:style-name="Strong_20_Emphasis">client</text:span> initiates a connection, but the <text:span text:style-name="Strong_20_Emphasis">server</text:span> can then send data at any time.</text:p>
          </table:table-cell>
        </table:table-row>
        <table:table-row>
          <table:table-cell table:style-name="Table1.A1" office:value-type="string">
            <text:p text:style-name="Table_20_Contents"><text:span text:style-name="Strong_20_Emphasis">Connection</text:span></text:p>
          </table:table-cell>
          <table:table-cell table:style-name="Table1.A1" office:value-type="string">
            <text:p text:style-name="Table_20_Contents">Short-lived, stateless. A request is made, a response is given, the connection ends.</text:p>
          </table:table-cell>
          <table:table-cell table:style-name="Table1.A1" office:value-type="string">
            <text:p text:style-name="Table_20_Contents">Long-lived, stateful. A persistent connection is held open.</text:p>
          </table:table-cell>
        </table:table-row>
        <table:table-row>
          <table:table-cell table:style-name="Table1.A1" office:value-type="string">
            <text:p text:style-name="Table_20_Contents"><text:span text:style-name="Strong_20_Emphasis">Protocol</text:span></text:p>
          </table:table-cell>
          <table:table-cell table:style-name="Table1.A1" office:value-type="string">
            <text:p text:style-name="Table_20_Contents"><text:span text:style-name="Strong_20_Emphasis">HTTP</text:span></text:p>
          </table:table-cell>
          <table:table-cell table:style-name="Table1.A1" office:value-type="string">
            <text:p text:style-name="Table_20_Contents"><text:span text:style-name="Strong_20_Emphasis">WebSockets</text:span></text:p>
          </table:table-cell>
        </table:table-row>
        <table:table-row>
          <table:table-cell table:style-name="Table1.A1" office:value-type="string">
            <text:p text:style-name="Table_20_Contents"><text:span text:style-name="Strong_20_Emphasis">Use Case</text:span></text:p>
          </table:table-cell>
          <table:table-cell table:style-name="Table1.A1" office:value-type="string">
            <text:p text:style-name="Table_20_Contents">Fetching initial data, creating/updating data (e.g., loading a page, submitting a form).</text:p>
          </table:table-cell>
          <table:table-cell table:style-name="Table1.A1" office:value-type="string">
            <text:p text:style-name="Table_20_Contents">Real-time updates (e.g., live chat, notifications, stock tickers, collaborative document editing).</text:p>
          </table:table-cell>
        </table:table-row>
      </table:table>
      <text:p text:style-name="Text_20_body">The simple startStandaloneServer is a great starting point, but it's fundamentally built around the HTTP request-response cycle. It doesn't have the machinery to listen for and manage persistent WebSocket connections. Therefore, we <text:span text:style-name="Strong_20_Emphasis">must</text:span> upgrade our server to a more advanced architecture using Express.</text:p>
      <text:p text:style-name="Text_20_body"><text:soft-page-break/><text:span text:style-name="Strong_20_Emphasis">The Anatomy of the New index.js:</text:span></text:p>
      <text:p text:style-name="P47">Generated javascript</text:p>
      <text:section text:style-name="Sect2" text:name="cdk-accordion-child-172">
        <text:p text:style-name="P216"><text:s text:c="6"/><text:span text:style-name="Source_20_Text">// --- DEPENDENCIES ---</text:span></text:p>
        <text:p text:style-name="Preformatted_20_Text"><text:span text:style-name="Source_20_Text">// For the server itself</text:span></text:p>
        <text:p text:style-name="Preformatted_20_Text"><text:span text:style-name="Source_20_Text">const { ApolloServer } = require('@apollo/server');</text:span></text:p>
        <text:p text:style-name="Preformatted_20_Text"><text:span text:style-name="Source_20_Text">const { expressMiddleware } = require('@apollo/server/express4');</text:span></text:p>
        <text:p text:style-name="Preformatted_20_Text"><text:span text:style-name="Source_20_Text">const { ApolloServerPluginDrainHttpServer } = require('@apollo/server/plugin/drainHttpServer');</text:span></text:p>
        <text:p text:style-name="Preformatted_20_Text"><text:span text:style-name="Source_20_Text">const express = require('express');</text:span></text:p>
        <text:p text:style-name="Preformatted_20_Text"><text:span text:style-name="Source_20_Text">const cors = require('cors');</text:span></text:p>
        <text:p text:style-name="Preformatted_20_Text"><text:span text:style-name="Source_20_Text">const http = require('http');</text:span></text:p>
        <text:p text:style-name="Preformatted_20_Text"/>
        <text:p text:style-name="Preformatted_20_Text"><text:span text:style-name="Source_20_Text">// For Subscriptions</text:span></text:p>
        <text:p text:style-name="Preformatted_20_Text"><text:span text:style-name="Source_20_Text">const { makeExecutableSchema } = require('@graphql-tools/schema'); // To combine typeDefs &amp; resolvers</text:span></text:p>
        <text:p text:style-name="Preformatted_20_Text"><text:span text:style-name="Source_20_Text">const { WebSocketServer } = require('ws'); <text:s text:c="21"/>// The underlying WebSocket library</text:span></text:p>
        <text:p text:style-name="Preformatted_20_Text"><text:span text:style-name="Source_20_Text">const { useServer } = require('graphql-ws/lib/use/ws'); <text:s text:c="7"/>// Helper to connect GraphQL to WebSockets</text:span></text:p>
        <text:p text:style-name="Preformatted_20_Text"/>
        <text:p text:style-name="Preformatted_20_Text"><text:span text:style-name="Source_20_Text">// ... other imports (mongoose, jwt, models, etc.) ...</text:span></text:p>
        <text:p text:style-name="Preformatted_20_Text"/>
        <text:p text:style-name="Preformatted_20_Text"><text:span text:style-name="Source_20_Text">const start = async () =&gt; {</text:span></text:p>
        <text:p text:style-name="Preformatted_20_Text"><text:span text:style-name="Source_20_Text"><text:s text:c="2"/>// --- SETUP PHASE ---</text:span></text:p>
        <text:p text:style-name="Preformatted_20_Text"><text:span text:style-name="Source_20_Text"><text:s text:c="2"/>// 1. Create the base Express app.</text:span></text:p>
        <text:p text:style-name="Preformatted_20_Text"><text:span text:style-name="Source_20_Text"><text:s text:c="2"/>const app = express();</text:span></text:p>
        <text:p text:style-name="Preformatted_20_Text"><text:span text:style-name="Source_20_Text"><text:s text:c="2"/>// 2. Create an HTTP server. This is what will actually listen on the port.</text:span></text:p>
        <text:p text:style-name="Preformatted_20_Text"><text:span text:style-name="Source_20_Text"><text:s text:c="2"/>// <text:s text:c="3"/>We give it our Express app to handle regular HTTP requests.</text:span></text:p>
        <text:p text:style-name="Preformatted_20_Text"><text:span text:style-name="Source_20_Text"><text:s text:c="2"/>const httpServer = http.createServer(app);</text:span></text:p>
        <text:p text:style-name="Preformatted_20_Text"/>
        <text:p text:style-name="Preformatted_20_Text"><text:span text:style-name="Source_20_Text"><text:s text:c="2"/>// --- SUBSCRIPTION SERVER SETUP ---</text:span></text:p>
        <text:p text:style-name="Preformatted_20_Text"><text:span text:style-name="Source_20_Text"><text:s text:c="2"/>// 3. Create a WebSocket server. We tell it to piggyback on our main HTTP server.</text:span></text:p>
        <text:p text:style-name="Preformatted_20_Text"><text:span text:style-name="Source_20_Text"><text:s text:c="2"/>// <text:s text:c="3"/>It will watch for incoming requests trying to upgrade to the 'ws' protocol.</text:span></text:p>
        <text:p text:style-name="Preformatted_20_Text"><text:span text:style-name="Source_20_Text"><text:s text:c="2"/>const wsServer = new WebSocketServer({</text:span></text:p>
        <text:p text:style-name="Preformatted_20_Text"><text:span text:style-name="Source_20_Text"><text:s text:c="4"/>server: httpServer,</text:span></text:p>
        <text:p text:style-name="Preformatted_20_Text"><text:span text:style-name="Source_20_Text"><text:s text:c="4"/>path: '/', // Listen on the same path as our main server</text:span></text:p>
        <text:p text:style-name="Preformatted_20_Text"><text:span text:style-name="Source_20_Text"><text:s text:c="2"/>});</text:span></text:p>
        <text:p text:style-name="Preformatted_20_Text"/>
        <text:p text:style-name="Preformatted_20_Text"><text:span text:style-name="Source_20_Text"><text:s text:c="2"/>// 4. Create an executable schema object from our typeDefs and resolvers.</text:span></text:p>
        <text:p text:style-name="Preformatted_20_Text"><text:span text:style-name="Source_20_Text"><text:s text:c="2"/>// <text:s text:c="3"/>This is needed so we can share it with both the ApolloServer and WebSocket server.</text:span></text:p>
        <text:p text:style-name="Preformatted_20_Text"><text:span text:style-name="Source_20_Text"><text:s text:c="2"/>const schema = makeExecutableSchema({ typeDefs, resolvers });</text:span></text:p>
        <text:p text:style-name="Preformatted_20_Text"/>
        <text:p text:style-name="Preformatted_20_Text"><text:span text:style-name="Source_20_Text"><text:s text:c="2"/>// 5. Connect the GraphQL logic to the WebSocket server.</text:span></text:p>
        <text:p text:style-name="Preformatted_20_Text"><text:span text:style-name="Source_20_Text"><text:s text:c="2"/>// <text:s text:c="3"/>`useServer` returns a cleanup function to gracefully close connections.</text:span></text:p>
        <text:p text:style-name="Preformatted_20_Text"><text:span text:style-name="Source_20_Text"><text:s text:c="2"/>const serverCleanup = useServer({ schema }, wsServer);</text:span></text:p>
        <text:p text:style-name="Preformatted_20_Text"/>
        <text:p text:style-name="Preformatted_20_Text"><text:span text:style-name="Source_20_Text"><text:s text:c="2"/>// --- APOLLO (HTTP) SERVER SETUP ---</text:span></text:p>
        <text:p text:style-name="Preformatted_20_Text"><text:span text:style-name="Source_20_Text"><text:s text:c="2"/>// 6. Create the main Apollo Server instance for queries and mutations.</text:span></text:p>
        <text:p text:style-name="Preformatted_20_Text"><text:span text:style-name="Source_20_Text"><text:s text:c="2"/>const server = new ApolloServer({</text:span></text:p>
        <text:p text:style-name="Preformatted_20_Text"><text:span text:style-name="Source_20_Text"><text:s text:c="4"/>schema, // Use the same executable schema</text:span></text:p>
        <text:p text:style-name="Preformatted_20_Text"><text:span text:style-name="Source_20_Text"><text:s text:c="4"/>plugins: [</text:span></text:p>
        <text:p text:style-name="Preformatted_20_Text"><text:span text:style-name="Source_20_Text"><text:s text:c="6"/>// Plugin to gracefully shut down the HTTP server</text:span></text:p>
        <text:p text:style-name="Preformatted_20_Text"><text:span text:style-name="Source_20_Text"><text:s text:c="6"/>ApolloServerPluginDrainHttpServer({ httpServer }),</text:span></text:p>
        <text:p text:style-name="Preformatted_20_Text"><text:span text:style-name="Source_20_Text"><text:s text:c="6"/>// Custom plugin to ensure the WebSocket server is also shut down gracefully.</text:span></text:p>
        <text:p text:style-name="Preformatted_20_Text"><text:span text:style-name="Source_20_Text"><text:s text:c="6"/>{</text:span></text:p>
        <text:p text:style-name="Preformatted_20_Text"><text:span text:style-name="Source_20_Text"><text:s text:c="8"/>async serverWillStart() {</text:span></text:p>
        <text:p text:style-name="Preformatted_20_Text"><text:span text:style-name="Source_20_Text"><text:s text:c="10"/>return {</text:span></text:p>
        <text:p text:style-name="Preformatted_20_Text"><text:span text:style-name="Source_20_Text"><text:s text:c="12"/>async drainServer() {</text:span></text:p>
        <text:p text:style-name="Preformatted_20_Text"><text:soft-page-break/><text:span text:style-name="Source_20_Text"><text:s text:c="14"/>await serverCleanup.dispose();</text:span></text:p>
        <text:p text:style-name="Preformatted_20_Text"><text:span text:style-name="Source_20_Text"><text:s text:c="12"/>},</text:span></text:p>
        <text:p text:style-name="Preformatted_20_Text"><text:span text:style-name="Source_20_Text"><text:s text:c="10"/>};</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7. Start the Apollo server (this is an async operation).</text:span></text:p>
        <text:p text:style-name="Preformatted_20_Text"><text:span text:style-name="Source_20_Text"><text:s text:c="2"/>await server.start();</text:span></text:p>
        <text:p text:style-name="Preformatted_20_Text"/>
        <text:p text:style-name="Preformatted_20_Text"><text:span text:style-name="Source_20_Text"><text:s text:c="2"/>// --- MIDDLEWARE &amp; LAUNCH ---</text:span></text:p>
        <text:p text:style-name="Preformatted_20_Text"><text:span text:style-name="Source_20_Text"><text:s text:c="2"/>// 8. Apply middleware to our Express app. This runs for every incoming HTTP request.</text:span></text:p>
        <text:p text:style-name="Preformatted_20_Text"><text:span text:style-name="Source_20_Text"><text:s text:c="2"/>app.use(</text:span></text:p>
        <text:p text:style-name="Preformatted_20_Text"><text:span text:style-name="Source_20_Text"><text:s text:c="4"/>'/',</text:span></text:p>
        <text:p text:style-name="Preformatted_20_Text"><text:span text:style-name="Source_20_Text"><text:s text:c="4"/>cors(), // Allow cross-origin requests</text:span></text:p>
        <text:p text:style-name="Preformatted_20_Text"><text:span text:style-name="Source_20_Text"><text:s text:c="4"/>express.json(), // Parse JSON request bodies</text:span></text:p>
        <text:p text:style-name="Preformatted_20_Text"><text:span text:style-name="Source_20_Text"><text:s text:c="4"/>// The main Apollo middleware. It handles all GraphQL queries/mutations.</text:span></text:p>
        <text:p text:style-name="Preformatted_20_Text"><text:span text:style-name="Source_20_Text"><text:s text:c="4"/>expressMiddleware(server, {</text:span></text:p>
        <text:p text:style-name="Preformatted_20_Text"><text:span text:style-name="Source_20_Text"><text:s text:c="6"/>context: async ({ req }) =&gt; { /* ... authentication logic ... */ },</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PORT = 4000;</text:span></text:p>
        <text:p text:style-name="Preformatted_20_Text"><text:span text:style-name="Source_20_Text"><text:s text:c="2"/>// 9. Start the HTTP server (which now has Express and WebSockets attached).</text:span></text:p>
        <text:p text:style-name="Preformatted_20_Text"><text:span text:style-name="Source_20_Text"><text:s text:c="2"/>httpServer.listen(PORT, () =&gt;</text:span></text:p>
        <text:p text:style-name="Preformatted_20_Text"><text:span text:style-name="Source_20_Text"><text:s text:c="4"/>console.log(`🚀 Server is now running on http://localhost:${POR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start();</text:span></text:p>
        <text:p text:style-name="P26"><text:s text:c="4"/></text:p>
      </text:section>
      <text:p text:style-name="Text_20_body">The graphql-subscriptions library provides the PubSub class, which acts as our event bus.</text:p>
      <text:p text:style-name="P47">Generated javascript</text:p>
      <text:section text:style-name="Sect2" text:name="cdk-accordion-child-173">
        <text:p text:style-name="P216"><text:s text:c="6"/><text:span text:style-name="Source_20_Text">// file: resolvers.js</text:span></text:p>
        <text:p text:style-name="Preformatted_20_Text"><text:span text:style-name="Source_20_Text">const { PubSub } = require('graphql-subscriptions');</text:span></text:p>
        <text:p text:style-name="Preformatted_20_Text"><text:span text:style-name="Source_20_Text">const pubsub = new PubSub(); // Create one global instance</text:span></text:p>
        <text:p text:style-name="Preformatted_20_Text"/>
        <text:p text:style-name="Preformatted_20_Text"><text:span text:style-name="Source_20_Text">const resolvers = {</text:span></text:p>
        <text:p text:style-name="Preformatted_20_Text"><text:span text:style-name="Source_20_Text"><text:s text:c="2"/>// ... Query resolvers ...</text:span></text:p>
        <text:p text:style-name="Preformatted_20_Text"><text:span text:style-name="Source_20_Text"><text:s text:c="2"/>Mutation: {</text:span></text:p>
        <text:p text:style-name="Preformatted_20_Text"><text:span text:style-name="Source_20_Text"><text:s text:c="4"/>addPerson: async (root, args, context) =&gt; {</text:span></text:p>
        <text:p text:style-name="Preformatted_20_Text"><text:span text:style-name="Source_20_Text"><text:s text:c="6"/>// ... (authentication and validation logic) ...</text:span></text:p>
        <text:p text:style-name="Preformatted_20_Text"><text:span text:style-name="Source_20_Text"><text:s text:c="6"/>try {</text:span></text:p>
        <text:p text:style-name="Preformatted_20_Text"><text:span text:style-name="Source_20_Text"><text:s text:c="8"/>const person = new Person({ ...args });</text:span></text:p>
        <text:p text:style-name="Preformatted_20_Text"><text:span text:style-name="Source_20_Text"><text:s text:c="8"/>await person.save();</text:span></text:p>
        <text:p text:style-name="Preformatted_20_Text"><text:span text:style-name="Source_20_Text"><text:s text:c="8"/>// ... (update user's friends list) ...</text:span></text:p>
        <text:p text:style-name="Preformatted_20_Text"/>
        <text:p text:style-name="Preformatted_20_Text"><text:span text:style-name="Source_20_Text"><text:s text:c="8"/>// --- THE PUBLISH STEP ---</text:span></text:p>
        <text:p text:style-name="Preformatted_20_Text"><text:span text:style-name="Source_20_Text"><text:s text:c="8"/>// After successfully saving the new person, we publish an event.</text:span></text:p>
        <text:p text:style-name="Preformatted_20_Text"><text:span text:style-name="Source_20_Text"><text:s text:c="8"/>// 'PERSON_ADDED' is the "topic" or "channel" name. It's just a string.</text:span></text:p>
        <text:p text:style-name="Preformatted_20_Text"><text:span text:style-name="Source_20_Text"><text:s text:c="8"/>// The second argument is the payload. The object key `personAdded`</text:span></text:p>
        <text:p text:style-name="Preformatted_20_Text"><text:span text:style-name="Source_20_Text"><text:s text:c="8"/>// MUST match the field name in our Subscription schema.</text:span></text:p>
        <text:p text:style-name="Preformatted_20_Text"><text:span text:style-name="Source_20_Text"><text:s text:c="8"/>pubsub.publish('PERSON_ADDED', { personAdded: person });</text:span></text:p>
        <text:p text:style-name="Preformatted_20_Text"/>
        <text:p text:style-name="Preformatted_20_Text"><text:span text:style-name="Source_20_Text"><text:s text:c="8"/>return person;</text:span></text:p>
        <text:p text:style-name="Preformatted_20_Text"><text:span text:style-name="Source_20_Text"><text:s text:c="6"/>} catch (error) { /* ... error handling ... */ }</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oft-page-break/><text:span text:style-name="Source_20_Text"><text:s text:c="2"/>Subscription: {</text:span></text:p>
        <text:p text:style-name="Preformatted_20_Text"><text:span text:style-name="Source_20_Text"><text:s text:c="4"/>// This is the resolver for the `personAdded` field in our schema's Subscription type.</text:span></text:p>
        <text:p text:style-name="Preformatted_20_Text"><text:span text:style-name="Source_20_Text"><text:s text:c="4"/>personAdded: {</text:span></text:p>
        <text:p text:style-name="Preformatted_20_Text"><text:span text:style-name="Source_20_Text"><text:s text:c="6"/>// --- THE SUBSCRIBE STEP ---</text:span></text:p>
        <text:p text:style-name="Preformatted_20_Text"><text:span text:style-name="Source_20_Text"><text:s text:c="6"/>// This tells the server: "When a client executes the `personAdded` subscription,</text:span></text:p>
        <text:p text:style-name="Preformatted_20_Text"><text:span text:style-name="Source_20_Text"><text:s text:c="6"/>// listen to the 'PERSON_ADDED' channel on the PubSub instance."</text:span></text:p>
        <text:p text:style-name="Preformatted_20_Text"><text:span text:style-name="Source_20_Text"><text:s text:c="6"/>subscribe: () =&gt; pubsub.asyncIterator('PERSON_ADDED')</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26"/>
      </text:section>
      <text:p text:style-name="Text_20_body">The client needs to direct its traffic correctly.</text:p>
      <text:p text:style-name="Text_20_body"><text:span text:style-name="Strong_20_Emphasis">The splitLink in Detail:</text:span></text:p>
      <text:p text:style-name="P47">Generated javascript</text:p>
      <text:section text:style-name="Sect2" text:name="cdk-accordion-child-174">
        <text:p text:style-name="P216"><text:s text:c="6"/><text:span text:style-name="Source_20_Text">// file: main.jsx</text:span></text:p>
        <text:p text:style-name="Preformatted_20_Text"><text:span text:style-name="Source_20_Text">// ... imports ...</text:span></text:p>
        <text:p text:style-name="Preformatted_20_Text"/>
        <text:p text:style-name="Preformatted_20_Text"><text:span text:style-name="Source_20_Text">// This link handles WebSocket connections</text:span></text:p>
        <text:p text:style-name="Preformatted_20_Text"><text:span text:style-name="Source_20_Text">const wsLink = new GraphQLWsLink(createClient({ url: 'ws://localhost:4000' }));</text:span></text:p>
        <text:p text:style-name="Preformatted_20_Text"/>
        <text:p text:style-name="Preformatted_20_Text"><text:span text:style-name="Source_20_Text">// This link handles standard HTTP connections</text:span></text:p>
        <text:p text:style-name="Preformatted_20_Text"><text:span text:style-name="Source_20_Text">const httpLink = createHttpLink({ uri: 'http://localhost:4000' });</text:span></text:p>
        <text:p text:style-name="Preformatted_20_Text"/>
        <text:p text:style-name="Preformatted_20_Text"><text:span text:style-name="Source_20_Text">// The "traffic cop" link</text:span></text:p>
        <text:p text:style-name="Preformatted_20_Text"><text:span text:style-name="Source_20_Text">const splitLink = split(</text:span></text:p>
        <text:p text:style-name="Preformatted_20_Text"><text:span text:style-name="Source_20_Text"><text:s text:c="2"/>// 1. The test function. It's called for every operation.</text:span></text:p>
        <text:p text:style-name="Preformatted_20_Text"><text:span text:style-name="Source_20_Text"><text:s text:c="2"/>({ query }) =&gt; {</text:span></text:p>
        <text:p text:style-name="Preformatted_20_Text"><text:span text:style-name="Source_20_Text"><text:s text:c="4"/>// `getMainDefinition` is a helper that inspects the query string</text:span></text:p>
        <text:p text:style-name="Preformatted_20_Text"><text:span text:style-name="Source_20_Text"><text:s text:c="4"/>const definition = getMainDefinition(query);</text:span></text:p>
        <text:p text:style-name="Preformatted_20_Text"><text:span text:style-name="Source_20_Text"><text:s text:c="4"/>// We check if it's a valid operation and if its type is 'subscription'.</text:span></text:p>
        <text:p text:style-name="Preformatted_20_Text"><text:span text:style-name="Source_20_Text"><text:s text:c="4"/>return (</text:span></text:p>
        <text:p text:style-name="Preformatted_20_Text"><text:span text:style-name="Source_20_Text"><text:s text:c="6"/>definition.kind === 'OperationDefinition' &amp;&amp;</text:span></text:p>
        <text:p text:style-name="Preformatted_20_Text"><text:span text:style-name="Source_20_Text"><text:s text:c="6"/>definition.operation === 'subscription'</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 2. If the test function returns `true`, use this link.</text:span></text:p>
        <text:p text:style-name="Preformatted_20_Text"><text:span text:style-name="Source_20_Text"><text:s text:c="2"/>wsLink,</text:span></text:p>
        <text:p text:style-name="Preformatted_20_Text"><text:span text:style-name="Source_20_Text"><text:s text:c="2"/>// 3. If the test function returns `false`, use this link.</text:span></text:p>
        <text:p text:style-name="Preformatted_20_Text"><text:span text:style-name="Source_20_Text"><text:s text:c="2"/>// <text:s text:c="3"/>(We chain the authLink to the httpLink for authenticated requests).</text:span></text:p>
        <text:p text:style-name="Preformatted_20_Text"><text:span text:style-name="Source_20_Text"><text:s text:c="2"/>authLink.concat(httpLink)</text:span></text:p>
        <text:p text:style-name="Preformatted_20_Text"><text:span text:style-name="Source_20_Text">);</text:span></text:p>
        <text:p text:style-name="Preformatted_20_Text"/>
        <text:p text:style-name="Preformatted_20_Text"><text:span text:style-name="Source_20_Text">// We provide the single, smart `splitLink` to the ApolloClient.</text:span></text:p>
        <text:p text:style-name="Preformatted_20_Text"><text:span text:style-name="Source_20_Text">const client = new ApolloClient({ cache: new InMemoryCache(), link: splitLink });</text:span></text:p>
        <text:p text:style-name="P26"/>
      </text:section>
      <text:p text:style-name="Text_20_body"><text:span text:style-name="Strong_20_Emphasis">Using the useSubscription Hook:</text:span></text:p>
      <text:p text:style-name="Text_20_body">This hook is how a React component "tunes in" to a server-side channel.</text:p>
      <text:p text:style-name="P47">Generated javascript</text:p>
      <text:section text:style-name="Sect2" text:name="cdk-accordion-child-175">
        <text:p text:style-name="P216"><text:s text:c="6"/><text:span text:style-name="Source_20_Text">// file: App.js</text:span></text:p>
        <text:p text:style-name="Preformatted_20_Text"><text:span text:style-name="Source_20_Text">import { useSubscription } from '@apollo/client';</text:span></text:p>
        <text:p text:style-name="Preformatted_20_Text"><text:span text:style-name="Source_20_Text">import { PERSON_ADDED } from './queries';</text:span></text:p>
        <text:p text:style-name="Preformatted_20_Text"><text:span text:style-name="Source_20_Text">import { updateCache } from './utils'; // Assuming the helper function is in utils</text:span></text:p>
        <text:p text:style-name="Preformatted_20_Text"><text:soft-page-break/></text:p>
        <text:p text:style-name="Preformatted_20_Text"><text:span text:style-name="Source_20_Text">const App = () =&gt; {</text:span></text:p>
        <text:p text:style-name="Preformatted_20_Text"><text:span text:style-name="Source_20_Text"><text:s text:c="2"/>// ... other hooks (useState, useQuery, etc.) ...</text:span></text:p>
        <text:p text:style-name="Preformatted_20_Text"><text:span text:style-name="Source_20_Text"><text:s text:c="2"/>const client = useApolloClient(); // Get access to the client instance</text:span></text:p>
        <text:p text:style-name="Preformatted_20_Text"/>
        <text:p text:style-name="Preformatted_20_Text"><text:span text:style-name="Source_20_Text"><text:s text:c="2"/>useSubscription(PERSON_ADDED, {</text:span></text:p>
        <text:p text:style-name="Preformatted_20_Text"><text:span text:style-name="Source_20_Text"><text:s text:c="4"/>// This `onData` function is the most important part.</text:span></text:p>
        <text:p text:style-name="Preformatted_20_Text"><text:span text:style-name="Source_20_Text"><text:s text:c="4"/>// It is NOT called when the component renders.</text:span></text:p>
        <text:p text:style-name="Preformatted_20_Text"><text:span text:style-name="Source_20_Text"><text:s text:c="4"/>// It is ONLY called when the SERVER PUSHES a new event over the WebSocket.</text:span></text:p>
        <text:p text:style-name="Preformatted_20_Text"><text:span text:style-name="Source_20_Text"><text:s text:c="4"/>onData: ({ data }) =&gt; {</text:span></text:p>
        <text:p text:style-name="Preformatted_20_Text"><text:span text:style-name="Source_20_Text"><text:s text:c="6"/>const addedPerson = data.data.personAdded;</text:span></text:p>
        <text:p text:style-name="Preformatted_20_Text"><text:span text:style-name="Source_20_Text"><text:s text:c="6"/>console.log('Received new person from server!', addedPerson);</text:span></text:p>
        <text:p text:style-name="Preformatted_20_Text"><text:span text:style-name="Source_20_Text"><text:s text:c="6"/>notify(`${addedPerson.name} added`); // Show a UI notification</text:span></text:p>
        <text:p text:style-name="Preformatted_20_Text"/>
        <text:p text:style-name="Preformatted_20_Text"><text:span text:style-name="Source_20_Text"><text:s text:c="6"/>// Manually update the Apollo cache to make the new person appear in the list.</text:span></text:p>
        <text:p text:style-name="Preformatted_20_Text"><text:span text:style-name="Source_20_Text"><text:s text:c="6"/>// We pass the cache instance from the client, the query to update, and the new data.</text:span></text:p>
        <text:p text:style-name="Preformatted_20_Text"><text:span text:style-name="Source_20_Text"><text:s text:c="6"/>updateCache(client.cache, { query: ALL_PERSONS }, addedPerson);</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 /* ... JSX ... */ );</text:span></text:p>
        <text:p text:style-name="Preformatted_20_Text"><text:span text:style-name="Source_20_Text">}</text:span></text:p>
        <text:p text:style-name="P26"/>
      </text:section>
      <text:p text:style-name="Horizontal_20_Line"/>
      <text:h text:style-name="Heading_20_4" text:outline-level="4"><text:bookmark-start text:name="__RefHeading___Toc26199_2594130714"/><text:span text:style-name="Strong_20_Emphasis">4. The N+1 Problem: A Deep Dive into the Performance Trap</text:span><text:bookmark-end text:name="__RefHeading___Toc26199_2594130714"/></text:h>
      <text:p text:style-name="Text_20_body">This is arguably one of the most important performance concepts to understand when working with GraphQL and ORMs/ODMs like Mongoose.</text:p>
      <text:p text:style-name="Text_20_body"><text:span text:style-name="Strong_20_Emphasis">Visualizing the Problem:</text:span></text:p>
      <text:p text:style-name="Text_20_body">Let's say we have 3 Person documents and 2 User documents in our database.</text:p>
      <text:list text:style-name="L90">
        <text:list-item>
          <text:p text:style-name="P222">Person1</text:p>
        </text:list-item>
        <text:list-item>
          <text:p text:style-name="P222">Person2</text:p>
        </text:list-item>
        <text:list-item>
          <text:p text:style-name="P222">Person3</text:p>
        </text:list-item>
        <text:list-item>
          <text:p text:style-name="P222">UserA (friends with Person1, Person3)</text:p>
        </text:list-item>
        <text:list-item>
          <text:p text:style-name="P222">UserB (friends with Person2)</text:p>
        </text:list-item>
      </text:list>
      <text:p text:style-name="Text_20_body">Now, a client sends this query:</text:p>
      <text:p text:style-name="P47">Generated graphql</text:p>
      <text:section text:style-name="Sect2" text:name="cdk-accordion-child-176">
        <text:p text:style-name="P216"><text:s text:c="6"/><text:span text:style-name="Source_20_Text">query {</text:span></text:p>
        <text:p text:style-name="Preformatted_20_Text"><text:span text:style-name="Source_20_Text"><text:s text:c="2"/>allPersons {</text:span></text:p>
        <text:p text:style-name="Preformatted_20_Text"><text:span text:style-name="Source_20_Text"><text:s text:c="4"/>name</text:span></text:p>
        <text:p text:style-name="Preformatted_20_Text"><text:span text:style-name="Source_20_Text"><text:s text:c="4"/>friendOf {</text:span></text:p>
        <text:p text:style-name="Preformatted_20_Text"><text:span text:style-name="Source_20_Text"><text:s text:c="6"/>username</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26"/>
      </text:section>
      <text:p text:style-name="Text_20_body">Here is the <text:span text:style-name="Strong_20_Emphasis">exact sequence</text:span> of database queries the naive resolver will generate:</text:p>
      <text:list text:style-name="L91">
        <text:list-item>
          <text:p text:style-name="P223"><text:soft-page-break/><text:span text:style-name="Strong_20_Emphasis">Query 1 (The "1"):</text:span> The allPersons resolver runs.</text:p>
          <text:list>
            <text:list-item>
              <text:p text:style-name="P223">db.persons.find({}) -&gt; Returns [Person1, Person2, Person3]</text:p>
            </text:list-item>
          </text:list>
        </text:list-item>
        <text:list-item>
          <text:p text:style-name="P223"><text:span text:style-name="Strong_20_Emphasis">Query 2 (The first "+N"):</text:span> To resolve friendOf for Person1.</text:p>
          <text:list>
            <text:list-item>
              <text:p text:style-name="P223">db.users.find({ friends: Person1._id }) -&gt; Returns [UserA]</text:p>
            </text:list-item>
          </text:list>
        </text:list-item>
        <text:list-item>
          <text:p text:style-name="P223"><text:span text:style-name="Strong_20_Emphasis">Query 3 (The second "+N"):</text:span> To resolve friendOf for Person2.</text:p>
          <text:list>
            <text:list-item>
              <text:p text:style-name="P223">db.users.find({ friends: Person2._id }) -&gt; Returns [UserB]</text:p>
            </text:list-item>
          </text:list>
        </text:list-item>
        <text:list-item>
          <text:p text:style-name="P223"><text:span text:style-name="Strong_20_Emphasis">Query 4 (The third "+N"):</text:span> To resolve friendOf for Person3.</text:p>
          <text:list>
            <text:list-item>
              <text:p text:style-name="P223">db.users.find({ friends: Person3._id }) -&gt; Returns [UserA]</text:p>
            </text:list-item>
          </text:list>
        </text:list-item>
      </text:list>
      <text:p text:style-name="Text_20_body"><text:span text:style-name="Strong_20_Emphasis">Total: 4 database round-trips for a single API call.</text:span> With 100 people, this becomes 101 round-trips. The latency adds up and cripples your server.</text:p>
      <text:p text:style-name="Text_20_body"><text:span text:style-name="Strong_20_Emphasis">Solving the N+1 Problem with populate (The Mongoose Way)</text:span></text:p>
      <text:p text:style-name="Text_20_body">This solution requires changing your data model to create a two-way reference.</text:p>
      <text:list text:style-name="L92">
        <text:list-item>
          <text:p text:style-name="P224"><text:span text:style-name="Strong_20_Emphasis">Update Mongoose Schema (models/person.js):</text:span></text:p>
          <text:p text:style-name="P225">Generated javascript</text:p>
        </text:list-item>
      </text:list>
      <text:section text:style-name="Sect2" text:name="cdk-accordion-child-177">
        <text:list text:continue-numbering="true" text:style-name="L92">
          <text:list-header>
            <text:p text:style-name="P226"><text:s text:c="6"/><text:span text:style-name="Source_20_Text">const schema = new mongoose.Schema({</text:span></text:p>
            <text:p text:style-name="P227"><text:span text:style-name="Source_20_Text"><text:s text:c="2"/>// ... name, phone, etc.</text:span></text:p>
            <text:p text:style-name="P227"><text:span text:style-name="Source_20_Text"><text:s text:c="2"/>friendOf: [</text:span></text:p>
            <text:p text:style-name="P227"><text:span text:style-name="Source_20_Text"><text:s text:c="4"/>{</text:span></text:p>
            <text:p text:style-name="P227"><text:span text:style-name="Source_20_Text"><text:s text:c="6"/>type: mongoose.Schema.Types.ObjectId,</text:span></text:p>
            <text:p text:style-name="P227"><text:span text:style-name="Source_20_Text"><text:s text:c="6"/>ref: 'User' // This tells Mongoose this is a reference to the User model</text:span></text:p>
            <text:p text:style-name="P227"><text:span text:style-name="Source_20_Text"><text:s text:c="4"/>}</text:span></text:p>
            <text:p text:style-name="P227"><text:span text:style-name="Source_20_Text"><text:s text:c="2"/>]</text:span></text:p>
            <text:p text:style-name="P227"><text:span text:style-name="Source_20_Text">});</text:span></text:p>
            <text:p text:style-name="P228"/>
          </text:list-header>
        </text:list>
      </text:section>
      <text:list text:continue-numbering="true" text:style-name="L92">
        <text:list-item>
          <text:p text:style-name="P224"><text:span text:style-name="Strong_20_Emphasis">Update the Mutation Logic:</text:span> When you add a person to a user's friend list, you must also update the person's friendOf list.</text:p>
          <text:p text:style-name="P225">Generated javascript</text:p>
        </text:list-item>
      </text:list>
      <text:section text:style-name="Sect2" text:name="cdk-accordion-child-178">
        <text:list text:continue-numbering="true" text:style-name="L92">
          <text:list-header>
            <text:p text:style-name="P226"><text:s text:c="6"/><text:span text:style-name="Source_20_Text">// In the `addAsFriend` mutation resolver</text:span></text:p>
            <text:p text:style-name="P227"><text:span text:style-name="Source_20_Text">currentUser.friends = currentUser.friends.concat(person);</text:span></text:p>
            <text:p text:style-name="P227"><text:span text:style-name="Source_20_Text">person.friendOf = person.friendOf.concat(currentUser); // The new line</text:span></text:p>
            <text:p text:style-name="P227"><text:span text:style-name="Source_20_Text">await currentUser.save();</text:span></text:p>
            <text:p text:style-name="P227"><text:span text:style-name="Source_20_Text">await person.save(); // Also save the person</text:span></text:p>
            <text:p text:style-name="P228"/>
          </text:list-header>
        </text:list>
      </text:section>
      <text:list text:continue-numbering="true" text:style-name="L92">
        <text:list-item>
          <text:p text:style-name="P224"><text:span text:style-name="Strong_20_Emphasis">Simplify the Query Resolver:</text:span> Now the allPersons resolver can do all the work in one shot, and you can <text:span text:style-name="Strong_20_Emphasis">delete</text:span> the Person.friendOf resolver entirely.</text:p>
          <text:p text:style-name="P225">Generated javascript</text:p>
        </text:list-item>
      </text:list>
      <text:section text:style-name="Sect2" text:name="cdk-accordion-child-179">
        <text:list text:continue-numbering="true" text:style-name="L92">
          <text:list-header>
            <text:p text:style-name="P226"><text:s text:c="6"/><text:span text:style-name="Source_20_Text">// in resolvers.js</text:span></text:p>
            <text:p text:style-name="P227"><text:span text:style-name="Source_20_Text">Query: {</text:span></text:p>
            <text:p text:style-name="P227"><text:span text:style-name="Source_20_Text"><text:s text:c="2"/>allPersons: () =&gt; {</text:span></text:p>
            <text:p text:style-name="P227"><text:span text:style-name="Source_20_Text"><text:s text:c="4"/>// .populate('friendOf') tells Mongoose: "When you fetch the persons,</text:span></text:p>
            <text:p text:style-name="P227"><text:span text:style-name="Source_20_Text"><text:s text:c="4"/>// also fetch all the User objects referenced in the 'friendOf' array."</text:span></text:p>
            <text:p text:style-name="P227"><text:span text:style-name="Source_20_Text"><text:s text:c="4"/>// Mongoose does this with a single, optimized second query ($in).</text:span></text:p>
            <text:p text:style-name="P227"><text:span text:style-name="Source_20_Text"><text:s text:c="4"/>// It's vastly more efficient than N separate queries.</text:span></text:p>
            <text:p text:style-name="P227"><text:soft-page-break/><text:span text:style-name="Source_20_Text"><text:s text:c="4"/>return Person.find({}).populate('friendOf');</text:span></text:p>
            <text:p text:style-name="P227"><text:span text:style-name="Source_20_Text"><text:s text:c="2"/>},</text:span></text:p>
            <text:p text:style-name="P227"><text:span text:style-name="Source_20_Text"><text:s text:c="2"/>// ...</text:span></text:p>
            <text:p text:style-name="P227"><text:span text:style-name="Source_20_Text">},</text:span></text:p>
            <text:p text:style-name="P227"><text:span text:style-name="Source_20_Text">// Person: { friendOf: ... } &lt;-- DELETE THIS RESOLVER</text:span></text:p>
            <text:p text:style-name="P228"><text:s text:c="4"/></text:p>
          </text:list-header>
        </text:list>
      </text:section>
      <text:p text:style-name="Text_20_body">This is the most direct and often the best solution when you have control over your database schema. The DataLoader library is a more advanced alternative for when you cannot or should not change the schema.</text:p>
      <text:p text:style-name="Standard"/>
      <text:h text:style-name="Heading_20_2" text:outline-level="2"/>
      <text:h text:style-name="Heading_20_2" text:outline-level="2"><text:bookmark-start text:name="__RefHeading___Toc26201_2594130714"/>GraphQL and Subscription additional notes<text:bookmark-end text:name="__RefHeading___Toc26201_2594130714"/></text:h>
      <text:p text:style-name="P229"><text:s/></text:p>
      <text:p text:style-name="Text_20_body"><text:span text:style-name="Strong_20_Emphasis">GraphQL Workflow Summary:</text:span></text:p>
      <text:list text:style-name="L93">
        <text:list-item>
          <text:p text:style-name="P230"><text:span text:style-name="Strong_20_Emphasis">Client Sends Query:</text:span> The client crafts a query specifying exactly which data fields it needs and sends it to a single GraphQL endpoint.</text:p>
          <text:list>
            <text:list-item>
              <text:p text:style-name="P231">(e.g., "I want user 123's name and email, and the titles of their posts.")</text:p>
            </text:list-item>
          </text:list>
        </text:list-item>
        <text:list-item>
          <text:p text:style-name="P230"><text:span text:style-name="Strong_20_Emphasis">Server Receives &amp; Validates:</text:span> The GraphQL server receives the query and validates it against the predefined <text:span text:style-name="Strong_20_Emphasis">Schema</text:span> (your API's "contract" of types and fields).</text:p>
        </text:list-item>
        <text:list-item>
          <text:p text:style-name="P230"><text:span text:style-name="Strong_20_Emphasis">Execute Root Resolver:</text:span> The server identifies the top-level field(s) in the query (e.g., user(id: "123") which is a field on the Query type). It executes the corresponding <text:span text:style-name="Strong_20_Emphasis">Resolver</text:span> function for that root field.</text:p>
          <text:list>
            <text:list-item>
              <text:p text:style-name="P230">This resolver fetches the initial "parent" data (e.g., the full user object for ID "123").</text:p>
            </text:list-item>
          </text:list>
        </text:list-item>
        <text:list-item>
          <text:p text:style-name="P230"><text:span text:style-name="Strong_20_Emphasis">Resolve Nested Fields (Recursively):</text:span></text:p>
          <text:list>
            <text:list-item>
              <text:p text:style-name="P230">The GraphQL engine looks at the sub-fields requested by the client on the data returned in step 3 (e.g., name, email, posts on the user object).</text:p>
            </text:list-item>
            <text:list-item>
              <text:p text:style-name="P230">For each requested sub-field:</text:p>
              <text:list>
                <text:list-item>
                  <text:p text:style-name="P230">If the data is directly available on the parent object, a default resolver often suffices.</text:p>
                </text:list-item>
                <text:list-item>
                  <text:p text:style-name="P230">If the sub-field requires more logic or fetches related data (e.g., posts for a user), its specific <text:span text:style-name="Strong_20_Emphasis">Resolver</text:span> is called, receiving the parent data as input.</text:p>
                </text:list-item>
              </text:list>
            </text:list-item>
            <text:list-item>
              <text:p text:style-name="P230">This process continues recursively down the query tree.</text:p>
            </text:list-item>
          </text:list>
        </text:list-item>
        <text:list-item>
          <text:p text:style-name="P232"><text:span text:style-name="Strong_20_Emphasis">Assemble &amp; Return Response:</text:span> The GraphQL engine assembles a JSON response that <text:span text:style-name="T20">exactly mirrors the structure of the client's query</text:span>, containing <text:span text:style-name="T20">only</text:span> the data for the fields the client explicitly requested.</text:p>
        </text:list-item>
      </text:list>
      <text:p text:style-name="Text_20_body"><text:span text:style-name="Strong_20_Emphasis">In Short:</text:span><text:line-break/>Client asks precisely -&gt; Server validates against Schema -&gt; Resolvers fetch relevant data (often for <text:soft-page-break/>their "level") -&gt; Engine selects &amp; shapes data per client's request -&gt; Client gets exactly what it asked for.</text:p>
      <text:p text:style-name="P229"><text:s/></text:p>
      <text:p text:style-name="P233"/>
      <text:h text:style-name="P234" text:outline-level="3"><text:bookmark-start text:name="__RefHeading___Toc26203_2594130714"/><text:span text:style-name="Strong_20_Emphasis">Lecture Notes: Anatomy of a Modern GraphQL Server</text:span><text:bookmark-end text:name="__RefHeading___Toc26203_2594130714"/></text:h>
      <text:h text:style-name="P235" text:outline-level="4"><text:bookmark-start text:name="__RefHeading___Toc26205_2594130714"/><text:span text:style-name="Strong_20_Emphasis">I. Core Architecture: The "One Server, Many Hats" Model</text:span><text:bookmark-end text:name="__RefHeading___Toc26205_2594130714"/></text:h>
      <text:p text:style-name="P236">The key takeaway is that you are running <text:span text:style-name="Strong_20_Emphasis">one single Node.js process</text:span> that listens on <text:span text:style-name="Strong_20_Emphasis">one single port</text:span>. This single process wears multiple "hats" to handle different types of communication.</text:p>
      <text:list text:style-name="L94">
        <text:list-item>
          <text:p text:style-name="P237"><text:span text:style-name="Strong_20_Emphasis">The Foundation (httpServer):</text:span></text:p>
          <text:list>
            <text:list-item>
              <text:p text:style-name="P237">This is the core building block from Node.js's http module.</text:p>
            </text:list-item>
            <text:list-item>
              <text:p text:style-name="P237">Its job is to handle the raw HTTP protocol.</text:p>
            </text:list-item>
            <text:list-item>
              <text:p text:style-name="P237">It is the <text:span text:style-name="Strong_20_Emphasis">only</text:span> component that actually "listens" to a network port.</text:p>
            </text:list-item>
          </text:list>
        </text:list-item>
        <text:list-item>
          <text:p text:style-name="P237"><text:span text:style-name="Strong_20_Emphasis">The General Manager (express):</text:span></text:p>
          <text:list>
            <text:list-item>
              <text:p text:style-name="P237">Express is a framework that makes it easier to manage the httpServer.</text:p>
            </text:list-item>
            <text:list-item>
              <text:p text:style-name="P237">It acts as the main traffic controller for standard HTTP requests (GET, POST, etc.).</text:p>
            </text:list-item>
            <text:list-item>
              <text:p text:style-name="P237">You create an Express app and hand it over to the httpServer to manage.</text:p>
            </text:list-item>
          </text:list>
        </text:list-item>
        <text:list-item>
          <text:p text:style-name="P237"><text:span text:style-name="Strong_20_Emphasis">The GraphQL Department (ApolloServer):</text:span></text:p>
          <text:list>
            <text:list-item>
              <text:p text:style-name="P237">This is not a separate server, but a highly specialized <text:span text:style-name="Strong_20_Emphasis">middleware</text:span> that you plug into Express.</text:p>
            </text:list-item>
            <text:list-item>
              <text:p text:style-name="P237">Express is configured to route any request at the GraphQL endpoint (/) to the Apollo Server instance for processing.</text:p>
            </text:list-item>
          </text:list>
        </text:list-item>
        <text:list-item>
          <text:p text:style-name="P237"><text:span text:style-name="Strong_20_Emphasis">The Intercom System (WebSocketServer):</text:span></text:p>
          <text:list>
            <text:list-item>
              <text:p text:style-name="P237">This is another handler that <text:span text:style-name="Strong_20_Emphasis">piggybacks on the existing httpServer</text:span>.</text:p>
            </text:list-item>
            <text:list-item>
              <text:p text:style-name="P238">It listens for a special "Upgrade" request on the <text:span text:style-name="T20">same port</text:span>. When it gets one, it establishes a persistent WebSocket connection, taking over that specific client communication from Express.</text:p>
            </text:list-item>
          </text:list>
        </text:list-item>
      </text:list>
      <text:p text:style-name="P239"><text:span text:style-name="Strong_20_Emphasis">Conclusion:</text:span> You do not have multiple servers on multiple addresses. You have one server process at one address, capable of speaking multiple protocols (HTTP and WebSockets).</text:p>
      <text:p text:style-name="P233"/>
      <text:p text:style-name="P240"/>
      <text:h text:style-name="P234" text:outline-level="3"><text:bookmark-start text:name="__RefHeading___Toc26207_2594130714"/><text:soft-page-break/><text:span text:style-name="Strong_20_Emphasis">Lecture Notes: Anatomy of a Modern GraphQL Server (with Code)</text:span><text:bookmark-end text:name="__RefHeading___Toc26207_2594130714"/></text:h>
      <text:h text:style-name="P235" text:outline-level="4"><text:bookmark-start text:name="__RefHeading___Toc26209_2594130714"/><text:span text:style-name="Strong_20_Emphasis">I. Core Architecture: The "One Server, Many Hats" Model</text:span><text:bookmark-end text:name="__RefHeading___Toc26209_2594130714"/></text:h>
      <text:p text:style-name="P236">The fundamental principle is that we run <text:span text:style-name="Strong_20_Emphasis">one single Node.js process</text:span> that listens on <text:span text:style-name="Strong_20_Emphasis">one single port</text:span>. This process is configured to handle different types of communication protocols and responsibilities, much like a single building with different departments.</text:p>
      <text:list text:style-name="L95">
        <text:list-item>
          <text:p text:style-name="P241"><text:span text:style-name="Strong_20_Emphasis">Foundation (httpServer):</text:span> The core Node.js component for handling the HTTP protocol.</text:p>
        </text:list-item>
        <text:list-item>
          <text:p text:style-name="P241"><text:span text:style-name="Strong_20_Emphasis">General Manager (express):</text:span> A framework that manages the httpServer, routing incoming HTTP requests.</text:p>
        </text:list-item>
        <text:list-item>
          <text:p text:style-name="P241"><text:span text:style-name="Strong_20_Emphasis">GraphQL Department (ApolloServer):</text:span> A specialized middleware that plugs into Express to handle GraphQL queries and mutations.</text:p>
        </text:list-item>
        <text:list-item>
          <text:p text:style-name="P241"><text:span text:style-name="Strong_20_Emphasis">Intercom System (WebSocketServer):</text:span> A handler that piggybacks on the httpServer to manage persistent, real-time WebSocket connections for subscriptions.</text:p>
        </text:list-item>
      </text:list>
      <text:p text:style-name="P236"><text:span text:style-name="Strong_20_Emphasis">Code Example: Server Instantiation</text:span><text:line-break/>This code shows how all the "hats" are connected to the single httpServer.</text:p>
      <text:p text:style-name="P242">Generated javascript</text:p>
      <text:section text:style-name="Sect2" text:name="cdk-accordion-child-104">
        <text:p text:style-name="P243"><text:s text:c="6"/><text:span text:style-name="Source_20_Text">// server.js</text:span></text:p>
        <text:p text:style-name="P244"/>
        <text:p text:style-name="P244"><text:span text:style-name="Source_20_Text">// --- Import necessary libraries ---</text:span></text:p>
        <text:p text:style-name="P244"><text:span text:style-name="Source_20_Text">const express = require('express');</text:span></text:p>
        <text:p text:style-name="P244"><text:span text:style-name="Source_20_Text">const http = require('http');</text:span></text:p>
        <text:p text:style-name="P244"><text:span text:style-name="Source_20_Text">const { ApolloServer } = require('@apollo/server');</text:span></text:p>
        <text:p text:style-name="P244"><text:span text:style-name="Source_20_Text">const { expressMiddleware } = require('@apollo/server/express4');</text:span></text:p>
        <text:p text:style-name="P244"><text:span text:style-name="Source_20_Text">const { WebSocketServer } = require('ws');</text:span></text:p>
        <text:p text:style-name="P244"><text:span text:style-name="Source_20_Text">const { useServer } = require('graphql-ws/lib/use/ws');</text:span></text:p>
        <text:p text:style-name="P244"><text:span text:style-name="Source_20_Text">const { makeExecutableSchema } = require('@graphql-tools/schema');</text:span></text:p>
        <text:p text:style-name="P244"/>
        <text:p text:style-name="P244"><text:span text:style-name="Source_20_Text">// --- Assume typeDefs and resolvers are defined elsewhere ---</text:span></text:p>
        <text:p text:style-name="P244"><text:span text:style-name="Source_20_Text">const typeDefs = require('./schema');</text:span></text:p>
        <text:p text:style-name="P244"><text:span text:style-name="Source_20_Text">const resolvers = require('./resolvers');</text:span></text:p>
        <text:p text:style-name="P244"/>
        <text:p text:style-name="P244"><text:span text:style-name="Source_20_Text">// --- Main Setup Function ---</text:span></text:p>
        <text:p text:style-name="P244"><text:span text:style-name="Source_20_Text">const startServer = async () =&gt; {</text:span></text:p>
        <text:p text:style-name="P244"><text:span text:style-name="Source_20_Text"><text:s text:c="2"/>// 1. Create the General Manager</text:span></text:p>
        <text:p text:style-name="P244"><text:span text:style-name="Source_20_Text"><text:s text:c="2"/>const app = express();</text:span></text:p>
        <text:p text:style-name="P244"/>
        <text:p text:style-name="P244"><text:span text:style-name="Source_20_Text"><text:s text:c="2"/>// 2. Create the Foundation and give it the manager</text:span></text:p>
        <text:p text:style-name="P244"><text:soft-page-break/><text:span text:style-name="Source_20_Text"><text:s text:c="2"/>const httpServer = http.createServer(app);</text:span></text:p>
        <text:p text:style-name="P244"/>
        <text:p text:style-name="P244"><text:span text:style-name="Source_20_Text"><text:s text:c="2"/>// 3. Create the Intercom System and attach it to the Foundation</text:span></text:p>
        <text:p text:style-name="P244"><text:span text:style-name="Source_20_Text"><text:s text:c="2"/>const wsServer = new WebSocketServer({</text:span></text:p>
        <text:p text:style-name="P244"><text:span text:style-name="Source_20_Text"><text:s text:c="4"/>server: httpServer,</text:span></text:p>
        <text:p text:style-name="P244"><text:span text:style-name="Source_20_Text"><text:s text:c="4"/>path: '/', // Listen on the root path</text:span></text:p>
        <text:p text:style-name="P244"><text:span text:style-name="Source_20_Text"><text:s text:c="2"/>});</text:span></text:p>
        <text:p text:style-name="P244"/>
        <text:p text:style-name="P244"><text:span text:style-name="Source_20_Text"><text:s text:c="2"/>// Create the combined schema</text:span></text:p>
        <text:p text:style-name="P244"><text:span text:style-name="Source_20_Text"><text:s text:c="2"/>const schema = makeExecutableSchema({ typeDefs, resolvers });</text:span></text:p>
        <text:p text:style-name="P244"/>
        <text:p text:style-name="P244"><text:span text:style-name="Source_20_Text"><text:s text:c="2"/>// Connect GraphQL logic to the WebSocket server</text:span></text:p>
        <text:p text:style-name="P244"><text:span text:style-name="Source_20_Text"><text:s text:c="2"/>const serverCleanup = useServer({ schema }, wsServer);</text:span></text:p>
        <text:p text:style-name="P244"/>
        <text:p text:style-name="P244"><text:span text:style-name="Source_20_Text"><text:s text:c="2"/>// 4. Create the GraphQL Department</text:span></text:p>
        <text:p text:style-name="P244"><text:span text:style-name="Source_20_Text"><text:s text:c="2"/>const server = new ApolloServer({</text:span></text:p>
        <text:p text:style-name="P244"><text:span text:style-name="Source_20_Text"><text:s text:c="4"/>schema,</text:span></text:p>
        <text:p text:style-name="P244"><text:span text:style-name="Source_20_Text"><text:s text:c="4"/>// Add plugins to gracefully shut down both servers</text:span></text:p>
        <text:p text:style-name="P244"><text:span text:style-name="Source_20_Text"><text:s text:c="4"/>plugins: [</text:span></text:p>
        <text:p text:style-name="P244"><text:span text:style-name="Source_20_Text"><text:s text:c="6"/>// Proper shutdown for the HTTP server</text:span></text:p>
        <text:p text:style-name="P244"><text:span text:style-name="Source_20_Text"><text:s text:c="6"/>ApolloServerPluginDrainHttpServer({ httpServer }),</text:span></text:p>
        <text:p text:style-name="P244"><text:span text:style-name="Source_20_Text"><text:s text:c="6"/>// Proper shutdown for the WebSocket server</text:span></text:p>
        <text:p text:style-name="P244"><text:span text:style-name="Source_20_Text"><text:s text:c="6"/>{</text:span></text:p>
        <text:p text:style-name="P244"><text:span text:style-name="Source_20_Text"><text:s text:c="8"/>async serverWillStart() {</text:span></text:p>
        <text:p text:style-name="P244"><text:span text:style-name="Source_20_Text"><text:s text:c="10"/>return {</text:span></text:p>
        <text:p text:style-name="P244"><text:span text:style-name="Source_20_Text"><text:s text:c="12"/>async drainServer() {</text:span></text:p>
        <text:p text:style-name="P244"><text:span text:style-name="Source_20_Text"><text:s text:c="14"/>await serverCleanup.dispose();</text:span></text:p>
        <text:p text:style-name="P244"><text:span text:style-name="Source_20_Text"><text:s text:c="12"/>},</text:span></text:p>
        <text:p text:style-name="P244"><text:span text:style-name="Source_20_Text"><text:s text:c="10"/>};</text:span></text:p>
        <text:p text:style-name="P244"><text:span text:style-name="Source_20_Text"><text:s text:c="8"/>},</text:span></text:p>
        <text:p text:style-name="P244"><text:span text:style-name="Source_20_Text"><text:s text:c="6"/>},</text:span></text:p>
        <text:p text:style-name="P244"><text:span text:style-name="Source_20_Text"><text:s text:c="4"/>],</text:span></text:p>
        <text:p text:style-name="P244"><text:span text:style-name="Source_20_Text"><text:s text:c="2"/>});</text:span></text:p>
        <text:p text:style-name="P244"/>
        <text:p text:style-name="P244"><text:span text:style-name="Source_20_Text"><text:s text:c="2"/>// Start the GraphQL server *before* applying middleware</text:span></text:p>
        <text:p text:style-name="P244"><text:span text:style-name="Source_20_Text"><text:s text:c="2"/>await server.start();</text:span></text:p>
        <text:p text:style-name="P244"><text:soft-page-break/></text:p>
        <text:p text:style-name="P244"><text:span text:style-name="Source_20_Text"><text:s text:c="2"/>// 5. Tell Express to route GraphQL requests to the GraphQL Department</text:span></text:p>
        <text:p text:style-name="P244"><text:span text:style-name="Source_20_Text"><text:s text:c="2"/>app.use('/', express.json(), expressMiddleware(server));</text:span></text:p>
        <text:p text:style-name="P244"/>
        <text:p text:style-name="P244"><text:span text:style-name="Source_20_Text"><text:s text:c="2"/>// ... listening logic comes next ...</text:span></text:p>
        <text:p text:style-name="P244"><text:span text:style-name="Source_20_Text">};</text:span></text:p>
        <text:p text:style-name="P244"><text:s text:c="4"/></text:p>
      </text:section>
      <text:p text:style-name="P233"/>
      <text:h text:style-name="P235" text:outline-level="4"><text:bookmark-start text:name="__RefHeading___Toc26211_2594130714"/><text:span text:style-name="Strong_20_Emphasis">II. The Server Startup Sequence &amp; "Listening"</text:span><text:bookmark-end text:name="__RefHeading___Toc26211_2594130714"/></text:h>
      <text:p text:style-name="P236">The server comes to life in a precise, chronological order.</text:p>
      <text:list text:style-name="L96">
        <text:list-item>
          <text:p text:style-name="P245"><text:span text:style-name="Strong_20_Emphasis">Database Connection (Background Task):</text:span> mongoose.connect() is called. Node.js initiates the connection and immediately moves to the next line without waiting.</text:p>
        </text:list-item>
        <text:list-item>
          <text:p text:style-name="P245"><text:span text:style-name="Strong_20_Emphasis">Server Instantiation (In-Memory):</text:span> The startServer function runs, creating all the server objects (app, httpServer, wsServer, ApolloServer) in memory. They are configured but not yet accessible from the network.</text:p>
        </text:list-item>
        <text:list-item>
          <text:p text:style-name="P245"><text:span text:style-name="Strong_20_Emphasis">Go Live (listen):</text:span> httpServer.listen() is called. This is the command that makes the server "live."</text:p>
        </text:list-item>
      </text:list>
      <text:p text:style-name="P236"><text:span text:style-name="Strong_20_Emphasis">What does "listening" mean?</text:span> It means the Node.js process has asked the computer's Operating System (OS) to open a specific network port (e.g., 4000). The OS will now forward any network traffic arriving at that port to our process for handling.</text:p>
      <text:p text:style-name="P236"><text:span text:style-name="Strong_20_Emphasis">Code Example: Startup Logic</text:span></text:p>
      <text:p text:style-name="P242">Generated javascript</text:p>
      <text:section text:style-name="Sect2" text:name="cdk-accordion-child-105">
        <text:p text:style-name="P243"><text:s text:c="6"/><text:span text:style-name="Source_20_Text">// Continuing in server.js</text:span></text:p>
        <text:p text:style-name="P244"/>
        <text:p text:style-name="P244"><text:span text:style-name="Source_20_Text">// 1. Connect to Database (happens right away)</text:span></text:p>
        <text:p text:style-name="P244"><text:span text:style-name="Source_20_Text">mongoose.connect(MONGODB_URI)</text:span></text:p>
        <text:p text:style-name="P244"><text:span text:style-name="Source_20_Text"><text:s text:c="2"/>.then(() =&gt; console.log('Connected to MongoDB'))</text:span></text:p>
        <text:p text:style-name="P244"><text:span text:style-name="Source_20_Text"><text:s text:c="2"/>.catch((err) =&gt; console.error('Error connecting to MongoDB:', err.message));</text:span></text:p>
        <text:p text:style-name="P244"/>
        <text:p text:style-name="P244"/>
        <text:p text:style-name="P244"><text:span text:style-name="Source_20_Text">const startServer = async () =&gt; {</text:span></text:p>
        <text:p text:style-name="P244"><text:span text:style-name="Source_20_Text"><text:s text:c="2"/>// ... all the server instantiation code from Part I ...</text:span></text:p>
        <text:p text:style-name="P244"/>
        <text:p text:style-name="P244"><text:span text:style-name="Source_20_Text"><text:s text:c="2"/>// 3. Go Live!</text:span></text:p>
        <text:p text:style-name="P244"><text:span text:style-name="Source_20_Text"><text:s text:c="2"/>const PORT = 4000;</text:span></text:p>
        <text:p text:style-name="P244"><text:span text:style-name="Source_20_Text"><text:s text:c="2"/>httpServer.listen(PORT, () =&gt; {</text:span></text:p>
        <text:p text:style-name="P244"><text:span text:style-name="Source_20_Text"><text:s text:c="4"/>console.log(`🚀 Server is now running on http://localhost:${PORT}`);</text:span></text:p>
        <text:p text:style-name="P244"><text:soft-page-break/><text:span text:style-name="Source_20_Text"><text:s text:c="4"/>console.log(`🚀 GraphQL subscriptions are available at ws://localhost:${PORT}`);</text:span></text:p>
        <text:p text:style-name="P244"><text:span text:style-name="Source_20_Text"><text:s text:c="2"/>});</text:span></text:p>
        <text:p text:style-name="P244"><text:span text:style-name="Source_20_Text">};</text:span></text:p>
        <text:p text:style-name="P244"/>
        <text:p text:style-name="P244"><text:span text:style-name="Source_20_Text">// --- Actually run the startup function ---</text:span></text:p>
        <text:p text:style-name="P244"><text:span text:style-name="Source_20_Text">startServer();</text:span></text:p>
        <text:p text:style-name="P244"><text:s text:c="4"/></text:p>
      </text:section>
      <text:p text:style-name="P233"/>
      <text:h text:style-name="P235" text:outline-level="4"><text:bookmark-start text:name="__RefHeading___Toc26213_2594130714"/><text:span text:style-name="Strong_20_Emphasis">III. GraphQL Subscriptions: The Pub/Sub Pattern</text:span><text:bookmark-end text:name="__RefHeading___Toc26213_2594130714"/></text:h>
      <text:p text:style-name="P236">Subscriptions allow the server to push real-time updates to clients over a WebSocket. This is achieved using the <text:span text:style-name="Strong_20_Emphasis">Publish/Subscribe (Pub/Sub)</text:span> pattern.</text:p>
      <text:p text:style-name="P236"><text:span text:style-name="Strong_20_Emphasis">A. Step 1: The Schema (typeDefs) - The Contract</text:span><text:line-break/>Declare the subscription in your schema. This tells clients what real-time events are available.</text:p>
      <text:p text:style-name="P236"><text:span text:style-name="Strong_20_Emphasis">Code Example: schema.js</text:span>```graphql<text:line-break/>// schema.js<text:line-break/>type Person {<text:line-break/>id: ID!<text:line-break/>name: String!<text:line-break/>}</text:p>
      <text:p text:style-name="P236">type Query {<text:line-break/>allPersons: [Person!]!<text:line-break/>}</text:p>
      <text:p text:style-name="P236">type Mutation {<text:line-break/>addPerson(name: String!): Person<text:line-break/>}</text:p>
      <text:p text:style-name="P236">type Subscription {<text:line-break/>personAdded: Person!<text:line-break/>}</text:p>
      <text:p text:style-name="P242">Generated code</text:p>
      <text:section text:style-name="Sect2" text:name="cdk-accordion-child-106">
        <text:p text:style-name="P243"><text:s text:c="6"/><text:span text:style-name="Source_20_Text">**B. Step 2: The `resolvers` - The Logic**</text:span></text:p>
        <text:p text:style-name="P244"><text:span text:style-name="Source_20_Text">Implement the two sides of the Pub/Sub pattern: the "publisher" (the trigger) and the "subscriber" (the listener).</text:span></text:p>
        <text:p text:style-name="P244"/>
        <text:p text:style-name="P244"><text:span text:style-name="Source_20_Text">**Code Example: `resolvers.js`**</text:span></text:p>
        <text:p text:style-name="P244"><text:span text:style-name="Source_20_Text">```javascript</text:span></text:p>
        <text:p text:style-name="P244"><text:span text:style-name="Source_20_Text">// resolvers.js</text:span></text:p>
        <text:p text:style-name="P244"><text:span text:style-name="Source_20_Text">const { PubSub } = require('graphql-subscriptions');</text:span></text:p>
        <text:p text:style-name="P244"><text:span text:style-name="Source_20_Text">const pubsub = new PubSub(); // Create the central message broker (the "radio tower")</text:span></text:p>
        <text:p text:style-name="P244"><text:soft-page-break/></text:p>
        <text:p text:style-name="P244"><text:span text:style-name="Source_20_Text">const resolvers = {</text:span></text:p>
        <text:p text:style-name="P244"><text:span text:style-name="Source_20_Text"><text:s text:c="2"/>Query: { /* ... query resolvers ... */ },</text:span></text:p>
        <text:p text:style-name="P244"><text:span text:style-name="Source_20_Text"><text:s text:c="2"/></text:span></text:p>
        <text:p text:style-name="P244"><text:span text:style-name="Source_20_Text"><text:s text:c="2"/>Mutation: {</text:span></text:p>
        <text:p text:style-name="P244"><text:span text:style-name="Source_20_Text"><text:s text:c="4"/>addPerson: (root, args) =&gt; {</text:span></text:p>
        <text:p text:style-name="P244"><text:span text:style-name="Source_20_Text"><text:s text:c="6"/>const person = { id: 'some-unique-id', name: args.name };</text:span></text:p>
        <text:p text:style-name="P244"><text:span text:style-name="Source_20_Text"><text:s text:c="6"/>// In a real app, you would save the person to a database here.</text:span></text:p>
        <text:p text:style-name="P244"/>
        <text:p text:style-name="P244"><text:span text:style-name="Source_20_Text"><text:s text:c="6"/>// --- THE PUBLISH STEP ---</text:span></text:p>
        <text:p text:style-name="P244"><text:span text:style-name="Source_20_Text"><text:s text:c="6"/>// Announce the event on the 'PERSON_ADDED' channel with the new person data.</text:span></text:p>
        <text:p text:style-name="P244"><text:span text:style-name="Source_20_Text"><text:s text:c="6"/>// The payload shape { personAdded: person } MUST match the schema.</text:span></text:p>
        <text:p text:style-name="P244"><text:span text:style-name="Source_20_Text"><text:s text:c="6"/>pubsub.publish('PERSON_ADDED', { personAdded: person });</text:span></text:p>
        <text:p text:style-name="P244"/>
        <text:p text:style-name="P244"><text:span text:style-name="Source_20_Text"><text:s text:c="6"/>return person;</text:span></text:p>
        <text:p text:style-name="P244"><text:span text:style-name="Source_20_Text"><text:s text:c="4"/>},</text:span></text:p>
        <text:p text:style-name="P244"><text:span text:style-name="Source_20_Text"><text:s text:c="2"/>},</text:span></text:p>
        <text:p text:style-name="P244"/>
        <text:p text:style-name="P244"><text:span text:style-name="Source_20_Text"><text:s text:c="2"/>Subscription: {</text:span></text:p>
        <text:p text:style-name="P244"><text:span text:style-name="Source_20_Text"><text:s text:c="4"/>personAdded: {</text:span></text:p>
        <text:p text:style-name="P244"><text:span text:style-name="Source_20_Text"><text:s text:c="6"/>// --- THE SUBSCRIBE STEP ---</text:span></text:p>
        <text:p text:style-name="P244"><text:span text:style-name="Source_20_Text"><text:s text:c="6"/>// This connects a new client to the 'PERSON_ADDED' channel.</text:span></text:p>
        <text:p text:style-name="P244"><text:span text:style-name="Source_20_Text"><text:s text:c="6"/>subscribe: () =&gt; pubsub.asyncIterator(['PERSON_ADDED']),</text:span></text:p>
        <text:p text:style-name="P244"><text:span text:style-name="Source_20_Text"><text:s text:c="4"/>},</text:span></text:p>
        <text:p text:style-name="P244"><text:span text:style-name="Source_20_Text"><text:s text:c="2"/>},</text:span></text:p>
        <text:p text:style-name="P244"><text:span text:style-name="Source_20_Text">};</text:span></text:p>
        <text:p text:style-name="P244"/>
        <text:p text:style-name="P244"><text:span text:style-name="Source_20_Text">module.exports = resolvers;</text:span></text:p>
        <text:p text:style-name="P244"><text:s text:c="4"/></text:p>
      </text:section>
      <text:p text:style-name="P233"/>
      <text:h text:style-name="P235" text:outline-level="4"><text:bookmark-start text:name="__RefHeading___Toc26217_2594130714"/><text:span text:style-name="Strong_20_Emphasis">IV. The Frontend Client: Smart Routing with split</text:span><text:bookmark-end text:name="__RefHeading___Toc26217_2594130714"/></text:h>
      <text:p text:style-name="P236">The client needs to be configured to use HTTP for queries/mutations and WebSockets for subscriptions. The <text:span text:style-name="Strong_20_Emphasis">split</text:span> function is the client-side tool for this routing.</text:p>
      <text:p text:style-name="P236"><text:span text:style-name="Strong_20_Emphasis">Code Example: Apollo Client Setup (index.js in a React App)</text:span></text:p>
      <text:p text:style-name="P242">Generated jsx</text:p>
      <text:section text:style-name="Sect2" text:name="cdk-accordion-child-107">
        <text:p text:style-name="P243"><text:s text:c="6"/><text:span text:style-name="Source_20_Text">// In your React app's main file (e.g., index.js)</text:span></text:p>
        <text:p text:style-name="P244"><text:soft-page-break/><text:span text:style-name="Source_20_Text">import React from 'react';</text:span></text:p>
        <text:p text:style-name="P244"><text:span text:style-name="Source_20_Text">import ReactDOM from 'react-dom/client';</text:span></text:p>
        <text:p text:style-name="P244"><text:span text:style-name="Source_20_Text">import App from './App';</text:span></text:p>
        <text:p text:style-name="P244"/>
        <text:p text:style-name="P244"><text:span text:style-name="Source_20_Text">import {</text:span></text:p>
        <text:p text:style-name="P244"><text:span text:style-name="Source_20_Text"><text:s text:c="2"/>ApolloClient,</text:span></text:p>
        <text:p text:style-name="P244"><text:span text:style-name="Source_20_Text"><text:s text:c="2"/>ApolloProvider,</text:span></text:p>
        <text:p text:style-name="P244"><text:span text:style-name="Source_20_Text"><text:s text:c="2"/>InMemoryCache,</text:span></text:p>
        <text:p text:style-name="P244"><text:span text:style-name="Source_20_Text"><text:s text:c="2"/>HttpLink,</text:span></text:p>
        <text:p text:style-name="P244"><text:span text:style-name="Source_20_Text"><text:s text:c="2"/>split, // The routing function</text:span></text:p>
        <text:p text:style-name="P244"><text:span text:style-name="Source_20_Text">} from '@apollo/client';</text:span></text:p>
        <text:p text:style-name="P244"><text:span text:style-name="Source_20_Text">import { getMainDefinition } from '@apollo/client/utilities';</text:span></text:p>
        <text:p text:style-name="P244"><text:span text:style-name="Source_20_Text">import { GraphQLWsLink } from '@apollo/client/link/subscriptions';</text:span></text:p>
        <text:p text:style-name="P244"><text:span text:style-name="Source_20_Text">import { createClient } from 'graphql-ws';</text:span></text:p>
        <text:p text:style-name="P244"/>
        <text:p text:style-name="P244"><text:span text:style-name="Source_20_Text">// 1. Create the link for standard HTTP requests (queries, mutations)</text:span></text:p>
        <text:p text:style-name="P244"><text:span text:style-name="Source_20_Text">const httpLink = new HttpLink({</text:span></text:p>
        <text:p text:style-name="P244"><text:span text:style-name="Source_20_Text"><text:s text:c="2"/>uri: 'http://localhost:4000',</text:span></text:p>
        <text:p text:style-name="P244"><text:span text:style-name="Source_20_Text">});</text:span></text:p>
        <text:p text:style-name="P244"/>
        <text:p text:style-name="P244"><text:span text:style-name="Source_20_Text">// 2. Create the link for WebSocket connections (subscriptions)</text:span></text:p>
        <text:p text:style-name="P244"><text:span text:style-name="Source_20_Text">const wsLink = new GraphQLWsLink(</text:span></text:p>
        <text:p text:style-name="P244"><text:span text:style-name="Source_20_Text"><text:s text:c="2"/>createClient({</text:span></text:p>
        <text:p text:style-name="P244"><text:span text:style-name="Source_20_Text"><text:s text:c="4"/>url: 'ws://localhost:4000',</text:span></text:p>
        <text:p text:style-name="P244"><text:span text:style-name="Source_20_Text"><text:s text:c="2"/>})</text:span></text:p>
        <text:p text:style-name="P244"><text:span text:style-name="Source_20_Text">);</text:span></text:p>
        <text:p text:style-name="P244"/>
        <text:p text:style-name="P244"><text:span text:style-name="Source_20_Text">// 3. Use `split` to route requests to the appropriate link</text:span></text:p>
        <text:p text:style-name="P244"><text:span text:style-name="Source_20_Text">const splitLink = split(</text:span></text:p>
        <text:p text:style-name="P244"><text:span text:style-name="Source_20_Text"><text:s text:c="2"/>({ query }) =&gt; {</text:span></text:p>
        <text:p text:style-name="P244"><text:span text:style-name="Source_20_Text"><text:s text:c="4"/>const definition = getMainDefinition(query);</text:span></text:p>
        <text:p text:style-name="P244"><text:span text:style-name="Source_20_Text"><text:s text:c="4"/>// Route to wsLink if it's a subscription operation</text:span></text:p>
        <text:p text:style-name="P244"><text:span text:style-name="Source_20_Text"><text:s text:c="4"/>return (</text:span></text:p>
        <text:p text:style-name="P244"><text:span text:style-name="Source_20_Text"><text:s text:c="6"/>definition.kind === 'OperationDefinition' &amp;&amp;</text:span></text:p>
        <text:p text:style-name="P244"><text:span text:style-name="Source_20_Text"><text:s text:c="6"/>definition.operation === 'subscription'</text:span></text:p>
        <text:p text:style-name="P244"><text:span text:style-name="Source_20_Text"><text:s text:c="4"/>);</text:span></text:p>
        <text:p text:style-name="P244"><text:soft-page-break/><text:span text:style-name="Source_20_Text"><text:s text:c="2"/>},</text:span></text:p>
        <text:p text:style-name="P244"><text:span text:style-name="Source_20_Text"><text:s text:c="2"/>wsLink, <text:s text:c="2"/>// The link to use if the function returns true</text:span></text:p>
        <text:p text:style-name="P244"><text:span text:style-name="Source_20_Text"><text:s text:c="2"/>httpLink <text:s/>// The link to use if the function returns false</text:span></text:p>
        <text:p text:style-name="P244"><text:span text:style-name="Source_20_Text">);</text:span></text:p>
        <text:p text:style-name="P244"/>
        <text:p text:style-name="P244"><text:span text:style-name="Source_20_Text">// 4. Create the final Apollo Client using the smart `splitLink`</text:span></text:p>
        <text:p text:style-name="P244"><text:span text:style-name="Source_20_Text">const client = new ApolloClient({</text:span></text:p>
        <text:p text:style-name="P244"><text:span text:style-name="Source_20_Text"><text:s text:c="2"/>link: splitLink,</text:span></text:p>
        <text:p text:style-name="P244"><text:span text:style-name="Source_20_Text"><text:s text:c="2"/>cache: new InMemoryCache(),</text:span></text:p>
        <text:p text:style-name="P244"><text:span text:style-name="Source_20_Text">});</text:span></text:p>
        <text:p text:style-name="P244"/>
        <text:p text:style-name="P244"><text:span text:style-name="Source_20_Text">// 5. Provide the client to your React app</text:span></text:p>
        <text:p text:style-name="P244"><text:span text:style-name="Source_20_Text">const root = ReactDOM.createRoot(document.getElementById('root'));</text:span></text:p>
        <text:p text:style-name="P244"><text:span text:style-name="Source_20_Text">root.render(</text:span></text:p>
        <text:p text:style-name="P244"><text:span text:style-name="Source_20_Text"><text:s text:c="2"/>&lt;ApolloProvider client={client}&gt;</text:span></text:p>
        <text:p text:style-name="P244"><text:span text:style-name="Source_20_Text"><text:s text:c="4"/>&lt;App /&gt;</text:span></text:p>
        <text:p text:style-name="P244"><text:span text:style-name="Source_20_Text"><text:s text:c="2"/>&lt;/ApolloProvider&gt;</text:span></text:p>
        <text:p text:style-name="P244"><text:span text:style-name="Source_20_Text">);</text:span></text:p>
        <text:p text:style-name="P244"><text:s text:c="4"/></text:p>
      </text:section>
      <text:p text:style-name="P236"><text:span text:style-name="Strong_20_Emphasis">Code Example: Using the Subscription in a React Component</text:span><text:line-break/>The useSubscription hook makes it easy to listen for events.</text:p>
      <text:p text:style-name="P242">Generated jsx</text:p>
      <text:section text:style-name="Sect2" text:name="cdk-accordion-child-108">
        <text:p text:style-name="P243"><text:s text:c="6"/><text:span text:style-name="Source_20_Text">// In a React component file</text:span></text:p>
        <text:p text:style-name="P244"><text:span text:style-name="Source_20_Text">import { gql, useSubscription } from '@apollo/client';</text:span></text:p>
        <text:p text:style-name="P244"/>
        <text:p text:style-name="P244"><text:span text:style-name="Source_20_Text">const PERSON_ADDED_SUBSCRIPTION = gql`</text:span></text:p>
        <text:p text:style-name="P244"><text:span text:style-name="Source_20_Text"><text:s text:c="2"/>subscription OnPersonAdded {</text:span></text:p>
        <text:p text:style-name="P244"><text:span text:style-name="Source_20_Text"><text:s text:c="4"/>personAdded {</text:span></text:p>
        <text:p text:style-name="P244"><text:span text:style-name="Source_20_Text"><text:s text:c="6"/>id</text:span></text:p>
        <text:p text:style-name="P244"><text:span text:style-name="Source_20_Text"><text:s text:c="6"/>name</text:span></text:p>
        <text:p text:style-name="P244"><text:span text:style-name="Source_20_Text"><text:s text:c="4"/>}</text:span></text:p>
        <text:p text:style-name="P244"><text:span text:style-name="Source_20_Text"><text:s text:c="2"/>}</text:span></text:p>
        <text:p text:style-name="P244"><text:span text:style-name="Source_20_Text">`;</text:span></text:p>
        <text:p text:style-name="P244"/>
        <text:p text:style-name="P244"><text:span text:style-name="Source_20_Text">function NewPersonNotification() {</text:span></text:p>
        <text:p text:style-name="P244"><text:span text:style-name="Source_20_Text"><text:s text:c="2"/>const { data, loading, error } = useSubscription(PERSON_ADDED_SUBSCRIPTION);</text:span></text:p>
        <text:p text:style-name="P244"/>
        <text:p text:style-name="P244"><text:soft-page-break/><text:span text:style-name="Source_20_Text"><text:s text:c="2"/>if (loading) {</text:span></text:p>
        <text:p text:style-name="P244"><text:span text:style-name="Source_20_Text"><text:s text:c="4"/>return &lt;p&gt;Listening for new people...&lt;/p&gt;;</text:span></text:p>
        <text:p text:style-name="P244"><text:span text:style-name="Source_20_Text"><text:s text:c="2"/>}</text:span></text:p>
        <text:p text:style-name="P244"><text:span text:style-name="Source_20_Text"><text:s text:c="2"/>if (error) {</text:span></text:p>
        <text:p text:style-name="P244"><text:span text:style-name="Source_20_Text"><text:s text:c="4"/>return &lt;p style={{ color: 'red' }}&gt;Error: {error.message}&lt;/p&gt;;</text:span></text:p>
        <text:p text:style-name="P244"><text:span text:style-name="Source_20_Text"><text:s text:c="2"/>}</text:span></text:p>
        <text:p text:style-name="P244"/>
        <text:p text:style-name="P244"><text:span text:style-name="Source_20_Text"><text:s text:c="2"/>// When `pubsub.publish` is called on the backend, this component will re-render</text:span></text:p>
        <text:p text:style-name="P244"><text:span text:style-name="Source_20_Text"><text:s text:c="2"/>// with the new data.</text:span></text:p>
        <text:p text:style-name="P244"><text:span text:style-name="Source_20_Text"><text:s text:c="2"/>return (</text:span></text:p>
        <text:p text:style-name="P244"><text:span text:style-name="Source_20_Text"><text:s text:c="4"/>&lt;h4&gt;</text:span></text:p>
        <text:p text:style-name="P244"><text:span text:style-name="Source_20_Text"><text:s text:c="6"/>New Person Added! {data &amp;&amp; `Welcome, ${data.personAdded.name}!`}</text:span></text:p>
        <text:p text:style-name="P244"><text:span text:style-name="Source_20_Text"><text:s text:c="4"/>&lt;/h4&gt;</text:span></text:p>
        <text:p text:style-name="P244"><text:span text:style-name="Source_20_Text"><text:s text:c="2"/>);</text:span></text:p>
        <text:p text:style-name="P244"><text:span text:style-name="Source_20_Text">}</text:span></text:p>
        <text:p text:style-name="P244"><text:s text:c="4"/></text:p>
      </text:section>
      <text:p text:style-name="P240"/>
      <text:h text:style-name="Heading_20_1" text:outline-level="1"><text:bookmark-start text:name="__RefHeading___Toc41973_3080396917"/>Part 9<text:bookmark-end text:name="__RefHeading___Toc41973_3080396917"/></text:h>
      <text:p text:style-name="Text_20_body"/>
      <text:h text:style-name="Heading_20_2" text:outline-level="2"><text:bookmark-start text:name="__RefHeading___Toc41975_3080396917"/>Background and introduction<text:bookmark-end text:name="__RefHeading___Toc41975_3080396917"/></text:h>
      <text:p text:style-name="Text_20_body"><text:span text:style-name="T21">TypeScript</text:span> is a typed superset of JavaScript, developed by Microsoft for large-scale application development. It compiles into plain JavaScript. All existing JavaScript is valid TypeScript.</text:p>
      <text:list text:style-name="L97">
        <text:list-item>
          <text:p text:style-name="P246"><text:span text:style-name="T21">The language:</text:span> This includes syntax, keywords, and type annotations. Programmers interact with this part directly.</text:p>
        </text:list-item>
        <text:list-item>
          <text:p text:style-name="P246"><text:span text:style-name="T21">The compiler:</text:span> This component transpiles TypeScript into JavaScript and performs static code analysis. <text:span text:style-name="T21">Transpiling</text:span> is the correct term, as it converts human-readable code to human-readable code. The compiler erases all type information during this process.</text:p>
        </text:list-item>
        <text:list-item>
          <text:p text:style-name="P246"><text:span text:style-name="T21">The language service:</text:span> This provides development tools with type information for features like IntelliSense and refactoring suggestions.</text:p>
        </text:list-item>
      </text:list>
      <text:p text:style-name="P126"/>
      <text:h text:style-name="Heading_20_3" text:outline-level="3"><text:bookmark-start text:name="__RefHeading___Toc41977_3080396917"/>Key Language Features<text:bookmark-end text:name="__RefHeading___Toc41977_3080396917"/></text:h>
      <text:list text:style-name="L98">
        <text:list-item>
          <text:p text:style-name="P247"><text:span text:style-name="T21">Type Annotations:</text:span> A lightweight way to define the contract for a variable or function, specifying the types for parameters and return values.</text:p>
          <text:p text:style-name="P248">TypeScript</text:p>
        </text:list-item>
      </text:list>
      <text:section text:style-name="Sect1" text:name="Section1">
        <text:list text:continue-numbering="true" text:style-name="L98">
          <text:list-header>
            <text:p text:style-name="P249"><text:soft-page-break/><text:span text:style-name="Source_20_Text">const birthdayGreeter = (name: string, age: number): string =&gt; {</text:span></text:p>
            <text:p text:style-name="P249"><text:span text:style-name="Source_20_Text"><text:s text:c="2"/>return `Happy birthday ${name}, you are now ${age} years old!`;</text:span></text:p>
            <text:p text:style-name="P249"><text:span text:style-name="Source_20_Text">};</text:span></text:p>
            <text:p text:style-name="P249"/>
            <text:p text:style-name="P249"><text:span text:style-name="Source_20_Text">const birthdayHero = "Jane User";</text:span></text:p>
            <text:p text:style-name="P249"><text:span text:style-name="Source_20_Text">const age = 22;</text:span></text:p>
          </text:list-header>
        </text:list>
      </text:section>
      <text:list text:continue-numbering="true" text:style-name="L98">
        <text:list-header>
          <text:p text:style-name="P249"/>
          <text:p text:style-name="P249"><text:span text:style-name="Source_20_Text">console.log(birthdayGreeter(birthdayHero, age));</text:span></text:p>
        </text:list-header>
        <text:list-item>
          <text:p text:style-name="P247"><text:span text:style-name="T21">Keywords:</text:span> Reserved words with special meaning in the language, like <text:span text:style-name="Source_20_Text">type</text:span>, <text:span text:style-name="Source_20_Text">enum</text:span>, and <text:span text:style-name="Source_20_Text">interface</text:span>. TypeScript inherits all JavaScript keywords and adds its own.</text:p>
        </text:list-item>
        <text:list-item>
          <text:p text:style-name="P247"><text:span text:style-name="T21">Structural Typing:</text:span> Two types are compatible if they have the same structure. The compiler checks for a corresponding and identical feature for each feature in the first type.</text:p>
        </text:list-item>
        <text:list-item>
          <text:p text:style-name="P247"><text:span text:style-name="T21">Type Inference:</text:span> The compiler can automatically infer types based on assigned values and usage, reducing the need for explicit type annotations.</text:p>
          <text:p text:style-name="P248">TypeScript</text:p>
        </text:list-item>
      </text:list>
      <text:section text:style-name="Sect1" text:name="Section2">
        <text:list text:continue-numbering="true" text:style-name="L98">
          <text:list-header>
            <text:p text:style-name="P249"><text:span text:style-name="Source_20_Text">const add = (a: number, b: number) =&gt; {</text:span></text:p>
            <text:p text:style-name="P249"><text:span text:style-name="Source_20_Text"><text:s text:c="2"/>/* The return value is used to determine</text:span></text:p>
            <text:p text:style-name="P249"><text:span text:style-name="Source_20_Text"><text:s text:c="5"/>the return type of the function */</text:span></text:p>
            <text:p text:style-name="P249"><text:span text:style-name="Source_20_Text"><text:s text:c="2"/>return a + b;</text:span></text:p>
            <text:p text:style-name="P249"><text:span text:style-name="Source_20_Text">}</text:span></text:p>
          </text:list-header>
        </text:list>
      </text:section>
      <text:list text:continue-numbering="true" text:style-name="L98">
        <text:list-header>
          <text:p text:style-name="P247">The compiler infers the return type of <text:span text:style-name="Source_20_Text">add</text:span> is <text:span text:style-name="Source_20_Text">number</text:span> because <text:span text:style-name="Source_20_Text">a</text:span> and <text:span text:style-name="Source_20_Text">b</text:span> are numbers.</text:p>
        </text:list-header>
        <text:list-item>
          <text:p text:style-name="P247"><text:span text:style-name="T21">Type Erasure:</text:span> TypeScript removes all type information during compilation. This means no type data exists at runtime.</text:p>
          <text:list>
            <text:list-item>
              <text:p text:style-name="P247"><text:span text:style-name="T21">Input:</text:span> <text:span text:style-name="Source_20_Text">let x: SomeType;</text:span></text:p>
            </text:list-item>
            <text:list-item>
              <text:p text:style-name="P247"><text:span text:style-name="T21">Output:</text:span> <text:span text:style-name="Source_20_Text">let x;</text:span></text:p>
            </text:list-item>
          </text:list>
        </text:list-item>
      </text:list>
      <text:p text:style-name="P126"/>
      <text:h text:style-name="Heading_20_3" text:outline-level="3"><text:bookmark-start text:name="__RefHeading___Toc41979_3080396917"/>Advantages of Using TypeScript<text:bookmark-end text:name="__RefHeading___Toc41979_3080396917"/></text:h>
      <text:list text:style-name="L99">
        <text:list-item>
          <text:p text:style-name="P250"><text:span text:style-name="T21">Static Code Analysis and Type Checking:</text:span> This reduces runtime errors and can decrease the need for certain unit tests. The analysis also catches mistakes like misspelled variable names.</text:p>
        </text:list-item>
        <text:list-item>
          <text:p text:style-name="P250"><text:span text:style-name="T21">Code-Level Documentation:</text:span> Type annotations serve as up-to-date documentation for function signatures, making code easier to understand for new programmers and for refactoring.</text:p>
        </text:list-item>
        <text:list-item>
          <text:p text:style-name="P250"><text:span text:style-name="T21">Enhanced Developer Tools:</text:span> IDEs can provide smarter IntelliSense, hints, and refactoring options because they know the data types.</text:p>
        </text:list-item>
      </text:list>
      <text:p text:style-name="P126"/>
      <text:h text:style-name="Heading_20_3" text:outline-level="3"><text:bookmark-start text:name="__RefHeading___Toc41981_3080396917"/><text:soft-page-break/>Limitations of TypeScript<text:bookmark-end text:name="__RefHeading___Toc41981_3080396917"/></text:h>
      <text:list text:style-name="L100">
        <text:list-item>
          <text:p text:style-name="P251"><text:span text:style-name="T21">Runtime Errors:</text:span> TypeScript only performs checks at compile time. Runtime errors can still occur, especially with external inputs like network data.</text:p>
        </text:list-item>
        <text:list-item>
          <text:p text:style-name="P251"><text:span text:style-name="T21">Incomplete/Missing External Library Types:</text:span> Some external libraries lack proper type declarations, requiring manual definition by the developer. <text:span text:style-name="T21">DefinitelyTyped</text:span> is a common source for these.</text:p>
        </text:list-item>
        <text:list-item>
          <text:p text:style-name="P251"><text:span text:style-name="T21">Incomplete Type Inference:</text:span> While good, type inference is not perfect. Sometimes, you need to assist the compiler with extra type checks or explicit <text:span text:style-name="T21">type assertions</text:span> to resolve errors.</text:p>
        </text:list-item>
        <text:list-item>
          <text:p text:style-name="P251"><text:span text:style-name="T21">Confusing Type Errors:</text:span> Complex types can lead to long, cryptic error messages. When this happens, read the message from the end, as the most useful information is often there.</text:p>
        </text:list-item>
      </text:list>
      <text:p text:style-name="Text_20_body"/>
      <text:h text:style-name="Heading_20_2" text:outline-level="2"><text:bookmark-start text:name="__RefHeading___Toc41983_3080396917"/>First steps with TypeScript<text:bookmark-end text:name="__RefHeading___Toc41983_3080396917"/></text:h>
      <text:p text:style-name="Text_20_body">To get started with TypeScript, you need to set up your environment. TypeScript code is not directly executable and must be compiled into JavaScript. This compilation step is known as <text:span text:style-name="T21">transpiling</text:span>. Type information is erased during this process.</text:p>
      <text:p text:style-name="P126"/>
      <text:h text:style-name="P252" text:outline-level="3"><text:bookmark-start text:name="__RefHeading___Toc41985_3080396917"/>Setup and First Application<text:bookmark-end text:name="__RefHeading___Toc41985_3080396917"/></text:h>
      <text:list text:style-name="L101">
        <text:list-item>
          <text:p text:style-name="P253"><text:span text:style-name="T21">Install TypeScript:</text:span> You can install <text:span text:style-name="Source_20_Text">ts-node</text:span> and <text:span text:style-name="Source_20_Text">typescript</text:span> globally or as a project-specific development dependency. <text:span text:style-name="Source_20_Text">ts-node</text:span> compiles and executes TypeScript files without a separate build step.</text:p>
          <text:list>
            <text:list-item>
              <text:p text:style-name="P253"><text:span text:style-name="T21">Global:</text:span> <text:span text:style-name="Source_20_Text">npm install --location=global ts-node typescript</text:span></text:p>
            </text:list-item>
            <text:list-item>
              <text:p text:style-name="P253"><text:span text:style-name="T21">Project-specific:</text:span> <text:span text:style-name="Source_20_Text">npm install --save-dev ts-node typescript</text:span></text:p>
            </text:list-item>
          </text:list>
        </text:list-item>
        <text:list-item>
          <text:p text:style-name="P253"><text:span text:style-name="Source_20_Text"><text:span text:style-name="T21">tsconfig.json</text:span></text:span><text:span text:style-name="T21">:</text:span> This file configures the TypeScript compiler. A basic <text:span text:style-name="Source_20_Text">tsconfig.json</text:span> can be added to your project. The <text:span text:style-name="Source_20_Text">"noImplicitAny"</text:span> option, set to <text:span text:style-name="Source_20_Text">false</text:span>, allows variables without explicit types.</text:p>
          <text:p text:style-name="P254">JSON</text:p>
        </text:list-item>
      </text:list>
      <text:section text:style-name="Sect1" text:name="Section3">
        <text:list text:continue-numbering="true" text:style-name="L101">
          <text:list-header>
            <text:p text:style-name="P255"><text:span text:style-name="Source_20_Text">{</text:span></text:p>
            <text:p text:style-name="P255"><text:span text:style-name="Source_20_Text"><text:s text:c="2"/>"compilerOptions":{</text:span></text:p>
            <text:p text:style-name="P255"><text:span text:style-name="Source_20_Text"><text:s text:c="4"/>"noImplicitAny": false</text:span></text:p>
            <text:p text:style-name="P255"><text:span text:style-name="Source_20_Text"><text:s text:c="2"/>}</text:span></text:p>
            <text:p text:style-name="P255"><text:span text:style-name="Source_20_Text">}</text:span></text:p>
          </text:list-header>
        </text:list>
      </text:section>
      <text:list text:continue-numbering="true" text:style-name="L101">
        <text:list-item>
          <text:p text:style-name="P253"><text:span text:style-name="T21">Writing Typed Code:</text:span> By adding type annotations, TypeScript can catch type-related errors before runtime.</text:p>
          <text:list>
            <text:list-item>
              <text:p text:style-name="P253"><text:span text:style-name="T21">JavaScript (produces </text:span><text:span text:style-name="Source_20_Text"><text:span text:style-name="T21">NaN</text:span></text:span><text:span text:style-name="T21">):</text:span></text:p>
              <text:p text:style-name="P254">JavaScript</text:p>
            </text:list-item>
          </text:list>
        </text:list-item>
      </text:list>
      <text:section text:style-name="Sect1" text:name="Section4">
        <text:list text:continue-numbering="true" text:style-name="L101">
          <text:list-item>
            <text:list>
              <text:list-header>
                <text:p text:style-name="P255"><text:soft-page-break/><text:span text:style-name="Source_20_Text">const multiplicator = (a, b, printText) =&gt; {</text:span></text:p>
                <text:p text:style-name="P255"><text:span text:style-name="Source_20_Text"><text:s text:c="2"/>console.log(printText, <text:s/>a * b);</text:span></text:p>
                <text:p text:style-name="P255"><text:span text:style-name="Source_20_Text">};</text:span></text:p>
                <text:p text:style-name="P255"><text:span text:style-name="Source_20_Text">multiplicator('how about a string?', 4, 'Multiplied a string and 4, the result is:');</text:span></text:p>
              </text:list-header>
            </text:list>
          </text:list-item>
        </text:list>
      </text:section>
      <text:list text:continue-numbering="true" text:style-name="L101">
        <text:list-item>
          <text:list>
            <text:list-item>
              <text:p text:style-name="P256">TypeScript (fails to compile):</text:p>
              <text:p text:style-name="P254">TypeScript</text:p>
            </text:list-item>
          </text:list>
        </text:list-item>
      </text:list>
      <text:section text:style-name="Sect1" text:name="Section5">
        <text:list text:continue-numbering="true" text:style-name="L101">
          <text:list-item>
            <text:list>
              <text:list-header>
                <text:p text:style-name="P255"><text:span text:style-name="Source_20_Text">const multiplicator = (a: number, b: number, printText: string) =&gt; {</text:span></text:p>
                <text:p text:style-name="P255"><text:span text:style-name="Source_20_Text"><text:s text:c="2"/>console.log(printText, <text:s/>a * b);</text:span></text:p>
                <text:p text:style-name="P255"><text:span text:style-name="Source_20_Text">};</text:span></text:p>
                <text:p text:style-name="P255"><text:span text:style-name="Source_20_Text">multiplicator('how about a string?', 4, 'Multiplied a string and 4, the result is:');</text:span></text:p>
              </text:list-header>
            </text:list>
          </text:list-item>
        </text:list>
      </text:section>
      <text:p text:style-name="P126"/>
      <text:h text:style-name="P252" text:outline-level="3"><text:bookmark-start text:name="__RefHeading___Toc41987_3080396917"/>Creating Custom Types<text:bookmark-end text:name="__RefHeading___Toc41987_3080396917"/></text:h>
      <text:list text:style-name="L102">
        <text:list-item>
          <text:p text:style-name="P257"><text:span text:style-name="T21">Union Types:</text:span> Use the <text:span text:style-name="Source_20_Text">|</text:span> operator to specify that a variable can be one of several types. This is often used for string literal types to create a limited set of valid string values.</text:p>
          <text:p text:style-name="P258">TypeScript</text:p>
        </text:list-item>
      </text:list>
      <text:section text:style-name="Sect1" text:name="Section6">
        <text:list text:continue-numbering="true" text:style-name="L102">
          <text:list-header>
            <text:p text:style-name="P259"><text:span text:style-name="Source_20_Text">type Operation = 'multiply' | 'add' | 'divide';</text:span></text:p>
          </text:list-header>
        </text:list>
      </text:section>
      <text:list text:continue-numbering="true" text:style-name="L102">
        <text:list-item>
          <text:p text:style-name="P257"><text:span text:style-name="T21">Type Aliases:</text:span> The <text:span text:style-name="Source_20_Text">type</text:span> keyword creates an alias for a type, making code more readable.</text:p>
          <text:p text:style-name="P258">TypeScript</text:p>
        </text:list-item>
      </text:list>
      <text:section text:style-name="Sect1" text:name="Section7">
        <text:list text:continue-numbering="true" text:style-name="L102">
          <text:list-header>
            <text:p text:style-name="P259"><text:span text:style-name="Source_20_Text">type Result = string | number;</text:span></text:p>
            <text:p text:style-name="P259"><text:span text:style-name="Source_20_Text">const calculator = (a: number, b: number, op: Operation): Result =&gt; {</text:span></text:p>
            <text:p text:style-name="P259"><text:span text:style-name="Source_20_Text"><text:s text:c="2"/>// ...</text:span></text:p>
            <text:p text:style-name="P259"><text:span text:style-name="Source_20_Text">};</text:span></text:p>
          </text:list-header>
        </text:list>
      </text:section>
      <text:list text:continue-numbering="true" text:style-name="L102">
        <text:list-item>
          <text:p text:style-name="P257"><text:span text:style-name="T21">Interface:</text:span> An <text:span text:style-name="Source_20_Text">interface</text:span> defines the structure of an object. It describes the shape an object should have.</text:p>
          <text:p text:style-name="P258">TypeScript</text:p>
        </text:list-item>
      </text:list>
      <text:section text:style-name="Sect1" text:name="Section8">
        <text:list text:continue-numbering="true" text:style-name="L102">
          <text:list-header>
            <text:p text:style-name="P259"><text:span text:style-name="Source_20_Text">interface MultiplyValues {</text:span></text:p>
            <text:p text:style-name="P259"><text:span text:style-name="Source_20_Text"><text:s text:c="2"/>value1: number;</text:span></text:p>
            <text:p text:style-name="P259"><text:span text:style-name="Source_20_Text"><text:s text:c="2"/>value2: number;</text:span></text:p>
            <text:p text:style-name="P259"><text:span text:style-name="Source_20_Text">}</text:span></text:p>
          </text:list-header>
        </text:list>
      </text:section>
      <text:p text:style-name="P126"/>
      <text:h text:style-name="P252" text:outline-level="3"><text:bookmark-start text:name="__RefHeading___Toc41989_3080396917"/>Error Handling and Type Narrowing<text:bookmark-end text:name="__RefHeading___Toc41989_3080396917"/></text:h>
      <text:list text:style-name="L103">
        <text:list-item>
          <text:p text:style-name="P260"><text:span text:style-name="T21">Exception Handling:</text:span> Even with TypeScript, you must handle runtime errors, especially with external input. Use a <text:span text:style-name="Source_20_Text">try...catch</text:span> block.</text:p>
        </text:list-item>
        <text:list-item>
          <text:p text:style-name="P260"><text:soft-page-break/><text:span text:style-name="T21">Type Narrowing:</text:span> The default type for a caught error is <text:span text:style-name="Source_20_Text">unknown</text:span>. You must narrow its type to access properties like <text:span text:style-name="Source_20_Text">message</text:span>. This is done using a type guard, such as <text:span text:style-name="Source_20_Text">instanceof Error</text:span>.</text:p>
          <text:p text:style-name="P261">TypeScript</text:p>
        </text:list-item>
      </text:list>
      <text:section text:style-name="Sect1" text:name="Section9">
        <text:list text:continue-numbering="true" text:style-name="L103">
          <text:list-header>
            <text:p text:style-name="P262"><text:span text:style-name="Source_20_Text">try {</text:span></text:p>
            <text:p text:style-name="P262"><text:span text:style-name="Source_20_Text"><text:s text:c="2"/>// ...</text:span></text:p>
            <text:p text:style-name="P262"><text:span text:style-name="Source_20_Text">} catch (error: unknown) {</text:span></text:p>
            <text:p text:style-name="P262"><text:span text:style-name="Source_20_Text"><text:s text:c="2"/>let errorMessage = 'Something went wrong: ';</text:span></text:p>
            <text:p text:style-name="P262"><text:span text:style-name="Source_20_Text"><text:s text:c="2"/>if (error instanceof Error) {</text:span></text:p>
            <text:p text:style-name="P262"><text:span text:style-name="Source_20_Text"><text:s text:c="4"/>errorMessage += error.message;</text:span></text:p>
            <text:p text:style-name="P262"><text:span text:style-name="Source_20_Text"><text:s text:c="2"/>}</text:span></text:p>
            <text:p text:style-name="P262"><text:span text:style-name="Source_20_Text"><text:s text:c="2"/>console.log(errorMessage);</text:span></text:p>
            <text:p text:style-name="P262"><text:span text:style-name="Source_20_Text">}</text:span></text:p>
          </text:list-header>
        </text:list>
      </text:section>
      <text:p text:style-name="P126"/>
      <text:h text:style-name="P252" text:outline-level="3"><text:bookmark-start text:name="__RefHeading___Toc41991_3080396917"/>External Libraries and Typings<text:bookmark-end text:name="__RefHeading___Toc41991_3080396917"/></text:h>
      <text:list text:style-name="L104">
        <text:list-item>
          <text:p text:style-name="P263"><text:span text:style-name="Source_20_Text"><text:span text:style-name="T21">@types</text:span></text:span><text:span text:style-name="T21"> packages:</text:span> To get type definitions for external libraries, install the corresponding <text:span text:style-name="Source_20_Text">@types</text:span> package from npm, which is maintained by the <text:span text:style-name="T21">DefinitelyTyped</text:span> community. For example, to get types for Node.js, install <text:span text:style-name="Source_20_Text">npm install --save-dev @types/node</text:span>. These packages should always be dev dependencies.</text:p>
        </text:list-item>
        <text:list-item>
          <text:p text:style-name="P263"><text:span text:style-name="Source_20_Text"><text:span text:style-name="T21">process.argv</text:span></text:span><text:span text:style-name="T21">:</text:span> Command-line arguments are accessed through <text:span text:style-name="Source_20_Text">process.argv</text:span>, which is an array of strings. You must validate the types of these arguments manually, as TypeScript cannot prevent values like <text:span text:style-name="Source_20_Text">NaN</text:span> from being passed at runtime.</text:p>
          <text:p text:style-name="P264">TypeScript</text:p>
        </text:list-item>
      </text:list>
      <text:section text:style-name="Sect1" text:name="Section10">
        <text:list text:continue-numbering="true" text:style-name="L104">
          <text:list-header>
            <text:p text:style-name="P265"><text:span text:style-name="Source_20_Text">const multiplicator = (a: number, b: number, printText: string) =&gt; {</text:span></text:p>
            <text:p text:style-name="P265"><text:span text:style-name="Source_20_Text"><text:s text:c="2"/>console.log(printText, <text:s/>a * b);</text:span></text:p>
            <text:p text:style-name="P265"><text:span text:style-name="Source_20_Text">};</text:span></text:p>
            <text:p text:style-name="P265"/>
            <text:p text:style-name="P265"><text:span text:style-name="Source_20_Text">try {</text:span></text:p>
            <text:p text:style-name="P265"><text:span text:style-name="Source_20_Text"><text:s text:c="2"/>const parseArguments = (args: string[]) =&gt; {</text:span></text:p>
            <text:p text:style-name="P265"><text:span text:style-name="Source_20_Text"><text:s text:c="4"/>// ... validation logic ...</text:span></text:p>
            <text:p text:style-name="P265"><text:span text:style-name="Source_20_Text"><text:s text:c="4"/>return { value1: Number(args[2]), value2: Number(args[3]) };</text:span></text:p>
            <text:p text:style-name="P265"><text:span text:style-name="Source_20_Text"><text:s text:c="2"/>};</text:span></text:p>
            <text:p text:style-name="P265"/>
            <text:p text:style-name="P265"><text:span text:style-name="Source_20_Text"><text:s text:c="2"/>const { value1, value2 } = parseArguments(process.argv);</text:span></text:p>
            <text:p text:style-name="P265"><text:span text:style-name="Source_20_Text"><text:s text:c="2"/>multiplicator(value1, value2, `Multiplied ${value1} and ${value2}, the result is:`);</text:span></text:p>
            <text:p text:style-name="P265"><text:span text:style-name="Source_20_Text">} catch (error: unknown) {</text:span></text:p>
            <text:p text:style-name="P265"><text:soft-page-break/><text:span text:style-name="Source_20_Text"><text:s text:c="2"/>// ... error handling ...</text:span></text:p>
            <text:p text:style-name="P265"><text:span text:style-name="Source_20_Text">}</text:span></text:p>
          </text:list-header>
        </text:list>
      </text:section>
      <text:p text:style-name="Text_20_body"/>
      <text:h text:style-name="P252" text:outline-level="3"><text:bookmark-start text:name="__RefHeading___Toc41993_3080396917"/>Configuration and Development Setup<text:bookmark-end text:name="__RefHeading___Toc41993_3080396917"/></text:h>
      <text:list text:style-name="L105">
        <text:list-item>
          <text:p text:style-name="P266"><text:span text:style-name="Source_20_Text"><text:span text:style-name="T21">tsconfig.json</text:span></text:span><text:span text:style-name="T21">:</text:span> This file defines compiler behavior. It is important to enable <text:span text:style-name="T21">strict</text:span> mode and other options to enforce code quality.</text:p>
          <text:p text:style-name="P267">JSON</text:p>
        </text:list-item>
      </text:list>
      <text:section text:style-name="Sect1" text:name="Section13">
        <text:list text:continue-numbering="true" text:style-name="L105">
          <text:list-header>
            <text:p text:style-name="P268"><text:span text:style-name="Source_20_Text">{</text:span></text:p>
            <text:p text:style-name="P268"><text:span text:style-name="Source_20_Text"><text:s text:c="2"/>"compilerOptions": {</text:span></text:p>
            <text:p text:style-name="P268"><text:span text:style-name="Source_20_Text"><text:s text:c="4"/>"target": "ES2022",</text:span></text:p>
            <text:p text:style-name="P268"><text:span text:style-name="Source_20_Text"><text:s text:c="4"/>"strict": true,</text:span></text:p>
            <text:p text:style-name="P268"><text:span text:style-name="Source_20_Text"><text:s text:c="4"/>"noUnusedLocals": true,</text:span></text:p>
            <text:p text:style-name="P268"><text:span text:style-name="Source_20_Text"><text:s text:c="4"/>"noUnusedParameters": true,</text:span></text:p>
            <text:p text:style-name="P268"><text:span text:style-name="Source_20_Text"><text:s text:c="4"/>"noImplicitReturns": true,</text:span></text:p>
            <text:p text:style-name="P268"><text:span text:style-name="Source_20_Text"><text:s text:c="4"/>"noFallthroughCasesInSwitch": true, <text:s text:c="3"/></text:span></text:p>
            <text:p text:style-name="P268"><text:span text:style-name="Source_20_Text"><text:s text:c="4"/>"noImplicitAny": true,</text:span></text:p>
            <text:p text:style-name="P268"><text:span text:style-name="Source_20_Text"><text:s text:c="4"/>"esModuleInterop": true,</text:span></text:p>
            <text:p text:style-name="P268"><text:span text:style-name="Source_20_Text"><text:s text:c="4"/>"moduleResolution": "node"</text:span></text:p>
            <text:p text:style-name="P268"><text:span text:style-name="Source_20_Text"><text:s text:c="2"/>}</text:span></text:p>
            <text:p text:style-name="P268"><text:span text:style-name="Source_20_Text">}</text:span></text:p>
          </text:list-header>
        </text:list>
      </text:section>
      <text:list text:continue-numbering="true" text:style-name="L105">
        <text:list-item>
          <text:p text:style-name="P269">Express Setup:</text:p>
          <text:list>
            <text:list-item>
              <text:p text:style-name="P266">Install Express: <text:span text:style-name="Source_20_Text">npm install express</text:span>.</text:p>
            </text:list-item>
            <text:list-item>
              <text:p text:style-name="P266">Install Express types: <text:span text:style-name="Source_20_Text">npm install --save-dev @types/express</text:span>.</text:p>
            </text:list-item>
            <text:list-item>
              <text:p text:style-name="P266">Use ES6 <text:span text:style-name="Source_20_Text">import</text:span> statements instead of <text:span text:style-name="Source_20_Text">require</text:span>.</text:p>
              <text:list>
                <text:list-item>
                  <text:p text:style-name="P266"><text:span text:style-name="T21">Correct:</text:span> <text:span text:style-name="Source_20_Text">import express from 'express';</text:span></text:p>
                </text:list-item>
                <text:list-item>
                  <text:p text:style-name="P266"><text:span text:style-name="T21">Incorrect:</text:span> <text:span text:style-name="Source_20_Text">const express = require('express');</text:span></text:p>
                </text:list-item>
              </text:list>
            </text:list-item>
          </text:list>
        </text:list-item>
        <text:list-item>
          <text:p text:style-name="P266"><text:span text:style-name="T21">Auto-reloading:</text:span> Use <text:span text:style-name="Source_20_Text">ts-node-dev</text:span> for a better development workflow. It automatically recompiles and restarts the server on file changes.</text:p>
          <text:list>
            <text:list-item text:start-value="1">
              <text:p text:style-name="P266">Install: <text:span text:style-name="Source_20_Text">npm install --save-dev ts-node-dev</text:span>.</text:p>
            </text:list-item>
            <text:list-item>
              <text:p text:style-name="P266">Add a script to <text:span text:style-name="Source_20_Text">package.json</text:span>: <text:span text:style-name="Source_20_Text">"dev": "ts-node-dev index.ts"</text:span>.</text:p>
            </text:list-item>
          </text:list>
        </text:list-item>
      </text:list>
      <text:p text:style-name="P126"/>
      <text:h text:style-name="P252" text:outline-level="3"><text:bookmark-start text:name="__RefHeading___Toc41995_3080396917"/><text:soft-page-break/>The <text:span text:style-name="Source_20_Text">any</text:span> Type and Code Quality<text:bookmark-end text:name="__RefHeading___Toc41995_3080396917"/></text:h>
      <text:list text:style-name="L106">
        <text:list-item>
          <text:p text:style-name="P270"><text:span text:style-name="T21">Implicit </text:span><text:span text:style-name="Source_20_Text"><text:span text:style-name="T21">any</text:span></text:span><text:span text:style-name="T21">:</text:span> When TypeScript cannot infer a type, it defaults to <text:span text:style-name="Source_20_Text">any</text:span>. This bypasses type checking and defeats the purpose of TypeScript. <text:span text:style-name="Source_20_Text"><text:span text:style-name="T21">noImplicitAny: true</text:span></text:span> is a recommended compiler option to prevent this.</text:p>
        </text:list-item>
        <text:list-item>
          <text:p text:style-name="P270"><text:span text:style-name="T21">Explicit </text:span><text:span text:style-name="Source_20_Text"><text:span text:style-name="T21">any</text:span></text:span><text:span text:style-name="T21">:</text:span> You can explicitly declare a variable as <text:span text:style-name="Source_20_Text">any</text:span>. This is a conscious decision to disable type checking for that variable.</text:p>
        </text:list-item>
        <text:list-item>
          <text:p text:style-name="P270"><text:span text:style-name="Source_20_Text"><text:span text:style-name="T21">express.json()</text:span></text:span><text:span text:style-name="T21">:</text:span> Express middleware like <text:span text:style-name="Source_20_Text">express.json()</text:span> types the <text:span text:style-name="Source_20_Text">req.body</text:span> and <text:span text:style-name="Source_20_Text">req.query</text:span> as <text:span text:style-name="Source_20_Text">any</text:span>, which can lead to type safety issues.</text:p>
        </text:list-item>
        <text:list-item>
          <text:p text:style-name="P270"><text:span text:style-name="T21">Linter (</text:span><text:span text:style-name="Source_20_Text"><text:span text:style-name="T21">ESLint</text:span></text:span><text:span text:style-name="T21">):</text:span> A linter can enforce coding standards and prevent the use of <text:span text:style-name="Source_20_Text">any</text:span>.</text:p>
          <text:list>
            <text:list-item>
              <text:p text:style-name="P270">Install ESLint and TypeScript plugins: <text:span text:style-name="Source_20_Text">npm install --save-dev eslint @eslint/js @types/eslint__js typescript typescript-eslint</text:span>.</text:p>
            </text:list-item>
            <text:list-item>
              <text:p text:style-name="P270">Configure ESLint to forbid explicit use of <text:span text:style-name="Source_20_Text">any</text:span> with the rule <text:span text:style-name="Source_20_Text">'@typescript-eslint/no-explicit-any': 'error'</text:span>.</text:p>
            </text:list-item>
          </text:list>
        </text:list-item>
        <text:list-item>
          <text:p text:style-name="P270"><text:span text:style-name="T21">Validations:</text:span> It is crucial to validate external data, such as <text:span text:style-name="Source_20_Text">req.body</text:span> and <text:span text:style-name="Source_20_Text">req.query</text:span>, because types are erased at runtime. TypeScript's compiler checks do not prevent runtime errors from invalid user input.</text:p>
          <text:p text:style-name="P271">TypeScript</text:p>
        </text:list-item>
      </text:list>
      <text:section text:style-name="Sect1" text:name="Section12">
        <text:list text:continue-numbering="true" text:style-name="L106">
          <text:list-header>
            <text:p text:style-name="P272"><text:span text:style-name="Source_20_Text">app.post('/calculate', (req, res) =&gt; {</text:span></text:p>
            <text:p text:style-name="P272"><text:span text:style-name="Source_20_Text"><text:s text:c="2"/>// eslint-disable-next-line @typescript-eslint/no-unsafe-assignment</text:span></text:p>
            <text:p text:style-name="P272"><text:span text:style-name="Source_20_Text"><text:s text:c="2"/>const { value1, value2, op } = req.body;</text:span></text:p>
            <text:p text:style-name="P272"><text:span text:style-name="Source_20_Text"><text:s text:c="2"/>if (!value1 || isNaN(Number(value1))) {</text:span></text:p>
            <text:p text:style-name="P272"><text:span text:style-name="Source_20_Text"><text:s text:c="4"/>return res.status(400).send({ error: '...' });</text:span></text:p>
            <text:p text:style-name="P272"><text:span text:style-name="Source_20_Text"><text:s text:c="2"/>}</text:span></text:p>
            <text:p text:style-name="P272"><text:span text:style-name="Source_20_Text"><text:s text:c="2"/>// more validations...</text:span></text:p>
            <text:p text:style-name="P272"><text:span text:style-name="Source_20_Text"><text:s text:c="2"/>return res.send({ result });</text:span></text:p>
            <text:p text:style-name="P272"><text:span text:style-name="Source_20_Text">});</text:span></text:p>
          </text:list-header>
        </text:list>
      </text:section>
      <text:p text:style-name="P126"/>
      <text:h text:style-name="P252" text:outline-level="3"><text:bookmark-start text:name="__RefHeading___Toc41997_3080396917"/>Type Assertion vs. Type Narrowing<text:bookmark-end text:name="__RefHeading___Toc41997_3080396917"/></text:h>
      <text:list text:style-name="L107">
        <text:list-item>
          <text:p text:style-name="P273"><text:span text:style-name="T21">Type Assertion (</text:span><text:span text:style-name="Source_20_Text"><text:span text:style-name="T21">as</text:span></text:span><text:span text:style-name="T21">):</text:span> This is a way to tell the compiler you know a variable's type, even if it cannot be inferred. This is a "dirty trick" as it disables type checking and can lead to runtime errors if the assertion is wrong.</text:p>
          <text:p text:style-name="P274">TypeScript</text:p>
        </text:list-item>
      </text:list>
      <text:section text:style-name="Sect1" text:name="Section11">
        <text:list text:continue-numbering="true" text:style-name="L107">
          <text:list-header>
            <text:p text:style-name="P275"><text:span text:style-name="Source_20_Text">// Assert the type of `op`</text:span></text:p>
            <text:p text:style-name="P275"><text:span text:style-name="Source_20_Text">const operation = op as Operation;</text:span></text:p>
            <text:p text:style-name="P275"><text:span text:style-name="Source_20_Text">const result = calculator(Number(value1), Number(value2), operation);</text:span></text:p>
          </text:list-header>
        </text:list>
      </text:section>
      <text:list text:continue-numbering="true" text:style-name="L107">
        <text:list-item>
          <text:p text:style-name="P273"><text:soft-page-break/><text:span text:style-name="T21">Type Narrowing:</text:span> A safer approach to handle types from external sources. It involves using control flow analysis and type guards (e.g., <text:span text:style-name="Source_20_Text">typeof</text:span>, <text:span text:style-name="Source_20_Text">instanceof</text:span>) to guarantee a variable is of a specific type. This provides a more robust and secure alternative to type assertion.</text:p>
        </text:list-item>
      </text:list>
      <text:p text:style-name="Text_20_body"/>
      <text:h text:style-name="Heading_20_2" text:outline-level="2"><text:bookmark-start text:name="__RefHeading___Toc41999_3080396917"/>Typing an Express app<text:bookmark-end text:name="__RefHeading___Toc41999_3080396917"/></text:h>
      <text:p text:style-name="Text_20_body"/>
      <text:h text:style-name="P252" text:outline-level="3"><text:bookmark-start text:name="__RefHeading___Toc42001_3080396917"/>Project Setup and Compiling<text:bookmark-end text:name="__RefHeading___Toc42001_3080396917"/></text:h>
      <text:list text:style-name="L108">
        <text:list-item>
          <text:p text:style-name="P276"><text:span text:style-name="T21">TypeScript Native Compiler (</text:span><text:span text:style-name="Source_20_Text"><text:span text:style-name="T21">tsc</text:span></text:span><text:span text:style-name="T21">):</text:span> Instead of <text:span text:style-name="Source_20_Text">ts-node</text:span>, it's best to use TypeScript's native compiler for production. It compiles <text:span text:style-name="Source_20_Text">.ts</text:span> files into <text:span text:style-name="Source_20_Text">.js</text:span> files in a separate directory.</text:p>
        </text:list-item>
        <text:list-item>
          <text:p text:style-name="P276"><text:span text:style-name="Source_20_Text"><text:span text:style-name="T21">tsconfig.json</text:span></text:span><text:span text:style-name="T21"> Configuration:</text:span> Use <text:span text:style-name="Source_20_Text">npm run tsc -- --init</text:span> to generate a <text:span text:style-name="Source_20_Text">tsconfig.json</text:span> file.</text:p>
          <text:list>
            <text:list-item>
              <text:p text:style-name="P276"><text:span text:style-name="Source_20_Text"><text:span text:style-name="T21">target</text:span></text:span><text:span text:style-name="T21">:</text:span> Specifies the ECMAScript version for the compiled output (e.g., <text:span text:style-name="Source_20_Text">"ES6"</text:span>).</text:p>
            </text:list-item>
            <text:list-item>
              <text:p text:style-name="P276"><text:span text:style-name="Source_20_Text"><text:span text:style-name="T21">outDir</text:span></text:span><text:span text:style-name="T21">:</text:span> Defines the output directory for the compiled <text:span text:style-name="Source_20_Text">.js</text:span> files (e.g., <text:span text:style-name="Source_20_Text">"./build/"</text:span>).</text:p>
            </text:list-item>
            <text:list-item>
              <text:p text:style-name="P276"><text:span text:style-name="Source_20_Text"><text:span text:style-name="T21">module</text:span></text:span><text:span text:style-name="T21">:</text:span> Sets the module system for the output (e.g., <text:span text:style-name="Source_20_Text">"commonjs"</text:span> for Node.js compatibility).</text:p>
            </text:list-item>
            <text:list-item>
              <text:p text:style-name="P276"><text:span text:style-name="Source_20_Text"><text:span text:style-name="T21">strict</text:span></text:span><text:span text:style-name="T21">:</text:span> A shorthand for a suite of strict type-checking options. It is highly recommended to enable this.</text:p>
            </text:list-item>
            <text:list-item>
              <text:p text:style-name="P276"><text:span text:style-name="Source_20_Text"><text:span text:style-name="T21">resolveJsonModule</text:span></text:span><text:span text:style-name="T21">:</text:span> Allows you to import JSON files as modules.</text:p>
            </text:list-item>
          </text:list>
        </text:list-item>
        <text:list-item>
          <text:p text:style-name="P276"><text:span text:style-name="T21">Production Build:</text:span> Run <text:span text:style-name="Source_20_Text">npm run tsc</text:span> to compile your TypeScript code. A new <text:span text:style-name="Source_20_Text">build</text:span> folder will be created containing the compiled JavaScript files. You can run the production build with <text:span text:style-name="Source_20_Text">node build/index.js</text:span>.</text:p>
        </text:list-item>
        <text:list-item>
          <text:p text:style-name="P276"><text:span text:style-name="T21">ESLint Configuration:</text:span> The linter should ignore the compiled <text:span text:style-name="Source_20_Text">build</text:span> directory to prevent it from linting generated code. Add <text:span text:style-name="Source_20_Text">"ignores": ["build/*"]</text:span> to <text:span text:style-name="Source_20_Text">eslint.config.mjs</text:span>.</text:p>
        </text:list-item>
      </text:list>
      <text:p text:style-name="P126"/>
      <text:h text:style-name="P252" text:outline-level="3"><text:bookmark-start text:name="__RefHeading___Toc42003_3080396917"/>Structuring the Express Application<text:bookmark-end text:name="__RefHeading___Toc42003_3080396917"/></text:h>
      <text:list text:style-name="L109">
        <text:list-item>
          <text:p text:style-name="P277"><text:span text:style-name="T21">Source Code Directory:</text:span> Place all source code in a <text:span text:style-name="Source_20_Text">src</text:span> directory to keep it separate from configuration files.</text:p>
        </text:list-item>
        <text:list-item>
          <text:p text:style-name="P278">Separation of Concerns:</text:p>
          <text:list>
            <text:list-item>
              <text:p text:style-name="P277"><text:span text:style-name="T21">Routers:</text:span> Handle HTTP requests and responses. Place them in <text:span text:style-name="Source_20_Text">src/routes</text:span>.</text:p>
            </text:list-item>
            <text:list-item>
              <text:p text:style-name="P277"><text:span text:style-name="T21">Services:</text:span> Contain the "business logic" and data manipulation. Place them in <text:span text:style-name="Source_20_Text">src/services</text:span>.</text:p>
            </text:list-item>
          </text:list>
        </text:list-item>
        <text:list-item>
          <text:p text:style-name="P278">JSON Data:</text:p>
          <text:list>
            <text:list-item>
              <text:p text:style-name="P277"><text:soft-page-break/>You can import JSON files using <text:span text:style-name="Source_20_Text">resolveJsonModule: true</text:span> in <text:span text:style-name="Source_20_Text">tsconfig.json</text:span>. However, the compiler infers types from the JSON, which may not match your custom types.</text:p>
            </text:list-item>
            <text:list-item>
              <text:p text:style-name="P277">A safer approach is to convert the JSON file to a <text:span text:style-name="Source_20_Text">.ts</text:span> file and export a typed array. This ensures type safety at compile time.</text:p>
            </text:list-item>
          </text:list>
          <text:p text:style-name="P279">TypeScript</text:p>
        </text:list-item>
      </text:list>
      <text:section text:style-name="Sect1" text:name="Section16">
        <text:list text:continue-numbering="true" text:style-name="L109">
          <text:list-header>
            <text:p text:style-name="P280"><text:span text:style-name="Source_20_Text">// data/entries.ts</text:span></text:p>
            <text:p text:style-name="P280"><text:span text:style-name="Source_20_Text">import { DiaryEntry } from "../src/types";</text:span></text:p>
            <text:p text:style-name="P280"/>
            <text:p text:style-name="P280"><text:span text:style-name="Source_20_Text">const diaryEntries: DiaryEntry[] = [/* ... */];</text:span></text:p>
            <text:p text:style-name="P280"><text:span text:style-name="Source_20_Text">export default diaryEntries;</text:span></text:p>
          </text:list-header>
        </text:list>
      </text:section>
      <text:p text:style-name="P126"/>
      <text:h text:style-name="P252" text:outline-level="3"><text:bookmark-start text:name="__RefHeading___Toc42005_3080396917"/>Creating and Using Types<text:bookmark-end text:name="__RefHeading___Toc42005_3080396917"/></text:h>
      <text:list text:style-name="L110">
        <text:list-item>
          <text:p text:style-name="P281"><text:span text:style-name="T21">Union Types:</text:span> Define a type that can be one of a set of string literals.</text:p>
          <text:p text:style-name="P282">TypeScript</text:p>
          <text:p text:style-name="P283"><text:span text:style-name="Source_20_Text">export type Weather = 'sunny' | 'rainy' | 'cloudy' | 'windy' | 'stormy';</text:span></text:p>
        </text:list-item>
        <text:list-item>
          <text:p text:style-name="P281"><text:span text:style-name="T21">Interfaces:</text:span> Use an <text:span text:style-name="Source_20_Text">interface</text:span> to define the shape of an object.</text:p>
          <text:p text:style-name="P282">TypeScript</text:p>
        </text:list-item>
      </text:list>
      <text:section text:style-name="Sect1" text:name="Section15">
        <text:list text:continue-numbering="true" text:style-name="L110">
          <text:list-header>
            <text:p text:style-name="P283"><text:span text:style-name="Source_20_Text">export interface DiaryEntry {</text:span></text:p>
            <text:p text:style-name="P283"><text:span text:style-name="Source_20_Text"><text:s text:c="2"/>id: number;</text:span></text:p>
            <text:p text:style-name="P283"><text:span text:style-name="Source_20_Text"><text:s text:c="2"/>date: string;</text:span></text:p>
            <text:p text:style-name="P283"><text:span text:style-name="Source_20_Text"><text:s text:c="2"/>weather: Weather;</text:span></text:p>
            <text:p text:style-name="P283"><text:span text:style-name="Source_20_Text"><text:s text:c="2"/>visibility: Visibility;</text:span></text:p>
            <text:p text:style-name="P283"><text:span text:style-name="Source_20_Text"><text:s text:c="2"/>comment: string;</text:span></text:p>
            <text:p text:style-name="P283"><text:span text:style-name="Source_20_Text">}</text:span></text:p>
          </text:list-header>
        </text:list>
      </text:section>
      <text:list text:continue-numbering="true" text:style-name="L110">
        <text:list-item>
          <text:list>
            <text:list-item>
              <text:p text:style-name="P281">Use <text:span text:style-name="Source_20_Text">?</text:span> to make a field optional (e.g., <text:span text:style-name="Source_20_Text">comment?: string;</text:span>).</text:p>
            </text:list-item>
          </text:list>
        </text:list-item>
        <text:list-item>
          <text:p text:style-name="P284">Utility Types:</text:p>
          <text:list>
            <text:list-item>
              <text:p text:style-name="P281"><text:span text:style-name="Source_20_Text"><text:span text:style-name="T21">Omit</text:span></text:span><text:span text:style-name="T21">:</text:span> Creates a new type by omitting specified properties from an existing one. This is useful for creating a "censored" version of a type.</text:p>
              <text:p text:style-name="P282">TypeScript</text:p>
              <text:p text:style-name="P283"><text:span text:style-name="Source_20_Text">export type NonSensitiveDiaryEntry = Omit&lt;DiaryEntry, 'comment'&gt;;</text:span></text:p>
            </text:list-item>
            <text:list-item>
              <text:p text:style-name="P281"><text:span text:style-name="Source_20_Text"><text:span text:style-name="T21">Pick</text:span></text:span><text:span text:style-name="T21">:</text:span> Creates a new type by picking specified properties from an existing one.</text:p>
              <text:list>
                <text:list-item>
                  <text:p text:style-name="P281"><text:span text:style-name="T21">Important:</text:span> Remember that TypeScript only checks for the presence of required fields, not the absence of excess ones. When using <text:span text:style-name="Source_20_Text">Omit</text:span>, you must manually filter the data at runtime to prevent sensitive information from <text:soft-page-break/>being leaked. <text:span text:style-name="Source_20_Text">const getNonSensitiveEntries = () =&gt; { return diaries.map(({ id, date, weather, visibility }) =&gt; ({ id, date, weather, visibility })); };</text:span></text:p>
                </text:list-item>
              </text:list>
            </text:list-item>
          </text:list>
        </text:list-item>
        <text:list-item>
          <text:p text:style-name="P284">Typing Generic Request/Response Handlers:</text:p>
          <text:list>
            <text:list-item>
              <text:p text:style-name="P281">The <text:span text:style-name="Source_20_Text">Response</text:span> and <text:span text:style-name="Source_20_Text">Request</text:span> objects in Express are generic types with default <text:span text:style-name="Source_20_Text">any</text:span> type parameters.</text:p>
            </text:list-item>
            <text:list-item>
              <text:p text:style-name="P281">You can provide a type to the <text:span text:style-name="Source_20_Text">Response</text:span> object to ensure your responses are correctly typed at compile time.</text:p>
            </text:list-item>
          </text:list>
          <text:p text:style-name="P282">TypeScript</text:p>
        </text:list-item>
      </text:list>
      <text:section text:style-name="Sect1" text:name="Section14">
        <text:list text:continue-numbering="true" text:style-name="L110">
          <text:list-header>
            <text:p text:style-name="P283"><text:span text:style-name="Source_20_Text">import { Response } from 'express';</text:span></text:p>
            <text:p text:style-name="P283"><text:span text:style-name="Source_20_Text">// ...</text:span></text:p>
            <text:p text:style-name="P283"><text:span text:style-name="Source_20_Text">router.get('/', (_req, res: Response&lt;NonSensitiveDiaryEntry[]&gt;) =&gt; {</text:span></text:p>
            <text:p text:style-name="P283"><text:span text:style-name="Source_20_Text"><text:s text:c="2"/>res.send(diaryService.getNonSensitiveEntries());</text:span></text:p>
            <text:p text:style-name="P283"><text:span text:style-name="Source_20_Text">});</text:span></text:p>
          </text:list-header>
        </text:list>
      </text:section>
      <text:list text:continue-numbering="true" text:style-name="L110">
        <text:list-header>
          <text:p text:style-name="P281">This prevents you from sending data that doesn't match the expected type.</text:p>
        </text:list-header>
      </text:list>
      <text:p text:style-name="Text_20_body">To ensure your application is robust, you must handle potential errors and validate external data. TypeScript helps catch these issues at compile time.</text:p>
      <text:p text:style-name="P126"/>
      <text:h text:style-name="P252" text:outline-level="3"><text:bookmark-start text:name="__RefHeading___Toc42007_3080396917"/>Finding Data and Handling Undefined<text:bookmark-end text:name="__RefHeading___Toc42007_3080396917"/></text:h>
      <text:p text:style-name="Text_20_body">When fetching data by <text:span text:style-name="Source_20_Text">id</text:span>, the result might be <text:span text:style-name="Source_20_Text">undefined</text:span>. You must type your function to reflect this possibility. The <text:span text:style-name="Source_20_Text">find</text:span> method on an array returns <text:span text:style-name="Source_20_Text">undefined</text:span> if no match is found.</text:p>
      <text:list text:style-name="L111">
        <text:list-item>
          <text:p text:style-name="P285"><text:span text:style-name="T21">Correct typing:</text:span> <text:span text:style-name="Source_20_Text">DiaryEntry | undefined</text:span></text:p>
        </text:list-item>
        <text:list-item>
          <text:p text:style-name="P286">Code Example:</text:p>
          <text:p text:style-name="P287">TypeScript</text:p>
        </text:list-item>
      </text:list>
      <text:section text:style-name="Sect1" text:name="Section24">
        <text:list text:continue-numbering="true" text:style-name="L111">
          <text:list-header>
            <text:p text:style-name="P288"><text:span text:style-name="Source_20_Text">const findById = (id: number): DiaryEntry | undefined =&gt; {</text:span></text:p>
            <text:p text:style-name="P288"><text:span text:style-name="Source_20_Text"><text:s text:c="2"/>const entry = diaries.find(d =&gt; d.id === id);</text:span></text:p>
            <text:p text:style-name="P288"><text:span text:style-name="Source_20_Text"><text:s text:c="2"/>return entry;</text:span></text:p>
            <text:p text:style-name="P288"><text:span text:style-name="Source_20_Text">};</text:span></text:p>
          </text:list-header>
        </text:list>
      </text:section>
      <text:p text:style-name="Text_20_body">In the route handler, check if the entry exists before sending a response.</text:p>
      <text:list text:style-name="L112">
        <text:list-item>
          <text:p text:style-name="P289">Code Example:</text:p>
          <text:p text:style-name="P290">TypeScript</text:p>
        </text:list-item>
      </text:list>
      <text:section text:style-name="Sect1" text:name="Section23">
        <text:list text:continue-numbering="true" text:style-name="L112">
          <text:list-header>
            <text:p text:style-name="P291"><text:span text:style-name="Source_20_Text">router.get('/:id', (req, res) =&gt; {</text:span></text:p>
            <text:p text:style-name="P291"><text:span text:style-name="Source_20_Text"><text:s text:c="2"/>const diary = diaryService.findById(Number(req.params.id));</text:span></text:p>
            <text:p text:style-name="P291"><text:span text:style-name="Source_20_Text"><text:s text:c="2"/>if (diary) {</text:span></text:p>
            <text:p text:style-name="P291"><text:soft-page-break/><text:span text:style-name="Source_20_Text"><text:s text:c="4"/>res.send(diary);</text:span></text:p>
            <text:p text:style-name="P291"><text:span text:style-name="Source_20_Text"><text:s text:c="2"/>} else {</text:span></text:p>
            <text:p text:style-name="P291"><text:span text:style-name="Source_20_Text"><text:s text:c="4"/>res.sendStatus(404);</text:span></text:p>
            <text:p text:style-name="P291"><text:span text:style-name="Source_20_Text"><text:s text:c="2"/>}</text:span></text:p>
            <text:p text:style-name="P291"><text:span text:style-name="Source_20_Text">});</text:span></text:p>
          </text:list-header>
        </text:list>
      </text:section>
      <text:p text:style-name="P126"/>
      <text:h text:style-name="P252" text:outline-level="3"><text:bookmark-start text:name="__RefHeading___Toc42009_3080396917"/>Adding New Data<text:bookmark-end text:name="__RefHeading___Toc42009_3080396917"/></text:h>
      <text:p text:style-name="Text_20_body">Instead of passing each field as a separate function parameter, it is cleaner to pass a single object. Create a new type for this object that omits the server-generated <text:span text:style-name="Source_20_Text">id</text:span>.</text:p>
      <text:list text:style-name="L113">
        <text:list-item>
          <text:p text:style-name="P292"><text:span text:style-name="Source_20_Text"><text:span text:style-name="T21">Omit</text:span></text:span><text:span text:style-name="T21"> Utility Type:</text:span></text:p>
          <text:p text:style-name="P293">TypeScript</text:p>
        </text:list-item>
      </text:list>
      <text:section text:style-name="Sect1" text:name="Section22">
        <text:list text:continue-numbering="true" text:style-name="L113">
          <text:list-header>
            <text:p text:style-name="P294"><text:span text:style-name="Source_20_Text">export type NewDiaryEntry = Omit&lt;DiaryEntry, 'id'&gt;;</text:span></text:p>
          </text:list-header>
        </text:list>
      </text:section>
      <text:list text:continue-numbering="true" text:style-name="L113">
        <text:list-item>
          <text:p text:style-name="P295">Code Example:</text:p>
          <text:p text:style-name="P293">TypeScript</text:p>
        </text:list-item>
      </text:list>
      <text:section text:style-name="Sect1" text:name="Section21">
        <text:list text:continue-numbering="true" text:style-name="L113">
          <text:list-header>
            <text:p text:style-name="P294"><text:span text:style-name="Source_20_Text">const addDiary = (entry: NewDiaryEntry): DiaryEntry =&gt; {</text:span></text:p>
            <text:p text:style-name="P294"><text:span text:style-name="Source_20_Text"><text:s text:c="2"/>const newDiaryEntry = {</text:span></text:p>
            <text:p text:style-name="P294"><text:span text:style-name="Source_20_Text"><text:s text:c="4"/>id: Math.max(...diaries.map(d =&gt; d.id)) + 1,</text:span></text:p>
            <text:p text:style-name="P294"><text:span text:style-name="Source_20_Text"><text:s text:c="4"/>...entry</text:span></text:p>
            <text:p text:style-name="P294"><text:span text:style-name="Source_20_Text"><text:s text:c="2"/>};</text:span></text:p>
            <text:p text:style-name="P294"><text:span text:style-name="Source_20_Text"><text:s text:c="2"/>diaries.push(newDiaryEntry);</text:span></text:p>
            <text:p text:style-name="P294"><text:span text:style-name="Source_20_Text"><text:s text:c="2"/>return newDiaryEntry;</text:span></text:p>
            <text:p text:style-name="P294"><text:span text:style-name="Source_20_Text">};</text:span></text:p>
          </text:list-header>
        </text:list>
      </text:section>
      <text:p text:style-name="P126"/>
      <text:h text:style-name="P252" text:outline-level="3"><text:bookmark-start text:name="__RefHeading___Toc42011_3080396917"/>Data Validation and Type Guards<text:bookmark-end text:name="__RefHeading___Toc42011_3080396917"/></text:h>
      <text:p text:style-name="Text_20_body">External data, like an HTTP request body, is <text:span text:style-name="Source_20_Text">unknown</text:span> or <text:span text:style-name="Source_20_Text">any</text:span> by default. You need to validate and parse it to ensure it conforms to your types.</text:p>
      <text:list text:style-name="L114">
        <text:list-item>
          <text:p text:style-name="P296"><text:span text:style-name="Source_20_Text"><text:span text:style-name="T21">unknown</text:span></text:span><text:span text:style-name="T21"> vs </text:span><text:span text:style-name="Source_20_Text"><text:span text:style-name="T21">any</text:span></text:span><text:span text:style-name="T21">:</text:span> <text:span text:style-name="Source_20_Text">unknown</text:span> is a safer alternative to <text:span text:style-name="Source_20_Text">any</text:span>. It forces you to perform explicit type checks (narrowing) before you can perform any operations on the variable.</text:p>
        </text:list-item>
        <text:list-item>
          <text:p text:style-name="P296"><text:span text:style-name="T21">Type Guards:</text:span> These are functions that check a variable's type and return a boolean. A type guard with a <text:span text:style-name="T21">type predicate</text:span> (e.g., <text:span text:style-name="Source_20_Text">param is Type</text:span>) informs the TypeScript compiler about the variable's narrowed type after the function call.</text:p>
          <text:list>
            <text:list-item>
              <text:p text:style-name="P297">Code Example:</text:p>
              <text:p text:style-name="P298">TypeScript</text:p>
            </text:list-item>
          </text:list>
        </text:list-item>
      </text:list>
      <text:section text:style-name="Sect1" text:name="Section20">
        <text:list text:continue-numbering="true" text:style-name="L114">
          <text:list-item>
            <text:list>
              <text:list-header>
                <text:p text:style-name="P299"><text:span text:style-name="Source_20_Text">const isString = (text: unknown): text is string =&gt; {</text:span></text:p>
                <text:p text:style-name="P299"><text:span text:style-name="Source_20_Text"><text:s text:c="2"/>return typeof text === 'string' || text instanceof String;</text:span></text:p>
                <text:p text:style-name="P299"><text:span text:style-name="Source_20_Text">};</text:span></text:p>
              </text:list-header>
            </text:list>
          </text:list-item>
        </text:list>
      </text:section>
      <text:list text:continue-numbering="true" text:style-name="L114">
        <text:list-item>
          <text:p text:style-name="P296"><text:soft-page-break/><text:span text:style-name="T21">Enums:</text:span> Use <text:span text:style-name="Source_20_Text">enums</text:span> for a predetermined set of values. You can check if an incoming string is a valid enum value at runtime. This prevents a mismatch between your types and the data.</text:p>
        </text:list-item>
        <text:list-item>
          <text:p text:style-name="P296"><text:span text:style-name="Source_20_Text"><text:span text:style-name="T21">in</text:span></text:span><text:span text:style-name="T21"> Operator:</text:span> Use the <text:span text:style-name="Source_20_Text">in</text:span> operator to check for the existence of an object property. It's a useful type guard for ensuring the correct shape of an object.</text:p>
        </text:list-item>
        <text:list-item>
          <text:p text:style-name="P297">Code Example (before Zod):</text:p>
          <text:p text:style-name="P298">TypeScript</text:p>
        </text:list-item>
      </text:list>
      <text:section text:style-name="Sect1" text:name="Section19">
        <text:list text:continue-numbering="true" text:style-name="L114">
          <text:list-header>
            <text:p text:style-name="P299"><text:span text:style-name="Source_20_Text">const toNewDiaryEntry = (object: unknown): NewDiaryEntry =&gt; {</text:span></text:p>
            <text:p text:style-name="P299"><text:span text:style-name="Source_20_Text"><text:s text:c="2"/>if (!object || typeof object !== 'object') {</text:span></text:p>
            <text:p text:style-name="P299"><text:span text:style-name="Source_20_Text"><text:s text:c="4"/>throw new Error('Incorrect or missing data');</text:span></text:p>
            <text:p text:style-name="P299"><text:span text:style-name="Source_20_Text"><text:s text:c="2"/>}</text:span></text:p>
            <text:p text:style-name="P299"><text:span text:style-name="Source_20_Text"><text:s text:c="2"/>if ('comment' in object &amp;&amp; 'date' in object /* ... */) {</text:span></text:p>
            <text:p text:style-name="P299"><text:span text:style-name="Source_20_Text"><text:s text:c="4"/>// ... parse and validate fields</text:span></text:p>
            <text:p text:style-name="P299"><text:span text:style-name="Source_20_Text"><text:s text:c="2"/>}</text:span></text:p>
            <text:p text:style-name="P299"><text:span text:style-name="Source_20_Text"><text:s text:c="2"/>throw new Error('Incorrect data: some fields are missing');</text:span></text:p>
            <text:p text:style-name="P299"><text:span text:style-name="Source_20_Text">};</text:span></text:p>
          </text:list-header>
        </text:list>
      </text:section>
      <text:p text:style-name="P126"/>
      <text:h text:style-name="P252" text:outline-level="3"><text:bookmark-start text:name="__RefHeading___Toc42013_3080396917"/>Schema Validation with Zod<text:bookmark-end text:name="__RefHeading___Toc42013_3080396917"/></text:h>
      <text:p text:style-name="Text_20_body">Writing manual validation is tedious. <text:span text:style-name="T21">Schema validation libraries</text:span> like <text:span text:style-name="T21">Zod</text:span> simplify this process.</text:p>
      <text:list text:style-name="L115">
        <text:list-item>
          <text:p text:style-name="P300"><text:span text:style-name="T21">Install Zod:</text:span> <text:span text:style-name="Source_20_Text">npm install zod</text:span></text:p>
        </text:list-item>
        <text:list-item>
          <text:p text:style-name="P300"><text:span text:style-name="T21">Define a Schema:</text:span> Create a schema that defines the shape and types of your data. Zod provides methods for primitive types, enums, dates, and more.</text:p>
          <text:p text:style-name="P301">TypeScript</text:p>
        </text:list-item>
      </text:list>
      <text:section text:style-name="Sect1" text:name="Section18">
        <text:list text:continue-numbering="true" text:style-name="L115">
          <text:list-header>
            <text:p text:style-name="P302"><text:span text:style-name="Source_20_Text">const newEntrySchema = z.object({</text:span></text:p>
            <text:p text:style-name="P302"><text:span text:style-name="Source_20_Text"><text:s text:c="2"/>weather: z.nativeEnum(Weather),</text:span></text:p>
            <text:p text:style-name="P302"><text:span text:style-name="Source_20_Text"><text:s text:c="2"/>visibility: z.nativeEnum(Visibility),</text:span></text:p>
            <text:p text:style-name="P302"><text:span text:style-name="Source_20_Text"><text:s text:c="2"/>date: z.string().date(),</text:span></text:p>
            <text:p text:style-name="P302"><text:span text:style-name="Source_20_Text"><text:s text:c="2"/>comment: z.string().optional()</text:span></text:p>
            <text:p text:style-name="P302"><text:span text:style-name="Source_20_Text">});</text:span></text:p>
          </text:list-header>
        </text:list>
      </text:section>
      <text:list text:continue-numbering="true" text:style-name="L115">
        <text:list-item>
          <text:p text:style-name="P300"><text:span text:style-name="T21">Parse the Request Body:</text:span> Call the <text:span text:style-name="Source_20_Text">parse</text:span> method on your schema. It will return the correctly typed data or throw a <text:span text:style-name="Source_20_Text">ZodError</text:span> if validation fails.</text:p>
          <text:p text:style-name="P301">TypeScript</text:p>
        </text:list-item>
      </text:list>
      <text:section text:style-name="Sect1" text:name="Section17">
        <text:list text:continue-numbering="true" text:style-name="L115">
          <text:list-header>
            <text:p text:style-name="P302"><text:span text:style-name="Source_20_Text">try {</text:span></text:p>
            <text:p text:style-name="P302"><text:span text:style-name="Source_20_Text"><text:s text:c="2"/>const newDiaryEntry = newEntrySchema.parse(req.body);</text:span></text:p>
            <text:p text:style-name="P302"><text:span text:style-name="Source_20_Text"><text:s text:c="2"/>const addedEntry = diaryService.addDiary(newDiaryEntry);</text:span></text:p>
            <text:p text:style-name="P302"><text:span text:style-name="Source_20_Text"><text:s text:c="2"/>res.json(addedEntry);</text:span></text:p>
            <text:p text:style-name="P302"><text:soft-page-break/><text:span text:style-name="Source_20_Text">} catch (error: unknown) {</text:span></text:p>
            <text:p text:style-name="P302"><text:span text:style-name="Source_20_Text"><text:s text:c="2"/>if (error instanceof z.ZodError) {</text:span></text:p>
            <text:p text:style-name="P302"><text:span text:style-name="Source_20_Text"><text:s text:c="4"/>res.status(400).send({ error: error.issues });</text:span></text:p>
            <text:p text:style-name="P302"><text:span text:style-name="Source_20_Text"><text:s text:c="2"/>} else {</text:span></text:p>
            <text:p text:style-name="P302"><text:span text:style-name="Source_20_Text"><text:s text:c="4"/>res.status(400).send({ error: 'unknown error' });</text:span></text:p>
            <text:p text:style-name="P302"><text:span text:style-name="Source_20_Text"><text:s text:c="2"/>}</text:span></text:p>
            <text:p text:style-name="P302"><text:span text:style-name="Source_20_Text">}</text:span></text:p>
          </text:list-header>
        </text:list>
      </text:section>
      <text:list text:continue-numbering="true" text:style-name="L115">
        <text:list-item>
          <text:p text:style-name="P300"><text:span text:style-name="T21">Middleware:</text:span> You can use a middleware function to perform validation and pass the narrowed request body to the next handler. This is a clean way to handle validation for all routes. The type is then known to TypeScript, which lets you avoid manual checks in the route handler.</text:p>
        </text:list-item>
      </text:list>
      <text:p text:style-name="Text_20_body"/>
      <text:h text:style-name="Heading_20_2" text:outline-level="2"><text:bookmark-start text:name="__RefHeading___Toc42015_3080396917"/>React with types<text:bookmark-end text:name="__RefHeading___Toc42015_3080396917"/></text:h>
      <text:p text:style-name="Text_20_body"/>
      <text:p text:style-name="Text_20_body">Using TypeScript with React helps you catch errors related to props before runtime, such as passing incorrect, extra, or missing props. This improves code quality and reduces debugging.</text:p>
      <text:p text:style-name="P126"/>
      <text:h text:style-name="P252" text:outline-level="3"><text:bookmark-start text:name="__RefHeading___Toc42017_3080396917"/>Setting Up a React Project with TypeScript<text:bookmark-end text:name="__RefHeading___Toc42017_3080396917"/></text:h>
      <text:list text:style-name="L116">
        <text:list-item>
          <text:p text:style-name="P303"><text:span text:style-name="T21">Use Vite:</text:span> The simplest way to create a React app with TypeScript is using Vite with the <text:span text:style-name="Source_20_Text">react-ts</text:span> template.</text:p>
          <text:p text:style-name="P304">Bash</text:p>
          <text:p text:style-name="P305"><text:span text:style-name="Source_20_Text">npm create vite@latest my-app-name -- --template react-ts</text:span></text:p>
        </text:list-item>
        <text:list-item>
          <text:p text:style-name="P303"><text:span text:style-name="T21">File Naming:</text:span> React components now use the <text:span text:style-name="Source_20_Text">.tsx</text:span> file extension instead of <text:span text:style-name="Source_20_Text">.jsx</text:span>.</text:p>
        </text:list-item>
        <text:list-item>
          <text:p text:style-name="P303"><text:span text:style-name="Source_20_Text"><text:span text:style-name="T21">tsconfig.json</text:span></text:span><text:span text:style-name="T21">:</text:span> Vite generates a <text:span text:style-name="Source_20_Text">tsconfig.json</text:span> file. It includes a <text:span text:style-name="Source_20_Text">lib</text:span> key with <text:span text:style-name="Source_20_Text">DOM</text:span> and <text:span text:style-name="Source_20_Text">DOM.Iterable</text:span> to provide type definitions for browser APIs.</text:p>
        </text:list-item>
        <text:list-item>
          <text:p text:style-name="P303"><text:span text:style-name="T21">Non-Null Assertion (</text:span><text:span text:style-name="Source_20_Text"><text:span text:style-name="T21">!</text:span></text:span><text:span text:style-name="T21">)</text:span>: The <text:span text:style-name="Source_20_Text">!</text:span> operator can be used to tell the compiler that a value will not be <text:span text:style-name="Source_20_Text">null</text:span> or <text:span text:style-name="Source_20_Text">undefined</text:span>.</text:p>
          <text:p text:style-name="P304">TypeScript</text:p>
          <text:p text:style-name="P305"><text:span text:style-name="Source_20_Text">ReactDOM.createRoot(document.getElementById('root')!).render(</text:span></text:p>
          <text:p text:style-name="P305"><text:span text:style-name="Source_20_Text"><text:s text:c="2"/>&lt;App /&gt;</text:span></text:p>
          <text:p text:style-name="P305"><text:span text:style-name="Source_20_Text">);</text:span></text:p>
        </text:list-item>
      </text:list>
      <text:p text:style-name="P126"/>
      <text:h text:style-name="P252" text:outline-level="3"><text:bookmark-start text:name="__RefHeading___Toc42019_3080396917"/>Typing React Components<text:bookmark-end text:name="__RefHeading___Toc42019_3080396917"/></text:h>
      <text:p text:style-name="Text_20_body">You can type a React component's props and return value just like a regular function. The return type of a React component is <text:span text:style-name="Source_20_Text">JSX.Element</text:span>, but TypeScript can infer this automatically.</text:p>
      <text:list text:style-name="L117">
        <text:list-item>
          <text:p text:style-name="P306"><text:soft-page-break/><text:span text:style-name="T21">Define Props with an </text:span><text:span text:style-name="Source_20_Text"><text:span text:style-name="T21">interface</text:span></text:span><text:span text:style-name="T21">:</text:span></text:p>
          <text:p text:style-name="P307">TypeScript</text:p>
        </text:list-item>
      </text:list>
      <text:section text:style-name="Sect1" text:name="Section29">
        <text:list text:continue-numbering="true" text:style-name="L117">
          <text:list-header>
            <text:p text:style-name="P308"><text:span text:style-name="Source_20_Text">interface WelcomeProps {</text:span></text:p>
            <text:p text:style-name="P308"><text:span text:style-name="Source_20_Text"><text:s text:c="2"/>name: string;</text:span></text:p>
            <text:p text:style-name="P308"><text:span text:style-name="Source_20_Text">}</text:span></text:p>
            <text:p text:style-name="P308"><text:span text:style-name="Source_20_Text">const Welcome = (props: WelcomeProps): JSX.Element =&gt; {</text:span></text:p>
            <text:p text:style-name="P308"><text:span text:style-name="Source_20_Text"><text:s text:c="2"/>return &lt;h1&gt;Hello, {props.name}&lt;/h1&gt;;</text:span></text:p>
            <text:p text:style-name="P308"><text:span text:style-name="Source_20_Text">};</text:span></text:p>
          </text:list-header>
        </text:list>
      </text:section>
      <text:list text:continue-numbering="true" text:style-name="L117">
        <text:list-item>
          <text:p text:style-name="P309">Alternative Inline Typing (Destructuring):</text:p>
          <text:p text:style-name="P307">TypeScript</text:p>
        </text:list-item>
      </text:list>
      <text:section text:style-name="Sect1" text:name="Section30">
        <text:list text:continue-numbering="true" text:style-name="L117">
          <text:list-header>
            <text:p text:style-name="P308"><text:span text:style-name="Source_20_Text">const Welcome = ({ name }: { name: string }) =&gt; (</text:span></text:p>
            <text:p text:style-name="P308"><text:span text:style-name="Source_20_Text"><text:s text:c="2"/>&lt;h1&gt;Hello, {name}&lt;/h1&gt;</text:span></text:p>
            <text:p text:style-name="P308"><text:span text:style-name="Source_20_Text">);</text:span></text:p>
          </text:list-header>
        </text:list>
      </text:section>
      <text:p text:style-name="P126"/>
      <text:h text:style-name="P252" text:outline-level="3"><text:bookmark-start text:name="__RefHeading___Toc42021_3080396917"/>Deeper Type Usage<text:bookmark-end text:name="__RefHeading___Toc42021_3080396917"/></text:h>
      <text:p text:style-name="Text_20_body">To handle complex data structures with varying properties, you can create a union of types.</text:p>
      <text:list text:style-name="L118">
        <text:list-item>
          <text:p text:style-name="P310"><text:span text:style-name="T21">Define a Base Interface:</text:span> Create an interface for common properties.</text:p>
          <text:p text:style-name="P311">TypeScript</text:p>
        </text:list-item>
      </text:list>
      <text:section text:style-name="Sect1" text:name="Section28">
        <text:list text:continue-numbering="true" text:style-name="L118">
          <text:list-header>
            <text:p text:style-name="P312"><text:span text:style-name="Source_20_Text">interface CoursePartBase {</text:span></text:p>
            <text:p text:style-name="P312"><text:span text:style-name="Source_20_Text"><text:s text:c="2"/>name: string;</text:span></text:p>
            <text:p text:style-name="P312"><text:span text:style-name="Source_20_Text"><text:s text:c="2"/>exerciseCount: number;</text:span></text:p>
            <text:p text:style-name="P312"><text:span text:style-name="Source_20_Text">}</text:span></text:p>
          </text:list-header>
        </text:list>
      </text:section>
      <text:list text:continue-numbering="true" text:style-name="L118">
        <text:list-item>
          <text:p text:style-name="P310"><text:span text:style-name="T21">Extend the Base Interface:</text:span> Use <text:span text:style-name="Source_20_Text">extends</text:span> to create more specific interfaces. Add a unique <text:span text:style-name="Source_20_Text">kind</text:span> property with a literal type to each.</text:p>
          <text:p text:style-name="P311">TypeScript</text:p>
        </text:list-item>
      </text:list>
      <text:section text:style-name="Sect1" text:name="Section27">
        <text:list text:continue-numbering="true" text:style-name="L118">
          <text:list-header>
            <text:p text:style-name="P312"><text:span text:style-name="Source_20_Text">interface CoursePartBasic extends CoursePartBase {</text:span></text:p>
            <text:p text:style-name="P312"><text:span text:style-name="Source_20_Text"><text:s text:c="2"/>description: string;</text:span></text:p>
            <text:p text:style-name="P312"><text:span text:style-name="Source_20_Text"><text:s text:c="2"/>kind: "basic";</text:span></text:p>
            <text:p text:style-name="P312"><text:span text:style-name="Source_20_Text">}</text:span></text:p>
          </text:list-header>
        </text:list>
      </text:section>
      <text:list text:continue-numbering="true" text:style-name="L118">
        <text:list-item>
          <text:p text:style-name="P310"><text:span text:style-name="T21">Create a Union Type:</text:span> Combine the different interfaces into a single union type.</text:p>
          <text:p text:style-name="P311">TypeScript</text:p>
          <text:p text:style-name="P312"><text:span text:style-name="Source_20_Text">type CoursePart = CoursePartBasic | CoursePartGroup | CoursePartBackground;</text:span></text:p>
        </text:list-item>
        <text:list-item>
          <text:p text:style-name="P310"><text:span text:style-name="T21">Literal Types and Type Narrowing:</text:span> The <text:span text:style-name="Source_20_Text">kind</text:span> property acts as a <text:span text:style-name="T21">discriminant</text:span> for the union. When you check the value of <text:span text:style-name="Source_20_Text">kind</text:span>, TypeScript narrows the type of the object, <text:soft-page-break/>allowing you to access properties specific to that type. This is known as a <text:span text:style-name="T21">discriminated union</text:span>.</text:p>
          <text:list>
            <text:list-item>
              <text:p text:style-name="P313">Code Example:</text:p>
              <text:p text:style-name="P311">TypeScript</text:p>
            </text:list-item>
          </text:list>
        </text:list-item>
      </text:list>
      <text:section text:style-name="Sect1" text:name="Section26">
        <text:list text:continue-numbering="true" text:style-name="L118">
          <text:list-item>
            <text:list>
              <text:list-header>
                <text:p text:style-name="P312"><text:span text:style-name="Source_20_Text">courseParts.forEach(part =&gt; {</text:span></text:p>
                <text:p text:style-name="P312"><text:span text:style-name="Source_20_Text"><text:s text:c="2"/>switch (part.kind) {</text:span></text:p>
                <text:p text:style-name="P312"><text:span text:style-name="Source_20_Text"><text:s text:c="4"/>case "basic":</text:span></text:p>
                <text:p text:style-name="P312"><text:span text:style-name="Source_20_Text"><text:s text:c="6"/>console.log(part.description);</text:span></text:p>
                <text:p text:style-name="P312"><text:span text:style-name="Source_20_Text"><text:s text:c="6"/>break;</text:span></text:p>
                <text:p text:style-name="P312"><text:span text:style-name="Source_20_Text"><text:s text:c="4"/>case "group":</text:span></text:p>
                <text:p text:style-name="P312"><text:span text:style-name="Source_20_Text"><text:s text:c="6"/>console.log(part.groupProjectCount);</text:span></text:p>
                <text:p text:style-name="P312"><text:span text:style-name="Source_20_Text"><text:s text:c="6"/>break;</text:span></text:p>
                <text:p text:style-name="P312"><text:span text:style-name="Source_20_Text"><text:s text:c="4"/>case "background":</text:span></text:p>
                <text:p text:style-name="P312"><text:span text:style-name="Source_20_Text"><text:s text:c="6"/>console.log(part.backgroundMaterial);</text:span></text:p>
                <text:p text:style-name="P312"><text:span text:style-name="Source_20_Text"><text:s text:c="6"/>break;</text:span></text:p>
                <text:p text:style-name="P312"><text:span text:style-name="Source_20_Text"><text:s text:c="2"/>}</text:span></text:p>
                <text:p text:style-name="P312"><text:span text:style-name="Source_20_Text">});</text:span></text:p>
              </text:list-header>
            </text:list>
          </text:list-item>
        </text:list>
      </text:section>
      <text:list text:continue-numbering="true" text:style-name="L118">
        <text:list-item>
          <text:p text:style-name="P310"><text:span text:style-name="T21">Exhaustive Type Checking:</text:span> To ensure you handle every possible type in a union, use a helper function that takes a <text:span text:style-name="Source_20_Text">never</text:span> type. If you miss a <text:span text:style-name="Source_20_Text">case</text:span> in your <text:span text:style-name="Source_20_Text">switch</text:span> statement, TypeScript will flag it as an error because the variable will not be of type <text:span text:style-name="Source_20_Text">never</text:span>.</text:p>
          <text:p text:style-name="P311">TypeScript</text:p>
        </text:list-item>
      </text:list>
      <text:section text:style-name="Sect1" text:name="Section25">
        <text:list text:continue-numbering="true" text:style-name="L118">
          <text:list-header>
            <text:p text:style-name="P312"><text:span text:style-name="Source_20_Text">const assertNever = (value: never): never =&gt; {</text:span></text:p>
            <text:p text:style-name="P312"><text:span text:style-name="Source_20_Text"><text:s text:c="2"/>throw new Error(`Unhandled discriminated union member: ${JSON.stringify(value)}`);</text:span></text:p>
            <text:p text:style-name="P312"><text:span text:style-name="Source_20_Text">};</text:span></text:p>
            <text:p text:style-name="P312"/>
            <text:p text:style-name="P312"><text:span text:style-name="Source_20_Text">switch (part.kind) {</text:span></text:p>
            <text:p text:style-name="P312"><text:span text:style-name="Source_20_Text"><text:s text:c="2"/>// ...</text:span></text:p>
            <text:p text:style-name="P312"><text:span text:style-name="Source_20_Text"><text:s text:c="2"/>default:</text:span></text:p>
            <text:p text:style-name="P312"><text:span text:style-name="Source_20_Text"><text:s text:c="4"/>return assertNever(part);</text:span></text:p>
            <text:p text:style-name="P312"><text:span text:style-name="Source_20_Text">}</text:span></text:p>
          </text:list-header>
        </text:list>
      </text:section>
      <text:p text:style-name="Text_20_body"/>
      <text:h text:style-name="P252" text:outline-level="3"><text:bookmark-start text:name="__RefHeading___Toc42023_3080396917"/>Typing State and Hooks<text:bookmark-end text:name="__RefHeading___Toc42023_3080396917"/></text:h>
      <text:list text:style-name="L119">
        <text:list-item>
          <text:p text:style-name="P314"><text:span text:style-name="Source_20_Text"><text:span text:style-name="T21">useState</text:span></text:span><text:span text:style-name="T21">:</text:span> The <text:span text:style-name="Source_20_Text">useState</text:span> hook is a <text:span text:style-name="T21">generic function</text:span>. TypeScript can often <text:span text:style-name="T21">infer</text:span> the type from the initial value you provide.</text:p>
          <text:list>
            <text:list-item>
              <text:p text:style-name="P314"><text:span text:style-name="T21">Inference:</text:span> For <text:span text:style-name="Source_20_Text">useState('')</text:span>, TypeScript infers the type as <text:span text:style-name="Source_20_Text">string</text:span>.</text:p>
            </text:list-item>
            <text:list-item>
              <text:p text:style-name="P314"><text:soft-page-break/><text:span text:style-name="T21">Explicit Typing:</text:span> For an empty array <text:span text:style-name="Source_20_Text">useState([])</text:span>, TypeScript can't infer the element type and defaults to <text:span text:style-name="Source_20_Text">never[]</text:span>. You must explicitly provide the type using a <text:span text:style-name="T21">type parameter</text:span>: <text:span text:style-name="Source_20_Text">useState&lt;Note[]&gt;([]);</text:span></text:p>
            </text:list-item>
          </text:list>
        </text:list-item>
        <text:list-item>
          <text:p text:style-name="P314"><text:span text:style-name="T21">Event Handlers:</text:span> Events like <text:span text:style-name="Source_20_Text">onSubmit</text:span> do not have an inferred type. You must explicitly type the event parameter.</text:p>
          <text:list>
            <text:list-item>
              <text:p text:style-name="P314">Use <text:span text:style-name="Source_20_Text">React.SyntheticEvent</text:span> for generic events.</text:p>
            </text:list-item>
            <text:list-item>
              <text:p text:style-name="P314">The <text:span text:style-name="Source_20_Text">event.target.value</text:span> is inferred as <text:span text:style-name="Source_20_Text">string</text:span>, so <text:span text:style-name="Source_20_Text">onChange</text:span> works without explicit typing.</text:p>
            </text:list-item>
          </text:list>
          <text:p text:style-name="P315">TypeScript</text:p>
        </text:list-item>
      </text:list>
      <text:section text:style-name="Sect1" text:name="Section32">
        <text:list text:continue-numbering="true" text:style-name="L119">
          <text:list-header>
            <text:p text:style-name="P316"><text:span text:style-name="Source_20_Text">const noteCreation = (event: React.SyntheticEvent) =&gt; {</text:span></text:p>
            <text:p text:style-name="P316"><text:span text:style-name="Source_20_Text"><text:s text:c="2"/>event.preventDefault();</text:span></text:p>
            <text:p text:style-name="P316"><text:span text:style-name="Source_20_Text"><text:s text:c="2"/>// ...</text:span></text:p>
            <text:p text:style-name="P316"><text:span text:style-name="Source_20_Text">};</text:span></text:p>
          </text:list-header>
        </text:list>
      </text:section>
      <text:p text:style-name="P126"/>
      <text:h text:style-name="P252" text:outline-level="3"><text:bookmark-start text:name="__RefHeading___Toc42025_3080396917"/>Communicating with a Server<text:bookmark-end text:name="__RefHeading___Toc42025_3080396917"/></text:h>
      <text:list text:style-name="L120">
        <text:list-item>
          <text:p text:style-name="P317"><text:span text:style-name="T21">Axios Generic Functions:</text:span> Like <text:span text:style-name="Source_20_Text">useState</text:span>, Axios functions like <text:span text:style-name="Source_20_Text">axios.get</text:span> and <text:span text:style-name="Source_20_Text">axios.post</text:span> are generic. By default, they return data with the <text:span text:style-name="Source_20_Text">any</text:span> type.</text:p>
        </text:list-item>
        <text:list-item>
          <text:p text:style-name="P317"><text:span text:style-name="T21">Typing </text:span><text:span text:style-name="Source_20_Text"><text:span text:style-name="T21">axios.get</text:span></text:span><text:span text:style-name="T21">:</text:span> You can specify the expected response type using a type parameter. This tells TypeScript to trust that the data will match your type.</text:p>
          <text:list>
            <text:list-item>
              <text:p text:style-name="P317"><text:span text:style-name="T21">Example:</text:span> <text:span text:style-name="Source_20_Text">axios.get&lt;Note[]&gt;(baseUrl)</text:span></text:p>
            </text:list-item>
            <text:list-item>
              <text:p text:style-name="P317"><text:span text:style-name="T21">Caveat:</text:span> This is a form of <text:span text:style-name="T21">type assertion</text:span>. It does not provide runtime safety. If the server returns invalid data, your application will crash. For robust applications, you should validate the data after receiving it, similar to how you validate request bodies in a backend.</text:p>
            </text:list-item>
          </text:list>
        </text:list-item>
        <text:list-item>
          <text:p text:style-name="P317"><text:span text:style-name="T21">Structuring the App:</text:span> Move API communication logic to a separate service file. This makes your React components cleaner and more focused.</text:p>
          <text:list>
            <text:list-item>
              <text:p text:style-name="P317"><text:span text:style-name="Source_20_Text"><text:span text:style-name="T21">noteService.ts</text:span></text:span><text:span text:style-name="T21">:</text:span></text:p>
              <text:p text:style-name="P318">TypeScript</text:p>
            </text:list-item>
          </text:list>
        </text:list-item>
      </text:list>
      <text:section text:style-name="Sect1" text:name="Section31">
        <text:list text:continue-numbering="true" text:style-name="L120">
          <text:list-item>
            <text:list>
              <text:list-header>
                <text:p text:style-name="P319"><text:span text:style-name="Source_20_Text">import axios from 'axios';</text:span></text:p>
                <text:p text:style-name="P319"><text:span text:style-name="Source_20_Text">import { Note, NewNote } from "./types";</text:span></text:p>
                <text:p text:style-name="P319"/>
                <text:p text:style-name="P319"><text:span text:style-name="Source_20_Text">const baseUrl = 'http://localhost:3001/notes';</text:span></text:p>
                <text:p text:style-name="P319"/>
                <text:p text:style-name="P319"><text:span text:style-name="Source_20_Text">export const getAllNotes = () =&gt; {</text:span></text:p>
                <text:p text:style-name="P319"><text:span text:style-name="Source_20_Text"><text:s text:c="2"/>return axios.get&lt;Note[]&gt;(baseUrl).then(response =&gt; response.data);</text:span></text:p>
                <text:p text:style-name="P319"><text:span text:style-name="Source_20_Text">};</text:span></text:p>
                <text:p text:style-name="P319"><text:soft-page-break/></text:p>
                <text:p text:style-name="P319"><text:span text:style-name="Source_20_Text">export const createNote = (object: NewNote) =&gt; {</text:span></text:p>
                <text:p text:style-name="P319"><text:span text:style-name="Source_20_Text"><text:s text:c="2"/>return axios.post&lt;Note&gt;(baseUrl, object).then(response =&gt; response.data);</text:span></text:p>
                <text:p text:style-name="P319"><text:span text:style-name="Source_20_Text">};</text:span></text:p>
              </text:list-header>
            </text:list>
          </text:list-item>
        </text:list>
      </text:section>
      <text:p text:style-name="P126"/>
      <text:h text:style-name="P252" text:outline-level="3"><text:bookmark-start text:name="__RefHeading___Toc42027_3080396917"/>Interfaces vs. Types<text:bookmark-end text:name="__RefHeading___Toc42027_3080396917"/></text:h>
      <text:list text:style-name="L121">
        <text:list-item>
          <text:p text:style-name="P320">You can define an object type using either an <text:span text:style-name="Source_20_Text"><text:span text:style-name="T21">interface</text:span></text:span> or a <text:span text:style-name="Source_20_Text"><text:span text:style-name="T21">type</text:span></text:span><text:span text:style-name="T21"> alias</text:span>.</text:p>
          <text:list>
            <text:list-item>
              <text:p text:style-name="P320"><text:span text:style-name="T21">Interface:</text:span> <text:span text:style-name="Source_20_Text">interface Note { id: string; content: string; }</text:span></text:p>
            </text:list-item>
            <text:list-item>
              <text:p text:style-name="P320"><text:span text:style-name="T21">Type Alias:</text:span> <text:span text:style-name="Source_20_Text">type Note = { id: string; content: string; }</text:span></text:p>
            </text:list-item>
          </text:list>
        </text:list-item>
        <text:list-item>
          <text:p text:style-name="P320"><text:span text:style-name="T21">Key Difference:</text:span> Interfaces can be <text:span text:style-name="T21">merged</text:span> if you declare them with the same name multiple times, which is useful for library-like behavior. Types cannot.</text:p>
        </text:list-item>
        <text:list-item>
          <text:p text:style-name="P320"><text:span text:style-name="T21">Recommendation:</text:span> The official TypeScript documentation recommends using <text:span text:style-name="T21">interfaces</text:span> in most cases.</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ar ds-font-family-code" svg:font-family="'var ds-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5T17:11:29.518000000</meta:creation-date>
    <dc:date>2025-08-27T17:47:35.479588100</dc:date>
    <meta:editing-duration>PT9H40M54S</meta:editing-duration>
    <meta:editing-cycles>23</meta:editing-cycles>
    <meta:generator>LibreOffice/25.2.5.2$Windows_X86_64 LibreOffice_project/03d19516eb2e1dd5d4ccd751a0d6f35f35e08022</meta:generator>
    <meta:document-statistic meta:table-count="1" meta:image-count="0" meta:object-count="0" meta:page-count="201" meta:paragraph-count="6962" meta:word-count="46667" meta:character-count="326013" meta:non-whitespace-character-count="272344"/>
  </office:meta>
</office:document-meta>
</file>